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ummy 11_2 frequency" table:style-name="ta1">
        <table:shapes>
          <draw:frame draw:z-index="0" draw:style-name="gr1" draw:text-style-name="P1" svg:width="2193.96pt" svg:height="908.82pt" svg:x="1359.41pt" svg:y="529.06pt">
            <loext:p draw:notify-on-update-of-ranges="'dummy 11_2 frequency'.K30:'dummy 11_2 frequency'.K1029 'dummy 11_2 frequency'.L30:'dummy 11_2 frequency'.L10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leep 34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35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36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37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38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39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40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41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42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43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44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45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46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47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48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49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50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51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52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53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54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55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56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stop DMA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ter stop DMA -&gt; sleep 1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stop I2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p I2S -&gt; 1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nt data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<text:s/>d1</text:p>
          </table:table-cell>
          <table:table-cell office:value-type="string" calcext:value-type="string">
            <text:p><text:s/>d_1_32</text:p>
          </table:table-cell>
          <table:table-cell office:value-type="string" calcext:value-type="string">
            <text:p><text:s/>absolute</text:p>
          </table:table-cell>
          <table:table-cell office:value-type="string" calcext:value-type="string">
            <text:p><text:s/>absolute_32</text:p>
          </table:table-cell>
          <table:table-cell office:value-type="string" calcext:value-type="string">
            <text:p><text:s/>i2s_fft_buf[k]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office:value-type="float" office:value="1744062" calcext:value-type="float">
            <text:p>1744062</text:p>
          </table:table-cell>
          <table:table-cell office:value-type="float" office:value="2147483647.83647" calcext:value-type="float">
            <text:p>2147483647.8364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879.97668" calcext:value-type="float">
            <text:p>1879.97668</text:p>
          </table:table-cell>
          <table:table-cell office:value-type="float" office:value="123363792" calcext:value-type="float">
            <text:p>123363792</text:p>
          </table:table-cell>
          <table:table-cell office:value-type="float" office:value="1879.97668" calcext:value-type="float">
            <text:p>1879.97668</text:p>
          </table:table-cell>
          <table:table-cell table:number-columns-repeated="4"/>
          <table:table-cell office:value-type="float" office:value="32.032032032" calcext:value-type="float">
            <text:p>32.032032032</text:p>
          </table:table-cell>
          <table:table-cell office:value-type="float" office:value="1879.97668" calcext:value-type="float">
            <text:p>1879.97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568.44055" calcext:value-type="float">
            <text:p>1568.44055</text:p>
          </table:table-cell>
          <table:table-cell office:value-type="float" office:value="103245392" calcext:value-type="float">
            <text:p>103245392</text:p>
          </table:table-cell>
          <table:table-cell office:value-type="float" office:value="1568.44055" calcext:value-type="float">
            <text:p>1568.44055</text:p>
          </table:table-cell>
          <table:table-cell table:number-columns-repeated="4"/>
          <table:table-cell office:value-type="float" office:value="64.0640640641" calcext:value-type="float">
            <text:p>64.0640640641</text:p>
          </table:table-cell>
          <table:table-cell office:value-type="float" office:value="1568.44055" calcext:value-type="float">
            <text:p>1568.440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210.40966" calcext:value-type="float">
            <text:p>1210.40966</text:p>
          </table:table-cell>
          <table:table-cell office:value-type="float" office:value="79255864" calcext:value-type="float">
            <text:p>79255864</text:p>
          </table:table-cell>
          <table:table-cell office:value-type="float" office:value="1210.40966" calcext:value-type="float">
            <text:p>1210.40966</text:p>
          </table:table-cell>
          <table:table-cell table:number-columns-repeated="4"/>
          <table:table-cell office:value-type="float" office:value="96.0960960961" calcext:value-type="float">
            <text:p>96.0960960961</text:p>
          </table:table-cell>
          <table:table-cell office:value-type="float" office:value="1210.40966" calcext:value-type="float">
            <text:p>1210.40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590.65759" calcext:value-type="float">
            <text:p>1590.65759</text:p>
          </table:table-cell>
          <table:table-cell office:value-type="float" office:value="104607416" calcext:value-type="float">
            <text:p>104607416</text:p>
          </table:table-cell>
          <table:table-cell office:value-type="float" office:value="1590.65759" calcext:value-type="float">
            <text:p>1590.65759</text:p>
          </table:table-cell>
          <table:table-cell table:number-columns-repeated="4"/>
          <table:table-cell office:value-type="float" office:value="128.1281281281" calcext:value-type="float">
            <text:p>128.1281281281</text:p>
          </table:table-cell>
          <table:table-cell office:value-type="float" office:value="1590.65759" calcext:value-type="float">
            <text:p>1590.657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107.91345" calcext:value-type="float">
            <text:p>1107.91345</text:p>
          </table:table-cell>
          <table:table-cell office:value-type="float" office:value="72184648" calcext:value-type="float">
            <text:p>72184648</text:p>
          </table:table-cell>
          <table:table-cell office:value-type="float" office:value="1107.91345" calcext:value-type="float">
            <text:p>1107.91345</text:p>
          </table:table-cell>
          <table:table-cell table:number-columns-repeated="4"/>
          <table:table-cell office:value-type="float" office:value="160.1601601602" calcext:value-type="float">
            <text:p>160.1601601602</text:p>
          </table:table-cell>
          <table:table-cell office:value-type="float" office:value="1107.91345" calcext:value-type="float">
            <text:p>1107.91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569.64581" calcext:value-type="float">
            <text:p>569.64581</text:p>
          </table:table-cell>
          <table:table-cell office:value-type="float" office:value="37445432" calcext:value-type="float">
            <text:p>37445432</text:p>
          </table:table-cell>
          <table:table-cell office:value-type="float" office:value="569.64581" calcext:value-type="float">
            <text:p>569.64581</text:p>
          </table:table-cell>
          <table:table-cell table:number-columns-repeated="4"/>
          <table:table-cell office:value-type="float" office:value="192.1921921922" calcext:value-type="float">
            <text:p>192.1921921922</text:p>
          </table:table-cell>
          <table:table-cell office:value-type="float" office:value="569.64581" calcext:value-type="float">
            <text:p>569.645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9510.79882" calcext:value-type="float">
            <text:p>19510.79882</text:p>
          </table:table-cell>
          <table:table-cell office:value-type="float" office:value="1278333184" calcext:value-type="float">
            <text:p>1278333184</text:p>
          </table:table-cell>
          <table:table-cell office:value-type="float" office:value="19510.79882" calcext:value-type="float">
            <text:p>19510.79882</text:p>
          </table:table-cell>
          <table:table-cell table:number-columns-repeated="4"/>
          <table:table-cell office:value-type="float" office:value="224.2242242242" calcext:value-type="float">
            <text:p>224.2242242242</text:p>
          </table:table-cell>
          <table:table-cell office:value-type="float" office:value="19510.79882" calcext:value-type="float">
            <text:p>19510.79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5317.85888" calcext:value-type="float">
            <text:p>5317.85888</text:p>
          </table:table-cell>
          <table:table-cell office:value-type="float" office:value="348999456" calcext:value-type="float">
            <text:p>348999456</text:p>
          </table:table-cell>
          <table:table-cell office:value-type="float" office:value="5317.85888" calcext:value-type="float">
            <text:p>5317.85888</text:p>
          </table:table-cell>
          <table:table-cell table:number-columns-repeated="4"/>
          <table:table-cell office:value-type="float" office:value="256.2562562563" calcext:value-type="float">
            <text:p>256.2562562563</text:p>
          </table:table-cell>
          <table:table-cell office:value-type="float" office:value="5317.85888" calcext:value-type="float">
            <text:p>5317.858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813" calcext:value-type="float">
            <text:p>-1813</text:p>
          </table:table-cell>
          <table:table-cell office:value-type="float" office:value="-118816768" calcext:value-type="float">
            <text:p>-118816768</text:p>
          </table:table-cell>
          <table:table-cell office:value-type="float" office:value="4527.5913" calcext:value-type="float">
            <text:p>4527.5913</text:p>
          </table:table-cell>
          <table:table-cell office:value-type="float" office:value="296323744" calcext:value-type="float">
            <text:p>296323744</text:p>
          </table:table-cell>
          <table:table-cell office:value-type="float" office:value="4527.5913" calcext:value-type="float">
            <text:p>4527.5913</text:p>
          </table:table-cell>
          <table:table-cell table:number-columns-repeated="4"/>
          <table:table-cell office:value-type="float" office:value="288.2882882883" calcext:value-type="float">
            <text:p>288.2882882883</text:p>
          </table:table-cell>
          <table:table-cell office:value-type="float" office:value="4527.5913" calcext:value-type="float">
            <text:p>4527.59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4631.17041" calcext:value-type="float">
            <text:p>4631.17041</text:p>
          </table:table-cell>
          <table:table-cell office:value-type="float" office:value="303388640" calcext:value-type="float">
            <text:p>303388640</text:p>
          </table:table-cell>
          <table:table-cell office:value-type="float" office:value="4631.17041" calcext:value-type="float">
            <text:p>4631.17041</text:p>
          </table:table-cell>
          <table:table-cell table:number-columns-repeated="4"/>
          <table:table-cell office:value-type="float" office:value="320.3203203203" calcext:value-type="float">
            <text:p>320.3203203203</text:p>
          </table:table-cell>
          <table:table-cell office:value-type="float" office:value="4631.17041" calcext:value-type="float">
            <text:p>4631.170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5329.37841" calcext:value-type="float">
            <text:p>5329.37841</text:p>
          </table:table-cell>
          <table:table-cell office:value-type="float" office:value="348931712" calcext:value-type="float">
            <text:p>348931712</text:p>
          </table:table-cell>
          <table:table-cell office:value-type="float" office:value="5329.37841" calcext:value-type="float">
            <text:p>5329.37841</text:p>
          </table:table-cell>
          <table:table-cell table:number-columns-repeated="4"/>
          <table:table-cell office:value-type="float" office:value="352.3523523524" calcext:value-type="float">
            <text:p>352.3523523524</text:p>
          </table:table-cell>
          <table:table-cell office:value-type="float" office:value="5329.37841" calcext:value-type="float">
            <text:p>5329.378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7159.9331" calcext:value-type="float">
            <text:p>7159.9331</text:p>
          </table:table-cell>
          <table:table-cell office:value-type="float" office:value="469450432" calcext:value-type="float">
            <text:p>469450432</text:p>
          </table:table-cell>
          <table:table-cell office:value-type="float" office:value="7159.9331" calcext:value-type="float">
            <text:p>7159.9331</text:p>
          </table:table-cell>
          <table:table-cell table:number-columns-repeated="4"/>
          <table:table-cell office:value-type="float" office:value="384.3843843844" calcext:value-type="float">
            <text:p>384.3843843844</text:p>
          </table:table-cell>
          <table:table-cell office:value-type="float" office:value="7159.9331" calcext:value-type="float">
            <text:p>7159.93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818" calcext:value-type="float">
            <text:p>-1818</text:p>
          </table:table-cell>
          <table:table-cell office:value-type="float" office:value="-119144448" calcext:value-type="float">
            <text:p>-119144448</text:p>
          </table:table-cell>
          <table:table-cell office:value-type="float" office:value="15188.98144" calcext:value-type="float">
            <text:p>15188.98144</text:p>
          </table:table-cell>
          <table:table-cell office:value-type="float" office:value="995586816" calcext:value-type="float">
            <text:p>995586816</text:p>
          </table:table-cell>
          <table:table-cell office:value-type="float" office:value="15188.98144" calcext:value-type="float">
            <text:p>15188.98144</text:p>
          </table:table-cell>
          <table:table-cell table:number-columns-repeated="4"/>
          <table:table-cell office:value-type="float" office:value="416.4164164164" calcext:value-type="float">
            <text:p>416.4164164164</text:p>
          </table:table-cell>
          <table:table-cell office:value-type="float" office:value="15188.98144" calcext:value-type="float">
            <text:p>15188.981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818" calcext:value-type="float">
            <text:p>-1818</text:p>
          </table:table-cell>
          <table:table-cell office:value-type="float" office:value="-119144448" calcext:value-type="float">
            <text:p>-119144448</text:p>
          </table:table-cell>
          <table:table-cell office:value-type="float" office:value="27611.12304" calcext:value-type="float">
            <text:p>27611.12304</text:p>
          </table:table-cell>
          <table:table-cell office:value-type="float" office:value="1809197952" calcext:value-type="float">
            <text:p>1809197952</text:p>
          </table:table-cell>
          <table:table-cell office:value-type="float" office:value="27611.12304" calcext:value-type="float">
            <text:p>27611.12304</text:p>
          </table:table-cell>
          <table:table-cell table:number-columns-repeated="4"/>
          <table:table-cell office:value-type="float" office:value="448.4484484484" calcext:value-type="float">
            <text:p>448.4484484484</text:p>
          </table:table-cell>
          <table:table-cell office:value-type="float" office:value="27611.12304" calcext:value-type="float">
            <text:p>27611.12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6118.33105" calcext:value-type="float">
            <text:p>6118.33105</text:p>
          </table:table-cell>
          <table:table-cell office:value-type="float" office:value="400590368" calcext:value-type="float">
            <text:p>400590368</text:p>
          </table:table-cell>
          <table:table-cell office:value-type="float" office:value="6118.33105" calcext:value-type="float">
            <text:p>6118.33105</text:p>
          </table:table-cell>
          <table:table-cell table:number-columns-repeated="4"/>
          <table:table-cell office:value-type="float" office:value="480.4804804805" calcext:value-type="float">
            <text:p>480.4804804805</text:p>
          </table:table-cell>
          <table:table-cell office:value-type="float" office:value="6118.33105" calcext:value-type="float">
            <text:p>6118.331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816" calcext:value-type="float">
            <text:p>-1816</text:p>
          </table:table-cell>
          <table:table-cell office:value-type="float" office:value="-119013376" calcext:value-type="float">
            <text:p>-119013376</text:p>
          </table:table-cell>
          <table:table-cell office:value-type="float" office:value="3455.46752" calcext:value-type="float">
            <text:p>3455.46752</text:p>
          </table:table-cell>
          <table:table-cell office:value-type="float" office:value="226129536" calcext:value-type="float">
            <text:p>226129536</text:p>
          </table:table-cell>
          <table:table-cell office:value-type="float" office:value="3455.46752" calcext:value-type="float">
            <text:p>3455.46752</text:p>
          </table:table-cell>
          <table:table-cell table:number-columns-repeated="4"/>
          <table:table-cell office:value-type="float" office:value="512.5125125125" calcext:value-type="float">
            <text:p>512.5125125125</text:p>
          </table:table-cell>
          <table:table-cell office:value-type="float" office:value="3455.46752" calcext:value-type="float">
            <text:p>3455.46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813" calcext:value-type="float">
            <text:p>-1813</text:p>
          </table:table-cell>
          <table:table-cell office:value-type="float" office:value="-118816768" calcext:value-type="float">
            <text:p>-118816768</text:p>
          </table:table-cell>
          <table:table-cell office:value-type="float" office:value="2548.67114" calcext:value-type="float">
            <text:p>2548.67114</text:p>
          </table:table-cell>
          <table:table-cell office:value-type="float" office:value="167167296" calcext:value-type="float">
            <text:p>167167296</text:p>
          </table:table-cell>
          <table:table-cell office:value-type="float" office:value="2548.67114" calcext:value-type="float">
            <text:p>2548.67114</text:p>
          </table:table-cell>
          <table:table-cell table:number-columns-repeated="4"/>
          <table:table-cell office:value-type="float" office:value="544.5445445445" calcext:value-type="float">
            <text:p>544.5445445445</text:p>
          </table:table-cell>
          <table:table-cell office:value-type="float" office:value="2548.67114" calcext:value-type="float">
            <text:p>2548.671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2297.43481" calcext:value-type="float">
            <text:p>2297.43481</text:p>
          </table:table-cell>
          <table:table-cell office:value-type="float" office:value="150658080" calcext:value-type="float">
            <text:p>150658080</text:p>
          </table:table-cell>
          <table:table-cell office:value-type="float" office:value="2297.43481" calcext:value-type="float">
            <text:p>2297.43481</text:p>
          </table:table-cell>
          <table:table-cell table:number-columns-repeated="4"/>
          <table:table-cell office:value-type="float" office:value="576.5765765766" calcext:value-type="float">
            <text:p>576.5765765766</text:p>
          </table:table-cell>
          <table:table-cell office:value-type="float" office:value="2297.43481" calcext:value-type="float">
            <text:p>2297.434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2328.98315" calcext:value-type="float">
            <text:p>2328.98315</text:p>
          </table:table-cell>
          <table:table-cell office:value-type="float" office:value="152961648" calcext:value-type="float">
            <text:p>152961648</text:p>
          </table:table-cell>
          <table:table-cell office:value-type="float" office:value="2328.98315" calcext:value-type="float">
            <text:p>2328.98315</text:p>
          </table:table-cell>
          <table:table-cell table:number-columns-repeated="4"/>
          <table:table-cell office:value-type="float" office:value="608.6086086086" calcext:value-type="float">
            <text:p>608.6086086086</text:p>
          </table:table-cell>
          <table:table-cell office:value-type="float" office:value="2328.98315" calcext:value-type="float">
            <text:p>2328.983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3384.19677" calcext:value-type="float">
            <text:p>3384.19677</text:p>
          </table:table-cell>
          <table:table-cell office:value-type="float" office:value="221974192" calcext:value-type="float">
            <text:p>221974192</text:p>
          </table:table-cell>
          <table:table-cell office:value-type="float" office:value="3384.19677" calcext:value-type="float">
            <text:p>3384.19677</text:p>
          </table:table-cell>
          <table:table-cell table:number-columns-repeated="4"/>
          <table:table-cell office:value-type="float" office:value="640.6406406406" calcext:value-type="float">
            <text:p>640.6406406406</text:p>
          </table:table-cell>
          <table:table-cell office:value-type="float" office:value="3384.19677" calcext:value-type="float">
            <text:p>3384.1967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364.49832" calcext:value-type="float">
            <text:p>364.49832</text:p>
          </table:table-cell>
          <table:table-cell office:value-type="float" office:value="23872364" calcext:value-type="float">
            <text:p>23872364</text:p>
          </table:table-cell>
          <table:table-cell office:value-type="float" office:value="364.49832" calcext:value-type="float">
            <text:p>364.49832</text:p>
          </table:table-cell>
          <table:table-cell table:number-columns-repeated="4"/>
          <table:table-cell office:value-type="float" office:value="672.6726726727" calcext:value-type="float">
            <text:p>672.6726726727</text:p>
          </table:table-cell>
          <table:table-cell office:value-type="float" office:value="364.49832" calcext:value-type="float">
            <text:p>364.498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868.28442" calcext:value-type="float">
            <text:p>868.28442</text:p>
          </table:table-cell>
          <table:table-cell office:value-type="float" office:value="58067716" calcext:value-type="float">
            <text:p>58067716</text:p>
          </table:table-cell>
          <table:table-cell office:value-type="float" office:value="868.28442" calcext:value-type="float">
            <text:p>868.28442</text:p>
          </table:table-cell>
          <table:table-cell table:number-columns-repeated="4"/>
          <table:table-cell office:value-type="float" office:value="704.7047047047" calcext:value-type="float">
            <text:p>704.7047047047</text:p>
          </table:table-cell>
          <table:table-cell office:value-type="float" office:value="868.28442" calcext:value-type="float">
            <text:p>868.284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117.3341" calcext:value-type="float">
            <text:p>1117.3341</text:p>
          </table:table-cell>
          <table:table-cell office:value-type="float" office:value="73001624" calcext:value-type="float">
            <text:p>73001624</text:p>
          </table:table-cell>
          <table:table-cell office:value-type="float" office:value="1117.3341" calcext:value-type="float">
            <text:p>1117.3341</text:p>
          </table:table-cell>
          <table:table-cell table:number-columns-repeated="4"/>
          <table:table-cell office:value-type="float" office:value="736.7367367367" calcext:value-type="float">
            <text:p>736.7367367367</text:p>
          </table:table-cell>
          <table:table-cell office:value-type="float" office:value="1117.3341" calcext:value-type="float">
            <text:p>1117.33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777" calcext:value-type="float">
            <text:p>-1777</text:p>
          </table:table-cell>
          <table:table-cell office:value-type="float" office:value="-116457472" calcext:value-type="float">
            <text:p>-116457472</text:p>
          </table:table-cell>
          <table:table-cell office:value-type="float" office:value="1378.90881" calcext:value-type="float">
            <text:p>1378.90881</text:p>
          </table:table-cell>
          <table:table-cell office:value-type="float" office:value="90464872" calcext:value-type="float">
            <text:p>90464872</text:p>
          </table:table-cell>
          <table:table-cell office:value-type="float" office:value="1378.90881" calcext:value-type="float">
            <text:p>1378.90881</text:p>
          </table:table-cell>
          <table:table-cell table:number-columns-repeated="4"/>
          <table:table-cell office:value-type="float" office:value="768.7687687688" calcext:value-type="float">
            <text:p>768.7687687688</text:p>
          </table:table-cell>
          <table:table-cell office:value-type="float" office:value="1378.90881" calcext:value-type="float">
            <text:p>1378.908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338.93542" calcext:value-type="float">
            <text:p>1338.93542</text:p>
          </table:table-cell>
          <table:table-cell office:value-type="float" office:value="87060072" calcext:value-type="float">
            <text:p>87060072</text:p>
          </table:table-cell>
          <table:table-cell office:value-type="float" office:value="1338.93542" calcext:value-type="float">
            <text:p>1338.93542</text:p>
          </table:table-cell>
          <table:table-cell table:number-columns-repeated="4"/>
          <table:table-cell office:value-type="float" office:value="800.8008008008" calcext:value-type="float">
            <text:p>800.8008008008</text:p>
          </table:table-cell>
          <table:table-cell office:value-type="float" office:value="1338.93542" calcext:value-type="float">
            <text:p>1338.935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226.92358" calcext:value-type="float">
            <text:p>1226.92358</text:p>
          </table:table-cell>
          <table:table-cell office:value-type="float" office:value="80567584" calcext:value-type="float">
            <text:p>80567584</text:p>
          </table:table-cell>
          <table:table-cell office:value-type="float" office:value="1226.92358" calcext:value-type="float">
            <text:p>1226.92358</text:p>
          </table:table-cell>
          <table:table-cell table:number-columns-repeated="4"/>
          <table:table-cell office:value-type="float" office:value="832.8328328328" calcext:value-type="float">
            <text:p>832.8328328328</text:p>
          </table:table-cell>
          <table:table-cell office:value-type="float" office:value="1226.92358" calcext:value-type="float">
            <text:p>1226.923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755" calcext:value-type="float">
            <text:p>-1755</text:p>
          </table:table-cell>
          <table:table-cell office:value-type="float" office:value="-115015680" calcext:value-type="float">
            <text:p>-115015680</text:p>
          </table:table-cell>
          <table:table-cell office:value-type="float" office:value="614.56927" calcext:value-type="float">
            <text:p>614.56927</text:p>
          </table:table-cell>
          <table:table-cell office:value-type="float" office:value="40056312" calcext:value-type="float">
            <text:p>40056312</text:p>
          </table:table-cell>
          <table:table-cell office:value-type="float" office:value="614.56927" calcext:value-type="float">
            <text:p>614.56927</text:p>
          </table:table-cell>
          <table:table-cell table:number-columns-repeated="4"/>
          <table:table-cell office:value-type="float" office:value="864.8648648649" calcext:value-type="float">
            <text:p>864.8648648649</text:p>
          </table:table-cell>
          <table:table-cell office:value-type="float" office:value="614.56927" calcext:value-type="float">
            <text:p>614.569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2121.34277" calcext:value-type="float">
            <text:p>2121.34277</text:p>
          </table:table-cell>
          <table:table-cell office:value-type="float" office:value="139595808" calcext:value-type="float">
            <text:p>139595808</text:p>
          </table:table-cell>
          <table:table-cell office:value-type="float" office:value="2121.34277" calcext:value-type="float">
            <text:p>2121.34277</text:p>
          </table:table-cell>
          <table:table-cell table:number-columns-repeated="4"/>
          <table:table-cell office:value-type="float" office:value="896.8968968969" calcext:value-type="float">
            <text:p>896.8968968969</text:p>
          </table:table-cell>
          <table:table-cell office:value-type="float" office:value="2121.34277" calcext:value-type="float">
            <text:p>2121.342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833.02258" calcext:value-type="float">
            <text:p>1833.02258</text:p>
          </table:table-cell>
          <table:table-cell office:value-type="float" office:value="119777632" calcext:value-type="float">
            <text:p>119777632</text:p>
          </table:table-cell>
          <table:table-cell office:value-type="float" office:value="1833.02258" calcext:value-type="float">
            <text:p>1833.02258</text:p>
          </table:table-cell>
          <table:table-cell table:number-columns-repeated="4"/>
          <table:table-cell office:value-type="float" office:value="928.9289289289" calcext:value-type="float">
            <text:p>928.9289289289</text:p>
          </table:table-cell>
          <table:table-cell office:value-type="float" office:value="1833.02258" calcext:value-type="float">
            <text:p>1833.022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734" calcext:value-type="float">
            <text:p>-1734</text:p>
          </table:table-cell>
          <table:table-cell office:value-type="float" office:value="-113639424" calcext:value-type="float">
            <text:p>-113639424</text:p>
          </table:table-cell>
          <table:table-cell office:value-type="float" office:value="1824.56713" calcext:value-type="float">
            <text:p>1824.56713</text:p>
          </table:table-cell>
          <table:table-cell office:value-type="float" office:value="120082512" calcext:value-type="float">
            <text:p>120082512</text:p>
          </table:table-cell>
          <table:table-cell office:value-type="float" office:value="1824.56713" calcext:value-type="float">
            <text:p>1824.56713</text:p>
          </table:table-cell>
          <table:table-cell table:number-columns-repeated="4"/>
          <table:table-cell office:value-type="float" office:value="960.960960961" calcext:value-type="float">
            <text:p>960.960960961</text:p>
          </table:table-cell>
          <table:table-cell office:value-type="float" office:value="1824.56713" calcext:value-type="float">
            <text:p>1824.567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684.76135" calcext:value-type="float">
            <text:p>1684.76135</text:p>
          </table:table-cell>
          <table:table-cell office:value-type="float" office:value="110386720" calcext:value-type="float">
            <text:p>110386720</text:p>
          </table:table-cell>
          <table:table-cell office:value-type="float" office:value="1684.76135" calcext:value-type="float">
            <text:p>1684.76135</text:p>
          </table:table-cell>
          <table:table-cell table:number-columns-repeated="4"/>
          <table:table-cell office:value-type="float" office:value="992.992992993" calcext:value-type="float">
            <text:p>992.992992993</text:p>
          </table:table-cell>
          <table:table-cell office:value-type="float" office:value="1684.76135" calcext:value-type="float">
            <text:p>1684.761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05.41833" calcext:value-type="float">
            <text:p>1705.41833</text:p>
          </table:table-cell>
          <table:table-cell office:value-type="float" office:value="112009864" calcext:value-type="float">
            <text:p>112009864</text:p>
          </table:table-cell>
          <table:table-cell office:value-type="float" office:value="1705.41833" calcext:value-type="float">
            <text:p>1705.41833</text:p>
          </table:table-cell>
          <table:table-cell table:number-columns-repeated="4"/>
          <table:table-cell office:value-type="float" office:value="1025.025025025" calcext:value-type="float">
            <text:p>1025.025025025</text:p>
          </table:table-cell>
          <table:table-cell office:value-type="float" office:value="1705.41833" calcext:value-type="float">
            <text:p>1705.418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20.92858" calcext:value-type="float">
            <text:p>1720.92858</text:p>
          </table:table-cell>
          <table:table-cell office:value-type="float" office:value="112165168" calcext:value-type="float">
            <text:p>112165168</text:p>
          </table:table-cell>
          <table:table-cell office:value-type="float" office:value="1720.92858" calcext:value-type="float">
            <text:p>1720.92858</text:p>
          </table:table-cell>
          <table:table-cell table:number-columns-repeated="4"/>
          <table:table-cell office:value-type="float" office:value="1057.0570570571" calcext:value-type="float">
            <text:p>1057.0570570571</text:p>
          </table:table-cell>
          <table:table-cell office:value-type="float" office:value="1720.92858" calcext:value-type="float">
            <text:p>1720.928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03" calcext:value-type="float">
            <text:p>-1703</text:p>
          </table:table-cell>
          <table:table-cell office:value-type="float" office:value="-111607808" calcext:value-type="float">
            <text:p>-111607808</text:p>
          </table:table-cell>
          <table:table-cell office:value-type="float" office:value="1771.76708" calcext:value-type="float">
            <text:p>1771.76708</text:p>
          </table:table-cell>
          <table:table-cell office:value-type="float" office:value="115582408" calcext:value-type="float">
            <text:p>115582408</text:p>
          </table:table-cell>
          <table:table-cell office:value-type="float" office:value="1771.76708" calcext:value-type="float">
            <text:p>1771.76708</text:p>
          </table:table-cell>
          <table:table-cell table:number-columns-repeated="4"/>
          <table:table-cell office:value-type="float" office:value="1089.0890890891" calcext:value-type="float">
            <text:p>1089.0890890891</text:p>
          </table:table-cell>
          <table:table-cell office:value-type="float" office:value="1771.76708" calcext:value-type="float">
            <text:p>1771.767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95" calcext:value-type="float">
            <text:p>-1695</text:p>
          </table:table-cell>
          <table:table-cell office:value-type="float" office:value="-111083520" calcext:value-type="float">
            <text:p>-111083520</text:p>
          </table:table-cell>
          <table:table-cell office:value-type="float" office:value="1656.70886" calcext:value-type="float">
            <text:p>1656.70886</text:p>
          </table:table-cell>
          <table:table-cell office:value-type="float" office:value="108231416" calcext:value-type="float">
            <text:p>108231416</text:p>
          </table:table-cell>
          <table:table-cell office:value-type="float" office:value="1656.70886" calcext:value-type="float">
            <text:p>1656.70886</text:p>
          </table:table-cell>
          <table:table-cell table:number-columns-repeated="4"/>
          <table:table-cell office:value-type="float" office:value="1121.1211211211" calcext:value-type="float">
            <text:p>1121.1211211211</text:p>
          </table:table-cell>
          <table:table-cell office:value-type="float" office:value="1656.70886" calcext:value-type="float">
            <text:p>1656.708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687" calcext:value-type="float">
            <text:p>-1687</text:p>
          </table:table-cell>
          <table:table-cell office:value-type="float" office:value="-110559232" calcext:value-type="float">
            <text:p>-110559232</text:p>
          </table:table-cell>
          <table:table-cell office:value-type="float" office:value="1693.31835" calcext:value-type="float">
            <text:p>1693.31835</text:p>
          </table:table-cell>
          <table:table-cell office:value-type="float" office:value="111690392" calcext:value-type="float">
            <text:p>111690392</text:p>
          </table:table-cell>
          <table:table-cell office:value-type="float" office:value="1693.31835" calcext:value-type="float">
            <text:p>1693.31835</text:p>
          </table:table-cell>
          <table:table-cell table:number-columns-repeated="4"/>
          <table:table-cell office:value-type="float" office:value="1153.1531531532" calcext:value-type="float">
            <text:p>1153.1531531532</text:p>
          </table:table-cell>
          <table:table-cell office:value-type="float" office:value="1693.31835" calcext:value-type="float">
            <text:p>1693.318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79" calcext:value-type="float">
            <text:p>-1679</text:p>
          </table:table-cell>
          <table:table-cell office:value-type="float" office:value="-110034944" calcext:value-type="float">
            <text:p>-110034944</text:p>
          </table:table-cell>
          <table:table-cell office:value-type="float" office:value="1666.82202" calcext:value-type="float">
            <text:p>1666.82202</text:p>
          </table:table-cell>
          <table:table-cell office:value-type="float" office:value="109664192" calcext:value-type="float">
            <text:p>109664192</text:p>
          </table:table-cell>
          <table:table-cell office:value-type="float" office:value="1666.82202" calcext:value-type="float">
            <text:p>1666.82202</text:p>
          </table:table-cell>
          <table:table-cell table:number-columns-repeated="4"/>
          <table:table-cell office:value-type="float" office:value="1185.1851851852" calcext:value-type="float">
            <text:p>1185.1851851852</text:p>
          </table:table-cell>
          <table:table-cell office:value-type="float" office:value="1666.82202" calcext:value-type="float">
            <text:p>1666.822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672" calcext:value-type="float">
            <text:p>-1672</text:p>
          </table:table-cell>
          <table:table-cell office:value-type="float" office:value="-109576192" calcext:value-type="float">
            <text:p>-109576192</text:p>
          </table:table-cell>
          <table:table-cell office:value-type="float" office:value="2102.46533" calcext:value-type="float">
            <text:p>2102.46533</text:p>
          </table:table-cell>
          <table:table-cell office:value-type="float" office:value="137831760" calcext:value-type="float">
            <text:p>137831760</text:p>
          </table:table-cell>
          <table:table-cell office:value-type="float" office:value="2102.46533" calcext:value-type="float">
            <text:p>2102.46533</text:p>
          </table:table-cell>
          <table:table-cell table:number-columns-repeated="4"/>
          <table:table-cell office:value-type="float" office:value="1217.2172172172" calcext:value-type="float">
            <text:p>1217.2172172172</text:p>
          </table:table-cell>
          <table:table-cell office:value-type="float" office:value="2102.46533" calcext:value-type="float">
            <text:p>2102.465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66" calcext:value-type="float">
            <text:p>-1666</text:p>
          </table:table-cell>
          <table:table-cell office:value-type="float" office:value="-109182976" calcext:value-type="float">
            <text:p>-109182976</text:p>
          </table:table-cell>
          <table:table-cell office:value-type="float" office:value="1686.49621" calcext:value-type="float">
            <text:p>1686.49621</text:p>
          </table:table-cell>
          <table:table-cell office:value-type="float" office:value="110135888" calcext:value-type="float">
            <text:p>110135888</text:p>
          </table:table-cell>
          <table:table-cell office:value-type="float" office:value="1686.49621" calcext:value-type="float">
            <text:p>1686.49621</text:p>
          </table:table-cell>
          <table:table-cell table:number-columns-repeated="4"/>
          <table:table-cell office:value-type="float" office:value="1249.2492492493" calcext:value-type="float">
            <text:p>1249.2492492493</text:p>
          </table:table-cell>
          <table:table-cell office:value-type="float" office:value="1686.49621" calcext:value-type="float">
            <text:p>1686.496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60" calcext:value-type="float">
            <text:p>-1660</text:p>
          </table:table-cell>
          <table:table-cell office:value-type="float" office:value="-108789760" calcext:value-type="float">
            <text:p>-108789760</text:p>
          </table:table-cell>
          <table:table-cell office:value-type="float" office:value="1709.07543" calcext:value-type="float">
            <text:p>1709.07543</text:p>
          </table:table-cell>
          <table:table-cell office:value-type="float" office:value="112045712" calcext:value-type="float">
            <text:p>112045712</text:p>
          </table:table-cell>
          <table:table-cell office:value-type="float" office:value="1709.07543" calcext:value-type="float">
            <text:p>1709.07543</text:p>
          </table:table-cell>
          <table:table-cell table:number-columns-repeated="4"/>
          <table:table-cell office:value-type="float" office:value="1281.2812812813" calcext:value-type="float">
            <text:p>1281.2812812813</text:p>
          </table:table-cell>
          <table:table-cell office:value-type="float" office:value="1709.07543" calcext:value-type="float">
            <text:p>1709.075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54" calcext:value-type="float">
            <text:p>-1654</text:p>
          </table:table-cell>
          <table:table-cell office:value-type="float" office:value="-108396544" calcext:value-type="float">
            <text:p>-108396544</text:p>
          </table:table-cell>
          <table:table-cell office:value-type="float" office:value="1294.234" calcext:value-type="float">
            <text:p>1294.234</text:p>
          </table:table-cell>
          <table:table-cell office:value-type="float" office:value="84788744" calcext:value-type="float">
            <text:p>84788744</text:p>
          </table:table-cell>
          <table:table-cell office:value-type="float" office:value="1294.234" calcext:value-type="float">
            <text:p>1294.234</text:p>
          </table:table-cell>
          <table:table-cell table:number-columns-repeated="4"/>
          <table:table-cell office:value-type="float" office:value="1313.3133133133" calcext:value-type="float">
            <text:p>1313.3133133133</text:p>
          </table:table-cell>
          <table:table-cell office:value-type="float" office:value="1294.234" calcext:value-type="float">
            <text:p>1294.2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50" calcext:value-type="float">
            <text:p>-1650</text:p>
          </table:table-cell>
          <table:table-cell office:value-type="float" office:value="-108134400" calcext:value-type="float">
            <text:p>-108134400</text:p>
          </table:table-cell>
          <table:table-cell office:value-type="float" office:value="1701.26354" calcext:value-type="float">
            <text:p>1701.26354</text:p>
          </table:table-cell>
          <table:table-cell office:value-type="float" office:value="111387920" calcext:value-type="float">
            <text:p>111387920</text:p>
          </table:table-cell>
          <table:table-cell office:value-type="float" office:value="1701.26354" calcext:value-type="float">
            <text:p>1701.26354</text:p>
          </table:table-cell>
          <table:table-cell table:number-columns-repeated="4"/>
          <table:table-cell office:value-type="float" office:value="1345.3453453454" calcext:value-type="float">
            <text:p>1345.3453453454</text:p>
          </table:table-cell>
          <table:table-cell office:value-type="float" office:value="1701.26354" calcext:value-type="float">
            <text:p>1701.263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46" calcext:value-type="float">
            <text:p>-1646</text:p>
          </table:table-cell>
          <table:table-cell office:value-type="float" office:value="-107872256" calcext:value-type="float">
            <text:p>-107872256</text:p>
          </table:table-cell>
          <table:table-cell office:value-type="float" office:value="1744.57165" calcext:value-type="float">
            <text:p>1744.57165</text:p>
          </table:table-cell>
          <table:table-cell office:value-type="float" office:value="113863328" calcext:value-type="float">
            <text:p>113863328</text:p>
          </table:table-cell>
          <table:table-cell office:value-type="float" office:value="1744.57165" calcext:value-type="float">
            <text:p>1744.57165</text:p>
          </table:table-cell>
          <table:table-cell table:number-columns-repeated="4"/>
          <table:table-cell office:value-type="float" office:value="1377.3773773774" calcext:value-type="float">
            <text:p>1377.3773773774</text:p>
          </table:table-cell>
          <table:table-cell office:value-type="float" office:value="1744.57165" calcext:value-type="float">
            <text:p>1744.571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42" calcext:value-type="float">
            <text:p>-1642</text:p>
          </table:table-cell>
          <table:table-cell office:value-type="float" office:value="-107610112" calcext:value-type="float">
            <text:p>-107610112</text:p>
          </table:table-cell>
          <table:table-cell office:value-type="float" office:value="1704.81579" calcext:value-type="float">
            <text:p>1704.81579</text:p>
          </table:table-cell>
          <table:table-cell office:value-type="float" office:value="111225096" calcext:value-type="float">
            <text:p>111225096</text:p>
          </table:table-cell>
          <table:table-cell office:value-type="float" office:value="1704.81579" calcext:value-type="float">
            <text:p>1704.81579</text:p>
          </table:table-cell>
          <table:table-cell table:number-columns-repeated="4"/>
          <table:table-cell office:value-type="float" office:value="1409.4094094094" calcext:value-type="float">
            <text:p>1409.4094094094</text:p>
          </table:table-cell>
          <table:table-cell office:value-type="float" office:value="1704.81579" calcext:value-type="float">
            <text:p>1704.815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725.83959" calcext:value-type="float">
            <text:p>1725.83959</text:p>
          </table:table-cell>
          <table:table-cell office:value-type="float" office:value="113215640" calcext:value-type="float">
            <text:p>113215640</text:p>
          </table:table-cell>
          <table:table-cell office:value-type="float" office:value="1725.83959" calcext:value-type="float">
            <text:p>1725.83959</text:p>
          </table:table-cell>
          <table:table-cell table:number-columns-repeated="4"/>
          <table:table-cell office:value-type="float" office:value="1441.4414414415" calcext:value-type="float">
            <text:p>1441.4414414415</text:p>
          </table:table-cell>
          <table:table-cell office:value-type="float" office:value="1725.83959" calcext:value-type="float">
            <text:p>1725.839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06.49743" calcext:value-type="float">
            <text:p>1706.49743</text:p>
          </table:table-cell>
          <table:table-cell office:value-type="float" office:value="112137624" calcext:value-type="float">
            <text:p>112137624</text:p>
          </table:table-cell>
          <table:table-cell office:value-type="float" office:value="1706.49743" calcext:value-type="float">
            <text:p>1706.49743</text:p>
          </table:table-cell>
          <table:table-cell table:number-columns-repeated="4"/>
          <table:table-cell office:value-type="float" office:value="1473.4734734735" calcext:value-type="float">
            <text:p>1473.4734734735</text:p>
          </table:table-cell>
          <table:table-cell office:value-type="float" office:value="1706.49743" calcext:value-type="float">
            <text:p>1706.497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695.60498" calcext:value-type="float">
            <text:p>1695.60498</text:p>
          </table:table-cell>
          <table:table-cell office:value-type="float" office:value="110895192" calcext:value-type="float">
            <text:p>110895192</text:p>
          </table:table-cell>
          <table:table-cell office:value-type="float" office:value="1695.60498" calcext:value-type="float">
            <text:p>1695.60498</text:p>
          </table:table-cell>
          <table:table-cell table:number-columns-repeated="4"/>
          <table:table-cell office:value-type="float" office:value="1505.5055055055" calcext:value-type="float">
            <text:p>1505.5055055055</text:p>
          </table:table-cell>
          <table:table-cell office:value-type="float" office:value="1695.60498" calcext:value-type="float">
            <text:p>1695.604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624.09191" calcext:value-type="float">
            <text:p>1624.09191</text:p>
          </table:table-cell>
          <table:table-cell office:value-type="float" office:value="106047600" calcext:value-type="float">
            <text:p>106047600</text:p>
          </table:table-cell>
          <table:table-cell office:value-type="float" office:value="1624.09191" calcext:value-type="float">
            <text:p>1624.09191</text:p>
          </table:table-cell>
          <table:table-cell table:number-columns-repeated="4"/>
          <table:table-cell office:value-type="float" office:value="1537.5375375375" calcext:value-type="float">
            <text:p>1537.5375375375</text:p>
          </table:table-cell>
          <table:table-cell office:value-type="float" office:value="1624.09191" calcext:value-type="float">
            <text:p>1624.091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31" calcext:value-type="float">
            <text:p>-1631</text:p>
          </table:table-cell>
          <table:table-cell office:value-type="float" office:value="-106889216" calcext:value-type="float">
            <text:p>-106889216</text:p>
          </table:table-cell>
          <table:table-cell office:value-type="float" office:value="1674.30004" calcext:value-type="float">
            <text:p>1674.30004</text:p>
          </table:table-cell>
          <table:table-cell office:value-type="float" office:value="109992672" calcext:value-type="float">
            <text:p>109992672</text:p>
          </table:table-cell>
          <table:table-cell office:value-type="float" office:value="1674.30004" calcext:value-type="float">
            <text:p>1674.30004</text:p>
          </table:table-cell>
          <table:table-cell table:number-columns-repeated="4"/>
          <table:table-cell office:value-type="float" office:value="1569.5695695696" calcext:value-type="float">
            <text:p>1569.5695695696</text:p>
          </table:table-cell>
          <table:table-cell office:value-type="float" office:value="1674.30004" calcext:value-type="float">
            <text:p>1674.300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31" calcext:value-type="float">
            <text:p>-1631</text:p>
          </table:table-cell>
          <table:table-cell office:value-type="float" office:value="-106889216" calcext:value-type="float">
            <text:p>-106889216</text:p>
          </table:table-cell>
          <table:table-cell office:value-type="float" office:value="1729.02001" calcext:value-type="float">
            <text:p>1729.02001</text:p>
          </table:table-cell>
          <table:table-cell office:value-type="float" office:value="113111096" calcext:value-type="float">
            <text:p>113111096</text:p>
          </table:table-cell>
          <table:table-cell office:value-type="float" office:value="1729.02001" calcext:value-type="float">
            <text:p>1729.02001</text:p>
          </table:table-cell>
          <table:table-cell table:number-columns-repeated="4"/>
          <table:table-cell office:value-type="float" office:value="1601.6016016016" calcext:value-type="float">
            <text:p>1601.6016016016</text:p>
          </table:table-cell>
          <table:table-cell office:value-type="float" office:value="1729.02001" calcext:value-type="float">
            <text:p>1729.020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32" calcext:value-type="float">
            <text:p>-1632</text:p>
          </table:table-cell>
          <table:table-cell office:value-type="float" office:value="-106954752" calcext:value-type="float">
            <text:p>-106954752</text:p>
          </table:table-cell>
          <table:table-cell office:value-type="float" office:value="1749.9978" calcext:value-type="float">
            <text:p>1749.9978</text:p>
          </table:table-cell>
          <table:table-cell office:value-type="float" office:value="114345600" calcext:value-type="float">
            <text:p>114345600</text:p>
          </table:table-cell>
          <table:table-cell office:value-type="float" office:value="1749.9978" calcext:value-type="float">
            <text:p>1749.9978</text:p>
          </table:table-cell>
          <table:table-cell table:number-columns-repeated="4"/>
          <table:table-cell office:value-type="float" office:value="1633.6336336336" calcext:value-type="float">
            <text:p>1633.6336336336</text:p>
          </table:table-cell>
          <table:table-cell office:value-type="float" office:value="1749.9978" calcext:value-type="float">
            <text:p>1749.99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44.86694" calcext:value-type="float">
            <text:p>1744.86694</text:p>
          </table:table-cell>
          <table:table-cell office:value-type="float" office:value="113833416" calcext:value-type="float">
            <text:p>113833416</text:p>
          </table:table-cell>
          <table:table-cell office:value-type="float" office:value="1744.86694" calcext:value-type="float">
            <text:p>1744.86694</text:p>
          </table:table-cell>
          <table:table-cell table:number-columns-repeated="4"/>
          <table:table-cell office:value-type="float" office:value="1665.6656656657" calcext:value-type="float">
            <text:p>1665.6656656657</text:p>
          </table:table-cell>
          <table:table-cell office:value-type="float" office:value="1744.86694" calcext:value-type="float">
            <text:p>1744.866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712.91113" calcext:value-type="float">
            <text:p>1712.91113</text:p>
          </table:table-cell>
          <table:table-cell office:value-type="float" office:value="112222488" calcext:value-type="float">
            <text:p>112222488</text:p>
          </table:table-cell>
          <table:table-cell office:value-type="float" office:value="1712.91113" calcext:value-type="float">
            <text:p>1712.91113</text:p>
          </table:table-cell>
          <table:table-cell table:number-columns-repeated="4"/>
          <table:table-cell office:value-type="float" office:value="1697.6976976977" calcext:value-type="float">
            <text:p>1697.6976976977</text:p>
          </table:table-cell>
          <table:table-cell office:value-type="float" office:value="1712.91113" calcext:value-type="float">
            <text:p>1712.911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681.88146" calcext:value-type="float">
            <text:p>1681.88146</text:p>
          </table:table-cell>
          <table:table-cell office:value-type="float" office:value="109740056" calcext:value-type="float">
            <text:p>109740056</text:p>
          </table:table-cell>
          <table:table-cell office:value-type="float" office:value="1681.88146" calcext:value-type="float">
            <text:p>1681.88146</text:p>
          </table:table-cell>
          <table:table-cell table:number-columns-repeated="4"/>
          <table:table-cell office:value-type="float" office:value="1729.7297297297" calcext:value-type="float">
            <text:p>1729.7297297297</text:p>
          </table:table-cell>
          <table:table-cell office:value-type="float" office:value="1681.88146" calcext:value-type="float">
            <text:p>1681.881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688.95043" calcext:value-type="float">
            <text:p>1688.95043</text:p>
          </table:table-cell>
          <table:table-cell office:value-type="float" office:value="111693120" calcext:value-type="float">
            <text:p>111693120</text:p>
          </table:table-cell>
          <table:table-cell office:value-type="float" office:value="1688.95043" calcext:value-type="float">
            <text:p>1688.95043</text:p>
          </table:table-cell>
          <table:table-cell table:number-columns-repeated="4"/>
          <table:table-cell office:value-type="float" office:value="1761.7617617618" calcext:value-type="float">
            <text:p>1761.7617617618</text:p>
          </table:table-cell>
          <table:table-cell office:value-type="float" office:value="1688.95043" calcext:value-type="float">
            <text:p>1688.950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48" calcext:value-type="float">
            <text:p>-1648</text:p>
          </table:table-cell>
          <table:table-cell office:value-type="float" office:value="-108003328" calcext:value-type="float">
            <text:p>-108003328</text:p>
          </table:table-cell>
          <table:table-cell office:value-type="float" office:value="1704.72521" calcext:value-type="float">
            <text:p>1704.72521</text:p>
          </table:table-cell>
          <table:table-cell office:value-type="float" office:value="111676480" calcext:value-type="float">
            <text:p>111676480</text:p>
          </table:table-cell>
          <table:table-cell office:value-type="float" office:value="1704.72521" calcext:value-type="float">
            <text:p>1704.72521</text:p>
          </table:table-cell>
          <table:table-cell table:number-columns-repeated="4"/>
          <table:table-cell office:value-type="float" office:value="1793.7937937938" calcext:value-type="float">
            <text:p>1793.7937937938</text:p>
          </table:table-cell>
          <table:table-cell office:value-type="float" office:value="1704.72521" calcext:value-type="float">
            <text:p>1704.725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53" calcext:value-type="float">
            <text:p>-1653</text:p>
          </table:table-cell>
          <table:table-cell office:value-type="float" office:value="-108331008" calcext:value-type="float">
            <text:p>-108331008</text:p>
          </table:table-cell>
          <table:table-cell office:value-type="float" office:value="1725.07788" calcext:value-type="float">
            <text:p>1725.07788</text:p>
          </table:table-cell>
          <table:table-cell office:value-type="float" office:value="113695136" calcext:value-type="float">
            <text:p>113695136</text:p>
          </table:table-cell>
          <table:table-cell office:value-type="float" office:value="1725.07788" calcext:value-type="float">
            <text:p>1725.07788</text:p>
          </table:table-cell>
          <table:table-cell table:number-columns-repeated="4"/>
          <table:table-cell office:value-type="float" office:value="1825.8258258258" calcext:value-type="float">
            <text:p>1825.8258258258</text:p>
          </table:table-cell>
          <table:table-cell office:value-type="float" office:value="1725.07788" calcext:value-type="float">
            <text:p>1725.0778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57" calcext:value-type="float">
            <text:p>-1657</text:p>
          </table:table-cell>
          <table:table-cell office:value-type="float" office:value="-108593152" calcext:value-type="float">
            <text:p>-108593152</text:p>
          </table:table-cell>
          <table:table-cell office:value-type="float" office:value="1700.7965" calcext:value-type="float">
            <text:p>1700.7965</text:p>
          </table:table-cell>
          <table:table-cell office:value-type="float" office:value="111212624" calcext:value-type="float">
            <text:p>111212624</text:p>
          </table:table-cell>
          <table:table-cell office:value-type="float" office:value="1700.7965" calcext:value-type="float">
            <text:p>1700.7965</text:p>
          </table:table-cell>
          <table:table-cell table:number-columns-repeated="4"/>
          <table:table-cell office:value-type="float" office:value="1857.8578578579" calcext:value-type="float">
            <text:p>1857.8578578579</text:p>
          </table:table-cell>
          <table:table-cell office:value-type="float" office:value="1700.7965" calcext:value-type="float">
            <text:p>1700.79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63" calcext:value-type="float">
            <text:p>-1663</text:p>
          </table:table-cell>
          <table:table-cell office:value-type="float" office:value="-108986368" calcext:value-type="float">
            <text:p>-108986368</text:p>
          </table:table-cell>
          <table:table-cell office:value-type="float" office:value="1745.51342" calcext:value-type="float">
            <text:p>1745.51342</text:p>
          </table:table-cell>
          <table:table-cell office:value-type="float" office:value="114034640" calcext:value-type="float">
            <text:p>114034640</text:p>
          </table:table-cell>
          <table:table-cell office:value-type="float" office:value="1745.51342" calcext:value-type="float">
            <text:p>1745.51342</text:p>
          </table:table-cell>
          <table:table-cell table:number-columns-repeated="4"/>
          <table:table-cell office:value-type="float" office:value="1889.8898898899" calcext:value-type="float">
            <text:p>1889.8898898899</text:p>
          </table:table-cell>
          <table:table-cell office:value-type="float" office:value="1745.51342" calcext:value-type="float">
            <text:p>1745.513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668" calcext:value-type="float">
            <text:p>-1668</text:p>
          </table:table-cell>
          <table:table-cell office:value-type="float" office:value="-109314048" calcext:value-type="float">
            <text:p>-109314048</text:p>
          </table:table-cell>
          <table:table-cell office:value-type="float" office:value="1733.02587" calcext:value-type="float">
            <text:p>1733.02587</text:p>
          </table:table-cell>
          <table:table-cell office:value-type="float" office:value="113742736" calcext:value-type="float">
            <text:p>113742736</text:p>
          </table:table-cell>
          <table:table-cell office:value-type="float" office:value="1733.02587" calcext:value-type="float">
            <text:p>1733.02587</text:p>
          </table:table-cell>
          <table:table-cell table:number-columns-repeated="4"/>
          <table:table-cell office:value-type="float" office:value="1921.9219219219" calcext:value-type="float">
            <text:p>1921.9219219219</text:p>
          </table:table-cell>
          <table:table-cell office:value-type="float" office:value="1733.02587" calcext:value-type="float">
            <text:p>1733.025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74" calcext:value-type="float">
            <text:p>-1674</text:p>
          </table:table-cell>
          <table:table-cell office:value-type="float" office:value="-109707264" calcext:value-type="float">
            <text:p>-109707264</text:p>
          </table:table-cell>
          <table:table-cell office:value-type="float" office:value="1749.23828" calcext:value-type="float">
            <text:p>1749.23828</text:p>
          </table:table-cell>
          <table:table-cell office:value-type="float" office:value="114953112" calcext:value-type="float">
            <text:p>114953112</text:p>
          </table:table-cell>
          <table:table-cell office:value-type="float" office:value="1749.23828" calcext:value-type="float">
            <text:p>1749.23828</text:p>
          </table:table-cell>
          <table:table-cell table:number-columns-repeated="4"/>
          <table:table-cell office:value-type="float" office:value="1953.953953954" calcext:value-type="float">
            <text:p>1953.953953954</text:p>
          </table:table-cell>
          <table:table-cell office:value-type="float" office:value="1749.23828" calcext:value-type="float">
            <text:p>1749.238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681" calcext:value-type="float">
            <text:p>-1681</text:p>
          </table:table-cell>
          <table:table-cell office:value-type="float" office:value="-110166016" calcext:value-type="float">
            <text:p>-110166016</text:p>
          </table:table-cell>
          <table:table-cell office:value-type="float" office:value="1720.84472" calcext:value-type="float">
            <text:p>1720.84472</text:p>
          </table:table-cell>
          <table:table-cell office:value-type="float" office:value="113108376" calcext:value-type="float">
            <text:p>113108376</text:p>
          </table:table-cell>
          <table:table-cell office:value-type="float" office:value="1720.84472" calcext:value-type="float">
            <text:p>1720.84472</text:p>
          </table:table-cell>
          <table:table-cell table:number-columns-repeated="4"/>
          <table:table-cell office:value-type="float" office:value="1985.985985986" calcext:value-type="float">
            <text:p>1985.985985986</text:p>
          </table:table-cell>
          <table:table-cell office:value-type="float" office:value="1720.84472" calcext:value-type="float">
            <text:p>1720.8447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88" calcext:value-type="float">
            <text:p>-1688</text:p>
          </table:table-cell>
          <table:table-cell office:value-type="float" office:value="-110624768" calcext:value-type="float">
            <text:p>-110624768</text:p>
          </table:table-cell>
          <table:table-cell office:value-type="float" office:value="1770.54699" calcext:value-type="float">
            <text:p>1770.54699</text:p>
          </table:table-cell>
          <table:table-cell office:value-type="float" office:value="115604752" calcext:value-type="float">
            <text:p>115604752</text:p>
          </table:table-cell>
          <table:table-cell office:value-type="float" office:value="1770.54699" calcext:value-type="float">
            <text:p>1770.54699</text:p>
          </table:table-cell>
          <table:table-cell table:number-columns-repeated="4"/>
          <table:table-cell office:value-type="float" office:value="2018.018018018" calcext:value-type="float">
            <text:p>2018.018018018</text:p>
          </table:table-cell>
          <table:table-cell office:value-type="float" office:value="1770.54699" calcext:value-type="float">
            <text:p>1770.546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695" calcext:value-type="float">
            <text:p>-1695</text:p>
          </table:table-cell>
          <table:table-cell office:value-type="float" office:value="-111083520" calcext:value-type="float">
            <text:p>-111083520</text:p>
          </table:table-cell>
          <table:table-cell office:value-type="float" office:value="1723.35888" calcext:value-type="float">
            <text:p>1723.35888</text:p>
          </table:table-cell>
          <table:table-cell office:value-type="float" office:value="113626040" calcext:value-type="float">
            <text:p>113626040</text:p>
          </table:table-cell>
          <table:table-cell office:value-type="float" office:value="1723.35888" calcext:value-type="float">
            <text:p>1723.35888</text:p>
          </table:table-cell>
          <table:table-cell table:number-columns-repeated="4"/>
          <table:table-cell office:value-type="float" office:value="2050.0500500501" calcext:value-type="float">
            <text:p>2050.0500500501</text:p>
          </table:table-cell>
          <table:table-cell office:value-type="float" office:value="1723.35888" calcext:value-type="float">
            <text:p>1723.358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701" calcext:value-type="float">
            <text:p>-1701</text:p>
          </table:table-cell>
          <table:table-cell office:value-type="float" office:value="-111476736" calcext:value-type="float">
            <text:p>-111476736</text:p>
          </table:table-cell>
          <table:table-cell office:value-type="float" office:value="1745.22619" calcext:value-type="float">
            <text:p>1745.22619</text:p>
          </table:table-cell>
          <table:table-cell office:value-type="float" office:value="113614048" calcext:value-type="float">
            <text:p>113614048</text:p>
          </table:table-cell>
          <table:table-cell office:value-type="float" office:value="1745.22619" calcext:value-type="float">
            <text:p>1745.22619</text:p>
          </table:table-cell>
          <table:table-cell table:number-columns-repeated="4"/>
          <table:table-cell office:value-type="float" office:value="2082.0820820821" calcext:value-type="float">
            <text:p>2082.0820820821</text:p>
          </table:table-cell>
          <table:table-cell office:value-type="float" office:value="1745.22619" calcext:value-type="float">
            <text:p>1745.226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707" calcext:value-type="float">
            <text:p>-1707</text:p>
          </table:table-cell>
          <table:table-cell office:value-type="float" office:value="-111869952" calcext:value-type="float">
            <text:p>-111869952</text:p>
          </table:table-cell>
          <table:table-cell office:value-type="float" office:value="1772.30383" calcext:value-type="float">
            <text:p>1772.30383</text:p>
          </table:table-cell>
          <table:table-cell office:value-type="float" office:value="116012416" calcext:value-type="float">
            <text:p>116012416</text:p>
          </table:table-cell>
          <table:table-cell office:value-type="float" office:value="1772.30383" calcext:value-type="float">
            <text:p>1772.30383</text:p>
          </table:table-cell>
          <table:table-cell table:number-columns-repeated="4"/>
          <table:table-cell office:value-type="float" office:value="2114.1141141141" calcext:value-type="float">
            <text:p>2114.1141141141</text:p>
          </table:table-cell>
          <table:table-cell office:value-type="float" office:value="1772.30383" calcext:value-type="float">
            <text:p>1772.303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57.80175" calcext:value-type="float">
            <text:p>1757.80175</text:p>
          </table:table-cell>
          <table:table-cell office:value-type="float" office:value="115122072" calcext:value-type="float">
            <text:p>115122072</text:p>
          </table:table-cell>
          <table:table-cell office:value-type="float" office:value="1757.80175" calcext:value-type="float">
            <text:p>1757.80175</text:p>
          </table:table-cell>
          <table:table-cell table:number-columns-repeated="4"/>
          <table:table-cell office:value-type="float" office:value="2146.1461461462" calcext:value-type="float">
            <text:p>2146.1461461462</text:p>
          </table:table-cell>
          <table:table-cell office:value-type="float" office:value="1757.80175" calcext:value-type="float">
            <text:p>1757.801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718" calcext:value-type="float">
            <text:p>-1718</text:p>
          </table:table-cell>
          <table:table-cell office:value-type="float" office:value="-112590848" calcext:value-type="float">
            <text:p>-112590848</text:p>
          </table:table-cell>
          <table:table-cell office:value-type="float" office:value="1833.72961" calcext:value-type="float">
            <text:p>1833.72961</text:p>
          </table:table-cell>
          <table:table-cell office:value-type="float" office:value="119363880" calcext:value-type="float">
            <text:p>119363880</text:p>
          </table:table-cell>
          <table:table-cell office:value-type="float" office:value="1833.72961" calcext:value-type="float">
            <text:p>1833.72961</text:p>
          </table:table-cell>
          <table:table-cell table:number-columns-repeated="4"/>
          <table:table-cell office:value-type="float" office:value="2178.1781781782" calcext:value-type="float">
            <text:p>2178.1781781782</text:p>
          </table:table-cell>
          <table:table-cell office:value-type="float" office:value="1833.72961" calcext:value-type="float">
            <text:p>1833.7296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673.22424" calcext:value-type="float">
            <text:p>1673.22424</text:p>
          </table:table-cell>
          <table:table-cell office:value-type="float" office:value="109103752" calcext:value-type="float">
            <text:p>109103752</text:p>
          </table:table-cell>
          <table:table-cell office:value-type="float" office:value="1673.22424" calcext:value-type="float">
            <text:p>1673.22424</text:p>
          </table:table-cell>
          <table:table-cell table:number-columns-repeated="4"/>
          <table:table-cell office:value-type="float" office:value="2210.2102102102" calcext:value-type="float">
            <text:p>2210.2102102102</text:p>
          </table:table-cell>
          <table:table-cell office:value-type="float" office:value="1673.22424" calcext:value-type="float">
            <text:p>1673.224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58.04736" calcext:value-type="float">
            <text:p>1758.04736</text:p>
          </table:table-cell>
          <table:table-cell office:value-type="float" office:value="115256192" calcext:value-type="float">
            <text:p>115256192</text:p>
          </table:table-cell>
          <table:table-cell office:value-type="float" office:value="1758.04736" calcext:value-type="float">
            <text:p>1758.04736</text:p>
          </table:table-cell>
          <table:table-cell table:number-columns-repeated="4"/>
          <table:table-cell office:value-type="float" office:value="2242.2422422423" calcext:value-type="float">
            <text:p>2242.2422422423</text:p>
          </table:table-cell>
          <table:table-cell office:value-type="float" office:value="1758.04736" calcext:value-type="float">
            <text:p>1758.0473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738" calcext:value-type="float">
            <text:p>-1738</text:p>
          </table:table-cell>
          <table:table-cell office:value-type="float" office:value="-113901568" calcext:value-type="float">
            <text:p>-113901568</text:p>
          </table:table-cell>
          <table:table-cell office:value-type="float" office:value="1709.86389" calcext:value-type="float">
            <text:p>1709.86389</text:p>
          </table:table-cell>
          <table:table-cell office:value-type="float" office:value="111891392" calcext:value-type="float">
            <text:p>111891392</text:p>
          </table:table-cell>
          <table:table-cell office:value-type="float" office:value="1709.86389" calcext:value-type="float">
            <text:p>1709.86389</text:p>
          </table:table-cell>
          <table:table-cell table:number-columns-repeated="4"/>
          <table:table-cell office:value-type="float" office:value="2274.2742742743" calcext:value-type="float">
            <text:p>2274.2742742743</text:p>
          </table:table-cell>
          <table:table-cell office:value-type="float" office:value="1709.86389" calcext:value-type="float">
            <text:p>1709.863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728.6549" calcext:value-type="float">
            <text:p>1728.6549</text:p>
          </table:table-cell>
          <table:table-cell office:value-type="float" office:value="113119392" calcext:value-type="float">
            <text:p>113119392</text:p>
          </table:table-cell>
          <table:table-cell office:value-type="float" office:value="1728.6549" calcext:value-type="float">
            <text:p>1728.6549</text:p>
          </table:table-cell>
          <table:table-cell table:number-columns-repeated="4"/>
          <table:table-cell office:value-type="float" office:value="2306.3063063063" calcext:value-type="float">
            <text:p>2306.3063063063</text:p>
          </table:table-cell>
          <table:table-cell office:value-type="float" office:value="1728.6549" calcext:value-type="float">
            <text:p>1728.65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749" calcext:value-type="float">
            <text:p>-1749</text:p>
          </table:table-cell>
          <table:table-cell office:value-type="float" office:value="-114622464" calcext:value-type="float">
            <text:p>-114622464</text:p>
          </table:table-cell>
          <table:table-cell office:value-type="float" office:value="1721.89611" calcext:value-type="float">
            <text:p>1721.89611</text:p>
          </table:table-cell>
          <table:table-cell office:value-type="float" office:value="112422336" calcext:value-type="float">
            <text:p>112422336</text:p>
          </table:table-cell>
          <table:table-cell office:value-type="float" office:value="1721.89611" calcext:value-type="float">
            <text:p>1721.89611</text:p>
          </table:table-cell>
          <table:table-cell table:number-columns-repeated="4"/>
          <table:table-cell office:value-type="float" office:value="2338.3383383383" calcext:value-type="float">
            <text:p>2338.3383383383</text:p>
          </table:table-cell>
          <table:table-cell office:value-type="float" office:value="1721.89611" calcext:value-type="float">
            <text:p>1721.896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755" calcext:value-type="float">
            <text:p>-1755</text:p>
          </table:table-cell>
          <table:table-cell office:value-type="float" office:value="-115015680" calcext:value-type="float">
            <text:p>-115015680</text:p>
          </table:table-cell>
          <table:table-cell office:value-type="float" office:value="1636.44104" calcext:value-type="float">
            <text:p>1636.44104</text:p>
          </table:table-cell>
          <table:table-cell office:value-type="float" office:value="107062928" calcext:value-type="float">
            <text:p>107062928</text:p>
          </table:table-cell>
          <table:table-cell office:value-type="float" office:value="1636.44104" calcext:value-type="float">
            <text:p>1636.44104</text:p>
          </table:table-cell>
          <table:table-cell table:number-columns-repeated="4"/>
          <table:table-cell office:value-type="float" office:value="2370.3703703704" calcext:value-type="float">
            <text:p>2370.3703703704</text:p>
          </table:table-cell>
          <table:table-cell office:value-type="float" office:value="1636.44104" calcext:value-type="float">
            <text:p>1636.441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501.81787" calcext:value-type="float">
            <text:p>1501.81787</text:p>
          </table:table-cell>
          <table:table-cell office:value-type="float" office:value="98587728" calcext:value-type="float">
            <text:p>98587728</text:p>
          </table:table-cell>
          <table:table-cell office:value-type="float" office:value="1501.81787" calcext:value-type="float">
            <text:p>1501.81787</text:p>
          </table:table-cell>
          <table:table-cell table:number-columns-repeated="4"/>
          <table:table-cell office:value-type="float" office:value="2402.4024024024" calcext:value-type="float">
            <text:p>2402.4024024024</text:p>
          </table:table-cell>
          <table:table-cell office:value-type="float" office:value="1501.81787" calcext:value-type="float">
            <text:p>1501.817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90.48913" calcext:value-type="float">
            <text:p>1790.48913</text:p>
          </table:table-cell>
          <table:table-cell office:value-type="float" office:value="117477728" calcext:value-type="float">
            <text:p>117477728</text:p>
          </table:table-cell>
          <table:table-cell office:value-type="float" office:value="1790.48913" calcext:value-type="float">
            <text:p>1790.48913</text:p>
          </table:table-cell>
          <table:table-cell table:number-columns-repeated="4"/>
          <table:table-cell office:value-type="float" office:value="2434.4344344344" calcext:value-type="float">
            <text:p>2434.4344344344</text:p>
          </table:table-cell>
          <table:table-cell office:value-type="float" office:value="1790.48913" calcext:value-type="float">
            <text:p>1790.489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820.92419" calcext:value-type="float">
            <text:p>1820.92419</text:p>
          </table:table-cell>
          <table:table-cell office:value-type="float" office:value="119420624" calcext:value-type="float">
            <text:p>119420624</text:p>
          </table:table-cell>
          <table:table-cell office:value-type="float" office:value="1820.92419" calcext:value-type="float">
            <text:p>1820.92419</text:p>
          </table:table-cell>
          <table:table-cell table:number-columns-repeated="4"/>
          <table:table-cell office:value-type="float" office:value="2466.4664664665" calcext:value-type="float">
            <text:p>2466.4664664665</text:p>
          </table:table-cell>
          <table:table-cell office:value-type="float" office:value="1820.92419" calcext:value-type="float">
            <text:p>1820.924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776" calcext:value-type="float">
            <text:p>-1776</text:p>
          </table:table-cell>
          <table:table-cell office:value-type="float" office:value="-116391936" calcext:value-type="float">
            <text:p>-116391936</text:p>
          </table:table-cell>
          <table:table-cell office:value-type="float" office:value="1739.35656" calcext:value-type="float">
            <text:p>1739.35656</text:p>
          </table:table-cell>
          <table:table-cell office:value-type="float" office:value="114443584" calcext:value-type="float">
            <text:p>114443584</text:p>
          </table:table-cell>
          <table:table-cell office:value-type="float" office:value="1739.35656" calcext:value-type="float">
            <text:p>1739.35656</text:p>
          </table:table-cell>
          <table:table-cell table:number-columns-repeated="4"/>
          <table:table-cell office:value-type="float" office:value="2498.4984984985" calcext:value-type="float">
            <text:p>2498.4984984985</text:p>
          </table:table-cell>
          <table:table-cell office:value-type="float" office:value="1739.35656" calcext:value-type="float">
            <text:p>1739.3565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1676.73828" calcext:value-type="float">
            <text:p>1676.73828</text:p>
          </table:table-cell>
          <table:table-cell office:value-type="float" office:value="109419088" calcext:value-type="float">
            <text:p>109419088</text:p>
          </table:table-cell>
          <table:table-cell office:value-type="float" office:value="1676.73828" calcext:value-type="float">
            <text:p>1676.73828</text:p>
          </table:table-cell>
          <table:table-cell table:number-columns-repeated="4"/>
          <table:table-cell office:value-type="float" office:value="2530.5305305305" calcext:value-type="float">
            <text:p>2530.5305305305</text:p>
          </table:table-cell>
          <table:table-cell office:value-type="float" office:value="1676.73828" calcext:value-type="float">
            <text:p>1676.738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783" calcext:value-type="float">
            <text:p>-1783</text:p>
          </table:table-cell>
          <table:table-cell office:value-type="float" office:value="-116850688" calcext:value-type="float">
            <text:p>-116850688</text:p>
          </table:table-cell>
          <table:table-cell office:value-type="float" office:value="1771.3518" calcext:value-type="float">
            <text:p>1771.3518</text:p>
          </table:table-cell>
          <table:table-cell office:value-type="float" office:value="116601136" calcext:value-type="float">
            <text:p>116601136</text:p>
          </table:table-cell>
          <table:table-cell office:value-type="float" office:value="1771.3518" calcext:value-type="float">
            <text:p>1771.3518</text:p>
          </table:table-cell>
          <table:table-cell table:number-columns-repeated="4"/>
          <table:table-cell office:value-type="float" office:value="2562.5625625626" calcext:value-type="float">
            <text:p>2562.5625625626</text:p>
          </table:table-cell>
          <table:table-cell office:value-type="float" office:value="1771.3518" calcext:value-type="float">
            <text:p>1771.35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787" calcext:value-type="float">
            <text:p>-1787</text:p>
          </table:table-cell>
          <table:table-cell office:value-type="float" office:value="-117112832" calcext:value-type="float">
            <text:p>-117112832</text:p>
          </table:table-cell>
          <table:table-cell office:value-type="float" office:value="1737.97314" calcext:value-type="float">
            <text:p>1737.97314</text:p>
          </table:table-cell>
          <table:table-cell office:value-type="float" office:value="113798632" calcext:value-type="float">
            <text:p>113798632</text:p>
          </table:table-cell>
          <table:table-cell office:value-type="float" office:value="1737.97314" calcext:value-type="float">
            <text:p>1737.97314</text:p>
          </table:table-cell>
          <table:table-cell table:number-columns-repeated="4"/>
          <table:table-cell office:value-type="float" office:value="2594.5945945946" calcext:value-type="float">
            <text:p>2594.5945945946</text:p>
          </table:table-cell>
          <table:table-cell office:value-type="float" office:value="1737.97314" calcext:value-type="float">
            <text:p>1737.973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589.92858" calcext:value-type="float">
            <text:p>1589.92858</text:p>
          </table:table-cell>
          <table:table-cell office:value-type="float" office:value="104157952" calcext:value-type="float">
            <text:p>104157952</text:p>
          </table:table-cell>
          <table:table-cell office:value-type="float" office:value="1589.92858" calcext:value-type="float">
            <text:p>1589.92858</text:p>
          </table:table-cell>
          <table:table-cell table:number-columns-repeated="4"/>
          <table:table-cell office:value-type="float" office:value="2626.6266266266" calcext:value-type="float">
            <text:p>2626.6266266266</text:p>
          </table:table-cell>
          <table:table-cell office:value-type="float" office:value="1589.92858" calcext:value-type="float">
            <text:p>1589.928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33.57348" calcext:value-type="float">
            <text:p>1733.57348</text:p>
          </table:table-cell>
          <table:table-cell office:value-type="float" office:value="114301696" calcext:value-type="float">
            <text:p>114301696</text:p>
          </table:table-cell>
          <table:table-cell office:value-type="float" office:value="1733.57348" calcext:value-type="float">
            <text:p>1733.57348</text:p>
          </table:table-cell>
          <table:table-cell table:number-columns-repeated="4"/>
          <table:table-cell office:value-type="float" office:value="2658.6586586587" calcext:value-type="float">
            <text:p>2658.6586586587</text:p>
          </table:table-cell>
          <table:table-cell office:value-type="float" office:value="1733.57348" calcext:value-type="float">
            <text:p>1733.573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795.98718" calcext:value-type="float">
            <text:p>1795.98718</text:p>
          </table:table-cell>
          <table:table-cell office:value-type="float" office:value="117786376" calcext:value-type="float">
            <text:p>117786376</text:p>
          </table:table-cell>
          <table:table-cell office:value-type="float" office:value="1795.98718" calcext:value-type="float">
            <text:p>1795.98718</text:p>
          </table:table-cell>
          <table:table-cell table:number-columns-repeated="4"/>
          <table:table-cell office:value-type="float" office:value="2690.6906906907" calcext:value-type="float">
            <text:p>2690.6906906907</text:p>
          </table:table-cell>
          <table:table-cell office:value-type="float" office:value="1795.98718" calcext:value-type="float">
            <text:p>1795.987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695.85229" calcext:value-type="float">
            <text:p>1695.85229</text:p>
          </table:table-cell>
          <table:table-cell office:value-type="float" office:value="111157256" calcext:value-type="float">
            <text:p>111157256</text:p>
          </table:table-cell>
          <table:table-cell office:value-type="float" office:value="1695.85229" calcext:value-type="float">
            <text:p>1695.85229</text:p>
          </table:table-cell>
          <table:table-cell table:number-columns-repeated="4"/>
          <table:table-cell office:value-type="float" office:value="2722.7227227227" calcext:value-type="float">
            <text:p>2722.7227227227</text:p>
          </table:table-cell>
          <table:table-cell office:value-type="float" office:value="1695.85229" calcext:value-type="float">
            <text:p>1695.852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816.9541" calcext:value-type="float">
            <text:p>1816.9541</text:p>
          </table:table-cell>
          <table:table-cell office:value-type="float" office:value="118350264" calcext:value-type="float">
            <text:p>118350264</text:p>
          </table:table-cell>
          <table:table-cell office:value-type="float" office:value="1816.9541" calcext:value-type="float">
            <text:p>1816.9541</text:p>
          </table:table-cell>
          <table:table-cell table:number-columns-repeated="4"/>
          <table:table-cell office:value-type="float" office:value="2754.7547547548" calcext:value-type="float">
            <text:p>2754.7547547548</text:p>
          </table:table-cell>
          <table:table-cell office:value-type="float" office:value="1816.9541" calcext:value-type="float">
            <text:p>1816.95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33.77136" calcext:value-type="float">
            <text:p>1733.77136</text:p>
          </table:table-cell>
          <table:table-cell office:value-type="float" office:value="113676888" calcext:value-type="float">
            <text:p>113676888</text:p>
          </table:table-cell>
          <table:table-cell office:value-type="float" office:value="1733.77136" calcext:value-type="float">
            <text:p>1733.77136</text:p>
          </table:table-cell>
          <table:table-cell table:number-columns-repeated="4"/>
          <table:table-cell office:value-type="float" office:value="2786.7867867868" calcext:value-type="float">
            <text:p>2786.7867867868</text:p>
          </table:table-cell>
          <table:table-cell office:value-type="float" office:value="1733.77136" calcext:value-type="float">
            <text:p>1733.771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93.51696" calcext:value-type="float">
            <text:p>1793.51696</text:p>
          </table:table-cell>
          <table:table-cell office:value-type="float" office:value="117461048" calcext:value-type="float">
            <text:p>117461048</text:p>
          </table:table-cell>
          <table:table-cell office:value-type="float" office:value="1793.51696" calcext:value-type="float">
            <text:p>1793.51696</text:p>
          </table:table-cell>
          <table:table-cell table:number-columns-repeated="4"/>
          <table:table-cell office:value-type="float" office:value="2818.8188188188" calcext:value-type="float">
            <text:p>2818.8188188188</text:p>
          </table:table-cell>
          <table:table-cell office:value-type="float" office:value="1793.51696" calcext:value-type="float">
            <text:p>1793.516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853.38879" calcext:value-type="float">
            <text:p>1853.38879</text:p>
          </table:table-cell>
          <table:table-cell office:value-type="float" office:value="120874528" calcext:value-type="float">
            <text:p>120874528</text:p>
          </table:table-cell>
          <table:table-cell office:value-type="float" office:value="1853.38879" calcext:value-type="float">
            <text:p>1853.38879</text:p>
          </table:table-cell>
          <table:table-cell table:number-columns-repeated="4"/>
          <table:table-cell office:value-type="float" office:value="2850.8508508509" calcext:value-type="float">
            <text:p>2850.8508508509</text:p>
          </table:table-cell>
          <table:table-cell office:value-type="float" office:value="1853.38879" calcext:value-type="float">
            <text:p>1853.3887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5.92797" calcext:value-type="float">
            <text:p>1755.92797</text:p>
          </table:table-cell>
          <table:table-cell office:value-type="float" office:value="114762008" calcext:value-type="float">
            <text:p>114762008</text:p>
          </table:table-cell>
          <table:table-cell office:value-type="float" office:value="1755.92797" calcext:value-type="float">
            <text:p>1755.92797</text:p>
          </table:table-cell>
          <table:table-cell table:number-columns-repeated="4"/>
          <table:table-cell office:value-type="float" office:value="2882.8828828829" calcext:value-type="float">
            <text:p>2882.8828828829</text:p>
          </table:table-cell>
          <table:table-cell office:value-type="float" office:value="1755.92797" calcext:value-type="float">
            <text:p>1755.927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91.47875" calcext:value-type="float">
            <text:p>1791.47875</text:p>
          </table:table-cell>
          <table:table-cell office:value-type="float" office:value="117283464" calcext:value-type="float">
            <text:p>117283464</text:p>
          </table:table-cell>
          <table:table-cell office:value-type="float" office:value="1791.47875" calcext:value-type="float">
            <text:p>1791.47875</text:p>
          </table:table-cell>
          <table:table-cell table:number-columns-repeated="4"/>
          <table:table-cell office:value-type="float" office:value="2914.9149149149" calcext:value-type="float">
            <text:p>2914.9149149149</text:p>
          </table:table-cell>
          <table:table-cell office:value-type="float" office:value="1791.47875" calcext:value-type="float">
            <text:p>1791.4787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92.13256" calcext:value-type="float">
            <text:p>1792.13256</text:p>
          </table:table-cell>
          <table:table-cell office:value-type="float" office:value="116748464" calcext:value-type="float">
            <text:p>116748464</text:p>
          </table:table-cell>
          <table:table-cell office:value-type="float" office:value="1792.13256" calcext:value-type="float">
            <text:p>1792.13256</text:p>
          </table:table-cell>
          <table:table-cell table:number-columns-repeated="4"/>
          <table:table-cell office:value-type="float" office:value="2946.946946947" calcext:value-type="float">
            <text:p>2946.946946947</text:p>
          </table:table-cell>
          <table:table-cell office:value-type="float" office:value="1792.13256" calcext:value-type="float">
            <text:p>1792.1325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812.19873" calcext:value-type="float">
            <text:p>1812.19873</text:p>
          </table:table-cell>
          <table:table-cell office:value-type="float" office:value="118920104" calcext:value-type="float">
            <text:p>118920104</text:p>
          </table:table-cell>
          <table:table-cell office:value-type="float" office:value="1812.19873" calcext:value-type="float">
            <text:p>1812.19873</text:p>
          </table:table-cell>
          <table:table-cell table:number-columns-repeated="4"/>
          <table:table-cell office:value-type="float" office:value="2978.978978979" calcext:value-type="float">
            <text:p>2978.978978979</text:p>
          </table:table-cell>
          <table:table-cell office:value-type="float" office:value="1812.19873" calcext:value-type="float">
            <text:p>1812.1987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53.52844" calcext:value-type="float">
            <text:p>1753.52844</text:p>
          </table:table-cell>
          <table:table-cell office:value-type="float" office:value="114603600" calcext:value-type="float">
            <text:p>114603600</text:p>
          </table:table-cell>
          <table:table-cell office:value-type="float" office:value="1753.52844" calcext:value-type="float">
            <text:p>1753.52844</text:p>
          </table:table-cell>
          <table:table-cell table:number-columns-repeated="4"/>
          <table:table-cell office:value-type="float" office:value="3011.011011011" calcext:value-type="float">
            <text:p>3011.011011011</text:p>
          </table:table-cell>
          <table:table-cell office:value-type="float" office:value="1753.52844" calcext:value-type="float">
            <text:p>1753.5284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830.60534" calcext:value-type="float">
            <text:p>1830.60534</text:p>
          </table:table-cell>
          <table:table-cell office:value-type="float" office:value="119996656" calcext:value-type="float">
            <text:p>119996656</text:p>
          </table:table-cell>
          <table:table-cell office:value-type="float" office:value="1830.60534" calcext:value-type="float">
            <text:p>1830.60534</text:p>
          </table:table-cell>
          <table:table-cell table:number-columns-repeated="4"/>
          <table:table-cell office:value-type="float" office:value="3043.0430430431" calcext:value-type="float">
            <text:p>3043.0430430431</text:p>
          </table:table-cell>
          <table:table-cell office:value-type="float" office:value="1830.60534" calcext:value-type="float">
            <text:p>1830.605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565.78125" calcext:value-type="float">
            <text:p>1565.78125</text:p>
          </table:table-cell>
          <table:table-cell office:value-type="float" office:value="102972216" calcext:value-type="float">
            <text:p>102972216</text:p>
          </table:table-cell>
          <table:table-cell office:value-type="float" office:value="1565.78125" calcext:value-type="float">
            <text:p>1565.78125</text:p>
          </table:table-cell>
          <table:table-cell table:number-columns-repeated="4"/>
          <table:table-cell office:value-type="float" office:value="3075.0750750751" calcext:value-type="float">
            <text:p>3075.0750750751</text:p>
          </table:table-cell>
          <table:table-cell office:value-type="float" office:value="1565.78125" calcext:value-type="float">
            <text:p>1565.7812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02.48803" calcext:value-type="float">
            <text:p>1702.48803</text:p>
          </table:table-cell>
          <table:table-cell office:value-type="float" office:value="112105152" calcext:value-type="float">
            <text:p>112105152</text:p>
          </table:table-cell>
          <table:table-cell office:value-type="float" office:value="1702.48803" calcext:value-type="float">
            <text:p>1702.48803</text:p>
          </table:table-cell>
          <table:table-cell table:number-columns-repeated="4"/>
          <table:table-cell office:value-type="float" office:value="3107.1071071071" calcext:value-type="float">
            <text:p>3107.1071071071</text:p>
          </table:table-cell>
          <table:table-cell office:value-type="float" office:value="1702.48803" calcext:value-type="float">
            <text:p>1702.488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32.21752" calcext:value-type="float">
            <text:p>1732.21752</text:p>
          </table:table-cell>
          <table:table-cell office:value-type="float" office:value="113072648" calcext:value-type="float">
            <text:p>113072648</text:p>
          </table:table-cell>
          <table:table-cell office:value-type="float" office:value="1732.21752" calcext:value-type="float">
            <text:p>1732.21752</text:p>
          </table:table-cell>
          <table:table-cell table:number-columns-repeated="4"/>
          <table:table-cell office:value-type="float" office:value="3139.1391391391" calcext:value-type="float">
            <text:p>3139.1391391391</text:p>
          </table:table-cell>
          <table:table-cell office:value-type="float" office:value="1732.21752" calcext:value-type="float">
            <text:p>1732.2175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28.76916" calcext:value-type="float">
            <text:p>1728.76916</text:p>
          </table:table-cell>
          <table:table-cell office:value-type="float" office:value="113432728" calcext:value-type="float">
            <text:p>113432728</text:p>
          </table:table-cell>
          <table:table-cell office:value-type="float" office:value="1728.76916" calcext:value-type="float">
            <text:p>1728.76916</text:p>
          </table:table-cell>
          <table:table-cell table:number-columns-repeated="4"/>
          <table:table-cell office:value-type="float" office:value="3171.1711711712" calcext:value-type="float">
            <text:p>3171.1711711712</text:p>
          </table:table-cell>
          <table:table-cell office:value-type="float" office:value="1728.76916" calcext:value-type="float">
            <text:p>1728.769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684.42077" calcext:value-type="float">
            <text:p>1684.42077</text:p>
          </table:table-cell>
          <table:table-cell office:value-type="float" office:value="109951392" calcext:value-type="float">
            <text:p>109951392</text:p>
          </table:table-cell>
          <table:table-cell office:value-type="float" office:value="1684.42077" calcext:value-type="float">
            <text:p>1684.42077</text:p>
          </table:table-cell>
          <table:table-cell table:number-columns-repeated="4"/>
          <table:table-cell office:value-type="float" office:value="3203.2032032032" calcext:value-type="float">
            <text:p>3203.2032032032</text:p>
          </table:table-cell>
          <table:table-cell office:value-type="float" office:value="1684.42077" calcext:value-type="float">
            <text:p>1684.420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49.28027" calcext:value-type="float">
            <text:p>1749.28027</text:p>
          </table:table-cell>
          <table:table-cell office:value-type="float" office:value="114757936" calcext:value-type="float">
            <text:p>114757936</text:p>
          </table:table-cell>
          <table:table-cell office:value-type="float" office:value="1749.28027" calcext:value-type="float">
            <text:p>1749.28027</text:p>
          </table:table-cell>
          <table:table-cell table:number-columns-repeated="4"/>
          <table:table-cell office:value-type="float" office:value="3235.2352352352" calcext:value-type="float">
            <text:p>3235.2352352352</text:p>
          </table:table-cell>
          <table:table-cell office:value-type="float" office:value="1749.28027" calcext:value-type="float">
            <text:p>1749.280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44.11401" calcext:value-type="float">
            <text:p>1744.11401</text:p>
          </table:table-cell>
          <table:table-cell office:value-type="float" office:value="113589960" calcext:value-type="float">
            <text:p>113589960</text:p>
          </table:table-cell>
          <table:table-cell office:value-type="float" office:value="1744.11401" calcext:value-type="float">
            <text:p>1744.11401</text:p>
          </table:table-cell>
          <table:table-cell table:number-columns-repeated="4"/>
          <table:table-cell office:value-type="float" office:value="3267.2672672673" calcext:value-type="float">
            <text:p>3267.2672672673</text:p>
          </table:table-cell>
          <table:table-cell office:value-type="float" office:value="1744.11401" calcext:value-type="float">
            <text:p>1744.1140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31.56445" calcext:value-type="float">
            <text:p>1731.56445</text:p>
          </table:table-cell>
          <table:table-cell office:value-type="float" office:value="113646248" calcext:value-type="float">
            <text:p>113646248</text:p>
          </table:table-cell>
          <table:table-cell office:value-type="float" office:value="1731.56445" calcext:value-type="float">
            <text:p>1731.56445</text:p>
          </table:table-cell>
          <table:table-cell table:number-columns-repeated="4"/>
          <table:table-cell office:value-type="float" office:value="3299.2992992993" calcext:value-type="float">
            <text:p>3299.2992992993</text:p>
          </table:table-cell>
          <table:table-cell office:value-type="float" office:value="1731.56445" calcext:value-type="float">
            <text:p>1731.564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04.58093" calcext:value-type="float">
            <text:p>1704.58093</text:p>
          </table:table-cell>
          <table:table-cell office:value-type="float" office:value="112068936" calcext:value-type="float">
            <text:p>112068936</text:p>
          </table:table-cell>
          <table:table-cell office:value-type="float" office:value="1704.58093" calcext:value-type="float">
            <text:p>1704.58093</text:p>
          </table:table-cell>
          <table:table-cell table:number-columns-repeated="4"/>
          <table:table-cell office:value-type="float" office:value="3331.3313313313" calcext:value-type="float">
            <text:p>3331.3313313313</text:p>
          </table:table-cell>
          <table:table-cell office:value-type="float" office:value="1704.58093" calcext:value-type="float">
            <text:p>1704.580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50.20727" calcext:value-type="float">
            <text:p>1750.20727</text:p>
          </table:table-cell>
          <table:table-cell office:value-type="float" office:value="114439504" calcext:value-type="float">
            <text:p>114439504</text:p>
          </table:table-cell>
          <table:table-cell office:value-type="float" office:value="1750.20727" calcext:value-type="float">
            <text:p>1750.20727</text:p>
          </table:table-cell>
          <table:table-cell table:number-columns-repeated="4"/>
          <table:table-cell office:value-type="float" office:value="3363.3633633634" calcext:value-type="float">
            <text:p>3363.3633633634</text:p>
          </table:table-cell>
          <table:table-cell office:value-type="float" office:value="1750.20727" calcext:value-type="float">
            <text:p>1750.207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759.30078" calcext:value-type="float">
            <text:p>1759.30078</text:p>
          </table:table-cell>
          <table:table-cell office:value-type="float" office:value="114730040" calcext:value-type="float">
            <text:p>114730040</text:p>
          </table:table-cell>
          <table:table-cell office:value-type="float" office:value="1759.30078" calcext:value-type="float">
            <text:p>1759.30078</text:p>
          </table:table-cell>
          <table:table-cell table:number-columns-repeated="4"/>
          <table:table-cell office:value-type="float" office:value="3395.3953953954" calcext:value-type="float">
            <text:p>3395.3953953954</text:p>
          </table:table-cell>
          <table:table-cell office:value-type="float" office:value="1759.30078" calcext:value-type="float">
            <text:p>1759.3007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1719.70788" calcext:value-type="float">
            <text:p>1719.70788</text:p>
          </table:table-cell>
          <table:table-cell office:value-type="float" office:value="112784696" calcext:value-type="float">
            <text:p>112784696</text:p>
          </table:table-cell>
          <table:table-cell office:value-type="float" office:value="1719.70788" calcext:value-type="float">
            <text:p>1719.70788</text:p>
          </table:table-cell>
          <table:table-cell table:number-columns-repeated="4"/>
          <table:table-cell office:value-type="float" office:value="3427.4274274274" calcext:value-type="float">
            <text:p>3427.4274274274</text:p>
          </table:table-cell>
          <table:table-cell office:value-type="float" office:value="1719.70788" calcext:value-type="float">
            <text:p>1719.7078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754" calcext:value-type="float">
            <text:p>-1754</text:p>
          </table:table-cell>
          <table:table-cell office:value-type="float" office:value="-114950144" calcext:value-type="float">
            <text:p>-114950144</text:p>
          </table:table-cell>
          <table:table-cell office:value-type="float" office:value="1747.88073" calcext:value-type="float">
            <text:p>1747.88073</text:p>
          </table:table-cell>
          <table:table-cell office:value-type="float" office:value="114264032" calcext:value-type="float">
            <text:p>114264032</text:p>
          </table:table-cell>
          <table:table-cell office:value-type="float" office:value="1747.88073" calcext:value-type="float">
            <text:p>1747.88073</text:p>
          </table:table-cell>
          <table:table-cell table:number-columns-repeated="4"/>
          <table:table-cell office:value-type="float" office:value="3459.4594594595" calcext:value-type="float">
            <text:p>3459.4594594595</text:p>
          </table:table-cell>
          <table:table-cell office:value-type="float" office:value="1747.88073" calcext:value-type="float">
            <text:p>1747.880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26.24108" calcext:value-type="float">
            <text:p>1726.24108</text:p>
          </table:table-cell>
          <table:table-cell office:value-type="float" office:value="113217504" calcext:value-type="float">
            <text:p>113217504</text:p>
          </table:table-cell>
          <table:table-cell office:value-type="float" office:value="1726.24108" calcext:value-type="float">
            <text:p>1726.24108</text:p>
          </table:table-cell>
          <table:table-cell table:number-columns-repeated="4"/>
          <table:table-cell office:value-type="float" office:value="3491.4914914915" calcext:value-type="float">
            <text:p>3491.4914914915</text:p>
          </table:table-cell>
          <table:table-cell office:value-type="float" office:value="1726.24108" calcext:value-type="float">
            <text:p>1726.24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746" calcext:value-type="float">
            <text:p>-1746</text:p>
          </table:table-cell>
          <table:table-cell office:value-type="float" office:value="-114425856" calcext:value-type="float">
            <text:p>-114425856</text:p>
          </table:table-cell>
          <table:table-cell office:value-type="float" office:value="1723.46118" calcext:value-type="float">
            <text:p>1723.46118</text:p>
          </table:table-cell>
          <table:table-cell office:value-type="float" office:value="112767184" calcext:value-type="float">
            <text:p>112767184</text:p>
          </table:table-cell>
          <table:table-cell office:value-type="float" office:value="1723.46118" calcext:value-type="float">
            <text:p>1723.46118</text:p>
          </table:table-cell>
          <table:table-cell table:number-columns-repeated="4"/>
          <table:table-cell office:value-type="float" office:value="3523.5235235235" calcext:value-type="float">
            <text:p>3523.5235235235</text:p>
          </table:table-cell>
          <table:table-cell office:value-type="float" office:value="1723.46118" calcext:value-type="float">
            <text:p>1723.461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742" calcext:value-type="float">
            <text:p>-1742</text:p>
          </table:table-cell>
          <table:table-cell office:value-type="float" office:value="-114163712" calcext:value-type="float">
            <text:p>-114163712</text:p>
          </table:table-cell>
          <table:table-cell office:value-type="float" office:value="1716.26379" calcext:value-type="float">
            <text:p>1716.26379</text:p>
          </table:table-cell>
          <table:table-cell office:value-type="float" office:value="112437512" calcext:value-type="float">
            <text:p>112437512</text:p>
          </table:table-cell>
          <table:table-cell office:value-type="float" office:value="1716.26379" calcext:value-type="float">
            <text:p>1716.26379</text:p>
          </table:table-cell>
          <table:table-cell table:number-columns-repeated="4"/>
          <table:table-cell office:value-type="float" office:value="3555.5555555556" calcext:value-type="float">
            <text:p>3555.5555555556</text:p>
          </table:table-cell>
          <table:table-cell office:value-type="float" office:value="1716.26379" calcext:value-type="float">
            <text:p>1716.263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743.02099" calcext:value-type="float">
            <text:p>1743.02099</text:p>
          </table:table-cell>
          <table:table-cell office:value-type="float" office:value="113400416" calcext:value-type="float">
            <text:p>113400416</text:p>
          </table:table-cell>
          <table:table-cell office:value-type="float" office:value="1743.02099" calcext:value-type="float">
            <text:p>1743.02099</text:p>
          </table:table-cell>
          <table:table-cell table:number-columns-repeated="4"/>
          <table:table-cell office:value-type="float" office:value="3587.5875875876" calcext:value-type="float">
            <text:p>3587.5875875876</text:p>
          </table:table-cell>
          <table:table-cell office:value-type="float" office:value="1743.02099" calcext:value-type="float">
            <text:p>1743.0209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36.14245" calcext:value-type="float">
            <text:p>1736.14245</text:p>
          </table:table-cell>
          <table:table-cell office:value-type="float" office:value="113712632" calcext:value-type="float">
            <text:p>113712632</text:p>
          </table:table-cell>
          <table:table-cell office:value-type="float" office:value="1736.14245" calcext:value-type="float">
            <text:p>1736.14245</text:p>
          </table:table-cell>
          <table:table-cell table:number-columns-repeated="4"/>
          <table:table-cell office:value-type="float" office:value="3619.6196196196" calcext:value-type="float">
            <text:p>3619.6196196196</text:p>
          </table:table-cell>
          <table:table-cell office:value-type="float" office:value="1736.14245" calcext:value-type="float">
            <text:p>1736.1424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731" calcext:value-type="float">
            <text:p>-1731</text:p>
          </table:table-cell>
          <table:table-cell office:value-type="float" office:value="-113442816" calcext:value-type="float">
            <text:p>-113442816</text:p>
          </table:table-cell>
          <table:table-cell office:value-type="float" office:value="1719.62707" calcext:value-type="float">
            <text:p>1719.62707</text:p>
          </table:table-cell>
          <table:table-cell office:value-type="float" office:value="112324064" calcext:value-type="float">
            <text:p>112324064</text:p>
          </table:table-cell>
          <table:table-cell office:value-type="float" office:value="1719.62707" calcext:value-type="float">
            <text:p>1719.62707</text:p>
          </table:table-cell>
          <table:table-cell table:number-columns-repeated="4"/>
          <table:table-cell office:value-type="float" office:value="3651.6516516517" calcext:value-type="float">
            <text:p>3651.6516516517</text:p>
          </table:table-cell>
          <table:table-cell office:value-type="float" office:value="1719.62707" calcext:value-type="float">
            <text:p>1719.627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44.13146" calcext:value-type="float">
            <text:p>1744.13146</text:p>
          </table:table-cell>
          <table:table-cell office:value-type="float" office:value="114381384" calcext:value-type="float">
            <text:p>114381384</text:p>
          </table:table-cell>
          <table:table-cell office:value-type="float" office:value="1744.13146" calcext:value-type="float">
            <text:p>1744.13146</text:p>
          </table:table-cell>
          <table:table-cell table:number-columns-repeated="4"/>
          <table:table-cell office:value-type="float" office:value="3683.6836836837" calcext:value-type="float">
            <text:p>3683.6836836837</text:p>
          </table:table-cell>
          <table:table-cell office:value-type="float" office:value="1744.13146" calcext:value-type="float">
            <text:p>1744.131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728" calcext:value-type="float">
            <text:p>-1728</text:p>
          </table:table-cell>
          <table:table-cell office:value-type="float" office:value="-113246208" calcext:value-type="float">
            <text:p>-113246208</text:p>
          </table:table-cell>
          <table:table-cell office:value-type="float" office:value="1737.78271" calcext:value-type="float">
            <text:p>1737.78271</text:p>
          </table:table-cell>
          <table:table-cell office:value-type="float" office:value="113445464" calcext:value-type="float">
            <text:p>113445464</text:p>
          </table:table-cell>
          <table:table-cell office:value-type="float" office:value="1737.78271" calcext:value-type="float">
            <text:p>1737.78271</text:p>
          </table:table-cell>
          <table:table-cell table:number-columns-repeated="4"/>
          <table:table-cell office:value-type="float" office:value="3715.7157157157" calcext:value-type="float">
            <text:p>3715.7157157157</text:p>
          </table:table-cell>
          <table:table-cell office:value-type="float" office:value="1737.78271" calcext:value-type="float">
            <text:p>1737.782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724" calcext:value-type="float">
            <text:p>-1724</text:p>
          </table:table-cell>
          <table:table-cell office:value-type="float" office:value="-112984064" calcext:value-type="float">
            <text:p>-112984064</text:p>
          </table:table-cell>
          <table:table-cell office:value-type="float" office:value="1728.79907" calcext:value-type="float">
            <text:p>1728.79907</text:p>
          </table:table-cell>
          <table:table-cell office:value-type="float" office:value="113619096" calcext:value-type="float">
            <text:p>113619096</text:p>
          </table:table-cell>
          <table:table-cell office:value-type="float" office:value="1728.79907" calcext:value-type="float">
            <text:p>1728.79907</text:p>
          </table:table-cell>
          <table:table-cell table:number-columns-repeated="4"/>
          <table:table-cell office:value-type="float" office:value="3747.7477477478" calcext:value-type="float">
            <text:p>3747.7477477478</text:p>
          </table:table-cell>
          <table:table-cell office:value-type="float" office:value="1728.79907" calcext:value-type="float">
            <text:p>1728.799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699.12841" calcext:value-type="float">
            <text:p>1699.12841</text:p>
          </table:table-cell>
          <table:table-cell office:value-type="float" office:value="111494192" calcext:value-type="float">
            <text:p>111494192</text:p>
          </table:table-cell>
          <table:table-cell office:value-type="float" office:value="1699.12841" calcext:value-type="float">
            <text:p>1699.12841</text:p>
          </table:table-cell>
          <table:table-cell table:number-columns-repeated="4"/>
          <table:table-cell office:value-type="float" office:value="3779.7797797798" calcext:value-type="float">
            <text:p>3779.7797797798</text:p>
          </table:table-cell>
          <table:table-cell office:value-type="float" office:value="1699.12841" calcext:value-type="float">
            <text:p>1699.128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24.1051" calcext:value-type="float">
            <text:p>1724.1051</text:p>
          </table:table-cell>
          <table:table-cell office:value-type="float" office:value="113527816" calcext:value-type="float">
            <text:p>113527816</text:p>
          </table:table-cell>
          <table:table-cell office:value-type="float" office:value="1724.1051" calcext:value-type="float">
            <text:p>1724.1051</text:p>
          </table:table-cell>
          <table:table-cell table:number-columns-repeated="4"/>
          <table:table-cell office:value-type="float" office:value="3811.8118118118" calcext:value-type="float">
            <text:p>3811.8118118118</text:p>
          </table:table-cell>
          <table:table-cell office:value-type="float" office:value="1724.1051" calcext:value-type="float">
            <text:p>1724.10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19.32922" calcext:value-type="float">
            <text:p>1719.32922</text:p>
          </table:table-cell>
          <table:table-cell office:value-type="float" office:value="112352352" calcext:value-type="float">
            <text:p>112352352</text:p>
          </table:table-cell>
          <table:table-cell office:value-type="float" office:value="1719.32922" calcext:value-type="float">
            <text:p>1719.32922</text:p>
          </table:table-cell>
          <table:table-cell table:number-columns-repeated="4"/>
          <table:table-cell office:value-type="float" office:value="3843.8438438439" calcext:value-type="float">
            <text:p>3843.8438438439</text:p>
          </table:table-cell>
          <table:table-cell office:value-type="float" office:value="1719.32922" calcext:value-type="float">
            <text:p>1719.329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46.52392" calcext:value-type="float">
            <text:p>1746.52392</text:p>
          </table:table-cell>
          <table:table-cell office:value-type="float" office:value="114140832" calcext:value-type="float">
            <text:p>114140832</text:p>
          </table:table-cell>
          <table:table-cell office:value-type="float" office:value="1746.52392" calcext:value-type="float">
            <text:p>1746.52392</text:p>
          </table:table-cell>
          <table:table-cell table:number-columns-repeated="4"/>
          <table:table-cell office:value-type="float" office:value="3875.8758758759" calcext:value-type="float">
            <text:p>3875.8758758759</text:p>
          </table:table-cell>
          <table:table-cell office:value-type="float" office:value="1746.52392" calcext:value-type="float">
            <text:p>1746.523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54.87011" calcext:value-type="float">
            <text:p>1754.87011</text:p>
          </table:table-cell>
          <table:table-cell office:value-type="float" office:value="116096368" calcext:value-type="float">
            <text:p>116096368</text:p>
          </table:table-cell>
          <table:table-cell office:value-type="float" office:value="1754.87011" calcext:value-type="float">
            <text:p>1754.87011</text:p>
          </table:table-cell>
          <table:table-cell table:number-columns-repeated="4"/>
          <table:table-cell office:value-type="float" office:value="3907.9079079079" calcext:value-type="float">
            <text:p>3907.9079079079</text:p>
          </table:table-cell>
          <table:table-cell office:value-type="float" office:value="1754.87011" calcext:value-type="float">
            <text:p>1754.870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708" calcext:value-type="float">
            <text:p>-1708</text:p>
          </table:table-cell>
          <table:table-cell office:value-type="float" office:value="-111935488" calcext:value-type="float">
            <text:p>-111935488</text:p>
          </table:table-cell>
          <table:table-cell office:value-type="float" office:value="1805.81469" calcext:value-type="float">
            <text:p>1805.81469</text:p>
          </table:table-cell>
          <table:table-cell office:value-type="float" office:value="118660704" calcext:value-type="float">
            <text:p>118660704</text:p>
          </table:table-cell>
          <table:table-cell office:value-type="float" office:value="1805.81469" calcext:value-type="float">
            <text:p>1805.81469</text:p>
          </table:table-cell>
          <table:table-cell table:number-columns-repeated="4"/>
          <table:table-cell office:value-type="float" office:value="3939.9399399399" calcext:value-type="float">
            <text:p>3939.9399399399</text:p>
          </table:table-cell>
          <table:table-cell office:value-type="float" office:value="1805.81469" calcext:value-type="float">
            <text:p>1805.814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02.99951" calcext:value-type="float">
            <text:p>1702.99951</text:p>
          </table:table-cell>
          <table:table-cell office:value-type="float" office:value="111338472" calcext:value-type="float">
            <text:p>111338472</text:p>
          </table:table-cell>
          <table:table-cell office:value-type="float" office:value="1702.99951" calcext:value-type="float">
            <text:p>1702.99951</text:p>
          </table:table-cell>
          <table:table-cell table:number-columns-repeated="4"/>
          <table:table-cell office:value-type="float" office:value="3971.971971972" calcext:value-type="float">
            <text:p>3971.971971972</text:p>
          </table:table-cell>
          <table:table-cell office:value-type="float" office:value="1702.99951" calcext:value-type="float">
            <text:p>1702.9995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97.11999" calcext:value-type="float">
            <text:p>1797.11999</text:p>
          </table:table-cell>
          <table:table-cell office:value-type="float" office:value="117599816" calcext:value-type="float">
            <text:p>117599816</text:p>
          </table:table-cell>
          <table:table-cell office:value-type="float" office:value="1797.11999" calcext:value-type="float">
            <text:p>1797.11999</text:p>
          </table:table-cell>
          <table:table-cell table:number-columns-repeated="4"/>
          <table:table-cell office:value-type="float" office:value="4004.004004004" calcext:value-type="float">
            <text:p>4004.004004004</text:p>
          </table:table-cell>
          <table:table-cell office:value-type="float" office:value="1797.11999" calcext:value-type="float">
            <text:p>1797.119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30.65368" calcext:value-type="float">
            <text:p>1730.65368</text:p>
          </table:table-cell>
          <table:table-cell office:value-type="float" office:value="113169232" calcext:value-type="float">
            <text:p>113169232</text:p>
          </table:table-cell>
          <table:table-cell office:value-type="float" office:value="1730.65368" calcext:value-type="float">
            <text:p>1730.65368</text:p>
          </table:table-cell>
          <table:table-cell table:number-columns-repeated="4"/>
          <table:table-cell office:value-type="float" office:value="4036.036036036" calcext:value-type="float">
            <text:p>4036.036036036</text:p>
          </table:table-cell>
          <table:table-cell office:value-type="float" office:value="1730.65368" calcext:value-type="float">
            <text:p>1730.653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47.39721" calcext:value-type="float">
            <text:p>1747.39721</text:p>
          </table:table-cell>
          <table:table-cell office:value-type="float" office:value="114899712" calcext:value-type="float">
            <text:p>114899712</text:p>
          </table:table-cell>
          <table:table-cell office:value-type="float" office:value="1747.39721" calcext:value-type="float">
            <text:p>1747.39721</text:p>
          </table:table-cell>
          <table:table-cell table:number-columns-repeated="4"/>
          <table:table-cell office:value-type="float" office:value="4068.0680680681" calcext:value-type="float">
            <text:p>4068.0680680681</text:p>
          </table:table-cell>
          <table:table-cell office:value-type="float" office:value="1747.39721" calcext:value-type="float">
            <text:p>1747.397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34.64965" calcext:value-type="float">
            <text:p>1734.64965</text:p>
          </table:table-cell>
          <table:table-cell office:value-type="float" office:value="113419032" calcext:value-type="float">
            <text:p>113419032</text:p>
          </table:table-cell>
          <table:table-cell office:value-type="float" office:value="1734.64965" calcext:value-type="float">
            <text:p>1734.64965</text:p>
          </table:table-cell>
          <table:table-cell table:number-columns-repeated="4"/>
          <table:table-cell office:value-type="float" office:value="4100.1001001001" calcext:value-type="float">
            <text:p>4100.1001001001</text:p>
          </table:table-cell>
          <table:table-cell office:value-type="float" office:value="1734.64965" calcext:value-type="float">
            <text:p>1734.649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56.09313" calcext:value-type="float">
            <text:p>1756.09313</text:p>
          </table:table-cell>
          <table:table-cell office:value-type="float" office:value="115283336" calcext:value-type="float">
            <text:p>115283336</text:p>
          </table:table-cell>
          <table:table-cell office:value-type="float" office:value="1756.09313" calcext:value-type="float">
            <text:p>1756.09313</text:p>
          </table:table-cell>
          <table:table-cell table:number-columns-repeated="4"/>
          <table:table-cell office:value-type="float" office:value="4132.1321321321" calcext:value-type="float">
            <text:p>4132.1321321321</text:p>
          </table:table-cell>
          <table:table-cell office:value-type="float" office:value="1756.09313" calcext:value-type="float">
            <text:p>1756.093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721" calcext:value-type="float">
            <text:p>-1721</text:p>
          </table:table-cell>
          <table:table-cell office:value-type="float" office:value="-112787456" calcext:value-type="float">
            <text:p>-112787456</text:p>
          </table:table-cell>
          <table:table-cell office:value-type="float" office:value="1742.14135" calcext:value-type="float">
            <text:p>1742.14135</text:p>
          </table:table-cell>
          <table:table-cell office:value-type="float" office:value="114439808" calcext:value-type="float">
            <text:p>114439808</text:p>
          </table:table-cell>
          <table:table-cell office:value-type="float" office:value="1742.14135" calcext:value-type="float">
            <text:p>1742.14135</text:p>
          </table:table-cell>
          <table:table-cell table:number-columns-repeated="4"/>
          <table:table-cell office:value-type="float" office:value="4164.1641641642" calcext:value-type="float">
            <text:p>4164.1641641642</text:p>
          </table:table-cell>
          <table:table-cell office:value-type="float" office:value="1742.14135" calcext:value-type="float">
            <text:p>1742.141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724" calcext:value-type="float">
            <text:p>-1724</text:p>
          </table:table-cell>
          <table:table-cell office:value-type="float" office:value="-112984064" calcext:value-type="float">
            <text:p>-112984064</text:p>
          </table:table-cell>
          <table:table-cell office:value-type="float" office:value="1731.00231" calcext:value-type="float">
            <text:p>1731.00231</text:p>
          </table:table-cell>
          <table:table-cell office:value-type="float" office:value="113689520" calcext:value-type="float">
            <text:p>113689520</text:p>
          </table:table-cell>
          <table:table-cell office:value-type="float" office:value="1731.00231" calcext:value-type="float">
            <text:p>1731.00231</text:p>
          </table:table-cell>
          <table:table-cell table:number-columns-repeated="4"/>
          <table:table-cell office:value-type="float" office:value="4196.1961961962" calcext:value-type="float">
            <text:p>4196.1961961962</text:p>
          </table:table-cell>
          <table:table-cell office:value-type="float" office:value="1731.00231" calcext:value-type="float">
            <text:p>1731.002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728" calcext:value-type="float">
            <text:p>-1728</text:p>
          </table:table-cell>
          <table:table-cell office:value-type="float" office:value="-113246208" calcext:value-type="float">
            <text:p>-113246208</text:p>
          </table:table-cell>
          <table:table-cell office:value-type="float" office:value="1736.47216" calcext:value-type="float">
            <text:p>1736.47216</text:p>
          </table:table-cell>
          <table:table-cell office:value-type="float" office:value="114097240" calcext:value-type="float">
            <text:p>114097240</text:p>
          </table:table-cell>
          <table:table-cell office:value-type="float" office:value="1736.47216" calcext:value-type="float">
            <text:p>1736.47216</text:p>
          </table:table-cell>
          <table:table-cell table:number-columns-repeated="4"/>
          <table:table-cell office:value-type="float" office:value="4228.2282282282" calcext:value-type="float">
            <text:p>4228.2282282282</text:p>
          </table:table-cell>
          <table:table-cell office:value-type="float" office:value="1736.47216" calcext:value-type="float">
            <text:p>1736.472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731" calcext:value-type="float">
            <text:p>-1731</text:p>
          </table:table-cell>
          <table:table-cell office:value-type="float" office:value="-113442816" calcext:value-type="float">
            <text:p>-113442816</text:p>
          </table:table-cell>
          <table:table-cell office:value-type="float" office:value="1764.04528" calcext:value-type="float">
            <text:p>1764.04528</text:p>
          </table:table-cell>
          <table:table-cell office:value-type="float" office:value="115764008" calcext:value-type="float">
            <text:p>115764008</text:p>
          </table:table-cell>
          <table:table-cell office:value-type="float" office:value="1764.04528" calcext:value-type="float">
            <text:p>1764.04528</text:p>
          </table:table-cell>
          <table:table-cell table:number-columns-repeated="4"/>
          <table:table-cell office:value-type="float" office:value="4260.2602602603" calcext:value-type="float">
            <text:p>4260.2602602603</text:p>
          </table:table-cell>
          <table:table-cell office:value-type="float" office:value="1764.04528" calcext:value-type="float">
            <text:p>1764.045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735" calcext:value-type="float">
            <text:p>-1735</text:p>
          </table:table-cell>
          <table:table-cell office:value-type="float" office:value="-113704960" calcext:value-type="float">
            <text:p>-113704960</text:p>
          </table:table-cell>
          <table:table-cell office:value-type="float" office:value="1748.53564" calcext:value-type="float">
            <text:p>1748.53564</text:p>
          </table:table-cell>
          <table:table-cell office:value-type="float" office:value="114276920" calcext:value-type="float">
            <text:p>114276920</text:p>
          </table:table-cell>
          <table:table-cell office:value-type="float" office:value="1748.53564" calcext:value-type="float">
            <text:p>1748.53564</text:p>
          </table:table-cell>
          <table:table-cell table:number-columns-repeated="4"/>
          <table:table-cell office:value-type="float" office:value="4292.2922922923" calcext:value-type="float">
            <text:p>4292.2922922923</text:p>
          </table:table-cell>
          <table:table-cell office:value-type="float" office:value="1748.53564" calcext:value-type="float">
            <text:p>1748.5356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739" calcext:value-type="float">
            <text:p>-1739</text:p>
          </table:table-cell>
          <table:table-cell office:value-type="float" office:value="-113967104" calcext:value-type="float">
            <text:p>-113967104</text:p>
          </table:table-cell>
          <table:table-cell office:value-type="float" office:value="1788.06005" calcext:value-type="float">
            <text:p>1788.06005</text:p>
          </table:table-cell>
          <table:table-cell office:value-type="float" office:value="117499872" calcext:value-type="float">
            <text:p>117499872</text:p>
          </table:table-cell>
          <table:table-cell office:value-type="float" office:value="1788.06005" calcext:value-type="float">
            <text:p>1788.06005</text:p>
          </table:table-cell>
          <table:table-cell table:number-columns-repeated="4"/>
          <table:table-cell office:value-type="float" office:value="4324.3243243243" calcext:value-type="float">
            <text:p>4324.3243243243</text:p>
          </table:table-cell>
          <table:table-cell office:value-type="float" office:value="1788.06005" calcext:value-type="float">
            <text:p>1788.060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699.25549" calcext:value-type="float">
            <text:p>1699.25549</text:p>
          </table:table-cell>
          <table:table-cell office:value-type="float" office:value="111900312" calcext:value-type="float">
            <text:p>111900312</text:p>
          </table:table-cell>
          <table:table-cell office:value-type="float" office:value="1699.25549" calcext:value-type="float">
            <text:p>1699.25549</text:p>
          </table:table-cell>
          <table:table-cell table:number-columns-repeated="4"/>
          <table:table-cell office:value-type="float" office:value="4356.3563563564" calcext:value-type="float">
            <text:p>4356.3563563564</text:p>
          </table:table-cell>
          <table:table-cell office:value-type="float" office:value="1699.25549" calcext:value-type="float">
            <text:p>1699.255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77.27465" calcext:value-type="float">
            <text:p>1777.27465</text:p>
          </table:table-cell>
          <table:table-cell office:value-type="float" office:value="116722944" calcext:value-type="float">
            <text:p>116722944</text:p>
          </table:table-cell>
          <table:table-cell office:value-type="float" office:value="1777.27465" calcext:value-type="float">
            <text:p>1777.27465</text:p>
          </table:table-cell>
          <table:table-cell table:number-columns-repeated="4"/>
          <table:table-cell office:value-type="float" office:value="4388.3883883884" calcext:value-type="float">
            <text:p>4388.3883883884</text:p>
          </table:table-cell>
          <table:table-cell office:value-type="float" office:value="1777.27465" calcext:value-type="float">
            <text:p>1777.274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753" calcext:value-type="float">
            <text:p>-1753</text:p>
          </table:table-cell>
          <table:table-cell office:value-type="float" office:value="-114884608" calcext:value-type="float">
            <text:p>-114884608</text:p>
          </table:table-cell>
          <table:table-cell office:value-type="float" office:value="1750.90136" calcext:value-type="float">
            <text:p>1750.90136</text:p>
          </table:table-cell>
          <table:table-cell office:value-type="float" office:value="114841864" calcext:value-type="float">
            <text:p>114841864</text:p>
          </table:table-cell>
          <table:table-cell office:value-type="float" office:value="1750.90136" calcext:value-type="float">
            <text:p>1750.90136</text:p>
          </table:table-cell>
          <table:table-cell table:number-columns-repeated="4"/>
          <table:table-cell office:value-type="float" office:value="4420.4204204204" calcext:value-type="float">
            <text:p>4420.4204204204</text:p>
          </table:table-cell>
          <table:table-cell office:value-type="float" office:value="1750.90136" calcext:value-type="float">
            <text:p>1750.901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1751.81677" calcext:value-type="float">
            <text:p>1751.81677</text:p>
          </table:table-cell>
          <table:table-cell office:value-type="float" office:value="115613584" calcext:value-type="float">
            <text:p>115613584</text:p>
          </table:table-cell>
          <table:table-cell office:value-type="float" office:value="1751.81677" calcext:value-type="float">
            <text:p>1751.81677</text:p>
          </table:table-cell>
          <table:table-cell table:number-columns-repeated="4"/>
          <table:table-cell office:value-type="float" office:value="4452.4524524525" calcext:value-type="float">
            <text:p>4452.4524524525</text:p>
          </table:table-cell>
          <table:table-cell office:value-type="float" office:value="1751.81677" calcext:value-type="float">
            <text:p>1751.8167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1726.03613" calcext:value-type="float">
            <text:p>1726.03613</text:p>
          </table:table-cell>
          <table:table-cell office:value-type="float" office:value="112731240" calcext:value-type="float">
            <text:p>112731240</text:p>
          </table:table-cell>
          <table:table-cell office:value-type="float" office:value="1726.03613" calcext:value-type="float">
            <text:p>1726.03613</text:p>
          </table:table-cell>
          <table:table-cell table:number-columns-repeated="4"/>
          <table:table-cell office:value-type="float" office:value="4484.4844844845" calcext:value-type="float">
            <text:p>4484.4844844845</text:p>
          </table:table-cell>
          <table:table-cell office:value-type="float" office:value="1726.03613" calcext:value-type="float">
            <text:p>1726.036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767" calcext:value-type="float">
            <text:p>-1767</text:p>
          </table:table-cell>
          <table:table-cell office:value-type="float" office:value="-115802112" calcext:value-type="float">
            <text:p>-115802112</text:p>
          </table:table-cell>
          <table:table-cell office:value-type="float" office:value="1714.04248" calcext:value-type="float">
            <text:p>1714.04248</text:p>
          </table:table-cell>
          <table:table-cell office:value-type="float" office:value="112519832" calcext:value-type="float">
            <text:p>112519832</text:p>
          </table:table-cell>
          <table:table-cell office:value-type="float" office:value="1714.04248" calcext:value-type="float">
            <text:p>1714.04248</text:p>
          </table:table-cell>
          <table:table-cell table:number-columns-repeated="4"/>
          <table:table-cell office:value-type="float" office:value="4516.5165165165" calcext:value-type="float">
            <text:p>4516.5165165165</text:p>
          </table:table-cell>
          <table:table-cell office:value-type="float" office:value="1714.04248" calcext:value-type="float">
            <text:p>1714.042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68.93786" calcext:value-type="float">
            <text:p>1768.93786</text:p>
          </table:table-cell>
          <table:table-cell office:value-type="float" office:value="115422152" calcext:value-type="float">
            <text:p>115422152</text:p>
          </table:table-cell>
          <table:table-cell office:value-type="float" office:value="1768.93786" calcext:value-type="float">
            <text:p>1768.93786</text:p>
          </table:table-cell>
          <table:table-cell table:number-columns-repeated="4"/>
          <table:table-cell office:value-type="float" office:value="4548.5485485486" calcext:value-type="float">
            <text:p>4548.5485485486</text:p>
          </table:table-cell>
          <table:table-cell office:value-type="float" office:value="1768.93786" calcext:value-type="float">
            <text:p>1768.9378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56.20703" calcext:value-type="float">
            <text:p>1756.20703</text:p>
          </table:table-cell>
          <table:table-cell office:value-type="float" office:value="116022840" calcext:value-type="float">
            <text:p>116022840</text:p>
          </table:table-cell>
          <table:table-cell office:value-type="float" office:value="1756.20703" calcext:value-type="float">
            <text:p>1756.20703</text:p>
          </table:table-cell>
          <table:table-cell table:number-columns-repeated="4"/>
          <table:table-cell office:value-type="float" office:value="4580.5805805806" calcext:value-type="float">
            <text:p>4580.5805805806</text:p>
          </table:table-cell>
          <table:table-cell office:value-type="float" office:value="1756.20703" calcext:value-type="float">
            <text:p>1756.207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777" calcext:value-type="float">
            <text:p>-1777</text:p>
          </table:table-cell>
          <table:table-cell office:value-type="float" office:value="-116457472" calcext:value-type="float">
            <text:p>-116457472</text:p>
          </table:table-cell>
          <table:table-cell office:value-type="float" office:value="1742.22204" calcext:value-type="float">
            <text:p>1742.22204</text:p>
          </table:table-cell>
          <table:table-cell office:value-type="float" office:value="114345080" calcext:value-type="float">
            <text:p>114345080</text:p>
          </table:table-cell>
          <table:table-cell office:value-type="float" office:value="1742.22204" calcext:value-type="float">
            <text:p>1742.22204</text:p>
          </table:table-cell>
          <table:table-cell table:number-columns-repeated="4"/>
          <table:table-cell office:value-type="float" office:value="4612.6126126126" calcext:value-type="float">
            <text:p>4612.6126126126</text:p>
          </table:table-cell>
          <table:table-cell office:value-type="float" office:value="1742.22204" calcext:value-type="float">
            <text:p>1742.2220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79.20324" calcext:value-type="float">
            <text:p>1779.20324</text:p>
          </table:table-cell>
          <table:table-cell office:value-type="float" office:value="115949096" calcext:value-type="float">
            <text:p>115949096</text:p>
          </table:table-cell>
          <table:table-cell office:value-type="float" office:value="1779.20324" calcext:value-type="float">
            <text:p>1779.20324</text:p>
          </table:table-cell>
          <table:table-cell table:number-columns-repeated="4"/>
          <table:table-cell office:value-type="float" office:value="4644.6446446447" calcext:value-type="float">
            <text:p>4644.6446446447</text:p>
          </table:table-cell>
          <table:table-cell office:value-type="float" office:value="1779.20324" calcext:value-type="float">
            <text:p>1779.2032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80.44128" calcext:value-type="float">
            <text:p>1780.44128</text:p>
          </table:table-cell>
          <table:table-cell office:value-type="float" office:value="116057912" calcext:value-type="float">
            <text:p>116057912</text:p>
          </table:table-cell>
          <table:table-cell office:value-type="float" office:value="1780.44128" calcext:value-type="float">
            <text:p>1780.44128</text:p>
          </table:table-cell>
          <table:table-cell table:number-columns-repeated="4"/>
          <table:table-cell office:value-type="float" office:value="4676.6766766767" calcext:value-type="float">
            <text:p>4676.6766766767</text:p>
          </table:table-cell>
          <table:table-cell office:value-type="float" office:value="1780.44128" calcext:value-type="float">
            <text:p>1780.441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18.2467" calcext:value-type="float">
            <text:p>1718.2467</text:p>
          </table:table-cell>
          <table:table-cell office:value-type="float" office:value="112697720" calcext:value-type="float">
            <text:p>112697720</text:p>
          </table:table-cell>
          <table:table-cell office:value-type="float" office:value="1718.2467" calcext:value-type="float">
            <text:p>1718.2467</text:p>
          </table:table-cell>
          <table:table-cell table:number-columns-repeated="4"/>
          <table:table-cell office:value-type="float" office:value="4708.7087087087" calcext:value-type="float">
            <text:p>4708.7087087087</text:p>
          </table:table-cell>
          <table:table-cell office:value-type="float" office:value="1718.2467" calcext:value-type="float">
            <text:p>1718.246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24.15942" calcext:value-type="float">
            <text:p>1724.15942</text:p>
          </table:table-cell>
          <table:table-cell office:value-type="float" office:value="112502744" calcext:value-type="float">
            <text:p>112502744</text:p>
          </table:table-cell>
          <table:table-cell office:value-type="float" office:value="1724.15942" calcext:value-type="float">
            <text:p>1724.15942</text:p>
          </table:table-cell>
          <table:table-cell table:number-columns-repeated="4"/>
          <table:table-cell office:value-type="float" office:value="4740.7407407407" calcext:value-type="float">
            <text:p>4740.7407407407</text:p>
          </table:table-cell>
          <table:table-cell office:value-type="float" office:value="1724.15942" calcext:value-type="float">
            <text:p>1724.159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39.1427" calcext:value-type="float">
            <text:p>1739.1427</text:p>
          </table:table-cell>
          <table:table-cell office:value-type="float" office:value="114536928" calcext:value-type="float">
            <text:p>114536928</text:p>
          </table:table-cell>
          <table:table-cell office:value-type="float" office:value="1739.1427" calcext:value-type="float">
            <text:p>1739.1427</text:p>
          </table:table-cell>
          <table:table-cell table:number-columns-repeated="4"/>
          <table:table-cell office:value-type="float" office:value="4772.7727727728" calcext:value-type="float">
            <text:p>4772.7727727728</text:p>
          </table:table-cell>
          <table:table-cell office:value-type="float" office:value="1739.1427" calcext:value-type="float">
            <text:p>1739.14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75.97851" calcext:value-type="float">
            <text:p>1775.97851</text:p>
          </table:table-cell>
          <table:table-cell office:value-type="float" office:value="116593040" calcext:value-type="float">
            <text:p>116593040</text:p>
          </table:table-cell>
          <table:table-cell office:value-type="float" office:value="1775.97851" calcext:value-type="float">
            <text:p>1775.97851</text:p>
          </table:table-cell>
          <table:table-cell table:number-columns-repeated="4"/>
          <table:table-cell office:value-type="float" office:value="4804.8048048048" calcext:value-type="float">
            <text:p>4804.8048048048</text:p>
          </table:table-cell>
          <table:table-cell office:value-type="float" office:value="1775.97851" calcext:value-type="float">
            <text:p>1775.978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40.40515" calcext:value-type="float">
            <text:p>1740.40515</text:p>
          </table:table-cell>
          <table:table-cell office:value-type="float" office:value="113985992" calcext:value-type="float">
            <text:p>113985992</text:p>
          </table:table-cell>
          <table:table-cell office:value-type="float" office:value="1740.40515" calcext:value-type="float">
            <text:p>1740.40515</text:p>
          </table:table-cell>
          <table:table-cell table:number-columns-repeated="4"/>
          <table:table-cell office:value-type="float" office:value="4836.8368368368" calcext:value-type="float">
            <text:p>4836.8368368368</text:p>
          </table:table-cell>
          <table:table-cell office:value-type="float" office:value="1740.40515" calcext:value-type="float">
            <text:p>1740.405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12.79345" calcext:value-type="float">
            <text:p>1712.79345</text:p>
          </table:table-cell>
          <table:table-cell office:value-type="float" office:value="112095408" calcext:value-type="float">
            <text:p>112095408</text:p>
          </table:table-cell>
          <table:table-cell office:value-type="float" office:value="1712.79345" calcext:value-type="float">
            <text:p>1712.79345</text:p>
          </table:table-cell>
          <table:table-cell table:number-columns-repeated="4"/>
          <table:table-cell office:value-type="float" office:value="4868.8688688689" calcext:value-type="float">
            <text:p>4868.8688688689</text:p>
          </table:table-cell>
          <table:table-cell office:value-type="float" office:value="1712.79345" calcext:value-type="float">
            <text:p>1712.7934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813" calcext:value-type="float">
            <text:p>-1813</text:p>
          </table:table-cell>
          <table:table-cell office:value-type="float" office:value="-118816768" calcext:value-type="float">
            <text:p>-118816768</text:p>
          </table:table-cell>
          <table:table-cell office:value-type="float" office:value="1715.72399" calcext:value-type="float">
            <text:p>1715.72399</text:p>
          </table:table-cell>
          <table:table-cell office:value-type="float" office:value="111919320" calcext:value-type="float">
            <text:p>111919320</text:p>
          </table:table-cell>
          <table:table-cell office:value-type="float" office:value="1715.72399" calcext:value-type="float">
            <text:p>1715.72399</text:p>
          </table:table-cell>
          <table:table-cell table:number-columns-repeated="4"/>
          <table:table-cell office:value-type="float" office:value="4900.9009009009" calcext:value-type="float">
            <text:p>4900.9009009009</text:p>
          </table:table-cell>
          <table:table-cell office:value-type="float" office:value="1715.72399" calcext:value-type="float">
            <text:p>1715.7239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1745.479" calcext:value-type="float">
            <text:p>1745.479</text:p>
          </table:table-cell>
          <table:table-cell office:value-type="float" office:value="114398416" calcext:value-type="float">
            <text:p>114398416</text:p>
          </table:table-cell>
          <table:table-cell office:value-type="float" office:value="1745.479" calcext:value-type="float">
            <text:p>1745.479</text:p>
          </table:table-cell>
          <table:table-cell table:number-columns-repeated="4"/>
          <table:table-cell office:value-type="float" office:value="4932.9329329329" calcext:value-type="float">
            <text:p>4932.9329329329</text:p>
          </table:table-cell>
          <table:table-cell office:value-type="float" office:value="1745.479" calcext:value-type="float">
            <text:p>1745.4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818" calcext:value-type="float">
            <text:p>-1818</text:p>
          </table:table-cell>
          <table:table-cell office:value-type="float" office:value="-119144448" calcext:value-type="float">
            <text:p>-119144448</text:p>
          </table:table-cell>
          <table:table-cell office:value-type="float" office:value="1724.92126" calcext:value-type="float">
            <text:p>1724.92126</text:p>
          </table:table-cell>
          <table:table-cell office:value-type="float" office:value="113575944" calcext:value-type="float">
            <text:p>113575944</text:p>
          </table:table-cell>
          <table:table-cell office:value-type="float" office:value="1724.92126" calcext:value-type="float">
            <text:p>1724.92126</text:p>
          </table:table-cell>
          <table:table-cell table:number-columns-repeated="4"/>
          <table:table-cell office:value-type="float" office:value="4964.964964965" calcext:value-type="float">
            <text:p>4964.964964965</text:p>
          </table:table-cell>
          <table:table-cell office:value-type="float" office:value="1724.92126" calcext:value-type="float">
            <text:p>1724.9212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70.07482" calcext:value-type="float">
            <text:p>1770.07482</text:p>
          </table:table-cell>
          <table:table-cell office:value-type="float" office:value="115556424" calcext:value-type="float">
            <text:p>115556424</text:p>
          </table:table-cell>
          <table:table-cell office:value-type="float" office:value="1770.07482" calcext:value-type="float">
            <text:p>1770.07482</text:p>
          </table:table-cell>
          <table:table-cell table:number-columns-repeated="4"/>
          <table:table-cell office:value-type="float" office:value="4996.996996997" calcext:value-type="float">
            <text:p>4996.996996997</text:p>
          </table:table-cell>
          <table:table-cell office:value-type="float" office:value="1770.07482" calcext:value-type="float">
            <text:p>1770.0748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22.6311" calcext:value-type="float">
            <text:p>1722.6311</text:p>
          </table:table-cell>
          <table:table-cell office:value-type="float" office:value="112461832" calcext:value-type="float">
            <text:p>112461832</text:p>
          </table:table-cell>
          <table:table-cell office:value-type="float" office:value="1722.6311" calcext:value-type="float">
            <text:p>1722.6311</text:p>
          </table:table-cell>
          <table:table-cell table:number-columns-repeated="4"/>
          <table:table-cell office:value-type="float" office:value="5029.029029029" calcext:value-type="float">
            <text:p>5029.029029029</text:p>
          </table:table-cell>
          <table:table-cell office:value-type="float" office:value="1722.6311" calcext:value-type="float">
            <text:p>1722.63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823" calcext:value-type="float">
            <text:p>-1823</text:p>
          </table:table-cell>
          <table:table-cell office:value-type="float" office:value="-119472128" calcext:value-type="float">
            <text:p>-119472128</text:p>
          </table:table-cell>
          <table:table-cell office:value-type="float" office:value="1749.66674" calcext:value-type="float">
            <text:p>1749.66674</text:p>
          </table:table-cell>
          <table:table-cell office:value-type="float" office:value="114614504" calcext:value-type="float">
            <text:p>114614504</text:p>
          </table:table-cell>
          <table:table-cell office:value-type="float" office:value="1749.66674" calcext:value-type="float">
            <text:p>1749.66674</text:p>
          </table:table-cell>
          <table:table-cell table:number-columns-repeated="4"/>
          <table:table-cell office:value-type="float" office:value="5061.0610610611" calcext:value-type="float">
            <text:p>5061.0610610611</text:p>
          </table:table-cell>
          <table:table-cell office:value-type="float" office:value="1749.66674" calcext:value-type="float">
            <text:p>1749.6667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823" calcext:value-type="float">
            <text:p>-1823</text:p>
          </table:table-cell>
          <table:table-cell office:value-type="float" office:value="-119472128" calcext:value-type="float">
            <text:p>-119472128</text:p>
          </table:table-cell>
          <table:table-cell office:value-type="float" office:value="1744.73852" calcext:value-type="float">
            <text:p>1744.73852</text:p>
          </table:table-cell>
          <table:table-cell office:value-type="float" office:value="114339280" calcext:value-type="float">
            <text:p>114339280</text:p>
          </table:table-cell>
          <table:table-cell office:value-type="float" office:value="1744.73852" calcext:value-type="float">
            <text:p>1744.73852</text:p>
          </table:table-cell>
          <table:table-cell table:number-columns-repeated="4"/>
          <table:table-cell office:value-type="float" office:value="5093.0930930931" calcext:value-type="float">
            <text:p>5093.0930930931</text:p>
          </table:table-cell>
          <table:table-cell office:value-type="float" office:value="1744.73852" calcext:value-type="float">
            <text:p>1744.738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824" calcext:value-type="float">
            <text:p>-1824</text:p>
          </table:table-cell>
          <table:table-cell office:value-type="float" office:value="-119537664" calcext:value-type="float">
            <text:p>-119537664</text:p>
          </table:table-cell>
          <table:table-cell office:value-type="float" office:value="1741.04125" calcext:value-type="float">
            <text:p>1741.04125</text:p>
          </table:table-cell>
          <table:table-cell office:value-type="float" office:value="113933040" calcext:value-type="float">
            <text:p>113933040</text:p>
          </table:table-cell>
          <table:table-cell office:value-type="float" office:value="1741.04125" calcext:value-type="float">
            <text:p>1741.04125</text:p>
          </table:table-cell>
          <table:table-cell table:number-columns-repeated="4"/>
          <table:table-cell office:value-type="float" office:value="5125.1251251251" calcext:value-type="float">
            <text:p>5125.1251251251</text:p>
          </table:table-cell>
          <table:table-cell office:value-type="float" office:value="1741.04125" calcext:value-type="float">
            <text:p>1741.041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25.19323" calcext:value-type="float">
            <text:p>1725.19323</text:p>
          </table:table-cell>
          <table:table-cell office:value-type="float" office:value="113586440" calcext:value-type="float">
            <text:p>113586440</text:p>
          </table:table-cell>
          <table:table-cell office:value-type="float" office:value="1725.19323" calcext:value-type="float">
            <text:p>1725.19323</text:p>
          </table:table-cell>
          <table:table-cell table:number-columns-repeated="4"/>
          <table:table-cell office:value-type="float" office:value="5157.1571571572" calcext:value-type="float">
            <text:p>5157.1571571572</text:p>
          </table:table-cell>
          <table:table-cell office:value-type="float" office:value="1725.19323" calcext:value-type="float">
            <text:p>1725.1932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7.40979" calcext:value-type="float">
            <text:p>1757.40979</text:p>
          </table:table-cell>
          <table:table-cell office:value-type="float" office:value="115529480" calcext:value-type="float">
            <text:p>115529480</text:p>
          </table:table-cell>
          <table:table-cell office:value-type="float" office:value="1757.40979" calcext:value-type="float">
            <text:p>1757.40979</text:p>
          </table:table-cell>
          <table:table-cell table:number-columns-repeated="4"/>
          <table:table-cell office:value-type="float" office:value="5189.1891891892" calcext:value-type="float">
            <text:p>5189.1891891892</text:p>
          </table:table-cell>
          <table:table-cell office:value-type="float" office:value="1757.40979" calcext:value-type="float">
            <text:p>1757.409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816" calcext:value-type="float">
            <text:p>-1816</text:p>
          </table:table-cell>
          <table:table-cell office:value-type="float" office:value="-119013376" calcext:value-type="float">
            <text:p>-119013376</text:p>
          </table:table-cell>
          <table:table-cell office:value-type="float" office:value="1744.43139" calcext:value-type="float">
            <text:p>1744.43139</text:p>
          </table:table-cell>
          <table:table-cell office:value-type="float" office:value="113442272" calcext:value-type="float">
            <text:p>113442272</text:p>
          </table:table-cell>
          <table:table-cell office:value-type="float" office:value="1744.43139" calcext:value-type="float">
            <text:p>1744.43139</text:p>
          </table:table-cell>
          <table:table-cell table:number-columns-repeated="4"/>
          <table:table-cell office:value-type="float" office:value="5221.2212212212" calcext:value-type="float">
            <text:p>5221.2212212212</text:p>
          </table:table-cell>
          <table:table-cell office:value-type="float" office:value="1744.43139" calcext:value-type="float">
            <text:p>1744.431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18.7666" calcext:value-type="float">
            <text:p>1718.7666</text:p>
          </table:table-cell>
          <table:table-cell office:value-type="float" office:value="113413576" calcext:value-type="float">
            <text:p>113413576</text:p>
          </table:table-cell>
          <table:table-cell office:value-type="float" office:value="1718.7666" calcext:value-type="float">
            <text:p>1718.7666</text:p>
          </table:table-cell>
          <table:table-cell table:number-columns-repeated="4"/>
          <table:table-cell office:value-type="float" office:value="5253.2532532533" calcext:value-type="float">
            <text:p>5253.2532532533</text:p>
          </table:table-cell>
          <table:table-cell office:value-type="float" office:value="1718.7666" calcext:value-type="float">
            <text:p>1718.76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44.56066" calcext:value-type="float">
            <text:p>1744.56066</text:p>
          </table:table-cell>
          <table:table-cell office:value-type="float" office:value="114706376" calcext:value-type="float">
            <text:p>114706376</text:p>
          </table:table-cell>
          <table:table-cell office:value-type="float" office:value="1744.56066" calcext:value-type="float">
            <text:p>1744.56066</text:p>
          </table:table-cell>
          <table:table-cell table:number-columns-repeated="4"/>
          <table:table-cell office:value-type="float" office:value="5285.2852852853" calcext:value-type="float">
            <text:p>5285.2852852853</text:p>
          </table:table-cell>
          <table:table-cell office:value-type="float" office:value="1744.56066" calcext:value-type="float">
            <text:p>1744.560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05.833" calcext:value-type="float">
            <text:p>1705.833</text:p>
          </table:table-cell>
          <table:table-cell office:value-type="float" office:value="111337192" calcext:value-type="float">
            <text:p>111337192</text:p>
          </table:table-cell>
          <table:table-cell office:value-type="float" office:value="1705.833" calcext:value-type="float">
            <text:p>1705.833</text:p>
          </table:table-cell>
          <table:table-cell table:number-columns-repeated="4"/>
          <table:table-cell office:value-type="float" office:value="5317.3173173173" calcext:value-type="float">
            <text:p>5317.3173173173</text:p>
          </table:table-cell>
          <table:table-cell office:value-type="float" office:value="1705.833" calcext:value-type="float">
            <text:p>1705.8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5.24121" calcext:value-type="float">
            <text:p>1745.24121</text:p>
          </table:table-cell>
          <table:table-cell office:value-type="float" office:value="114686168" calcext:value-type="float">
            <text:p>114686168</text:p>
          </table:table-cell>
          <table:table-cell office:value-type="float" office:value="1745.24121" calcext:value-type="float">
            <text:p>1745.24121</text:p>
          </table:table-cell>
          <table:table-cell table:number-columns-repeated="4"/>
          <table:table-cell office:value-type="float" office:value="5349.3493493494" calcext:value-type="float">
            <text:p>5349.3493493494</text:p>
          </table:table-cell>
          <table:table-cell office:value-type="float" office:value="1745.24121" calcext:value-type="float">
            <text:p>1745.241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11.74353" calcext:value-type="float">
            <text:p>1711.74353</text:p>
          </table:table-cell>
          <table:table-cell office:value-type="float" office:value="112500120" calcext:value-type="float">
            <text:p>112500120</text:p>
          </table:table-cell>
          <table:table-cell office:value-type="float" office:value="1711.74353" calcext:value-type="float">
            <text:p>1711.74353</text:p>
          </table:table-cell>
          <table:table-cell table:number-columns-repeated="4"/>
          <table:table-cell office:value-type="float" office:value="5381.3813813814" calcext:value-type="float">
            <text:p>5381.3813813814</text:p>
          </table:table-cell>
          <table:table-cell office:value-type="float" office:value="1711.74353" calcext:value-type="float">
            <text:p>1711.743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46.0321" calcext:value-type="float">
            <text:p>1746.0321</text:p>
          </table:table-cell>
          <table:table-cell office:value-type="float" office:value="114469840" calcext:value-type="float">
            <text:p>114469840</text:p>
          </table:table-cell>
          <table:table-cell office:value-type="float" office:value="1746.0321" calcext:value-type="float">
            <text:p>1746.0321</text:p>
          </table:table-cell>
          <table:table-cell table:number-columns-repeated="4"/>
          <table:table-cell office:value-type="float" office:value="5413.4134134134" calcext:value-type="float">
            <text:p>5413.4134134134</text:p>
          </table:table-cell>
          <table:table-cell office:value-type="float" office:value="1746.0321" calcext:value-type="float">
            <text:p>1746.03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29.61865" calcext:value-type="float">
            <text:p>1729.61865</text:p>
          </table:table-cell>
          <table:table-cell office:value-type="float" office:value="112517728" calcext:value-type="float">
            <text:p>112517728</text:p>
          </table:table-cell>
          <table:table-cell office:value-type="float" office:value="1729.61865" calcext:value-type="float">
            <text:p>1729.61865</text:p>
          </table:table-cell>
          <table:table-cell table:number-columns-repeated="4"/>
          <table:table-cell office:value-type="float" office:value="5445.4454454455" calcext:value-type="float">
            <text:p>5445.4454454455</text:p>
          </table:table-cell>
          <table:table-cell office:value-type="float" office:value="1729.61865" calcext:value-type="float">
            <text:p>1729.618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89.32202" calcext:value-type="float">
            <text:p>1789.32202</text:p>
          </table:table-cell>
          <table:table-cell office:value-type="float" office:value="117628304" calcext:value-type="float">
            <text:p>117628304</text:p>
          </table:table-cell>
          <table:table-cell office:value-type="float" office:value="1789.32202" calcext:value-type="float">
            <text:p>1789.32202</text:p>
          </table:table-cell>
          <table:table-cell table:number-columns-repeated="4"/>
          <table:table-cell office:value-type="float" office:value="5477.4774774775" calcext:value-type="float">
            <text:p>5477.4774774775</text:p>
          </table:table-cell>
          <table:table-cell office:value-type="float" office:value="1789.32202" calcext:value-type="float">
            <text:p>1789.3220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746.60559" calcext:value-type="float">
            <text:p>1746.60559</text:p>
          </table:table-cell>
          <table:table-cell office:value-type="float" office:value="113850912" calcext:value-type="float">
            <text:p>113850912</text:p>
          </table:table-cell>
          <table:table-cell office:value-type="float" office:value="1746.60559" calcext:value-type="float">
            <text:p>1746.60559</text:p>
          </table:table-cell>
          <table:table-cell table:number-columns-repeated="4"/>
          <table:table-cell office:value-type="float" office:value="5509.5095095095" calcext:value-type="float">
            <text:p>5509.5095095095</text:p>
          </table:table-cell>
          <table:table-cell office:value-type="float" office:value="1746.60559" calcext:value-type="float">
            <text:p>1746.605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749.27087" calcext:value-type="float">
            <text:p>1749.27087</text:p>
          </table:table-cell>
          <table:table-cell office:value-type="float" office:value="114174832" calcext:value-type="float">
            <text:p>114174832</text:p>
          </table:table-cell>
          <table:table-cell office:value-type="float" office:value="1749.27087" calcext:value-type="float">
            <text:p>1749.27087</text:p>
          </table:table-cell>
          <table:table-cell table:number-columns-repeated="4"/>
          <table:table-cell office:value-type="float" office:value="5541.5415415416" calcext:value-type="float">
            <text:p>5541.5415415416</text:p>
          </table:table-cell>
          <table:table-cell office:value-type="float" office:value="1749.27087" calcext:value-type="float">
            <text:p>1749.2708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753" calcext:value-type="float">
            <text:p>-1753</text:p>
          </table:table-cell>
          <table:table-cell office:value-type="float" office:value="-114884608" calcext:value-type="float">
            <text:p>-114884608</text:p>
          </table:table-cell>
          <table:table-cell office:value-type="float" office:value="1765.51147" calcext:value-type="float">
            <text:p>1765.51147</text:p>
          </table:table-cell>
          <table:table-cell office:value-type="float" office:value="116113160" calcext:value-type="float">
            <text:p>116113160</text:p>
          </table:table-cell>
          <table:table-cell office:value-type="float" office:value="1765.51147" calcext:value-type="float">
            <text:p>1765.51147</text:p>
          </table:table-cell>
          <table:table-cell table:number-columns-repeated="4"/>
          <table:table-cell office:value-type="float" office:value="5573.5735735736" calcext:value-type="float">
            <text:p>5573.5735735736</text:p>
          </table:table-cell>
          <table:table-cell office:value-type="float" office:value="1765.51147" calcext:value-type="float">
            <text:p>1765.511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28.05517" calcext:value-type="float">
            <text:p>1728.05517</text:p>
          </table:table-cell>
          <table:table-cell office:value-type="float" office:value="113214616" calcext:value-type="float">
            <text:p>113214616</text:p>
          </table:table-cell>
          <table:table-cell office:value-type="float" office:value="1728.05517" calcext:value-type="float">
            <text:p>1728.05517</text:p>
          </table:table-cell>
          <table:table-cell table:number-columns-repeated="4"/>
          <table:table-cell office:value-type="float" office:value="5605.6056056056" calcext:value-type="float">
            <text:p>5605.6056056056</text:p>
          </table:table-cell>
          <table:table-cell office:value-type="float" office:value="1728.05517" calcext:value-type="float">
            <text:p>1728.055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22.80493" calcext:value-type="float">
            <text:p>1722.80493</text:p>
          </table:table-cell>
          <table:table-cell office:value-type="float" office:value="112626944" calcext:value-type="float">
            <text:p>112626944</text:p>
          </table:table-cell>
          <table:table-cell office:value-type="float" office:value="1722.80493" calcext:value-type="float">
            <text:p>1722.80493</text:p>
          </table:table-cell>
          <table:table-cell table:number-columns-repeated="4"/>
          <table:table-cell office:value-type="float" office:value="5637.6376376376" calcext:value-type="float">
            <text:p>5637.6376376376</text:p>
          </table:table-cell>
          <table:table-cell office:value-type="float" office:value="1722.80493" calcext:value-type="float">
            <text:p>1722.8049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731" calcext:value-type="float">
            <text:p>-1731</text:p>
          </table:table-cell>
          <table:table-cell office:value-type="float" office:value="-113442816" calcext:value-type="float">
            <text:p>-113442816</text:p>
          </table:table-cell>
          <table:table-cell office:value-type="float" office:value="1717.21472" calcext:value-type="float">
            <text:p>1717.21472</text:p>
          </table:table-cell>
          <table:table-cell office:value-type="float" office:value="112842224" calcext:value-type="float">
            <text:p>112842224</text:p>
          </table:table-cell>
          <table:table-cell office:value-type="float" office:value="1717.21472" calcext:value-type="float">
            <text:p>1717.21472</text:p>
          </table:table-cell>
          <table:table-cell table:number-columns-repeated="4"/>
          <table:table-cell office:value-type="float" office:value="5669.6696696697" calcext:value-type="float">
            <text:p>5669.6696696697</text:p>
          </table:table-cell>
          <table:table-cell office:value-type="float" office:value="1717.21472" calcext:value-type="float">
            <text:p>1717.214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724" calcext:value-type="float">
            <text:p>-1724</text:p>
          </table:table-cell>
          <table:table-cell office:value-type="float" office:value="-112984064" calcext:value-type="float">
            <text:p>-112984064</text:p>
          </table:table-cell>
          <table:table-cell office:value-type="float" office:value="1787.35229" calcext:value-type="float">
            <text:p>1787.35229</text:p>
          </table:table-cell>
          <table:table-cell office:value-type="float" office:value="117756856" calcext:value-type="float">
            <text:p>117756856</text:p>
          </table:table-cell>
          <table:table-cell office:value-type="float" office:value="1787.35229" calcext:value-type="float">
            <text:p>1787.35229</text:p>
          </table:table-cell>
          <table:table-cell table:number-columns-repeated="4"/>
          <table:table-cell office:value-type="float" office:value="5701.7017017017" calcext:value-type="float">
            <text:p>5701.7017017017</text:p>
          </table:table-cell>
          <table:table-cell office:value-type="float" office:value="1787.35229" calcext:value-type="float">
            <text:p>1787.352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36.93164" calcext:value-type="float">
            <text:p>1736.93164</text:p>
          </table:table-cell>
          <table:table-cell office:value-type="float" office:value="115184560" calcext:value-type="float">
            <text:p>115184560</text:p>
          </table:table-cell>
          <table:table-cell office:value-type="float" office:value="1736.93164" calcext:value-type="float">
            <text:p>1736.93164</text:p>
          </table:table-cell>
          <table:table-cell table:number-columns-repeated="4"/>
          <table:table-cell office:value-type="float" office:value="5733.7337337337" calcext:value-type="float">
            <text:p>5733.7337337337</text:p>
          </table:table-cell>
          <table:table-cell office:value-type="float" office:value="1736.93164" calcext:value-type="float">
            <text:p>1736.931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51.61181" calcext:value-type="float">
            <text:p>1751.61181</text:p>
          </table:table-cell>
          <table:table-cell office:value-type="float" office:value="115504800" calcext:value-type="float">
            <text:p>115504800</text:p>
          </table:table-cell>
          <table:table-cell office:value-type="float" office:value="1751.61181" calcext:value-type="float">
            <text:p>1751.61181</text:p>
          </table:table-cell>
          <table:table-cell table:number-columns-repeated="4"/>
          <table:table-cell office:value-type="float" office:value="5765.7657657658" calcext:value-type="float">
            <text:p>5765.7657657658</text:p>
          </table:table-cell>
          <table:table-cell office:value-type="float" office:value="1751.61181" calcext:value-type="float">
            <text:p>1751.6118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701" calcext:value-type="float">
            <text:p>-1701</text:p>
          </table:table-cell>
          <table:table-cell office:value-type="float" office:value="-111476736" calcext:value-type="float">
            <text:p>-111476736</text:p>
          </table:table-cell>
          <table:table-cell office:value-type="float" office:value="1753.46411" calcext:value-type="float">
            <text:p>1753.46411</text:p>
          </table:table-cell>
          <table:table-cell office:value-type="float" office:value="114113592" calcext:value-type="float">
            <text:p>114113592</text:p>
          </table:table-cell>
          <table:table-cell office:value-type="float" office:value="1753.46411" calcext:value-type="float">
            <text:p>1753.46411</text:p>
          </table:table-cell>
          <table:table-cell table:number-columns-repeated="4"/>
          <table:table-cell office:value-type="float" office:value="5797.7977977978" calcext:value-type="float">
            <text:p>5797.7977977978</text:p>
          </table:table-cell>
          <table:table-cell office:value-type="float" office:value="1753.46411" calcext:value-type="float">
            <text:p>1753.464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694" calcext:value-type="float">
            <text:p>-1694</text:p>
          </table:table-cell>
          <table:table-cell office:value-type="float" office:value="-111017984" calcext:value-type="float">
            <text:p>-111017984</text:p>
          </table:table-cell>
          <table:table-cell office:value-type="float" office:value="1753.21093" calcext:value-type="float">
            <text:p>1753.21093</text:p>
          </table:table-cell>
          <table:table-cell office:value-type="float" office:value="115026824" calcext:value-type="float">
            <text:p>115026824</text:p>
          </table:table-cell>
          <table:table-cell office:value-type="float" office:value="1753.21093" calcext:value-type="float">
            <text:p>1753.21093</text:p>
          </table:table-cell>
          <table:table-cell table:number-columns-repeated="4"/>
          <table:table-cell office:value-type="float" office:value="5829.8298298298" calcext:value-type="float">
            <text:p>5829.8298298298</text:p>
          </table:table-cell>
          <table:table-cell office:value-type="float" office:value="1753.21093" calcext:value-type="float">
            <text:p>1753.2109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87" calcext:value-type="float">
            <text:p>-1687</text:p>
          </table:table-cell>
          <table:table-cell office:value-type="float" office:value="-110559232" calcext:value-type="float">
            <text:p>-110559232</text:p>
          </table:table-cell>
          <table:table-cell office:value-type="float" office:value="1767.93603" calcext:value-type="float">
            <text:p>1767.93603</text:p>
          </table:table-cell>
          <table:table-cell office:value-type="float" office:value="115736944" calcext:value-type="float">
            <text:p>115736944</text:p>
          </table:table-cell>
          <table:table-cell office:value-type="float" office:value="1767.93603" calcext:value-type="float">
            <text:p>1767.93603</text:p>
          </table:table-cell>
          <table:table-cell table:number-columns-repeated="4"/>
          <table:table-cell office:value-type="float" office:value="5861.8618618619" calcext:value-type="float">
            <text:p>5861.8618618619</text:p>
          </table:table-cell>
          <table:table-cell office:value-type="float" office:value="1767.93603" calcext:value-type="float">
            <text:p>1767.9360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680" calcext:value-type="float">
            <text:p>-1680</text:p>
          </table:table-cell>
          <table:table-cell office:value-type="float" office:value="-110100480" calcext:value-type="float">
            <text:p>-110100480</text:p>
          </table:table-cell>
          <table:table-cell office:value-type="float" office:value="1754.20642" calcext:value-type="float">
            <text:p>1754.20642</text:p>
          </table:table-cell>
          <table:table-cell office:value-type="float" office:value="115827256" calcext:value-type="float">
            <text:p>115827256</text:p>
          </table:table-cell>
          <table:table-cell office:value-type="float" office:value="1754.20642" calcext:value-type="float">
            <text:p>1754.20642</text:p>
          </table:table-cell>
          <table:table-cell table:number-columns-repeated="4"/>
          <table:table-cell office:value-type="float" office:value="5893.8938938939" calcext:value-type="float">
            <text:p>5893.8938938939</text:p>
          </table:table-cell>
          <table:table-cell office:value-type="float" office:value="1754.20642" calcext:value-type="float">
            <text:p>1754.2064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673" calcext:value-type="float">
            <text:p>-1673</text:p>
          </table:table-cell>
          <table:table-cell office:value-type="float" office:value="-109641728" calcext:value-type="float">
            <text:p>-109641728</text:p>
          </table:table-cell>
          <table:table-cell office:value-type="float" office:value="1770.6892" calcext:value-type="float">
            <text:p>1770.6892</text:p>
          </table:table-cell>
          <table:table-cell office:value-type="float" office:value="115875048" calcext:value-type="float">
            <text:p>115875048</text:p>
          </table:table-cell>
          <table:table-cell office:value-type="float" office:value="1770.6892" calcext:value-type="float">
            <text:p>1770.6892</text:p>
          </table:table-cell>
          <table:table-cell table:number-columns-repeated="4"/>
          <table:table-cell office:value-type="float" office:value="5925.9259259259" calcext:value-type="float">
            <text:p>5925.9259259259</text:p>
          </table:table-cell>
          <table:table-cell office:value-type="float" office:value="1770.6892" calcext:value-type="float">
            <text:p>1770.68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667" calcext:value-type="float">
            <text:p>-1667</text:p>
          </table:table-cell>
          <table:table-cell office:value-type="float" office:value="-109248512" calcext:value-type="float">
            <text:p>-109248512</text:p>
          </table:table-cell>
          <table:table-cell office:value-type="float" office:value="1737.26586" calcext:value-type="float">
            <text:p>1737.26586</text:p>
          </table:table-cell>
          <table:table-cell office:value-type="float" office:value="113606248" calcext:value-type="float">
            <text:p>113606248</text:p>
          </table:table-cell>
          <table:table-cell office:value-type="float" office:value="1737.26586" calcext:value-type="float">
            <text:p>1737.26586</text:p>
          </table:table-cell>
          <table:table-cell table:number-columns-repeated="4"/>
          <table:table-cell office:value-type="float" office:value="5957.957957958" calcext:value-type="float">
            <text:p>5957.957957958</text:p>
          </table:table-cell>
          <table:table-cell office:value-type="float" office:value="1737.26586" calcext:value-type="float">
            <text:p>1737.265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661" calcext:value-type="float">
            <text:p>-1661</text:p>
          </table:table-cell>
          <table:table-cell office:value-type="float" office:value="-108855296" calcext:value-type="float">
            <text:p>-108855296</text:p>
          </table:table-cell>
          <table:table-cell office:value-type="float" office:value="1745.9425" calcext:value-type="float">
            <text:p>1745.9425</text:p>
          </table:table-cell>
          <table:table-cell office:value-type="float" office:value="114906328" calcext:value-type="float">
            <text:p>114906328</text:p>
          </table:table-cell>
          <table:table-cell office:value-type="float" office:value="1745.9425" calcext:value-type="float">
            <text:p>1745.9425</text:p>
          </table:table-cell>
          <table:table-cell table:number-columns-repeated="4"/>
          <table:table-cell office:value-type="float" office:value="5989.98998999" calcext:value-type="float">
            <text:p>5989.98998999</text:p>
          </table:table-cell>
          <table:table-cell office:value-type="float" office:value="1745.9425" calcext:value-type="float">
            <text:p>1745.94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656" calcext:value-type="float">
            <text:p>-1656</text:p>
          </table:table-cell>
          <table:table-cell office:value-type="float" office:value="-108527616" calcext:value-type="float">
            <text:p>-108527616</text:p>
          </table:table-cell>
          <table:table-cell office:value-type="float" office:value="1751.54052" calcext:value-type="float">
            <text:p>1751.54052</text:p>
          </table:table-cell>
          <table:table-cell office:value-type="float" office:value="114897984" calcext:value-type="float">
            <text:p>114897984</text:p>
          </table:table-cell>
          <table:table-cell office:value-type="float" office:value="1751.54052" calcext:value-type="float">
            <text:p>1751.54052</text:p>
          </table:table-cell>
          <table:table-cell table:number-columns-repeated="4"/>
          <table:table-cell office:value-type="float" office:value="6022.022022022" calcext:value-type="float">
            <text:p>6022.022022022</text:p>
          </table:table-cell>
          <table:table-cell office:value-type="float" office:value="1751.54052" calcext:value-type="float">
            <text:p>1751.5405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51" calcext:value-type="float">
            <text:p>-1651</text:p>
          </table:table-cell>
          <table:table-cell office:value-type="float" office:value="-108199936" calcext:value-type="float">
            <text:p>-108199936</text:p>
          </table:table-cell>
          <table:table-cell office:value-type="float" office:value="1734.92932" calcext:value-type="float">
            <text:p>1734.92932</text:p>
          </table:table-cell>
          <table:table-cell office:value-type="float" office:value="113420968" calcext:value-type="float">
            <text:p>113420968</text:p>
          </table:table-cell>
          <table:table-cell office:value-type="float" office:value="1734.92932" calcext:value-type="float">
            <text:p>1734.92932</text:p>
          </table:table-cell>
          <table:table-cell table:number-columns-repeated="4"/>
          <table:table-cell office:value-type="float" office:value="6054.0540540541" calcext:value-type="float">
            <text:p>6054.0540540541</text:p>
          </table:table-cell>
          <table:table-cell office:value-type="float" office:value="1734.92932" calcext:value-type="float">
            <text:p>1734.929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647" calcext:value-type="float">
            <text:p>-1647</text:p>
          </table:table-cell>
          <table:table-cell office:value-type="float" office:value="-107937792" calcext:value-type="float">
            <text:p>-107937792</text:p>
          </table:table-cell>
          <table:table-cell office:value-type="float" office:value="1733.09838" calcext:value-type="float">
            <text:p>1733.09838</text:p>
          </table:table-cell>
          <table:table-cell office:value-type="float" office:value="114205728" calcext:value-type="float">
            <text:p>114205728</text:p>
          </table:table-cell>
          <table:table-cell office:value-type="float" office:value="1733.09838" calcext:value-type="float">
            <text:p>1733.09838</text:p>
          </table:table-cell>
          <table:table-cell table:number-columns-repeated="4"/>
          <table:table-cell office:value-type="float" office:value="6086.0860860861" calcext:value-type="float">
            <text:p>6086.0860860861</text:p>
          </table:table-cell>
          <table:table-cell office:value-type="float" office:value="1733.09838" calcext:value-type="float">
            <text:p>1733.0983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741.01953" calcext:value-type="float">
            <text:p>1741.01953</text:p>
          </table:table-cell>
          <table:table-cell office:value-type="float" office:value="114335144" calcext:value-type="float">
            <text:p>114335144</text:p>
          </table:table-cell>
          <table:table-cell office:value-type="float" office:value="1741.01953" calcext:value-type="float">
            <text:p>1741.01953</text:p>
          </table:table-cell>
          <table:table-cell table:number-columns-repeated="4"/>
          <table:table-cell office:value-type="float" office:value="6118.1181181181" calcext:value-type="float">
            <text:p>6118.1181181181</text:p>
          </table:table-cell>
          <table:table-cell office:value-type="float" office:value="1741.01953" calcext:value-type="float">
            <text:p>1741.0195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641" calcext:value-type="float">
            <text:p>-1641</text:p>
          </table:table-cell>
          <table:table-cell office:value-type="float" office:value="-107544576" calcext:value-type="float">
            <text:p>-107544576</text:p>
          </table:table-cell>
          <table:table-cell office:value-type="float" office:value="1753.14892" calcext:value-type="float">
            <text:p>1753.14892</text:p>
          </table:table-cell>
          <table:table-cell office:value-type="float" office:value="114762488" calcext:value-type="float">
            <text:p>114762488</text:p>
          </table:table-cell>
          <table:table-cell office:value-type="float" office:value="1753.14892" calcext:value-type="float">
            <text:p>1753.14892</text:p>
          </table:table-cell>
          <table:table-cell table:number-columns-repeated="4"/>
          <table:table-cell office:value-type="float" office:value="6150.1501501502" calcext:value-type="float">
            <text:p>6150.1501501502</text:p>
          </table:table-cell>
          <table:table-cell office:value-type="float" office:value="1753.14892" calcext:value-type="float">
            <text:p>1753.148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38" calcext:value-type="float">
            <text:p>-1638</text:p>
          </table:table-cell>
          <table:table-cell office:value-type="float" office:value="-107347968" calcext:value-type="float">
            <text:p>-107347968</text:p>
          </table:table-cell>
          <table:table-cell office:value-type="float" office:value="1737.84069" calcext:value-type="float">
            <text:p>1737.84069</text:p>
          </table:table-cell>
          <table:table-cell office:value-type="float" office:value="113322904" calcext:value-type="float">
            <text:p>113322904</text:p>
          </table:table-cell>
          <table:table-cell office:value-type="float" office:value="1737.84069" calcext:value-type="float">
            <text:p>1737.84069</text:p>
          </table:table-cell>
          <table:table-cell table:number-columns-repeated="4"/>
          <table:table-cell office:value-type="float" office:value="6182.1821821822" calcext:value-type="float">
            <text:p>6182.1821821822</text:p>
          </table:table-cell>
          <table:table-cell office:value-type="float" office:value="1737.84069" calcext:value-type="float">
            <text:p>1737.840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58.67932" calcext:value-type="float">
            <text:p>1758.67932</text:p>
          </table:table-cell>
          <table:table-cell office:value-type="float" office:value="115295760" calcext:value-type="float">
            <text:p>115295760</text:p>
          </table:table-cell>
          <table:table-cell office:value-type="float" office:value="1758.67932" calcext:value-type="float">
            <text:p>1758.67932</text:p>
          </table:table-cell>
          <table:table-cell table:number-columns-repeated="4"/>
          <table:table-cell office:value-type="float" office:value="6214.2142142142" calcext:value-type="float">
            <text:p>6214.2142142142</text:p>
          </table:table-cell>
          <table:table-cell office:value-type="float" office:value="1758.67932" calcext:value-type="float">
            <text:p>1758.679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731.00292" calcext:value-type="float">
            <text:p>1731.00292</text:p>
          </table:table-cell>
          <table:table-cell office:value-type="float" office:value="113726688" calcext:value-type="float">
            <text:p>113726688</text:p>
          </table:table-cell>
          <table:table-cell office:value-type="float" office:value="1731.00292" calcext:value-type="float">
            <text:p>1731.00292</text:p>
          </table:table-cell>
          <table:table-cell table:number-columns-repeated="4"/>
          <table:table-cell office:value-type="float" office:value="6246.2462462463" calcext:value-type="float">
            <text:p>6246.2462462463</text:p>
          </table:table-cell>
          <table:table-cell office:value-type="float" office:value="1731.00292" calcext:value-type="float">
            <text:p>1731.0029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57.29711" calcext:value-type="float">
            <text:p>1757.29711</text:p>
          </table:table-cell>
          <table:table-cell office:value-type="float" office:value="115047752" calcext:value-type="float">
            <text:p>115047752</text:p>
          </table:table-cell>
          <table:table-cell office:value-type="float" office:value="1757.29711" calcext:value-type="float">
            <text:p>1757.29711</text:p>
          </table:table-cell>
          <table:table-cell table:number-columns-repeated="4"/>
          <table:table-cell office:value-type="float" office:value="6278.2782782783" calcext:value-type="float">
            <text:p>6278.2782782783</text:p>
          </table:table-cell>
          <table:table-cell office:value-type="float" office:value="1757.29711" calcext:value-type="float">
            <text:p>1757.297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741.05273" calcext:value-type="float">
            <text:p>1741.05273</text:p>
          </table:table-cell>
          <table:table-cell office:value-type="float" office:value="114126024" calcext:value-type="float">
            <text:p>114126024</text:p>
          </table:table-cell>
          <table:table-cell office:value-type="float" office:value="1741.05273" calcext:value-type="float">
            <text:p>1741.05273</text:p>
          </table:table-cell>
          <table:table-cell table:number-columns-repeated="4"/>
          <table:table-cell office:value-type="float" office:value="6310.3103103103" calcext:value-type="float">
            <text:p>6310.3103103103</text:p>
          </table:table-cell>
          <table:table-cell office:value-type="float" office:value="1741.05273" calcext:value-type="float">
            <text:p>1741.052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81.51757" calcext:value-type="float">
            <text:p>1781.51757</text:p>
          </table:table-cell>
          <table:table-cell office:value-type="float" office:value="116694560" calcext:value-type="float">
            <text:p>116694560</text:p>
          </table:table-cell>
          <table:table-cell office:value-type="float" office:value="1781.51757" calcext:value-type="float">
            <text:p>1781.51757</text:p>
          </table:table-cell>
          <table:table-cell table:number-columns-repeated="4"/>
          <table:table-cell office:value-type="float" office:value="6342.3423423424" calcext:value-type="float">
            <text:p>6342.3423423424</text:p>
          </table:table-cell>
          <table:table-cell office:value-type="float" office:value="1781.51757" calcext:value-type="float">
            <text:p>1781.517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735.15014" calcext:value-type="float">
            <text:p>1735.15014</text:p>
          </table:table-cell>
          <table:table-cell office:value-type="float" office:value="113591648" calcext:value-type="float">
            <text:p>113591648</text:p>
          </table:table-cell>
          <table:table-cell office:value-type="float" office:value="1735.15014" calcext:value-type="float">
            <text:p>1735.15014</text:p>
          </table:table-cell>
          <table:table-cell table:number-columns-repeated="4"/>
          <table:table-cell office:value-type="float" office:value="6374.3743743744" calcext:value-type="float">
            <text:p>6374.3743743744</text:p>
          </table:table-cell>
          <table:table-cell office:value-type="float" office:value="1735.15014" calcext:value-type="float">
            <text:p>1735.150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642" calcext:value-type="float">
            <text:p>-1642</text:p>
          </table:table-cell>
          <table:table-cell office:value-type="float" office:value="-107610112" calcext:value-type="float">
            <text:p>-107610112</text:p>
          </table:table-cell>
          <table:table-cell office:value-type="float" office:value="1753.36767" calcext:value-type="float">
            <text:p>1753.36767</text:p>
          </table:table-cell>
          <table:table-cell office:value-type="float" office:value="114670784" calcext:value-type="float">
            <text:p>114670784</text:p>
          </table:table-cell>
          <table:table-cell office:value-type="float" office:value="1753.36767" calcext:value-type="float">
            <text:p>1753.36767</text:p>
          </table:table-cell>
          <table:table-cell table:number-columns-repeated="4"/>
          <table:table-cell office:value-type="float" office:value="6406.4064064064" calcext:value-type="float">
            <text:p>6406.4064064064</text:p>
          </table:table-cell>
          <table:table-cell office:value-type="float" office:value="1753.36767" calcext:value-type="float">
            <text:p>1753.367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46" calcext:value-type="float">
            <text:p>-1646</text:p>
          </table:table-cell>
          <table:table-cell office:value-type="float" office:value="-107872256" calcext:value-type="float">
            <text:p>-107872256</text:p>
          </table:table-cell>
          <table:table-cell office:value-type="float" office:value="1733.33874" calcext:value-type="float">
            <text:p>1733.33874</text:p>
          </table:table-cell>
          <table:table-cell office:value-type="float" office:value="114059408" calcext:value-type="float">
            <text:p>114059408</text:p>
          </table:table-cell>
          <table:table-cell office:value-type="float" office:value="1733.33874" calcext:value-type="float">
            <text:p>1733.33874</text:p>
          </table:table-cell>
          <table:table-cell table:number-columns-repeated="4"/>
          <table:table-cell office:value-type="float" office:value="6438.4384384384" calcext:value-type="float">
            <text:p>6438.4384384384</text:p>
          </table:table-cell>
          <table:table-cell office:value-type="float" office:value="1733.33874" calcext:value-type="float">
            <text:p>1733.3387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651" calcext:value-type="float">
            <text:p>-1651</text:p>
          </table:table-cell>
          <table:table-cell office:value-type="float" office:value="-108199936" calcext:value-type="float">
            <text:p>-108199936</text:p>
          </table:table-cell>
          <table:table-cell office:value-type="float" office:value="1753.42395" calcext:value-type="float">
            <text:p>1753.42395</text:p>
          </table:table-cell>
          <table:table-cell office:value-type="float" office:value="115520728" calcext:value-type="float">
            <text:p>115520728</text:p>
          </table:table-cell>
          <table:table-cell office:value-type="float" office:value="1753.42395" calcext:value-type="float">
            <text:p>1753.42395</text:p>
          </table:table-cell>
          <table:table-cell table:number-columns-repeated="4"/>
          <table:table-cell office:value-type="float" office:value="6470.4704704705" calcext:value-type="float">
            <text:p>6470.4704704705</text:p>
          </table:table-cell>
          <table:table-cell office:value-type="float" office:value="1753.42395" calcext:value-type="float">
            <text:p>1753.4239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55" calcext:value-type="float">
            <text:p>-1655</text:p>
          </table:table-cell>
          <table:table-cell office:value-type="float" office:value="-108462080" calcext:value-type="float">
            <text:p>-108462080</text:p>
          </table:table-cell>
          <table:table-cell office:value-type="float" office:value="1734.60729" calcext:value-type="float">
            <text:p>1734.60729</text:p>
          </table:table-cell>
          <table:table-cell office:value-type="float" office:value="114306256" calcext:value-type="float">
            <text:p>114306256</text:p>
          </table:table-cell>
          <table:table-cell office:value-type="float" office:value="1734.60729" calcext:value-type="float">
            <text:p>1734.60729</text:p>
          </table:table-cell>
          <table:table-cell table:number-columns-repeated="4"/>
          <table:table-cell office:value-type="float" office:value="6502.5025025025" calcext:value-type="float">
            <text:p>6502.5025025025</text:p>
          </table:table-cell>
          <table:table-cell office:value-type="float" office:value="1734.60729" calcext:value-type="float">
            <text:p>1734.607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661" calcext:value-type="float">
            <text:p>-1661</text:p>
          </table:table-cell>
          <table:table-cell office:value-type="float" office:value="-108855296" calcext:value-type="float">
            <text:p>-108855296</text:p>
          </table:table-cell>
          <table:table-cell office:value-type="float" office:value="1741.08752" calcext:value-type="float">
            <text:p>1741.08752</text:p>
          </table:table-cell>
          <table:table-cell office:value-type="float" office:value="113551072" calcext:value-type="float">
            <text:p>113551072</text:p>
          </table:table-cell>
          <table:table-cell office:value-type="float" office:value="1741.08752" calcext:value-type="float">
            <text:p>1741.08752</text:p>
          </table:table-cell>
          <table:table-cell table:number-columns-repeated="4"/>
          <table:table-cell office:value-type="float" office:value="6534.5345345345" calcext:value-type="float">
            <text:p>6534.5345345345</text:p>
          </table:table-cell>
          <table:table-cell office:value-type="float" office:value="1741.08752" calcext:value-type="float">
            <text:p>1741.087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668" calcext:value-type="float">
            <text:p>-1668</text:p>
          </table:table-cell>
          <table:table-cell office:value-type="float" office:value="-109314048" calcext:value-type="float">
            <text:p>-109314048</text:p>
          </table:table-cell>
          <table:table-cell office:value-type="float" office:value="1754.84704" calcext:value-type="float">
            <text:p>1754.84704</text:p>
          </table:table-cell>
          <table:table-cell office:value-type="float" office:value="114992976" calcext:value-type="float">
            <text:p>114992976</text:p>
          </table:table-cell>
          <table:table-cell office:value-type="float" office:value="1754.84704" calcext:value-type="float">
            <text:p>1754.84704</text:p>
          </table:table-cell>
          <table:table-cell table:number-columns-repeated="4"/>
          <table:table-cell office:value-type="float" office:value="6566.5665665666" calcext:value-type="float">
            <text:p>6566.5665665666</text:p>
          </table:table-cell>
          <table:table-cell office:value-type="float" office:value="1754.84704" calcext:value-type="float">
            <text:p>1754.847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674" calcext:value-type="float">
            <text:p>-1674</text:p>
          </table:table-cell>
          <table:table-cell office:value-type="float" office:value="-109707264" calcext:value-type="float">
            <text:p>-109707264</text:p>
          </table:table-cell>
          <table:table-cell office:value-type="float" office:value="1731.93725" calcext:value-type="float">
            <text:p>1731.93725</text:p>
          </table:table-cell>
          <table:table-cell office:value-type="float" office:value="113917216" calcext:value-type="float">
            <text:p>113917216</text:p>
          </table:table-cell>
          <table:table-cell office:value-type="float" office:value="1731.93725" calcext:value-type="float">
            <text:p>1731.93725</text:p>
          </table:table-cell>
          <table:table-cell table:number-columns-repeated="4"/>
          <table:table-cell office:value-type="float" office:value="6598.5985985986" calcext:value-type="float">
            <text:p>6598.5985985986</text:p>
          </table:table-cell>
          <table:table-cell office:value-type="float" office:value="1731.93725" calcext:value-type="float">
            <text:p>1731.937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680" calcext:value-type="float">
            <text:p>-1680</text:p>
          </table:table-cell>
          <table:table-cell office:value-type="float" office:value="-110100480" calcext:value-type="float">
            <text:p>-110100480</text:p>
          </table:table-cell>
          <table:table-cell office:value-type="float" office:value="1746.7423" calcext:value-type="float">
            <text:p>1746.7423</text:p>
          </table:table-cell>
          <table:table-cell office:value-type="float" office:value="115010928" calcext:value-type="float">
            <text:p>115010928</text:p>
          </table:table-cell>
          <table:table-cell office:value-type="float" office:value="1746.7423" calcext:value-type="float">
            <text:p>1746.7423</text:p>
          </table:table-cell>
          <table:table-cell table:number-columns-repeated="4"/>
          <table:table-cell office:value-type="float" office:value="6630.6306306306" calcext:value-type="float">
            <text:p>6630.6306306306</text:p>
          </table:table-cell>
          <table:table-cell office:value-type="float" office:value="1746.7423" calcext:value-type="float">
            <text:p>1746.742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687" calcext:value-type="float">
            <text:p>-1687</text:p>
          </table:table-cell>
          <table:table-cell office:value-type="float" office:value="-110559232" calcext:value-type="float">
            <text:p>-110559232</text:p>
          </table:table-cell>
          <table:table-cell office:value-type="float" office:value="1730.22302" calcext:value-type="float">
            <text:p>1730.22302</text:p>
          </table:table-cell>
          <table:table-cell office:value-type="float" office:value="113459112" calcext:value-type="float">
            <text:p>113459112</text:p>
          </table:table-cell>
          <table:table-cell office:value-type="float" office:value="1730.22302" calcext:value-type="float">
            <text:p>1730.22302</text:p>
          </table:table-cell>
          <table:table-cell table:number-columns-repeated="4"/>
          <table:table-cell office:value-type="float" office:value="6662.6626626627" calcext:value-type="float">
            <text:p>6662.6626626627</text:p>
          </table:table-cell>
          <table:table-cell office:value-type="float" office:value="1730.22302" calcext:value-type="float">
            <text:p>1730.2230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693" calcext:value-type="float">
            <text:p>-1693</text:p>
          </table:table-cell>
          <table:table-cell office:value-type="float" office:value="-110952448" calcext:value-type="float">
            <text:p>-110952448</text:p>
          </table:table-cell>
          <table:table-cell office:value-type="float" office:value="1755.28125" calcext:value-type="float">
            <text:p>1755.28125</text:p>
          </table:table-cell>
          <table:table-cell office:value-type="float" office:value="115065544" calcext:value-type="float">
            <text:p>115065544</text:p>
          </table:table-cell>
          <table:table-cell office:value-type="float" office:value="1755.28125" calcext:value-type="float">
            <text:p>1755.28125</text:p>
          </table:table-cell>
          <table:table-cell table:number-columns-repeated="4"/>
          <table:table-cell office:value-type="float" office:value="6694.6946946947" calcext:value-type="float">
            <text:p>6694.6946946947</text:p>
          </table:table-cell>
          <table:table-cell office:value-type="float" office:value="1755.28125" calcext:value-type="float">
            <text:p>1755.281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699" calcext:value-type="float">
            <text:p>-1699</text:p>
          </table:table-cell>
          <table:table-cell office:value-type="float" office:value="-111345664" calcext:value-type="float">
            <text:p>-111345664</text:p>
          </table:table-cell>
          <table:table-cell office:value-type="float" office:value="1719.22326" calcext:value-type="float">
            <text:p>1719.22326</text:p>
          </table:table-cell>
          <table:table-cell office:value-type="float" office:value="113187792" calcext:value-type="float">
            <text:p>113187792</text:p>
          </table:table-cell>
          <table:table-cell office:value-type="float" office:value="1719.22326" calcext:value-type="float">
            <text:p>1719.22326</text:p>
          </table:table-cell>
          <table:table-cell table:number-columns-repeated="4"/>
          <table:table-cell office:value-type="float" office:value="6726.7267267267" calcext:value-type="float">
            <text:p>6726.7267267267</text:p>
          </table:table-cell>
          <table:table-cell office:value-type="float" office:value="1719.22326" calcext:value-type="float">
            <text:p>1719.2232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706" calcext:value-type="float">
            <text:p>-1706</text:p>
          </table:table-cell>
          <table:table-cell office:value-type="float" office:value="-111804416" calcext:value-type="float">
            <text:p>-111804416</text:p>
          </table:table-cell>
          <table:table-cell office:value-type="float" office:value="1750.84594" calcext:value-type="float">
            <text:p>1750.84594</text:p>
          </table:table-cell>
          <table:table-cell office:value-type="float" office:value="114282832" calcext:value-type="float">
            <text:p>114282832</text:p>
          </table:table-cell>
          <table:table-cell office:value-type="float" office:value="1750.84594" calcext:value-type="float">
            <text:p>1750.84594</text:p>
          </table:table-cell>
          <table:table-cell table:number-columns-repeated="4"/>
          <table:table-cell office:value-type="float" office:value="6758.7587587588" calcext:value-type="float">
            <text:p>6758.7587587588</text:p>
          </table:table-cell>
          <table:table-cell office:value-type="float" office:value="1750.84594" calcext:value-type="float">
            <text:p>1750.845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68.98144" calcext:value-type="float">
            <text:p>1768.98144</text:p>
          </table:table-cell>
          <table:table-cell office:value-type="float" office:value="115820320" calcext:value-type="float">
            <text:p>115820320</text:p>
          </table:table-cell>
          <table:table-cell office:value-type="float" office:value="1768.98144" calcext:value-type="float">
            <text:p>1768.98144</text:p>
          </table:table-cell>
          <table:table-cell table:number-columns-repeated="4"/>
          <table:table-cell office:value-type="float" office:value="6790.7907907908" calcext:value-type="float">
            <text:p>6790.7907907908</text:p>
          </table:table-cell>
          <table:table-cell office:value-type="float" office:value="1768.98144" calcext:value-type="float">
            <text:p>1768.9814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767.1632" calcext:value-type="float">
            <text:p>1767.1632</text:p>
          </table:table-cell>
          <table:table-cell office:value-type="float" office:value="116035128" calcext:value-type="float">
            <text:p>116035128</text:p>
          </table:table-cell>
          <table:table-cell office:value-type="float" office:value="1767.1632" calcext:value-type="float">
            <text:p>1767.1632</text:p>
          </table:table-cell>
          <table:table-cell table:number-columns-repeated="4"/>
          <table:table-cell office:value-type="float" office:value="6822.8228228228" calcext:value-type="float">
            <text:p>6822.8228228228</text:p>
          </table:table-cell>
          <table:table-cell office:value-type="float" office:value="1767.1632" calcext:value-type="float">
            <text:p>1767.16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63.38012" calcext:value-type="float">
            <text:p>1763.38012</text:p>
          </table:table-cell>
          <table:table-cell office:value-type="float" office:value="114902448" calcext:value-type="float">
            <text:p>114902448</text:p>
          </table:table-cell>
          <table:table-cell office:value-type="float" office:value="1763.38012" calcext:value-type="float">
            <text:p>1763.38012</text:p>
          </table:table-cell>
          <table:table-cell table:number-columns-repeated="4"/>
          <table:table-cell office:value-type="float" office:value="6854.8548548549" calcext:value-type="float">
            <text:p>6854.8548548549</text:p>
          </table:table-cell>
          <table:table-cell office:value-type="float" office:value="1763.38012" calcext:value-type="float">
            <text:p>1763.380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731" calcext:value-type="float">
            <text:p>-1731</text:p>
          </table:table-cell>
          <table:table-cell office:value-type="float" office:value="-113442816" calcext:value-type="float">
            <text:p>-113442816</text:p>
          </table:table-cell>
          <table:table-cell office:value-type="float" office:value="1768.21447" calcext:value-type="float">
            <text:p>1768.21447</text:p>
          </table:table-cell>
          <table:table-cell office:value-type="float" office:value="115652864" calcext:value-type="float">
            <text:p>115652864</text:p>
          </table:table-cell>
          <table:table-cell office:value-type="float" office:value="1768.21447" calcext:value-type="float">
            <text:p>1768.21447</text:p>
          </table:table-cell>
          <table:table-cell table:number-columns-repeated="4"/>
          <table:table-cell office:value-type="float" office:value="6886.8868868869" calcext:value-type="float">
            <text:p>6886.8868868869</text:p>
          </table:table-cell>
          <table:table-cell office:value-type="float" office:value="1768.21447" calcext:value-type="float">
            <text:p>1768.2144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40.68078" calcext:value-type="float">
            <text:p>1740.68078</text:p>
          </table:table-cell>
          <table:table-cell office:value-type="float" office:value="113775256" calcext:value-type="float">
            <text:p>113775256</text:p>
          </table:table-cell>
          <table:table-cell office:value-type="float" office:value="1740.68078" calcext:value-type="float">
            <text:p>1740.68078</text:p>
          </table:table-cell>
          <table:table-cell table:number-columns-repeated="4"/>
          <table:table-cell office:value-type="float" office:value="6918.9189189189" calcext:value-type="float">
            <text:p>6918.9189189189</text:p>
          </table:table-cell>
          <table:table-cell office:value-type="float" office:value="1740.68078" calcext:value-type="float">
            <text:p>1740.6807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744.05151" calcext:value-type="float">
            <text:p>1744.05151</text:p>
          </table:table-cell>
          <table:table-cell office:value-type="float" office:value="114412824" calcext:value-type="float">
            <text:p>114412824</text:p>
          </table:table-cell>
          <table:table-cell office:value-type="float" office:value="1744.05151" calcext:value-type="float">
            <text:p>1744.05151</text:p>
          </table:table-cell>
          <table:table-cell table:number-columns-repeated="4"/>
          <table:table-cell office:value-type="float" office:value="6950.950950951" calcext:value-type="float">
            <text:p>6950.950950951</text:p>
          </table:table-cell>
          <table:table-cell office:value-type="float" office:value="1744.05151" calcext:value-type="float">
            <text:p>1744.051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57.5382" calcext:value-type="float">
            <text:p>1757.5382</text:p>
          </table:table-cell>
          <table:table-cell office:value-type="float" office:value="114906136" calcext:value-type="float">
            <text:p>114906136</text:p>
          </table:table-cell>
          <table:table-cell office:value-type="float" office:value="1757.5382" calcext:value-type="float">
            <text:p>1757.5382</text:p>
          </table:table-cell>
          <table:table-cell table:number-columns-repeated="4"/>
          <table:table-cell office:value-type="float" office:value="6982.982982983" calcext:value-type="float">
            <text:p>6982.982982983</text:p>
          </table:table-cell>
          <table:table-cell office:value-type="float" office:value="1757.5382" calcext:value-type="float">
            <text:p>1757.53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752" calcext:value-type="float">
            <text:p>-1752</text:p>
          </table:table-cell>
          <table:table-cell office:value-type="float" office:value="-114819072" calcext:value-type="float">
            <text:p>-114819072</text:p>
          </table:table-cell>
          <table:table-cell office:value-type="float" office:value="1745.74731" calcext:value-type="float">
            <text:p>1745.74731</text:p>
          </table:table-cell>
          <table:table-cell office:value-type="float" office:value="114578864" calcext:value-type="float">
            <text:p>114578864</text:p>
          </table:table-cell>
          <table:table-cell office:value-type="float" office:value="1745.74731" calcext:value-type="float">
            <text:p>1745.74731</text:p>
          </table:table-cell>
          <table:table-cell table:number-columns-repeated="4"/>
          <table:table-cell office:value-type="float" office:value="7015.015015015" calcext:value-type="float">
            <text:p>7015.015015015</text:p>
          </table:table-cell>
          <table:table-cell office:value-type="float" office:value="1745.74731" calcext:value-type="float">
            <text:p>1745.747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43.97094" calcext:value-type="float">
            <text:p>1743.97094</text:p>
          </table:table-cell>
          <table:table-cell office:value-type="float" office:value="114644720" calcext:value-type="float">
            <text:p>114644720</text:p>
          </table:table-cell>
          <table:table-cell office:value-type="float" office:value="1743.97094" calcext:value-type="float">
            <text:p>1743.97094</text:p>
          </table:table-cell>
          <table:table-cell table:number-columns-repeated="4"/>
          <table:table-cell office:value-type="float" office:value="7047.0470470471" calcext:value-type="float">
            <text:p>7047.0470470471</text:p>
          </table:table-cell>
          <table:table-cell office:value-type="float" office:value="1743.97094" calcext:value-type="float">
            <text:p>1743.9709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20.81994" calcext:value-type="float">
            <text:p>1720.81994</text:p>
          </table:table-cell>
          <table:table-cell office:value-type="float" office:value="112923584" calcext:value-type="float">
            <text:p>112923584</text:p>
          </table:table-cell>
          <table:table-cell office:value-type="float" office:value="1720.81994" calcext:value-type="float">
            <text:p>1720.81994</text:p>
          </table:table-cell>
          <table:table-cell table:number-columns-repeated="4"/>
          <table:table-cell office:value-type="float" office:value="7079.0790790791" calcext:value-type="float">
            <text:p>7079.0790790791</text:p>
          </table:table-cell>
          <table:table-cell office:value-type="float" office:value="1720.81994" calcext:value-type="float">
            <text:p>1720.8199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32.80419" calcext:value-type="float">
            <text:p>1732.80419</text:p>
          </table:table-cell>
          <table:table-cell office:value-type="float" office:value="113035840" calcext:value-type="float">
            <text:p>113035840</text:p>
          </table:table-cell>
          <table:table-cell office:value-type="float" office:value="1732.80419" calcext:value-type="float">
            <text:p>1732.80419</text:p>
          </table:table-cell>
          <table:table-cell table:number-columns-repeated="4"/>
          <table:table-cell office:value-type="float" office:value="7111.1111111111" calcext:value-type="float">
            <text:p>7111.1111111111</text:p>
          </table:table-cell>
          <table:table-cell office:value-type="float" office:value="1732.80419" calcext:value-type="float">
            <text:p>1732.804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770" calcext:value-type="float">
            <text:p>-1770</text:p>
          </table:table-cell>
          <table:table-cell office:value-type="float" office:value="-115998720" calcext:value-type="float">
            <text:p>-115998720</text:p>
          </table:table-cell>
          <table:table-cell office:value-type="float" office:value="1740.57177" calcext:value-type="float">
            <text:p>1740.57177</text:p>
          </table:table-cell>
          <table:table-cell office:value-type="float" office:value="114276136" calcext:value-type="float">
            <text:p>114276136</text:p>
          </table:table-cell>
          <table:table-cell office:value-type="float" office:value="1740.57177" calcext:value-type="float">
            <text:p>1740.57177</text:p>
          </table:table-cell>
          <table:table-cell table:number-columns-repeated="4"/>
          <table:table-cell office:value-type="float" office:value="7143.1431431432" calcext:value-type="float">
            <text:p>7143.1431431432</text:p>
          </table:table-cell>
          <table:table-cell office:value-type="float" office:value="1740.57177" calcext:value-type="float">
            <text:p>1740.5717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30.6621" calcext:value-type="float">
            <text:p>1730.6621</text:p>
          </table:table-cell>
          <table:table-cell office:value-type="float" office:value="113442944" calcext:value-type="float">
            <text:p>113442944</text:p>
          </table:table-cell>
          <table:table-cell office:value-type="float" office:value="1730.6621" calcext:value-type="float">
            <text:p>1730.6621</text:p>
          </table:table-cell>
          <table:table-cell table:number-columns-repeated="4"/>
          <table:table-cell office:value-type="float" office:value="7175.1751751752" calcext:value-type="float">
            <text:p>7175.1751751752</text:p>
          </table:table-cell>
          <table:table-cell office:value-type="float" office:value="1730.6621" calcext:value-type="float">
            <text:p>1730.66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779" calcext:value-type="float">
            <text:p>-1779</text:p>
          </table:table-cell>
          <table:table-cell office:value-type="float" office:value="-116588544" calcext:value-type="float">
            <text:p>-116588544</text:p>
          </table:table-cell>
          <table:table-cell office:value-type="float" office:value="1770.56982" calcext:value-type="float">
            <text:p>1770.56982</text:p>
          </table:table-cell>
          <table:table-cell office:value-type="float" office:value="116195952" calcext:value-type="float">
            <text:p>116195952</text:p>
          </table:table-cell>
          <table:table-cell office:value-type="float" office:value="1770.56982" calcext:value-type="float">
            <text:p>1770.56982</text:p>
          </table:table-cell>
          <table:table-cell table:number-columns-repeated="4"/>
          <table:table-cell office:value-type="float" office:value="7207.2072072072" calcext:value-type="float">
            <text:p>7207.2072072072</text:p>
          </table:table-cell>
          <table:table-cell office:value-type="float" office:value="1770.56982" calcext:value-type="float">
            <text:p>1770.5698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31.24218" calcext:value-type="float">
            <text:p>1731.24218</text:p>
          </table:table-cell>
          <table:table-cell office:value-type="float" office:value="113473776" calcext:value-type="float">
            <text:p>113473776</text:p>
          </table:table-cell>
          <table:table-cell office:value-type="float" office:value="1731.24218" calcext:value-type="float">
            <text:p>1731.24218</text:p>
          </table:table-cell>
          <table:table-cell table:number-columns-repeated="4"/>
          <table:table-cell office:value-type="float" office:value="7239.2392392392" calcext:value-type="float">
            <text:p>7239.2392392392</text:p>
          </table:table-cell>
          <table:table-cell office:value-type="float" office:value="1731.24218" calcext:value-type="float">
            <text:p>1731.242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746.25659" calcext:value-type="float">
            <text:p>1746.25659</text:p>
          </table:table-cell>
          <table:table-cell office:value-type="float" office:value="114576816" calcext:value-type="float">
            <text:p>114576816</text:p>
          </table:table-cell>
          <table:table-cell office:value-type="float" office:value="1746.25659" calcext:value-type="float">
            <text:p>1746.25659</text:p>
          </table:table-cell>
          <table:table-cell table:number-columns-repeated="4"/>
          <table:table-cell office:value-type="float" office:value="7271.2712712713" calcext:value-type="float">
            <text:p>7271.2712712713</text:p>
          </table:table-cell>
          <table:table-cell office:value-type="float" office:value="1746.25659" calcext:value-type="float">
            <text:p>1746.256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31.95776" calcext:value-type="float">
            <text:p>1731.95776</text:p>
          </table:table-cell>
          <table:table-cell office:value-type="float" office:value="113708128" calcext:value-type="float">
            <text:p>113708128</text:p>
          </table:table-cell>
          <table:table-cell office:value-type="float" office:value="1731.95776" calcext:value-type="float">
            <text:p>1731.95776</text:p>
          </table:table-cell>
          <table:table-cell table:number-columns-repeated="4"/>
          <table:table-cell office:value-type="float" office:value="7303.3033033033" calcext:value-type="float">
            <text:p>7303.3033033033</text:p>
          </table:table-cell>
          <table:table-cell office:value-type="float" office:value="1731.95776" calcext:value-type="float">
            <text:p>1731.9577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38.21411" calcext:value-type="float">
            <text:p>1738.21411</text:p>
          </table:table-cell>
          <table:table-cell office:value-type="float" office:value="113840048" calcext:value-type="float">
            <text:p>113840048</text:p>
          </table:table-cell>
          <table:table-cell office:value-type="float" office:value="1738.21411" calcext:value-type="float">
            <text:p>1738.21411</text:p>
          </table:table-cell>
          <table:table-cell table:number-columns-repeated="4"/>
          <table:table-cell office:value-type="float" office:value="7335.3353353353" calcext:value-type="float">
            <text:p>7335.3353353353</text:p>
          </table:table-cell>
          <table:table-cell office:value-type="float" office:value="1738.21411" calcext:value-type="float">
            <text:p>1738.2141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67.04296" calcext:value-type="float">
            <text:p>1767.04296</text:p>
          </table:table-cell>
          <table:table-cell office:value-type="float" office:value="116180040" calcext:value-type="float">
            <text:p>116180040</text:p>
          </table:table-cell>
          <table:table-cell office:value-type="float" office:value="1767.04296" calcext:value-type="float">
            <text:p>1767.04296</text:p>
          </table:table-cell>
          <table:table-cell table:number-columns-repeated="4"/>
          <table:table-cell office:value-type="float" office:value="7367.3673673674" calcext:value-type="float">
            <text:p>7367.3673673674</text:p>
          </table:table-cell>
          <table:table-cell office:value-type="float" office:value="1767.04296" calcext:value-type="float">
            <text:p>1767.0429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62.29211" calcext:value-type="float">
            <text:p>1762.29211</text:p>
          </table:table-cell>
          <table:table-cell office:value-type="float" office:value="114779184" calcext:value-type="float">
            <text:p>114779184</text:p>
          </table:table-cell>
          <table:table-cell office:value-type="float" office:value="1762.29211" calcext:value-type="float">
            <text:p>1762.29211</text:p>
          </table:table-cell>
          <table:table-cell table:number-columns-repeated="4"/>
          <table:table-cell office:value-type="float" office:value="7399.3993993994" calcext:value-type="float">
            <text:p>7399.3993993994</text:p>
          </table:table-cell>
          <table:table-cell office:value-type="float" office:value="1762.29211" calcext:value-type="float">
            <text:p>1762.2921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58.91113" calcext:value-type="float">
            <text:p>1758.91113</text:p>
          </table:table-cell>
          <table:table-cell office:value-type="float" office:value="114830456" calcext:value-type="float">
            <text:p>114830456</text:p>
          </table:table-cell>
          <table:table-cell office:value-type="float" office:value="1758.91113" calcext:value-type="float">
            <text:p>1758.91113</text:p>
          </table:table-cell>
          <table:table-cell table:number-columns-repeated="4"/>
          <table:table-cell office:value-type="float" office:value="7431.4314314314" calcext:value-type="float">
            <text:p>7431.4314314314</text:p>
          </table:table-cell>
          <table:table-cell office:value-type="float" office:value="1758.91113" calcext:value-type="float">
            <text:p>1758.911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6.26953" calcext:value-type="float">
            <text:p>1756.26953</text:p>
          </table:table-cell>
          <table:table-cell office:value-type="float" office:value="114894728" calcext:value-type="float">
            <text:p>114894728</text:p>
          </table:table-cell>
          <table:table-cell office:value-type="float" office:value="1756.26953" calcext:value-type="float">
            <text:p>1756.26953</text:p>
          </table:table-cell>
          <table:table-cell table:number-columns-repeated="4"/>
          <table:table-cell office:value-type="float" office:value="7463.4634634635" calcext:value-type="float">
            <text:p>7463.4634634635</text:p>
          </table:table-cell>
          <table:table-cell office:value-type="float" office:value="1756.26953" calcext:value-type="float">
            <text:p>1756.269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52.6361" calcext:value-type="float">
            <text:p>1752.6361</text:p>
          </table:table-cell>
          <table:table-cell office:value-type="float" office:value="114688808" calcext:value-type="float">
            <text:p>114688808</text:p>
          </table:table-cell>
          <table:table-cell office:value-type="float" office:value="1752.6361" calcext:value-type="float">
            <text:p>1752.6361</text:p>
          </table:table-cell>
          <table:table-cell table:number-columns-repeated="4"/>
          <table:table-cell office:value-type="float" office:value="7495.4954954955" calcext:value-type="float">
            <text:p>7495.4954954955</text:p>
          </table:table-cell>
          <table:table-cell office:value-type="float" office:value="1752.6361" calcext:value-type="float">
            <text:p>1752.636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809" calcext:value-type="float">
            <text:p>-1809</text:p>
          </table:table-cell>
          <table:table-cell office:value-type="float" office:value="-118554624" calcext:value-type="float">
            <text:p>-118554624</text:p>
          </table:table-cell>
          <table:table-cell office:value-type="float" office:value="1754.61535" calcext:value-type="float">
            <text:p>1754.61535</text:p>
          </table:table-cell>
          <table:table-cell office:value-type="float" office:value="114956512" calcext:value-type="float">
            <text:p>114956512</text:p>
          </table:table-cell>
          <table:table-cell office:value-type="float" office:value="1754.61535" calcext:value-type="float">
            <text:p>1754.61535</text:p>
          </table:table-cell>
          <table:table-cell table:number-columns-repeated="4"/>
          <table:table-cell office:value-type="float" office:value="7527.5275275275" calcext:value-type="float">
            <text:p>7527.5275275275</text:p>
          </table:table-cell>
          <table:table-cell office:value-type="float" office:value="1754.61535" calcext:value-type="float">
            <text:p>1754.615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39.91564" calcext:value-type="float">
            <text:p>1739.91564</text:p>
          </table:table-cell>
          <table:table-cell office:value-type="float" office:value="114600448" calcext:value-type="float">
            <text:p>114600448</text:p>
          </table:table-cell>
          <table:table-cell office:value-type="float" office:value="1739.91564" calcext:value-type="float">
            <text:p>1739.91564</text:p>
          </table:table-cell>
          <table:table-cell table:number-columns-repeated="4"/>
          <table:table-cell office:value-type="float" office:value="7559.5595595596" calcext:value-type="float">
            <text:p>7559.5595595596</text:p>
          </table:table-cell>
          <table:table-cell office:value-type="float" office:value="1739.91564" calcext:value-type="float">
            <text:p>1739.915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13.63122" calcext:value-type="float">
            <text:p>1713.63122</text:p>
          </table:table-cell>
          <table:table-cell office:value-type="float" office:value="112744496" calcext:value-type="float">
            <text:p>112744496</text:p>
          </table:table-cell>
          <table:table-cell office:value-type="float" office:value="1713.63122" calcext:value-type="float">
            <text:p>1713.63122</text:p>
          </table:table-cell>
          <table:table-cell table:number-columns-repeated="4"/>
          <table:table-cell office:value-type="float" office:value="7591.5915915916" calcext:value-type="float">
            <text:p>7591.5915915916</text:p>
          </table:table-cell>
          <table:table-cell office:value-type="float" office:value="1713.63122" calcext:value-type="float">
            <text:p>1713.631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54.20397" calcext:value-type="float">
            <text:p>1754.20397</text:p>
          </table:table-cell>
          <table:table-cell office:value-type="float" office:value="114745504" calcext:value-type="float">
            <text:p>114745504</text:p>
          </table:table-cell>
          <table:table-cell office:value-type="float" office:value="1754.20397" calcext:value-type="float">
            <text:p>1754.20397</text:p>
          </table:table-cell>
          <table:table-cell table:number-columns-repeated="4"/>
          <table:table-cell office:value-type="float" office:value="7623.6236236236" calcext:value-type="float">
            <text:p>7623.6236236236</text:p>
          </table:table-cell>
          <table:table-cell office:value-type="float" office:value="1754.20397" calcext:value-type="float">
            <text:p>1754.2039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49.00366" calcext:value-type="float">
            <text:p>1749.00366</text:p>
          </table:table-cell>
          <table:table-cell office:value-type="float" office:value="115058176" calcext:value-type="float">
            <text:p>115058176</text:p>
          </table:table-cell>
          <table:table-cell office:value-type="float" office:value="1749.00366" calcext:value-type="float">
            <text:p>1749.00366</text:p>
          </table:table-cell>
          <table:table-cell table:number-columns-repeated="4"/>
          <table:table-cell office:value-type="float" office:value="7655.6556556557" calcext:value-type="float">
            <text:p>7655.6556556557</text:p>
          </table:table-cell>
          <table:table-cell office:value-type="float" office:value="1749.00366" calcext:value-type="float">
            <text:p>1749.003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84.22204" calcext:value-type="float">
            <text:p>1784.22204</text:p>
          </table:table-cell>
          <table:table-cell office:value-type="float" office:value="116578512" calcext:value-type="float">
            <text:p>116578512</text:p>
          </table:table-cell>
          <table:table-cell office:value-type="float" office:value="1784.22204" calcext:value-type="float">
            <text:p>1784.22204</text:p>
          </table:table-cell>
          <table:table-cell table:number-columns-repeated="4"/>
          <table:table-cell office:value-type="float" office:value="7687.6876876877" calcext:value-type="float">
            <text:p>7687.6876876877</text:p>
          </table:table-cell>
          <table:table-cell office:value-type="float" office:value="1784.22204" calcext:value-type="float">
            <text:p>1784.2220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47.99328" calcext:value-type="float">
            <text:p>1747.99328</text:p>
          </table:table-cell>
          <table:table-cell office:value-type="float" office:value="114358448" calcext:value-type="float">
            <text:p>114358448</text:p>
          </table:table-cell>
          <table:table-cell office:value-type="float" office:value="1747.99328" calcext:value-type="float">
            <text:p>1747.99328</text:p>
          </table:table-cell>
          <table:table-cell table:number-columns-repeated="4"/>
          <table:table-cell office:value-type="float" office:value="7719.7197197197" calcext:value-type="float">
            <text:p>7719.7197197197</text:p>
          </table:table-cell>
          <table:table-cell office:value-type="float" office:value="1747.99328" calcext:value-type="float">
            <text:p>1747.993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745.10778" calcext:value-type="float">
            <text:p>1745.10778</text:p>
          </table:table-cell>
          <table:table-cell office:value-type="float" office:value="114742336" calcext:value-type="float">
            <text:p>114742336</text:p>
          </table:table-cell>
          <table:table-cell office:value-type="float" office:value="1745.10778" calcext:value-type="float">
            <text:p>1745.10778</text:p>
          </table:table-cell>
          <table:table-cell table:number-columns-repeated="4"/>
          <table:table-cell office:value-type="float" office:value="7751.7517517518" calcext:value-type="float">
            <text:p>7751.7517517518</text:p>
          </table:table-cell>
          <table:table-cell office:value-type="float" office:value="1745.10778" calcext:value-type="float">
            <text:p>1745.107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797" calcext:value-type="float">
            <text:p>-1797</text:p>
          </table:table-cell>
          <table:table-cell office:value-type="float" office:value="-117768192" calcext:value-type="float">
            <text:p>-117768192</text:p>
          </table:table-cell>
          <table:table-cell office:value-type="float" office:value="1744.69177" calcext:value-type="float">
            <text:p>1744.69177</text:p>
          </table:table-cell>
          <table:table-cell office:value-type="float" office:value="114255472" calcext:value-type="float">
            <text:p>114255472</text:p>
          </table:table-cell>
          <table:table-cell office:value-type="float" office:value="1744.69177" calcext:value-type="float">
            <text:p>1744.69177</text:p>
          </table:table-cell>
          <table:table-cell table:number-columns-repeated="4"/>
          <table:table-cell office:value-type="float" office:value="7783.7837837838" calcext:value-type="float">
            <text:p>7783.7837837838</text:p>
          </table:table-cell>
          <table:table-cell office:value-type="float" office:value="1744.69177" calcext:value-type="float">
            <text:p>1744.6917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45.52722" calcext:value-type="float">
            <text:p>1745.52722</text:p>
          </table:table-cell>
          <table:table-cell office:value-type="float" office:value="114304544" calcext:value-type="float">
            <text:p>114304544</text:p>
          </table:table-cell>
          <table:table-cell office:value-type="float" office:value="1745.52722" calcext:value-type="float">
            <text:p>1745.52722</text:p>
          </table:table-cell>
          <table:table-cell table:number-columns-repeated="4"/>
          <table:table-cell office:value-type="float" office:value="7815.8158158158" calcext:value-type="float">
            <text:p>7815.8158158158</text:p>
          </table:table-cell>
          <table:table-cell office:value-type="float" office:value="1745.52722" calcext:value-type="float">
            <text:p>1745.527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744.08032" calcext:value-type="float">
            <text:p>1744.08032</text:p>
          </table:table-cell>
          <table:table-cell office:value-type="float" office:value="114084128" calcext:value-type="float">
            <text:p>114084128</text:p>
          </table:table-cell>
          <table:table-cell office:value-type="float" office:value="1744.08032" calcext:value-type="float">
            <text:p>1744.08032</text:p>
          </table:table-cell>
          <table:table-cell table:number-columns-repeated="4"/>
          <table:table-cell office:value-type="float" office:value="7847.8478478479" calcext:value-type="float">
            <text:p>7847.8478478479</text:p>
          </table:table-cell>
          <table:table-cell office:value-type="float" office:value="1744.08032" calcext:value-type="float">
            <text:p>1744.0803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02.54846" calcext:value-type="float">
            <text:p>1702.54846</text:p>
          </table:table-cell>
          <table:table-cell office:value-type="float" office:value="112571184" calcext:value-type="float">
            <text:p>112571184</text:p>
          </table:table-cell>
          <table:table-cell office:value-type="float" office:value="1702.54846" calcext:value-type="float">
            <text:p>1702.54846</text:p>
          </table:table-cell>
          <table:table-cell table:number-columns-repeated="4"/>
          <table:table-cell office:value-type="float" office:value="7879.8798798799" calcext:value-type="float">
            <text:p>7879.8798798799</text:p>
          </table:table-cell>
          <table:table-cell office:value-type="float" office:value="1702.54846" calcext:value-type="float">
            <text:p>1702.5484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764.41247" calcext:value-type="float">
            <text:p>1764.41247</text:p>
          </table:table-cell>
          <table:table-cell office:value-type="float" office:value="115552216" calcext:value-type="float">
            <text:p>115552216</text:p>
          </table:table-cell>
          <table:table-cell office:value-type="float" office:value="1764.41247" calcext:value-type="float">
            <text:p>1764.41247</text:p>
          </table:table-cell>
          <table:table-cell table:number-columns-repeated="4"/>
          <table:table-cell office:value-type="float" office:value="7911.9119119119" calcext:value-type="float">
            <text:p>7911.9119119119</text:p>
          </table:table-cell>
          <table:table-cell office:value-type="float" office:value="1764.41247" calcext:value-type="float">
            <text:p>1764.4124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1732.79833" calcext:value-type="float">
            <text:p>1732.79833</text:p>
          </table:table-cell>
          <table:table-cell office:value-type="float" office:value="113511040" calcext:value-type="float">
            <text:p>113511040</text:p>
          </table:table-cell>
          <table:table-cell office:value-type="float" office:value="1732.79833" calcext:value-type="float">
            <text:p>1732.79833</text:p>
          </table:table-cell>
          <table:table-cell table:number-columns-repeated="4"/>
          <table:table-cell office:value-type="float" office:value="7943.943943944" calcext:value-type="float">
            <text:p>7943.943943944</text:p>
          </table:table-cell>
          <table:table-cell office:value-type="float" office:value="1732.79833" calcext:value-type="float">
            <text:p>1732.798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55.26904" calcext:value-type="float">
            <text:p>1755.26904</text:p>
          </table:table-cell>
          <table:table-cell office:value-type="float" office:value="115190432" calcext:value-type="float">
            <text:p>115190432</text:p>
          </table:table-cell>
          <table:table-cell office:value-type="float" office:value="1755.26904" calcext:value-type="float">
            <text:p>1755.26904</text:p>
          </table:table-cell>
          <table:table-cell table:number-columns-repeated="4"/>
          <table:table-cell office:value-type="float" office:value="7975.975975976" calcext:value-type="float">
            <text:p>7975.975975976</text:p>
          </table:table-cell>
          <table:table-cell office:value-type="float" office:value="1755.26904" calcext:value-type="float">
            <text:p>1755.269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770" calcext:value-type="float">
            <text:p>-1770</text:p>
          </table:table-cell>
          <table:table-cell office:value-type="float" office:value="-115998720" calcext:value-type="float">
            <text:p>-115998720</text:p>
          </table:table-cell>
          <table:table-cell office:value-type="float" office:value="1745.88793" calcext:value-type="float">
            <text:p>1745.88793</text:p>
          </table:table-cell>
          <table:table-cell office:value-type="float" office:value="113632784" calcext:value-type="float">
            <text:p>113632784</text:p>
          </table:table-cell>
          <table:table-cell office:value-type="float" office:value="1745.88793" calcext:value-type="float">
            <text:p>1745.88793</text:p>
          </table:table-cell>
          <table:table-cell table:number-columns-repeated="4"/>
          <table:table-cell office:value-type="float" office:value="8008.008008008" calcext:value-type="float">
            <text:p>8008.008008008</text:p>
          </table:table-cell>
          <table:table-cell office:value-type="float" office:value="1745.88793" calcext:value-type="float">
            <text:p>1745.8879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765" calcext:value-type="float">
            <text:p>-1765</text:p>
          </table:table-cell>
          <table:table-cell office:value-type="float" office:value="-115671040" calcext:value-type="float">
            <text:p>-115671040</text:p>
          </table:table-cell>
          <table:table-cell office:value-type="float" office:value="1765.3291" calcext:value-type="float">
            <text:p>1765.3291</text:p>
          </table:table-cell>
          <table:table-cell office:value-type="float" office:value="115285784" calcext:value-type="float">
            <text:p>115285784</text:p>
          </table:table-cell>
          <table:table-cell office:value-type="float" office:value="1765.3291" calcext:value-type="float">
            <text:p>1765.3291</text:p>
          </table:table-cell>
          <table:table-cell table:number-columns-repeated="4"/>
          <table:table-cell office:value-type="float" office:value="8040.04004004" calcext:value-type="float">
            <text:p>8040.04004004</text:p>
          </table:table-cell>
          <table:table-cell office:value-type="float" office:value="1765.3291" calcext:value-type="float">
            <text:p>1765.329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46.97839" calcext:value-type="float">
            <text:p>1746.97839</text:p>
          </table:table-cell>
          <table:table-cell office:value-type="float" office:value="114030632" calcext:value-type="float">
            <text:p>114030632</text:p>
          </table:table-cell>
          <table:table-cell office:value-type="float" office:value="1746.97839" calcext:value-type="float">
            <text:p>1746.97839</text:p>
          </table:table-cell>
          <table:table-cell table:number-columns-repeated="4"/>
          <table:table-cell office:value-type="float" office:value="8072.0720720721" calcext:value-type="float">
            <text:p>8072.0720720721</text:p>
          </table:table-cell>
          <table:table-cell office:value-type="float" office:value="1746.97839" calcext:value-type="float">
            <text:p>1746.9783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758" calcext:value-type="float">
            <text:p>-1758</text:p>
          </table:table-cell>
          <table:table-cell office:value-type="float" office:value="-115212288" calcext:value-type="float">
            <text:p>-115212288</text:p>
          </table:table-cell>
          <table:table-cell office:value-type="float" office:value="1746.34338" calcext:value-type="float">
            <text:p>1746.34338</text:p>
          </table:table-cell>
          <table:table-cell office:value-type="float" office:value="114374224" calcext:value-type="float">
            <text:p>114374224</text:p>
          </table:table-cell>
          <table:table-cell office:value-type="float" office:value="1746.34338" calcext:value-type="float">
            <text:p>1746.34338</text:p>
          </table:table-cell>
          <table:table-cell table:number-columns-repeated="4"/>
          <table:table-cell office:value-type="float" office:value="8104.1041041041" calcext:value-type="float">
            <text:p>8104.1041041041</text:p>
          </table:table-cell>
          <table:table-cell office:value-type="float" office:value="1746.34338" calcext:value-type="float">
            <text:p>1746.343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754" calcext:value-type="float">
            <text:p>-1754</text:p>
          </table:table-cell>
          <table:table-cell office:value-type="float" office:value="-114950144" calcext:value-type="float">
            <text:p>-114950144</text:p>
          </table:table-cell>
          <table:table-cell office:value-type="float" office:value="1748.1997" calcext:value-type="float">
            <text:p>1748.1997</text:p>
          </table:table-cell>
          <table:table-cell office:value-type="float" office:value="115201144" calcext:value-type="float">
            <text:p>115201144</text:p>
          </table:table-cell>
          <table:table-cell office:value-type="float" office:value="1748.1997" calcext:value-type="float">
            <text:p>1748.1997</text:p>
          </table:table-cell>
          <table:table-cell table:number-columns-repeated="4"/>
          <table:table-cell office:value-type="float" office:value="8136.1361361361" calcext:value-type="float">
            <text:p>8136.1361361361</text:p>
          </table:table-cell>
          <table:table-cell office:value-type="float" office:value="1748.1997" calcext:value-type="float">
            <text:p>1748.199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58.31909" calcext:value-type="float">
            <text:p>1758.31909</text:p>
          </table:table-cell>
          <table:table-cell office:value-type="float" office:value="114991600" calcext:value-type="float">
            <text:p>114991600</text:p>
          </table:table-cell>
          <table:table-cell office:value-type="float" office:value="1758.31909" calcext:value-type="float">
            <text:p>1758.31909</text:p>
          </table:table-cell>
          <table:table-cell table:number-columns-repeated="4"/>
          <table:table-cell office:value-type="float" office:value="8168.1681681682" calcext:value-type="float">
            <text:p>8168.1681681682</text:p>
          </table:table-cell>
          <table:table-cell office:value-type="float" office:value="1758.31909" calcext:value-type="float">
            <text:p>1758.319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746" calcext:value-type="float">
            <text:p>-1746</text:p>
          </table:table-cell>
          <table:table-cell office:value-type="float" office:value="-114425856" calcext:value-type="float">
            <text:p>-114425856</text:p>
          </table:table-cell>
          <table:table-cell office:value-type="float" office:value="1775.3103" calcext:value-type="float">
            <text:p>1775.3103</text:p>
          </table:table-cell>
          <table:table-cell office:value-type="float" office:value="115957592" calcext:value-type="float">
            <text:p>115957592</text:p>
          </table:table-cell>
          <table:table-cell office:value-type="float" office:value="1775.3103" calcext:value-type="float">
            <text:p>1775.3103</text:p>
          </table:table-cell>
          <table:table-cell table:number-columns-repeated="4"/>
          <table:table-cell office:value-type="float" office:value="8200.2002002002" calcext:value-type="float">
            <text:p>8200.2002002002</text:p>
          </table:table-cell>
          <table:table-cell office:value-type="float" office:value="1775.3103" calcext:value-type="float">
            <text:p>1775.310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743.86059" calcext:value-type="float">
            <text:p>1743.86059</text:p>
          </table:table-cell>
          <table:table-cell office:value-type="float" office:value="114251488" calcext:value-type="float">
            <text:p>114251488</text:p>
          </table:table-cell>
          <table:table-cell office:value-type="float" office:value="1743.86059" calcext:value-type="float">
            <text:p>1743.86059</text:p>
          </table:table-cell>
          <table:table-cell table:number-columns-repeated="4"/>
          <table:table-cell office:value-type="float" office:value="8232.2322322322" calcext:value-type="float">
            <text:p>8232.2322322322</text:p>
          </table:table-cell>
          <table:table-cell office:value-type="float" office:value="1743.86059" calcext:value-type="float">
            <text:p>1743.860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751.10852" calcext:value-type="float">
            <text:p>1751.10852</text:p>
          </table:table-cell>
          <table:table-cell office:value-type="float" office:value="114517792" calcext:value-type="float">
            <text:p>114517792</text:p>
          </table:table-cell>
          <table:table-cell office:value-type="float" office:value="1751.10852" calcext:value-type="float">
            <text:p>1751.10852</text:p>
          </table:table-cell>
          <table:table-cell table:number-columns-repeated="4"/>
          <table:table-cell office:value-type="float" office:value="8264.2642642643" calcext:value-type="float">
            <text:p>8264.2642642643</text:p>
          </table:table-cell>
          <table:table-cell office:value-type="float" office:value="1751.10852" calcext:value-type="float">
            <text:p>1751.108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55.22741" calcext:value-type="float">
            <text:p>1755.22741</text:p>
          </table:table-cell>
          <table:table-cell office:value-type="float" office:value="114764304" calcext:value-type="float">
            <text:p>114764304</text:p>
          </table:table-cell>
          <table:table-cell office:value-type="float" office:value="1755.22741" calcext:value-type="float">
            <text:p>1755.22741</text:p>
          </table:table-cell>
          <table:table-cell table:number-columns-repeated="4"/>
          <table:table-cell office:value-type="float" office:value="8296.2962962963" calcext:value-type="float">
            <text:p>8296.2962962963</text:p>
          </table:table-cell>
          <table:table-cell office:value-type="float" office:value="1755.22741" calcext:value-type="float">
            <text:p>1755.227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21.58435" calcext:value-type="float">
            <text:p>1721.58435</text:p>
          </table:table-cell>
          <table:table-cell office:value-type="float" office:value="113043944" calcext:value-type="float">
            <text:p>113043944</text:p>
          </table:table-cell>
          <table:table-cell office:value-type="float" office:value="1721.58435" calcext:value-type="float">
            <text:p>1721.58435</text:p>
          </table:table-cell>
          <table:table-cell table:number-columns-repeated="4"/>
          <table:table-cell office:value-type="float" office:value="8328.3283283283" calcext:value-type="float">
            <text:p>8328.3283283283</text:p>
          </table:table-cell>
          <table:table-cell office:value-type="float" office:value="1721.58435" calcext:value-type="float">
            <text:p>1721.5843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1751.72949" calcext:value-type="float">
            <text:p>1751.72949</text:p>
          </table:table-cell>
          <table:table-cell office:value-type="float" office:value="114821712" calcext:value-type="float">
            <text:p>114821712</text:p>
          </table:table-cell>
          <table:table-cell office:value-type="float" office:value="1751.72949" calcext:value-type="float">
            <text:p>1751.72949</text:p>
          </table:table-cell>
          <table:table-cell table:number-columns-repeated="4"/>
          <table:table-cell office:value-type="float" office:value="8360.3603603604" calcext:value-type="float">
            <text:p>8360.3603603604</text:p>
          </table:table-cell>
          <table:table-cell office:value-type="float" office:value="1751.72949" calcext:value-type="float">
            <text:p>1751.7294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51.16064" calcext:value-type="float">
            <text:p>1751.16064</text:p>
          </table:table-cell>
          <table:table-cell office:value-type="float" office:value="114618872" calcext:value-type="float">
            <text:p>114618872</text:p>
          </table:table-cell>
          <table:table-cell office:value-type="float" office:value="1751.16064" calcext:value-type="float">
            <text:p>1751.16064</text:p>
          </table:table-cell>
          <table:table-cell table:number-columns-repeated="4"/>
          <table:table-cell office:value-type="float" office:value="8392.3923923924" calcext:value-type="float">
            <text:p>8392.3923923924</text:p>
          </table:table-cell>
          <table:table-cell office:value-type="float" office:value="1751.16064" calcext:value-type="float">
            <text:p>1751.1606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27.1134" calcext:value-type="float">
            <text:p>1727.1134</text:p>
          </table:table-cell>
          <table:table-cell office:value-type="float" office:value="112848168" calcext:value-type="float">
            <text:p>112848168</text:p>
          </table:table-cell>
          <table:table-cell office:value-type="float" office:value="1727.1134" calcext:value-type="float">
            <text:p>1727.1134</text:p>
          </table:table-cell>
          <table:table-cell table:number-columns-repeated="4"/>
          <table:table-cell office:value-type="float" office:value="8424.4244244244" calcext:value-type="float">
            <text:p>8424.4244244244</text:p>
          </table:table-cell>
          <table:table-cell office:value-type="float" office:value="1727.1134" calcext:value-type="float">
            <text:p>1727.11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46.5277" calcext:value-type="float">
            <text:p>1746.5277</text:p>
          </table:table-cell>
          <table:table-cell office:value-type="float" office:value="114961328" calcext:value-type="float">
            <text:p>114961328</text:p>
          </table:table-cell>
          <table:table-cell office:value-type="float" office:value="1746.5277" calcext:value-type="float">
            <text:p>1746.5277</text:p>
          </table:table-cell>
          <table:table-cell table:number-columns-repeated="4"/>
          <table:table-cell office:value-type="float" office:value="8456.4564564565" calcext:value-type="float">
            <text:p>8456.4564564565</text:p>
          </table:table-cell>
          <table:table-cell office:value-type="float" office:value="1746.5277" calcext:value-type="float">
            <text:p>1746.527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48.89978" calcext:value-type="float">
            <text:p>1748.89978</text:p>
          </table:table-cell>
          <table:table-cell office:value-type="float" office:value="113846936" calcext:value-type="float">
            <text:p>113846936</text:p>
          </table:table-cell>
          <table:table-cell office:value-type="float" office:value="1748.89978" calcext:value-type="float">
            <text:p>1748.89978</text:p>
          </table:table-cell>
          <table:table-cell table:number-columns-repeated="4"/>
          <table:table-cell office:value-type="float" office:value="8488.4884884885" calcext:value-type="float">
            <text:p>8488.4884884885</text:p>
          </table:table-cell>
          <table:table-cell office:value-type="float" office:value="1748.89978" calcext:value-type="float">
            <text:p>1748.8997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49.85375" calcext:value-type="float">
            <text:p>1749.85375</text:p>
          </table:table-cell>
          <table:table-cell office:value-type="float" office:value="114980016" calcext:value-type="float">
            <text:p>114980016</text:p>
          </table:table-cell>
          <table:table-cell office:value-type="float" office:value="1749.85375" calcext:value-type="float">
            <text:p>1749.85375</text:p>
          </table:table-cell>
          <table:table-cell table:number-columns-repeated="4"/>
          <table:table-cell office:value-type="float" office:value="8520.5205205205" calcext:value-type="float">
            <text:p>8520.5205205205</text:p>
          </table:table-cell>
          <table:table-cell office:value-type="float" office:value="1749.85375" calcext:value-type="float">
            <text:p>1749.8537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63.92138" calcext:value-type="float">
            <text:p>1763.92138</text:p>
          </table:table-cell>
          <table:table-cell office:value-type="float" office:value="115303984" calcext:value-type="float">
            <text:p>115303984</text:p>
          </table:table-cell>
          <table:table-cell office:value-type="float" office:value="1763.92138" calcext:value-type="float">
            <text:p>1763.92138</text:p>
          </table:table-cell>
          <table:table-cell table:number-columns-repeated="4"/>
          <table:table-cell office:value-type="float" office:value="8552.5525525526" calcext:value-type="float">
            <text:p>8552.5525525526</text:p>
          </table:table-cell>
          <table:table-cell office:value-type="float" office:value="1763.92138" calcext:value-type="float">
            <text:p>1763.9213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57.16015" calcext:value-type="float">
            <text:p>1757.16015</text:p>
          </table:table-cell>
          <table:table-cell office:value-type="float" office:value="115103056" calcext:value-type="float">
            <text:p>115103056</text:p>
          </table:table-cell>
          <table:table-cell office:value-type="float" office:value="1757.16015" calcext:value-type="float">
            <text:p>1757.16015</text:p>
          </table:table-cell>
          <table:table-cell table:number-columns-repeated="4"/>
          <table:table-cell office:value-type="float" office:value="8584.5845845846" calcext:value-type="float">
            <text:p>8584.5845845846</text:p>
          </table:table-cell>
          <table:table-cell office:value-type="float" office:value="1757.16015" calcext:value-type="float">
            <text:p>1757.160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35.72717" calcext:value-type="float">
            <text:p>1735.72717</text:p>
          </table:table-cell>
          <table:table-cell office:value-type="float" office:value="114448568" calcext:value-type="float">
            <text:p>114448568</text:p>
          </table:table-cell>
          <table:table-cell office:value-type="float" office:value="1735.72717" calcext:value-type="float">
            <text:p>1735.72717</text:p>
          </table:table-cell>
          <table:table-cell table:number-columns-repeated="4"/>
          <table:table-cell office:value-type="float" office:value="8616.6166166166" calcext:value-type="float">
            <text:p>8616.6166166166</text:p>
          </table:table-cell>
          <table:table-cell office:value-type="float" office:value="1735.72717" calcext:value-type="float">
            <text:p>1735.727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38.87316" calcext:value-type="float">
            <text:p>1738.87316</text:p>
          </table:table-cell>
          <table:table-cell office:value-type="float" office:value="113477128" calcext:value-type="float">
            <text:p>113477128</text:p>
          </table:table-cell>
          <table:table-cell office:value-type="float" office:value="1738.87316" calcext:value-type="float">
            <text:p>1738.87316</text:p>
          </table:table-cell>
          <table:table-cell table:number-columns-repeated="4"/>
          <table:table-cell office:value-type="float" office:value="8648.6486486487" calcext:value-type="float">
            <text:p>8648.6486486487</text:p>
          </table:table-cell>
          <table:table-cell office:value-type="float" office:value="1738.87316" calcext:value-type="float">
            <text:p>1738.8731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50.38964" calcext:value-type="float">
            <text:p>1750.38964</text:p>
          </table:table-cell>
          <table:table-cell office:value-type="float" office:value="115125360" calcext:value-type="float">
            <text:p>115125360</text:p>
          </table:table-cell>
          <table:table-cell office:value-type="float" office:value="1750.38964" calcext:value-type="float">
            <text:p>1750.38964</text:p>
          </table:table-cell>
          <table:table-cell table:number-columns-repeated="4"/>
          <table:table-cell office:value-type="float" office:value="8680.6806806807" calcext:value-type="float">
            <text:p>8680.6806806807</text:p>
          </table:table-cell>
          <table:table-cell office:value-type="float" office:value="1750.38964" calcext:value-type="float">
            <text:p>1750.3896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50.578" calcext:value-type="float">
            <text:p>1750.578</text:p>
          </table:table-cell>
          <table:table-cell office:value-type="float" office:value="114685368" calcext:value-type="float">
            <text:p>114685368</text:p>
          </table:table-cell>
          <table:table-cell office:value-type="float" office:value="1750.578" calcext:value-type="float">
            <text:p>1750.578</text:p>
          </table:table-cell>
          <table:table-cell table:number-columns-repeated="4"/>
          <table:table-cell office:value-type="float" office:value="8712.7127127127" calcext:value-type="float">
            <text:p>8712.7127127127</text:p>
          </table:table-cell>
          <table:table-cell office:value-type="float" office:value="1750.578" calcext:value-type="float">
            <text:p>1750.57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65.3916" calcext:value-type="float">
            <text:p>1765.3916</text:p>
          </table:table-cell>
          <table:table-cell office:value-type="float" office:value="115819768" calcext:value-type="float">
            <text:p>115819768</text:p>
          </table:table-cell>
          <table:table-cell office:value-type="float" office:value="1765.3916" calcext:value-type="float">
            <text:p>1765.3916</text:p>
          </table:table-cell>
          <table:table-cell table:number-columns-repeated="4"/>
          <table:table-cell office:value-type="float" office:value="8744.7447447448" calcext:value-type="float">
            <text:p>8744.7447447448</text:p>
          </table:table-cell>
          <table:table-cell office:value-type="float" office:value="1765.3916" calcext:value-type="float">
            <text:p>1765.39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48.71179" calcext:value-type="float">
            <text:p>1748.71179</text:p>
          </table:table-cell>
          <table:table-cell office:value-type="float" office:value="114558488" calcext:value-type="float">
            <text:p>114558488</text:p>
          </table:table-cell>
          <table:table-cell office:value-type="float" office:value="1748.71179" calcext:value-type="float">
            <text:p>1748.71179</text:p>
          </table:table-cell>
          <table:table-cell table:number-columns-repeated="4"/>
          <table:table-cell office:value-type="float" office:value="8776.7767767768" calcext:value-type="float">
            <text:p>8776.7767767768</text:p>
          </table:table-cell>
          <table:table-cell office:value-type="float" office:value="1748.71179" calcext:value-type="float">
            <text:p>1748.7117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718" calcext:value-type="float">
            <text:p>-1718</text:p>
          </table:table-cell>
          <table:table-cell office:value-type="float" office:value="-112590848" calcext:value-type="float">
            <text:p>-112590848</text:p>
          </table:table-cell>
          <table:table-cell office:value-type="float" office:value="1734.6007" calcext:value-type="float">
            <text:p>1734.6007</text:p>
          </table:table-cell>
          <table:table-cell office:value-type="float" office:value="114448736" calcext:value-type="float">
            <text:p>114448736</text:p>
          </table:table-cell>
          <table:table-cell office:value-type="float" office:value="1734.6007" calcext:value-type="float">
            <text:p>1734.6007</text:p>
          </table:table-cell>
          <table:table-cell table:number-columns-repeated="4"/>
          <table:table-cell office:value-type="float" office:value="8808.8088088088" calcext:value-type="float">
            <text:p>8808.8088088088</text:p>
          </table:table-cell>
          <table:table-cell office:value-type="float" office:value="1734.6007" calcext:value-type="float">
            <text:p>1734.60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31.49487" calcext:value-type="float">
            <text:p>1731.49487</text:p>
          </table:table-cell>
          <table:table-cell office:value-type="float" office:value="113401376" calcext:value-type="float">
            <text:p>113401376</text:p>
          </table:table-cell>
          <table:table-cell office:value-type="float" office:value="1731.49487" calcext:value-type="float">
            <text:p>1731.49487</text:p>
          </table:table-cell>
          <table:table-cell table:number-columns-repeated="4"/>
          <table:table-cell office:value-type="float" office:value="8840.8408408408" calcext:value-type="float">
            <text:p>8840.8408408408</text:p>
          </table:table-cell>
          <table:table-cell office:value-type="float" office:value="1731.49487" calcext:value-type="float">
            <text:p>1731.4948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745.17346" calcext:value-type="float">
            <text:p>1745.17346</text:p>
          </table:table-cell>
          <table:table-cell office:value-type="float" office:value="114001856" calcext:value-type="float">
            <text:p>114001856</text:p>
          </table:table-cell>
          <table:table-cell office:value-type="float" office:value="1745.17346" calcext:value-type="float">
            <text:p>1745.17346</text:p>
          </table:table-cell>
          <table:table-cell table:number-columns-repeated="4"/>
          <table:table-cell office:value-type="float" office:value="8872.8728728729" calcext:value-type="float">
            <text:p>8872.8728728729</text:p>
          </table:table-cell>
          <table:table-cell office:value-type="float" office:value="1745.17346" calcext:value-type="float">
            <text:p>1745.173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62.87548" calcext:value-type="float">
            <text:p>1762.87548</text:p>
          </table:table-cell>
          <table:table-cell office:value-type="float" office:value="114528712" calcext:value-type="float">
            <text:p>114528712</text:p>
          </table:table-cell>
          <table:table-cell office:value-type="float" office:value="1762.87548" calcext:value-type="float">
            <text:p>1762.87548</text:p>
          </table:table-cell>
          <table:table-cell table:number-columns-repeated="4"/>
          <table:table-cell office:value-type="float" office:value="8904.9049049049" calcext:value-type="float">
            <text:p>8904.9049049049</text:p>
          </table:table-cell>
          <table:table-cell office:value-type="float" office:value="1762.87548" calcext:value-type="float">
            <text:p>1762.8754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1733.68957" calcext:value-type="float">
            <text:p>1733.68957</text:p>
          </table:table-cell>
          <table:table-cell office:value-type="float" office:value="114032472" calcext:value-type="float">
            <text:p>114032472</text:p>
          </table:table-cell>
          <table:table-cell office:value-type="float" office:value="1733.68957" calcext:value-type="float">
            <text:p>1733.68957</text:p>
          </table:table-cell>
          <table:table-cell table:number-columns-repeated="4"/>
          <table:table-cell office:value-type="float" office:value="8936.9369369369" calcext:value-type="float">
            <text:p>8936.9369369369</text:p>
          </table:table-cell>
          <table:table-cell office:value-type="float" office:value="1733.68957" calcext:value-type="float">
            <text:p>1733.6895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50.11682" calcext:value-type="float">
            <text:p>1750.11682</text:p>
          </table:table-cell>
          <table:table-cell office:value-type="float" office:value="114688312" calcext:value-type="float">
            <text:p>114688312</text:p>
          </table:table-cell>
          <table:table-cell office:value-type="float" office:value="1750.11682" calcext:value-type="float">
            <text:p>1750.11682</text:p>
          </table:table-cell>
          <table:table-cell table:number-columns-repeated="4"/>
          <table:table-cell office:value-type="float" office:value="8968.968968969" calcext:value-type="float">
            <text:p>8968.968968969</text:p>
          </table:table-cell>
          <table:table-cell office:value-type="float" office:value="1750.11682" calcext:value-type="float">
            <text:p>1750.1168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738" calcext:value-type="float">
            <text:p>-1738</text:p>
          </table:table-cell>
          <table:table-cell office:value-type="float" office:value="-113901568" calcext:value-type="float">
            <text:p>-113901568</text:p>
          </table:table-cell>
          <table:table-cell office:value-type="float" office:value="1734.19287" calcext:value-type="float">
            <text:p>1734.19287</text:p>
          </table:table-cell>
          <table:table-cell office:value-type="float" office:value="113811064" calcext:value-type="float">
            <text:p>113811064</text:p>
          </table:table-cell>
          <table:table-cell office:value-type="float" office:value="1734.19287" calcext:value-type="float">
            <text:p>1734.19287</text:p>
          </table:table-cell>
          <table:table-cell table:number-columns-repeated="4"/>
          <table:table-cell office:value-type="float" office:value="9001.001001001" calcext:value-type="float">
            <text:p>9001.001001001</text:p>
          </table:table-cell>
          <table:table-cell office:value-type="float" office:value="1734.19287" calcext:value-type="float">
            <text:p>1734.1928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765.11975" calcext:value-type="float">
            <text:p>1765.11975</text:p>
          </table:table-cell>
          <table:table-cell office:value-type="float" office:value="115007032" calcext:value-type="float">
            <text:p>115007032</text:p>
          </table:table-cell>
          <table:table-cell office:value-type="float" office:value="1765.11975" calcext:value-type="float">
            <text:p>1765.11975</text:p>
          </table:table-cell>
          <table:table-cell table:number-columns-repeated="4"/>
          <table:table-cell office:value-type="float" office:value="9033.033033033" calcext:value-type="float">
            <text:p>9033.033033033</text:p>
          </table:table-cell>
          <table:table-cell office:value-type="float" office:value="1765.11975" calcext:value-type="float">
            <text:p>1765.119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36.02355" calcext:value-type="float">
            <text:p>1736.02355</text:p>
          </table:table-cell>
          <table:table-cell office:value-type="float" office:value="113690992" calcext:value-type="float">
            <text:p>113690992</text:p>
          </table:table-cell>
          <table:table-cell office:value-type="float" office:value="1736.02355" calcext:value-type="float">
            <text:p>1736.02355</text:p>
          </table:table-cell>
          <table:table-cell table:number-columns-repeated="4"/>
          <table:table-cell office:value-type="float" office:value="9065.0650650651" calcext:value-type="float">
            <text:p>9065.0650650651</text:p>
          </table:table-cell>
          <table:table-cell office:value-type="float" office:value="1736.02355" calcext:value-type="float">
            <text:p>1736.023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752" calcext:value-type="float">
            <text:p>-1752</text:p>
          </table:table-cell>
          <table:table-cell office:value-type="float" office:value="-114819072" calcext:value-type="float">
            <text:p>-114819072</text:p>
          </table:table-cell>
          <table:table-cell office:value-type="float" office:value="1760.33996" calcext:value-type="float">
            <text:p>1760.33996</text:p>
          </table:table-cell>
          <table:table-cell office:value-type="float" office:value="115867640" calcext:value-type="float">
            <text:p>115867640</text:p>
          </table:table-cell>
          <table:table-cell office:value-type="float" office:value="1760.33996" calcext:value-type="float">
            <text:p>1760.33996</text:p>
          </table:table-cell>
          <table:table-cell table:number-columns-repeated="4"/>
          <table:table-cell office:value-type="float" office:value="9097.0970970971" calcext:value-type="float">
            <text:p>9097.0970970971</text:p>
          </table:table-cell>
          <table:table-cell office:value-type="float" office:value="1760.33996" calcext:value-type="float">
            <text:p>1760.3399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758" calcext:value-type="float">
            <text:p>-1758</text:p>
          </table:table-cell>
          <table:table-cell office:value-type="float" office:value="-115212288" calcext:value-type="float">
            <text:p>-115212288</text:p>
          </table:table-cell>
          <table:table-cell office:value-type="float" office:value="1733.12109" calcext:value-type="float">
            <text:p>1733.12109</text:p>
          </table:table-cell>
          <table:table-cell office:value-type="float" office:value="113541960" calcext:value-type="float">
            <text:p>113541960</text:p>
          </table:table-cell>
          <table:table-cell office:value-type="float" office:value="1733.12109" calcext:value-type="float">
            <text:p>1733.12109</text:p>
          </table:table-cell>
          <table:table-cell table:number-columns-repeated="4"/>
          <table:table-cell office:value-type="float" office:value="9129.1291291291" calcext:value-type="float">
            <text:p>9129.1291291291</text:p>
          </table:table-cell>
          <table:table-cell office:value-type="float" office:value="1733.12109" calcext:value-type="float">
            <text:p>1733.121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1739.4768" calcext:value-type="float">
            <text:p>1739.4768</text:p>
          </table:table-cell>
          <table:table-cell office:value-type="float" office:value="113828960" calcext:value-type="float">
            <text:p>113828960</text:p>
          </table:table-cell>
          <table:table-cell office:value-type="float" office:value="1739.4768" calcext:value-type="float">
            <text:p>1739.4768</text:p>
          </table:table-cell>
          <table:table-cell table:number-columns-repeated="4"/>
          <table:table-cell office:value-type="float" office:value="9161.1611611612" calcext:value-type="float">
            <text:p>9161.1611611612</text:p>
          </table:table-cell>
          <table:table-cell office:value-type="float" office:value="1739.4768" calcext:value-type="float">
            <text:p>1739.476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768" calcext:value-type="float">
            <text:p>-1768</text:p>
          </table:table-cell>
          <table:table-cell office:value-type="float" office:value="-115867648" calcext:value-type="float">
            <text:p>-115867648</text:p>
          </table:table-cell>
          <table:table-cell office:value-type="float" office:value="1750.89868" calcext:value-type="float">
            <text:p>1750.89868</text:p>
          </table:table-cell>
          <table:table-cell office:value-type="float" office:value="114586992" calcext:value-type="float">
            <text:p>114586992</text:p>
          </table:table-cell>
          <table:table-cell office:value-type="float" office:value="1750.89868" calcext:value-type="float">
            <text:p>1750.89868</text:p>
          </table:table-cell>
          <table:table-cell table:number-columns-repeated="4"/>
          <table:table-cell office:value-type="float" office:value="9193.1931931932" calcext:value-type="float">
            <text:p>9193.1931931932</text:p>
          </table:table-cell>
          <table:table-cell office:value-type="float" office:value="1750.89868" calcext:value-type="float">
            <text:p>1750.8986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772" calcext:value-type="float">
            <text:p>-1772</text:p>
          </table:table-cell>
          <table:table-cell office:value-type="float" office:value="-116129792" calcext:value-type="float">
            <text:p>-116129792</text:p>
          </table:table-cell>
          <table:table-cell office:value-type="float" office:value="1768.63647" calcext:value-type="float">
            <text:p>1768.63647</text:p>
          </table:table-cell>
          <table:table-cell office:value-type="float" office:value="115781872" calcext:value-type="float">
            <text:p>115781872</text:p>
          </table:table-cell>
          <table:table-cell office:value-type="float" office:value="1768.63647" calcext:value-type="float">
            <text:p>1768.63647</text:p>
          </table:table-cell>
          <table:table-cell table:number-columns-repeated="4"/>
          <table:table-cell office:value-type="float" office:value="9225.2252252252" calcext:value-type="float">
            <text:p>9225.2252252252</text:p>
          </table:table-cell>
          <table:table-cell office:value-type="float" office:value="1768.63647" calcext:value-type="float">
            <text:p>1768.636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16.56481" calcext:value-type="float">
            <text:p>1716.56481</text:p>
          </table:table-cell>
          <table:table-cell office:value-type="float" office:value="112713352" calcext:value-type="float">
            <text:p>112713352</text:p>
          </table:table-cell>
          <table:table-cell office:value-type="float" office:value="1716.56481" calcext:value-type="float">
            <text:p>1716.56481</text:p>
          </table:table-cell>
          <table:table-cell table:number-columns-repeated="4"/>
          <table:table-cell office:value-type="float" office:value="9257.2572572573" calcext:value-type="float">
            <text:p>9257.2572572573</text:p>
          </table:table-cell>
          <table:table-cell office:value-type="float" office:value="1716.56481" calcext:value-type="float">
            <text:p>1716.564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46.1101" calcext:value-type="float">
            <text:p>1746.1101</text:p>
          </table:table-cell>
          <table:table-cell office:value-type="float" office:value="114756200" calcext:value-type="float">
            <text:p>114756200</text:p>
          </table:table-cell>
          <table:table-cell office:value-type="float" office:value="1746.1101" calcext:value-type="float">
            <text:p>1746.1101</text:p>
          </table:table-cell>
          <table:table-cell table:number-columns-repeated="4"/>
          <table:table-cell office:value-type="float" office:value="9289.2892892893" calcext:value-type="float">
            <text:p>9289.2892892893</text:p>
          </table:table-cell>
          <table:table-cell office:value-type="float" office:value="1746.1101" calcext:value-type="float">
            <text:p>1746.110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44.54064" calcext:value-type="float">
            <text:p>1744.54064</text:p>
          </table:table-cell>
          <table:table-cell office:value-type="float" office:value="114825240" calcext:value-type="float">
            <text:p>114825240</text:p>
          </table:table-cell>
          <table:table-cell office:value-type="float" office:value="1744.54064" calcext:value-type="float">
            <text:p>1744.54064</text:p>
          </table:table-cell>
          <table:table-cell table:number-columns-repeated="4"/>
          <table:table-cell office:value-type="float" office:value="9321.3213213213" calcext:value-type="float">
            <text:p>9321.3213213213</text:p>
          </table:table-cell>
          <table:table-cell office:value-type="float" office:value="1744.54064" calcext:value-type="float">
            <text:p>1744.5406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47.12414" calcext:value-type="float">
            <text:p>1747.12414</text:p>
          </table:table-cell>
          <table:table-cell office:value-type="float" office:value="114521912" calcext:value-type="float">
            <text:p>114521912</text:p>
          </table:table-cell>
          <table:table-cell office:value-type="float" office:value="1747.12414" calcext:value-type="float">
            <text:p>1747.12414</text:p>
          </table:table-cell>
          <table:table-cell table:number-columns-repeated="4"/>
          <table:table-cell office:value-type="float" office:value="9353.3533533534" calcext:value-type="float">
            <text:p>9353.3533533534</text:p>
          </table:table-cell>
          <table:table-cell office:value-type="float" office:value="1747.12414" calcext:value-type="float">
            <text:p>1747.124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45.8496" calcext:value-type="float">
            <text:p>1745.8496</text:p>
          </table:table-cell>
          <table:table-cell office:value-type="float" office:value="114204960" calcext:value-type="float">
            <text:p>114204960</text:p>
          </table:table-cell>
          <table:table-cell office:value-type="float" office:value="1745.8496" calcext:value-type="float">
            <text:p>1745.8496</text:p>
          </table:table-cell>
          <table:table-cell table:number-columns-repeated="4"/>
          <table:table-cell office:value-type="float" office:value="9385.3853853854" calcext:value-type="float">
            <text:p>9385.3853853854</text:p>
          </table:table-cell>
          <table:table-cell office:value-type="float" office:value="1745.8496" calcext:value-type="float">
            <text:p>1745.849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39.7915" calcext:value-type="float">
            <text:p>1739.7915</text:p>
          </table:table-cell>
          <table:table-cell office:value-type="float" office:value="114258384" calcext:value-type="float">
            <text:p>114258384</text:p>
          </table:table-cell>
          <table:table-cell office:value-type="float" office:value="1739.7915" calcext:value-type="float">
            <text:p>1739.7915</text:p>
          </table:table-cell>
          <table:table-cell table:number-columns-repeated="4"/>
          <table:table-cell office:value-type="float" office:value="9417.4174174174" calcext:value-type="float">
            <text:p>9417.4174174174</text:p>
          </table:table-cell>
          <table:table-cell office:value-type="float" office:value="1739.7915" calcext:value-type="float">
            <text:p>1739.79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42.48864" calcext:value-type="float">
            <text:p>1742.48864</text:p>
          </table:table-cell>
          <table:table-cell office:value-type="float" office:value="113976816" calcext:value-type="float">
            <text:p>113976816</text:p>
          </table:table-cell>
          <table:table-cell office:value-type="float" office:value="1742.48864" calcext:value-type="float">
            <text:p>1742.48864</text:p>
          </table:table-cell>
          <table:table-cell table:number-columns-repeated="4"/>
          <table:table-cell office:value-type="float" office:value="9449.4494494495" calcext:value-type="float">
            <text:p>9449.4494494495</text:p>
          </table:table-cell>
          <table:table-cell office:value-type="float" office:value="1742.48864" calcext:value-type="float">
            <text:p>1742.4886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57.51171" calcext:value-type="float">
            <text:p>1757.51171</text:p>
          </table:table-cell>
          <table:table-cell office:value-type="float" office:value="115310912" calcext:value-type="float">
            <text:p>115310912</text:p>
          </table:table-cell>
          <table:table-cell office:value-type="float" office:value="1757.51171" calcext:value-type="float">
            <text:p>1757.51171</text:p>
          </table:table-cell>
          <table:table-cell table:number-columns-repeated="4"/>
          <table:table-cell office:value-type="float" office:value="9481.4814814815" calcext:value-type="float">
            <text:p>9481.4814814815</text:p>
          </table:table-cell>
          <table:table-cell office:value-type="float" office:value="1757.51171" calcext:value-type="float">
            <text:p>1757.5117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0.61926" calcext:value-type="float">
            <text:p>1750.61926</text:p>
          </table:table-cell>
          <table:table-cell office:value-type="float" office:value="114744208" calcext:value-type="float">
            <text:p>114744208</text:p>
          </table:table-cell>
          <table:table-cell office:value-type="float" office:value="1750.61926" calcext:value-type="float">
            <text:p>1750.61926</text:p>
          </table:table-cell>
          <table:table-cell table:number-columns-repeated="4"/>
          <table:table-cell office:value-type="float" office:value="9513.5135135135" calcext:value-type="float">
            <text:p>9513.5135135135</text:p>
          </table:table-cell>
          <table:table-cell office:value-type="float" office:value="1750.61926" calcext:value-type="float">
            <text:p>1750.619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55.328" calcext:value-type="float">
            <text:p>1755.328</text:p>
          </table:table-cell>
          <table:table-cell office:value-type="float" office:value="114614280" calcext:value-type="float">
            <text:p>114614280</text:p>
          </table:table-cell>
          <table:table-cell office:value-type="float" office:value="1755.328" calcext:value-type="float">
            <text:p>1755.328</text:p>
          </table:table-cell>
          <table:table-cell table:number-columns-repeated="4"/>
          <table:table-cell office:value-type="float" office:value="9545.5455455456" calcext:value-type="float">
            <text:p>9545.5455455456</text:p>
          </table:table-cell>
          <table:table-cell office:value-type="float" office:value="1755.328" calcext:value-type="float">
            <text:p>1755.32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812" calcext:value-type="float">
            <text:p>-1812</text:p>
          </table:table-cell>
          <table:table-cell office:value-type="float" office:value="-118751232" calcext:value-type="float">
            <text:p>-118751232</text:p>
          </table:table-cell>
          <table:table-cell office:value-type="float" office:value="1742.3059" calcext:value-type="float">
            <text:p>1742.3059</text:p>
          </table:table-cell>
          <table:table-cell office:value-type="float" office:value="114648328" calcext:value-type="float">
            <text:p>114648328</text:p>
          </table:table-cell>
          <table:table-cell office:value-type="float" office:value="1742.3059" calcext:value-type="float">
            <text:p>1742.3059</text:p>
          </table:table-cell>
          <table:table-cell table:number-columns-repeated="4"/>
          <table:table-cell office:value-type="float" office:value="9577.5775775776" calcext:value-type="float">
            <text:p>9577.5775775776</text:p>
          </table:table-cell>
          <table:table-cell office:value-type="float" office:value="1742.3059" calcext:value-type="float">
            <text:p>1742.305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27.10937" calcext:value-type="float">
            <text:p>1727.10937</text:p>
          </table:table-cell>
          <table:table-cell office:value-type="float" office:value="113852232" calcext:value-type="float">
            <text:p>113852232</text:p>
          </table:table-cell>
          <table:table-cell office:value-type="float" office:value="1727.10937" calcext:value-type="float">
            <text:p>1727.10937</text:p>
          </table:table-cell>
          <table:table-cell table:number-columns-repeated="4"/>
          <table:table-cell office:value-type="float" office:value="9609.6096096096" calcext:value-type="float">
            <text:p>9609.6096096096</text:p>
          </table:table-cell>
          <table:table-cell office:value-type="float" office:value="1727.10937" calcext:value-type="float">
            <text:p>1727.1093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40.71826" calcext:value-type="float">
            <text:p>1740.71826</text:p>
          </table:table-cell>
          <table:table-cell office:value-type="float" office:value="114166480" calcext:value-type="float">
            <text:p>114166480</text:p>
          </table:table-cell>
          <table:table-cell office:value-type="float" office:value="1740.71826" calcext:value-type="float">
            <text:p>1740.71826</text:p>
          </table:table-cell>
          <table:table-cell table:number-columns-repeated="4"/>
          <table:table-cell office:value-type="float" office:value="9641.6416416416" calcext:value-type="float">
            <text:p>9641.6416416416</text:p>
          </table:table-cell>
          <table:table-cell office:value-type="float" office:value="1740.71826" calcext:value-type="float">
            <text:p>1740.7182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818" calcext:value-type="float">
            <text:p>-1818</text:p>
          </table:table-cell>
          <table:table-cell office:value-type="float" office:value="-119144448" calcext:value-type="float">
            <text:p>-119144448</text:p>
          </table:table-cell>
          <table:table-cell office:value-type="float" office:value="1760.36303" calcext:value-type="float">
            <text:p>1760.36303</text:p>
          </table:table-cell>
          <table:table-cell office:value-type="float" office:value="115012048" calcext:value-type="float">
            <text:p>115012048</text:p>
          </table:table-cell>
          <table:table-cell office:value-type="float" office:value="1760.36303" calcext:value-type="float">
            <text:p>1760.36303</text:p>
          </table:table-cell>
          <table:table-cell table:number-columns-repeated="4"/>
          <table:table-cell office:value-type="float" office:value="9673.6736736737" calcext:value-type="float">
            <text:p>9673.6736736737</text:p>
          </table:table-cell>
          <table:table-cell office:value-type="float" office:value="1760.36303" calcext:value-type="float">
            <text:p>1760.363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3.71911" calcext:value-type="float">
            <text:p>1753.71911</text:p>
          </table:table-cell>
          <table:table-cell office:value-type="float" office:value="115342840" calcext:value-type="float">
            <text:p>115342840</text:p>
          </table:table-cell>
          <table:table-cell office:value-type="float" office:value="1753.71911" calcext:value-type="float">
            <text:p>1753.71911</text:p>
          </table:table-cell>
          <table:table-cell table:number-columns-repeated="4"/>
          <table:table-cell office:value-type="float" office:value="9705.7057057057" calcext:value-type="float">
            <text:p>9705.7057057057</text:p>
          </table:table-cell>
          <table:table-cell office:value-type="float" office:value="1753.71911" calcext:value-type="float">
            <text:p>1753.719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44.07177" calcext:value-type="float">
            <text:p>1744.07177</text:p>
          </table:table-cell>
          <table:table-cell office:value-type="float" office:value="114121000" calcext:value-type="float">
            <text:p>114121000</text:p>
          </table:table-cell>
          <table:table-cell office:value-type="float" office:value="1744.07177" calcext:value-type="float">
            <text:p>1744.07177</text:p>
          </table:table-cell>
          <table:table-cell table:number-columns-repeated="4"/>
          <table:table-cell office:value-type="float" office:value="9737.7377377377" calcext:value-type="float">
            <text:p>9737.7377377377</text:p>
          </table:table-cell>
          <table:table-cell office:value-type="float" office:value="1744.07177" calcext:value-type="float">
            <text:p>1744.0717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43.09411" calcext:value-type="float">
            <text:p>1743.09411</text:p>
          </table:table-cell>
          <table:table-cell office:value-type="float" office:value="114033496" calcext:value-type="float">
            <text:p>114033496</text:p>
          </table:table-cell>
          <table:table-cell office:value-type="float" office:value="1743.09411" calcext:value-type="float">
            <text:p>1743.09411</text:p>
          </table:table-cell>
          <table:table-cell table:number-columns-repeated="4"/>
          <table:table-cell office:value-type="float" office:value="9769.7697697698" calcext:value-type="float">
            <text:p>9769.7697697698</text:p>
          </table:table-cell>
          <table:table-cell office:value-type="float" office:value="1743.09411" calcext:value-type="float">
            <text:p>1743.094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50.26977" calcext:value-type="float">
            <text:p>1750.26977</text:p>
          </table:table-cell>
          <table:table-cell office:value-type="float" office:value="114257648" calcext:value-type="float">
            <text:p>114257648</text:p>
          </table:table-cell>
          <table:table-cell office:value-type="float" office:value="1750.26977" calcext:value-type="float">
            <text:p>1750.26977</text:p>
          </table:table-cell>
          <table:table-cell table:number-columns-repeated="4"/>
          <table:table-cell office:value-type="float" office:value="9801.8018018018" calcext:value-type="float">
            <text:p>9801.8018018018</text:p>
          </table:table-cell>
          <table:table-cell office:value-type="float" office:value="1750.26977" calcext:value-type="float">
            <text:p>1750.2697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31.29248" calcext:value-type="float">
            <text:p>1731.29248</text:p>
          </table:table-cell>
          <table:table-cell office:value-type="float" office:value="114234648" calcext:value-type="float">
            <text:p>114234648</text:p>
          </table:table-cell>
          <table:table-cell office:value-type="float" office:value="1731.29248" calcext:value-type="float">
            <text:p>1731.29248</text:p>
          </table:table-cell>
          <table:table-cell table:number-columns-repeated="4"/>
          <table:table-cell office:value-type="float" office:value="9833.8338338338" calcext:value-type="float">
            <text:p>9833.8338338338</text:p>
          </table:table-cell>
          <table:table-cell office:value-type="float" office:value="1731.29248" calcext:value-type="float">
            <text:p>1731.2924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44.69592" calcext:value-type="float">
            <text:p>1744.69592</text:p>
          </table:table-cell>
          <table:table-cell office:value-type="float" office:value="113931000" calcext:value-type="float">
            <text:p>113931000</text:p>
          </table:table-cell>
          <table:table-cell office:value-type="float" office:value="1744.69592" calcext:value-type="float">
            <text:p>1744.69592</text:p>
          </table:table-cell>
          <table:table-cell table:number-columns-repeated="4"/>
          <table:table-cell office:value-type="float" office:value="9865.8658658659" calcext:value-type="float">
            <text:p>9865.8658658659</text:p>
          </table:table-cell>
          <table:table-cell office:value-type="float" office:value="1744.69592" calcext:value-type="float">
            <text:p>1744.6959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52.01013" calcext:value-type="float">
            <text:p>1752.01013</text:p>
          </table:table-cell>
          <table:table-cell office:value-type="float" office:value="114343864" calcext:value-type="float">
            <text:p>114343864</text:p>
          </table:table-cell>
          <table:table-cell office:value-type="float" office:value="1752.01013" calcext:value-type="float">
            <text:p>1752.01013</text:p>
          </table:table-cell>
          <table:table-cell table:number-columns-repeated="4"/>
          <table:table-cell office:value-type="float" office:value="9897.8978978979" calcext:value-type="float">
            <text:p>9897.8978978979</text:p>
          </table:table-cell>
          <table:table-cell office:value-type="float" office:value="1752.01013" calcext:value-type="float">
            <text:p>1752.010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33.55407" calcext:value-type="float">
            <text:p>1733.55407</text:p>
          </table:table-cell>
          <table:table-cell office:value-type="float" office:value="113852520" calcext:value-type="float">
            <text:p>113852520</text:p>
          </table:table-cell>
          <table:table-cell office:value-type="float" office:value="1733.55407" calcext:value-type="float">
            <text:p>1733.55407</text:p>
          </table:table-cell>
          <table:table-cell table:number-columns-repeated="4"/>
          <table:table-cell office:value-type="float" office:value="9929.9299299299" calcext:value-type="float">
            <text:p>9929.9299299299</text:p>
          </table:table-cell>
          <table:table-cell office:value-type="float" office:value="1733.55407" calcext:value-type="float">
            <text:p>1733.5540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44.09252" calcext:value-type="float">
            <text:p>1744.09252</text:p>
          </table:table-cell>
          <table:table-cell office:value-type="float" office:value="114095688" calcext:value-type="float">
            <text:p>114095688</text:p>
          </table:table-cell>
          <table:table-cell office:value-type="float" office:value="1744.09252" calcext:value-type="float">
            <text:p>1744.09252</text:p>
          </table:table-cell>
          <table:table-cell table:number-columns-repeated="4"/>
          <table:table-cell office:value-type="float" office:value="9961.961961962" calcext:value-type="float">
            <text:p>9961.961961962</text:p>
          </table:table-cell>
          <table:table-cell office:value-type="float" office:value="1744.09252" calcext:value-type="float">
            <text:p>1744.0925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59.87365" calcext:value-type="float">
            <text:p>1759.87365</text:p>
          </table:table-cell>
          <table:table-cell office:value-type="float" office:value="114907360" calcext:value-type="float">
            <text:p>114907360</text:p>
          </table:table-cell>
          <table:table-cell office:value-type="float" office:value="1759.87365" calcext:value-type="float">
            <text:p>1759.87365</text:p>
          </table:table-cell>
          <table:table-cell table:number-columns-repeated="4"/>
          <table:table-cell office:value-type="float" office:value="9993.993993994" calcext:value-type="float">
            <text:p>9993.993993994</text:p>
          </table:table-cell>
          <table:table-cell office:value-type="float" office:value="1759.87365" calcext:value-type="float">
            <text:p>1759.8736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5.12402" calcext:value-type="float">
            <text:p>1745.12402</text:p>
          </table:table-cell>
          <table:table-cell office:value-type="float" office:value="114158160" calcext:value-type="float">
            <text:p>114158160</text:p>
          </table:table-cell>
          <table:table-cell office:value-type="float" office:value="1745.12402" calcext:value-type="float">
            <text:p>1745.12402</text:p>
          </table:table-cell>
          <table:table-cell table:number-columns-repeated="4"/>
          <table:table-cell office:value-type="float" office:value="10026.026026026" calcext:value-type="float">
            <text:p>10026.026026026</text:p>
          </table:table-cell>
          <table:table-cell office:value-type="float" office:value="1745.12402" calcext:value-type="float">
            <text:p>1745.124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42.11938" calcext:value-type="float">
            <text:p>1742.11938</text:p>
          </table:table-cell>
          <table:table-cell office:value-type="float" office:value="114404976" calcext:value-type="float">
            <text:p>114404976</text:p>
          </table:table-cell>
          <table:table-cell office:value-type="float" office:value="1742.11938" calcext:value-type="float">
            <text:p>1742.11938</text:p>
          </table:table-cell>
          <table:table-cell table:number-columns-repeated="4"/>
          <table:table-cell office:value-type="float" office:value="10058.0580580581" calcext:value-type="float">
            <text:p>10058.0580580581</text:p>
          </table:table-cell>
          <table:table-cell office:value-type="float" office:value="1742.11938" calcext:value-type="float">
            <text:p>1742.1193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49.73388" calcext:value-type="float">
            <text:p>1749.73388</text:p>
          </table:table-cell>
          <table:table-cell office:value-type="float" office:value="114501480" calcext:value-type="float">
            <text:p>114501480</text:p>
          </table:table-cell>
          <table:table-cell office:value-type="float" office:value="1749.73388" calcext:value-type="float">
            <text:p>1749.73388</text:p>
          </table:table-cell>
          <table:table-cell table:number-columns-repeated="4"/>
          <table:table-cell office:value-type="float" office:value="10090.0900900901" calcext:value-type="float">
            <text:p>10090.0900900901</text:p>
          </table:table-cell>
          <table:table-cell office:value-type="float" office:value="1749.73388" calcext:value-type="float">
            <text:p>1749.7338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57.58959" calcext:value-type="float">
            <text:p>1757.58959</text:p>
          </table:table-cell>
          <table:table-cell office:value-type="float" office:value="115490960" calcext:value-type="float">
            <text:p>115490960</text:p>
          </table:table-cell>
          <table:table-cell office:value-type="float" office:value="1757.58959" calcext:value-type="float">
            <text:p>1757.58959</text:p>
          </table:table-cell>
          <table:table-cell table:number-columns-repeated="4"/>
          <table:table-cell office:value-type="float" office:value="10122.1221221221" calcext:value-type="float">
            <text:p>10122.1221221221</text:p>
          </table:table-cell>
          <table:table-cell office:value-type="float" office:value="1757.58959" calcext:value-type="float">
            <text:p>1757.589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51.52111" calcext:value-type="float">
            <text:p>1751.52111</text:p>
          </table:table-cell>
          <table:table-cell office:value-type="float" office:value="114584352" calcext:value-type="float">
            <text:p>114584352</text:p>
          </table:table-cell>
          <table:table-cell office:value-type="float" office:value="1751.52111" calcext:value-type="float">
            <text:p>1751.52111</text:p>
          </table:table-cell>
          <table:table-cell table:number-columns-repeated="4"/>
          <table:table-cell office:value-type="float" office:value="10154.1541541542" calcext:value-type="float">
            <text:p>10154.1541541542</text:p>
          </table:table-cell>
          <table:table-cell office:value-type="float" office:value="1751.52111" calcext:value-type="float">
            <text:p>1751.5211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767" calcext:value-type="float">
            <text:p>-1767</text:p>
          </table:table-cell>
          <table:table-cell office:value-type="float" office:value="-115802112" calcext:value-type="float">
            <text:p>-115802112</text:p>
          </table:table-cell>
          <table:table-cell office:value-type="float" office:value="1751.73852" calcext:value-type="float">
            <text:p>1751.73852</text:p>
          </table:table-cell>
          <table:table-cell office:value-type="float" office:value="114613408" calcext:value-type="float">
            <text:p>114613408</text:p>
          </table:table-cell>
          <table:table-cell office:value-type="float" office:value="1751.73852" calcext:value-type="float">
            <text:p>1751.73852</text:p>
          </table:table-cell>
          <table:table-cell table:number-columns-repeated="4"/>
          <table:table-cell office:value-type="float" office:value="10186.1861861862" calcext:value-type="float">
            <text:p>10186.1861861862</text:p>
          </table:table-cell>
          <table:table-cell office:value-type="float" office:value="1751.73852" calcext:value-type="float">
            <text:p>1751.7385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1759.29077" calcext:value-type="float">
            <text:p>1759.29077</text:p>
          </table:table-cell>
          <table:table-cell office:value-type="float" office:value="115126800" calcext:value-type="float">
            <text:p>115126800</text:p>
          </table:table-cell>
          <table:table-cell office:value-type="float" office:value="1759.29077" calcext:value-type="float">
            <text:p>1759.29077</text:p>
          </table:table-cell>
          <table:table-cell table:number-columns-repeated="4"/>
          <table:table-cell office:value-type="float" office:value="10218.2182182182" calcext:value-type="float">
            <text:p>10218.2182182182</text:p>
          </table:table-cell>
          <table:table-cell office:value-type="float" office:value="1759.29077" calcext:value-type="float">
            <text:p>1759.2907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752" calcext:value-type="float">
            <text:p>-1752</text:p>
          </table:table-cell>
          <table:table-cell office:value-type="float" office:value="-114819072" calcext:value-type="float">
            <text:p>-114819072</text:p>
          </table:table-cell>
          <table:table-cell office:value-type="float" office:value="1753.90759" calcext:value-type="float">
            <text:p>1753.90759</text:p>
          </table:table-cell>
          <table:table-cell office:value-type="float" office:value="114763184" calcext:value-type="float">
            <text:p>114763184</text:p>
          </table:table-cell>
          <table:table-cell office:value-type="float" office:value="1753.90759" calcext:value-type="float">
            <text:p>1753.90759</text:p>
          </table:table-cell>
          <table:table-cell table:number-columns-repeated="4"/>
          <table:table-cell office:value-type="float" office:value="10250.2502502503" calcext:value-type="float">
            <text:p>10250.2502502503</text:p>
          </table:table-cell>
          <table:table-cell office:value-type="float" office:value="1753.90759" calcext:value-type="float">
            <text:p>1753.907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735.72326" calcext:value-type="float">
            <text:p>1735.72326</text:p>
          </table:table-cell>
          <table:table-cell office:value-type="float" office:value="113823216" calcext:value-type="float">
            <text:p>113823216</text:p>
          </table:table-cell>
          <table:table-cell office:value-type="float" office:value="1735.72326" calcext:value-type="float">
            <text:p>1735.72326</text:p>
          </table:table-cell>
          <table:table-cell table:number-columns-repeated="4"/>
          <table:table-cell office:value-type="float" office:value="10282.2822822823" calcext:value-type="float">
            <text:p>10282.2822822823</text:p>
          </table:table-cell>
          <table:table-cell office:value-type="float" office:value="1735.72326" calcext:value-type="float">
            <text:p>1735.7232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56.28991" calcext:value-type="float">
            <text:p>1756.28991</text:p>
          </table:table-cell>
          <table:table-cell office:value-type="float" office:value="114816688" calcext:value-type="float">
            <text:p>114816688</text:p>
          </table:table-cell>
          <table:table-cell office:value-type="float" office:value="1756.28991" calcext:value-type="float">
            <text:p>1756.28991</text:p>
          </table:table-cell>
          <table:table-cell table:number-columns-repeated="4"/>
          <table:table-cell office:value-type="float" office:value="10314.3143143143" calcext:value-type="float">
            <text:p>10314.3143143143</text:p>
          </table:table-cell>
          <table:table-cell office:value-type="float" office:value="1756.28991" calcext:value-type="float">
            <text:p>1756.2899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728" calcext:value-type="float">
            <text:p>-1728</text:p>
          </table:table-cell>
          <table:table-cell office:value-type="float" office:value="-113246208" calcext:value-type="float">
            <text:p>-113246208</text:p>
          </table:table-cell>
          <table:table-cell office:value-type="float" office:value="1737.15783" calcext:value-type="float">
            <text:p>1737.15783</text:p>
          </table:table-cell>
          <table:table-cell office:value-type="float" office:value="113964336" calcext:value-type="float">
            <text:p>113964336</text:p>
          </table:table-cell>
          <table:table-cell office:value-type="float" office:value="1737.15783" calcext:value-type="float">
            <text:p>1737.15783</text:p>
          </table:table-cell>
          <table:table-cell table:number-columns-repeated="4"/>
          <table:table-cell office:value-type="float" office:value="10346.3463463463" calcext:value-type="float">
            <text:p>10346.3463463463</text:p>
          </table:table-cell>
          <table:table-cell office:value-type="float" office:value="1737.15783" calcext:value-type="float">
            <text:p>1737.1578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721" calcext:value-type="float">
            <text:p>-1721</text:p>
          </table:table-cell>
          <table:table-cell office:value-type="float" office:value="-112787456" calcext:value-type="float">
            <text:p>-112787456</text:p>
          </table:table-cell>
          <table:table-cell office:value-type="float" office:value="1736.1173" calcext:value-type="float">
            <text:p>1736.1173</text:p>
          </table:table-cell>
          <table:table-cell office:value-type="float" office:value="114005184" calcext:value-type="float">
            <text:p>114005184</text:p>
          </table:table-cell>
          <table:table-cell office:value-type="float" office:value="1736.1173" calcext:value-type="float">
            <text:p>1736.1173</text:p>
          </table:table-cell>
          <table:table-cell table:number-columns-repeated="4"/>
          <table:table-cell office:value-type="float" office:value="10378.3783783784" calcext:value-type="float">
            <text:p>10378.3783783784</text:p>
          </table:table-cell>
          <table:table-cell office:value-type="float" office:value="1736.1173" calcext:value-type="float">
            <text:p>1736.117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33.99707" calcext:value-type="float">
            <text:p>1733.99707</text:p>
          </table:table-cell>
          <table:table-cell office:value-type="float" office:value="113969032" calcext:value-type="float">
            <text:p>113969032</text:p>
          </table:table-cell>
          <table:table-cell office:value-type="float" office:value="1733.99707" calcext:value-type="float">
            <text:p>1733.99707</text:p>
          </table:table-cell>
          <table:table-cell table:number-columns-repeated="4"/>
          <table:table-cell office:value-type="float" office:value="10410.4104104104" calcext:value-type="float">
            <text:p>10410.4104104104</text:p>
          </table:table-cell>
          <table:table-cell office:value-type="float" office:value="1733.99707" calcext:value-type="float">
            <text:p>1733.9970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705" calcext:value-type="float">
            <text:p>-1705</text:p>
          </table:table-cell>
          <table:table-cell office:value-type="float" office:value="-111738880" calcext:value-type="float">
            <text:p>-111738880</text:p>
          </table:table-cell>
          <table:table-cell office:value-type="float" office:value="1746.44262" calcext:value-type="float">
            <text:p>1746.44262</text:p>
          </table:table-cell>
          <table:table-cell office:value-type="float" office:value="114923984" calcext:value-type="float">
            <text:p>114923984</text:p>
          </table:table-cell>
          <table:table-cell office:value-type="float" office:value="1746.44262" calcext:value-type="float">
            <text:p>1746.44262</text:p>
          </table:table-cell>
          <table:table-cell table:number-columns-repeated="4"/>
          <table:table-cell office:value-type="float" office:value="10442.4424424424" calcext:value-type="float">
            <text:p>10442.4424424424</text:p>
          </table:table-cell>
          <table:table-cell office:value-type="float" office:value="1746.44262" calcext:value-type="float">
            <text:p>1746.4426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97" calcext:value-type="float">
            <text:p>-1697</text:p>
          </table:table-cell>
          <table:table-cell office:value-type="float" office:value="-111214592" calcext:value-type="float">
            <text:p>-111214592</text:p>
          </table:table-cell>
          <table:table-cell office:value-type="float" office:value="1757.31787" calcext:value-type="float">
            <text:p>1757.31787</text:p>
          </table:table-cell>
          <table:table-cell office:value-type="float" office:value="114930720" calcext:value-type="float">
            <text:p>114930720</text:p>
          </table:table-cell>
          <table:table-cell office:value-type="float" office:value="1757.31787" calcext:value-type="float">
            <text:p>1757.31787</text:p>
          </table:table-cell>
          <table:table-cell table:number-columns-repeated="4"/>
          <table:table-cell office:value-type="float" office:value="10474.4744744745" calcext:value-type="float">
            <text:p>10474.4744744745</text:p>
          </table:table-cell>
          <table:table-cell office:value-type="float" office:value="1757.31787" calcext:value-type="float">
            <text:p>1757.3178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689" calcext:value-type="float">
            <text:p>-1689</text:p>
          </table:table-cell>
          <table:table-cell office:value-type="float" office:value="-110690304" calcext:value-type="float">
            <text:p>-110690304</text:p>
          </table:table-cell>
          <table:table-cell office:value-type="float" office:value="1742.78625" calcext:value-type="float">
            <text:p>1742.78625</text:p>
          </table:table-cell>
          <table:table-cell office:value-type="float" office:value="114538000" calcext:value-type="float">
            <text:p>114538000</text:p>
          </table:table-cell>
          <table:table-cell office:value-type="float" office:value="1742.78625" calcext:value-type="float">
            <text:p>1742.78625</text:p>
          </table:table-cell>
          <table:table-cell table:number-columns-repeated="4"/>
          <table:table-cell office:value-type="float" office:value="10506.5065065065" calcext:value-type="float">
            <text:p>10506.5065065065</text:p>
          </table:table-cell>
          <table:table-cell office:value-type="float" office:value="1742.78625" calcext:value-type="float">
            <text:p>1742.786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82" calcext:value-type="float">
            <text:p>-1682</text:p>
          </table:table-cell>
          <table:table-cell office:value-type="float" office:value="-110231552" calcext:value-type="float">
            <text:p>-110231552</text:p>
          </table:table-cell>
          <table:table-cell office:value-type="float" office:value="1738.60925" calcext:value-type="float">
            <text:p>1738.60925</text:p>
          </table:table-cell>
          <table:table-cell office:value-type="float" office:value="114157680" calcext:value-type="float">
            <text:p>114157680</text:p>
          </table:table-cell>
          <table:table-cell office:value-type="float" office:value="1738.60925" calcext:value-type="float">
            <text:p>1738.60925</text:p>
          </table:table-cell>
          <table:table-cell table:number-columns-repeated="4"/>
          <table:table-cell office:value-type="float" office:value="10538.5385385385" calcext:value-type="float">
            <text:p>10538.5385385385</text:p>
          </table:table-cell>
          <table:table-cell office:value-type="float" office:value="1738.60925" calcext:value-type="float">
            <text:p>1738.6092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75" calcext:value-type="float">
            <text:p>-1675</text:p>
          </table:table-cell>
          <table:table-cell office:value-type="float" office:value="-109772800" calcext:value-type="float">
            <text:p>-109772800</text:p>
          </table:table-cell>
          <table:table-cell office:value-type="float" office:value="1752.54272" calcext:value-type="float">
            <text:p>1752.54272</text:p>
          </table:table-cell>
          <table:table-cell office:value-type="float" office:value="114417776" calcext:value-type="float">
            <text:p>114417776</text:p>
          </table:table-cell>
          <table:table-cell office:value-type="float" office:value="1752.54272" calcext:value-type="float">
            <text:p>1752.54272</text:p>
          </table:table-cell>
          <table:table-cell table:number-columns-repeated="4"/>
          <table:table-cell office:value-type="float" office:value="10570.5705705706" calcext:value-type="float">
            <text:p>10570.5705705706</text:p>
          </table:table-cell>
          <table:table-cell office:value-type="float" office:value="1752.54272" calcext:value-type="float">
            <text:p>1752.5427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68" calcext:value-type="float">
            <text:p>-1668</text:p>
          </table:table-cell>
          <table:table-cell office:value-type="float" office:value="-109314048" calcext:value-type="float">
            <text:p>-109314048</text:p>
          </table:table-cell>
          <table:table-cell office:value-type="float" office:value="1759.46545" calcext:value-type="float">
            <text:p>1759.46545</text:p>
          </table:table-cell>
          <table:table-cell office:value-type="float" office:value="115022488" calcext:value-type="float">
            <text:p>115022488</text:p>
          </table:table-cell>
          <table:table-cell office:value-type="float" office:value="1759.46545" calcext:value-type="float">
            <text:p>1759.46545</text:p>
          </table:table-cell>
          <table:table-cell table:number-columns-repeated="4"/>
          <table:table-cell office:value-type="float" office:value="10602.6026026026" calcext:value-type="float">
            <text:p>10602.6026026026</text:p>
          </table:table-cell>
          <table:table-cell office:value-type="float" office:value="1759.46545" calcext:value-type="float">
            <text:p>1759.4654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663" calcext:value-type="float">
            <text:p>-1663</text:p>
          </table:table-cell>
          <table:table-cell office:value-type="float" office:value="-108986368" calcext:value-type="float">
            <text:p>-108986368</text:p>
          </table:table-cell>
          <table:table-cell office:value-type="float" office:value="1744.79052" calcext:value-type="float">
            <text:p>1744.79052</text:p>
          </table:table-cell>
          <table:table-cell office:value-type="float" office:value="113983688" calcext:value-type="float">
            <text:p>113983688</text:p>
          </table:table-cell>
          <table:table-cell office:value-type="float" office:value="1744.79052" calcext:value-type="float">
            <text:p>1744.79052</text:p>
          </table:table-cell>
          <table:table-cell table:number-columns-repeated="4"/>
          <table:table-cell office:value-type="float" office:value="10634.6346346346" calcext:value-type="float">
            <text:p>10634.6346346346</text:p>
          </table:table-cell>
          <table:table-cell office:value-type="float" office:value="1744.79052" calcext:value-type="float">
            <text:p>1744.7905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58" calcext:value-type="float">
            <text:p>-1658</text:p>
          </table:table-cell>
          <table:table-cell office:value-type="float" office:value="-108658688" calcext:value-type="float">
            <text:p>-108658688</text:p>
          </table:table-cell>
          <table:table-cell office:value-type="float" office:value="1753.51733" calcext:value-type="float">
            <text:p>1753.51733</text:p>
          </table:table-cell>
          <table:table-cell office:value-type="float" office:value="114265856" calcext:value-type="float">
            <text:p>114265856</text:p>
          </table:table-cell>
          <table:table-cell office:value-type="float" office:value="1753.51733" calcext:value-type="float">
            <text:p>1753.51733</text:p>
          </table:table-cell>
          <table:table-cell table:number-columns-repeated="4"/>
          <table:table-cell office:value-type="float" office:value="10666.6666666667" calcext:value-type="float">
            <text:p>10666.6666666667</text:p>
          </table:table-cell>
          <table:table-cell office:value-type="float" office:value="1753.51733" calcext:value-type="float">
            <text:p>1753.517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654" calcext:value-type="float">
            <text:p>-1654</text:p>
          </table:table-cell>
          <table:table-cell office:value-type="float" office:value="-108396544" calcext:value-type="float">
            <text:p>-108396544</text:p>
          </table:table-cell>
          <table:table-cell office:value-type="float" office:value="1741.50488" calcext:value-type="float">
            <text:p>1741.50488</text:p>
          </table:table-cell>
          <table:table-cell office:value-type="float" office:value="114310440" calcext:value-type="float">
            <text:p>114310440</text:p>
          </table:table-cell>
          <table:table-cell office:value-type="float" office:value="1741.50488" calcext:value-type="float">
            <text:p>1741.50488</text:p>
          </table:table-cell>
          <table:table-cell table:number-columns-repeated="4"/>
          <table:table-cell office:value-type="float" office:value="10698.6986986987" calcext:value-type="float">
            <text:p>10698.6986986987</text:p>
          </table:table-cell>
          <table:table-cell office:value-type="float" office:value="1741.50488" calcext:value-type="float">
            <text:p>1741.504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50" calcext:value-type="float">
            <text:p>-1650</text:p>
          </table:table-cell>
          <table:table-cell office:value-type="float" office:value="-108134400" calcext:value-type="float">
            <text:p>-108134400</text:p>
          </table:table-cell>
          <table:table-cell office:value-type="float" office:value="1753.45275" calcext:value-type="float">
            <text:p>1753.45275</text:p>
          </table:table-cell>
          <table:table-cell office:value-type="float" office:value="115336400" calcext:value-type="float">
            <text:p>115336400</text:p>
          </table:table-cell>
          <table:table-cell office:value-type="float" office:value="1753.45275" calcext:value-type="float">
            <text:p>1753.45275</text:p>
          </table:table-cell>
          <table:table-cell table:number-columns-repeated="4"/>
          <table:table-cell office:value-type="float" office:value="10730.7307307307" calcext:value-type="float">
            <text:p>10730.7307307307</text:p>
          </table:table-cell>
          <table:table-cell office:value-type="float" office:value="1753.45275" calcext:value-type="float">
            <text:p>1753.4527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646" calcext:value-type="float">
            <text:p>-1646</text:p>
          </table:table-cell>
          <table:table-cell office:value-type="float" office:value="-107872256" calcext:value-type="float">
            <text:p>-107872256</text:p>
          </table:table-cell>
          <table:table-cell office:value-type="float" office:value="1755.89331" calcext:value-type="float">
            <text:p>1755.89331</text:p>
          </table:table-cell>
          <table:table-cell office:value-type="float" office:value="114610680" calcext:value-type="float">
            <text:p>114610680</text:p>
          </table:table-cell>
          <table:table-cell office:value-type="float" office:value="1755.89331" calcext:value-type="float">
            <text:p>1755.89331</text:p>
          </table:table-cell>
          <table:table-cell table:number-columns-repeated="4"/>
          <table:table-cell office:value-type="float" office:value="10762.7627627628" calcext:value-type="float">
            <text:p>10762.7627627628</text:p>
          </table:table-cell>
          <table:table-cell office:value-type="float" office:value="1755.89331" calcext:value-type="float">
            <text:p>1755.8933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43" calcext:value-type="float">
            <text:p>-1643</text:p>
          </table:table-cell>
          <table:table-cell office:value-type="float" office:value="-107675648" calcext:value-type="float">
            <text:p>-107675648</text:p>
          </table:table-cell>
          <table:table-cell office:value-type="float" office:value="1754.03564" calcext:value-type="float">
            <text:p>1754.03564</text:p>
          </table:table-cell>
          <table:table-cell office:value-type="float" office:value="114279824" calcext:value-type="float">
            <text:p>114279824</text:p>
          </table:table-cell>
          <table:table-cell office:value-type="float" office:value="1754.03564" calcext:value-type="float">
            <text:p>1754.03564</text:p>
          </table:table-cell>
          <table:table-cell table:number-columns-repeated="4"/>
          <table:table-cell office:value-type="float" office:value="10794.7947947948" calcext:value-type="float">
            <text:p>10794.7947947948</text:p>
          </table:table-cell>
          <table:table-cell office:value-type="float" office:value="1754.03564" calcext:value-type="float">
            <text:p>1754.0356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746.92883" calcext:value-type="float">
            <text:p>1746.92883</text:p>
          </table:table-cell>
          <table:table-cell office:value-type="float" office:value="114190056" calcext:value-type="float">
            <text:p>114190056</text:p>
          </table:table-cell>
          <table:table-cell office:value-type="float" office:value="1746.92883" calcext:value-type="float">
            <text:p>1746.92883</text:p>
          </table:table-cell>
          <table:table-cell table:number-columns-repeated="4"/>
          <table:table-cell office:value-type="float" office:value="10826.8268268268" calcext:value-type="float">
            <text:p>10826.8268268268</text:p>
          </table:table-cell>
          <table:table-cell office:value-type="float" office:value="1746.92883" calcext:value-type="float">
            <text:p>1746.9288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33.68847" calcext:value-type="float">
            <text:p>1733.68847</text:p>
          </table:table-cell>
          <table:table-cell office:value-type="float" office:value="114273280" calcext:value-type="float">
            <text:p>114273280</text:p>
          </table:table-cell>
          <table:table-cell office:value-type="float" office:value="1733.68847" calcext:value-type="float">
            <text:p>1733.68847</text:p>
          </table:table-cell>
          <table:table-cell table:number-columns-repeated="4"/>
          <table:table-cell office:value-type="float" office:value="10858.8588588589" calcext:value-type="float">
            <text:p>10858.8588588589</text:p>
          </table:table-cell>
          <table:table-cell office:value-type="float" office:value="1733.68847" calcext:value-type="float">
            <text:p>1733.688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48.57373" calcext:value-type="float">
            <text:p>1748.57373</text:p>
          </table:table-cell>
          <table:table-cell office:value-type="float" office:value="114821008" calcext:value-type="float">
            <text:p>114821008</text:p>
          </table:table-cell>
          <table:table-cell office:value-type="float" office:value="1748.57373" calcext:value-type="float">
            <text:p>1748.57373</text:p>
          </table:table-cell>
          <table:table-cell table:number-columns-repeated="4"/>
          <table:table-cell office:value-type="float" office:value="10890.8908908909" calcext:value-type="float">
            <text:p>10890.8908908909</text:p>
          </table:table-cell>
          <table:table-cell office:value-type="float" office:value="1748.57373" calcext:value-type="float">
            <text:p>1748.5737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3.11193" calcext:value-type="float">
            <text:p>1743.11193</text:p>
          </table:table-cell>
          <table:table-cell office:value-type="float" office:value="114293712" calcext:value-type="float">
            <text:p>114293712</text:p>
          </table:table-cell>
          <table:table-cell office:value-type="float" office:value="1743.11193" calcext:value-type="float">
            <text:p>1743.11193</text:p>
          </table:table-cell>
          <table:table-cell table:number-columns-repeated="4"/>
          <table:table-cell office:value-type="float" office:value="10922.9229229229" calcext:value-type="float">
            <text:p>10922.9229229229</text:p>
          </table:table-cell>
          <table:table-cell office:value-type="float" office:value="1743.11193" calcext:value-type="float">
            <text:p>1743.111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43.10681" calcext:value-type="float">
            <text:p>1743.10681</text:p>
          </table:table-cell>
          <table:table-cell office:value-type="float" office:value="114239600" calcext:value-type="float">
            <text:p>114239600</text:p>
          </table:table-cell>
          <table:table-cell office:value-type="float" office:value="1743.10681" calcext:value-type="float">
            <text:p>1743.10681</text:p>
          </table:table-cell>
          <table:table-cell table:number-columns-repeated="4"/>
          <table:table-cell office:value-type="float" office:value="10954.954954955" calcext:value-type="float">
            <text:p>10954.954954955</text:p>
          </table:table-cell>
          <table:table-cell office:value-type="float" office:value="1743.10681" calcext:value-type="float">
            <text:p>1743.1068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742.90075" calcext:value-type="float">
            <text:p>1742.90075</text:p>
          </table:table-cell>
          <table:table-cell office:value-type="float" office:value="113745408" calcext:value-type="float">
            <text:p>113745408</text:p>
          </table:table-cell>
          <table:table-cell office:value-type="float" office:value="1742.90075" calcext:value-type="float">
            <text:p>1742.90075</text:p>
          </table:table-cell>
          <table:table-cell table:number-columns-repeated="4"/>
          <table:table-cell office:value-type="float" office:value="10986.986986987" calcext:value-type="float">
            <text:p>10986.986986987</text:p>
          </table:table-cell>
          <table:table-cell office:value-type="float" office:value="1742.90075" calcext:value-type="float">
            <text:p>1742.9007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51.88452" calcext:value-type="float">
            <text:p>1751.88452</text:p>
          </table:table-cell>
          <table:table-cell office:value-type="float" office:value="114638072" calcext:value-type="float">
            <text:p>114638072</text:p>
          </table:table-cell>
          <table:table-cell office:value-type="float" office:value="1751.88452" calcext:value-type="float">
            <text:p>1751.88452</text:p>
          </table:table-cell>
          <table:table-cell table:number-columns-repeated="4"/>
          <table:table-cell office:value-type="float" office:value="11019.019019019" calcext:value-type="float">
            <text:p>11019.019019019</text:p>
          </table:table-cell>
          <table:table-cell office:value-type="float" office:value="1751.88452" calcext:value-type="float">
            <text:p>1751.8845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743.6278" calcext:value-type="float">
            <text:p>1743.6278</text:p>
          </table:table-cell>
          <table:table-cell office:value-type="float" office:value="113921544" calcext:value-type="float">
            <text:p>113921544</text:p>
          </table:table-cell>
          <table:table-cell office:value-type="float" office:value="1743.6278" calcext:value-type="float">
            <text:p>1743.6278</text:p>
          </table:table-cell>
          <table:table-cell table:number-columns-repeated="4"/>
          <table:table-cell office:value-type="float" office:value="11051.0510510511" calcext:value-type="float">
            <text:p>11051.0510510511</text:p>
          </table:table-cell>
          <table:table-cell office:value-type="float" office:value="1743.6278" calcext:value-type="float">
            <text:p>1743.627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641" calcext:value-type="float">
            <text:p>-1641</text:p>
          </table:table-cell>
          <table:table-cell office:value-type="float" office:value="-107544576" calcext:value-type="float">
            <text:p>-107544576</text:p>
          </table:table-cell>
          <table:table-cell office:value-type="float" office:value="1742.00769" calcext:value-type="float">
            <text:p>1742.00769</text:p>
          </table:table-cell>
          <table:table-cell office:value-type="float" office:value="114587920" calcext:value-type="float">
            <text:p>114587920</text:p>
          </table:table-cell>
          <table:table-cell office:value-type="float" office:value="1742.00769" calcext:value-type="float">
            <text:p>1742.00769</text:p>
          </table:table-cell>
          <table:table-cell table:number-columns-repeated="4"/>
          <table:table-cell office:value-type="float" office:value="11083.0830830831" calcext:value-type="float">
            <text:p>11083.0830830831</text:p>
          </table:table-cell>
          <table:table-cell office:value-type="float" office:value="1742.00769" calcext:value-type="float">
            <text:p>1742.0076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759.35009" calcext:value-type="float">
            <text:p>1759.35009</text:p>
          </table:table-cell>
          <table:table-cell office:value-type="float" office:value="115160480" calcext:value-type="float">
            <text:p>115160480</text:p>
          </table:table-cell>
          <table:table-cell office:value-type="float" office:value="1759.35009" calcext:value-type="float">
            <text:p>1759.35009</text:p>
          </table:table-cell>
          <table:table-cell table:number-columns-repeated="4"/>
          <table:table-cell office:value-type="float" office:value="11115.1151151151" calcext:value-type="float">
            <text:p>11115.1151151151</text:p>
          </table:table-cell>
          <table:table-cell office:value-type="float" office:value="1759.35009" calcext:value-type="float">
            <text:p>1759.3500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649" calcext:value-type="float">
            <text:p>-1649</text:p>
          </table:table-cell>
          <table:table-cell office:value-type="float" office:value="-108068864" calcext:value-type="float">
            <text:p>-108068864</text:p>
          </table:table-cell>
          <table:table-cell office:value-type="float" office:value="1752.72875" calcext:value-type="float">
            <text:p>1752.72875</text:p>
          </table:table-cell>
          <table:table-cell office:value-type="float" office:value="114835880" calcext:value-type="float">
            <text:p>114835880</text:p>
          </table:table-cell>
          <table:table-cell office:value-type="float" office:value="1752.72875" calcext:value-type="float">
            <text:p>1752.72875</text:p>
          </table:table-cell>
          <table:table-cell table:number-columns-repeated="4"/>
          <table:table-cell office:value-type="float" office:value="11147.1471471471" calcext:value-type="float">
            <text:p>11147.1471471471</text:p>
          </table:table-cell>
          <table:table-cell office:value-type="float" office:value="1752.72875" calcext:value-type="float">
            <text:p>1752.728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653" calcext:value-type="float">
            <text:p>-1653</text:p>
          </table:table-cell>
          <table:table-cell office:value-type="float" office:value="-108331008" calcext:value-type="float">
            <text:p>-108331008</text:p>
          </table:table-cell>
          <table:table-cell office:value-type="float" office:value="1744.80456" calcext:value-type="float">
            <text:p>1744.80456</text:p>
          </table:table-cell>
          <table:table-cell office:value-type="float" office:value="114824440" calcext:value-type="float">
            <text:p>114824440</text:p>
          </table:table-cell>
          <table:table-cell office:value-type="float" office:value="1744.80456" calcext:value-type="float">
            <text:p>1744.80456</text:p>
          </table:table-cell>
          <table:table-cell table:number-columns-repeated="4"/>
          <table:table-cell office:value-type="float" office:value="11179.1791791792" calcext:value-type="float">
            <text:p>11179.1791791792</text:p>
          </table:table-cell>
          <table:table-cell office:value-type="float" office:value="1744.80456" calcext:value-type="float">
            <text:p>1744.8045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659" calcext:value-type="float">
            <text:p>-1659</text:p>
          </table:table-cell>
          <table:table-cell office:value-type="float" office:value="-108724224" calcext:value-type="float">
            <text:p>-108724224</text:p>
          </table:table-cell>
          <table:table-cell office:value-type="float" office:value="1732.59667" calcext:value-type="float">
            <text:p>1732.59667</text:p>
          </table:table-cell>
          <table:table-cell office:value-type="float" office:value="114022624" calcext:value-type="float">
            <text:p>114022624</text:p>
          </table:table-cell>
          <table:table-cell office:value-type="float" office:value="1732.59667" calcext:value-type="float">
            <text:p>1732.59667</text:p>
          </table:table-cell>
          <table:table-cell table:number-columns-repeated="4"/>
          <table:table-cell office:value-type="float" office:value="11211.2112112112" calcext:value-type="float">
            <text:p>11211.2112112112</text:p>
          </table:table-cell>
          <table:table-cell office:value-type="float" office:value="1732.59667" calcext:value-type="float">
            <text:p>1732.5966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64" calcext:value-type="float">
            <text:p>-1664</text:p>
          </table:table-cell>
          <table:table-cell office:value-type="float" office:value="-109051904" calcext:value-type="float">
            <text:p>-109051904</text:p>
          </table:table-cell>
          <table:table-cell office:value-type="float" office:value="1736.4934" calcext:value-type="float">
            <text:p>1736.4934</text:p>
          </table:table-cell>
          <table:table-cell office:value-type="float" office:value="114027048" calcext:value-type="float">
            <text:p>114027048</text:p>
          </table:table-cell>
          <table:table-cell office:value-type="float" office:value="1736.4934" calcext:value-type="float">
            <text:p>1736.4934</text:p>
          </table:table-cell>
          <table:table-cell table:number-columns-repeated="4"/>
          <table:table-cell office:value-type="float" office:value="11243.2432432432" calcext:value-type="float">
            <text:p>11243.2432432432</text:p>
          </table:table-cell>
          <table:table-cell office:value-type="float" office:value="1736.4934" calcext:value-type="float">
            <text:p>1736.493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669" calcext:value-type="float">
            <text:p>-1669</text:p>
          </table:table-cell>
          <table:table-cell office:value-type="float" office:value="-109379584" calcext:value-type="float">
            <text:p>-109379584</text:p>
          </table:table-cell>
          <table:table-cell office:value-type="float" office:value="1739.54345" calcext:value-type="float">
            <text:p>1739.54345</text:p>
          </table:table-cell>
          <table:table-cell office:value-type="float" office:value="114589944" calcext:value-type="float">
            <text:p>114589944</text:p>
          </table:table-cell>
          <table:table-cell office:value-type="float" office:value="1739.54345" calcext:value-type="float">
            <text:p>1739.54345</text:p>
          </table:table-cell>
          <table:table-cell table:number-columns-repeated="4"/>
          <table:table-cell office:value-type="float" office:value="11275.2752752753" calcext:value-type="float">
            <text:p>11275.2752752753</text:p>
          </table:table-cell>
          <table:table-cell office:value-type="float" office:value="1739.54345" calcext:value-type="float">
            <text:p>1739.543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674" calcext:value-type="float">
            <text:p>-1674</text:p>
          </table:table-cell>
          <table:table-cell office:value-type="float" office:value="-109707264" calcext:value-type="float">
            <text:p>-109707264</text:p>
          </table:table-cell>
          <table:table-cell office:value-type="float" office:value="1749.30383" calcext:value-type="float">
            <text:p>1749.30383</text:p>
          </table:table-cell>
          <table:table-cell office:value-type="float" office:value="114512576" calcext:value-type="float">
            <text:p>114512576</text:p>
          </table:table-cell>
          <table:table-cell office:value-type="float" office:value="1749.30383" calcext:value-type="float">
            <text:p>1749.30383</text:p>
          </table:table-cell>
          <table:table-cell table:number-columns-repeated="4"/>
          <table:table-cell office:value-type="float" office:value="11307.3073073073" calcext:value-type="float">
            <text:p>11307.3073073073</text:p>
          </table:table-cell>
          <table:table-cell office:value-type="float" office:value="1749.30383" calcext:value-type="float">
            <text:p>1749.3038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680" calcext:value-type="float">
            <text:p>-1680</text:p>
          </table:table-cell>
          <table:table-cell office:value-type="float" office:value="-110100480" calcext:value-type="float">
            <text:p>-110100480</text:p>
          </table:table-cell>
          <table:table-cell office:value-type="float" office:value="1751.83496" calcext:value-type="float">
            <text:p>1751.83496</text:p>
          </table:table-cell>
          <table:table-cell office:value-type="float" office:value="114670960" calcext:value-type="float">
            <text:p>114670960</text:p>
          </table:table-cell>
          <table:table-cell office:value-type="float" office:value="1751.83496" calcext:value-type="float">
            <text:p>1751.83496</text:p>
          </table:table-cell>
          <table:table-cell table:number-columns-repeated="4"/>
          <table:table-cell office:value-type="float" office:value="11339.3393393393" calcext:value-type="float">
            <text:p>11339.3393393393</text:p>
          </table:table-cell>
          <table:table-cell office:value-type="float" office:value="1751.83496" calcext:value-type="float">
            <text:p>1751.8349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686" calcext:value-type="float">
            <text:p>-1686</text:p>
          </table:table-cell>
          <table:table-cell office:value-type="float" office:value="-110493696" calcext:value-type="float">
            <text:p>-110493696</text:p>
          </table:table-cell>
          <table:table-cell office:value-type="float" office:value="1749.98388" calcext:value-type="float">
            <text:p>1749.98388</text:p>
          </table:table-cell>
          <table:table-cell office:value-type="float" office:value="114585440" calcext:value-type="float">
            <text:p>114585440</text:p>
          </table:table-cell>
          <table:table-cell office:value-type="float" office:value="1749.98388" calcext:value-type="float">
            <text:p>1749.98388</text:p>
          </table:table-cell>
          <table:table-cell table:number-columns-repeated="4"/>
          <table:table-cell office:value-type="float" office:value="11371.3713713714" calcext:value-type="float">
            <text:p>11371.3713713714</text:p>
          </table:table-cell>
          <table:table-cell office:value-type="float" office:value="1749.98388" calcext:value-type="float">
            <text:p>1749.9838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693" calcext:value-type="float">
            <text:p>-1693</text:p>
          </table:table-cell>
          <table:table-cell office:value-type="float" office:value="-110952448" calcext:value-type="float">
            <text:p>-110952448</text:p>
          </table:table-cell>
          <table:table-cell office:value-type="float" office:value="1761.94799" calcext:value-type="float">
            <text:p>1761.94799</text:p>
          </table:table-cell>
          <table:table-cell office:value-type="float" office:value="115001520" calcext:value-type="float">
            <text:p>115001520</text:p>
          </table:table-cell>
          <table:table-cell office:value-type="float" office:value="1761.94799" calcext:value-type="float">
            <text:p>1761.94799</text:p>
          </table:table-cell>
          <table:table-cell table:number-columns-repeated="4"/>
          <table:table-cell office:value-type="float" office:value="11403.4034034034" calcext:value-type="float">
            <text:p>11403.4034034034</text:p>
          </table:table-cell>
          <table:table-cell office:value-type="float" office:value="1761.94799" calcext:value-type="float">
            <text:p>1761.9479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701" calcext:value-type="float">
            <text:p>-1701</text:p>
          </table:table-cell>
          <table:table-cell office:value-type="float" office:value="-111476736" calcext:value-type="float">
            <text:p>-111476736</text:p>
          </table:table-cell>
          <table:table-cell office:value-type="float" office:value="1752.41247" calcext:value-type="float">
            <text:p>1752.41247</text:p>
          </table:table-cell>
          <table:table-cell office:value-type="float" office:value="114782152" calcext:value-type="float">
            <text:p>114782152</text:p>
          </table:table-cell>
          <table:table-cell office:value-type="float" office:value="1752.41247" calcext:value-type="float">
            <text:p>1752.41247</text:p>
          </table:table-cell>
          <table:table-cell table:number-columns-repeated="4"/>
          <table:table-cell office:value-type="float" office:value="11435.4354354354" calcext:value-type="float">
            <text:p>11435.4354354354</text:p>
          </table:table-cell>
          <table:table-cell office:value-type="float" office:value="1752.41247" calcext:value-type="float">
            <text:p>1752.4124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707" calcext:value-type="float">
            <text:p>-1707</text:p>
          </table:table-cell>
          <table:table-cell office:value-type="float" office:value="-111869952" calcext:value-type="float">
            <text:p>-111869952</text:p>
          </table:table-cell>
          <table:table-cell office:value-type="float" office:value="1759.43127" calcext:value-type="float">
            <text:p>1759.43127</text:p>
          </table:table-cell>
          <table:table-cell office:value-type="float" office:value="114310680" calcext:value-type="float">
            <text:p>114310680</text:p>
          </table:table-cell>
          <table:table-cell office:value-type="float" office:value="1759.43127" calcext:value-type="float">
            <text:p>1759.43127</text:p>
          </table:table-cell>
          <table:table-cell table:number-columns-repeated="4"/>
          <table:table-cell office:value-type="float" office:value="11467.4674674675" calcext:value-type="float">
            <text:p>11467.4674674675</text:p>
          </table:table-cell>
          <table:table-cell office:value-type="float" office:value="1759.43127" calcext:value-type="float">
            <text:p>1759.431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41.01245" calcext:value-type="float">
            <text:p>1741.01245</text:p>
          </table:table-cell>
          <table:table-cell office:value-type="float" office:value="113835448" calcext:value-type="float">
            <text:p>113835448</text:p>
          </table:table-cell>
          <table:table-cell office:value-type="float" office:value="1741.01245" calcext:value-type="float">
            <text:p>1741.01245</text:p>
          </table:table-cell>
          <table:table-cell table:number-columns-repeated="4"/>
          <table:table-cell office:value-type="float" office:value="11499.4994994995" calcext:value-type="float">
            <text:p>11499.4994994995</text:p>
          </table:table-cell>
          <table:table-cell office:value-type="float" office:value="1741.01245" calcext:value-type="float">
            <text:p>1741.0124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739.35461" calcext:value-type="float">
            <text:p>1739.35461</text:p>
          </table:table-cell>
          <table:table-cell office:value-type="float" office:value="114901120" calcext:value-type="float">
            <text:p>114901120</text:p>
          </table:table-cell>
          <table:table-cell office:value-type="float" office:value="1739.35461" calcext:value-type="float">
            <text:p>1739.35461</text:p>
          </table:table-cell>
          <table:table-cell table:number-columns-repeated="4"/>
          <table:table-cell office:value-type="float" office:value="11531.5315315315" calcext:value-type="float">
            <text:p>11531.5315315315</text:p>
          </table:table-cell>
          <table:table-cell office:value-type="float" office:value="1739.35461" calcext:value-type="float">
            <text:p>1739.3546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53.04382" calcext:value-type="float">
            <text:p>1753.04382</text:p>
          </table:table-cell>
          <table:table-cell office:value-type="float" office:value="114563960" calcext:value-type="float">
            <text:p>114563960</text:p>
          </table:table-cell>
          <table:table-cell office:value-type="float" office:value="1753.04382" calcext:value-type="float">
            <text:p>1753.04382</text:p>
          </table:table-cell>
          <table:table-cell table:number-columns-repeated="4"/>
          <table:table-cell office:value-type="float" office:value="11563.5635635636" calcext:value-type="float">
            <text:p>11563.5635635636</text:p>
          </table:table-cell>
          <table:table-cell office:value-type="float" office:value="1753.04382" calcext:value-type="float">
            <text:p>1753.0438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47.62719" calcext:value-type="float">
            <text:p>1747.62719</text:p>
          </table:table-cell>
          <table:table-cell office:value-type="float" office:value="114742688" calcext:value-type="float">
            <text:p>114742688</text:p>
          </table:table-cell>
          <table:table-cell office:value-type="float" office:value="1747.62719" calcext:value-type="float">
            <text:p>1747.62719</text:p>
          </table:table-cell>
          <table:table-cell table:number-columns-repeated="4"/>
          <table:table-cell office:value-type="float" office:value="11595.5955955956" calcext:value-type="float">
            <text:p>11595.5955955956</text:p>
          </table:table-cell>
          <table:table-cell office:value-type="float" office:value="1747.62719" calcext:value-type="float">
            <text:p>1747.627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739" calcext:value-type="float">
            <text:p>-1739</text:p>
          </table:table-cell>
          <table:table-cell office:value-type="float" office:value="-113967104" calcext:value-type="float">
            <text:p>-113967104</text:p>
          </table:table-cell>
          <table:table-cell office:value-type="float" office:value="1747.60766" calcext:value-type="float">
            <text:p>1747.60766</text:p>
          </table:table-cell>
          <table:table-cell office:value-type="float" office:value="114669240" calcext:value-type="float">
            <text:p>114669240</text:p>
          </table:table-cell>
          <table:table-cell office:value-type="float" office:value="1747.60766" calcext:value-type="float">
            <text:p>1747.60766</text:p>
          </table:table-cell>
          <table:table-cell table:number-columns-repeated="4"/>
          <table:table-cell office:value-type="float" office:value="11627.6276276276" calcext:value-type="float">
            <text:p>11627.6276276276</text:p>
          </table:table-cell>
          <table:table-cell office:value-type="float" office:value="1747.60766" calcext:value-type="float">
            <text:p>1747.6076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58.54357" calcext:value-type="float">
            <text:p>1758.54357</text:p>
          </table:table-cell>
          <table:table-cell office:value-type="float" office:value="114696112" calcext:value-type="float">
            <text:p>114696112</text:p>
          </table:table-cell>
          <table:table-cell office:value-type="float" office:value="1758.54357" calcext:value-type="float">
            <text:p>1758.54357</text:p>
          </table:table-cell>
          <table:table-cell table:number-columns-repeated="4"/>
          <table:table-cell office:value-type="float" office:value="11659.6596596597" calcext:value-type="float">
            <text:p>11659.6596596597</text:p>
          </table:table-cell>
          <table:table-cell office:value-type="float" office:value="1758.54357" calcext:value-type="float">
            <text:p>1758.5435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48.135" calcext:value-type="float">
            <text:p>1748.135</text:p>
          </table:table-cell>
          <table:table-cell office:value-type="float" office:value="114579912" calcext:value-type="float">
            <text:p>114579912</text:p>
          </table:table-cell>
          <table:table-cell office:value-type="float" office:value="1748.135" calcext:value-type="float">
            <text:p>1748.135</text:p>
          </table:table-cell>
          <table:table-cell table:number-columns-repeated="4"/>
          <table:table-cell office:value-type="float" office:value="11691.6916916917" calcext:value-type="float">
            <text:p>11691.6916916917</text:p>
          </table:table-cell>
          <table:table-cell office:value-type="float" office:value="1748.135" calcext:value-type="float">
            <text:p>1748.13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45.29064" calcext:value-type="float">
            <text:p>1745.29064</text:p>
          </table:table-cell>
          <table:table-cell office:value-type="float" office:value="114187656" calcext:value-type="float">
            <text:p>114187656</text:p>
          </table:table-cell>
          <table:table-cell office:value-type="float" office:value="1745.29064" calcext:value-type="float">
            <text:p>1745.29064</text:p>
          </table:table-cell>
          <table:table-cell table:number-columns-repeated="4"/>
          <table:table-cell office:value-type="float" office:value="11723.7237237237" calcext:value-type="float">
            <text:p>11723.7237237237</text:p>
          </table:table-cell>
          <table:table-cell office:value-type="float" office:value="1745.29064" calcext:value-type="float">
            <text:p>1745.2906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36.91381" calcext:value-type="float">
            <text:p>1736.91381</text:p>
          </table:table-cell>
          <table:table-cell office:value-type="float" office:value="113684536" calcext:value-type="float">
            <text:p>113684536</text:p>
          </table:table-cell>
          <table:table-cell office:value-type="float" office:value="1736.91381" calcext:value-type="float">
            <text:p>1736.91381</text:p>
          </table:table-cell>
          <table:table-cell table:number-columns-repeated="4"/>
          <table:table-cell office:value-type="float" office:value="11755.7557557558" calcext:value-type="float">
            <text:p>11755.7557557558</text:p>
          </table:table-cell>
          <table:table-cell office:value-type="float" office:value="1736.91381" calcext:value-type="float">
            <text:p>1736.9138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28.07006" calcext:value-type="float">
            <text:p>1728.07006</text:p>
          </table:table-cell>
          <table:table-cell office:value-type="float" office:value="113980840" calcext:value-type="float">
            <text:p>113980840</text:p>
          </table:table-cell>
          <table:table-cell office:value-type="float" office:value="1728.07006" calcext:value-type="float">
            <text:p>1728.07006</text:p>
          </table:table-cell>
          <table:table-cell table:number-columns-repeated="4"/>
          <table:table-cell office:value-type="float" office:value="11787.7877877878" calcext:value-type="float">
            <text:p>11787.7877877878</text:p>
          </table:table-cell>
          <table:table-cell office:value-type="float" office:value="1728.07006" calcext:value-type="float">
            <text:p>1728.070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770" calcext:value-type="float">
            <text:p>-1770</text:p>
          </table:table-cell>
          <table:table-cell office:value-type="float" office:value="-115998720" calcext:value-type="float">
            <text:p>-115998720</text:p>
          </table:table-cell>
          <table:table-cell office:value-type="float" office:value="1747.42553" calcext:value-type="float">
            <text:p>1747.42553</text:p>
          </table:table-cell>
          <table:table-cell office:value-type="float" office:value="114553856" calcext:value-type="float">
            <text:p>114553856</text:p>
          </table:table-cell>
          <table:table-cell office:value-type="float" office:value="1747.42553" calcext:value-type="float">
            <text:p>1747.42553</text:p>
          </table:table-cell>
          <table:table-cell table:number-columns-repeated="4"/>
          <table:table-cell office:value-type="float" office:value="11819.8198198198" calcext:value-type="float">
            <text:p>11819.8198198198</text:p>
          </table:table-cell>
          <table:table-cell office:value-type="float" office:value="1747.42553" calcext:value-type="float">
            <text:p>1747.4255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67.83178" calcext:value-type="float">
            <text:p>1767.83178</text:p>
          </table:table-cell>
          <table:table-cell office:value-type="float" office:value="116008992" calcext:value-type="float">
            <text:p>116008992</text:p>
          </table:table-cell>
          <table:table-cell office:value-type="float" office:value="1767.83178" calcext:value-type="float">
            <text:p>1767.83178</text:p>
          </table:table-cell>
          <table:table-cell table:number-columns-repeated="4"/>
          <table:table-cell office:value-type="float" office:value="11851.8518518519" calcext:value-type="float">
            <text:p>11851.8518518519</text:p>
          </table:table-cell>
          <table:table-cell office:value-type="float" office:value="1767.83178" calcext:value-type="float">
            <text:p>1767.8317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1732.68261" calcext:value-type="float">
            <text:p>1732.68261</text:p>
          </table:table-cell>
          <table:table-cell office:value-type="float" office:value="113826576" calcext:value-type="float">
            <text:p>113826576</text:p>
          </table:table-cell>
          <table:table-cell office:value-type="float" office:value="1732.68261" calcext:value-type="float">
            <text:p>1732.68261</text:p>
          </table:table-cell>
          <table:table-cell table:number-columns-repeated="4"/>
          <table:table-cell office:value-type="float" office:value="11883.8838838839" calcext:value-type="float">
            <text:p>11883.8838838839</text:p>
          </table:table-cell>
          <table:table-cell office:value-type="float" office:value="1732.68261" calcext:value-type="float">
            <text:p>1732.6826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office:value-type="float" office:value="1762.73181" calcext:value-type="float">
            <text:p>1762.73181</text:p>
          </table:table-cell>
          <table:table-cell office:value-type="float" office:value="114911480" calcext:value-type="float">
            <text:p>114911480</text:p>
          </table:table-cell>
          <table:table-cell office:value-type="float" office:value="1762.73181" calcext:value-type="float">
            <text:p>1762.73181</text:p>
          </table:table-cell>
          <table:table-cell table:number-columns-repeated="4"/>
          <table:table-cell office:value-type="float" office:value="11915.9159159159" calcext:value-type="float">
            <text:p>11915.9159159159</text:p>
          </table:table-cell>
          <table:table-cell office:value-type="float" office:value="1762.73181" calcext:value-type="float">
            <text:p>1762.7318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787" calcext:value-type="float">
            <text:p>-1787</text:p>
          </table:table-cell>
          <table:table-cell office:value-type="float" office:value="-117112832" calcext:value-type="float">
            <text:p>-117112832</text:p>
          </table:table-cell>
          <table:table-cell office:value-type="float" office:value="1744.97778" calcext:value-type="float">
            <text:p>1744.97778</text:p>
          </table:table-cell>
          <table:table-cell office:value-type="float" office:value="114359960" calcext:value-type="float">
            <text:p>114359960</text:p>
          </table:table-cell>
          <table:table-cell office:value-type="float" office:value="1744.97778" calcext:value-type="float">
            <text:p>1744.97778</text:p>
          </table:table-cell>
          <table:table-cell table:number-columns-repeated="4"/>
          <table:table-cell office:value-type="float" office:value="11947.9479479479" calcext:value-type="float">
            <text:p>11947.9479479479</text:p>
          </table:table-cell>
          <table:table-cell office:value-type="float" office:value="1744.97778" calcext:value-type="float">
            <text:p>1744.9777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41.57507" calcext:value-type="float">
            <text:p>1741.57507</text:p>
          </table:table-cell>
          <table:table-cell office:value-type="float" office:value="114632648" calcext:value-type="float">
            <text:p>114632648</text:p>
          </table:table-cell>
          <table:table-cell office:value-type="float" office:value="1741.57507" calcext:value-type="float">
            <text:p>1741.57507</text:p>
          </table:table-cell>
          <table:table-cell table:number-columns-repeated="4"/>
          <table:table-cell office:value-type="float" office:value="11979.97997998" calcext:value-type="float">
            <text:p>11979.97997998</text:p>
          </table:table-cell>
          <table:table-cell office:value-type="float" office:value="1741.57507" calcext:value-type="float">
            <text:p>1741.5750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60.43261" calcext:value-type="float">
            <text:p>1760.43261</text:p>
          </table:table-cell>
          <table:table-cell office:value-type="float" office:value="115483480" calcext:value-type="float">
            <text:p>115483480</text:p>
          </table:table-cell>
          <table:table-cell office:value-type="float" office:value="1760.43261" calcext:value-type="float">
            <text:p>1760.43261</text:p>
          </table:table-cell>
          <table:table-cell table:number-columns-repeated="4"/>
          <table:table-cell office:value-type="float" office:value="12012.012012012" calcext:value-type="float">
            <text:p>12012.012012012</text:p>
          </table:table-cell>
          <table:table-cell office:value-type="float" office:value="1760.43261" calcext:value-type="float">
            <text:p>1760.4326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46.29821" calcext:value-type="float">
            <text:p>1746.29821</text:p>
          </table:table-cell>
          <table:table-cell office:value-type="float" office:value="114572136" calcext:value-type="float">
            <text:p>114572136</text:p>
          </table:table-cell>
          <table:table-cell office:value-type="float" office:value="1746.29821" calcext:value-type="float">
            <text:p>1746.29821</text:p>
          </table:table-cell>
          <table:table-cell table:number-columns-repeated="4"/>
          <table:table-cell office:value-type="float" office:value="12044.044044044" calcext:value-type="float">
            <text:p>12044.044044044</text:p>
          </table:table-cell>
          <table:table-cell office:value-type="float" office:value="1746.29821" calcext:value-type="float">
            <text:p>1746.298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35.2677" calcext:value-type="float">
            <text:p>1735.2677</text:p>
          </table:table-cell>
          <table:table-cell office:value-type="float" office:value="114012800" calcext:value-type="float">
            <text:p>114012800</text:p>
          </table:table-cell>
          <table:table-cell office:value-type="float" office:value="1735.2677" calcext:value-type="float">
            <text:p>1735.2677</text:p>
          </table:table-cell>
          <table:table-cell table:number-columns-repeated="4"/>
          <table:table-cell office:value-type="float" office:value="12076.0760760761" calcext:value-type="float">
            <text:p>12076.0760760761</text:p>
          </table:table-cell>
          <table:table-cell office:value-type="float" office:value="1735.2677" calcext:value-type="float">
            <text:p>1735.26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34.75585" calcext:value-type="float">
            <text:p>1734.75585</text:p>
          </table:table-cell>
          <table:table-cell office:value-type="float" office:value="113646384" calcext:value-type="float">
            <text:p>113646384</text:p>
          </table:table-cell>
          <table:table-cell office:value-type="float" office:value="1734.75585" calcext:value-type="float">
            <text:p>1734.75585</text:p>
          </table:table-cell>
          <table:table-cell table:number-columns-repeated="4"/>
          <table:table-cell office:value-type="float" office:value="12108.1081081081" calcext:value-type="float">
            <text:p>12108.1081081081</text:p>
          </table:table-cell>
          <table:table-cell office:value-type="float" office:value="1734.75585" calcext:value-type="float">
            <text:p>1734.7558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45.25244" calcext:value-type="float">
            <text:p>1745.25244</text:p>
          </table:table-cell>
          <table:table-cell office:value-type="float" office:value="114098376" calcext:value-type="float">
            <text:p>114098376</text:p>
          </table:table-cell>
          <table:table-cell office:value-type="float" office:value="1745.25244" calcext:value-type="float">
            <text:p>1745.25244</text:p>
          </table:table-cell>
          <table:table-cell table:number-columns-repeated="4"/>
          <table:table-cell office:value-type="float" office:value="12140.1401401401" calcext:value-type="float">
            <text:p>12140.1401401401</text:p>
          </table:table-cell>
          <table:table-cell office:value-type="float" office:value="1745.25244" calcext:value-type="float">
            <text:p>1745.2524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29.80407" calcext:value-type="float">
            <text:p>1729.80407</text:p>
          </table:table-cell>
          <table:table-cell office:value-type="float" office:value="114610992" calcext:value-type="float">
            <text:p>114610992</text:p>
          </table:table-cell>
          <table:table-cell office:value-type="float" office:value="1729.80407" calcext:value-type="float">
            <text:p>1729.80407</text:p>
          </table:table-cell>
          <table:table-cell table:number-columns-repeated="4"/>
          <table:table-cell office:value-type="float" office:value="12172.1721721722" calcext:value-type="float">
            <text:p>12172.1721721722</text:p>
          </table:table-cell>
          <table:table-cell office:value-type="float" office:value="1729.80407" calcext:value-type="float">
            <text:p>1729.804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38.76647" calcext:value-type="float">
            <text:p>1738.76647</text:p>
          </table:table-cell>
          <table:table-cell office:value-type="float" office:value="113930408" calcext:value-type="float">
            <text:p>113930408</text:p>
          </table:table-cell>
          <table:table-cell office:value-type="float" office:value="1738.76647" calcext:value-type="float">
            <text:p>1738.76647</text:p>
          </table:table-cell>
          <table:table-cell table:number-columns-repeated="4"/>
          <table:table-cell office:value-type="float" office:value="12204.2042042042" calcext:value-type="float">
            <text:p>12204.2042042042</text:p>
          </table:table-cell>
          <table:table-cell office:value-type="float" office:value="1738.76647" calcext:value-type="float">
            <text:p>1738.7664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52.09057" calcext:value-type="float">
            <text:p>1752.09057</text:p>
          </table:table-cell>
          <table:table-cell office:value-type="float" office:value="115012440" calcext:value-type="float">
            <text:p>115012440</text:p>
          </table:table-cell>
          <table:table-cell office:value-type="float" office:value="1752.09057" calcext:value-type="float">
            <text:p>1752.09057</text:p>
          </table:table-cell>
          <table:table-cell table:number-columns-repeated="4"/>
          <table:table-cell office:value-type="float" office:value="12236.2362362362" calcext:value-type="float">
            <text:p>12236.2362362362</text:p>
          </table:table-cell>
          <table:table-cell office:value-type="float" office:value="1752.09057" calcext:value-type="float">
            <text:p>1752.0905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6.14843" calcext:value-type="float">
            <text:p>1756.14843</text:p>
          </table:table-cell>
          <table:table-cell office:value-type="float" office:value="115302696" calcext:value-type="float">
            <text:p>115302696</text:p>
          </table:table-cell>
          <table:table-cell office:value-type="float" office:value="1756.14843" calcext:value-type="float">
            <text:p>1756.14843</text:p>
          </table:table-cell>
          <table:table-cell table:number-columns-repeated="4"/>
          <table:table-cell office:value-type="float" office:value="12268.2682682683" calcext:value-type="float">
            <text:p>12268.2682682683</text:p>
          </table:table-cell>
          <table:table-cell office:value-type="float" office:value="1756.14843" calcext:value-type="float">
            <text:p>1756.1484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53.19006" calcext:value-type="float">
            <text:p>1753.19006</text:p>
          </table:table-cell>
          <table:table-cell office:value-type="float" office:value="114318232" calcext:value-type="float">
            <text:p>114318232</text:p>
          </table:table-cell>
          <table:table-cell office:value-type="float" office:value="1753.19006" calcext:value-type="float">
            <text:p>1753.19006</text:p>
          </table:table-cell>
          <table:table-cell table:number-columns-repeated="4"/>
          <table:table-cell office:value-type="float" office:value="12300.3003003003" calcext:value-type="float">
            <text:p>12300.3003003003</text:p>
          </table:table-cell>
          <table:table-cell office:value-type="float" office:value="1753.19006" calcext:value-type="float">
            <text:p>1753.1900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35.14025" calcext:value-type="float">
            <text:p>1735.14025</text:p>
          </table:table-cell>
          <table:table-cell office:value-type="float" office:value="114249736" calcext:value-type="float">
            <text:p>114249736</text:p>
          </table:table-cell>
          <table:table-cell office:value-type="float" office:value="1735.14025" calcext:value-type="float">
            <text:p>1735.14025</text:p>
          </table:table-cell>
          <table:table-cell table:number-columns-repeated="4"/>
          <table:table-cell office:value-type="float" office:value="12332.3323323323" calcext:value-type="float">
            <text:p>12332.3323323323</text:p>
          </table:table-cell>
          <table:table-cell office:value-type="float" office:value="1735.14025" calcext:value-type="float">
            <text:p>1735.1402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51.17419" calcext:value-type="float">
            <text:p>1751.17419</text:p>
          </table:table-cell>
          <table:table-cell office:value-type="float" office:value="114433920" calcext:value-type="float">
            <text:p>114433920</text:p>
          </table:table-cell>
          <table:table-cell office:value-type="float" office:value="1751.17419" calcext:value-type="float">
            <text:p>1751.17419</text:p>
          </table:table-cell>
          <table:table-cell table:number-columns-repeated="4"/>
          <table:table-cell office:value-type="float" office:value="12364.3643643644" calcext:value-type="float">
            <text:p>12364.3643643644</text:p>
          </table:table-cell>
          <table:table-cell office:value-type="float" office:value="1751.17419" calcext:value-type="float">
            <text:p>1751.1741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44.95947" calcext:value-type="float">
            <text:p>1744.95947</text:p>
          </table:table-cell>
          <table:table-cell office:value-type="float" office:value="114213456" calcext:value-type="float">
            <text:p>114213456</text:p>
          </table:table-cell>
          <table:table-cell office:value-type="float" office:value="1744.95947" calcext:value-type="float">
            <text:p>1744.95947</text:p>
          </table:table-cell>
          <table:table-cell table:number-columns-repeated="4"/>
          <table:table-cell office:value-type="float" office:value="12396.3963963964" calcext:value-type="float">
            <text:p>12396.3963963964</text:p>
          </table:table-cell>
          <table:table-cell office:value-type="float" office:value="1744.95947" calcext:value-type="float">
            <text:p>1744.9594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751.85754" calcext:value-type="float">
            <text:p>1751.85754</text:p>
          </table:table-cell>
          <table:table-cell office:value-type="float" office:value="114693864" calcext:value-type="float">
            <text:p>114693864</text:p>
          </table:table-cell>
          <table:table-cell office:value-type="float" office:value="1751.85754" calcext:value-type="float">
            <text:p>1751.85754</text:p>
          </table:table-cell>
          <table:table-cell table:number-columns-repeated="4"/>
          <table:table-cell office:value-type="float" office:value="12428.4284284284" calcext:value-type="float">
            <text:p>12428.4284284284</text:p>
          </table:table-cell>
          <table:table-cell office:value-type="float" office:value="1751.85754" calcext:value-type="float">
            <text:p>1751.8575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797" calcext:value-type="float">
            <text:p>-1797</text:p>
          </table:table-cell>
          <table:table-cell office:value-type="float" office:value="-117768192" calcext:value-type="float">
            <text:p>-117768192</text:p>
          </table:table-cell>
          <table:table-cell office:value-type="float" office:value="1735.54492" calcext:value-type="float">
            <text:p>1735.54492</text:p>
          </table:table-cell>
          <table:table-cell office:value-type="float" office:value="113861032" calcext:value-type="float">
            <text:p>113861032</text:p>
          </table:table-cell>
          <table:table-cell office:value-type="float" office:value="1735.54492" calcext:value-type="float">
            <text:p>1735.54492</text:p>
          </table:table-cell>
          <table:table-cell table:number-columns-repeated="4"/>
          <table:table-cell office:value-type="float" office:value="12460.4604604605" calcext:value-type="float">
            <text:p>12460.4604604605</text:p>
          </table:table-cell>
          <table:table-cell office:value-type="float" office:value="1735.54492" calcext:value-type="float">
            <text:p>1735.5449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42.2384" calcext:value-type="float">
            <text:p>1742.2384</text:p>
          </table:table-cell>
          <table:table-cell office:value-type="float" office:value="114357592" calcext:value-type="float">
            <text:p>114357592</text:p>
          </table:table-cell>
          <table:table-cell office:value-type="float" office:value="1742.2384" calcext:value-type="float">
            <text:p>1742.2384</text:p>
          </table:table-cell>
          <table:table-cell table:number-columns-repeated="4"/>
          <table:table-cell office:value-type="float" office:value="12492.4924924925" calcext:value-type="float">
            <text:p>12492.4924924925</text:p>
          </table:table-cell>
          <table:table-cell office:value-type="float" office:value="1742.2384" calcext:value-type="float">
            <text:p>1742.238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47.3258" calcext:value-type="float">
            <text:p>1747.3258</text:p>
          </table:table-cell>
          <table:table-cell office:value-type="float" office:value="114377432" calcext:value-type="float">
            <text:p>114377432</text:p>
          </table:table-cell>
          <table:table-cell office:value-type="float" office:value="1747.3258" calcext:value-type="float">
            <text:p>1747.3258</text:p>
          </table:table-cell>
          <table:table-cell table:number-columns-repeated="4"/>
          <table:table-cell office:value-type="float" office:value="12524.5245245245" calcext:value-type="float">
            <text:p>12524.5245245245</text:p>
          </table:table-cell>
          <table:table-cell office:value-type="float" office:value="1747.3258" calcext:value-type="float">
            <text:p>1747.325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47.70324" calcext:value-type="float">
            <text:p>1747.70324</text:p>
          </table:table-cell>
          <table:table-cell office:value-type="float" office:value="114864336" calcext:value-type="float">
            <text:p>114864336</text:p>
          </table:table-cell>
          <table:table-cell office:value-type="float" office:value="1747.70324" calcext:value-type="float">
            <text:p>1747.70324</text:p>
          </table:table-cell>
          <table:table-cell table:number-columns-repeated="4"/>
          <table:table-cell office:value-type="float" office:value="12556.5565565566" calcext:value-type="float">
            <text:p>12556.5565565566</text:p>
          </table:table-cell>
          <table:table-cell office:value-type="float" office:value="1747.70324" calcext:value-type="float">
            <text:p>1747.703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762.02722" calcext:value-type="float">
            <text:p>1762.02722</text:p>
          </table:table-cell>
          <table:table-cell office:value-type="float" office:value="114764264" calcext:value-type="float">
            <text:p>114764264</text:p>
          </table:table-cell>
          <table:table-cell office:value-type="float" office:value="1762.02722" calcext:value-type="float">
            <text:p>1762.02722</text:p>
          </table:table-cell>
          <table:table-cell table:number-columns-repeated="4"/>
          <table:table-cell office:value-type="float" office:value="12588.5885885886" calcext:value-type="float">
            <text:p>12588.5885885886</text:p>
          </table:table-cell>
          <table:table-cell office:value-type="float" office:value="1762.02722" calcext:value-type="float">
            <text:p>1762.0272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60.82604" calcext:value-type="float">
            <text:p>1760.82604</text:p>
          </table:table-cell>
          <table:table-cell office:value-type="float" office:value="115248224" calcext:value-type="float">
            <text:p>115248224</text:p>
          </table:table-cell>
          <table:table-cell office:value-type="float" office:value="1760.82604" calcext:value-type="float">
            <text:p>1760.82604</text:p>
          </table:table-cell>
          <table:table-cell table:number-columns-repeated="4"/>
          <table:table-cell office:value-type="float" office:value="12620.6206206206" calcext:value-type="float">
            <text:p>12620.6206206206</text:p>
          </table:table-cell>
          <table:table-cell office:value-type="float" office:value="1760.82604" calcext:value-type="float">
            <text:p>1760.8260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776" calcext:value-type="float">
            <text:p>-1776</text:p>
          </table:table-cell>
          <table:table-cell office:value-type="float" office:value="-116391936" calcext:value-type="float">
            <text:p>-116391936</text:p>
          </table:table-cell>
          <table:table-cell office:value-type="float" office:value="1752.4663" calcext:value-type="float">
            <text:p>1752.4663</text:p>
          </table:table-cell>
          <table:table-cell office:value-type="float" office:value="114413936" calcext:value-type="float">
            <text:p>114413936</text:p>
          </table:table-cell>
          <table:table-cell office:value-type="float" office:value="1752.4663" calcext:value-type="float">
            <text:p>1752.4663</text:p>
          </table:table-cell>
          <table:table-cell table:number-columns-repeated="4"/>
          <table:table-cell office:value-type="float" office:value="12652.6526526527" calcext:value-type="float">
            <text:p>12652.6526526527</text:p>
          </table:table-cell>
          <table:table-cell office:value-type="float" office:value="1752.4663" calcext:value-type="float">
            <text:p>1752.466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772" calcext:value-type="float">
            <text:p>-1772</text:p>
          </table:table-cell>
          <table:table-cell office:value-type="float" office:value="-116129792" calcext:value-type="float">
            <text:p>-116129792</text:p>
          </table:table-cell>
          <table:table-cell office:value-type="float" office:value="1735.74206" calcext:value-type="float">
            <text:p>1735.74206</text:p>
          </table:table-cell>
          <table:table-cell office:value-type="float" office:value="114236904" calcext:value-type="float">
            <text:p>114236904</text:p>
          </table:table-cell>
          <table:table-cell office:value-type="float" office:value="1735.74206" calcext:value-type="float">
            <text:p>1735.74206</text:p>
          </table:table-cell>
          <table:table-cell table:number-columns-repeated="4"/>
          <table:table-cell office:value-type="float" office:value="12684.6846846847" calcext:value-type="float">
            <text:p>12684.6846846847</text:p>
          </table:table-cell>
          <table:table-cell office:value-type="float" office:value="1735.74206" calcext:value-type="float">
            <text:p>1735.7420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768" calcext:value-type="float">
            <text:p>-1768</text:p>
          </table:table-cell>
          <table:table-cell office:value-type="float" office:value="-115867648" calcext:value-type="float">
            <text:p>-115867648</text:p>
          </table:table-cell>
          <table:table-cell office:value-type="float" office:value="1738.13171" calcext:value-type="float">
            <text:p>1738.13171</text:p>
          </table:table-cell>
          <table:table-cell office:value-type="float" office:value="114979608" calcext:value-type="float">
            <text:p>114979608</text:p>
          </table:table-cell>
          <table:table-cell office:value-type="float" office:value="1738.13171" calcext:value-type="float">
            <text:p>1738.13171</text:p>
          </table:table-cell>
          <table:table-cell table:number-columns-repeated="4"/>
          <table:table-cell office:value-type="float" office:value="12716.7167167167" calcext:value-type="float">
            <text:p>12716.7167167167</text:p>
          </table:table-cell>
          <table:table-cell office:value-type="float" office:value="1738.13171" calcext:value-type="float">
            <text:p>1738.1317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764" calcext:value-type="float">
            <text:p>-1764</text:p>
          </table:table-cell>
          <table:table-cell office:value-type="float" office:value="-115605504" calcext:value-type="float">
            <text:p>-115605504</text:p>
          </table:table-cell>
          <table:table-cell office:value-type="float" office:value="1742.427" calcext:value-type="float">
            <text:p>1742.427</text:p>
          </table:table-cell>
          <table:table-cell office:value-type="float" office:value="114826280" calcext:value-type="float">
            <text:p>114826280</text:p>
          </table:table-cell>
          <table:table-cell office:value-type="float" office:value="1742.427" calcext:value-type="float">
            <text:p>1742.427</text:p>
          </table:table-cell>
          <table:table-cell table:number-columns-repeated="4"/>
          <table:table-cell office:value-type="float" office:value="12748.7487487487" calcext:value-type="float">
            <text:p>12748.7487487487</text:p>
          </table:table-cell>
          <table:table-cell office:value-type="float" office:value="1742.427" calcext:value-type="float">
            <text:p>1742.4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760" calcext:value-type="float">
            <text:p>-1760</text:p>
          </table:table-cell>
          <table:table-cell office:value-type="float" office:value="-115343360" calcext:value-type="float">
            <text:p>-115343360</text:p>
          </table:table-cell>
          <table:table-cell office:value-type="float" office:value="1750.92578" calcext:value-type="float">
            <text:p>1750.92578</text:p>
          </table:table-cell>
          <table:table-cell office:value-type="float" office:value="114485408" calcext:value-type="float">
            <text:p>114485408</text:p>
          </table:table-cell>
          <table:table-cell office:value-type="float" office:value="1750.92578" calcext:value-type="float">
            <text:p>1750.92578</text:p>
          </table:table-cell>
          <table:table-cell table:number-columns-repeated="4"/>
          <table:table-cell office:value-type="float" office:value="12780.7807807808" calcext:value-type="float">
            <text:p>12780.7807807808</text:p>
          </table:table-cell>
          <table:table-cell office:value-type="float" office:value="1750.92578" calcext:value-type="float">
            <text:p>1750.925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54.70642" calcext:value-type="float">
            <text:p>1754.70642</text:p>
          </table:table-cell>
          <table:table-cell office:value-type="float" office:value="114314456" calcext:value-type="float">
            <text:p>114314456</text:p>
          </table:table-cell>
          <table:table-cell office:value-type="float" office:value="1754.70642" calcext:value-type="float">
            <text:p>1754.70642</text:p>
          </table:table-cell>
          <table:table-cell table:number-columns-repeated="4"/>
          <table:table-cell office:value-type="float" office:value="12812.8128128128" calcext:value-type="float">
            <text:p>12812.8128128128</text:p>
          </table:table-cell>
          <table:table-cell office:value-type="float" office:value="1754.70642" calcext:value-type="float">
            <text:p>1754.7064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55.30651" calcext:value-type="float">
            <text:p>1755.30651</text:p>
          </table:table-cell>
          <table:table-cell office:value-type="float" office:value="114277352" calcext:value-type="float">
            <text:p>114277352</text:p>
          </table:table-cell>
          <table:table-cell office:value-type="float" office:value="1755.30651" calcext:value-type="float">
            <text:p>1755.30651</text:p>
          </table:table-cell>
          <table:table-cell table:number-columns-repeated="4"/>
          <table:table-cell office:value-type="float" office:value="12844.8448448448" calcext:value-type="float">
            <text:p>12844.8448448448</text:p>
          </table:table-cell>
          <table:table-cell office:value-type="float" office:value="1755.30651" calcext:value-type="float">
            <text:p>1755.306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55.80786" calcext:value-type="float">
            <text:p>1755.80786</text:p>
          </table:table-cell>
          <table:table-cell office:value-type="float" office:value="114928160" calcext:value-type="float">
            <text:p>114928160</text:p>
          </table:table-cell>
          <table:table-cell office:value-type="float" office:value="1755.80786" calcext:value-type="float">
            <text:p>1755.80786</text:p>
          </table:table-cell>
          <table:table-cell table:number-columns-repeated="4"/>
          <table:table-cell office:value-type="float" office:value="12876.8768768769" calcext:value-type="float">
            <text:p>12876.8768768769</text:p>
          </table:table-cell>
          <table:table-cell office:value-type="float" office:value="1755.80786" calcext:value-type="float">
            <text:p>1755.8078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753.77673" calcext:value-type="float">
            <text:p>1753.77673</text:p>
          </table:table-cell>
          <table:table-cell office:value-type="float" office:value="114195440" calcext:value-type="float">
            <text:p>114195440</text:p>
          </table:table-cell>
          <table:table-cell office:value-type="float" office:value="1753.77673" calcext:value-type="float">
            <text:p>1753.77673</text:p>
          </table:table-cell>
          <table:table-cell table:number-columns-repeated="4"/>
          <table:table-cell office:value-type="float" office:value="12908.9089089089" calcext:value-type="float">
            <text:p>12908.9089089089</text:p>
          </table:table-cell>
          <table:table-cell office:value-type="float" office:value="1753.77673" calcext:value-type="float">
            <text:p>1753.7767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739" calcext:value-type="float">
            <text:p>-1739</text:p>
          </table:table-cell>
          <table:table-cell office:value-type="float" office:value="-113967104" calcext:value-type="float">
            <text:p>-113967104</text:p>
          </table:table-cell>
          <table:table-cell office:value-type="float" office:value="1744.03552" calcext:value-type="float">
            <text:p>1744.03552</text:p>
          </table:table-cell>
          <table:table-cell office:value-type="float" office:value="114334216" calcext:value-type="float">
            <text:p>114334216</text:p>
          </table:table-cell>
          <table:table-cell office:value-type="float" office:value="1744.03552" calcext:value-type="float">
            <text:p>1744.03552</text:p>
          </table:table-cell>
          <table:table-cell table:number-columns-repeated="4"/>
          <table:table-cell office:value-type="float" office:value="12940.9409409409" calcext:value-type="float">
            <text:p>12940.9409409409</text:p>
          </table:table-cell>
          <table:table-cell office:value-type="float" office:value="1744.03552" calcext:value-type="float">
            <text:p>1744.0355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54.95495" calcext:value-type="float">
            <text:p>1754.95495</text:p>
          </table:table-cell>
          <table:table-cell office:value-type="float" office:value="114486488" calcext:value-type="float">
            <text:p>114486488</text:p>
          </table:table-cell>
          <table:table-cell office:value-type="float" office:value="1754.95495" calcext:value-type="float">
            <text:p>1754.95495</text:p>
          </table:table-cell>
          <table:table-cell table:number-columns-repeated="4"/>
          <table:table-cell office:value-type="float" office:value="12972.972972973" calcext:value-type="float">
            <text:p>12972.972972973</text:p>
          </table:table-cell>
          <table:table-cell office:value-type="float" office:value="1754.95495" calcext:value-type="float">
            <text:p>1754.9549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733" calcext:value-type="float">
            <text:p>-1733</text:p>
          </table:table-cell>
          <table:table-cell office:value-type="float" office:value="-113573888" calcext:value-type="float">
            <text:p>-113573888</text:p>
          </table:table-cell>
          <table:table-cell office:value-type="float" office:value="1769.76464" calcext:value-type="float">
            <text:p>1769.76464</text:p>
          </table:table-cell>
          <table:table-cell office:value-type="float" office:value="114968768" calcext:value-type="float">
            <text:p>114968768</text:p>
          </table:table-cell>
          <table:table-cell office:value-type="float" office:value="1769.76464" calcext:value-type="float">
            <text:p>1769.76464</text:p>
          </table:table-cell>
          <table:table-cell table:number-columns-repeated="4"/>
          <table:table-cell office:value-type="float" office:value="13005.005005005" calcext:value-type="float">
            <text:p>13005.005005005</text:p>
          </table:table-cell>
          <table:table-cell office:value-type="float" office:value="1769.76464" calcext:value-type="float">
            <text:p>1769.7646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48.66003" calcext:value-type="float">
            <text:p>1748.66003</text:p>
          </table:table-cell>
          <table:table-cell office:value-type="float" office:value="114600904" calcext:value-type="float">
            <text:p>114600904</text:p>
          </table:table-cell>
          <table:table-cell office:value-type="float" office:value="1748.66003" calcext:value-type="float">
            <text:p>1748.66003</text:p>
          </table:table-cell>
          <table:table-cell table:number-columns-repeated="4"/>
          <table:table-cell office:value-type="float" office:value="13037.037037037" calcext:value-type="float">
            <text:p>13037.037037037</text:p>
          </table:table-cell>
          <table:table-cell office:value-type="float" office:value="1748.66003" calcext:value-type="float">
            <text:p>1748.6600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40.04565" calcext:value-type="float">
            <text:p>1740.04565</text:p>
          </table:table-cell>
          <table:table-cell office:value-type="float" office:value="114429208" calcext:value-type="float">
            <text:p>114429208</text:p>
          </table:table-cell>
          <table:table-cell office:value-type="float" office:value="1740.04565" calcext:value-type="float">
            <text:p>1740.04565</text:p>
          </table:table-cell>
          <table:table-cell table:number-columns-repeated="4"/>
          <table:table-cell office:value-type="float" office:value="13069.0690690691" calcext:value-type="float">
            <text:p>13069.0690690691</text:p>
          </table:table-cell>
          <table:table-cell office:value-type="float" office:value="1740.04565" calcext:value-type="float">
            <text:p>1740.0456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739.79162" calcext:value-type="float">
            <text:p>1739.79162</text:p>
          </table:table-cell>
          <table:table-cell office:value-type="float" office:value="114062952" calcext:value-type="float">
            <text:p>114062952</text:p>
          </table:table-cell>
          <table:table-cell office:value-type="float" office:value="1739.79162" calcext:value-type="float">
            <text:p>1739.79162</text:p>
          </table:table-cell>
          <table:table-cell table:number-columns-repeated="4"/>
          <table:table-cell office:value-type="float" office:value="13101.1011011011" calcext:value-type="float">
            <text:p>13101.1011011011</text:p>
          </table:table-cell>
          <table:table-cell office:value-type="float" office:value="1739.79162" calcext:value-type="float">
            <text:p>1739.7916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52.48193" calcext:value-type="float">
            <text:p>1752.48193</text:p>
          </table:table-cell>
          <table:table-cell office:value-type="float" office:value="114550080" calcext:value-type="float">
            <text:p>114550080</text:p>
          </table:table-cell>
          <table:table-cell office:value-type="float" office:value="1752.48193" calcext:value-type="float">
            <text:p>1752.48193</text:p>
          </table:table-cell>
          <table:table-cell table:number-columns-repeated="4"/>
          <table:table-cell office:value-type="float" office:value="13133.1331331331" calcext:value-type="float">
            <text:p>13133.1331331331</text:p>
          </table:table-cell>
          <table:table-cell office:value-type="float" office:value="1752.48193" calcext:value-type="float">
            <text:p>1752.4819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49.46997" calcext:value-type="float">
            <text:p>1749.46997</text:p>
          </table:table-cell>
          <table:table-cell office:value-type="float" office:value="114800600" calcext:value-type="float">
            <text:p>114800600</text:p>
          </table:table-cell>
          <table:table-cell office:value-type="float" office:value="1749.46997" calcext:value-type="float">
            <text:p>1749.46997</text:p>
          </table:table-cell>
          <table:table-cell table:number-columns-repeated="4"/>
          <table:table-cell office:value-type="float" office:value="13165.1651651652" calcext:value-type="float">
            <text:p>13165.1651651652</text:p>
          </table:table-cell>
          <table:table-cell office:value-type="float" office:value="1749.46997" calcext:value-type="float">
            <text:p>1749.4699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40.66296" calcext:value-type="float">
            <text:p>1740.66296</text:p>
          </table:table-cell>
          <table:table-cell office:value-type="float" office:value="114156856" calcext:value-type="float">
            <text:p>114156856</text:p>
          </table:table-cell>
          <table:table-cell office:value-type="float" office:value="1740.66296" calcext:value-type="float">
            <text:p>1740.66296</text:p>
          </table:table-cell>
          <table:table-cell table:number-columns-repeated="4"/>
          <table:table-cell office:value-type="float" office:value="13197.1971971972" calcext:value-type="float">
            <text:p>13197.1971971972</text:p>
          </table:table-cell>
          <table:table-cell office:value-type="float" office:value="1740.66296" calcext:value-type="float">
            <text:p>1740.6629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43.50939" calcext:value-type="float">
            <text:p>1743.50939</text:p>
          </table:table-cell>
          <table:table-cell office:value-type="float" office:value="114443120" calcext:value-type="float">
            <text:p>114443120</text:p>
          </table:table-cell>
          <table:table-cell office:value-type="float" office:value="1743.50939" calcext:value-type="float">
            <text:p>1743.50939</text:p>
          </table:table-cell>
          <table:table-cell table:number-columns-repeated="4"/>
          <table:table-cell office:value-type="float" office:value="13229.2292292292" calcext:value-type="float">
            <text:p>13229.2292292292</text:p>
          </table:table-cell>
          <table:table-cell office:value-type="float" office:value="1743.50939" calcext:value-type="float">
            <text:p>1743.5093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48.40148" calcext:value-type="float">
            <text:p>1748.40148</text:p>
          </table:table-cell>
          <table:table-cell office:value-type="float" office:value="114396240" calcext:value-type="float">
            <text:p>114396240</text:p>
          </table:table-cell>
          <table:table-cell office:value-type="float" office:value="1748.40148" calcext:value-type="float">
            <text:p>1748.40148</text:p>
          </table:table-cell>
          <table:table-cell table:number-columns-repeated="4"/>
          <table:table-cell office:value-type="float" office:value="13261.2612612613" calcext:value-type="float">
            <text:p>13261.2612612613</text:p>
          </table:table-cell>
          <table:table-cell office:value-type="float" office:value="1748.40148" calcext:value-type="float">
            <text:p>1748.4014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49.04541" calcext:value-type="float">
            <text:p>1749.04541</text:p>
          </table:table-cell>
          <table:table-cell office:value-type="float" office:value="114544792" calcext:value-type="float">
            <text:p>114544792</text:p>
          </table:table-cell>
          <table:table-cell office:value-type="float" office:value="1749.04541" calcext:value-type="float">
            <text:p>1749.04541</text:p>
          </table:table-cell>
          <table:table-cell table:number-columns-repeated="4"/>
          <table:table-cell office:value-type="float" office:value="13293.2932932933" calcext:value-type="float">
            <text:p>13293.2932932933</text:p>
          </table:table-cell>
          <table:table-cell office:value-type="float" office:value="1749.04541" calcext:value-type="float">
            <text:p>1749.0454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36.24926" calcext:value-type="float">
            <text:p>1736.24926</text:p>
          </table:table-cell>
          <table:table-cell office:value-type="float" office:value="114102344" calcext:value-type="float">
            <text:p>114102344</text:p>
          </table:table-cell>
          <table:table-cell office:value-type="float" office:value="1736.24926" calcext:value-type="float">
            <text:p>1736.24926</text:p>
          </table:table-cell>
          <table:table-cell table:number-columns-repeated="4"/>
          <table:table-cell office:value-type="float" office:value="13325.3253253253" calcext:value-type="float">
            <text:p>13325.3253253253</text:p>
          </table:table-cell>
          <table:table-cell office:value-type="float" office:value="1736.24926" calcext:value-type="float">
            <text:p>1736.2492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58.75769" calcext:value-type="float">
            <text:p>1758.75769</text:p>
          </table:table-cell>
          <table:table-cell office:value-type="float" office:value="114749392" calcext:value-type="float">
            <text:p>114749392</text:p>
          </table:table-cell>
          <table:table-cell office:value-type="float" office:value="1758.75769" calcext:value-type="float">
            <text:p>1758.75769</text:p>
          </table:table-cell>
          <table:table-cell table:number-columns-repeated="4"/>
          <table:table-cell office:value-type="float" office:value="13357.3573573574" calcext:value-type="float">
            <text:p>13357.3573573574</text:p>
          </table:table-cell>
          <table:table-cell office:value-type="float" office:value="1758.75769" calcext:value-type="float">
            <text:p>1758.7576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32.82458" calcext:value-type="float">
            <text:p>1732.82458</text:p>
          </table:table-cell>
          <table:table-cell office:value-type="float" office:value="114085688" calcext:value-type="float">
            <text:p>114085688</text:p>
          </table:table-cell>
          <table:table-cell office:value-type="float" office:value="1732.82458" calcext:value-type="float">
            <text:p>1732.82458</text:p>
          </table:table-cell>
          <table:table-cell table:number-columns-repeated="4"/>
          <table:table-cell office:value-type="float" office:value="13389.3893893894" calcext:value-type="float">
            <text:p>13389.3893893894</text:p>
          </table:table-cell>
          <table:table-cell office:value-type="float" office:value="1732.82458" calcext:value-type="float">
            <text:p>1732.8245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53.42016" calcext:value-type="float">
            <text:p>1753.42016</text:p>
          </table:table-cell>
          <table:table-cell office:value-type="float" office:value="114665840" calcext:value-type="float">
            <text:p>114665840</text:p>
          </table:table-cell>
          <table:table-cell office:value-type="float" office:value="1753.42016" calcext:value-type="float">
            <text:p>1753.42016</text:p>
          </table:table-cell>
          <table:table-cell table:number-columns-repeated="4"/>
          <table:table-cell office:value-type="float" office:value="13421.4214214214" calcext:value-type="float">
            <text:p>13421.4214214214</text:p>
          </table:table-cell>
          <table:table-cell office:value-type="float" office:value="1753.42016" calcext:value-type="float">
            <text:p>1753.4201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42.25866" calcext:value-type="float">
            <text:p>1742.25866</text:p>
          </table:table-cell>
          <table:table-cell office:value-type="float" office:value="114156280" calcext:value-type="float">
            <text:p>114156280</text:p>
          </table:table-cell>
          <table:table-cell office:value-type="float" office:value="1742.25866" calcext:value-type="float">
            <text:p>1742.25866</text:p>
          </table:table-cell>
          <table:table-cell table:number-columns-repeated="4"/>
          <table:table-cell office:value-type="float" office:value="13453.4534534535" calcext:value-type="float">
            <text:p>13453.4534534535</text:p>
          </table:table-cell>
          <table:table-cell office:value-type="float" office:value="1742.25866" calcext:value-type="float">
            <text:p>1742.2586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37.25134" calcext:value-type="float">
            <text:p>1737.25134</text:p>
          </table:table-cell>
          <table:table-cell office:value-type="float" office:value="114046928" calcext:value-type="float">
            <text:p>114046928</text:p>
          </table:table-cell>
          <table:table-cell office:value-type="float" office:value="1737.25134" calcext:value-type="float">
            <text:p>1737.25134</text:p>
          </table:table-cell>
          <table:table-cell table:number-columns-repeated="4"/>
          <table:table-cell office:value-type="float" office:value="13485.4854854855" calcext:value-type="float">
            <text:p>13485.4854854855</text:p>
          </table:table-cell>
          <table:table-cell office:value-type="float" office:value="1737.25134" calcext:value-type="float">
            <text:p>1737.2513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748.70361" calcext:value-type="float">
            <text:p>1748.70361</text:p>
          </table:table-cell>
          <table:table-cell office:value-type="float" office:value="114785400" calcext:value-type="float">
            <text:p>114785400</text:p>
          </table:table-cell>
          <table:table-cell office:value-type="float" office:value="1748.70361" calcext:value-type="float">
            <text:p>1748.70361</text:p>
          </table:table-cell>
          <table:table-cell table:number-columns-repeated="4"/>
          <table:table-cell office:value-type="float" office:value="13517.5175175175" calcext:value-type="float">
            <text:p>13517.5175175175</text:p>
          </table:table-cell>
          <table:table-cell office:value-type="float" office:value="1748.70361" calcext:value-type="float">
            <text:p>1748.7036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49.31005" calcext:value-type="float">
            <text:p>1749.31005</text:p>
          </table:table-cell>
          <table:table-cell office:value-type="float" office:value="114878744" calcext:value-type="float">
            <text:p>114878744</text:p>
          </table:table-cell>
          <table:table-cell office:value-type="float" office:value="1749.31005" calcext:value-type="float">
            <text:p>1749.31005</text:p>
          </table:table-cell>
          <table:table-cell table:number-columns-repeated="4"/>
          <table:table-cell office:value-type="float" office:value="13549.5495495495" calcext:value-type="float">
            <text:p>13549.5495495495</text:p>
          </table:table-cell>
          <table:table-cell office:value-type="float" office:value="1749.31005" calcext:value-type="float">
            <text:p>1749.3100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727" calcext:value-type="float">
            <text:p>-1727</text:p>
          </table:table-cell>
          <table:table-cell office:value-type="float" office:value="-113180672" calcext:value-type="float">
            <text:p>-113180672</text:p>
          </table:table-cell>
          <table:table-cell office:value-type="float" office:value="1743.74719" calcext:value-type="float">
            <text:p>1743.74719</text:p>
          </table:table-cell>
          <table:table-cell office:value-type="float" office:value="114301952" calcext:value-type="float">
            <text:p>114301952</text:p>
          </table:table-cell>
          <table:table-cell office:value-type="float" office:value="1743.74719" calcext:value-type="float">
            <text:p>1743.74719</text:p>
          </table:table-cell>
          <table:table-cell table:number-columns-repeated="4"/>
          <table:table-cell office:value-type="float" office:value="13581.5815815816" calcext:value-type="float">
            <text:p>13581.5815815816</text:p>
          </table:table-cell>
          <table:table-cell office:value-type="float" office:value="1743.74719" calcext:value-type="float">
            <text:p>1743.7471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61.36169" calcext:value-type="float">
            <text:p>1761.36169</text:p>
          </table:table-cell>
          <table:table-cell office:value-type="float" office:value="114795448" calcext:value-type="float">
            <text:p>114795448</text:p>
          </table:table-cell>
          <table:table-cell office:value-type="float" office:value="1761.36169" calcext:value-type="float">
            <text:p>1761.36169</text:p>
          </table:table-cell>
          <table:table-cell table:number-columns-repeated="4"/>
          <table:table-cell office:value-type="float" office:value="13613.6136136136" calcext:value-type="float">
            <text:p>13613.6136136136</text:p>
          </table:table-cell>
          <table:table-cell office:value-type="float" office:value="1761.36169" calcext:value-type="float">
            <text:p>1761.3616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734" calcext:value-type="float">
            <text:p>-1734</text:p>
          </table:table-cell>
          <table:table-cell office:value-type="float" office:value="-113639424" calcext:value-type="float">
            <text:p>-113639424</text:p>
          </table:table-cell>
          <table:table-cell office:value-type="float" office:value="1745.3894" calcext:value-type="float">
            <text:p>1745.3894</text:p>
          </table:table-cell>
          <table:table-cell office:value-type="float" office:value="114292536" calcext:value-type="float">
            <text:p>114292536</text:p>
          </table:table-cell>
          <table:table-cell office:value-type="float" office:value="1745.3894" calcext:value-type="float">
            <text:p>1745.3894</text:p>
          </table:table-cell>
          <table:table-cell table:number-columns-repeated="4"/>
          <table:table-cell office:value-type="float" office:value="13645.6456456456" calcext:value-type="float">
            <text:p>13645.6456456456</text:p>
          </table:table-cell>
          <table:table-cell office:value-type="float" office:value="1745.3894" calcext:value-type="float">
            <text:p>1745.389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37.01538" calcext:value-type="float">
            <text:p>1737.01538</text:p>
          </table:table-cell>
          <table:table-cell office:value-type="float" office:value="114502616" calcext:value-type="float">
            <text:p>114502616</text:p>
          </table:table-cell>
          <table:table-cell office:value-type="float" office:value="1737.01538" calcext:value-type="float">
            <text:p>1737.01538</text:p>
          </table:table-cell>
          <table:table-cell table:number-columns-repeated="4"/>
          <table:table-cell office:value-type="float" office:value="13677.6776776777" calcext:value-type="float">
            <text:p>13677.6776776777</text:p>
          </table:table-cell>
          <table:table-cell office:value-type="float" office:value="1737.01538" calcext:value-type="float">
            <text:p>1737.0153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742" calcext:value-type="float">
            <text:p>-1742</text:p>
          </table:table-cell>
          <table:table-cell office:value-type="float" office:value="-114163712" calcext:value-type="float">
            <text:p>-114163712</text:p>
          </table:table-cell>
          <table:table-cell office:value-type="float" office:value="1736.47424" calcext:value-type="float">
            <text:p>1736.47424</text:p>
          </table:table-cell>
          <table:table-cell office:value-type="float" office:value="114440856" calcext:value-type="float">
            <text:p>114440856</text:p>
          </table:table-cell>
          <table:table-cell office:value-type="float" office:value="1736.47424" calcext:value-type="float">
            <text:p>1736.47424</text:p>
          </table:table-cell>
          <table:table-cell table:number-columns-repeated="4"/>
          <table:table-cell office:value-type="float" office:value="13709.7097097097" calcext:value-type="float">
            <text:p>13709.7097097097</text:p>
          </table:table-cell>
          <table:table-cell office:value-type="float" office:value="1736.47424" calcext:value-type="float">
            <text:p>1736.474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38.38012" calcext:value-type="float">
            <text:p>1738.38012</text:p>
          </table:table-cell>
          <table:table-cell office:value-type="float" office:value="114693408" calcext:value-type="float">
            <text:p>114693408</text:p>
          </table:table-cell>
          <table:table-cell office:value-type="float" office:value="1738.38012" calcext:value-type="float">
            <text:p>1738.38012</text:p>
          </table:table-cell>
          <table:table-cell table:number-columns-repeated="4"/>
          <table:table-cell office:value-type="float" office:value="13741.7417417417" calcext:value-type="float">
            <text:p>13741.7417417417</text:p>
          </table:table-cell>
          <table:table-cell office:value-type="float" office:value="1738.38012" calcext:value-type="float">
            <text:p>1738.380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43.00097" calcext:value-type="float">
            <text:p>1743.00097</text:p>
          </table:table-cell>
          <table:table-cell office:value-type="float" office:value="114352608" calcext:value-type="float">
            <text:p>114352608</text:p>
          </table:table-cell>
          <table:table-cell office:value-type="float" office:value="1743.00097" calcext:value-type="float">
            <text:p>1743.00097</text:p>
          </table:table-cell>
          <table:table-cell table:number-columns-repeated="4"/>
          <table:table-cell office:value-type="float" office:value="13773.7737737738" calcext:value-type="float">
            <text:p>13773.7737737738</text:p>
          </table:table-cell>
          <table:table-cell office:value-type="float" office:value="1743.00097" calcext:value-type="float">
            <text:p>1743.0009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50.33728" calcext:value-type="float">
            <text:p>1750.33728</text:p>
          </table:table-cell>
          <table:table-cell office:value-type="float" office:value="114136984" calcext:value-type="float">
            <text:p>114136984</text:p>
          </table:table-cell>
          <table:table-cell office:value-type="float" office:value="1750.33728" calcext:value-type="float">
            <text:p>1750.33728</text:p>
          </table:table-cell>
          <table:table-cell table:number-columns-repeated="4"/>
          <table:table-cell office:value-type="float" office:value="13805.8058058058" calcext:value-type="float">
            <text:p>13805.8058058058</text:p>
          </table:table-cell>
          <table:table-cell office:value-type="float" office:value="1750.33728" calcext:value-type="float">
            <text:p>1750.3372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760" calcext:value-type="float">
            <text:p>-1760</text:p>
          </table:table-cell>
          <table:table-cell office:value-type="float" office:value="-115343360" calcext:value-type="float">
            <text:p>-115343360</text:p>
          </table:table-cell>
          <table:table-cell office:value-type="float" office:value="1750.79052" calcext:value-type="float">
            <text:p>1750.79052</text:p>
          </table:table-cell>
          <table:table-cell office:value-type="float" office:value="114590672" calcext:value-type="float">
            <text:p>114590672</text:p>
          </table:table-cell>
          <table:table-cell office:value-type="float" office:value="1750.79052" calcext:value-type="float">
            <text:p>1750.79052</text:p>
          </table:table-cell>
          <table:table-cell table:number-columns-repeated="4"/>
          <table:table-cell office:value-type="float" office:value="13837.8378378378" calcext:value-type="float">
            <text:p>13837.8378378378</text:p>
          </table:table-cell>
          <table:table-cell office:value-type="float" office:value="1750.79052" calcext:value-type="float">
            <text:p>1750.7905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764" calcext:value-type="float">
            <text:p>-1764</text:p>
          </table:table-cell>
          <table:table-cell office:value-type="float" office:value="-115605504" calcext:value-type="float">
            <text:p>-115605504</text:p>
          </table:table-cell>
          <table:table-cell office:value-type="float" office:value="1756.60131" calcext:value-type="float">
            <text:p>1756.60131</text:p>
          </table:table-cell>
          <table:table-cell office:value-type="float" office:value="114723072" calcext:value-type="float">
            <text:p>114723072</text:p>
          </table:table-cell>
          <table:table-cell office:value-type="float" office:value="1756.60131" calcext:value-type="float">
            <text:p>1756.60131</text:p>
          </table:table-cell>
          <table:table-cell table:number-columns-repeated="4"/>
          <table:table-cell office:value-type="float" office:value="13869.8698698699" calcext:value-type="float">
            <text:p>13869.8698698699</text:p>
          </table:table-cell>
          <table:table-cell office:value-type="float" office:value="1756.60131" calcext:value-type="float">
            <text:p>1756.6013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768" calcext:value-type="float">
            <text:p>-1768</text:p>
          </table:table-cell>
          <table:table-cell office:value-type="float" office:value="-115867648" calcext:value-type="float">
            <text:p>-115867648</text:p>
          </table:table-cell>
          <table:table-cell office:value-type="float" office:value="1750.05981" calcext:value-type="float">
            <text:p>1750.05981</text:p>
          </table:table-cell>
          <table:table-cell office:value-type="float" office:value="114339336" calcext:value-type="float">
            <text:p>114339336</text:p>
          </table:table-cell>
          <table:table-cell office:value-type="float" office:value="1750.05981" calcext:value-type="float">
            <text:p>1750.05981</text:p>
          </table:table-cell>
          <table:table-cell table:number-columns-repeated="4"/>
          <table:table-cell office:value-type="float" office:value="13901.9019019019" calcext:value-type="float">
            <text:p>13901.9019019019</text:p>
          </table:table-cell>
          <table:table-cell office:value-type="float" office:value="1750.05981" calcext:value-type="float">
            <text:p>1750.0598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772" calcext:value-type="float">
            <text:p>-1772</text:p>
          </table:table-cell>
          <table:table-cell office:value-type="float" office:value="-116129792" calcext:value-type="float">
            <text:p>-116129792</text:p>
          </table:table-cell>
          <table:table-cell office:value-type="float" office:value="1746.10583" calcext:value-type="float">
            <text:p>1746.10583</text:p>
          </table:table-cell>
          <table:table-cell office:value-type="float" office:value="114423664" calcext:value-type="float">
            <text:p>114423664</text:p>
          </table:table-cell>
          <table:table-cell office:value-type="float" office:value="1746.10583" calcext:value-type="float">
            <text:p>1746.10583</text:p>
          </table:table-cell>
          <table:table-cell table:number-columns-repeated="4"/>
          <table:table-cell office:value-type="float" office:value="13933.9339339339" calcext:value-type="float">
            <text:p>13933.9339339339</text:p>
          </table:table-cell>
          <table:table-cell office:value-type="float" office:value="1746.10583" calcext:value-type="float">
            <text:p>1746.1058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777" calcext:value-type="float">
            <text:p>-1777</text:p>
          </table:table-cell>
          <table:table-cell office:value-type="float" office:value="-116457472" calcext:value-type="float">
            <text:p>-116457472</text:p>
          </table:table-cell>
          <table:table-cell office:value-type="float" office:value="1748.0791" calcext:value-type="float">
            <text:p>1748.0791</text:p>
          </table:table-cell>
          <table:table-cell office:value-type="float" office:value="114598296" calcext:value-type="float">
            <text:p>114598296</text:p>
          </table:table-cell>
          <table:table-cell office:value-type="float" office:value="1748.0791" calcext:value-type="float">
            <text:p>1748.0791</text:p>
          </table:table-cell>
          <table:table-cell table:number-columns-repeated="4"/>
          <table:table-cell office:value-type="float" office:value="13965.965965966" calcext:value-type="float">
            <text:p>13965.965965966</text:p>
          </table:table-cell>
          <table:table-cell office:value-type="float" office:value="1748.0791" calcext:value-type="float">
            <text:p>1748.079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52.46679" calcext:value-type="float">
            <text:p>1752.46679</text:p>
          </table:table-cell>
          <table:table-cell office:value-type="float" office:value="114788544" calcext:value-type="float">
            <text:p>114788544</text:p>
          </table:table-cell>
          <table:table-cell office:value-type="float" office:value="1752.46679" calcext:value-type="float">
            <text:p>1752.46679</text:p>
          </table:table-cell>
          <table:table-cell table:number-columns-repeated="4"/>
          <table:table-cell office:value-type="float" office:value="13997.997997998" calcext:value-type="float">
            <text:p>13997.997997998</text:p>
          </table:table-cell>
          <table:table-cell office:value-type="float" office:value="1752.46679" calcext:value-type="float">
            <text:p>1752.4667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48.7749" calcext:value-type="float">
            <text:p>1748.7749</text:p>
          </table:table-cell>
          <table:table-cell office:value-type="float" office:value="114383624" calcext:value-type="float">
            <text:p>114383624</text:p>
          </table:table-cell>
          <table:table-cell office:value-type="float" office:value="1748.7749" calcext:value-type="float">
            <text:p>1748.7749</text:p>
          </table:table-cell>
          <table:table-cell table:number-columns-repeated="4"/>
          <table:table-cell office:value-type="float" office:value="14030.03003003" calcext:value-type="float">
            <text:p>14030.03003003</text:p>
          </table:table-cell>
          <table:table-cell office:value-type="float" office:value="1748.7749" calcext:value-type="float">
            <text:p>1748.774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746.4436" calcext:value-type="float">
            <text:p>1746.4436</text:p>
          </table:table-cell>
          <table:table-cell office:value-type="float" office:value="114474568" calcext:value-type="float">
            <text:p>114474568</text:p>
          </table:table-cell>
          <table:table-cell office:value-type="float" office:value="1746.4436" calcext:value-type="float">
            <text:p>1746.4436</text:p>
          </table:table-cell>
          <table:table-cell table:number-columns-repeated="4"/>
          <table:table-cell office:value-type="float" office:value="14062.0620620621" calcext:value-type="float">
            <text:p>14062.0620620621</text:p>
          </table:table-cell>
          <table:table-cell office:value-type="float" office:value="1746.4436" calcext:value-type="float">
            <text:p>1746.443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760.34924" calcext:value-type="float">
            <text:p>1760.34924</text:p>
          </table:table-cell>
          <table:table-cell office:value-type="float" office:value="114966544" calcext:value-type="float">
            <text:p>114966544</text:p>
          </table:table-cell>
          <table:table-cell office:value-type="float" office:value="1760.34924" calcext:value-type="float">
            <text:p>1760.34924</text:p>
          </table:table-cell>
          <table:table-cell table:number-columns-repeated="4"/>
          <table:table-cell office:value-type="float" office:value="14094.0940940941" calcext:value-type="float">
            <text:p>14094.0940940941</text:p>
          </table:table-cell>
          <table:table-cell office:value-type="float" office:value="1760.34924" calcext:value-type="float">
            <text:p>1760.3492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755.05468" calcext:value-type="float">
            <text:p>1755.05468</text:p>
          </table:table-cell>
          <table:table-cell office:value-type="float" office:value="114610264" calcext:value-type="float">
            <text:p>114610264</text:p>
          </table:table-cell>
          <table:table-cell office:value-type="float" office:value="1755.05468" calcext:value-type="float">
            <text:p>1755.05468</text:p>
          </table:table-cell>
          <table:table-cell table:number-columns-repeated="4"/>
          <table:table-cell office:value-type="float" office:value="14126.1261261261" calcext:value-type="float">
            <text:p>14126.1261261261</text:p>
          </table:table-cell>
          <table:table-cell office:value-type="float" office:value="1755.05468" calcext:value-type="float">
            <text:p>1755.0546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39.24035" calcext:value-type="float">
            <text:p>1739.24035</text:p>
          </table:table-cell>
          <table:table-cell office:value-type="float" office:value="114616656" calcext:value-type="float">
            <text:p>114616656</text:p>
          </table:table-cell>
          <table:table-cell office:value-type="float" office:value="1739.24035" calcext:value-type="float">
            <text:p>1739.24035</text:p>
          </table:table-cell>
          <table:table-cell table:number-columns-repeated="4"/>
          <table:table-cell office:value-type="float" office:value="14158.1581581582" calcext:value-type="float">
            <text:p>14158.1581581582</text:p>
          </table:table-cell>
          <table:table-cell office:value-type="float" office:value="1739.24035" calcext:value-type="float">
            <text:p>1739.2403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56.23669" calcext:value-type="float">
            <text:p>1756.23669</text:p>
          </table:table-cell>
          <table:table-cell office:value-type="float" office:value="114698584" calcext:value-type="float">
            <text:p>114698584</text:p>
          </table:table-cell>
          <table:table-cell office:value-type="float" office:value="1756.23669" calcext:value-type="float">
            <text:p>1756.23669</text:p>
          </table:table-cell>
          <table:table-cell table:number-columns-repeated="4"/>
          <table:table-cell office:value-type="float" office:value="14190.1901901902" calcext:value-type="float">
            <text:p>14190.1901901902</text:p>
          </table:table-cell>
          <table:table-cell office:value-type="float" office:value="1756.23669" calcext:value-type="float">
            <text:p>1756.2366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813" calcext:value-type="float">
            <text:p>-1813</text:p>
          </table:table-cell>
          <table:table-cell office:value-type="float" office:value="-118816768" calcext:value-type="float">
            <text:p>-118816768</text:p>
          </table:table-cell>
          <table:table-cell office:value-type="float" office:value="1749.79235" calcext:value-type="float">
            <text:p>1749.79235</text:p>
          </table:table-cell>
          <table:table-cell office:value-type="float" office:value="114959680" calcext:value-type="float">
            <text:p>114959680</text:p>
          </table:table-cell>
          <table:table-cell office:value-type="float" office:value="1749.79235" calcext:value-type="float">
            <text:p>1749.79235</text:p>
          </table:table-cell>
          <table:table-cell table:number-columns-repeated="4"/>
          <table:table-cell office:value-type="float" office:value="14222.2222222222" calcext:value-type="float">
            <text:p>14222.2222222222</text:p>
          </table:table-cell>
          <table:table-cell office:value-type="float" office:value="1749.79235" calcext:value-type="float">
            <text:p>1749.7923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1747.05871" calcext:value-type="float">
            <text:p>1747.05871</text:p>
          </table:table-cell>
          <table:table-cell office:value-type="float" office:value="114503072" calcext:value-type="float">
            <text:p>114503072</text:p>
          </table:table-cell>
          <table:table-cell office:value-type="float" office:value="1747.05871" calcext:value-type="float">
            <text:p>1747.05871</text:p>
          </table:table-cell>
          <table:table-cell table:number-columns-repeated="4"/>
          <table:table-cell office:value-type="float" office:value="14254.2542542543" calcext:value-type="float">
            <text:p>14254.2542542543</text:p>
          </table:table-cell>
          <table:table-cell office:value-type="float" office:value="1747.05871" calcext:value-type="float">
            <text:p>1747.0587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816" calcext:value-type="float">
            <text:p>-1816</text:p>
          </table:table-cell>
          <table:table-cell office:value-type="float" office:value="-119013376" calcext:value-type="float">
            <text:p>-119013376</text:p>
          </table:table-cell>
          <table:table-cell office:value-type="float" office:value="1741.18395" calcext:value-type="float">
            <text:p>1741.18395</text:p>
          </table:table-cell>
          <table:table-cell office:value-type="float" office:value="114293376" calcext:value-type="float">
            <text:p>114293376</text:p>
          </table:table-cell>
          <table:table-cell office:value-type="float" office:value="1741.18395" calcext:value-type="float">
            <text:p>1741.18395</text:p>
          </table:table-cell>
          <table:table-cell table:number-columns-repeated="4"/>
          <table:table-cell office:value-type="float" office:value="14286.2862862863" calcext:value-type="float">
            <text:p>14286.2862862863</text:p>
          </table:table-cell>
          <table:table-cell office:value-type="float" office:value="1741.18395" calcext:value-type="float">
            <text:p>1741.1839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818" calcext:value-type="float">
            <text:p>-1818</text:p>
          </table:table-cell>
          <table:table-cell office:value-type="float" office:value="-119144448" calcext:value-type="float">
            <text:p>-119144448</text:p>
          </table:table-cell>
          <table:table-cell office:value-type="float" office:value="1737.47314" calcext:value-type="float">
            <text:p>1737.47314</text:p>
          </table:table-cell>
          <table:table-cell office:value-type="float" office:value="114204632" calcext:value-type="float">
            <text:p>114204632</text:p>
          </table:table-cell>
          <table:table-cell office:value-type="float" office:value="1737.47314" calcext:value-type="float">
            <text:p>1737.47314</text:p>
          </table:table-cell>
          <table:table-cell table:number-columns-repeated="4"/>
          <table:table-cell office:value-type="float" office:value="14318.3183183183" calcext:value-type="float">
            <text:p>14318.3183183183</text:p>
          </table:table-cell>
          <table:table-cell office:value-type="float" office:value="1737.47314" calcext:value-type="float">
            <text:p>1737.473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8.13171" calcext:value-type="float">
            <text:p>1758.13171</text:p>
          </table:table-cell>
          <table:table-cell office:value-type="float" office:value="114849120" calcext:value-type="float">
            <text:p>114849120</text:p>
          </table:table-cell>
          <table:table-cell office:value-type="float" office:value="1758.13171" calcext:value-type="float">
            <text:p>1758.13171</text:p>
          </table:table-cell>
          <table:table-cell table:number-columns-repeated="4"/>
          <table:table-cell office:value-type="float" office:value="14350.3503503504" calcext:value-type="float">
            <text:p>14350.3503503504</text:p>
          </table:table-cell>
          <table:table-cell office:value-type="float" office:value="1758.13171" calcext:value-type="float">
            <text:p>1758.1317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48.91943" calcext:value-type="float">
            <text:p>1748.91943</text:p>
          </table:table-cell>
          <table:table-cell office:value-type="float" office:value="114828520" calcext:value-type="float">
            <text:p>114828520</text:p>
          </table:table-cell>
          <table:table-cell office:value-type="float" office:value="1748.91943" calcext:value-type="float">
            <text:p>1748.91943</text:p>
          </table:table-cell>
          <table:table-cell table:number-columns-repeated="4"/>
          <table:table-cell office:value-type="float" office:value="14382.3823823824" calcext:value-type="float">
            <text:p>14382.3823823824</text:p>
          </table:table-cell>
          <table:table-cell office:value-type="float" office:value="1748.91943" calcext:value-type="float">
            <text:p>1748.919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823" calcext:value-type="float">
            <text:p>-1823</text:p>
          </table:table-cell>
          <table:table-cell office:value-type="float" office:value="-119472128" calcext:value-type="float">
            <text:p>-119472128</text:p>
          </table:table-cell>
          <table:table-cell office:value-type="float" office:value="1745.22521" calcext:value-type="float">
            <text:p>1745.22521</text:p>
          </table:table-cell>
          <table:table-cell office:value-type="float" office:value="114456392" calcext:value-type="float">
            <text:p>114456392</text:p>
          </table:table-cell>
          <table:table-cell office:value-type="float" office:value="1745.22521" calcext:value-type="float">
            <text:p>1745.22521</text:p>
          </table:table-cell>
          <table:table-cell table:number-columns-repeated="4"/>
          <table:table-cell office:value-type="float" office:value="14414.4144144144" calcext:value-type="float">
            <text:p>14414.4144144144</text:p>
          </table:table-cell>
          <table:table-cell office:value-type="float" office:value="1745.22521" calcext:value-type="float">
            <text:p>1745.2252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52.6975" calcext:value-type="float">
            <text:p>1752.6975</text:p>
          </table:table-cell>
          <table:table-cell office:value-type="float" office:value="114859760" calcext:value-type="float">
            <text:p>114859760</text:p>
          </table:table-cell>
          <table:table-cell office:value-type="float" office:value="1752.6975" calcext:value-type="float">
            <text:p>1752.6975</text:p>
          </table:table-cell>
          <table:table-cell table:number-columns-repeated="4"/>
          <table:table-cell office:value-type="float" office:value="14446.4464464464" calcext:value-type="float">
            <text:p>14446.4464464464</text:p>
          </table:table-cell>
          <table:table-cell office:value-type="float" office:value="1752.6975" calcext:value-type="float">
            <text:p>1752.697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39.27136" calcext:value-type="float">
            <text:p>1739.27136</text:p>
          </table:table-cell>
          <table:table-cell office:value-type="float" office:value="114416000" calcext:value-type="float">
            <text:p>114416000</text:p>
          </table:table-cell>
          <table:table-cell office:value-type="float" office:value="1739.27136" calcext:value-type="float">
            <text:p>1739.27136</text:p>
          </table:table-cell>
          <table:table-cell table:number-columns-repeated="4"/>
          <table:table-cell office:value-type="float" office:value="14478.4784784785" calcext:value-type="float">
            <text:p>14478.4784784785</text:p>
          </table:table-cell>
          <table:table-cell office:value-type="float" office:value="1739.27136" calcext:value-type="float">
            <text:p>1739.2713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823" calcext:value-type="float">
            <text:p>-1823</text:p>
          </table:table-cell>
          <table:table-cell office:value-type="float" office:value="-119472128" calcext:value-type="float">
            <text:p>-119472128</text:p>
          </table:table-cell>
          <table:table-cell office:value-type="float" office:value="1739.53881" calcext:value-type="float">
            <text:p>1739.53881</text:p>
          </table:table-cell>
          <table:table-cell office:value-type="float" office:value="114376784" calcext:value-type="float">
            <text:p>114376784</text:p>
          </table:table-cell>
          <table:table-cell office:value-type="float" office:value="1739.53881" calcext:value-type="float">
            <text:p>1739.53881</text:p>
          </table:table-cell>
          <table:table-cell table:number-columns-repeated="4"/>
          <table:table-cell office:value-type="float" office:value="14510.5105105105" calcext:value-type="float">
            <text:p>14510.5105105105</text:p>
          </table:table-cell>
          <table:table-cell office:value-type="float" office:value="1739.53881" calcext:value-type="float">
            <text:p>1739.5388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48.13159" calcext:value-type="float">
            <text:p>1748.13159</text:p>
          </table:table-cell>
          <table:table-cell office:value-type="float" office:value="114262040" calcext:value-type="float">
            <text:p>114262040</text:p>
          </table:table-cell>
          <table:table-cell office:value-type="float" office:value="1748.13159" calcext:value-type="float">
            <text:p>1748.13159</text:p>
          </table:table-cell>
          <table:table-cell table:number-columns-repeated="4"/>
          <table:table-cell office:value-type="float" office:value="14542.5425425425" calcext:value-type="float">
            <text:p>14542.5425425425</text:p>
          </table:table-cell>
          <table:table-cell office:value-type="float" office:value="1748.13159" calcext:value-type="float">
            <text:p>1748.1315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59.36193" calcext:value-type="float">
            <text:p>1759.36193</text:p>
          </table:table-cell>
          <table:table-cell office:value-type="float" office:value="114879720" calcext:value-type="float">
            <text:p>114879720</text:p>
          </table:table-cell>
          <table:table-cell office:value-type="float" office:value="1759.36193" calcext:value-type="float">
            <text:p>1759.36193</text:p>
          </table:table-cell>
          <table:table-cell table:number-columns-repeated="4"/>
          <table:table-cell office:value-type="float" office:value="14574.5745745746" calcext:value-type="float">
            <text:p>14574.5745745746</text:p>
          </table:table-cell>
          <table:table-cell office:value-type="float" office:value="1759.36193" calcext:value-type="float">
            <text:p>1759.3619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1747.14465" calcext:value-type="float">
            <text:p>1747.14465</text:p>
          </table:table-cell>
          <table:table-cell office:value-type="float" office:value="114695808" calcext:value-type="float">
            <text:p>114695808</text:p>
          </table:table-cell>
          <table:table-cell office:value-type="float" office:value="1747.14465" calcext:value-type="float">
            <text:p>1747.14465</text:p>
          </table:table-cell>
          <table:table-cell table:number-columns-repeated="4"/>
          <table:table-cell office:value-type="float" office:value="14606.6066066066" calcext:value-type="float">
            <text:p>14606.6066066066</text:p>
          </table:table-cell>
          <table:table-cell office:value-type="float" office:value="1747.14465" calcext:value-type="float">
            <text:p>1747.1446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812" calcext:value-type="float">
            <text:p>-1812</text:p>
          </table:table-cell>
          <table:table-cell office:value-type="float" office:value="-118751232" calcext:value-type="float">
            <text:p>-118751232</text:p>
          </table:table-cell>
          <table:table-cell office:value-type="float" office:value="1742.35412" calcext:value-type="float">
            <text:p>1742.35412</text:p>
          </table:table-cell>
          <table:table-cell office:value-type="float" office:value="114374048" calcext:value-type="float">
            <text:p>114374048</text:p>
          </table:table-cell>
          <table:table-cell office:value-type="float" office:value="1742.35412" calcext:value-type="float">
            <text:p>1742.35412</text:p>
          </table:table-cell>
          <table:table-cell table:number-columns-repeated="4"/>
          <table:table-cell office:value-type="float" office:value="14638.6386386386" calcext:value-type="float">
            <text:p>14638.6386386386</text:p>
          </table:table-cell>
          <table:table-cell office:value-type="float" office:value="1742.35412" calcext:value-type="float">
            <text:p>1742.354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38.03076" calcext:value-type="float">
            <text:p>1738.03076</text:p>
          </table:table-cell>
          <table:table-cell office:value-type="float" office:value="114242608" calcext:value-type="float">
            <text:p>114242608</text:p>
          </table:table-cell>
          <table:table-cell office:value-type="float" office:value="1738.03076" calcext:value-type="float">
            <text:p>1738.03076</text:p>
          </table:table-cell>
          <table:table-cell table:number-columns-repeated="4"/>
          <table:table-cell office:value-type="float" office:value="14670.6706706707" calcext:value-type="float">
            <text:p>14670.6706706707</text:p>
          </table:table-cell>
          <table:table-cell office:value-type="float" office:value="1738.03076" calcext:value-type="float">
            <text:p>1738.0307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8.20043" calcext:value-type="float">
            <text:p>1748.20043</text:p>
          </table:table-cell>
          <table:table-cell office:value-type="float" office:value="114231784" calcext:value-type="float">
            <text:p>114231784</text:p>
          </table:table-cell>
          <table:table-cell office:value-type="float" office:value="1748.20043" calcext:value-type="float">
            <text:p>1748.20043</text:p>
          </table:table-cell>
          <table:table-cell table:number-columns-repeated="4"/>
          <table:table-cell office:value-type="float" office:value="14702.7027027027" calcext:value-type="float">
            <text:p>14702.7027027027</text:p>
          </table:table-cell>
          <table:table-cell office:value-type="float" office:value="1748.20043" calcext:value-type="float">
            <text:p>1748.2004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41.84045" calcext:value-type="float">
            <text:p>1741.84045</text:p>
          </table:table-cell>
          <table:table-cell office:value-type="float" office:value="114463552" calcext:value-type="float">
            <text:p>114463552</text:p>
          </table:table-cell>
          <table:table-cell office:value-type="float" office:value="1741.84045" calcext:value-type="float">
            <text:p>1741.84045</text:p>
          </table:table-cell>
          <table:table-cell table:number-columns-repeated="4"/>
          <table:table-cell office:value-type="float" office:value="14734.7347347347" calcext:value-type="float">
            <text:p>14734.7347347347</text:p>
          </table:table-cell>
          <table:table-cell office:value-type="float" office:value="1741.84045" calcext:value-type="float">
            <text:p>1741.8404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42.74975" calcext:value-type="float">
            <text:p>1742.74975</text:p>
          </table:table-cell>
          <table:table-cell office:value-type="float" office:value="114735528" calcext:value-type="float">
            <text:p>114735528</text:p>
          </table:table-cell>
          <table:table-cell office:value-type="float" office:value="1742.74975" calcext:value-type="float">
            <text:p>1742.74975</text:p>
          </table:table-cell>
          <table:table-cell table:number-columns-repeated="4"/>
          <table:table-cell office:value-type="float" office:value="14766.7667667668" calcext:value-type="float">
            <text:p>14766.7667667668</text:p>
          </table:table-cell>
          <table:table-cell office:value-type="float" office:value="1742.74975" calcext:value-type="float">
            <text:p>1742.7497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783" calcext:value-type="float">
            <text:p>-1783</text:p>
          </table:table-cell>
          <table:table-cell office:value-type="float" office:value="-116850688" calcext:value-type="float">
            <text:p>-116850688</text:p>
          </table:table-cell>
          <table:table-cell office:value-type="float" office:value="1770.2976" calcext:value-type="float">
            <text:p>1770.2976</text:p>
          </table:table-cell>
          <table:table-cell office:value-type="float" office:value="114835392" calcext:value-type="float">
            <text:p>114835392</text:p>
          </table:table-cell>
          <table:table-cell office:value-type="float" office:value="1770.2976" calcext:value-type="float">
            <text:p>1770.2976</text:p>
          </table:table-cell>
          <table:table-cell table:number-columns-repeated="4"/>
          <table:table-cell office:value-type="float" office:value="14798.7987987988" calcext:value-type="float">
            <text:p>14798.7987987988</text:p>
          </table:table-cell>
          <table:table-cell office:value-type="float" office:value="1770.2976" calcext:value-type="float">
            <text:p>1770.297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776" calcext:value-type="float">
            <text:p>-1776</text:p>
          </table:table-cell>
          <table:table-cell office:value-type="float" office:value="-116391936" calcext:value-type="float">
            <text:p>-116391936</text:p>
          </table:table-cell>
          <table:table-cell office:value-type="float" office:value="1732.29821" calcext:value-type="float">
            <text:p>1732.29821</text:p>
          </table:table-cell>
          <table:table-cell office:value-type="float" office:value="114472856" calcext:value-type="float">
            <text:p>114472856</text:p>
          </table:table-cell>
          <table:table-cell office:value-type="float" office:value="1732.29821" calcext:value-type="float">
            <text:p>1732.29821</text:p>
          </table:table-cell>
          <table:table-cell table:number-columns-repeated="4"/>
          <table:table-cell office:value-type="float" office:value="14830.8308308308" calcext:value-type="float">
            <text:p>14830.8308308308</text:p>
          </table:table-cell>
          <table:table-cell office:value-type="float" office:value="1732.29821" calcext:value-type="float">
            <text:p>1732.2982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768" calcext:value-type="float">
            <text:p>-1768</text:p>
          </table:table-cell>
          <table:table-cell office:value-type="float" office:value="-115867648" calcext:value-type="float">
            <text:p>-115867648</text:p>
          </table:table-cell>
          <table:table-cell office:value-type="float" office:value="1741.56225" calcext:value-type="float">
            <text:p>1741.56225</text:p>
          </table:table-cell>
          <table:table-cell office:value-type="float" office:value="114179672" calcext:value-type="float">
            <text:p>114179672</text:p>
          </table:table-cell>
          <table:table-cell office:value-type="float" office:value="1741.56225" calcext:value-type="float">
            <text:p>1741.56225</text:p>
          </table:table-cell>
          <table:table-cell table:number-columns-repeated="4"/>
          <table:table-cell office:value-type="float" office:value="14862.8628628629" calcext:value-type="float">
            <text:p>14862.8628628629</text:p>
          </table:table-cell>
          <table:table-cell office:value-type="float" office:value="1741.56225" calcext:value-type="float">
            <text:p>1741.562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46.03479" calcext:value-type="float">
            <text:p>1746.03479</text:p>
          </table:table-cell>
          <table:table-cell office:value-type="float" office:value="114146832" calcext:value-type="float">
            <text:p>114146832</text:p>
          </table:table-cell>
          <table:table-cell office:value-type="float" office:value="1746.03479" calcext:value-type="float">
            <text:p>1746.03479</text:p>
          </table:table-cell>
          <table:table-cell table:number-columns-repeated="4"/>
          <table:table-cell office:value-type="float" office:value="14894.8948948949" calcext:value-type="float">
            <text:p>14894.8948948949</text:p>
          </table:table-cell>
          <table:table-cell office:value-type="float" office:value="1746.03479" calcext:value-type="float">
            <text:p>1746.0347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754" calcext:value-type="float">
            <text:p>-1754</text:p>
          </table:table-cell>
          <table:table-cell office:value-type="float" office:value="-114950144" calcext:value-type="float">
            <text:p>-114950144</text:p>
          </table:table-cell>
          <table:table-cell office:value-type="float" office:value="1743.50732" calcext:value-type="float">
            <text:p>1743.50732</text:p>
          </table:table-cell>
          <table:table-cell office:value-type="float" office:value="114451840" calcext:value-type="float">
            <text:p>114451840</text:p>
          </table:table-cell>
          <table:table-cell office:value-type="float" office:value="1743.50732" calcext:value-type="float">
            <text:p>1743.50732</text:p>
          </table:table-cell>
          <table:table-cell table:number-columns-repeated="4"/>
          <table:table-cell office:value-type="float" office:value="14926.9269269269" calcext:value-type="float">
            <text:p>14926.9269269269</text:p>
          </table:table-cell>
          <table:table-cell office:value-type="float" office:value="1743.50732" calcext:value-type="float">
            <text:p>1743.5073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53.33105" calcext:value-type="float">
            <text:p>1753.33105</text:p>
          </table:table-cell>
          <table:table-cell office:value-type="float" office:value="114371624" calcext:value-type="float">
            <text:p>114371624</text:p>
          </table:table-cell>
          <table:table-cell office:value-type="float" office:value="1753.33105" calcext:value-type="float">
            <text:p>1753.33105</text:p>
          </table:table-cell>
          <table:table-cell table:number-columns-repeated="4"/>
          <table:table-cell office:value-type="float" office:value="14958.958958959" calcext:value-type="float">
            <text:p>14958.958958959</text:p>
          </table:table-cell>
          <table:table-cell office:value-type="float" office:value="1753.33105" calcext:value-type="float">
            <text:p>1753.3310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739" calcext:value-type="float">
            <text:p>-1739</text:p>
          </table:table-cell>
          <table:table-cell office:value-type="float" office:value="-113967104" calcext:value-type="float">
            <text:p>-113967104</text:p>
          </table:table-cell>
          <table:table-cell office:value-type="float" office:value="1750.66149" calcext:value-type="float">
            <text:p>1750.66149</text:p>
          </table:table-cell>
          <table:table-cell office:value-type="float" office:value="114556880" calcext:value-type="float">
            <text:p>114556880</text:p>
          </table:table-cell>
          <table:table-cell office:value-type="float" office:value="1750.66149" calcext:value-type="float">
            <text:p>1750.66149</text:p>
          </table:table-cell>
          <table:table-cell table:number-columns-repeated="4"/>
          <table:table-cell office:value-type="float" office:value="14990.990990991" calcext:value-type="float">
            <text:p>14990.990990991</text:p>
          </table:table-cell>
          <table:table-cell office:value-type="float" office:value="1750.66149" calcext:value-type="float">
            <text:p>1750.6614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49.99682" calcext:value-type="float">
            <text:p>1749.99682</text:p>
          </table:table-cell>
          <table:table-cell office:value-type="float" office:value="114554968" calcext:value-type="float">
            <text:p>114554968</text:p>
          </table:table-cell>
          <table:table-cell office:value-type="float" office:value="1749.99682" calcext:value-type="float">
            <text:p>1749.99682</text:p>
          </table:table-cell>
          <table:table-cell table:number-columns-repeated="4"/>
          <table:table-cell office:value-type="float" office:value="15023.023023023" calcext:value-type="float">
            <text:p>15023.023023023</text:p>
          </table:table-cell>
          <table:table-cell office:value-type="float" office:value="1749.99682" calcext:value-type="float">
            <text:p>1749.9968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724" calcext:value-type="float">
            <text:p>-1724</text:p>
          </table:table-cell>
          <table:table-cell office:value-type="float" office:value="-112984064" calcext:value-type="float">
            <text:p>-112984064</text:p>
          </table:table-cell>
          <table:table-cell office:value-type="float" office:value="1746.03991" calcext:value-type="float">
            <text:p>1746.03991</text:p>
          </table:table-cell>
          <table:table-cell office:value-type="float" office:value="114444656" calcext:value-type="float">
            <text:p>114444656</text:p>
          </table:table-cell>
          <table:table-cell office:value-type="float" office:value="1746.03991" calcext:value-type="float">
            <text:p>1746.03991</text:p>
          </table:table-cell>
          <table:table-cell table:number-columns-repeated="4"/>
          <table:table-cell office:value-type="float" office:value="15055.0550550551" calcext:value-type="float">
            <text:p>15055.0550550551</text:p>
          </table:table-cell>
          <table:table-cell office:value-type="float" office:value="1746.03991" calcext:value-type="float">
            <text:p>1746.0399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40.3142" calcext:value-type="float">
            <text:p>1740.3142</text:p>
          </table:table-cell>
          <table:table-cell office:value-type="float" office:value="114595592" calcext:value-type="float">
            <text:p>114595592</text:p>
          </table:table-cell>
          <table:table-cell office:value-type="float" office:value="1740.3142" calcext:value-type="float">
            <text:p>1740.3142</text:p>
          </table:table-cell>
          <table:table-cell table:number-columns-repeated="4"/>
          <table:table-cell office:value-type="float" office:value="15087.0870870871" calcext:value-type="float">
            <text:p>15087.0870870871</text:p>
          </table:table-cell>
          <table:table-cell office:value-type="float" office:value="1740.3142" calcext:value-type="float">
            <text:p>1740.314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54.23229" calcext:value-type="float">
            <text:p>1754.23229</text:p>
          </table:table-cell>
          <table:table-cell office:value-type="float" office:value="114168144" calcext:value-type="float">
            <text:p>114168144</text:p>
          </table:table-cell>
          <table:table-cell office:value-type="float" office:value="1754.23229" calcext:value-type="float">
            <text:p>1754.23229</text:p>
          </table:table-cell>
          <table:table-cell table:number-columns-repeated="4"/>
          <table:table-cell office:value-type="float" office:value="15119.1191191191" calcext:value-type="float">
            <text:p>15119.1191191191</text:p>
          </table:table-cell>
          <table:table-cell office:value-type="float" office:value="1754.23229" calcext:value-type="float">
            <text:p>1754.2322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703" calcext:value-type="float">
            <text:p>-1703</text:p>
          </table:table-cell>
          <table:table-cell office:value-type="float" office:value="-111607808" calcext:value-type="float">
            <text:p>-111607808</text:p>
          </table:table-cell>
          <table:table-cell office:value-type="float" office:value="1741.20666" calcext:value-type="float">
            <text:p>1741.20666</text:p>
          </table:table-cell>
          <table:table-cell office:value-type="float" office:value="114327008" calcext:value-type="float">
            <text:p>114327008</text:p>
          </table:table-cell>
          <table:table-cell office:value-type="float" office:value="1741.20666" calcext:value-type="float">
            <text:p>1741.20666</text:p>
          </table:table-cell>
          <table:table-cell table:number-columns-repeated="4"/>
          <table:table-cell office:value-type="float" office:value="15151.1511511512" calcext:value-type="float">
            <text:p>15151.1511511512</text:p>
          </table:table-cell>
          <table:table-cell office:value-type="float" office:value="1741.20666" calcext:value-type="float">
            <text:p>1741.2066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696" calcext:value-type="float">
            <text:p>-1696</text:p>
          </table:table-cell>
          <table:table-cell office:value-type="float" office:value="-111149056" calcext:value-type="float">
            <text:p>-111149056</text:p>
          </table:table-cell>
          <table:table-cell office:value-type="float" office:value="1758.28356" calcext:value-type="float">
            <text:p>1758.28356</text:p>
          </table:table-cell>
          <table:table-cell office:value-type="float" office:value="114424904" calcext:value-type="float">
            <text:p>114424904</text:p>
          </table:table-cell>
          <table:table-cell office:value-type="float" office:value="1758.28356" calcext:value-type="float">
            <text:p>1758.28356</text:p>
          </table:table-cell>
          <table:table-cell table:number-columns-repeated="4"/>
          <table:table-cell office:value-type="float" office:value="15183.1831831832" calcext:value-type="float">
            <text:p>15183.1831831832</text:p>
          </table:table-cell>
          <table:table-cell office:value-type="float" office:value="1758.28356" calcext:value-type="float">
            <text:p>1758.2835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688" calcext:value-type="float">
            <text:p>-1688</text:p>
          </table:table-cell>
          <table:table-cell office:value-type="float" office:value="-110624768" calcext:value-type="float">
            <text:p>-110624768</text:p>
          </table:table-cell>
          <table:table-cell office:value-type="float" office:value="1753.9923" calcext:value-type="float">
            <text:p>1753.9923</text:p>
          </table:table-cell>
          <table:table-cell office:value-type="float" office:value="114439976" calcext:value-type="float">
            <text:p>114439976</text:p>
          </table:table-cell>
          <table:table-cell office:value-type="float" office:value="1753.9923" calcext:value-type="float">
            <text:p>1753.9923</text:p>
          </table:table-cell>
          <table:table-cell table:number-columns-repeated="4"/>
          <table:table-cell office:value-type="float" office:value="15215.2152152152" calcext:value-type="float">
            <text:p>15215.2152152152</text:p>
          </table:table-cell>
          <table:table-cell office:value-type="float" office:value="1753.9923" calcext:value-type="float">
            <text:p>1753.992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679" calcext:value-type="float">
            <text:p>-1679</text:p>
          </table:table-cell>
          <table:table-cell office:value-type="float" office:value="-110034944" calcext:value-type="float">
            <text:p>-110034944</text:p>
          </table:table-cell>
          <table:table-cell office:value-type="float" office:value="1743.42614" calcext:value-type="float">
            <text:p>1743.42614</text:p>
          </table:table-cell>
          <table:table-cell office:value-type="float" office:value="114660680" calcext:value-type="float">
            <text:p>114660680</text:p>
          </table:table-cell>
          <table:table-cell office:value-type="float" office:value="1743.42614" calcext:value-type="float">
            <text:p>1743.42614</text:p>
          </table:table-cell>
          <table:table-cell table:number-columns-repeated="4"/>
          <table:table-cell office:value-type="float" office:value="15247.2472472472" calcext:value-type="float">
            <text:p>15247.2472472472</text:p>
          </table:table-cell>
          <table:table-cell office:value-type="float" office:value="1743.42614" calcext:value-type="float">
            <text:p>1743.4261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672" calcext:value-type="float">
            <text:p>-1672</text:p>
          </table:table-cell>
          <table:table-cell office:value-type="float" office:value="-109576192" calcext:value-type="float">
            <text:p>-109576192</text:p>
          </table:table-cell>
          <table:table-cell office:value-type="float" office:value="1739.49511" calcext:value-type="float">
            <text:p>1739.49511</text:p>
          </table:table-cell>
          <table:table-cell office:value-type="float" office:value="114271400" calcext:value-type="float">
            <text:p>114271400</text:p>
          </table:table-cell>
          <table:table-cell office:value-type="float" office:value="1739.49511" calcext:value-type="float">
            <text:p>1739.49511</text:p>
          </table:table-cell>
          <table:table-cell table:number-columns-repeated="4"/>
          <table:table-cell office:value-type="float" office:value="15279.2792792793" calcext:value-type="float">
            <text:p>15279.2792792793</text:p>
          </table:table-cell>
          <table:table-cell office:value-type="float" office:value="1739.49511" calcext:value-type="float">
            <text:p>1739.4951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667" calcext:value-type="float">
            <text:p>-1667</text:p>
          </table:table-cell>
          <table:table-cell office:value-type="float" office:value="-109248512" calcext:value-type="float">
            <text:p>-109248512</text:p>
          </table:table-cell>
          <table:table-cell office:value-type="float" office:value="1746.4635" calcext:value-type="float">
            <text:p>1746.4635</text:p>
          </table:table-cell>
          <table:table-cell office:value-type="float" office:value="114566984" calcext:value-type="float">
            <text:p>114566984</text:p>
          </table:table-cell>
          <table:table-cell office:value-type="float" office:value="1746.4635" calcext:value-type="float">
            <text:p>1746.4635</text:p>
          </table:table-cell>
          <table:table-cell table:number-columns-repeated="4"/>
          <table:table-cell office:value-type="float" office:value="15311.3113113113" calcext:value-type="float">
            <text:p>15311.3113113113</text:p>
          </table:table-cell>
          <table:table-cell office:value-type="float" office:value="1746.4635" calcext:value-type="float">
            <text:p>1746.463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662" calcext:value-type="float">
            <text:p>-1662</text:p>
          </table:table-cell>
          <table:table-cell office:value-type="float" office:value="-108920832" calcext:value-type="float">
            <text:p>-108920832</text:p>
          </table:table-cell>
          <table:table-cell office:value-type="float" office:value="1740.88342" calcext:value-type="float">
            <text:p>1740.88342</text:p>
          </table:table-cell>
          <table:table-cell office:value-type="float" office:value="114322088" calcext:value-type="float">
            <text:p>114322088</text:p>
          </table:table-cell>
          <table:table-cell office:value-type="float" office:value="1740.88342" calcext:value-type="float">
            <text:p>1740.88342</text:p>
          </table:table-cell>
          <table:table-cell table:number-columns-repeated="4"/>
          <table:table-cell office:value-type="float" office:value="15343.3433433433" calcext:value-type="float">
            <text:p>15343.3433433433</text:p>
          </table:table-cell>
          <table:table-cell office:value-type="float" office:value="1740.88342" calcext:value-type="float">
            <text:p>1740.8834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656" calcext:value-type="float">
            <text:p>-1656</text:p>
          </table:table-cell>
          <table:table-cell office:value-type="float" office:value="-108527616" calcext:value-type="float">
            <text:p>-108527616</text:p>
          </table:table-cell>
          <table:table-cell office:value-type="float" office:value="1738.52636" calcext:value-type="float">
            <text:p>1738.52636</text:p>
          </table:table-cell>
          <table:table-cell office:value-type="float" office:value="114522808" calcext:value-type="float">
            <text:p>114522808</text:p>
          </table:table-cell>
          <table:table-cell office:value-type="float" office:value="1738.52636" calcext:value-type="float">
            <text:p>1738.52636</text:p>
          </table:table-cell>
          <table:table-cell table:number-columns-repeated="4"/>
          <table:table-cell office:value-type="float" office:value="15375.3753753754" calcext:value-type="float">
            <text:p>15375.3753753754</text:p>
          </table:table-cell>
          <table:table-cell office:value-type="float" office:value="1738.52636" calcext:value-type="float">
            <text:p>1738.5263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651" calcext:value-type="float">
            <text:p>-1651</text:p>
          </table:table-cell>
          <table:table-cell office:value-type="float" office:value="-108199936" calcext:value-type="float">
            <text:p>-108199936</text:p>
          </table:table-cell>
          <table:table-cell office:value-type="float" office:value="1752.59887" calcext:value-type="float">
            <text:p>1752.59887</text:p>
          </table:table-cell>
          <table:table-cell office:value-type="float" office:value="114439672" calcext:value-type="float">
            <text:p>114439672</text:p>
          </table:table-cell>
          <table:table-cell office:value-type="float" office:value="1752.59887" calcext:value-type="float">
            <text:p>1752.59887</text:p>
          </table:table-cell>
          <table:table-cell table:number-columns-repeated="4"/>
          <table:table-cell office:value-type="float" office:value="15407.4074074074" calcext:value-type="float">
            <text:p>15407.4074074074</text:p>
          </table:table-cell>
          <table:table-cell office:value-type="float" office:value="1752.59887" calcext:value-type="float">
            <text:p>1752.598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647" calcext:value-type="float">
            <text:p>-1647</text:p>
          </table:table-cell>
          <table:table-cell office:value-type="float" office:value="-107937792" calcext:value-type="float">
            <text:p>-107937792</text:p>
          </table:table-cell>
          <table:table-cell office:value-type="float" office:value="1750.2987" calcext:value-type="float">
            <text:p>1750.2987</text:p>
          </table:table-cell>
          <table:table-cell office:value-type="float" office:value="114401752" calcext:value-type="float">
            <text:p>114401752</text:p>
          </table:table-cell>
          <table:table-cell office:value-type="float" office:value="1750.2987" calcext:value-type="float">
            <text:p>1750.2987</text:p>
          </table:table-cell>
          <table:table-cell table:number-columns-repeated="4"/>
          <table:table-cell office:value-type="float" office:value="15439.4394394394" calcext:value-type="float">
            <text:p>15439.4394394394</text:p>
          </table:table-cell>
          <table:table-cell office:value-type="float" office:value="1750.2987" calcext:value-type="float">
            <text:p>1750.298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643" calcext:value-type="float">
            <text:p>-1643</text:p>
          </table:table-cell>
          <table:table-cell office:value-type="float" office:value="-107675648" calcext:value-type="float">
            <text:p>-107675648</text:p>
          </table:table-cell>
          <table:table-cell office:value-type="float" office:value="1744.07678" calcext:value-type="float">
            <text:p>1744.07678</text:p>
          </table:table-cell>
          <table:table-cell office:value-type="float" office:value="114297496" calcext:value-type="float">
            <text:p>114297496</text:p>
          </table:table-cell>
          <table:table-cell office:value-type="float" office:value="1744.07678" calcext:value-type="float">
            <text:p>1744.07678</text:p>
          </table:table-cell>
          <table:table-cell table:number-columns-repeated="4"/>
          <table:table-cell office:value-type="float" office:value="15471.4714714715" calcext:value-type="float">
            <text:p>15471.4714714715</text:p>
          </table:table-cell>
          <table:table-cell office:value-type="float" office:value="1744.07678" calcext:value-type="float">
            <text:p>1744.0767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744.71899" calcext:value-type="float">
            <text:p>1744.71899</text:p>
          </table:table-cell>
          <table:table-cell office:value-type="float" office:value="114512608" calcext:value-type="float">
            <text:p>114512608</text:p>
          </table:table-cell>
          <table:table-cell office:value-type="float" office:value="1744.71899" calcext:value-type="float">
            <text:p>1744.71899</text:p>
          </table:table-cell>
          <table:table-cell table:number-columns-repeated="4"/>
          <table:table-cell office:value-type="float" office:value="15503.5035035035" calcext:value-type="float">
            <text:p>15503.5035035035</text:p>
          </table:table-cell>
          <table:table-cell office:value-type="float" office:value="1744.71899" calcext:value-type="float">
            <text:p>1744.7189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638" calcext:value-type="float">
            <text:p>-1638</text:p>
          </table:table-cell>
          <table:table-cell office:value-type="float" office:value="-107347968" calcext:value-type="float">
            <text:p>-107347968</text:p>
          </table:table-cell>
          <table:table-cell office:value-type="float" office:value="1740.69226" calcext:value-type="float">
            <text:p>1740.69226</text:p>
          </table:table-cell>
          <table:table-cell office:value-type="float" office:value="114356952" calcext:value-type="float">
            <text:p>114356952</text:p>
          </table:table-cell>
          <table:table-cell office:value-type="float" office:value="1740.69226" calcext:value-type="float">
            <text:p>1740.69226</text:p>
          </table:table-cell>
          <table:table-cell table:number-columns-repeated="4"/>
          <table:table-cell office:value-type="float" office:value="15535.5355355355" calcext:value-type="float">
            <text:p>15535.5355355355</text:p>
          </table:table-cell>
          <table:table-cell office:value-type="float" office:value="1740.69226" calcext:value-type="float">
            <text:p>1740.6922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39.5332" calcext:value-type="float">
            <text:p>1739.5332</text:p>
          </table:table-cell>
          <table:table-cell office:value-type="float" office:value="114216544" calcext:value-type="float">
            <text:p>114216544</text:p>
          </table:table-cell>
          <table:table-cell office:value-type="float" office:value="1739.5332" calcext:value-type="float">
            <text:p>1739.5332</text:p>
          </table:table-cell>
          <table:table-cell table:number-columns-repeated="4"/>
          <table:table-cell office:value-type="float" office:value="15567.5675675676" calcext:value-type="float">
            <text:p>15567.5675675676</text:p>
          </table:table-cell>
          <table:table-cell office:value-type="float" office:value="1739.5332" calcext:value-type="float">
            <text:p>1739.533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9.16369" calcext:value-type="float">
            <text:p>1749.16369</text:p>
          </table:table-cell>
          <table:table-cell office:value-type="float" office:value="114335144" calcext:value-type="float">
            <text:p>114335144</text:p>
          </table:table-cell>
          <table:table-cell office:value-type="float" office:value="1749.16369" calcext:value-type="float">
            <text:p>1749.16369</text:p>
          </table:table-cell>
          <table:table-cell table:number-columns-repeated="4"/>
          <table:table-cell office:value-type="float" office:value="15599.5995995996" calcext:value-type="float">
            <text:p>15599.5995995996</text:p>
          </table:table-cell>
          <table:table-cell office:value-type="float" office:value="1749.16369" calcext:value-type="float">
            <text:p>1749.1636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47.63049" calcext:value-type="float">
            <text:p>1747.63049</text:p>
          </table:table-cell>
          <table:table-cell office:value-type="float" office:value="114472368" calcext:value-type="float">
            <text:p>114472368</text:p>
          </table:table-cell>
          <table:table-cell office:value-type="float" office:value="1747.63049" calcext:value-type="float">
            <text:p>1747.63049</text:p>
          </table:table-cell>
          <table:table-cell table:number-columns-repeated="4"/>
          <table:table-cell office:value-type="float" office:value="15631.6316316316" calcext:value-type="float">
            <text:p>15631.6316316316</text:p>
          </table:table-cell>
          <table:table-cell office:value-type="float" office:value="1747.63049" calcext:value-type="float">
            <text:p>1747.6304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4.47521" calcext:value-type="float">
            <text:p>1744.47521</text:p>
          </table:table-cell>
          <table:table-cell office:value-type="float" office:value="114293872" calcext:value-type="float">
            <text:p>114293872</text:p>
          </table:table-cell>
          <table:table-cell office:value-type="float" office:value="1744.47521" calcext:value-type="float">
            <text:p>1744.47521</text:p>
          </table:table-cell>
          <table:table-cell table:number-columns-repeated="4"/>
          <table:table-cell office:value-type="float" office:value="15663.6636636637" calcext:value-type="float">
            <text:p>15663.6636636637</text:p>
          </table:table-cell>
          <table:table-cell office:value-type="float" office:value="1744.47521" calcext:value-type="float">
            <text:p>1744.475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8.98278" calcext:value-type="float">
            <text:p>1748.98278</text:p>
          </table:table-cell>
          <table:table-cell office:value-type="float" office:value="114422664" calcext:value-type="float">
            <text:p>114422664</text:p>
          </table:table-cell>
          <table:table-cell office:value-type="float" office:value="1748.98278" calcext:value-type="float">
            <text:p>1748.98278</text:p>
          </table:table-cell>
          <table:table-cell table:number-columns-repeated="4"/>
          <table:table-cell office:value-type="float" office:value="15695.6956956957" calcext:value-type="float">
            <text:p>15695.6956956957</text:p>
          </table:table-cell>
          <table:table-cell office:value-type="float" office:value="1748.98278" calcext:value-type="float">
            <text:p>1748.982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50.11596" calcext:value-type="float">
            <text:p>1750.11596</text:p>
          </table:table-cell>
          <table:table-cell office:value-type="float" office:value="114401824" calcext:value-type="float">
            <text:p>114401824</text:p>
          </table:table-cell>
          <table:table-cell office:value-type="float" office:value="1750.11596" calcext:value-type="float">
            <text:p>1750.11596</text:p>
          </table:table-cell>
          <table:table-cell table:number-columns-repeated="4"/>
          <table:table-cell office:value-type="float" office:value="15727.7277277277" calcext:value-type="float">
            <text:p>15727.7277277277</text:p>
          </table:table-cell>
          <table:table-cell office:value-type="float" office:value="1750.11596" calcext:value-type="float">
            <text:p>1750.1159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747.10876" calcext:value-type="float">
            <text:p>1747.10876</text:p>
          </table:table-cell>
          <table:table-cell office:value-type="float" office:value="114326264" calcext:value-type="float">
            <text:p>114326264</text:p>
          </table:table-cell>
          <table:table-cell office:value-type="float" office:value="1747.10876" calcext:value-type="float">
            <text:p>1747.10876</text:p>
          </table:table-cell>
          <table:table-cell table:number-columns-repeated="4"/>
          <table:table-cell office:value-type="float" office:value="15759.7597597598" calcext:value-type="float">
            <text:p>15759.7597597598</text:p>
          </table:table-cell>
          <table:table-cell office:value-type="float" office:value="1747.10876" calcext:value-type="float">
            <text:p>1747.1087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745.95642" calcext:value-type="float">
            <text:p>1745.95642</text:p>
          </table:table-cell>
          <table:table-cell office:value-type="float" office:value="114394880" calcext:value-type="float">
            <text:p>114394880</text:p>
          </table:table-cell>
          <table:table-cell office:value-type="float" office:value="1745.95642" calcext:value-type="float">
            <text:p>1745.95642</text:p>
          </table:table-cell>
          <table:table-cell table:number-columns-repeated="4"/>
          <table:table-cell office:value-type="float" office:value="15791.7917917918" calcext:value-type="float">
            <text:p>15791.7917917918</text:p>
          </table:table-cell>
          <table:table-cell office:value-type="float" office:value="1745.95642" calcext:value-type="float">
            <text:p>1745.9564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649" calcext:value-type="float">
            <text:p>-1649</text:p>
          </table:table-cell>
          <table:table-cell office:value-type="float" office:value="-108068864" calcext:value-type="float">
            <text:p>-108068864</text:p>
          </table:table-cell>
          <table:table-cell office:value-type="float" office:value="1762.04077" calcext:value-type="float">
            <text:p>1762.04077</text:p>
          </table:table-cell>
          <table:table-cell office:value-type="float" office:value="114457888" calcext:value-type="float">
            <text:p>114457888</text:p>
          </table:table-cell>
          <table:table-cell office:value-type="float" office:value="1762.04077" calcext:value-type="float">
            <text:p>1762.04077</text:p>
          </table:table-cell>
          <table:table-cell table:number-columns-repeated="4"/>
          <table:table-cell office:value-type="float" office:value="15823.8238238238" calcext:value-type="float">
            <text:p>15823.8238238238</text:p>
          </table:table-cell>
          <table:table-cell office:value-type="float" office:value="1762.04077" calcext:value-type="float">
            <text:p>1762.0407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54" calcext:value-type="float">
            <text:p>-1654</text:p>
          </table:table-cell>
          <table:table-cell office:value-type="float" office:value="-108396544" calcext:value-type="float">
            <text:p>-108396544</text:p>
          </table:table-cell>
          <table:table-cell office:value-type="float" office:value="1739.91442" calcext:value-type="float">
            <text:p>1739.91442</text:p>
          </table:table-cell>
          <table:table-cell office:value-type="float" office:value="114542240" calcext:value-type="float">
            <text:p>114542240</text:p>
          </table:table-cell>
          <table:table-cell office:value-type="float" office:value="1739.91442" calcext:value-type="float">
            <text:p>1739.91442</text:p>
          </table:table-cell>
          <table:table-cell table:number-columns-repeated="4"/>
          <table:table-cell office:value-type="float" office:value="15855.8558558559" calcext:value-type="float">
            <text:p>15855.8558558559</text:p>
          </table:table-cell>
          <table:table-cell office:value-type="float" office:value="1739.91442" calcext:value-type="float">
            <text:p>1739.9144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660" calcext:value-type="float">
            <text:p>-1660</text:p>
          </table:table-cell>
          <table:table-cell office:value-type="float" office:value="-108789760" calcext:value-type="float">
            <text:p>-108789760</text:p>
          </table:table-cell>
          <table:table-cell office:value-type="float" office:value="1748.67309" calcext:value-type="float">
            <text:p>1748.67309</text:p>
          </table:table-cell>
          <table:table-cell office:value-type="float" office:value="114532504" calcext:value-type="float">
            <text:p>114532504</text:p>
          </table:table-cell>
          <table:table-cell office:value-type="float" office:value="1748.67309" calcext:value-type="float">
            <text:p>1748.67309</text:p>
          </table:table-cell>
          <table:table-cell table:number-columns-repeated="4"/>
          <table:table-cell office:value-type="float" office:value="15887.8878878879" calcext:value-type="float">
            <text:p>15887.8878878879</text:p>
          </table:table-cell>
          <table:table-cell office:value-type="float" office:value="1748.67309" calcext:value-type="float">
            <text:p>1748.6730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665" calcext:value-type="float">
            <text:p>-1665</text:p>
          </table:table-cell>
          <table:table-cell office:value-type="float" office:value="-109117440" calcext:value-type="float">
            <text:p>-109117440</text:p>
          </table:table-cell>
          <table:table-cell office:value-type="float" office:value="1744.94213" calcext:value-type="float">
            <text:p>1744.94213</text:p>
          </table:table-cell>
          <table:table-cell office:value-type="float" office:value="114555320" calcext:value-type="float">
            <text:p>114555320</text:p>
          </table:table-cell>
          <table:table-cell office:value-type="float" office:value="1744.94213" calcext:value-type="float">
            <text:p>1744.94213</text:p>
          </table:table-cell>
          <table:table-cell table:number-columns-repeated="4"/>
          <table:table-cell office:value-type="float" office:value="15919.9199199199" calcext:value-type="float">
            <text:p>15919.9199199199</text:p>
          </table:table-cell>
          <table:table-cell office:value-type="float" office:value="1744.94213" calcext:value-type="float">
            <text:p>1744.942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670" calcext:value-type="float">
            <text:p>-1670</text:p>
          </table:table-cell>
          <table:table-cell office:value-type="float" office:value="-109445120" calcext:value-type="float">
            <text:p>-109445120</text:p>
          </table:table-cell>
          <table:table-cell office:value-type="float" office:value="1742.26196" calcext:value-type="float">
            <text:p>1742.26196</text:p>
          </table:table-cell>
          <table:table-cell office:value-type="float" office:value="114483544" calcext:value-type="float">
            <text:p>114483544</text:p>
          </table:table-cell>
          <table:table-cell office:value-type="float" office:value="1742.26196" calcext:value-type="float">
            <text:p>1742.26196</text:p>
          </table:table-cell>
          <table:table-cell table:number-columns-repeated="4"/>
          <table:table-cell office:value-type="float" office:value="15951.951951952" calcext:value-type="float">
            <text:p>15951.951951952</text:p>
          </table:table-cell>
          <table:table-cell office:value-type="float" office:value="1742.26196" calcext:value-type="float">
            <text:p>1742.261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677" calcext:value-type="float">
            <text:p>-1677</text:p>
          </table:table-cell>
          <table:table-cell office:value-type="float" office:value="-109903872" calcext:value-type="float">
            <text:p>-109903872</text:p>
          </table:table-cell>
          <table:table-cell office:value-type="float" office:value="1746.29528" calcext:value-type="float">
            <text:p>1746.29528</text:p>
          </table:table-cell>
          <table:table-cell office:value-type="float" office:value="114418416" calcext:value-type="float">
            <text:p>114418416</text:p>
          </table:table-cell>
          <table:table-cell office:value-type="float" office:value="1746.29528" calcext:value-type="float">
            <text:p>1746.29528</text:p>
          </table:table-cell>
          <table:table-cell table:number-columns-repeated="4"/>
          <table:table-cell office:value-type="float" office:value="15983.983983984" calcext:value-type="float">
            <text:p>15983.983983984</text:p>
          </table:table-cell>
          <table:table-cell office:value-type="float" office:value="1746.29528" calcext:value-type="float">
            <text:p>1746.295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683" calcext:value-type="float">
            <text:p>-1683</text:p>
          </table:table-cell>
          <table:table-cell office:value-type="float" office:value="-110297088" calcext:value-type="float">
            <text:p>-110297088</text:p>
          </table:table-cell>
          <table:table-cell office:value-type="float" office:value="1746.29528" calcext:value-type="float">
            <text:p>1746.29528</text:p>
          </table:table-cell>
          <table:table-cell office:value-type="float" office:value="114418416" calcext:value-type="float">
            <text:p>114418416</text:p>
          </table:table-cell>
          <table:table-cell office:value-type="float" office:value="1746.29528" calcext:value-type="float">
            <text:p>1746.29528</text:p>
          </table:table-cell>
          <table:table-cell table:number-columns-repeated="4"/>
          <table:table-cell office:value-type="float" office:value="16016.016016016" calcext:value-type="float">
            <text:p>16016.016016016</text:p>
          </table:table-cell>
          <table:table-cell office:value-type="float" office:value="1746.29528" calcext:value-type="float">
            <text:p>1746.2952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690" calcext:value-type="float">
            <text:p>-1690</text:p>
          </table:table-cell>
          <table:table-cell office:value-type="float" office:value="-110755840" calcext:value-type="float">
            <text:p>-110755840</text:p>
          </table:table-cell>
          <table:table-cell office:value-type="float" office:value="1742.26196" calcext:value-type="float">
            <text:p>1742.26196</text:p>
          </table:table-cell>
          <table:table-cell office:value-type="float" office:value="114483544" calcext:value-type="float">
            <text:p>114483544</text:p>
          </table:table-cell>
          <table:table-cell office:value-type="float" office:value="1742.26196" calcext:value-type="float">
            <text:p>1742.26196</text:p>
          </table:table-cell>
          <table:table-cell table:number-columns-repeated="4"/>
          <table:table-cell office:value-type="float" office:value="16048.048048048" calcext:value-type="float">
            <text:p>16048.048048048</text:p>
          </table:table-cell>
          <table:table-cell office:value-type="float" office:value="1742.26196" calcext:value-type="float">
            <text:p>1742.2619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697" calcext:value-type="float">
            <text:p>-1697</text:p>
          </table:table-cell>
          <table:table-cell office:value-type="float" office:value="-111214592" calcext:value-type="float">
            <text:p>-111214592</text:p>
          </table:table-cell>
          <table:table-cell office:value-type="float" office:value="1744.94213" calcext:value-type="float">
            <text:p>1744.94213</text:p>
          </table:table-cell>
          <table:table-cell office:value-type="float" office:value="114555320" calcext:value-type="float">
            <text:p>114555320</text:p>
          </table:table-cell>
          <table:table-cell office:value-type="float" office:value="1744.94213" calcext:value-type="float">
            <text:p>1744.94213</text:p>
          </table:table-cell>
          <table:table-cell table:number-columns-repeated="4"/>
          <table:table-cell office:value-type="float" office:value="16080.0800800801" calcext:value-type="float">
            <text:p>16080.0800800801</text:p>
          </table:table-cell>
          <table:table-cell office:value-type="float" office:value="1744.94213" calcext:value-type="float">
            <text:p>1744.9421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704" calcext:value-type="float">
            <text:p>-1704</text:p>
          </table:table-cell>
          <table:table-cell office:value-type="float" office:value="-111673344" calcext:value-type="float">
            <text:p>-111673344</text:p>
          </table:table-cell>
          <table:table-cell office:value-type="float" office:value="1748.67309" calcext:value-type="float">
            <text:p>1748.67309</text:p>
          </table:table-cell>
          <table:table-cell office:value-type="float" office:value="114532504" calcext:value-type="float">
            <text:p>114532504</text:p>
          </table:table-cell>
          <table:table-cell office:value-type="float" office:value="1748.67309" calcext:value-type="float">
            <text:p>1748.67309</text:p>
          </table:table-cell>
          <table:table-cell table:number-columns-repeated="4"/>
          <table:table-cell office:value-type="float" office:value="16112.1121121121" calcext:value-type="float">
            <text:p>16112.1121121121</text:p>
          </table:table-cell>
          <table:table-cell office:value-type="float" office:value="1748.67309" calcext:value-type="float">
            <text:p>1748.6730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39.91442" calcext:value-type="float">
            <text:p>1739.91442</text:p>
          </table:table-cell>
          <table:table-cell office:value-type="float" office:value="114542240" calcext:value-type="float">
            <text:p>114542240</text:p>
          </table:table-cell>
          <table:table-cell office:value-type="float" office:value="1739.91442" calcext:value-type="float">
            <text:p>1739.91442</text:p>
          </table:table-cell>
          <table:table-cell table:number-columns-repeated="4"/>
          <table:table-cell office:value-type="float" office:value="16144.1441441441" calcext:value-type="float">
            <text:p>16144.1441441441</text:p>
          </table:table-cell>
          <table:table-cell office:value-type="float" office:value="1739.91442" calcext:value-type="float">
            <text:p>1739.9144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62.04077" calcext:value-type="float">
            <text:p>1762.04077</text:p>
          </table:table-cell>
          <table:table-cell office:value-type="float" office:value="114457888" calcext:value-type="float">
            <text:p>114457888</text:p>
          </table:table-cell>
          <table:table-cell office:value-type="float" office:value="1762.04077" calcext:value-type="float">
            <text:p>1762.04077</text:p>
          </table:table-cell>
          <table:table-cell table:number-columns-repeated="4"/>
          <table:table-cell office:value-type="float" office:value="16176.1761761762" calcext:value-type="float">
            <text:p>16176.1761761762</text:p>
          </table:table-cell>
          <table:table-cell office:value-type="float" office:value="1762.04077" calcext:value-type="float">
            <text:p>1762.0407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745.95642" calcext:value-type="float">
            <text:p>1745.95642</text:p>
          </table:table-cell>
          <table:table-cell office:value-type="float" office:value="114394880" calcext:value-type="float">
            <text:p>114394880</text:p>
          </table:table-cell>
          <table:table-cell office:value-type="float" office:value="1745.95642" calcext:value-type="float">
            <text:p>1745.95642</text:p>
          </table:table-cell>
          <table:table-cell table:number-columns-repeated="4"/>
          <table:table-cell office:value-type="float" office:value="16208.2082082082" calcext:value-type="float">
            <text:p>16208.2082082082</text:p>
          </table:table-cell>
          <table:table-cell office:value-type="float" office:value="1745.95642" calcext:value-type="float">
            <text:p>1745.9564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47.10876" calcext:value-type="float">
            <text:p>1747.10876</text:p>
          </table:table-cell>
          <table:table-cell office:value-type="float" office:value="114326264" calcext:value-type="float">
            <text:p>114326264</text:p>
          </table:table-cell>
          <table:table-cell office:value-type="float" office:value="1747.10876" calcext:value-type="float">
            <text:p>1747.10876</text:p>
          </table:table-cell>
          <table:table-cell table:number-columns-repeated="4"/>
          <table:table-cell office:value-type="float" office:value="16240.2402402402" calcext:value-type="float">
            <text:p>16240.2402402402</text:p>
          </table:table-cell>
          <table:table-cell office:value-type="float" office:value="1747.10876" calcext:value-type="float">
            <text:p>1747.1087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50.11596" calcext:value-type="float">
            <text:p>1750.11596</text:p>
          </table:table-cell>
          <table:table-cell office:value-type="float" office:value="114401824" calcext:value-type="float">
            <text:p>114401824</text:p>
          </table:table-cell>
          <table:table-cell office:value-type="float" office:value="1750.11596" calcext:value-type="float">
            <text:p>1750.11596</text:p>
          </table:table-cell>
          <table:table-cell table:number-columns-repeated="4"/>
          <table:table-cell office:value-type="float" office:value="16272.2722722723" calcext:value-type="float">
            <text:p>16272.2722722723</text:p>
          </table:table-cell>
          <table:table-cell office:value-type="float" office:value="1750.11596" calcext:value-type="float">
            <text:p>1750.1159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738" calcext:value-type="float">
            <text:p>-1738</text:p>
          </table:table-cell>
          <table:table-cell office:value-type="float" office:value="-113901568" calcext:value-type="float">
            <text:p>-113901568</text:p>
          </table:table-cell>
          <table:table-cell office:value-type="float" office:value="1748.98278" calcext:value-type="float">
            <text:p>1748.98278</text:p>
          </table:table-cell>
          <table:table-cell office:value-type="float" office:value="114422664" calcext:value-type="float">
            <text:p>114422664</text:p>
          </table:table-cell>
          <table:table-cell office:value-type="float" office:value="1748.98278" calcext:value-type="float">
            <text:p>1748.98278</text:p>
          </table:table-cell>
          <table:table-cell table:number-columns-repeated="4"/>
          <table:table-cell office:value-type="float" office:value="16304.3043043043" calcext:value-type="float">
            <text:p>16304.3043043043</text:p>
          </table:table-cell>
          <table:table-cell office:value-type="float" office:value="1748.98278" calcext:value-type="float">
            <text:p>1748.9827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44.47521" calcext:value-type="float">
            <text:p>1744.47521</text:p>
          </table:table-cell>
          <table:table-cell office:value-type="float" office:value="114293872" calcext:value-type="float">
            <text:p>114293872</text:p>
          </table:table-cell>
          <table:table-cell office:value-type="float" office:value="1744.47521" calcext:value-type="float">
            <text:p>1744.47521</text:p>
          </table:table-cell>
          <table:table-cell table:number-columns-repeated="4"/>
          <table:table-cell office:value-type="float" office:value="16336.3363363363" calcext:value-type="float">
            <text:p>16336.3363363363</text:p>
          </table:table-cell>
          <table:table-cell office:value-type="float" office:value="1744.47521" calcext:value-type="float">
            <text:p>1744.475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47.63049" calcext:value-type="float">
            <text:p>1747.63049</text:p>
          </table:table-cell>
          <table:table-cell office:value-type="float" office:value="114472368" calcext:value-type="float">
            <text:p>114472368</text:p>
          </table:table-cell>
          <table:table-cell office:value-type="float" office:value="1747.63049" calcext:value-type="float">
            <text:p>1747.63049</text:p>
          </table:table-cell>
          <table:table-cell table:number-columns-repeated="4"/>
          <table:table-cell office:value-type="float" office:value="16368.3683683684" calcext:value-type="float">
            <text:p>16368.3683683684</text:p>
          </table:table-cell>
          <table:table-cell office:value-type="float" office:value="1747.63049" calcext:value-type="float">
            <text:p>1747.630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755" calcext:value-type="float">
            <text:p>-1755</text:p>
          </table:table-cell>
          <table:table-cell office:value-type="float" office:value="-115015680" calcext:value-type="float">
            <text:p>-115015680</text:p>
          </table:table-cell>
          <table:table-cell office:value-type="float" office:value="1749.16369" calcext:value-type="float">
            <text:p>1749.16369</text:p>
          </table:table-cell>
          <table:table-cell office:value-type="float" office:value="114335144" calcext:value-type="float">
            <text:p>114335144</text:p>
          </table:table-cell>
          <table:table-cell office:value-type="float" office:value="1749.16369" calcext:value-type="float">
            <text:p>1749.16369</text:p>
          </table:table-cell>
          <table:table-cell table:number-columns-repeated="4"/>
          <table:table-cell office:value-type="float" office:value="16400.4004004004" calcext:value-type="float">
            <text:p>16400.4004004004</text:p>
          </table:table-cell>
          <table:table-cell office:value-type="float" office:value="1749.16369" calcext:value-type="float">
            <text:p>1749.1636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760" calcext:value-type="float">
            <text:p>-1760</text:p>
          </table:table-cell>
          <table:table-cell office:value-type="float" office:value="-115343360" calcext:value-type="float">
            <text:p>-115343360</text:p>
          </table:table-cell>
          <table:table-cell office:value-type="float" office:value="1739.5332" calcext:value-type="float">
            <text:p>1739.5332</text:p>
          </table:table-cell>
          <table:table-cell office:value-type="float" office:value="114216544" calcext:value-type="float">
            <text:p>114216544</text:p>
          </table:table-cell>
          <table:table-cell office:value-type="float" office:value="1739.5332" calcext:value-type="float">
            <text:p>1739.5332</text:p>
          </table:table-cell>
          <table:table-cell table:number-columns-repeated="4"/>
          <table:table-cell office:value-type="float" office:value="16432.4324324324" calcext:value-type="float">
            <text:p>16432.4324324324</text:p>
          </table:table-cell>
          <table:table-cell office:value-type="float" office:value="1739.5332" calcext:value-type="float">
            <text:p>1739.533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764" calcext:value-type="float">
            <text:p>-1764</text:p>
          </table:table-cell>
          <table:table-cell office:value-type="float" office:value="-115605504" calcext:value-type="float">
            <text:p>-115605504</text:p>
          </table:table-cell>
          <table:table-cell office:value-type="float" office:value="1740.69226" calcext:value-type="float">
            <text:p>1740.69226</text:p>
          </table:table-cell>
          <table:table-cell office:value-type="float" office:value="114356952" calcext:value-type="float">
            <text:p>114356952</text:p>
          </table:table-cell>
          <table:table-cell office:value-type="float" office:value="1740.69226" calcext:value-type="float">
            <text:p>1740.69226</text:p>
          </table:table-cell>
          <table:table-cell table:number-columns-repeated="4"/>
          <table:table-cell office:value-type="float" office:value="16464.4644644645" calcext:value-type="float">
            <text:p>16464.4644644645</text:p>
          </table:table-cell>
          <table:table-cell office:value-type="float" office:value="1740.69226" calcext:value-type="float">
            <text:p>1740.692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768" calcext:value-type="float">
            <text:p>-1768</text:p>
          </table:table-cell>
          <table:table-cell office:value-type="float" office:value="-115867648" calcext:value-type="float">
            <text:p>-115867648</text:p>
          </table:table-cell>
          <table:table-cell office:value-type="float" office:value="1744.71899" calcext:value-type="float">
            <text:p>1744.71899</text:p>
          </table:table-cell>
          <table:table-cell office:value-type="float" office:value="114512608" calcext:value-type="float">
            <text:p>114512608</text:p>
          </table:table-cell>
          <table:table-cell office:value-type="float" office:value="1744.71899" calcext:value-type="float">
            <text:p>1744.71899</text:p>
          </table:table-cell>
          <table:table-cell table:number-columns-repeated="4"/>
          <table:table-cell office:value-type="float" office:value="16496.4964964965" calcext:value-type="float">
            <text:p>16496.4964964965</text:p>
          </table:table-cell>
          <table:table-cell office:value-type="float" office:value="1744.71899" calcext:value-type="float">
            <text:p>1744.7189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772" calcext:value-type="float">
            <text:p>-1772</text:p>
          </table:table-cell>
          <table:table-cell office:value-type="float" office:value="-116129792" calcext:value-type="float">
            <text:p>-116129792</text:p>
          </table:table-cell>
          <table:table-cell office:value-type="float" office:value="1744.07678" calcext:value-type="float">
            <text:p>1744.07678</text:p>
          </table:table-cell>
          <table:table-cell office:value-type="float" office:value="114297496" calcext:value-type="float">
            <text:p>114297496</text:p>
          </table:table-cell>
          <table:table-cell office:value-type="float" office:value="1744.07678" calcext:value-type="float">
            <text:p>1744.07678</text:p>
          </table:table-cell>
          <table:table-cell table:number-columns-repeated="4"/>
          <table:table-cell office:value-type="float" office:value="16528.5285285285" calcext:value-type="float">
            <text:p>16528.5285285285</text:p>
          </table:table-cell>
          <table:table-cell office:value-type="float" office:value="1744.07678" calcext:value-type="float">
            <text:p>1744.0767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776" calcext:value-type="float">
            <text:p>-1776</text:p>
          </table:table-cell>
          <table:table-cell office:value-type="float" office:value="-116391936" calcext:value-type="float">
            <text:p>-116391936</text:p>
          </table:table-cell>
          <table:table-cell office:value-type="float" office:value="1750.2987" calcext:value-type="float">
            <text:p>1750.2987</text:p>
          </table:table-cell>
          <table:table-cell office:value-type="float" office:value="114401752" calcext:value-type="float">
            <text:p>114401752</text:p>
          </table:table-cell>
          <table:table-cell office:value-type="float" office:value="1750.2987" calcext:value-type="float">
            <text:p>1750.2987</text:p>
          </table:table-cell>
          <table:table-cell table:number-columns-repeated="4"/>
          <table:table-cell office:value-type="float" office:value="16560.5605605606" calcext:value-type="float">
            <text:p>16560.5605605606</text:p>
          </table:table-cell>
          <table:table-cell office:value-type="float" office:value="1750.2987" calcext:value-type="float">
            <text:p>1750.298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1752.59887" calcext:value-type="float">
            <text:p>1752.59887</text:p>
          </table:table-cell>
          <table:table-cell office:value-type="float" office:value="114439672" calcext:value-type="float">
            <text:p>114439672</text:p>
          </table:table-cell>
          <table:table-cell office:value-type="float" office:value="1752.59887" calcext:value-type="float">
            <text:p>1752.59887</text:p>
          </table:table-cell>
          <table:table-cell table:number-columns-repeated="4"/>
          <table:table-cell office:value-type="float" office:value="16592.5925925926" calcext:value-type="float">
            <text:p>16592.5925925926</text:p>
          </table:table-cell>
          <table:table-cell office:value-type="float" office:value="1752.59887" calcext:value-type="float">
            <text:p>1752.5988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office:value-type="float" office:value="1738.52636" calcext:value-type="float">
            <text:p>1738.52636</text:p>
          </table:table-cell>
          <table:table-cell office:value-type="float" office:value="114522808" calcext:value-type="float">
            <text:p>114522808</text:p>
          </table:table-cell>
          <table:table-cell office:value-type="float" office:value="1738.52636" calcext:value-type="float">
            <text:p>1738.52636</text:p>
          </table:table-cell>
          <table:table-cell table:number-columns-repeated="4"/>
          <table:table-cell office:value-type="float" office:value="16624.6246246246" calcext:value-type="float">
            <text:p>16624.6246246246</text:p>
          </table:table-cell>
          <table:table-cell office:value-type="float" office:value="1738.52636" calcext:value-type="float">
            <text:p>1738.5263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40.88342" calcext:value-type="float">
            <text:p>1740.88342</text:p>
          </table:table-cell>
          <table:table-cell office:value-type="float" office:value="114322088" calcext:value-type="float">
            <text:p>114322088</text:p>
          </table:table-cell>
          <table:table-cell office:value-type="float" office:value="1740.88342" calcext:value-type="float">
            <text:p>1740.88342</text:p>
          </table:table-cell>
          <table:table-cell table:number-columns-repeated="4"/>
          <table:table-cell office:value-type="float" office:value="16656.6566566567" calcext:value-type="float">
            <text:p>16656.6566566567</text:p>
          </table:table-cell>
          <table:table-cell office:value-type="float" office:value="1740.88342" calcext:value-type="float">
            <text:p>1740.8834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46.4635" calcext:value-type="float">
            <text:p>1746.4635</text:p>
          </table:table-cell>
          <table:table-cell office:value-type="float" office:value="114566984" calcext:value-type="float">
            <text:p>114566984</text:p>
          </table:table-cell>
          <table:table-cell office:value-type="float" office:value="1746.4635" calcext:value-type="float">
            <text:p>1746.4635</text:p>
          </table:table-cell>
          <table:table-cell table:number-columns-repeated="4"/>
          <table:table-cell office:value-type="float" office:value="16688.6886886887" calcext:value-type="float">
            <text:p>16688.6886886887</text:p>
          </table:table-cell>
          <table:table-cell office:value-type="float" office:value="1746.4635" calcext:value-type="float">
            <text:p>1746.463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39.49511" calcext:value-type="float">
            <text:p>1739.49511</text:p>
          </table:table-cell>
          <table:table-cell office:value-type="float" office:value="114271400" calcext:value-type="float">
            <text:p>114271400</text:p>
          </table:table-cell>
          <table:table-cell office:value-type="float" office:value="1739.49511" calcext:value-type="float">
            <text:p>1739.49511</text:p>
          </table:table-cell>
          <table:table-cell table:number-columns-repeated="4"/>
          <table:table-cell office:value-type="float" office:value="16720.7207207207" calcext:value-type="float">
            <text:p>16720.7207207207</text:p>
          </table:table-cell>
          <table:table-cell office:value-type="float" office:value="1739.49511" calcext:value-type="float">
            <text:p>1739.4951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43.42614" calcext:value-type="float">
            <text:p>1743.42614</text:p>
          </table:table-cell>
          <table:table-cell office:value-type="float" office:value="114660680" calcext:value-type="float">
            <text:p>114660680</text:p>
          </table:table-cell>
          <table:table-cell office:value-type="float" office:value="1743.42614" calcext:value-type="float">
            <text:p>1743.42614</text:p>
          </table:table-cell>
          <table:table-cell table:number-columns-repeated="4"/>
          <table:table-cell office:value-type="float" office:value="16752.7527527528" calcext:value-type="float">
            <text:p>16752.7527527528</text:p>
          </table:table-cell>
          <table:table-cell office:value-type="float" office:value="1743.42614" calcext:value-type="float">
            <text:p>1743.4261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53.9923" calcext:value-type="float">
            <text:p>1753.9923</text:p>
          </table:table-cell>
          <table:table-cell office:value-type="float" office:value="114439976" calcext:value-type="float">
            <text:p>114439976</text:p>
          </table:table-cell>
          <table:table-cell office:value-type="float" office:value="1753.9923" calcext:value-type="float">
            <text:p>1753.9923</text:p>
          </table:table-cell>
          <table:table-cell table:number-columns-repeated="4"/>
          <table:table-cell office:value-type="float" office:value="16784.7847847848" calcext:value-type="float">
            <text:p>16784.7847847848</text:p>
          </table:table-cell>
          <table:table-cell office:value-type="float" office:value="1753.9923" calcext:value-type="float">
            <text:p>1753.992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8.28356" calcext:value-type="float">
            <text:p>1758.28356</text:p>
          </table:table-cell>
          <table:table-cell office:value-type="float" office:value="114424904" calcext:value-type="float">
            <text:p>114424904</text:p>
          </table:table-cell>
          <table:table-cell office:value-type="float" office:value="1758.28356" calcext:value-type="float">
            <text:p>1758.28356</text:p>
          </table:table-cell>
          <table:table-cell table:number-columns-repeated="4"/>
          <table:table-cell office:value-type="float" office:value="16816.8168168168" calcext:value-type="float">
            <text:p>16816.8168168168</text:p>
          </table:table-cell>
          <table:table-cell office:value-type="float" office:value="1758.28356" calcext:value-type="float">
            <text:p>1758.2835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41.20666" calcext:value-type="float">
            <text:p>1741.20666</text:p>
          </table:table-cell>
          <table:table-cell office:value-type="float" office:value="114327008" calcext:value-type="float">
            <text:p>114327008</text:p>
          </table:table-cell>
          <table:table-cell office:value-type="float" office:value="1741.20666" calcext:value-type="float">
            <text:p>1741.20666</text:p>
          </table:table-cell>
          <table:table-cell table:number-columns-repeated="4"/>
          <table:table-cell office:value-type="float" office:value="16848.8488488488" calcext:value-type="float">
            <text:p>16848.8488488488</text:p>
          </table:table-cell>
          <table:table-cell office:value-type="float" office:value="1741.20666" calcext:value-type="float">
            <text:p>1741.2066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54.23229" calcext:value-type="float">
            <text:p>1754.23229</text:p>
          </table:table-cell>
          <table:table-cell office:value-type="float" office:value="114168144" calcext:value-type="float">
            <text:p>114168144</text:p>
          </table:table-cell>
          <table:table-cell office:value-type="float" office:value="1754.23229" calcext:value-type="float">
            <text:p>1754.23229</text:p>
          </table:table-cell>
          <table:table-cell table:number-columns-repeated="4"/>
          <table:table-cell office:value-type="float" office:value="16880.8808808809" calcext:value-type="float">
            <text:p>16880.8808808809</text:p>
          </table:table-cell>
          <table:table-cell office:value-type="float" office:value="1754.23229" calcext:value-type="float">
            <text:p>1754.232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40.3142" calcext:value-type="float">
            <text:p>1740.3142</text:p>
          </table:table-cell>
          <table:table-cell office:value-type="float" office:value="114595592" calcext:value-type="float">
            <text:p>114595592</text:p>
          </table:table-cell>
          <table:table-cell office:value-type="float" office:value="1740.3142" calcext:value-type="float">
            <text:p>1740.3142</text:p>
          </table:table-cell>
          <table:table-cell table:number-columns-repeated="4"/>
          <table:table-cell office:value-type="float" office:value="16912.9129129129" calcext:value-type="float">
            <text:p>16912.9129129129</text:p>
          </table:table-cell>
          <table:table-cell office:value-type="float" office:value="1740.3142" calcext:value-type="float">
            <text:p>1740.314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46.03991" calcext:value-type="float">
            <text:p>1746.03991</text:p>
          </table:table-cell>
          <table:table-cell office:value-type="float" office:value="114444656" calcext:value-type="float">
            <text:p>114444656</text:p>
          </table:table-cell>
          <table:table-cell office:value-type="float" office:value="1746.03991" calcext:value-type="float">
            <text:p>1746.03991</text:p>
          </table:table-cell>
          <table:table-cell table:number-columns-repeated="4"/>
          <table:table-cell office:value-type="float" office:value="16944.9449449449" calcext:value-type="float">
            <text:p>16944.9449449449</text:p>
          </table:table-cell>
          <table:table-cell office:value-type="float" office:value="1746.03991" calcext:value-type="float">
            <text:p>1746.0399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49.99682" calcext:value-type="float">
            <text:p>1749.99682</text:p>
          </table:table-cell>
          <table:table-cell office:value-type="float" office:value="114554968" calcext:value-type="float">
            <text:p>114554968</text:p>
          </table:table-cell>
          <table:table-cell office:value-type="float" office:value="1749.99682" calcext:value-type="float">
            <text:p>1749.99682</text:p>
          </table:table-cell>
          <table:table-cell table:number-columns-repeated="4"/>
          <table:table-cell office:value-type="float" office:value="16976.976976977" calcext:value-type="float">
            <text:p>16976.976976977</text:p>
          </table:table-cell>
          <table:table-cell office:value-type="float" office:value="1749.99682" calcext:value-type="float">
            <text:p>1749.996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50.66149" calcext:value-type="float">
            <text:p>1750.66149</text:p>
          </table:table-cell>
          <table:table-cell office:value-type="float" office:value="114556880" calcext:value-type="float">
            <text:p>114556880</text:p>
          </table:table-cell>
          <table:table-cell office:value-type="float" office:value="1750.66149" calcext:value-type="float">
            <text:p>1750.66149</text:p>
          </table:table-cell>
          <table:table-cell table:number-columns-repeated="4"/>
          <table:table-cell office:value-type="float" office:value="17009.009009009" calcext:value-type="float">
            <text:p>17009.009009009</text:p>
          </table:table-cell>
          <table:table-cell office:value-type="float" office:value="1750.66149" calcext:value-type="float">
            <text:p>1750.6614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53.33105" calcext:value-type="float">
            <text:p>1753.33105</text:p>
          </table:table-cell>
          <table:table-cell office:value-type="float" office:value="114371624" calcext:value-type="float">
            <text:p>114371624</text:p>
          </table:table-cell>
          <table:table-cell office:value-type="float" office:value="1753.33105" calcext:value-type="float">
            <text:p>1753.33105</text:p>
          </table:table-cell>
          <table:table-cell table:number-columns-repeated="4"/>
          <table:table-cell office:value-type="float" office:value="17041.041041041" calcext:value-type="float">
            <text:p>17041.041041041</text:p>
          </table:table-cell>
          <table:table-cell office:value-type="float" office:value="1753.33105" calcext:value-type="float">
            <text:p>1753.3310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3.50732" calcext:value-type="float">
            <text:p>1743.50732</text:p>
          </table:table-cell>
          <table:table-cell office:value-type="float" office:value="114451840" calcext:value-type="float">
            <text:p>114451840</text:p>
          </table:table-cell>
          <table:table-cell office:value-type="float" office:value="1743.50732" calcext:value-type="float">
            <text:p>1743.50732</text:p>
          </table:table-cell>
          <table:table-cell table:number-columns-repeated="4"/>
          <table:table-cell office:value-type="float" office:value="17073.0730730731" calcext:value-type="float">
            <text:p>17073.0730730731</text:p>
          </table:table-cell>
          <table:table-cell office:value-type="float" office:value="1743.50732" calcext:value-type="float">
            <text:p>1743.5073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6.03479" calcext:value-type="float">
            <text:p>1746.03479</text:p>
          </table:table-cell>
          <table:table-cell office:value-type="float" office:value="114146832" calcext:value-type="float">
            <text:p>114146832</text:p>
          </table:table-cell>
          <table:table-cell office:value-type="float" office:value="1746.03479" calcext:value-type="float">
            <text:p>1746.03479</text:p>
          </table:table-cell>
          <table:table-cell table:number-columns-repeated="4"/>
          <table:table-cell office:value-type="float" office:value="17105.1051051051" calcext:value-type="float">
            <text:p>17105.1051051051</text:p>
          </table:table-cell>
          <table:table-cell office:value-type="float" office:value="1746.03479" calcext:value-type="float">
            <text:p>1746.0347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41.56225" calcext:value-type="float">
            <text:p>1741.56225</text:p>
          </table:table-cell>
          <table:table-cell office:value-type="float" office:value="114179672" calcext:value-type="float">
            <text:p>114179672</text:p>
          </table:table-cell>
          <table:table-cell office:value-type="float" office:value="1741.56225" calcext:value-type="float">
            <text:p>1741.56225</text:p>
          </table:table-cell>
          <table:table-cell table:number-columns-repeated="4"/>
          <table:table-cell office:value-type="float" office:value="17137.1371371371" calcext:value-type="float">
            <text:p>17137.1371371371</text:p>
          </table:table-cell>
          <table:table-cell office:value-type="float" office:value="1741.56225" calcext:value-type="float">
            <text:p>1741.5622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32.29821" calcext:value-type="float">
            <text:p>1732.29821</text:p>
          </table:table-cell>
          <table:table-cell office:value-type="float" office:value="114472856" calcext:value-type="float">
            <text:p>114472856</text:p>
          </table:table-cell>
          <table:table-cell office:value-type="float" office:value="1732.29821" calcext:value-type="float">
            <text:p>1732.29821</text:p>
          </table:table-cell>
          <table:table-cell table:number-columns-repeated="4"/>
          <table:table-cell office:value-type="float" office:value="17169.1691691692" calcext:value-type="float">
            <text:p>17169.1691691692</text:p>
          </table:table-cell>
          <table:table-cell office:value-type="float" office:value="1732.29821" calcext:value-type="float">
            <text:p>1732.2982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770.2976" calcext:value-type="float">
            <text:p>1770.2976</text:p>
          </table:table-cell>
          <table:table-cell office:value-type="float" office:value="114835392" calcext:value-type="float">
            <text:p>114835392</text:p>
          </table:table-cell>
          <table:table-cell office:value-type="float" office:value="1770.2976" calcext:value-type="float">
            <text:p>1770.2976</text:p>
          </table:table-cell>
          <table:table-cell table:number-columns-repeated="4"/>
          <table:table-cell office:value-type="float" office:value="17201.2012012012" calcext:value-type="float">
            <text:p>17201.2012012012</text:p>
          </table:table-cell>
          <table:table-cell office:value-type="float" office:value="1770.2976" calcext:value-type="float">
            <text:p>1770.297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42.74975" calcext:value-type="float">
            <text:p>1742.74975</text:p>
          </table:table-cell>
          <table:table-cell office:value-type="float" office:value="114735528" calcext:value-type="float">
            <text:p>114735528</text:p>
          </table:table-cell>
          <table:table-cell office:value-type="float" office:value="1742.74975" calcext:value-type="float">
            <text:p>1742.74975</text:p>
          </table:table-cell>
          <table:table-cell table:number-columns-repeated="4"/>
          <table:table-cell office:value-type="float" office:value="17233.2332332332" calcext:value-type="float">
            <text:p>17233.2332332332</text:p>
          </table:table-cell>
          <table:table-cell office:value-type="float" office:value="1742.74975" calcext:value-type="float">
            <text:p>1742.7497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office:value-type="float" office:value="1741.84045" calcext:value-type="float">
            <text:p>1741.84045</text:p>
          </table:table-cell>
          <table:table-cell office:value-type="float" office:value="114463552" calcext:value-type="float">
            <text:p>114463552</text:p>
          </table:table-cell>
          <table:table-cell office:value-type="float" office:value="1741.84045" calcext:value-type="float">
            <text:p>1741.84045</text:p>
          </table:table-cell>
          <table:table-cell table:number-columns-repeated="4"/>
          <table:table-cell office:value-type="float" office:value="17265.2652652653" calcext:value-type="float">
            <text:p>17265.2652652653</text:p>
          </table:table-cell>
          <table:table-cell office:value-type="float" office:value="1741.84045" calcext:value-type="float">
            <text:p>1741.8404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1779" calcext:value-type="float">
            <text:p>-1779</text:p>
          </table:table-cell>
          <table:table-cell office:value-type="float" office:value="-116588544" calcext:value-type="float">
            <text:p>-116588544</text:p>
          </table:table-cell>
          <table:table-cell office:value-type="float" office:value="1748.20043" calcext:value-type="float">
            <text:p>1748.20043</text:p>
          </table:table-cell>
          <table:table-cell office:value-type="float" office:value="114231784" calcext:value-type="float">
            <text:p>114231784</text:p>
          </table:table-cell>
          <table:table-cell office:value-type="float" office:value="1748.20043" calcext:value-type="float">
            <text:p>1748.20043</text:p>
          </table:table-cell>
          <table:table-cell table:number-columns-repeated="4"/>
          <table:table-cell office:value-type="float" office:value="17297.2972972973" calcext:value-type="float">
            <text:p>17297.2972972973</text:p>
          </table:table-cell>
          <table:table-cell office:value-type="float" office:value="1748.20043" calcext:value-type="float">
            <text:p>1748.2004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38.03076" calcext:value-type="float">
            <text:p>1738.03076</text:p>
          </table:table-cell>
          <table:table-cell office:value-type="float" office:value="114242608" calcext:value-type="float">
            <text:p>114242608</text:p>
          </table:table-cell>
          <table:table-cell office:value-type="float" office:value="1738.03076" calcext:value-type="float">
            <text:p>1738.03076</text:p>
          </table:table-cell>
          <table:table-cell table:number-columns-repeated="4"/>
          <table:table-cell office:value-type="float" office:value="17329.3293293293" calcext:value-type="float">
            <text:p>17329.3293293293</text:p>
          </table:table-cell>
          <table:table-cell office:value-type="float" office:value="1738.03076" calcext:value-type="float">
            <text:p>1738.0307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742.35412" calcext:value-type="float">
            <text:p>1742.35412</text:p>
          </table:table-cell>
          <table:table-cell office:value-type="float" office:value="114374048" calcext:value-type="float">
            <text:p>114374048</text:p>
          </table:table-cell>
          <table:table-cell office:value-type="float" office:value="1742.35412" calcext:value-type="float">
            <text:p>1742.35412</text:p>
          </table:table-cell>
          <table:table-cell table:number-columns-repeated="4"/>
          <table:table-cell office:value-type="float" office:value="17361.3613613614" calcext:value-type="float">
            <text:p>17361.3613613614</text:p>
          </table:table-cell>
          <table:table-cell office:value-type="float" office:value="1742.35412" calcext:value-type="float">
            <text:p>1742.3541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47.14465" calcext:value-type="float">
            <text:p>1747.14465</text:p>
          </table:table-cell>
          <table:table-cell office:value-type="float" office:value="114695808" calcext:value-type="float">
            <text:p>114695808</text:p>
          </table:table-cell>
          <table:table-cell office:value-type="float" office:value="1747.14465" calcext:value-type="float">
            <text:p>1747.14465</text:p>
          </table:table-cell>
          <table:table-cell table:number-columns-repeated="4"/>
          <table:table-cell office:value-type="float" office:value="17393.3933933934" calcext:value-type="float">
            <text:p>17393.3933933934</text:p>
          </table:table-cell>
          <table:table-cell office:value-type="float" office:value="1747.14465" calcext:value-type="float">
            <text:p>1747.1446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1759.36193" calcext:value-type="float">
            <text:p>1759.36193</text:p>
          </table:table-cell>
          <table:table-cell office:value-type="float" office:value="114879720" calcext:value-type="float">
            <text:p>114879720</text:p>
          </table:table-cell>
          <table:table-cell office:value-type="float" office:value="1759.36193" calcext:value-type="float">
            <text:p>1759.36193</text:p>
          </table:table-cell>
          <table:table-cell table:number-columns-repeated="4"/>
          <table:table-cell office:value-type="float" office:value="17425.4254254254" calcext:value-type="float">
            <text:p>17425.4254254254</text:p>
          </table:table-cell>
          <table:table-cell office:value-type="float" office:value="1759.36193" calcext:value-type="float">
            <text:p>1759.3619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760" calcext:value-type="float">
            <text:p>-1760</text:p>
          </table:table-cell>
          <table:table-cell office:value-type="float" office:value="-115343360" calcext:value-type="float">
            <text:p>-115343360</text:p>
          </table:table-cell>
          <table:table-cell office:value-type="float" office:value="1748.13159" calcext:value-type="float">
            <text:p>1748.13159</text:p>
          </table:table-cell>
          <table:table-cell office:value-type="float" office:value="114262040" calcext:value-type="float">
            <text:p>114262040</text:p>
          </table:table-cell>
          <table:table-cell office:value-type="float" office:value="1748.13159" calcext:value-type="float">
            <text:p>1748.13159</text:p>
          </table:table-cell>
          <table:table-cell table:number-columns-repeated="4"/>
          <table:table-cell office:value-type="float" office:value="17457.4574574575" calcext:value-type="float">
            <text:p>17457.4574574575</text:p>
          </table:table-cell>
          <table:table-cell office:value-type="float" office:value="1748.13159" calcext:value-type="float">
            <text:p>1748.1315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1757" calcext:value-type="float">
            <text:p>-1757</text:p>
          </table:table-cell>
          <table:table-cell office:value-type="float" office:value="-115146752" calcext:value-type="float">
            <text:p>-115146752</text:p>
          </table:table-cell>
          <table:table-cell office:value-type="float" office:value="1739.53881" calcext:value-type="float">
            <text:p>1739.53881</text:p>
          </table:table-cell>
          <table:table-cell office:value-type="float" office:value="114376784" calcext:value-type="float">
            <text:p>114376784</text:p>
          </table:table-cell>
          <table:table-cell office:value-type="float" office:value="1739.53881" calcext:value-type="float">
            <text:p>1739.53881</text:p>
          </table:table-cell>
          <table:table-cell table:number-columns-repeated="4"/>
          <table:table-cell office:value-type="float" office:value="17489.4894894895" calcext:value-type="float">
            <text:p>17489.4894894895</text:p>
          </table:table-cell>
          <table:table-cell office:value-type="float" office:value="1739.53881" calcext:value-type="float">
            <text:p>1739.5388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39.27136" calcext:value-type="float">
            <text:p>1739.27136</text:p>
          </table:table-cell>
          <table:table-cell office:value-type="float" office:value="114416000" calcext:value-type="float">
            <text:p>114416000</text:p>
          </table:table-cell>
          <table:table-cell office:value-type="float" office:value="1739.27136" calcext:value-type="float">
            <text:p>1739.27136</text:p>
          </table:table-cell>
          <table:table-cell table:number-columns-repeated="4"/>
          <table:table-cell office:value-type="float" office:value="17521.5215215215" calcext:value-type="float">
            <text:p>17521.5215215215</text:p>
          </table:table-cell>
          <table:table-cell office:value-type="float" office:value="1739.27136" calcext:value-type="float">
            <text:p>1739.2713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52.6975" calcext:value-type="float">
            <text:p>1752.6975</text:p>
          </table:table-cell>
          <table:table-cell office:value-type="float" office:value="114859760" calcext:value-type="float">
            <text:p>114859760</text:p>
          </table:table-cell>
          <table:table-cell office:value-type="float" office:value="1752.6975" calcext:value-type="float">
            <text:p>1752.6975</text:p>
          </table:table-cell>
          <table:table-cell table:number-columns-repeated="4"/>
          <table:table-cell office:value-type="float" office:value="17553.5535535536" calcext:value-type="float">
            <text:p>17553.5535535536</text:p>
          </table:table-cell>
          <table:table-cell office:value-type="float" office:value="1752.6975" calcext:value-type="float">
            <text:p>1752.697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744" calcext:value-type="float">
            <text:p>-1744</text:p>
          </table:table-cell>
          <table:table-cell office:value-type="float" office:value="-114294784" calcext:value-type="float">
            <text:p>-114294784</text:p>
          </table:table-cell>
          <table:table-cell office:value-type="float" office:value="1745.22521" calcext:value-type="float">
            <text:p>1745.22521</text:p>
          </table:table-cell>
          <table:table-cell office:value-type="float" office:value="114456392" calcext:value-type="float">
            <text:p>114456392</text:p>
          </table:table-cell>
          <table:table-cell office:value-type="float" office:value="1745.22521" calcext:value-type="float">
            <text:p>1745.22521</text:p>
          </table:table-cell>
          <table:table-cell table:number-columns-repeated="4"/>
          <table:table-cell office:value-type="float" office:value="17585.5855855856" calcext:value-type="float">
            <text:p>17585.5855855856</text:p>
          </table:table-cell>
          <table:table-cell office:value-type="float" office:value="1745.22521" calcext:value-type="float">
            <text:p>1745.2252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748.91943" calcext:value-type="float">
            <text:p>1748.91943</text:p>
          </table:table-cell>
          <table:table-cell office:value-type="float" office:value="114828520" calcext:value-type="float">
            <text:p>114828520</text:p>
          </table:table-cell>
          <table:table-cell office:value-type="float" office:value="1748.91943" calcext:value-type="float">
            <text:p>1748.91943</text:p>
          </table:table-cell>
          <table:table-cell table:number-columns-repeated="4"/>
          <table:table-cell office:value-type="float" office:value="17617.6176176176" calcext:value-type="float">
            <text:p>17617.6176176176</text:p>
          </table:table-cell>
          <table:table-cell office:value-type="float" office:value="1748.91943" calcext:value-type="float">
            <text:p>1748.9194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58.13171" calcext:value-type="float">
            <text:p>1758.13171</text:p>
          </table:table-cell>
          <table:table-cell office:value-type="float" office:value="114849120" calcext:value-type="float">
            <text:p>114849120</text:p>
          </table:table-cell>
          <table:table-cell office:value-type="float" office:value="1758.13171" calcext:value-type="float">
            <text:p>1758.13171</text:p>
          </table:table-cell>
          <table:table-cell table:number-columns-repeated="4"/>
          <table:table-cell office:value-type="float" office:value="17649.6496496497" calcext:value-type="float">
            <text:p>17649.6496496497</text:p>
          </table:table-cell>
          <table:table-cell office:value-type="float" office:value="1758.13171" calcext:value-type="float">
            <text:p>1758.1317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37.47314" calcext:value-type="float">
            <text:p>1737.47314</text:p>
          </table:table-cell>
          <table:table-cell office:value-type="float" office:value="114204632" calcext:value-type="float">
            <text:p>114204632</text:p>
          </table:table-cell>
          <table:table-cell office:value-type="float" office:value="1737.47314" calcext:value-type="float">
            <text:p>1737.47314</text:p>
          </table:table-cell>
          <table:table-cell table:number-columns-repeated="4"/>
          <table:table-cell office:value-type="float" office:value="17681.6816816817" calcext:value-type="float">
            <text:p>17681.6816816817</text:p>
          </table:table-cell>
          <table:table-cell office:value-type="float" office:value="1737.47314" calcext:value-type="float">
            <text:p>1737.4731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1741.18395" calcext:value-type="float">
            <text:p>1741.18395</text:p>
          </table:table-cell>
          <table:table-cell office:value-type="float" office:value="114293376" calcext:value-type="float">
            <text:p>114293376</text:p>
          </table:table-cell>
          <table:table-cell office:value-type="float" office:value="1741.18395" calcext:value-type="float">
            <text:p>1741.18395</text:p>
          </table:table-cell>
          <table:table-cell table:number-columns-repeated="4"/>
          <table:table-cell office:value-type="float" office:value="17713.7137137137" calcext:value-type="float">
            <text:p>17713.7137137137</text:p>
          </table:table-cell>
          <table:table-cell office:value-type="float" office:value="1741.18395" calcext:value-type="float">
            <text:p>1741.1839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47.05871" calcext:value-type="float">
            <text:p>1747.05871</text:p>
          </table:table-cell>
          <table:table-cell office:value-type="float" office:value="114503072" calcext:value-type="float">
            <text:p>114503072</text:p>
          </table:table-cell>
          <table:table-cell office:value-type="float" office:value="1747.05871" calcext:value-type="float">
            <text:p>1747.05871</text:p>
          </table:table-cell>
          <table:table-cell table:number-columns-repeated="4"/>
          <table:table-cell office:value-type="float" office:value="17745.7457457457" calcext:value-type="float">
            <text:p>17745.7457457457</text:p>
          </table:table-cell>
          <table:table-cell office:value-type="float" office:value="1747.05871" calcext:value-type="float">
            <text:p>1747.0587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49.79235" calcext:value-type="float">
            <text:p>1749.79235</text:p>
          </table:table-cell>
          <table:table-cell office:value-type="float" office:value="114959680" calcext:value-type="float">
            <text:p>114959680</text:p>
          </table:table-cell>
          <table:table-cell office:value-type="float" office:value="1749.79235" calcext:value-type="float">
            <text:p>1749.79235</text:p>
          </table:table-cell>
          <table:table-cell table:number-columns-repeated="4"/>
          <table:table-cell office:value-type="float" office:value="17777.7777777778" calcext:value-type="float">
            <text:p>17777.7777777778</text:p>
          </table:table-cell>
          <table:table-cell office:value-type="float" office:value="1749.79235" calcext:value-type="float">
            <text:p>1749.7923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56.23669" calcext:value-type="float">
            <text:p>1756.23669</text:p>
          </table:table-cell>
          <table:table-cell office:value-type="float" office:value="114698584" calcext:value-type="float">
            <text:p>114698584</text:p>
          </table:table-cell>
          <table:table-cell office:value-type="float" office:value="1756.23669" calcext:value-type="float">
            <text:p>1756.23669</text:p>
          </table:table-cell>
          <table:table-cell table:number-columns-repeated="4"/>
          <table:table-cell office:value-type="float" office:value="17809.8098098098" calcext:value-type="float">
            <text:p>17809.8098098098</text:p>
          </table:table-cell>
          <table:table-cell office:value-type="float" office:value="1756.23669" calcext:value-type="float">
            <text:p>1756.2366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39.24035" calcext:value-type="float">
            <text:p>1739.24035</text:p>
          </table:table-cell>
          <table:table-cell office:value-type="float" office:value="114616656" calcext:value-type="float">
            <text:p>114616656</text:p>
          </table:table-cell>
          <table:table-cell office:value-type="float" office:value="1739.24035" calcext:value-type="float">
            <text:p>1739.24035</text:p>
          </table:table-cell>
          <table:table-cell table:number-columns-repeated="4"/>
          <table:table-cell office:value-type="float" office:value="17841.8418418418" calcext:value-type="float">
            <text:p>17841.8418418418</text:p>
          </table:table-cell>
          <table:table-cell office:value-type="float" office:value="1739.24035" calcext:value-type="float">
            <text:p>1739.240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755.05468" calcext:value-type="float">
            <text:p>1755.05468</text:p>
          </table:table-cell>
          <table:table-cell office:value-type="float" office:value="114610264" calcext:value-type="float">
            <text:p>114610264</text:p>
          </table:table-cell>
          <table:table-cell office:value-type="float" office:value="1755.05468" calcext:value-type="float">
            <text:p>1755.05468</text:p>
          </table:table-cell>
          <table:table-cell table:number-columns-repeated="4"/>
          <table:table-cell office:value-type="float" office:value="17873.8738738739" calcext:value-type="float">
            <text:p>17873.8738738739</text:p>
          </table:table-cell>
          <table:table-cell office:value-type="float" office:value="1755.05468" calcext:value-type="float">
            <text:p>1755.0546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60.34924" calcext:value-type="float">
            <text:p>1760.34924</text:p>
          </table:table-cell>
          <table:table-cell office:value-type="float" office:value="114966544" calcext:value-type="float">
            <text:p>114966544</text:p>
          </table:table-cell>
          <table:table-cell office:value-type="float" office:value="1760.34924" calcext:value-type="float">
            <text:p>1760.34924</text:p>
          </table:table-cell>
          <table:table-cell table:number-columns-repeated="4"/>
          <table:table-cell office:value-type="float" office:value="17905.9059059059" calcext:value-type="float">
            <text:p>17905.9059059059</text:p>
          </table:table-cell>
          <table:table-cell office:value-type="float" office:value="1760.34924" calcext:value-type="float">
            <text:p>1760.3492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46.4436" calcext:value-type="float">
            <text:p>1746.4436</text:p>
          </table:table-cell>
          <table:table-cell office:value-type="float" office:value="114474568" calcext:value-type="float">
            <text:p>114474568</text:p>
          </table:table-cell>
          <table:table-cell office:value-type="float" office:value="1746.4436" calcext:value-type="float">
            <text:p>1746.4436</text:p>
          </table:table-cell>
          <table:table-cell table:number-columns-repeated="4"/>
          <table:table-cell office:value-type="float" office:value="17937.9379379379" calcext:value-type="float">
            <text:p>17937.9379379379</text:p>
          </table:table-cell>
          <table:table-cell office:value-type="float" office:value="1746.4436" calcext:value-type="float">
            <text:p>1746.443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48.7749" calcext:value-type="float">
            <text:p>1748.7749</text:p>
          </table:table-cell>
          <table:table-cell office:value-type="float" office:value="114383624" calcext:value-type="float">
            <text:p>114383624</text:p>
          </table:table-cell>
          <table:table-cell office:value-type="float" office:value="1748.7749" calcext:value-type="float">
            <text:p>1748.7749</text:p>
          </table:table-cell>
          <table:table-cell table:number-columns-repeated="4"/>
          <table:table-cell office:value-type="float" office:value="17969.96996997" calcext:value-type="float">
            <text:p>17969.96996997</text:p>
          </table:table-cell>
          <table:table-cell office:value-type="float" office:value="1748.7749" calcext:value-type="float">
            <text:p>1748.774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52.46679" calcext:value-type="float">
            <text:p>1752.46679</text:p>
          </table:table-cell>
          <table:table-cell office:value-type="float" office:value="114788544" calcext:value-type="float">
            <text:p>114788544</text:p>
          </table:table-cell>
          <table:table-cell office:value-type="float" office:value="1752.46679" calcext:value-type="float">
            <text:p>1752.46679</text:p>
          </table:table-cell>
          <table:table-cell table:number-columns-repeated="4"/>
          <table:table-cell office:value-type="float" office:value="18002.002002002" calcext:value-type="float">
            <text:p>18002.002002002</text:p>
          </table:table-cell>
          <table:table-cell office:value-type="float" office:value="1752.46679" calcext:value-type="float">
            <text:p>1752.4667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708" calcext:value-type="float">
            <text:p>-1708</text:p>
          </table:table-cell>
          <table:table-cell office:value-type="float" office:value="-111935488" calcext:value-type="float">
            <text:p>-111935488</text:p>
          </table:table-cell>
          <table:table-cell office:value-type="float" office:value="1748.0791" calcext:value-type="float">
            <text:p>1748.0791</text:p>
          </table:table-cell>
          <table:table-cell office:value-type="float" office:value="114598296" calcext:value-type="float">
            <text:p>114598296</text:p>
          </table:table-cell>
          <table:table-cell office:value-type="float" office:value="1748.0791" calcext:value-type="float">
            <text:p>1748.0791</text:p>
          </table:table-cell>
          <table:table-cell table:number-columns-repeated="4"/>
          <table:table-cell office:value-type="float" office:value="18034.034034034" calcext:value-type="float">
            <text:p>18034.034034034</text:p>
          </table:table-cell>
          <table:table-cell office:value-type="float" office:value="1748.0791" calcext:value-type="float">
            <text:p>1748.079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46.10583" calcext:value-type="float">
            <text:p>1746.10583</text:p>
          </table:table-cell>
          <table:table-cell office:value-type="float" office:value="114423664" calcext:value-type="float">
            <text:p>114423664</text:p>
          </table:table-cell>
          <table:table-cell office:value-type="float" office:value="1746.10583" calcext:value-type="float">
            <text:p>1746.10583</text:p>
          </table:table-cell>
          <table:table-cell table:number-columns-repeated="4"/>
          <table:table-cell office:value-type="float" office:value="18066.0660660661" calcext:value-type="float">
            <text:p>18066.0660660661</text:p>
          </table:table-cell>
          <table:table-cell office:value-type="float" office:value="1746.10583" calcext:value-type="float">
            <text:p>1746.1058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50.05981" calcext:value-type="float">
            <text:p>1750.05981</text:p>
          </table:table-cell>
          <table:table-cell office:value-type="float" office:value="114339336" calcext:value-type="float">
            <text:p>114339336</text:p>
          </table:table-cell>
          <table:table-cell office:value-type="float" office:value="1750.05981" calcext:value-type="float">
            <text:p>1750.05981</text:p>
          </table:table-cell>
          <table:table-cell table:number-columns-repeated="4"/>
          <table:table-cell office:value-type="float" office:value="18098.0980980981" calcext:value-type="float">
            <text:p>18098.0980980981</text:p>
          </table:table-cell>
          <table:table-cell office:value-type="float" office:value="1750.05981" calcext:value-type="float">
            <text:p>1750.0598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56.60131" calcext:value-type="float">
            <text:p>1756.60131</text:p>
          </table:table-cell>
          <table:table-cell office:value-type="float" office:value="114723072" calcext:value-type="float">
            <text:p>114723072</text:p>
          </table:table-cell>
          <table:table-cell office:value-type="float" office:value="1756.60131" calcext:value-type="float">
            <text:p>1756.60131</text:p>
          </table:table-cell>
          <table:table-cell table:number-columns-repeated="4"/>
          <table:table-cell office:value-type="float" office:value="18130.1301301301" calcext:value-type="float">
            <text:p>18130.1301301301</text:p>
          </table:table-cell>
          <table:table-cell office:value-type="float" office:value="1756.60131" calcext:value-type="float">
            <text:p>1756.6013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50.79052" calcext:value-type="float">
            <text:p>1750.79052</text:p>
          </table:table-cell>
          <table:table-cell office:value-type="float" office:value="114590672" calcext:value-type="float">
            <text:p>114590672</text:p>
          </table:table-cell>
          <table:table-cell office:value-type="float" office:value="1750.79052" calcext:value-type="float">
            <text:p>1750.79052</text:p>
          </table:table-cell>
          <table:table-cell table:number-columns-repeated="4"/>
          <table:table-cell office:value-type="float" office:value="18162.1621621622" calcext:value-type="float">
            <text:p>18162.1621621622</text:p>
          </table:table-cell>
          <table:table-cell office:value-type="float" office:value="1750.79052" calcext:value-type="float">
            <text:p>1750.7905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1718" calcext:value-type="float">
            <text:p>-1718</text:p>
          </table:table-cell>
          <table:table-cell office:value-type="float" office:value="-112590848" calcext:value-type="float">
            <text:p>-112590848</text:p>
          </table:table-cell>
          <table:table-cell office:value-type="float" office:value="1750.33728" calcext:value-type="float">
            <text:p>1750.33728</text:p>
          </table:table-cell>
          <table:table-cell office:value-type="float" office:value="114136984" calcext:value-type="float">
            <text:p>114136984</text:p>
          </table:table-cell>
          <table:table-cell office:value-type="float" office:value="1750.33728" calcext:value-type="float">
            <text:p>1750.33728</text:p>
          </table:table-cell>
          <table:table-cell table:number-columns-repeated="4"/>
          <table:table-cell office:value-type="float" office:value="18194.1941941942" calcext:value-type="float">
            <text:p>18194.1941941942</text:p>
          </table:table-cell>
          <table:table-cell office:value-type="float" office:value="1750.33728" calcext:value-type="float">
            <text:p>1750.3372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743.00097" calcext:value-type="float">
            <text:p>1743.00097</text:p>
          </table:table-cell>
          <table:table-cell office:value-type="float" office:value="114352608" calcext:value-type="float">
            <text:p>114352608</text:p>
          </table:table-cell>
          <table:table-cell office:value-type="float" office:value="1743.00097" calcext:value-type="float">
            <text:p>1743.00097</text:p>
          </table:table-cell>
          <table:table-cell table:number-columns-repeated="4"/>
          <table:table-cell office:value-type="float" office:value="18226.2262262262" calcext:value-type="float">
            <text:p>18226.2262262262</text:p>
          </table:table-cell>
          <table:table-cell office:value-type="float" office:value="1743.00097" calcext:value-type="float">
            <text:p>1743.0009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38.38012" calcext:value-type="float">
            <text:p>1738.38012</text:p>
          </table:table-cell>
          <table:table-cell office:value-type="float" office:value="114693408" calcext:value-type="float">
            <text:p>114693408</text:p>
          </table:table-cell>
          <table:table-cell office:value-type="float" office:value="1738.38012" calcext:value-type="float">
            <text:p>1738.38012</text:p>
          </table:table-cell>
          <table:table-cell table:number-columns-repeated="4"/>
          <table:table-cell office:value-type="float" office:value="18258.2582582583" calcext:value-type="float">
            <text:p>18258.2582582583</text:p>
          </table:table-cell>
          <table:table-cell office:value-type="float" office:value="1738.38012" calcext:value-type="float">
            <text:p>1738.3801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728" calcext:value-type="float">
            <text:p>-1728</text:p>
          </table:table-cell>
          <table:table-cell office:value-type="float" office:value="-113246208" calcext:value-type="float">
            <text:p>-113246208</text:p>
          </table:table-cell>
          <table:table-cell office:value-type="float" office:value="1736.47424" calcext:value-type="float">
            <text:p>1736.47424</text:p>
          </table:table-cell>
          <table:table-cell office:value-type="float" office:value="114440856" calcext:value-type="float">
            <text:p>114440856</text:p>
          </table:table-cell>
          <table:table-cell office:value-type="float" office:value="1736.47424" calcext:value-type="float">
            <text:p>1736.47424</text:p>
          </table:table-cell>
          <table:table-cell table:number-columns-repeated="4"/>
          <table:table-cell office:value-type="float" office:value="18290.2902902903" calcext:value-type="float">
            <text:p>18290.2902902903</text:p>
          </table:table-cell>
          <table:table-cell office:value-type="float" office:value="1736.47424" calcext:value-type="float">
            <text:p>1736.4742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37.01538" calcext:value-type="float">
            <text:p>1737.01538</text:p>
          </table:table-cell>
          <table:table-cell office:value-type="float" office:value="114502616" calcext:value-type="float">
            <text:p>114502616</text:p>
          </table:table-cell>
          <table:table-cell office:value-type="float" office:value="1737.01538" calcext:value-type="float">
            <text:p>1737.01538</text:p>
          </table:table-cell>
          <table:table-cell table:number-columns-repeated="4"/>
          <table:table-cell office:value-type="float" office:value="18322.3223223223" calcext:value-type="float">
            <text:p>18322.3223223223</text:p>
          </table:table-cell>
          <table:table-cell office:value-type="float" office:value="1737.01538" calcext:value-type="float">
            <text:p>1737.0153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45.3894" calcext:value-type="float">
            <text:p>1745.3894</text:p>
          </table:table-cell>
          <table:table-cell office:value-type="float" office:value="114292536" calcext:value-type="float">
            <text:p>114292536</text:p>
          </table:table-cell>
          <table:table-cell office:value-type="float" office:value="1745.3894" calcext:value-type="float">
            <text:p>1745.3894</text:p>
          </table:table-cell>
          <table:table-cell table:number-columns-repeated="4"/>
          <table:table-cell office:value-type="float" office:value="18354.3543543544" calcext:value-type="float">
            <text:p>18354.3543543544</text:p>
          </table:table-cell>
          <table:table-cell office:value-type="float" office:value="1745.3894" calcext:value-type="float">
            <text:p>1745.389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761.36169" calcext:value-type="float">
            <text:p>1761.36169</text:p>
          </table:table-cell>
          <table:table-cell office:value-type="float" office:value="114795448" calcext:value-type="float">
            <text:p>114795448</text:p>
          </table:table-cell>
          <table:table-cell office:value-type="float" office:value="1761.36169" calcext:value-type="float">
            <text:p>1761.36169</text:p>
          </table:table-cell>
          <table:table-cell table:number-columns-repeated="4"/>
          <table:table-cell office:value-type="float" office:value="18386.3863863864" calcext:value-type="float">
            <text:p>18386.3863863864</text:p>
          </table:table-cell>
          <table:table-cell office:value-type="float" office:value="1761.36169" calcext:value-type="float">
            <text:p>1761.3616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746" calcext:value-type="float">
            <text:p>-1746</text:p>
          </table:table-cell>
          <table:table-cell office:value-type="float" office:value="-114425856" calcext:value-type="float">
            <text:p>-114425856</text:p>
          </table:table-cell>
          <table:table-cell office:value-type="float" office:value="1743.74719" calcext:value-type="float">
            <text:p>1743.74719</text:p>
          </table:table-cell>
          <table:table-cell office:value-type="float" office:value="114301952" calcext:value-type="float">
            <text:p>114301952</text:p>
          </table:table-cell>
          <table:table-cell office:value-type="float" office:value="1743.74719" calcext:value-type="float">
            <text:p>1743.74719</text:p>
          </table:table-cell>
          <table:table-cell table:number-columns-repeated="4"/>
          <table:table-cell office:value-type="float" office:value="18418.4184184184" calcext:value-type="float">
            <text:p>18418.4184184184</text:p>
          </table:table-cell>
          <table:table-cell office:value-type="float" office:value="1743.74719" calcext:value-type="float">
            <text:p>1743.7471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49.31005" calcext:value-type="float">
            <text:p>1749.31005</text:p>
          </table:table-cell>
          <table:table-cell office:value-type="float" office:value="114878744" calcext:value-type="float">
            <text:p>114878744</text:p>
          </table:table-cell>
          <table:table-cell office:value-type="float" office:value="1749.31005" calcext:value-type="float">
            <text:p>1749.31005</text:p>
          </table:table-cell>
          <table:table-cell table:number-columns-repeated="4"/>
          <table:table-cell office:value-type="float" office:value="18450.4504504505" calcext:value-type="float">
            <text:p>18450.4504504505</text:p>
          </table:table-cell>
          <table:table-cell office:value-type="float" office:value="1749.31005" calcext:value-type="float">
            <text:p>1749.310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48.70361" calcext:value-type="float">
            <text:p>1748.70361</text:p>
          </table:table-cell>
          <table:table-cell office:value-type="float" office:value="114785400" calcext:value-type="float">
            <text:p>114785400</text:p>
          </table:table-cell>
          <table:table-cell office:value-type="float" office:value="1748.70361" calcext:value-type="float">
            <text:p>1748.70361</text:p>
          </table:table-cell>
          <table:table-cell table:number-columns-repeated="4"/>
          <table:table-cell office:value-type="float" office:value="18482.4824824825" calcext:value-type="float">
            <text:p>18482.4824824825</text:p>
          </table:table-cell>
          <table:table-cell office:value-type="float" office:value="1748.70361" calcext:value-type="float">
            <text:p>1748.7036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737.25134" calcext:value-type="float">
            <text:p>1737.25134</text:p>
          </table:table-cell>
          <table:table-cell office:value-type="float" office:value="114046928" calcext:value-type="float">
            <text:p>114046928</text:p>
          </table:table-cell>
          <table:table-cell office:value-type="float" office:value="1737.25134" calcext:value-type="float">
            <text:p>1737.25134</text:p>
          </table:table-cell>
          <table:table-cell table:number-columns-repeated="4"/>
          <table:table-cell office:value-type="float" office:value="18514.5145145145" calcext:value-type="float">
            <text:p>18514.5145145145</text:p>
          </table:table-cell>
          <table:table-cell office:value-type="float" office:value="1737.25134" calcext:value-type="float">
            <text:p>1737.2513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42.25866" calcext:value-type="float">
            <text:p>1742.25866</text:p>
          </table:table-cell>
          <table:table-cell office:value-type="float" office:value="114156280" calcext:value-type="float">
            <text:p>114156280</text:p>
          </table:table-cell>
          <table:table-cell office:value-type="float" office:value="1742.25866" calcext:value-type="float">
            <text:p>1742.25866</text:p>
          </table:table-cell>
          <table:table-cell table:number-columns-repeated="4"/>
          <table:table-cell office:value-type="float" office:value="18546.5465465465" calcext:value-type="float">
            <text:p>18546.5465465465</text:p>
          </table:table-cell>
          <table:table-cell office:value-type="float" office:value="1742.25866" calcext:value-type="float">
            <text:p>1742.2586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1770" calcext:value-type="float">
            <text:p>-1770</text:p>
          </table:table-cell>
          <table:table-cell office:value-type="float" office:value="-115998720" calcext:value-type="float">
            <text:p>-115998720</text:p>
          </table:table-cell>
          <table:table-cell office:value-type="float" office:value="1753.42016" calcext:value-type="float">
            <text:p>1753.42016</text:p>
          </table:table-cell>
          <table:table-cell office:value-type="float" office:value="114665840" calcext:value-type="float">
            <text:p>114665840</text:p>
          </table:table-cell>
          <table:table-cell office:value-type="float" office:value="1753.42016" calcext:value-type="float">
            <text:p>1753.42016</text:p>
          </table:table-cell>
          <table:table-cell table:number-columns-repeated="4"/>
          <table:table-cell office:value-type="float" office:value="18578.5785785786" calcext:value-type="float">
            <text:p>18578.5785785786</text:p>
          </table:table-cell>
          <table:table-cell office:value-type="float" office:value="1753.42016" calcext:value-type="float">
            <text:p>1753.4201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773" calcext:value-type="float">
            <text:p>-1773</text:p>
          </table:table-cell>
          <table:table-cell office:value-type="float" office:value="-116195328" calcext:value-type="float">
            <text:p>-116195328</text:p>
          </table:table-cell>
          <table:table-cell office:value-type="float" office:value="1732.82458" calcext:value-type="float">
            <text:p>1732.82458</text:p>
          </table:table-cell>
          <table:table-cell office:value-type="float" office:value="114085688" calcext:value-type="float">
            <text:p>114085688</text:p>
          </table:table-cell>
          <table:table-cell office:value-type="float" office:value="1732.82458" calcext:value-type="float">
            <text:p>1732.82458</text:p>
          </table:table-cell>
          <table:table-cell table:number-columns-repeated="4"/>
          <table:table-cell office:value-type="float" office:value="18610.6106106106" calcext:value-type="float">
            <text:p>18610.6106106106</text:p>
          </table:table-cell>
          <table:table-cell office:value-type="float" office:value="1732.82458" calcext:value-type="float">
            <text:p>1732.8245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58.75769" calcext:value-type="float">
            <text:p>1758.75769</text:p>
          </table:table-cell>
          <table:table-cell office:value-type="float" office:value="114749392" calcext:value-type="float">
            <text:p>114749392</text:p>
          </table:table-cell>
          <table:table-cell office:value-type="float" office:value="1758.75769" calcext:value-type="float">
            <text:p>1758.75769</text:p>
          </table:table-cell>
          <table:table-cell table:number-columns-repeated="4"/>
          <table:table-cell office:value-type="float" office:value="18642.6426426426" calcext:value-type="float">
            <text:p>18642.6426426426</text:p>
          </table:table-cell>
          <table:table-cell office:value-type="float" office:value="1758.75769" calcext:value-type="float">
            <text:p>1758.7576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36.24926" calcext:value-type="float">
            <text:p>1736.24926</text:p>
          </table:table-cell>
          <table:table-cell office:value-type="float" office:value="114102344" calcext:value-type="float">
            <text:p>114102344</text:p>
          </table:table-cell>
          <table:table-cell office:value-type="float" office:value="1736.24926" calcext:value-type="float">
            <text:p>1736.24926</text:p>
          </table:table-cell>
          <table:table-cell table:number-columns-repeated="4"/>
          <table:table-cell office:value-type="float" office:value="18674.6746746747" calcext:value-type="float">
            <text:p>18674.6746746747</text:p>
          </table:table-cell>
          <table:table-cell office:value-type="float" office:value="1736.24926" calcext:value-type="float">
            <text:p>1736.2492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749.04541" calcext:value-type="float">
            <text:p>1749.04541</text:p>
          </table:table-cell>
          <table:table-cell office:value-type="float" office:value="114544792" calcext:value-type="float">
            <text:p>114544792</text:p>
          </table:table-cell>
          <table:table-cell office:value-type="float" office:value="1749.04541" calcext:value-type="float">
            <text:p>1749.04541</text:p>
          </table:table-cell>
          <table:table-cell table:number-columns-repeated="4"/>
          <table:table-cell office:value-type="float" office:value="18706.7067067067" calcext:value-type="float">
            <text:p>18706.7067067067</text:p>
          </table:table-cell>
          <table:table-cell office:value-type="float" office:value="1749.04541" calcext:value-type="float">
            <text:p>1749.0454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48.40148" calcext:value-type="float">
            <text:p>1748.40148</text:p>
          </table:table-cell>
          <table:table-cell office:value-type="float" office:value="114396240" calcext:value-type="float">
            <text:p>114396240</text:p>
          </table:table-cell>
          <table:table-cell office:value-type="float" office:value="1748.40148" calcext:value-type="float">
            <text:p>1748.40148</text:p>
          </table:table-cell>
          <table:table-cell table:number-columns-repeated="4"/>
          <table:table-cell office:value-type="float" office:value="18738.7387387387" calcext:value-type="float">
            <text:p>18738.7387387387</text:p>
          </table:table-cell>
          <table:table-cell office:value-type="float" office:value="1748.40148" calcext:value-type="float">
            <text:p>1748.4014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43.50939" calcext:value-type="float">
            <text:p>1743.50939</text:p>
          </table:table-cell>
          <table:table-cell office:value-type="float" office:value="114443120" calcext:value-type="float">
            <text:p>114443120</text:p>
          </table:table-cell>
          <table:table-cell office:value-type="float" office:value="1743.50939" calcext:value-type="float">
            <text:p>1743.50939</text:p>
          </table:table-cell>
          <table:table-cell table:number-columns-repeated="4"/>
          <table:table-cell office:value-type="float" office:value="18770.7707707708" calcext:value-type="float">
            <text:p>18770.7707707708</text:p>
          </table:table-cell>
          <table:table-cell office:value-type="float" office:value="1743.50939" calcext:value-type="float">
            <text:p>1743.5093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40.66296" calcext:value-type="float">
            <text:p>1740.66296</text:p>
          </table:table-cell>
          <table:table-cell office:value-type="float" office:value="114156856" calcext:value-type="float">
            <text:p>114156856</text:p>
          </table:table-cell>
          <table:table-cell office:value-type="float" office:value="1740.66296" calcext:value-type="float">
            <text:p>1740.66296</text:p>
          </table:table-cell>
          <table:table-cell table:number-columns-repeated="4"/>
          <table:table-cell office:value-type="float" office:value="18802.8028028028" calcext:value-type="float">
            <text:p>18802.8028028028</text:p>
          </table:table-cell>
          <table:table-cell office:value-type="float" office:value="1740.66296" calcext:value-type="float">
            <text:p>1740.6629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49.46997" calcext:value-type="float">
            <text:p>1749.46997</text:p>
          </table:table-cell>
          <table:table-cell office:value-type="float" office:value="114800600" calcext:value-type="float">
            <text:p>114800600</text:p>
          </table:table-cell>
          <table:table-cell office:value-type="float" office:value="1749.46997" calcext:value-type="float">
            <text:p>1749.46997</text:p>
          </table:table-cell>
          <table:table-cell table:number-columns-repeated="4"/>
          <table:table-cell office:value-type="float" office:value="18834.8348348348" calcext:value-type="float">
            <text:p>18834.8348348348</text:p>
          </table:table-cell>
          <table:table-cell office:value-type="float" office:value="1749.46997" calcext:value-type="float">
            <text:p>1749.4699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52.48193" calcext:value-type="float">
            <text:p>1752.48193</text:p>
          </table:table-cell>
          <table:table-cell office:value-type="float" office:value="114550080" calcext:value-type="float">
            <text:p>114550080</text:p>
          </table:table-cell>
          <table:table-cell office:value-type="float" office:value="1752.48193" calcext:value-type="float">
            <text:p>1752.48193</text:p>
          </table:table-cell>
          <table:table-cell table:number-columns-repeated="4"/>
          <table:table-cell office:value-type="float" office:value="18866.8668668669" calcext:value-type="float">
            <text:p>18866.8668668669</text:p>
          </table:table-cell>
          <table:table-cell office:value-type="float" office:value="1752.48193" calcext:value-type="float">
            <text:p>1752.4819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39.79162" calcext:value-type="float">
            <text:p>1739.79162</text:p>
          </table:table-cell>
          <table:table-cell office:value-type="float" office:value="114062952" calcext:value-type="float">
            <text:p>114062952</text:p>
          </table:table-cell>
          <table:table-cell office:value-type="float" office:value="1739.79162" calcext:value-type="float">
            <text:p>1739.79162</text:p>
          </table:table-cell>
          <table:table-cell table:number-columns-repeated="4"/>
          <table:table-cell office:value-type="float" office:value="18898.8988988989" calcext:value-type="float">
            <text:p>18898.8988988989</text:p>
          </table:table-cell>
          <table:table-cell office:value-type="float" office:value="1739.79162" calcext:value-type="float">
            <text:p>1739.7916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40.04565" calcext:value-type="float">
            <text:p>1740.04565</text:p>
          </table:table-cell>
          <table:table-cell office:value-type="float" office:value="114429208" calcext:value-type="float">
            <text:p>114429208</text:p>
          </table:table-cell>
          <table:table-cell office:value-type="float" office:value="1740.04565" calcext:value-type="float">
            <text:p>1740.04565</text:p>
          </table:table-cell>
          <table:table-cell table:number-columns-repeated="4"/>
          <table:table-cell office:value-type="float" office:value="18930.9309309309" calcext:value-type="float">
            <text:p>18930.9309309309</text:p>
          </table:table-cell>
          <table:table-cell office:value-type="float" office:value="1740.04565" calcext:value-type="float">
            <text:p>1740.0456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48.66003" calcext:value-type="float">
            <text:p>1748.66003</text:p>
          </table:table-cell>
          <table:table-cell office:value-type="float" office:value="114600904" calcext:value-type="float">
            <text:p>114600904</text:p>
          </table:table-cell>
          <table:table-cell office:value-type="float" office:value="1748.66003" calcext:value-type="float">
            <text:p>1748.66003</text:p>
          </table:table-cell>
          <table:table-cell table:number-columns-repeated="4"/>
          <table:table-cell office:value-type="float" office:value="18962.962962963" calcext:value-type="float">
            <text:p>18962.962962963</text:p>
          </table:table-cell>
          <table:table-cell office:value-type="float" office:value="1748.66003" calcext:value-type="float">
            <text:p>1748.6600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813" calcext:value-type="float">
            <text:p>-1813</text:p>
          </table:table-cell>
          <table:table-cell office:value-type="float" office:value="-118816768" calcext:value-type="float">
            <text:p>-118816768</text:p>
          </table:table-cell>
          <table:table-cell office:value-type="float" office:value="1769.76464" calcext:value-type="float">
            <text:p>1769.76464</text:p>
          </table:table-cell>
          <table:table-cell office:value-type="float" office:value="114968768" calcext:value-type="float">
            <text:p>114968768</text:p>
          </table:table-cell>
          <table:table-cell office:value-type="float" office:value="1769.76464" calcext:value-type="float">
            <text:p>1769.76464</text:p>
          </table:table-cell>
          <table:table-cell table:number-columns-repeated="4"/>
          <table:table-cell office:value-type="float" office:value="18994.994994995" calcext:value-type="float">
            <text:p>18994.994994995</text:p>
          </table:table-cell>
          <table:table-cell office:value-type="float" office:value="1769.76464" calcext:value-type="float">
            <text:p>1769.7646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1754.95495" calcext:value-type="float">
            <text:p>1754.95495</text:p>
          </table:table-cell>
          <table:table-cell office:value-type="float" office:value="114486488" calcext:value-type="float">
            <text:p>114486488</text:p>
          </table:table-cell>
          <table:table-cell office:value-type="float" office:value="1754.95495" calcext:value-type="float">
            <text:p>1754.95495</text:p>
          </table:table-cell>
          <table:table-cell table:number-columns-repeated="4"/>
          <table:table-cell office:value-type="float" office:value="19027.027027027" calcext:value-type="float">
            <text:p>19027.027027027</text:p>
          </table:table-cell>
          <table:table-cell office:value-type="float" office:value="1754.95495" calcext:value-type="float">
            <text:p>1754.9549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44.03552" calcext:value-type="float">
            <text:p>1744.03552</text:p>
          </table:table-cell>
          <table:table-cell office:value-type="float" office:value="114334216" calcext:value-type="float">
            <text:p>114334216</text:p>
          </table:table-cell>
          <table:table-cell office:value-type="float" office:value="1744.03552" calcext:value-type="float">
            <text:p>1744.03552</text:p>
          </table:table-cell>
          <table:table-cell table:number-columns-repeated="4"/>
          <table:table-cell office:value-type="float" office:value="19059.0590590591" calcext:value-type="float">
            <text:p>19059.0590590591</text:p>
          </table:table-cell>
          <table:table-cell office:value-type="float" office:value="1744.03552" calcext:value-type="float">
            <text:p>1744.0355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53.77673" calcext:value-type="float">
            <text:p>1753.77673</text:p>
          </table:table-cell>
          <table:table-cell office:value-type="float" office:value="114195440" calcext:value-type="float">
            <text:p>114195440</text:p>
          </table:table-cell>
          <table:table-cell office:value-type="float" office:value="1753.77673" calcext:value-type="float">
            <text:p>1753.77673</text:p>
          </table:table-cell>
          <table:table-cell table:number-columns-repeated="4"/>
          <table:table-cell office:value-type="float" office:value="19091.0910910911" calcext:value-type="float">
            <text:p>19091.0910910911</text:p>
          </table:table-cell>
          <table:table-cell office:value-type="float" office:value="1753.77673" calcext:value-type="float">
            <text:p>1753.7767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5.80786" calcext:value-type="float">
            <text:p>1755.80786</text:p>
          </table:table-cell>
          <table:table-cell office:value-type="float" office:value="114928160" calcext:value-type="float">
            <text:p>114928160</text:p>
          </table:table-cell>
          <table:table-cell office:value-type="float" office:value="1755.80786" calcext:value-type="float">
            <text:p>1755.80786</text:p>
          </table:table-cell>
          <table:table-cell table:number-columns-repeated="4"/>
          <table:table-cell office:value-type="float" office:value="19123.1231231231" calcext:value-type="float">
            <text:p>19123.1231231231</text:p>
          </table:table-cell>
          <table:table-cell office:value-type="float" office:value="1755.80786" calcext:value-type="float">
            <text:p>1755.8078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5.30651" calcext:value-type="float">
            <text:p>1755.30651</text:p>
          </table:table-cell>
          <table:table-cell office:value-type="float" office:value="114277352" calcext:value-type="float">
            <text:p>114277352</text:p>
          </table:table-cell>
          <table:table-cell office:value-type="float" office:value="1755.30651" calcext:value-type="float">
            <text:p>1755.30651</text:p>
          </table:table-cell>
          <table:table-cell table:number-columns-repeated="4"/>
          <table:table-cell office:value-type="float" office:value="19155.1551551552" calcext:value-type="float">
            <text:p>19155.1551551552</text:p>
          </table:table-cell>
          <table:table-cell office:value-type="float" office:value="1755.30651" calcext:value-type="float">
            <text:p>1755.3065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54.70642" calcext:value-type="float">
            <text:p>1754.70642</text:p>
          </table:table-cell>
          <table:table-cell office:value-type="float" office:value="114314456" calcext:value-type="float">
            <text:p>114314456</text:p>
          </table:table-cell>
          <table:table-cell office:value-type="float" office:value="1754.70642" calcext:value-type="float">
            <text:p>1754.70642</text:p>
          </table:table-cell>
          <table:table-cell table:number-columns-repeated="4"/>
          <table:table-cell office:value-type="float" office:value="19187.1871871872" calcext:value-type="float">
            <text:p>19187.1871871872</text:p>
          </table:table-cell>
          <table:table-cell office:value-type="float" office:value="1754.70642" calcext:value-type="float">
            <text:p>1754.7064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50.92578" calcext:value-type="float">
            <text:p>1750.92578</text:p>
          </table:table-cell>
          <table:table-cell office:value-type="float" office:value="114485408" calcext:value-type="float">
            <text:p>114485408</text:p>
          </table:table-cell>
          <table:table-cell office:value-type="float" office:value="1750.92578" calcext:value-type="float">
            <text:p>1750.92578</text:p>
          </table:table-cell>
          <table:table-cell table:number-columns-repeated="4"/>
          <table:table-cell office:value-type="float" office:value="19219.2192192192" calcext:value-type="float">
            <text:p>19219.2192192192</text:p>
          </table:table-cell>
          <table:table-cell office:value-type="float" office:value="1750.92578" calcext:value-type="float">
            <text:p>1750.9257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42.427" calcext:value-type="float">
            <text:p>1742.427</text:p>
          </table:table-cell>
          <table:table-cell office:value-type="float" office:value="114826280" calcext:value-type="float">
            <text:p>114826280</text:p>
          </table:table-cell>
          <table:table-cell office:value-type="float" office:value="1742.427" calcext:value-type="float">
            <text:p>1742.427</text:p>
          </table:table-cell>
          <table:table-cell table:number-columns-repeated="4"/>
          <table:table-cell office:value-type="float" office:value="19251.2512512513" calcext:value-type="float">
            <text:p>19251.2512512513</text:p>
          </table:table-cell>
          <table:table-cell office:value-type="float" office:value="1742.427" calcext:value-type="float">
            <text:p>1742.42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38.13171" calcext:value-type="float">
            <text:p>1738.13171</text:p>
          </table:table-cell>
          <table:table-cell office:value-type="float" office:value="114979608" calcext:value-type="float">
            <text:p>114979608</text:p>
          </table:table-cell>
          <table:table-cell office:value-type="float" office:value="1738.13171" calcext:value-type="float">
            <text:p>1738.13171</text:p>
          </table:table-cell>
          <table:table-cell table:number-columns-repeated="4"/>
          <table:table-cell office:value-type="float" office:value="19283.2832832833" calcext:value-type="float">
            <text:p>19283.2832832833</text:p>
          </table:table-cell>
          <table:table-cell office:value-type="float" office:value="1738.13171" calcext:value-type="float">
            <text:p>1738.1317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35.74206" calcext:value-type="float">
            <text:p>1735.74206</text:p>
          </table:table-cell>
          <table:table-cell office:value-type="float" office:value="114236904" calcext:value-type="float">
            <text:p>114236904</text:p>
          </table:table-cell>
          <table:table-cell office:value-type="float" office:value="1735.74206" calcext:value-type="float">
            <text:p>1735.74206</text:p>
          </table:table-cell>
          <table:table-cell table:number-columns-repeated="4"/>
          <table:table-cell office:value-type="float" office:value="19315.3153153153" calcext:value-type="float">
            <text:p>19315.3153153153</text:p>
          </table:table-cell>
          <table:table-cell office:value-type="float" office:value="1735.74206" calcext:value-type="float">
            <text:p>1735.7420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52.4663" calcext:value-type="float">
            <text:p>1752.4663</text:p>
          </table:table-cell>
          <table:table-cell office:value-type="float" office:value="114413936" calcext:value-type="float">
            <text:p>114413936</text:p>
          </table:table-cell>
          <table:table-cell office:value-type="float" office:value="1752.4663" calcext:value-type="float">
            <text:p>1752.4663</text:p>
          </table:table-cell>
          <table:table-cell table:number-columns-repeated="4"/>
          <table:table-cell office:value-type="float" office:value="19347.3473473473" calcext:value-type="float">
            <text:p>19347.3473473473</text:p>
          </table:table-cell>
          <table:table-cell office:value-type="float" office:value="1752.4663" calcext:value-type="float">
            <text:p>1752.466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60.82604" calcext:value-type="float">
            <text:p>1760.82604</text:p>
          </table:table-cell>
          <table:table-cell office:value-type="float" office:value="115248224" calcext:value-type="float">
            <text:p>115248224</text:p>
          </table:table-cell>
          <table:table-cell office:value-type="float" office:value="1760.82604" calcext:value-type="float">
            <text:p>1760.82604</text:p>
          </table:table-cell>
          <table:table-cell table:number-columns-repeated="4"/>
          <table:table-cell office:value-type="float" office:value="19379.3793793794" calcext:value-type="float">
            <text:p>19379.3793793794</text:p>
          </table:table-cell>
          <table:table-cell office:value-type="float" office:value="1760.82604" calcext:value-type="float">
            <text:p>1760.8260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62.02722" calcext:value-type="float">
            <text:p>1762.02722</text:p>
          </table:table-cell>
          <table:table-cell office:value-type="float" office:value="114764264" calcext:value-type="float">
            <text:p>114764264</text:p>
          </table:table-cell>
          <table:table-cell office:value-type="float" office:value="1762.02722" calcext:value-type="float">
            <text:p>1762.02722</text:p>
          </table:table-cell>
          <table:table-cell table:number-columns-repeated="4"/>
          <table:table-cell office:value-type="float" office:value="19411.4114114114" calcext:value-type="float">
            <text:p>19411.4114114114</text:p>
          </table:table-cell>
          <table:table-cell office:value-type="float" office:value="1762.02722" calcext:value-type="float">
            <text:p>1762.0272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47.70324" calcext:value-type="float">
            <text:p>1747.70324</text:p>
          </table:table-cell>
          <table:table-cell office:value-type="float" office:value="114864336" calcext:value-type="float">
            <text:p>114864336</text:p>
          </table:table-cell>
          <table:table-cell office:value-type="float" office:value="1747.70324" calcext:value-type="float">
            <text:p>1747.70324</text:p>
          </table:table-cell>
          <table:table-cell table:number-columns-repeated="4"/>
          <table:table-cell office:value-type="float" office:value="19443.4434434434" calcext:value-type="float">
            <text:p>19443.4434434434</text:p>
          </table:table-cell>
          <table:table-cell office:value-type="float" office:value="1747.70324" calcext:value-type="float">
            <text:p>1747.7032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47.3258" calcext:value-type="float">
            <text:p>1747.3258</text:p>
          </table:table-cell>
          <table:table-cell office:value-type="float" office:value="114377432" calcext:value-type="float">
            <text:p>114377432</text:p>
          </table:table-cell>
          <table:table-cell office:value-type="float" office:value="1747.3258" calcext:value-type="float">
            <text:p>1747.3258</text:p>
          </table:table-cell>
          <table:table-cell table:number-columns-repeated="4"/>
          <table:table-cell office:value-type="float" office:value="19475.4754754755" calcext:value-type="float">
            <text:p>19475.4754754755</text:p>
          </table:table-cell>
          <table:table-cell office:value-type="float" office:value="1747.3258" calcext:value-type="float">
            <text:p>1747.325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42.2384" calcext:value-type="float">
            <text:p>1742.2384</text:p>
          </table:table-cell>
          <table:table-cell office:value-type="float" office:value="114357592" calcext:value-type="float">
            <text:p>114357592</text:p>
          </table:table-cell>
          <table:table-cell office:value-type="float" office:value="1742.2384" calcext:value-type="float">
            <text:p>1742.2384</text:p>
          </table:table-cell>
          <table:table-cell table:number-columns-repeated="4"/>
          <table:table-cell office:value-type="float" office:value="19507.5075075075" calcext:value-type="float">
            <text:p>19507.5075075075</text:p>
          </table:table-cell>
          <table:table-cell office:value-type="float" office:value="1742.2384" calcext:value-type="float">
            <text:p>1742.238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35.54492" calcext:value-type="float">
            <text:p>1735.54492</text:p>
          </table:table-cell>
          <table:table-cell office:value-type="float" office:value="113861032" calcext:value-type="float">
            <text:p>113861032</text:p>
          </table:table-cell>
          <table:table-cell office:value-type="float" office:value="1735.54492" calcext:value-type="float">
            <text:p>1735.54492</text:p>
          </table:table-cell>
          <table:table-cell table:number-columns-repeated="4"/>
          <table:table-cell office:value-type="float" office:value="19539.5395395395" calcext:value-type="float">
            <text:p>19539.5395395395</text:p>
          </table:table-cell>
          <table:table-cell office:value-type="float" office:value="1735.54492" calcext:value-type="float">
            <text:p>1735.5449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758" calcext:value-type="float">
            <text:p>-1758</text:p>
          </table:table-cell>
          <table:table-cell office:value-type="float" office:value="-115212288" calcext:value-type="float">
            <text:p>-115212288</text:p>
          </table:table-cell>
          <table:table-cell office:value-type="float" office:value="1751.85754" calcext:value-type="float">
            <text:p>1751.85754</text:p>
          </table:table-cell>
          <table:table-cell office:value-type="float" office:value="114693864" calcext:value-type="float">
            <text:p>114693864</text:p>
          </table:table-cell>
          <table:table-cell office:value-type="float" office:value="1751.85754" calcext:value-type="float">
            <text:p>1751.85754</text:p>
          </table:table-cell>
          <table:table-cell table:number-columns-repeated="4"/>
          <table:table-cell office:value-type="float" office:value="19571.5715715716" calcext:value-type="float">
            <text:p>19571.5715715716</text:p>
          </table:table-cell>
          <table:table-cell office:value-type="float" office:value="1751.85754" calcext:value-type="float">
            <text:p>1751.8575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44.95947" calcext:value-type="float">
            <text:p>1744.95947</text:p>
          </table:table-cell>
          <table:table-cell office:value-type="float" office:value="114213456" calcext:value-type="float">
            <text:p>114213456</text:p>
          </table:table-cell>
          <table:table-cell office:value-type="float" office:value="1744.95947" calcext:value-type="float">
            <text:p>1744.95947</text:p>
          </table:table-cell>
          <table:table-cell table:number-columns-repeated="4"/>
          <table:table-cell office:value-type="float" office:value="19603.6036036036" calcext:value-type="float">
            <text:p>19603.6036036036</text:p>
          </table:table-cell>
          <table:table-cell office:value-type="float" office:value="1744.95947" calcext:value-type="float">
            <text:p>1744.9594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744" calcext:value-type="float">
            <text:p>-1744</text:p>
          </table:table-cell>
          <table:table-cell office:value-type="float" office:value="-114294784" calcext:value-type="float">
            <text:p>-114294784</text:p>
          </table:table-cell>
          <table:table-cell office:value-type="float" office:value="1751.17419" calcext:value-type="float">
            <text:p>1751.17419</text:p>
          </table:table-cell>
          <table:table-cell office:value-type="float" office:value="114433920" calcext:value-type="float">
            <text:p>114433920</text:p>
          </table:table-cell>
          <table:table-cell office:value-type="float" office:value="1751.17419" calcext:value-type="float">
            <text:p>1751.17419</text:p>
          </table:table-cell>
          <table:table-cell table:number-columns-repeated="4"/>
          <table:table-cell office:value-type="float" office:value="19635.6356356356" calcext:value-type="float">
            <text:p>19635.6356356356</text:p>
          </table:table-cell>
          <table:table-cell office:value-type="float" office:value="1751.17419" calcext:value-type="float">
            <text:p>1751.1741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35.14025" calcext:value-type="float">
            <text:p>1735.14025</text:p>
          </table:table-cell>
          <table:table-cell office:value-type="float" office:value="114249736" calcext:value-type="float">
            <text:p>114249736</text:p>
          </table:table-cell>
          <table:table-cell office:value-type="float" office:value="1735.14025" calcext:value-type="float">
            <text:p>1735.14025</text:p>
          </table:table-cell>
          <table:table-cell table:number-columns-repeated="4"/>
          <table:table-cell office:value-type="float" office:value="19667.6676676677" calcext:value-type="float">
            <text:p>19667.6676676677</text:p>
          </table:table-cell>
          <table:table-cell office:value-type="float" office:value="1735.14025" calcext:value-type="float">
            <text:p>1735.1402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53.19006" calcext:value-type="float">
            <text:p>1753.19006</text:p>
          </table:table-cell>
          <table:table-cell office:value-type="float" office:value="114318232" calcext:value-type="float">
            <text:p>114318232</text:p>
          </table:table-cell>
          <table:table-cell office:value-type="float" office:value="1753.19006" calcext:value-type="float">
            <text:p>1753.19006</text:p>
          </table:table-cell>
          <table:table-cell table:number-columns-repeated="4"/>
          <table:table-cell office:value-type="float" office:value="19699.6996996997" calcext:value-type="float">
            <text:p>19699.6996996997</text:p>
          </table:table-cell>
          <table:table-cell office:value-type="float" office:value="1753.19006" calcext:value-type="float">
            <text:p>1753.1900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56.14843" calcext:value-type="float">
            <text:p>1756.14843</text:p>
          </table:table-cell>
          <table:table-cell office:value-type="float" office:value="115302696" calcext:value-type="float">
            <text:p>115302696</text:p>
          </table:table-cell>
          <table:table-cell office:value-type="float" office:value="1756.14843" calcext:value-type="float">
            <text:p>1756.14843</text:p>
          </table:table-cell>
          <table:table-cell table:number-columns-repeated="4"/>
          <table:table-cell office:value-type="float" office:value="19731.7317317317" calcext:value-type="float">
            <text:p>19731.7317317317</text:p>
          </table:table-cell>
          <table:table-cell office:value-type="float" office:value="1756.14843" calcext:value-type="float">
            <text:p>1756.1484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752.09057" calcext:value-type="float">
            <text:p>1752.09057</text:p>
          </table:table-cell>
          <table:table-cell office:value-type="float" office:value="115012440" calcext:value-type="float">
            <text:p>115012440</text:p>
          </table:table-cell>
          <table:table-cell office:value-type="float" office:value="1752.09057" calcext:value-type="float">
            <text:p>1752.09057</text:p>
          </table:table-cell>
          <table:table-cell table:number-columns-repeated="4"/>
          <table:table-cell office:value-type="float" office:value="19763.7637637638" calcext:value-type="float">
            <text:p>19763.7637637638</text:p>
          </table:table-cell>
          <table:table-cell office:value-type="float" office:value="1752.09057" calcext:value-type="float">
            <text:p>1752.0905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1707" calcext:value-type="float">
            <text:p>-1707</text:p>
          </table:table-cell>
          <table:table-cell office:value-type="float" office:value="-111869952" calcext:value-type="float">
            <text:p>-111869952</text:p>
          </table:table-cell>
          <table:table-cell office:value-type="float" office:value="1738.76647" calcext:value-type="float">
            <text:p>1738.76647</text:p>
          </table:table-cell>
          <table:table-cell office:value-type="float" office:value="113930408" calcext:value-type="float">
            <text:p>113930408</text:p>
          </table:table-cell>
          <table:table-cell office:value-type="float" office:value="1738.76647" calcext:value-type="float">
            <text:p>1738.76647</text:p>
          </table:table-cell>
          <table:table-cell table:number-columns-repeated="4"/>
          <table:table-cell office:value-type="float" office:value="19795.7957957958" calcext:value-type="float">
            <text:p>19795.7957957958</text:p>
          </table:table-cell>
          <table:table-cell office:value-type="float" office:value="1738.76647" calcext:value-type="float">
            <text:p>1738.7664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697" calcext:value-type="float">
            <text:p>-1697</text:p>
          </table:table-cell>
          <table:table-cell office:value-type="float" office:value="-111214592" calcext:value-type="float">
            <text:p>-111214592</text:p>
          </table:table-cell>
          <table:table-cell office:value-type="float" office:value="1729.80407" calcext:value-type="float">
            <text:p>1729.80407</text:p>
          </table:table-cell>
          <table:table-cell office:value-type="float" office:value="114610992" calcext:value-type="float">
            <text:p>114610992</text:p>
          </table:table-cell>
          <table:table-cell office:value-type="float" office:value="1729.80407" calcext:value-type="float">
            <text:p>1729.80407</text:p>
          </table:table-cell>
          <table:table-cell table:number-columns-repeated="4"/>
          <table:table-cell office:value-type="float" office:value="19827.8278278278" calcext:value-type="float">
            <text:p>19827.8278278278</text:p>
          </table:table-cell>
          <table:table-cell office:value-type="float" office:value="1729.80407" calcext:value-type="float">
            <text:p>1729.8040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1690" calcext:value-type="float">
            <text:p>-1690</text:p>
          </table:table-cell>
          <table:table-cell office:value-type="float" office:value="-110755840" calcext:value-type="float">
            <text:p>-110755840</text:p>
          </table:table-cell>
          <table:table-cell office:value-type="float" office:value="1745.25244" calcext:value-type="float">
            <text:p>1745.25244</text:p>
          </table:table-cell>
          <table:table-cell office:value-type="float" office:value="114098376" calcext:value-type="float">
            <text:p>114098376</text:p>
          </table:table-cell>
          <table:table-cell office:value-type="float" office:value="1745.25244" calcext:value-type="float">
            <text:p>1745.25244</text:p>
          </table:table-cell>
          <table:table-cell table:number-columns-repeated="4"/>
          <table:table-cell office:value-type="float" office:value="19859.8598598599" calcext:value-type="float">
            <text:p>19859.8598598599</text:p>
          </table:table-cell>
          <table:table-cell office:value-type="float" office:value="1745.25244" calcext:value-type="float">
            <text:p>1745.2524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683" calcext:value-type="float">
            <text:p>-1683</text:p>
          </table:table-cell>
          <table:table-cell office:value-type="float" office:value="-110297088" calcext:value-type="float">
            <text:p>-110297088</text:p>
          </table:table-cell>
          <table:table-cell office:value-type="float" office:value="1734.75585" calcext:value-type="float">
            <text:p>1734.75585</text:p>
          </table:table-cell>
          <table:table-cell office:value-type="float" office:value="113646384" calcext:value-type="float">
            <text:p>113646384</text:p>
          </table:table-cell>
          <table:table-cell office:value-type="float" office:value="1734.75585" calcext:value-type="float">
            <text:p>1734.75585</text:p>
          </table:table-cell>
          <table:table-cell table:number-columns-repeated="4"/>
          <table:table-cell office:value-type="float" office:value="19891.8918918919" calcext:value-type="float">
            <text:p>19891.8918918919</text:p>
          </table:table-cell>
          <table:table-cell office:value-type="float" office:value="1734.75585" calcext:value-type="float">
            <text:p>1734.7558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1675" calcext:value-type="float">
            <text:p>-1675</text:p>
          </table:table-cell>
          <table:table-cell office:value-type="float" office:value="-109772800" calcext:value-type="float">
            <text:p>-109772800</text:p>
          </table:table-cell>
          <table:table-cell office:value-type="float" office:value="1735.2677" calcext:value-type="float">
            <text:p>1735.2677</text:p>
          </table:table-cell>
          <table:table-cell office:value-type="float" office:value="114012800" calcext:value-type="float">
            <text:p>114012800</text:p>
          </table:table-cell>
          <table:table-cell office:value-type="float" office:value="1735.2677" calcext:value-type="float">
            <text:p>1735.2677</text:p>
          </table:table-cell>
          <table:table-cell table:number-columns-repeated="4"/>
          <table:table-cell office:value-type="float" office:value="19923.9239239239" calcext:value-type="float">
            <text:p>19923.9239239239</text:p>
          </table:table-cell>
          <table:table-cell office:value-type="float" office:value="1735.2677" calcext:value-type="float">
            <text:p>1735.267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669" calcext:value-type="float">
            <text:p>-1669</text:p>
          </table:table-cell>
          <table:table-cell office:value-type="float" office:value="-109379584" calcext:value-type="float">
            <text:p>-109379584</text:p>
          </table:table-cell>
          <table:table-cell office:value-type="float" office:value="1746.29821" calcext:value-type="float">
            <text:p>1746.29821</text:p>
          </table:table-cell>
          <table:table-cell office:value-type="float" office:value="114572136" calcext:value-type="float">
            <text:p>114572136</text:p>
          </table:table-cell>
          <table:table-cell office:value-type="float" office:value="1746.29821" calcext:value-type="float">
            <text:p>1746.29821</text:p>
          </table:table-cell>
          <table:table-cell table:number-columns-repeated="4"/>
          <table:table-cell office:value-type="float" office:value="19955.955955956" calcext:value-type="float">
            <text:p>19955.955955956</text:p>
          </table:table-cell>
          <table:table-cell office:value-type="float" office:value="1746.29821" calcext:value-type="float">
            <text:p>1746.2982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1663" calcext:value-type="float">
            <text:p>-1663</text:p>
          </table:table-cell>
          <table:table-cell office:value-type="float" office:value="-108986368" calcext:value-type="float">
            <text:p>-108986368</text:p>
          </table:table-cell>
          <table:table-cell office:value-type="float" office:value="1760.43261" calcext:value-type="float">
            <text:p>1760.43261</text:p>
          </table:table-cell>
          <table:table-cell office:value-type="float" office:value="115483480" calcext:value-type="float">
            <text:p>115483480</text:p>
          </table:table-cell>
          <table:table-cell office:value-type="float" office:value="1760.43261" calcext:value-type="float">
            <text:p>1760.43261</text:p>
          </table:table-cell>
          <table:table-cell table:number-columns-repeated="4"/>
          <table:table-cell office:value-type="float" office:value="19987.987987988" calcext:value-type="float">
            <text:p>19987.987987988</text:p>
          </table:table-cell>
          <table:table-cell office:value-type="float" office:value="1760.43261" calcext:value-type="float">
            <text:p>1760.4326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659" calcext:value-type="float">
            <text:p>-1659</text:p>
          </table:table-cell>
          <table:table-cell office:value-type="float" office:value="-108724224" calcext:value-type="float">
            <text:p>-108724224</text:p>
          </table:table-cell>
          <table:table-cell office:value-type="float" office:value="1741.57507" calcext:value-type="float">
            <text:p>1741.57507</text:p>
          </table:table-cell>
          <table:table-cell office:value-type="float" office:value="114632648" calcext:value-type="float">
            <text:p>114632648</text:p>
          </table:table-cell>
          <table:table-cell office:value-type="float" office:value="1741.57507" calcext:value-type="float">
            <text:p>1741.57507</text:p>
          </table:table-cell>
          <table:table-cell table:number-columns-repeated="4"/>
          <table:table-cell office:value-type="float" office:value="20020.02002002" calcext:value-type="float">
            <text:p>20020.02002002</text:p>
          </table:table-cell>
          <table:table-cell office:value-type="float" office:value="1741.57507" calcext:value-type="float">
            <text:p>1741.5750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1654" calcext:value-type="float">
            <text:p>-1654</text:p>
          </table:table-cell>
          <table:table-cell office:value-type="float" office:value="-108396544" calcext:value-type="float">
            <text:p>-108396544</text:p>
          </table:table-cell>
          <table:table-cell office:value-type="float" office:value="1744.97778" calcext:value-type="float">
            <text:p>1744.97778</text:p>
          </table:table-cell>
          <table:table-cell office:value-type="float" office:value="114359960" calcext:value-type="float">
            <text:p>114359960</text:p>
          </table:table-cell>
          <table:table-cell office:value-type="float" office:value="1744.97778" calcext:value-type="float">
            <text:p>1744.97778</text:p>
          </table:table-cell>
          <table:table-cell table:number-columns-repeated="4"/>
          <table:table-cell office:value-type="float" office:value="20052.052052052" calcext:value-type="float">
            <text:p>20052.052052052</text:p>
          </table:table-cell>
          <table:table-cell office:value-type="float" office:value="1744.97778" calcext:value-type="float">
            <text:p>1744.9777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651" calcext:value-type="float">
            <text:p>-1651</text:p>
          </table:table-cell>
          <table:table-cell office:value-type="float" office:value="-108199936" calcext:value-type="float">
            <text:p>-108199936</text:p>
          </table:table-cell>
          <table:table-cell office:value-type="float" office:value="1762.73181" calcext:value-type="float">
            <text:p>1762.73181</text:p>
          </table:table-cell>
          <table:table-cell office:value-type="float" office:value="114911480" calcext:value-type="float">
            <text:p>114911480</text:p>
          </table:table-cell>
          <table:table-cell office:value-type="float" office:value="1762.73181" calcext:value-type="float">
            <text:p>1762.73181</text:p>
          </table:table-cell>
          <table:table-cell table:number-columns-repeated="4"/>
          <table:table-cell office:value-type="float" office:value="20084.0840840841" calcext:value-type="float">
            <text:p>20084.0840840841</text:p>
          </table:table-cell>
          <table:table-cell office:value-type="float" office:value="1762.73181" calcext:value-type="float">
            <text:p>1762.7318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1647" calcext:value-type="float">
            <text:p>-1647</text:p>
          </table:table-cell>
          <table:table-cell office:value-type="float" office:value="-107937792" calcext:value-type="float">
            <text:p>-107937792</text:p>
          </table:table-cell>
          <table:table-cell office:value-type="float" office:value="1732.68261" calcext:value-type="float">
            <text:p>1732.68261</text:p>
          </table:table-cell>
          <table:table-cell office:value-type="float" office:value="113826576" calcext:value-type="float">
            <text:p>113826576</text:p>
          </table:table-cell>
          <table:table-cell office:value-type="float" office:value="1732.68261" calcext:value-type="float">
            <text:p>1732.68261</text:p>
          </table:table-cell>
          <table:table-cell table:number-columns-repeated="4"/>
          <table:table-cell office:value-type="float" office:value="20116.1161161161" calcext:value-type="float">
            <text:p>20116.1161161161</text:p>
          </table:table-cell>
          <table:table-cell office:value-type="float" office:value="1732.68261" calcext:value-type="float">
            <text:p>1732.6826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645" calcext:value-type="float">
            <text:p>-1645</text:p>
          </table:table-cell>
          <table:table-cell office:value-type="float" office:value="-107806720" calcext:value-type="float">
            <text:p>-107806720</text:p>
          </table:table-cell>
          <table:table-cell office:value-type="float" office:value="1767.83178" calcext:value-type="float">
            <text:p>1767.83178</text:p>
          </table:table-cell>
          <table:table-cell office:value-type="float" office:value="116008992" calcext:value-type="float">
            <text:p>116008992</text:p>
          </table:table-cell>
          <table:table-cell office:value-type="float" office:value="1767.83178" calcext:value-type="float">
            <text:p>1767.83178</text:p>
          </table:table-cell>
          <table:table-cell table:number-columns-repeated="4"/>
          <table:table-cell office:value-type="float" office:value="20148.1481481481" calcext:value-type="float">
            <text:p>20148.1481481481</text:p>
          </table:table-cell>
          <table:table-cell office:value-type="float" office:value="1767.83178" calcext:value-type="float">
            <text:p>1767.8317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1642" calcext:value-type="float">
            <text:p>-1642</text:p>
          </table:table-cell>
          <table:table-cell office:value-type="float" office:value="-107610112" calcext:value-type="float">
            <text:p>-107610112</text:p>
          </table:table-cell>
          <table:table-cell office:value-type="float" office:value="1747.42553" calcext:value-type="float">
            <text:p>1747.42553</text:p>
          </table:table-cell>
          <table:table-cell office:value-type="float" office:value="114553856" calcext:value-type="float">
            <text:p>114553856</text:p>
          </table:table-cell>
          <table:table-cell office:value-type="float" office:value="1747.42553" calcext:value-type="float">
            <text:p>1747.42553</text:p>
          </table:table-cell>
          <table:table-cell table:number-columns-repeated="4"/>
          <table:table-cell office:value-type="float" office:value="20180.1801801802" calcext:value-type="float">
            <text:p>20180.1801801802</text:p>
          </table:table-cell>
          <table:table-cell office:value-type="float" office:value="1747.42553" calcext:value-type="float">
            <text:p>1747.4255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728.07006" calcext:value-type="float">
            <text:p>1728.07006</text:p>
          </table:table-cell>
          <table:table-cell office:value-type="float" office:value="113980840" calcext:value-type="float">
            <text:p>113980840</text:p>
          </table:table-cell>
          <table:table-cell office:value-type="float" office:value="1728.07006" calcext:value-type="float">
            <text:p>1728.07006</text:p>
          </table:table-cell>
          <table:table-cell table:number-columns-repeated="4"/>
          <table:table-cell office:value-type="float" office:value="20212.2122122122" calcext:value-type="float">
            <text:p>20212.2122122122</text:p>
          </table:table-cell>
          <table:table-cell office:value-type="float" office:value="1728.07006" calcext:value-type="float">
            <text:p>1728.0700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36.91381" calcext:value-type="float">
            <text:p>1736.91381</text:p>
          </table:table-cell>
          <table:table-cell office:value-type="float" office:value="113684536" calcext:value-type="float">
            <text:p>113684536</text:p>
          </table:table-cell>
          <table:table-cell office:value-type="float" office:value="1736.91381" calcext:value-type="float">
            <text:p>1736.91381</text:p>
          </table:table-cell>
          <table:table-cell table:number-columns-repeated="4"/>
          <table:table-cell office:value-type="float" office:value="20244.2442442442" calcext:value-type="float">
            <text:p>20244.2442442442</text:p>
          </table:table-cell>
          <table:table-cell office:value-type="float" office:value="1736.91381" calcext:value-type="float">
            <text:p>1736.9138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5.29064" calcext:value-type="float">
            <text:p>1745.29064</text:p>
          </table:table-cell>
          <table:table-cell office:value-type="float" office:value="114187656" calcext:value-type="float">
            <text:p>114187656</text:p>
          </table:table-cell>
          <table:table-cell office:value-type="float" office:value="1745.29064" calcext:value-type="float">
            <text:p>1745.29064</text:p>
          </table:table-cell>
          <table:table-cell table:number-columns-repeated="4"/>
          <table:table-cell office:value-type="float" office:value="20276.2762762763" calcext:value-type="float">
            <text:p>20276.2762762763</text:p>
          </table:table-cell>
          <table:table-cell office:value-type="float" office:value="1745.29064" calcext:value-type="float">
            <text:p>1745.2906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48.135" calcext:value-type="float">
            <text:p>1748.135</text:p>
          </table:table-cell>
          <table:table-cell office:value-type="float" office:value="114579912" calcext:value-type="float">
            <text:p>114579912</text:p>
          </table:table-cell>
          <table:table-cell office:value-type="float" office:value="1748.135" calcext:value-type="float">
            <text:p>1748.135</text:p>
          </table:table-cell>
          <table:table-cell table:number-columns-repeated="4"/>
          <table:table-cell office:value-type="float" office:value="20308.3083083083" calcext:value-type="float">
            <text:p>20308.3083083083</text:p>
          </table:table-cell>
          <table:table-cell office:value-type="float" office:value="1748.135" calcext:value-type="float">
            <text:p>1748.13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58.54357" calcext:value-type="float">
            <text:p>1758.54357</text:p>
          </table:table-cell>
          <table:table-cell office:value-type="float" office:value="114696112" calcext:value-type="float">
            <text:p>114696112</text:p>
          </table:table-cell>
          <table:table-cell office:value-type="float" office:value="1758.54357" calcext:value-type="float">
            <text:p>1758.54357</text:p>
          </table:table-cell>
          <table:table-cell table:number-columns-repeated="4"/>
          <table:table-cell office:value-type="float" office:value="20340.3403403403" calcext:value-type="float">
            <text:p>20340.3403403403</text:p>
          </table:table-cell>
          <table:table-cell office:value-type="float" office:value="1758.54357" calcext:value-type="float">
            <text:p>1758.5435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7.60766" calcext:value-type="float">
            <text:p>1747.60766</text:p>
          </table:table-cell>
          <table:table-cell office:value-type="float" office:value="114669240" calcext:value-type="float">
            <text:p>114669240</text:p>
          </table:table-cell>
          <table:table-cell office:value-type="float" office:value="1747.60766" calcext:value-type="float">
            <text:p>1747.60766</text:p>
          </table:table-cell>
          <table:table-cell table:number-columns-repeated="4"/>
          <table:table-cell office:value-type="float" office:value="20372.3723723724" calcext:value-type="float">
            <text:p>20372.3723723724</text:p>
          </table:table-cell>
          <table:table-cell office:value-type="float" office:value="1747.60766" calcext:value-type="float">
            <text:p>1747.6076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47.62719" calcext:value-type="float">
            <text:p>1747.62719</text:p>
          </table:table-cell>
          <table:table-cell office:value-type="float" office:value="114742688" calcext:value-type="float">
            <text:p>114742688</text:p>
          </table:table-cell>
          <table:table-cell office:value-type="float" office:value="1747.62719" calcext:value-type="float">
            <text:p>1747.62719</text:p>
          </table:table-cell>
          <table:table-cell table:number-columns-repeated="4"/>
          <table:table-cell office:value-type="float" office:value="20404.4044044044" calcext:value-type="float">
            <text:p>20404.4044044044</text:p>
          </table:table-cell>
          <table:table-cell office:value-type="float" office:value="1747.62719" calcext:value-type="float">
            <text:p>1747.6271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753.04382" calcext:value-type="float">
            <text:p>1753.04382</text:p>
          </table:table-cell>
          <table:table-cell office:value-type="float" office:value="114563960" calcext:value-type="float">
            <text:p>114563960</text:p>
          </table:table-cell>
          <table:table-cell office:value-type="float" office:value="1753.04382" calcext:value-type="float">
            <text:p>1753.04382</text:p>
          </table:table-cell>
          <table:table-cell table:number-columns-repeated="4"/>
          <table:table-cell office:value-type="float" office:value="20436.4364364364" calcext:value-type="float">
            <text:p>20436.4364364364</text:p>
          </table:table-cell>
          <table:table-cell office:value-type="float" office:value="1753.04382" calcext:value-type="float">
            <text:p>1753.0438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739.35461" calcext:value-type="float">
            <text:p>1739.35461</text:p>
          </table:table-cell>
          <table:table-cell office:value-type="float" office:value="114901120" calcext:value-type="float">
            <text:p>114901120</text:p>
          </table:table-cell>
          <table:table-cell office:value-type="float" office:value="1739.35461" calcext:value-type="float">
            <text:p>1739.35461</text:p>
          </table:table-cell>
          <table:table-cell table:number-columns-repeated="4"/>
          <table:table-cell office:value-type="float" office:value="20468.4684684685" calcext:value-type="float">
            <text:p>20468.4684684685</text:p>
          </table:table-cell>
          <table:table-cell office:value-type="float" office:value="1739.35461" calcext:value-type="float">
            <text:p>1739.3546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649" calcext:value-type="float">
            <text:p>-1649</text:p>
          </table:table-cell>
          <table:table-cell office:value-type="float" office:value="-108068864" calcext:value-type="float">
            <text:p>-108068864</text:p>
          </table:table-cell>
          <table:table-cell office:value-type="float" office:value="1741.01245" calcext:value-type="float">
            <text:p>1741.01245</text:p>
          </table:table-cell>
          <table:table-cell office:value-type="float" office:value="113835448" calcext:value-type="float">
            <text:p>113835448</text:p>
          </table:table-cell>
          <table:table-cell office:value-type="float" office:value="1741.01245" calcext:value-type="float">
            <text:p>1741.01245</text:p>
          </table:table-cell>
          <table:table-cell table:number-columns-repeated="4"/>
          <table:table-cell office:value-type="float" office:value="20500.5005005005" calcext:value-type="float">
            <text:p>20500.5005005005</text:p>
          </table:table-cell>
          <table:table-cell office:value-type="float" office:value="1741.01245" calcext:value-type="float">
            <text:p>1741.0124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653" calcext:value-type="float">
            <text:p>-1653</text:p>
          </table:table-cell>
          <table:table-cell office:value-type="float" office:value="-108331008" calcext:value-type="float">
            <text:p>-108331008</text:p>
          </table:table-cell>
          <table:table-cell office:value-type="float" office:value="1759.43127" calcext:value-type="float">
            <text:p>1759.43127</text:p>
          </table:table-cell>
          <table:table-cell office:value-type="float" office:value="114310680" calcext:value-type="float">
            <text:p>114310680</text:p>
          </table:table-cell>
          <table:table-cell office:value-type="float" office:value="1759.43127" calcext:value-type="float">
            <text:p>1759.43127</text:p>
          </table:table-cell>
          <table:table-cell table:number-columns-repeated="4"/>
          <table:table-cell office:value-type="float" office:value="20532.5325325325" calcext:value-type="float">
            <text:p>20532.5325325325</text:p>
          </table:table-cell>
          <table:table-cell office:value-type="float" office:value="1759.43127" calcext:value-type="float">
            <text:p>1759.4312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1658" calcext:value-type="float">
            <text:p>-1658</text:p>
          </table:table-cell>
          <table:table-cell office:value-type="float" office:value="-108658688" calcext:value-type="float">
            <text:p>-108658688</text:p>
          </table:table-cell>
          <table:table-cell office:value-type="float" office:value="1752.41247" calcext:value-type="float">
            <text:p>1752.41247</text:p>
          </table:table-cell>
          <table:table-cell office:value-type="float" office:value="114782152" calcext:value-type="float">
            <text:p>114782152</text:p>
          </table:table-cell>
          <table:table-cell office:value-type="float" office:value="1752.41247" calcext:value-type="float">
            <text:p>1752.41247</text:p>
          </table:table-cell>
          <table:table-cell table:number-columns-repeated="4"/>
          <table:table-cell office:value-type="float" office:value="20564.5645645646" calcext:value-type="float">
            <text:p>20564.5645645646</text:p>
          </table:table-cell>
          <table:table-cell office:value-type="float" office:value="1752.41247" calcext:value-type="float">
            <text:p>1752.4124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663" calcext:value-type="float">
            <text:p>-1663</text:p>
          </table:table-cell>
          <table:table-cell office:value-type="float" office:value="-108986368" calcext:value-type="float">
            <text:p>-108986368</text:p>
          </table:table-cell>
          <table:table-cell office:value-type="float" office:value="1761.94799" calcext:value-type="float">
            <text:p>1761.94799</text:p>
          </table:table-cell>
          <table:table-cell office:value-type="float" office:value="115001520" calcext:value-type="float">
            <text:p>115001520</text:p>
          </table:table-cell>
          <table:table-cell office:value-type="float" office:value="1761.94799" calcext:value-type="float">
            <text:p>1761.94799</text:p>
          </table:table-cell>
          <table:table-cell table:number-columns-repeated="4"/>
          <table:table-cell office:value-type="float" office:value="20596.5965965966" calcext:value-type="float">
            <text:p>20596.5965965966</text:p>
          </table:table-cell>
          <table:table-cell office:value-type="float" office:value="1761.94799" calcext:value-type="float">
            <text:p>1761.9479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1669" calcext:value-type="float">
            <text:p>-1669</text:p>
          </table:table-cell>
          <table:table-cell office:value-type="float" office:value="-109379584" calcext:value-type="float">
            <text:p>-109379584</text:p>
          </table:table-cell>
          <table:table-cell office:value-type="float" office:value="1749.98388" calcext:value-type="float">
            <text:p>1749.98388</text:p>
          </table:table-cell>
          <table:table-cell office:value-type="float" office:value="114585440" calcext:value-type="float">
            <text:p>114585440</text:p>
          </table:table-cell>
          <table:table-cell office:value-type="float" office:value="1749.98388" calcext:value-type="float">
            <text:p>1749.98388</text:p>
          </table:table-cell>
          <table:table-cell table:number-columns-repeated="4"/>
          <table:table-cell office:value-type="float" office:value="20628.6286286286" calcext:value-type="float">
            <text:p>20628.6286286286</text:p>
          </table:table-cell>
          <table:table-cell office:value-type="float" office:value="1749.98388" calcext:value-type="float">
            <text:p>1749.9838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674" calcext:value-type="float">
            <text:p>-1674</text:p>
          </table:table-cell>
          <table:table-cell office:value-type="float" office:value="-109707264" calcext:value-type="float">
            <text:p>-109707264</text:p>
          </table:table-cell>
          <table:table-cell office:value-type="float" office:value="1751.83496" calcext:value-type="float">
            <text:p>1751.83496</text:p>
          </table:table-cell>
          <table:table-cell office:value-type="float" office:value="114670960" calcext:value-type="float">
            <text:p>114670960</text:p>
          </table:table-cell>
          <table:table-cell office:value-type="float" office:value="1751.83496" calcext:value-type="float">
            <text:p>1751.83496</text:p>
          </table:table-cell>
          <table:table-cell table:number-columns-repeated="4"/>
          <table:table-cell office:value-type="float" office:value="20660.6606606607" calcext:value-type="float">
            <text:p>20660.6606606607</text:p>
          </table:table-cell>
          <table:table-cell office:value-type="float" office:value="1751.83496" calcext:value-type="float">
            <text:p>1751.8349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1679" calcext:value-type="float">
            <text:p>-1679</text:p>
          </table:table-cell>
          <table:table-cell office:value-type="float" office:value="-110034944" calcext:value-type="float">
            <text:p>-110034944</text:p>
          </table:table-cell>
          <table:table-cell office:value-type="float" office:value="1749.30383" calcext:value-type="float">
            <text:p>1749.30383</text:p>
          </table:table-cell>
          <table:table-cell office:value-type="float" office:value="114512576" calcext:value-type="float">
            <text:p>114512576</text:p>
          </table:table-cell>
          <table:table-cell office:value-type="float" office:value="1749.30383" calcext:value-type="float">
            <text:p>1749.30383</text:p>
          </table:table-cell>
          <table:table-cell table:number-columns-repeated="4"/>
          <table:table-cell office:value-type="float" office:value="20692.6926926927" calcext:value-type="float">
            <text:p>20692.6926926927</text:p>
          </table:table-cell>
          <table:table-cell office:value-type="float" office:value="1749.30383" calcext:value-type="float">
            <text:p>1749.3038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687" calcext:value-type="float">
            <text:p>-1687</text:p>
          </table:table-cell>
          <table:table-cell office:value-type="float" office:value="-110559232" calcext:value-type="float">
            <text:p>-110559232</text:p>
          </table:table-cell>
          <table:table-cell office:value-type="float" office:value="1739.54345" calcext:value-type="float">
            <text:p>1739.54345</text:p>
          </table:table-cell>
          <table:table-cell office:value-type="float" office:value="114589944" calcext:value-type="float">
            <text:p>114589944</text:p>
          </table:table-cell>
          <table:table-cell office:value-type="float" office:value="1739.54345" calcext:value-type="float">
            <text:p>1739.54345</text:p>
          </table:table-cell>
          <table:table-cell table:number-columns-repeated="4"/>
          <table:table-cell office:value-type="float" office:value="20724.7247247247" calcext:value-type="float">
            <text:p>20724.7247247247</text:p>
          </table:table-cell>
          <table:table-cell office:value-type="float" office:value="1739.54345" calcext:value-type="float">
            <text:p>1739.5434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1694" calcext:value-type="float">
            <text:p>-1694</text:p>
          </table:table-cell>
          <table:table-cell office:value-type="float" office:value="-111017984" calcext:value-type="float">
            <text:p>-111017984</text:p>
          </table:table-cell>
          <table:table-cell office:value-type="float" office:value="1736.4934" calcext:value-type="float">
            <text:p>1736.4934</text:p>
          </table:table-cell>
          <table:table-cell office:value-type="float" office:value="114027048" calcext:value-type="float">
            <text:p>114027048</text:p>
          </table:table-cell>
          <table:table-cell office:value-type="float" office:value="1736.4934" calcext:value-type="float">
            <text:p>1736.4934</text:p>
          </table:table-cell>
          <table:table-cell table:number-columns-repeated="4"/>
          <table:table-cell office:value-type="float" office:value="20756.7567567568" calcext:value-type="float">
            <text:p>20756.7567567568</text:p>
          </table:table-cell>
          <table:table-cell office:value-type="float" office:value="1736.4934" calcext:value-type="float">
            <text:p>1736.493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700" calcext:value-type="float">
            <text:p>-1700</text:p>
          </table:table-cell>
          <table:table-cell office:value-type="float" office:value="-111411200" calcext:value-type="float">
            <text:p>-111411200</text:p>
          </table:table-cell>
          <table:table-cell office:value-type="float" office:value="1732.59667" calcext:value-type="float">
            <text:p>1732.59667</text:p>
          </table:table-cell>
          <table:table-cell office:value-type="float" office:value="114022624" calcext:value-type="float">
            <text:p>114022624</text:p>
          </table:table-cell>
          <table:table-cell office:value-type="float" office:value="1732.59667" calcext:value-type="float">
            <text:p>1732.59667</text:p>
          </table:table-cell>
          <table:table-cell table:number-columns-repeated="4"/>
          <table:table-cell office:value-type="float" office:value="20788.7887887888" calcext:value-type="float">
            <text:p>20788.7887887888</text:p>
          </table:table-cell>
          <table:table-cell office:value-type="float" office:value="1732.59667" calcext:value-type="float">
            <text:p>1732.5966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1707" calcext:value-type="float">
            <text:p>-1707</text:p>
          </table:table-cell>
          <table:table-cell office:value-type="float" office:value="-111869952" calcext:value-type="float">
            <text:p>-111869952</text:p>
          </table:table-cell>
          <table:table-cell office:value-type="float" office:value="1744.80456" calcext:value-type="float">
            <text:p>1744.80456</text:p>
          </table:table-cell>
          <table:table-cell office:value-type="float" office:value="114824440" calcext:value-type="float">
            <text:p>114824440</text:p>
          </table:table-cell>
          <table:table-cell office:value-type="float" office:value="1744.80456" calcext:value-type="float">
            <text:p>1744.80456</text:p>
          </table:table-cell>
          <table:table-cell table:number-columns-repeated="4"/>
          <table:table-cell office:value-type="float" office:value="20820.8208208208" calcext:value-type="float">
            <text:p>20820.8208208208</text:p>
          </table:table-cell>
          <table:table-cell office:value-type="float" office:value="1744.80456" calcext:value-type="float">
            <text:p>1744.8045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52.72875" calcext:value-type="float">
            <text:p>1752.72875</text:p>
          </table:table-cell>
          <table:table-cell office:value-type="float" office:value="114835880" calcext:value-type="float">
            <text:p>114835880</text:p>
          </table:table-cell>
          <table:table-cell office:value-type="float" office:value="1752.72875" calcext:value-type="float">
            <text:p>1752.72875</text:p>
          </table:table-cell>
          <table:table-cell table:number-columns-repeated="4"/>
          <table:table-cell office:value-type="float" office:value="20852.8528528528" calcext:value-type="float">
            <text:p>20852.8528528528</text:p>
          </table:table-cell>
          <table:table-cell office:value-type="float" office:value="1752.72875" calcext:value-type="float">
            <text:p>1752.7287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759.35009" calcext:value-type="float">
            <text:p>1759.35009</text:p>
          </table:table-cell>
          <table:table-cell office:value-type="float" office:value="115160480" calcext:value-type="float">
            <text:p>115160480</text:p>
          </table:table-cell>
          <table:table-cell office:value-type="float" office:value="1759.35009" calcext:value-type="float">
            <text:p>1759.35009</text:p>
          </table:table-cell>
          <table:table-cell table:number-columns-repeated="4"/>
          <table:table-cell office:value-type="float" office:value="20884.8848848849" calcext:value-type="float">
            <text:p>20884.8848848849</text:p>
          </table:table-cell>
          <table:table-cell office:value-type="float" office:value="1759.35009" calcext:value-type="float">
            <text:p>1759.3500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42.00769" calcext:value-type="float">
            <text:p>1742.00769</text:p>
          </table:table-cell>
          <table:table-cell office:value-type="float" office:value="114587920" calcext:value-type="float">
            <text:p>114587920</text:p>
          </table:table-cell>
          <table:table-cell office:value-type="float" office:value="1742.00769" calcext:value-type="float">
            <text:p>1742.00769</text:p>
          </table:table-cell>
          <table:table-cell table:number-columns-repeated="4"/>
          <table:table-cell office:value-type="float" office:value="20916.9169169169" calcext:value-type="float">
            <text:p>20916.9169169169</text:p>
          </table:table-cell>
          <table:table-cell office:value-type="float" office:value="1742.00769" calcext:value-type="float">
            <text:p>1742.0076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43.6278" calcext:value-type="float">
            <text:p>1743.6278</text:p>
          </table:table-cell>
          <table:table-cell office:value-type="float" office:value="113921544" calcext:value-type="float">
            <text:p>113921544</text:p>
          </table:table-cell>
          <table:table-cell office:value-type="float" office:value="1743.6278" calcext:value-type="float">
            <text:p>1743.6278</text:p>
          </table:table-cell>
          <table:table-cell table:number-columns-repeated="4"/>
          <table:table-cell office:value-type="float" office:value="20948.9489489489" calcext:value-type="float">
            <text:p>20948.9489489489</text:p>
          </table:table-cell>
          <table:table-cell office:value-type="float" office:value="1743.6278" calcext:value-type="float">
            <text:p>1743.627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736" calcext:value-type="float">
            <text:p>-1736</text:p>
          </table:table-cell>
          <table:table-cell office:value-type="float" office:value="-113770496" calcext:value-type="float">
            <text:p>-113770496</text:p>
          </table:table-cell>
          <table:table-cell office:value-type="float" office:value="1751.88452" calcext:value-type="float">
            <text:p>1751.88452</text:p>
          </table:table-cell>
          <table:table-cell office:value-type="float" office:value="114638072" calcext:value-type="float">
            <text:p>114638072</text:p>
          </table:table-cell>
          <table:table-cell office:value-type="float" office:value="1751.88452" calcext:value-type="float">
            <text:p>1751.88452</text:p>
          </table:table-cell>
          <table:table-cell table:number-columns-repeated="4"/>
          <table:table-cell office:value-type="float" office:value="20980.980980981" calcext:value-type="float">
            <text:p>20980.980980981</text:p>
          </table:table-cell>
          <table:table-cell office:value-type="float" office:value="1751.88452" calcext:value-type="float">
            <text:p>1751.8845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1742" calcext:value-type="float">
            <text:p>-1742</text:p>
          </table:table-cell>
          <table:table-cell office:value-type="float" office:value="-114163712" calcext:value-type="float">
            <text:p>-114163712</text:p>
          </table:table-cell>
          <table:table-cell office:value-type="float" office:value="1742.90075" calcext:value-type="float">
            <text:p>1742.90075</text:p>
          </table:table-cell>
          <table:table-cell office:value-type="float" office:value="113745408" calcext:value-type="float">
            <text:p>113745408</text:p>
          </table:table-cell>
          <table:table-cell office:value-type="float" office:value="1742.90075" calcext:value-type="float">
            <text:p>1742.90075</text:p>
          </table:table-cell>
          <table:table-cell table:number-columns-repeated="4"/>
          <table:table-cell office:value-type="float" office:value="21013.013013013" calcext:value-type="float">
            <text:p>21013.013013013</text:p>
          </table:table-cell>
          <table:table-cell office:value-type="float" office:value="1742.90075" calcext:value-type="float">
            <text:p>1742.9007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43.10681" calcext:value-type="float">
            <text:p>1743.10681</text:p>
          </table:table-cell>
          <table:table-cell office:value-type="float" office:value="114239600" calcext:value-type="float">
            <text:p>114239600</text:p>
          </table:table-cell>
          <table:table-cell office:value-type="float" office:value="1743.10681" calcext:value-type="float">
            <text:p>1743.10681</text:p>
          </table:table-cell>
          <table:table-cell table:number-columns-repeated="4"/>
          <table:table-cell office:value-type="float" office:value="21045.045045045" calcext:value-type="float">
            <text:p>21045.045045045</text:p>
          </table:table-cell>
          <table:table-cell office:value-type="float" office:value="1743.10681" calcext:value-type="float">
            <text:p>1743.1068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1753" calcext:value-type="float">
            <text:p>-1753</text:p>
          </table:table-cell>
          <table:table-cell office:value-type="float" office:value="-114884608" calcext:value-type="float">
            <text:p>-114884608</text:p>
          </table:table-cell>
          <table:table-cell office:value-type="float" office:value="1743.11193" calcext:value-type="float">
            <text:p>1743.11193</text:p>
          </table:table-cell>
          <table:table-cell office:value-type="float" office:value="114293712" calcext:value-type="float">
            <text:p>114293712</text:p>
          </table:table-cell>
          <table:table-cell office:value-type="float" office:value="1743.11193" calcext:value-type="float">
            <text:p>1743.11193</text:p>
          </table:table-cell>
          <table:table-cell table:number-columns-repeated="4"/>
          <table:table-cell office:value-type="float" office:value="21077.0770770771" calcext:value-type="float">
            <text:p>21077.0770770771</text:p>
          </table:table-cell>
          <table:table-cell office:value-type="float" office:value="1743.11193" calcext:value-type="float">
            <text:p>1743.1119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1748.57373" calcext:value-type="float">
            <text:p>1748.57373</text:p>
          </table:table-cell>
          <table:table-cell office:value-type="float" office:value="114821008" calcext:value-type="float">
            <text:p>114821008</text:p>
          </table:table-cell>
          <table:table-cell office:value-type="float" office:value="1748.57373" calcext:value-type="float">
            <text:p>1748.57373</text:p>
          </table:table-cell>
          <table:table-cell table:number-columns-repeated="4"/>
          <table:table-cell office:value-type="float" office:value="21109.1091091091" calcext:value-type="float">
            <text:p>21109.1091091091</text:p>
          </table:table-cell>
          <table:table-cell office:value-type="float" office:value="1748.57373" calcext:value-type="float">
            <text:p>1748.5737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1764" calcext:value-type="float">
            <text:p>-1764</text:p>
          </table:table-cell>
          <table:table-cell office:value-type="float" office:value="-115605504" calcext:value-type="float">
            <text:p>-115605504</text:p>
          </table:table-cell>
          <table:table-cell office:value-type="float" office:value="1733.68847" calcext:value-type="float">
            <text:p>1733.68847</text:p>
          </table:table-cell>
          <table:table-cell office:value-type="float" office:value="114273280" calcext:value-type="float">
            <text:p>114273280</text:p>
          </table:table-cell>
          <table:table-cell office:value-type="float" office:value="1733.68847" calcext:value-type="float">
            <text:p>1733.68847</text:p>
          </table:table-cell>
          <table:table-cell table:number-columns-repeated="4"/>
          <table:table-cell office:value-type="float" office:value="21141.1411411411" calcext:value-type="float">
            <text:p>21141.1411411411</text:p>
          </table:table-cell>
          <table:table-cell office:value-type="float" office:value="1733.68847" calcext:value-type="float">
            <text:p>1733.6884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746.92883" calcext:value-type="float">
            <text:p>1746.92883</text:p>
          </table:table-cell>
          <table:table-cell office:value-type="float" office:value="114190056" calcext:value-type="float">
            <text:p>114190056</text:p>
          </table:table-cell>
          <table:table-cell office:value-type="float" office:value="1746.92883" calcext:value-type="float">
            <text:p>1746.92883</text:p>
          </table:table-cell>
          <table:table-cell table:number-columns-repeated="4"/>
          <table:table-cell office:value-type="float" office:value="21173.1731731732" calcext:value-type="float">
            <text:p>21173.1731731732</text:p>
          </table:table-cell>
          <table:table-cell office:value-type="float" office:value="1746.92883" calcext:value-type="float">
            <text:p>1746.9288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1773" calcext:value-type="float">
            <text:p>-1773</text:p>
          </table:table-cell>
          <table:table-cell office:value-type="float" office:value="-116195328" calcext:value-type="float">
            <text:p>-116195328</text:p>
          </table:table-cell>
          <table:table-cell office:value-type="float" office:value="1754.03564" calcext:value-type="float">
            <text:p>1754.03564</text:p>
          </table:table-cell>
          <table:table-cell office:value-type="float" office:value="114279824" calcext:value-type="float">
            <text:p>114279824</text:p>
          </table:table-cell>
          <table:table-cell office:value-type="float" office:value="1754.03564" calcext:value-type="float">
            <text:p>1754.03564</text:p>
          </table:table-cell>
          <table:table-cell table:number-columns-repeated="4"/>
          <table:table-cell office:value-type="float" office:value="21205.2052052052" calcext:value-type="float">
            <text:p>21205.2052052052</text:p>
          </table:table-cell>
          <table:table-cell office:value-type="float" office:value="1754.03564" calcext:value-type="float">
            <text:p>1754.0356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55.89331" calcext:value-type="float">
            <text:p>1755.89331</text:p>
          </table:table-cell>
          <table:table-cell office:value-type="float" office:value="114610680" calcext:value-type="float">
            <text:p>114610680</text:p>
          </table:table-cell>
          <table:table-cell office:value-type="float" office:value="1755.89331" calcext:value-type="float">
            <text:p>1755.89331</text:p>
          </table:table-cell>
          <table:table-cell table:number-columns-repeated="4"/>
          <table:table-cell office:value-type="float" office:value="21237.2372372372" calcext:value-type="float">
            <text:p>21237.2372372372</text:p>
          </table:table-cell>
          <table:table-cell office:value-type="float" office:value="1755.89331" calcext:value-type="float">
            <text:p>1755.8933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53.45275" calcext:value-type="float">
            <text:p>1753.45275</text:p>
          </table:table-cell>
          <table:table-cell office:value-type="float" office:value="115336400" calcext:value-type="float">
            <text:p>115336400</text:p>
          </table:table-cell>
          <table:table-cell office:value-type="float" office:value="1753.45275" calcext:value-type="float">
            <text:p>1753.45275</text:p>
          </table:table-cell>
          <table:table-cell table:number-columns-repeated="4"/>
          <table:table-cell office:value-type="float" office:value="21269.2692692693" calcext:value-type="float">
            <text:p>21269.2692692693</text:p>
          </table:table-cell>
          <table:table-cell office:value-type="float" office:value="1753.45275" calcext:value-type="float">
            <text:p>1753.4527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office:value-type="float" office:value="1741.50488" calcext:value-type="float">
            <text:p>1741.50488</text:p>
          </table:table-cell>
          <table:table-cell office:value-type="float" office:value="114310440" calcext:value-type="float">
            <text:p>114310440</text:p>
          </table:table-cell>
          <table:table-cell office:value-type="float" office:value="1741.50488" calcext:value-type="float">
            <text:p>1741.50488</text:p>
          </table:table-cell>
          <table:table-cell table:number-columns-repeated="4"/>
          <table:table-cell office:value-type="float" office:value="21301.3013013013" calcext:value-type="float">
            <text:p>21301.3013013013</text:p>
          </table:table-cell>
          <table:table-cell office:value-type="float" office:value="1741.50488" calcext:value-type="float">
            <text:p>1741.5048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53.51733" calcext:value-type="float">
            <text:p>1753.51733</text:p>
          </table:table-cell>
          <table:table-cell office:value-type="float" office:value="114265856" calcext:value-type="float">
            <text:p>114265856</text:p>
          </table:table-cell>
          <table:table-cell office:value-type="float" office:value="1753.51733" calcext:value-type="float">
            <text:p>1753.51733</text:p>
          </table:table-cell>
          <table:table-cell table:number-columns-repeated="4"/>
          <table:table-cell office:value-type="float" office:value="21333.3333333333" calcext:value-type="float">
            <text:p>21333.3333333333</text:p>
          </table:table-cell>
          <table:table-cell office:value-type="float" office:value="1753.51733" calcext:value-type="float">
            <text:p>1753.5173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744.79052" calcext:value-type="float">
            <text:p>1744.79052</text:p>
          </table:table-cell>
          <table:table-cell office:value-type="float" office:value="113983688" calcext:value-type="float">
            <text:p>113983688</text:p>
          </table:table-cell>
          <table:table-cell office:value-type="float" office:value="1744.79052" calcext:value-type="float">
            <text:p>1744.79052</text:p>
          </table:table-cell>
          <table:table-cell table:number-columns-repeated="4"/>
          <table:table-cell office:value-type="float" office:value="21365.3653653654" calcext:value-type="float">
            <text:p>21365.3653653654</text:p>
          </table:table-cell>
          <table:table-cell office:value-type="float" office:value="1744.79052" calcext:value-type="float">
            <text:p>1744.7905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59.46545" calcext:value-type="float">
            <text:p>1759.46545</text:p>
          </table:table-cell>
          <table:table-cell office:value-type="float" office:value="115022488" calcext:value-type="float">
            <text:p>115022488</text:p>
          </table:table-cell>
          <table:table-cell office:value-type="float" office:value="1759.46545" calcext:value-type="float">
            <text:p>1759.46545</text:p>
          </table:table-cell>
          <table:table-cell table:number-columns-repeated="4"/>
          <table:table-cell office:value-type="float" office:value="21397.3973973974" calcext:value-type="float">
            <text:p>21397.3973973974</text:p>
          </table:table-cell>
          <table:table-cell office:value-type="float" office:value="1759.46545" calcext:value-type="float">
            <text:p>1759.4654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797" calcext:value-type="float">
            <text:p>-1797</text:p>
          </table:table-cell>
          <table:table-cell office:value-type="float" office:value="-117768192" calcext:value-type="float">
            <text:p>-117768192</text:p>
          </table:table-cell>
          <table:table-cell office:value-type="float" office:value="1752.54272" calcext:value-type="float">
            <text:p>1752.54272</text:p>
          </table:table-cell>
          <table:table-cell office:value-type="float" office:value="114417776" calcext:value-type="float">
            <text:p>114417776</text:p>
          </table:table-cell>
          <table:table-cell office:value-type="float" office:value="1752.54272" calcext:value-type="float">
            <text:p>1752.54272</text:p>
          </table:table-cell>
          <table:table-cell table:number-columns-repeated="4"/>
          <table:table-cell office:value-type="float" office:value="21429.4294294294" calcext:value-type="float">
            <text:p>21429.4294294294</text:p>
          </table:table-cell>
          <table:table-cell office:value-type="float" office:value="1752.54272" calcext:value-type="float">
            <text:p>1752.5427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738.60925" calcext:value-type="float">
            <text:p>1738.60925</text:p>
          </table:table-cell>
          <table:table-cell office:value-type="float" office:value="114157680" calcext:value-type="float">
            <text:p>114157680</text:p>
          </table:table-cell>
          <table:table-cell office:value-type="float" office:value="1738.60925" calcext:value-type="float">
            <text:p>1738.60925</text:p>
          </table:table-cell>
          <table:table-cell table:number-columns-repeated="4"/>
          <table:table-cell office:value-type="float" office:value="21461.4614614615" calcext:value-type="float">
            <text:p>21461.4614614615</text:p>
          </table:table-cell>
          <table:table-cell office:value-type="float" office:value="1738.60925" calcext:value-type="float">
            <text:p>1738.6092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42.78625" calcext:value-type="float">
            <text:p>1742.78625</text:p>
          </table:table-cell>
          <table:table-cell office:value-type="float" office:value="114538000" calcext:value-type="float">
            <text:p>114538000</text:p>
          </table:table-cell>
          <table:table-cell office:value-type="float" office:value="1742.78625" calcext:value-type="float">
            <text:p>1742.78625</text:p>
          </table:table-cell>
          <table:table-cell table:number-columns-repeated="4"/>
          <table:table-cell office:value-type="float" office:value="21493.4934934935" calcext:value-type="float">
            <text:p>21493.4934934935</text:p>
          </table:table-cell>
          <table:table-cell office:value-type="float" office:value="1742.78625" calcext:value-type="float">
            <text:p>1742.7862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57.31787" calcext:value-type="float">
            <text:p>1757.31787</text:p>
          </table:table-cell>
          <table:table-cell office:value-type="float" office:value="114930720" calcext:value-type="float">
            <text:p>114930720</text:p>
          </table:table-cell>
          <table:table-cell office:value-type="float" office:value="1757.31787" calcext:value-type="float">
            <text:p>1757.31787</text:p>
          </table:table-cell>
          <table:table-cell table:number-columns-repeated="4"/>
          <table:table-cell office:value-type="float" office:value="21525.5255255255" calcext:value-type="float">
            <text:p>21525.5255255255</text:p>
          </table:table-cell>
          <table:table-cell office:value-type="float" office:value="1757.31787" calcext:value-type="float">
            <text:p>1757.3178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46.44262" calcext:value-type="float">
            <text:p>1746.44262</text:p>
          </table:table-cell>
          <table:table-cell office:value-type="float" office:value="114923984" calcext:value-type="float">
            <text:p>114923984</text:p>
          </table:table-cell>
          <table:table-cell office:value-type="float" office:value="1746.44262" calcext:value-type="float">
            <text:p>1746.44262</text:p>
          </table:table-cell>
          <table:table-cell table:number-columns-repeated="4"/>
          <table:table-cell office:value-type="float" office:value="21557.5575575576" calcext:value-type="float">
            <text:p>21557.5575575576</text:p>
          </table:table-cell>
          <table:table-cell office:value-type="float" office:value="1746.44262" calcext:value-type="float">
            <text:p>1746.4426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33.99707" calcext:value-type="float">
            <text:p>1733.99707</text:p>
          </table:table-cell>
          <table:table-cell office:value-type="float" office:value="113969032" calcext:value-type="float">
            <text:p>113969032</text:p>
          </table:table-cell>
          <table:table-cell office:value-type="float" office:value="1733.99707" calcext:value-type="float">
            <text:p>1733.99707</text:p>
          </table:table-cell>
          <table:table-cell table:number-columns-repeated="4"/>
          <table:table-cell office:value-type="float" office:value="21589.5895895896" calcext:value-type="float">
            <text:p>21589.5895895896</text:p>
          </table:table-cell>
          <table:table-cell office:value-type="float" office:value="1733.99707" calcext:value-type="float">
            <text:p>1733.9970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36.1173" calcext:value-type="float">
            <text:p>1736.1173</text:p>
          </table:table-cell>
          <table:table-cell office:value-type="float" office:value="114005184" calcext:value-type="float">
            <text:p>114005184</text:p>
          </table:table-cell>
          <table:table-cell office:value-type="float" office:value="1736.1173" calcext:value-type="float">
            <text:p>1736.1173</text:p>
          </table:table-cell>
          <table:table-cell table:number-columns-repeated="4"/>
          <table:table-cell office:value-type="float" office:value="21621.6216216216" calcext:value-type="float">
            <text:p>21621.6216216216</text:p>
          </table:table-cell>
          <table:table-cell office:value-type="float" office:value="1736.1173" calcext:value-type="float">
            <text:p>1736.117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37.15783" calcext:value-type="float">
            <text:p>1737.15783</text:p>
          </table:table-cell>
          <table:table-cell office:value-type="float" office:value="113964336" calcext:value-type="float">
            <text:p>113964336</text:p>
          </table:table-cell>
          <table:table-cell office:value-type="float" office:value="1737.15783" calcext:value-type="float">
            <text:p>1737.15783</text:p>
          </table:table-cell>
          <table:table-cell table:number-columns-repeated="4"/>
          <table:table-cell office:value-type="float" office:value="21653.6536536537" calcext:value-type="float">
            <text:p>21653.6536536537</text:p>
          </table:table-cell>
          <table:table-cell office:value-type="float" office:value="1737.15783" calcext:value-type="float">
            <text:p>1737.1578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56.28991" calcext:value-type="float">
            <text:p>1756.28991</text:p>
          </table:table-cell>
          <table:table-cell office:value-type="float" office:value="114816688" calcext:value-type="float">
            <text:p>114816688</text:p>
          </table:table-cell>
          <table:table-cell office:value-type="float" office:value="1756.28991" calcext:value-type="float">
            <text:p>1756.28991</text:p>
          </table:table-cell>
          <table:table-cell table:number-columns-repeated="4"/>
          <table:table-cell office:value-type="float" office:value="21685.6856856857" calcext:value-type="float">
            <text:p>21685.6856856857</text:p>
          </table:table-cell>
          <table:table-cell office:value-type="float" office:value="1756.28991" calcext:value-type="float">
            <text:p>1756.2899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1804" calcext:value-type="float">
            <text:p>-1804</text:p>
          </table:table-cell>
          <table:table-cell office:value-type="float" office:value="-118226944" calcext:value-type="float">
            <text:p>-118226944</text:p>
          </table:table-cell>
          <table:table-cell office:value-type="float" office:value="1735.72326" calcext:value-type="float">
            <text:p>1735.72326</text:p>
          </table:table-cell>
          <table:table-cell office:value-type="float" office:value="113823216" calcext:value-type="float">
            <text:p>113823216</text:p>
          </table:table-cell>
          <table:table-cell office:value-type="float" office:value="1735.72326" calcext:value-type="float">
            <text:p>1735.72326</text:p>
          </table:table-cell>
          <table:table-cell table:number-columns-repeated="4"/>
          <table:table-cell office:value-type="float" office:value="21717.7177177177" calcext:value-type="float">
            <text:p>21717.7177177177</text:p>
          </table:table-cell>
          <table:table-cell office:value-type="float" office:value="1735.72326" calcext:value-type="float">
            <text:p>1735.7232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53.90759" calcext:value-type="float">
            <text:p>1753.90759</text:p>
          </table:table-cell>
          <table:table-cell office:value-type="float" office:value="114763184" calcext:value-type="float">
            <text:p>114763184</text:p>
          </table:table-cell>
          <table:table-cell office:value-type="float" office:value="1753.90759" calcext:value-type="float">
            <text:p>1753.90759</text:p>
          </table:table-cell>
          <table:table-cell table:number-columns-repeated="4"/>
          <table:table-cell office:value-type="float" office:value="21749.7497497498" calcext:value-type="float">
            <text:p>21749.7497497498</text:p>
          </table:table-cell>
          <table:table-cell office:value-type="float" office:value="1753.90759" calcext:value-type="float">
            <text:p>1753.9075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59.29077" calcext:value-type="float">
            <text:p>1759.29077</text:p>
          </table:table-cell>
          <table:table-cell office:value-type="float" office:value="115126800" calcext:value-type="float">
            <text:p>115126800</text:p>
          </table:table-cell>
          <table:table-cell office:value-type="float" office:value="1759.29077" calcext:value-type="float">
            <text:p>1759.29077</text:p>
          </table:table-cell>
          <table:table-cell table:number-columns-repeated="4"/>
          <table:table-cell office:value-type="float" office:value="21781.7817817818" calcext:value-type="float">
            <text:p>21781.7817817818</text:p>
          </table:table-cell>
          <table:table-cell office:value-type="float" office:value="1759.29077" calcext:value-type="float">
            <text:p>1759.2907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751.73852" calcext:value-type="float">
            <text:p>1751.73852</text:p>
          </table:table-cell>
          <table:table-cell office:value-type="float" office:value="114613408" calcext:value-type="float">
            <text:p>114613408</text:p>
          </table:table-cell>
          <table:table-cell office:value-type="float" office:value="1751.73852" calcext:value-type="float">
            <text:p>1751.73852</text:p>
          </table:table-cell>
          <table:table-cell table:number-columns-repeated="4"/>
          <table:table-cell office:value-type="float" office:value="21813.8138138138" calcext:value-type="float">
            <text:p>21813.8138138138</text:p>
          </table:table-cell>
          <table:table-cell office:value-type="float" office:value="1751.73852" calcext:value-type="float">
            <text:p>1751.7385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751.52111" calcext:value-type="float">
            <text:p>1751.52111</text:p>
          </table:table-cell>
          <table:table-cell office:value-type="float" office:value="114584352" calcext:value-type="float">
            <text:p>114584352</text:p>
          </table:table-cell>
          <table:table-cell office:value-type="float" office:value="1751.52111" calcext:value-type="float">
            <text:p>1751.52111</text:p>
          </table:table-cell>
          <table:table-cell table:number-columns-repeated="4"/>
          <table:table-cell office:value-type="float" office:value="21845.8458458458" calcext:value-type="float">
            <text:p>21845.8458458458</text:p>
          </table:table-cell>
          <table:table-cell office:value-type="float" office:value="1751.52111" calcext:value-type="float">
            <text:p>1751.5211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757.58959" calcext:value-type="float">
            <text:p>1757.58959</text:p>
          </table:table-cell>
          <table:table-cell office:value-type="float" office:value="115490960" calcext:value-type="float">
            <text:p>115490960</text:p>
          </table:table-cell>
          <table:table-cell office:value-type="float" office:value="1757.58959" calcext:value-type="float">
            <text:p>1757.58959</text:p>
          </table:table-cell>
          <table:table-cell table:number-columns-repeated="4"/>
          <table:table-cell office:value-type="float" office:value="21877.8778778779" calcext:value-type="float">
            <text:p>21877.8778778779</text:p>
          </table:table-cell>
          <table:table-cell office:value-type="float" office:value="1757.58959" calcext:value-type="float">
            <text:p>1757.5895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49.73388" calcext:value-type="float">
            <text:p>1749.73388</text:p>
          </table:table-cell>
          <table:table-cell office:value-type="float" office:value="114501480" calcext:value-type="float">
            <text:p>114501480</text:p>
          </table:table-cell>
          <table:table-cell office:value-type="float" office:value="1749.73388" calcext:value-type="float">
            <text:p>1749.73388</text:p>
          </table:table-cell>
          <table:table-cell table:number-columns-repeated="4"/>
          <table:table-cell office:value-type="float" office:value="21909.9099099099" calcext:value-type="float">
            <text:p>21909.9099099099</text:p>
          </table:table-cell>
          <table:table-cell office:value-type="float" office:value="1749.73388" calcext:value-type="float">
            <text:p>1749.7338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42.11938" calcext:value-type="float">
            <text:p>1742.11938</text:p>
          </table:table-cell>
          <table:table-cell office:value-type="float" office:value="114404976" calcext:value-type="float">
            <text:p>114404976</text:p>
          </table:table-cell>
          <table:table-cell office:value-type="float" office:value="1742.11938" calcext:value-type="float">
            <text:p>1742.11938</text:p>
          </table:table-cell>
          <table:table-cell table:number-columns-repeated="4"/>
          <table:table-cell office:value-type="float" office:value="21941.9419419419" calcext:value-type="float">
            <text:p>21941.9419419419</text:p>
          </table:table-cell>
          <table:table-cell office:value-type="float" office:value="1742.11938" calcext:value-type="float">
            <text:p>1742.1193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45.12402" calcext:value-type="float">
            <text:p>1745.12402</text:p>
          </table:table-cell>
          <table:table-cell office:value-type="float" office:value="114158160" calcext:value-type="float">
            <text:p>114158160</text:p>
          </table:table-cell>
          <table:table-cell office:value-type="float" office:value="1745.12402" calcext:value-type="float">
            <text:p>1745.12402</text:p>
          </table:table-cell>
          <table:table-cell table:number-columns-repeated="4"/>
          <table:table-cell office:value-type="float" office:value="21973.973973974" calcext:value-type="float">
            <text:p>21973.973973974</text:p>
          </table:table-cell>
          <table:table-cell office:value-type="float" office:value="1745.12402" calcext:value-type="float">
            <text:p>1745.1240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59.87365" calcext:value-type="float">
            <text:p>1759.87365</text:p>
          </table:table-cell>
          <table:table-cell office:value-type="float" office:value="114907360" calcext:value-type="float">
            <text:p>114907360</text:p>
          </table:table-cell>
          <table:table-cell office:value-type="float" office:value="1759.87365" calcext:value-type="float">
            <text:p>1759.87365</text:p>
          </table:table-cell>
          <table:table-cell table:number-columns-repeated="4"/>
          <table:table-cell office:value-type="float" office:value="22006.006006006" calcext:value-type="float">
            <text:p>22006.006006006</text:p>
          </table:table-cell>
          <table:table-cell office:value-type="float" office:value="1759.87365" calcext:value-type="float">
            <text:p>1759.8736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44.09252" calcext:value-type="float">
            <text:p>1744.09252</text:p>
          </table:table-cell>
          <table:table-cell office:value-type="float" office:value="114095688" calcext:value-type="float">
            <text:p>114095688</text:p>
          </table:table-cell>
          <table:table-cell office:value-type="float" office:value="1744.09252" calcext:value-type="float">
            <text:p>1744.09252</text:p>
          </table:table-cell>
          <table:table-cell table:number-columns-repeated="4"/>
          <table:table-cell office:value-type="float" office:value="22038.038038038" calcext:value-type="float">
            <text:p>22038.038038038</text:p>
          </table:table-cell>
          <table:table-cell office:value-type="float" office:value="1744.09252" calcext:value-type="float">
            <text:p>1744.0925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767" calcext:value-type="float">
            <text:p>-1767</text:p>
          </table:table-cell>
          <table:table-cell office:value-type="float" office:value="-115802112" calcext:value-type="float">
            <text:p>-115802112</text:p>
          </table:table-cell>
          <table:table-cell office:value-type="float" office:value="1733.55407" calcext:value-type="float">
            <text:p>1733.55407</text:p>
          </table:table-cell>
          <table:table-cell office:value-type="float" office:value="113852520" calcext:value-type="float">
            <text:p>113852520</text:p>
          </table:table-cell>
          <table:table-cell office:value-type="float" office:value="1733.55407" calcext:value-type="float">
            <text:p>1733.55407</text:p>
          </table:table-cell>
          <table:table-cell table:number-columns-repeated="4"/>
          <table:table-cell office:value-type="float" office:value="22070.0700700701" calcext:value-type="float">
            <text:p>22070.0700700701</text:p>
          </table:table-cell>
          <table:table-cell office:value-type="float" office:value="1733.55407" calcext:value-type="float">
            <text:p>1733.5540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752.01013" calcext:value-type="float">
            <text:p>1752.01013</text:p>
          </table:table-cell>
          <table:table-cell office:value-type="float" office:value="114343864" calcext:value-type="float">
            <text:p>114343864</text:p>
          </table:table-cell>
          <table:table-cell office:value-type="float" office:value="1752.01013" calcext:value-type="float">
            <text:p>1752.01013</text:p>
          </table:table-cell>
          <table:table-cell table:number-columns-repeated="4"/>
          <table:table-cell office:value-type="float" office:value="22102.1021021021" calcext:value-type="float">
            <text:p>22102.1021021021</text:p>
          </table:table-cell>
          <table:table-cell office:value-type="float" office:value="1752.01013" calcext:value-type="float">
            <text:p>1752.0101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44.69592" calcext:value-type="float">
            <text:p>1744.69592</text:p>
          </table:table-cell>
          <table:table-cell office:value-type="float" office:value="113931000" calcext:value-type="float">
            <text:p>113931000</text:p>
          </table:table-cell>
          <table:table-cell office:value-type="float" office:value="1744.69592" calcext:value-type="float">
            <text:p>1744.69592</text:p>
          </table:table-cell>
          <table:table-cell table:number-columns-repeated="4"/>
          <table:table-cell office:value-type="float" office:value="22134.1341341341" calcext:value-type="float">
            <text:p>22134.1341341341</text:p>
          </table:table-cell>
          <table:table-cell office:value-type="float" office:value="1744.69592" calcext:value-type="float">
            <text:p>1744.6959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1752" calcext:value-type="float">
            <text:p>-1752</text:p>
          </table:table-cell>
          <table:table-cell office:value-type="float" office:value="-114819072" calcext:value-type="float">
            <text:p>-114819072</text:p>
          </table:table-cell>
          <table:table-cell office:value-type="float" office:value="1731.29248" calcext:value-type="float">
            <text:p>1731.29248</text:p>
          </table:table-cell>
          <table:table-cell office:value-type="float" office:value="114234648" calcext:value-type="float">
            <text:p>114234648</text:p>
          </table:table-cell>
          <table:table-cell office:value-type="float" office:value="1731.29248" calcext:value-type="float">
            <text:p>1731.29248</text:p>
          </table:table-cell>
          <table:table-cell table:number-columns-repeated="4"/>
          <table:table-cell office:value-type="float" office:value="22166.1661661662" calcext:value-type="float">
            <text:p>22166.1661661662</text:p>
          </table:table-cell>
          <table:table-cell office:value-type="float" office:value="1731.29248" calcext:value-type="float">
            <text:p>1731.2924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50.26977" calcext:value-type="float">
            <text:p>1750.26977</text:p>
          </table:table-cell>
          <table:table-cell office:value-type="float" office:value="114257648" calcext:value-type="float">
            <text:p>114257648</text:p>
          </table:table-cell>
          <table:table-cell office:value-type="float" office:value="1750.26977" calcext:value-type="float">
            <text:p>1750.26977</text:p>
          </table:table-cell>
          <table:table-cell table:number-columns-repeated="4"/>
          <table:table-cell office:value-type="float" office:value="22198.1981981982" calcext:value-type="float">
            <text:p>22198.1981981982</text:p>
          </table:table-cell>
          <table:table-cell office:value-type="float" office:value="1750.26977" calcext:value-type="float">
            <text:p>1750.2697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43.09411" calcext:value-type="float">
            <text:p>1743.09411</text:p>
          </table:table-cell>
          <table:table-cell office:value-type="float" office:value="114033496" calcext:value-type="float">
            <text:p>114033496</text:p>
          </table:table-cell>
          <table:table-cell office:value-type="float" office:value="1743.09411" calcext:value-type="float">
            <text:p>1743.09411</text:p>
          </table:table-cell>
          <table:table-cell table:number-columns-repeated="4"/>
          <table:table-cell office:value-type="float" office:value="22230.2302302302" calcext:value-type="float">
            <text:p>22230.2302302302</text:p>
          </table:table-cell>
          <table:table-cell office:value-type="float" office:value="1743.09411" calcext:value-type="float">
            <text:p>1743.0941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742" calcext:value-type="float">
            <text:p>-1742</text:p>
          </table:table-cell>
          <table:table-cell office:value-type="float" office:value="-114163712" calcext:value-type="float">
            <text:p>-114163712</text:p>
          </table:table-cell>
          <table:table-cell office:value-type="float" office:value="1744.07177" calcext:value-type="float">
            <text:p>1744.07177</text:p>
          </table:table-cell>
          <table:table-cell office:value-type="float" office:value="114121000" calcext:value-type="float">
            <text:p>114121000</text:p>
          </table:table-cell>
          <table:table-cell office:value-type="float" office:value="1744.07177" calcext:value-type="float">
            <text:p>1744.07177</text:p>
          </table:table-cell>
          <table:table-cell table:number-columns-repeated="4"/>
          <table:table-cell office:value-type="float" office:value="22262.2622622623" calcext:value-type="float">
            <text:p>22262.2622622623</text:p>
          </table:table-cell>
          <table:table-cell office:value-type="float" office:value="1744.07177" calcext:value-type="float">
            <text:p>1744.0717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753.71911" calcext:value-type="float">
            <text:p>1753.71911</text:p>
          </table:table-cell>
          <table:table-cell office:value-type="float" office:value="115342840" calcext:value-type="float">
            <text:p>115342840</text:p>
          </table:table-cell>
          <table:table-cell office:value-type="float" office:value="1753.71911" calcext:value-type="float">
            <text:p>1753.71911</text:p>
          </table:table-cell>
          <table:table-cell table:number-columns-repeated="4"/>
          <table:table-cell office:value-type="float" office:value="22294.2942942943" calcext:value-type="float">
            <text:p>22294.2942942943</text:p>
          </table:table-cell>
          <table:table-cell office:value-type="float" office:value="1753.71911" calcext:value-type="float">
            <text:p>1753.7191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60.36303" calcext:value-type="float">
            <text:p>1760.36303</text:p>
          </table:table-cell>
          <table:table-cell office:value-type="float" office:value="115012048" calcext:value-type="float">
            <text:p>115012048</text:p>
          </table:table-cell>
          <table:table-cell office:value-type="float" office:value="1760.36303" calcext:value-type="float">
            <text:p>1760.36303</text:p>
          </table:table-cell>
          <table:table-cell table:number-columns-repeated="4"/>
          <table:table-cell office:value-type="float" office:value="22326.3263263263" calcext:value-type="float">
            <text:p>22326.3263263263</text:p>
          </table:table-cell>
          <table:table-cell office:value-type="float" office:value="1760.36303" calcext:value-type="float">
            <text:p>1760.3630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40.71826" calcext:value-type="float">
            <text:p>1740.71826</text:p>
          </table:table-cell>
          <table:table-cell office:value-type="float" office:value="114166480" calcext:value-type="float">
            <text:p>114166480</text:p>
          </table:table-cell>
          <table:table-cell office:value-type="float" office:value="1740.71826" calcext:value-type="float">
            <text:p>1740.71826</text:p>
          </table:table-cell>
          <table:table-cell table:number-columns-repeated="4"/>
          <table:table-cell office:value-type="float" office:value="22358.3583583584" calcext:value-type="float">
            <text:p>22358.3583583584</text:p>
          </table:table-cell>
          <table:table-cell office:value-type="float" office:value="1740.71826" calcext:value-type="float">
            <text:p>1740.7182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728" calcext:value-type="float">
            <text:p>-1728</text:p>
          </table:table-cell>
          <table:table-cell office:value-type="float" office:value="-113246208" calcext:value-type="float">
            <text:p>-113246208</text:p>
          </table:table-cell>
          <table:table-cell office:value-type="float" office:value="1727.10937" calcext:value-type="float">
            <text:p>1727.10937</text:p>
          </table:table-cell>
          <table:table-cell office:value-type="float" office:value="113852232" calcext:value-type="float">
            <text:p>113852232</text:p>
          </table:table-cell>
          <table:table-cell office:value-type="float" office:value="1727.10937" calcext:value-type="float">
            <text:p>1727.10937</text:p>
          </table:table-cell>
          <table:table-cell table:number-columns-repeated="4"/>
          <table:table-cell office:value-type="float" office:value="22390.3903903904" calcext:value-type="float">
            <text:p>22390.3903903904</text:p>
          </table:table-cell>
          <table:table-cell office:value-type="float" office:value="1727.10937" calcext:value-type="float">
            <text:p>1727.109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42.3059" calcext:value-type="float">
            <text:p>1742.3059</text:p>
          </table:table-cell>
          <table:table-cell office:value-type="float" office:value="114648328" calcext:value-type="float">
            <text:p>114648328</text:p>
          </table:table-cell>
          <table:table-cell office:value-type="float" office:value="1742.3059" calcext:value-type="float">
            <text:p>1742.3059</text:p>
          </table:table-cell>
          <table:table-cell table:number-columns-repeated="4"/>
          <table:table-cell office:value-type="float" office:value="22422.4224224224" calcext:value-type="float">
            <text:p>22422.4224224224</text:p>
          </table:table-cell>
          <table:table-cell office:value-type="float" office:value="1742.3059" calcext:value-type="float">
            <text:p>1742.305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755.328" calcext:value-type="float">
            <text:p>1755.328</text:p>
          </table:table-cell>
          <table:table-cell office:value-type="float" office:value="114614280" calcext:value-type="float">
            <text:p>114614280</text:p>
          </table:table-cell>
          <table:table-cell office:value-type="float" office:value="1755.328" calcext:value-type="float">
            <text:p>1755.328</text:p>
          </table:table-cell>
          <table:table-cell table:number-columns-repeated="4"/>
          <table:table-cell office:value-type="float" office:value="22454.4544544545" calcext:value-type="float">
            <text:p>22454.4544544545</text:p>
          </table:table-cell>
          <table:table-cell office:value-type="float" office:value="1755.328" calcext:value-type="float">
            <text:p>1755.32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1720" calcext:value-type="float">
            <text:p>-1720</text:p>
          </table:table-cell>
          <table:table-cell office:value-type="float" office:value="-112721920" calcext:value-type="float">
            <text:p>-112721920</text:p>
          </table:table-cell>
          <table:table-cell office:value-type="float" office:value="1750.61926" calcext:value-type="float">
            <text:p>1750.61926</text:p>
          </table:table-cell>
          <table:table-cell office:value-type="float" office:value="114744208" calcext:value-type="float">
            <text:p>114744208</text:p>
          </table:table-cell>
          <table:table-cell office:value-type="float" office:value="1750.61926" calcext:value-type="float">
            <text:p>1750.61926</text:p>
          </table:table-cell>
          <table:table-cell table:number-columns-repeated="4"/>
          <table:table-cell office:value-type="float" office:value="22486.4864864865" calcext:value-type="float">
            <text:p>22486.4864864865</text:p>
          </table:table-cell>
          <table:table-cell office:value-type="float" office:value="1750.61926" calcext:value-type="float">
            <text:p>1750.6192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57.51171" calcext:value-type="float">
            <text:p>1757.51171</text:p>
          </table:table-cell>
          <table:table-cell office:value-type="float" office:value="115310912" calcext:value-type="float">
            <text:p>115310912</text:p>
          </table:table-cell>
          <table:table-cell office:value-type="float" office:value="1757.51171" calcext:value-type="float">
            <text:p>1757.51171</text:p>
          </table:table-cell>
          <table:table-cell table:number-columns-repeated="4"/>
          <table:table-cell office:value-type="float" office:value="22518.5185185185" calcext:value-type="float">
            <text:p>22518.5185185185</text:p>
          </table:table-cell>
          <table:table-cell office:value-type="float" office:value="1757.51171" calcext:value-type="float">
            <text:p>1757.5117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42.48864" calcext:value-type="float">
            <text:p>1742.48864</text:p>
          </table:table-cell>
          <table:table-cell office:value-type="float" office:value="113976816" calcext:value-type="float">
            <text:p>113976816</text:p>
          </table:table-cell>
          <table:table-cell office:value-type="float" office:value="1742.48864" calcext:value-type="float">
            <text:p>1742.48864</text:p>
          </table:table-cell>
          <table:table-cell table:number-columns-repeated="4"/>
          <table:table-cell office:value-type="float" office:value="22550.5505505505" calcext:value-type="float">
            <text:p>22550.5505505505</text:p>
          </table:table-cell>
          <table:table-cell office:value-type="float" office:value="1742.48864" calcext:value-type="float">
            <text:p>1742.4886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39.7915" calcext:value-type="float">
            <text:p>1739.7915</text:p>
          </table:table-cell>
          <table:table-cell office:value-type="float" office:value="114258384" calcext:value-type="float">
            <text:p>114258384</text:p>
          </table:table-cell>
          <table:table-cell office:value-type="float" office:value="1739.7915" calcext:value-type="float">
            <text:p>1739.7915</text:p>
          </table:table-cell>
          <table:table-cell table:number-columns-repeated="4"/>
          <table:table-cell office:value-type="float" office:value="22582.5825825826" calcext:value-type="float">
            <text:p>22582.5825825826</text:p>
          </table:table-cell>
          <table:table-cell office:value-type="float" office:value="1739.7915" calcext:value-type="float">
            <text:p>1739.791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45.8496" calcext:value-type="float">
            <text:p>1745.8496</text:p>
          </table:table-cell>
          <table:table-cell office:value-type="float" office:value="114204960" calcext:value-type="float">
            <text:p>114204960</text:p>
          </table:table-cell>
          <table:table-cell office:value-type="float" office:value="1745.8496" calcext:value-type="float">
            <text:p>1745.8496</text:p>
          </table:table-cell>
          <table:table-cell table:number-columns-repeated="4"/>
          <table:table-cell office:value-type="float" office:value="22614.6146146146" calcext:value-type="float">
            <text:p>22614.6146146146</text:p>
          </table:table-cell>
          <table:table-cell office:value-type="float" office:value="1745.8496" calcext:value-type="float">
            <text:p>1745.849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47.12414" calcext:value-type="float">
            <text:p>1747.12414</text:p>
          </table:table-cell>
          <table:table-cell office:value-type="float" office:value="114521912" calcext:value-type="float">
            <text:p>114521912</text:p>
          </table:table-cell>
          <table:table-cell office:value-type="float" office:value="1747.12414" calcext:value-type="float">
            <text:p>1747.12414</text:p>
          </table:table-cell>
          <table:table-cell table:number-columns-repeated="4"/>
          <table:table-cell office:value-type="float" office:value="22646.6466466466" calcext:value-type="float">
            <text:p>22646.6466466466</text:p>
          </table:table-cell>
          <table:table-cell office:value-type="float" office:value="1747.12414" calcext:value-type="float">
            <text:p>1747.1241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44.54064" calcext:value-type="float">
            <text:p>1744.54064</text:p>
          </table:table-cell>
          <table:table-cell office:value-type="float" office:value="114825240" calcext:value-type="float">
            <text:p>114825240</text:p>
          </table:table-cell>
          <table:table-cell office:value-type="float" office:value="1744.54064" calcext:value-type="float">
            <text:p>1744.54064</text:p>
          </table:table-cell>
          <table:table-cell table:number-columns-repeated="4"/>
          <table:table-cell office:value-type="float" office:value="22678.6786786787" calcext:value-type="float">
            <text:p>22678.6786786787</text:p>
          </table:table-cell>
          <table:table-cell office:value-type="float" office:value="1744.54064" calcext:value-type="float">
            <text:p>1744.5406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46.1101" calcext:value-type="float">
            <text:p>1746.1101</text:p>
          </table:table-cell>
          <table:table-cell office:value-type="float" office:value="114756200" calcext:value-type="float">
            <text:p>114756200</text:p>
          </table:table-cell>
          <table:table-cell office:value-type="float" office:value="1746.1101" calcext:value-type="float">
            <text:p>1746.1101</text:p>
          </table:table-cell>
          <table:table-cell table:number-columns-repeated="4"/>
          <table:table-cell office:value-type="float" office:value="22710.7107107107" calcext:value-type="float">
            <text:p>22710.7107107107</text:p>
          </table:table-cell>
          <table:table-cell office:value-type="float" office:value="1746.1101" calcext:value-type="float">
            <text:p>1746.110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16.56481" calcext:value-type="float">
            <text:p>1716.56481</text:p>
          </table:table-cell>
          <table:table-cell office:value-type="float" office:value="112713352" calcext:value-type="float">
            <text:p>112713352</text:p>
          </table:table-cell>
          <table:table-cell office:value-type="float" office:value="1716.56481" calcext:value-type="float">
            <text:p>1716.56481</text:p>
          </table:table-cell>
          <table:table-cell table:number-columns-repeated="4"/>
          <table:table-cell office:value-type="float" office:value="22742.7427427427" calcext:value-type="float">
            <text:p>22742.7427427427</text:p>
          </table:table-cell>
          <table:table-cell office:value-type="float" office:value="1716.56481" calcext:value-type="float">
            <text:p>1716.5648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714" calcext:value-type="float">
            <text:p>-1714</text:p>
          </table:table-cell>
          <table:table-cell office:value-type="float" office:value="-112328704" calcext:value-type="float">
            <text:p>-112328704</text:p>
          </table:table-cell>
          <table:table-cell office:value-type="float" office:value="1768.63647" calcext:value-type="float">
            <text:p>1768.63647</text:p>
          </table:table-cell>
          <table:table-cell office:value-type="float" office:value="115781872" calcext:value-type="float">
            <text:p>115781872</text:p>
          </table:table-cell>
          <table:table-cell office:value-type="float" office:value="1768.63647" calcext:value-type="float">
            <text:p>1768.63647</text:p>
          </table:table-cell>
          <table:table-cell table:number-columns-repeated="4"/>
          <table:table-cell office:value-type="float" office:value="22774.7747747748" calcext:value-type="float">
            <text:p>22774.7747747748</text:p>
          </table:table-cell>
          <table:table-cell office:value-type="float" office:value="1768.63647" calcext:value-type="float">
            <text:p>1768.6364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750.89868" calcext:value-type="float">
            <text:p>1750.89868</text:p>
          </table:table-cell>
          <table:table-cell office:value-type="float" office:value="114586992" calcext:value-type="float">
            <text:p>114586992</text:p>
          </table:table-cell>
          <table:table-cell office:value-type="float" office:value="1750.89868" calcext:value-type="float">
            <text:p>1750.89868</text:p>
          </table:table-cell>
          <table:table-cell table:number-columns-repeated="4"/>
          <table:table-cell office:value-type="float" office:value="22806.8068068068" calcext:value-type="float">
            <text:p>22806.8068068068</text:p>
          </table:table-cell>
          <table:table-cell office:value-type="float" office:value="1750.89868" calcext:value-type="float">
            <text:p>1750.8986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718" calcext:value-type="float">
            <text:p>-1718</text:p>
          </table:table-cell>
          <table:table-cell office:value-type="float" office:value="-112590848" calcext:value-type="float">
            <text:p>-112590848</text:p>
          </table:table-cell>
          <table:table-cell office:value-type="float" office:value="1739.4768" calcext:value-type="float">
            <text:p>1739.4768</text:p>
          </table:table-cell>
          <table:table-cell office:value-type="float" office:value="113828960" calcext:value-type="float">
            <text:p>113828960</text:p>
          </table:table-cell>
          <table:table-cell office:value-type="float" office:value="1739.4768" calcext:value-type="float">
            <text:p>1739.4768</text:p>
          </table:table-cell>
          <table:table-cell table:number-columns-repeated="4"/>
          <table:table-cell office:value-type="float" office:value="22838.8388388388" calcext:value-type="float">
            <text:p>22838.8388388388</text:p>
          </table:table-cell>
          <table:table-cell office:value-type="float" office:value="1739.4768" calcext:value-type="float">
            <text:p>1739.476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1721" calcext:value-type="float">
            <text:p>-1721</text:p>
          </table:table-cell>
          <table:table-cell office:value-type="float" office:value="-112787456" calcext:value-type="float">
            <text:p>-112787456</text:p>
          </table:table-cell>
          <table:table-cell office:value-type="float" office:value="1733.12109" calcext:value-type="float">
            <text:p>1733.12109</text:p>
          </table:table-cell>
          <table:table-cell office:value-type="float" office:value="113541960" calcext:value-type="float">
            <text:p>113541960</text:p>
          </table:table-cell>
          <table:table-cell office:value-type="float" office:value="1733.12109" calcext:value-type="float">
            <text:p>1733.12109</text:p>
          </table:table-cell>
          <table:table-cell table:number-columns-repeated="4"/>
          <table:table-cell office:value-type="float" office:value="22870.8708708709" calcext:value-type="float">
            <text:p>22870.8708708709</text:p>
          </table:table-cell>
          <table:table-cell office:value-type="float" office:value="1733.12109" calcext:value-type="float">
            <text:p>1733.1210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724" calcext:value-type="float">
            <text:p>-1724</text:p>
          </table:table-cell>
          <table:table-cell office:value-type="float" office:value="-112984064" calcext:value-type="float">
            <text:p>-112984064</text:p>
          </table:table-cell>
          <table:table-cell office:value-type="float" office:value="1760.33996" calcext:value-type="float">
            <text:p>1760.33996</text:p>
          </table:table-cell>
          <table:table-cell office:value-type="float" office:value="115867640" calcext:value-type="float">
            <text:p>115867640</text:p>
          </table:table-cell>
          <table:table-cell office:value-type="float" office:value="1760.33996" calcext:value-type="float">
            <text:p>1760.33996</text:p>
          </table:table-cell>
          <table:table-cell table:number-columns-repeated="4"/>
          <table:table-cell office:value-type="float" office:value="22902.9029029029" calcext:value-type="float">
            <text:p>22902.9029029029</text:p>
          </table:table-cell>
          <table:table-cell office:value-type="float" office:value="1760.33996" calcext:value-type="float">
            <text:p>1760.3399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36.02355" calcext:value-type="float">
            <text:p>1736.02355</text:p>
          </table:table-cell>
          <table:table-cell office:value-type="float" office:value="113690992" calcext:value-type="float">
            <text:p>113690992</text:p>
          </table:table-cell>
          <table:table-cell office:value-type="float" office:value="1736.02355" calcext:value-type="float">
            <text:p>1736.02355</text:p>
          </table:table-cell>
          <table:table-cell table:number-columns-repeated="4"/>
          <table:table-cell office:value-type="float" office:value="22934.9349349349" calcext:value-type="float">
            <text:p>22934.9349349349</text:p>
          </table:table-cell>
          <table:table-cell office:value-type="float" office:value="1736.02355" calcext:value-type="float">
            <text:p>1736.0235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1765.11975" calcext:value-type="float">
            <text:p>1765.11975</text:p>
          </table:table-cell>
          <table:table-cell office:value-type="float" office:value="115007032" calcext:value-type="float">
            <text:p>115007032</text:p>
          </table:table-cell>
          <table:table-cell office:value-type="float" office:value="1765.11975" calcext:value-type="float">
            <text:p>1765.11975</text:p>
          </table:table-cell>
          <table:table-cell table:number-columns-repeated="4"/>
          <table:table-cell office:value-type="float" office:value="22966.966966967" calcext:value-type="float">
            <text:p>22966.966966967</text:p>
          </table:table-cell>
          <table:table-cell office:value-type="float" office:value="1765.11975" calcext:value-type="float">
            <text:p>1765.1197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34.19287" calcext:value-type="float">
            <text:p>1734.19287</text:p>
          </table:table-cell>
          <table:table-cell office:value-type="float" office:value="113811064" calcext:value-type="float">
            <text:p>113811064</text:p>
          </table:table-cell>
          <table:table-cell office:value-type="float" office:value="1734.19287" calcext:value-type="float">
            <text:p>1734.19287</text:p>
          </table:table-cell>
          <table:table-cell table:number-columns-repeated="4"/>
          <table:table-cell office:value-type="float" office:value="22998.998998999" calcext:value-type="float">
            <text:p>22998.998998999</text:p>
          </table:table-cell>
          <table:table-cell office:value-type="float" office:value="1734.19287" calcext:value-type="float">
            <text:p>1734.1928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735" calcext:value-type="float">
            <text:p>-1735</text:p>
          </table:table-cell>
          <table:table-cell office:value-type="float" office:value="-113704960" calcext:value-type="float">
            <text:p>-113704960</text:p>
          </table:table-cell>
          <table:table-cell office:value-type="float" office:value="1750.11682" calcext:value-type="float">
            <text:p>1750.11682</text:p>
          </table:table-cell>
          <table:table-cell office:value-type="float" office:value="114688312" calcext:value-type="float">
            <text:p>114688312</text:p>
          </table:table-cell>
          <table:table-cell office:value-type="float" office:value="1750.11682" calcext:value-type="float">
            <text:p>1750.11682</text:p>
          </table:table-cell>
          <table:table-cell table:number-columns-repeated="4"/>
          <table:table-cell office:value-type="float" office:value="23031.031031031" calcext:value-type="float">
            <text:p>23031.031031031</text:p>
          </table:table-cell>
          <table:table-cell office:value-type="float" office:value="1750.11682" calcext:value-type="float">
            <text:p>1750.1168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733.68957" calcext:value-type="float">
            <text:p>1733.68957</text:p>
          </table:table-cell>
          <table:table-cell office:value-type="float" office:value="114032472" calcext:value-type="float">
            <text:p>114032472</text:p>
          </table:table-cell>
          <table:table-cell office:value-type="float" office:value="1733.68957" calcext:value-type="float">
            <text:p>1733.68957</text:p>
          </table:table-cell>
          <table:table-cell table:number-columns-repeated="4"/>
          <table:table-cell office:value-type="float" office:value="23063.0630630631" calcext:value-type="float">
            <text:p>23063.0630630631</text:p>
          </table:table-cell>
          <table:table-cell office:value-type="float" office:value="1733.68957" calcext:value-type="float">
            <text:p>1733.6895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744" calcext:value-type="float">
            <text:p>-1744</text:p>
          </table:table-cell>
          <table:table-cell office:value-type="float" office:value="-114294784" calcext:value-type="float">
            <text:p>-114294784</text:p>
          </table:table-cell>
          <table:table-cell office:value-type="float" office:value="1762.87548" calcext:value-type="float">
            <text:p>1762.87548</text:p>
          </table:table-cell>
          <table:table-cell office:value-type="float" office:value="114528712" calcext:value-type="float">
            <text:p>114528712</text:p>
          </table:table-cell>
          <table:table-cell office:value-type="float" office:value="1762.87548" calcext:value-type="float">
            <text:p>1762.87548</text:p>
          </table:table-cell>
          <table:table-cell table:number-columns-repeated="4"/>
          <table:table-cell office:value-type="float" office:value="23095.0950950951" calcext:value-type="float">
            <text:p>23095.0950950951</text:p>
          </table:table-cell>
          <table:table-cell office:value-type="float" office:value="1762.87548" calcext:value-type="float">
            <text:p>1762.8754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1750" calcext:value-type="float">
            <text:p>-1750</text:p>
          </table:table-cell>
          <table:table-cell office:value-type="float" office:value="-114688000" calcext:value-type="float">
            <text:p>-114688000</text:p>
          </table:table-cell>
          <table:table-cell office:value-type="float" office:value="1745.17346" calcext:value-type="float">
            <text:p>1745.17346</text:p>
          </table:table-cell>
          <table:table-cell office:value-type="float" office:value="114001856" calcext:value-type="float">
            <text:p>114001856</text:p>
          </table:table-cell>
          <table:table-cell office:value-type="float" office:value="1745.17346" calcext:value-type="float">
            <text:p>1745.17346</text:p>
          </table:table-cell>
          <table:table-cell table:number-columns-repeated="4"/>
          <table:table-cell office:value-type="float" office:value="23127.1271271271" calcext:value-type="float">
            <text:p>23127.1271271271</text:p>
          </table:table-cell>
          <table:table-cell office:value-type="float" office:value="1745.17346" calcext:value-type="float">
            <text:p>1745.1734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731.49487" calcext:value-type="float">
            <text:p>1731.49487</text:p>
          </table:table-cell>
          <table:table-cell office:value-type="float" office:value="113401376" calcext:value-type="float">
            <text:p>113401376</text:p>
          </table:table-cell>
          <table:table-cell office:value-type="float" office:value="1731.49487" calcext:value-type="float">
            <text:p>1731.49487</text:p>
          </table:table-cell>
          <table:table-cell table:number-columns-repeated="4"/>
          <table:table-cell office:value-type="float" office:value="23159.1591591592" calcext:value-type="float">
            <text:p>23159.1591591592</text:p>
          </table:table-cell>
          <table:table-cell office:value-type="float" office:value="1731.49487" calcext:value-type="float">
            <text:p>1731.4948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34.6007" calcext:value-type="float">
            <text:p>1734.6007</text:p>
          </table:table-cell>
          <table:table-cell office:value-type="float" office:value="114448736" calcext:value-type="float">
            <text:p>114448736</text:p>
          </table:table-cell>
          <table:table-cell office:value-type="float" office:value="1734.6007" calcext:value-type="float">
            <text:p>1734.6007</text:p>
          </table:table-cell>
          <table:table-cell table:number-columns-repeated="4"/>
          <table:table-cell office:value-type="float" office:value="23191.1911911912" calcext:value-type="float">
            <text:p>23191.1911911912</text:p>
          </table:table-cell>
          <table:table-cell office:value-type="float" office:value="1734.6007" calcext:value-type="float">
            <text:p>1734.600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765" calcext:value-type="float">
            <text:p>-1765</text:p>
          </table:table-cell>
          <table:table-cell office:value-type="float" office:value="-115671040" calcext:value-type="float">
            <text:p>-115671040</text:p>
          </table:table-cell>
          <table:table-cell office:value-type="float" office:value="1748.71179" calcext:value-type="float">
            <text:p>1748.71179</text:p>
          </table:table-cell>
          <table:table-cell office:value-type="float" office:value="114558488" calcext:value-type="float">
            <text:p>114558488</text:p>
          </table:table-cell>
          <table:table-cell office:value-type="float" office:value="1748.71179" calcext:value-type="float">
            <text:p>1748.71179</text:p>
          </table:table-cell>
          <table:table-cell table:number-columns-repeated="4"/>
          <table:table-cell office:value-type="float" office:value="23223.2232232232" calcext:value-type="float">
            <text:p>23223.2232232232</text:p>
          </table:table-cell>
          <table:table-cell office:value-type="float" office:value="1748.71179" calcext:value-type="float">
            <text:p>1748.7117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765.3916" calcext:value-type="float">
            <text:p>1765.3916</text:p>
          </table:table-cell>
          <table:table-cell office:value-type="float" office:value="115819768" calcext:value-type="float">
            <text:p>115819768</text:p>
          </table:table-cell>
          <table:table-cell office:value-type="float" office:value="1765.3916" calcext:value-type="float">
            <text:p>1765.3916</text:p>
          </table:table-cell>
          <table:table-cell table:number-columns-repeated="4"/>
          <table:table-cell office:value-type="float" office:value="23255.2552552553" calcext:value-type="float">
            <text:p>23255.2552552553</text:p>
          </table:table-cell>
          <table:table-cell office:value-type="float" office:value="1765.3916" calcext:value-type="float">
            <text:p>1765.39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50.578" calcext:value-type="float">
            <text:p>1750.578</text:p>
          </table:table-cell>
          <table:table-cell office:value-type="float" office:value="114685368" calcext:value-type="float">
            <text:p>114685368</text:p>
          </table:table-cell>
          <table:table-cell office:value-type="float" office:value="1750.578" calcext:value-type="float">
            <text:p>1750.578</text:p>
          </table:table-cell>
          <table:table-cell table:number-columns-repeated="4"/>
          <table:table-cell office:value-type="float" office:value="23287.2872872873" calcext:value-type="float">
            <text:p>23287.2872872873</text:p>
          </table:table-cell>
          <table:table-cell office:value-type="float" office:value="1750.578" calcext:value-type="float">
            <text:p>1750.57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50.38964" calcext:value-type="float">
            <text:p>1750.38964</text:p>
          </table:table-cell>
          <table:table-cell office:value-type="float" office:value="115125360" calcext:value-type="float">
            <text:p>115125360</text:p>
          </table:table-cell>
          <table:table-cell office:value-type="float" office:value="1750.38964" calcext:value-type="float">
            <text:p>1750.38964</text:p>
          </table:table-cell>
          <table:table-cell table:number-columns-repeated="4"/>
          <table:table-cell office:value-type="float" office:value="23319.3193193193" calcext:value-type="float">
            <text:p>23319.3193193193</text:p>
          </table:table-cell>
          <table:table-cell office:value-type="float" office:value="1750.38964" calcext:value-type="float">
            <text:p>1750.3896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38.87316" calcext:value-type="float">
            <text:p>1738.87316</text:p>
          </table:table-cell>
          <table:table-cell office:value-type="float" office:value="113477128" calcext:value-type="float">
            <text:p>113477128</text:p>
          </table:table-cell>
          <table:table-cell office:value-type="float" office:value="1738.87316" calcext:value-type="float">
            <text:p>1738.87316</text:p>
          </table:table-cell>
          <table:table-cell table:number-columns-repeated="4"/>
          <table:table-cell office:value-type="float" office:value="23351.3513513513" calcext:value-type="float">
            <text:p>23351.3513513513</text:p>
          </table:table-cell>
          <table:table-cell office:value-type="float" office:value="1738.87316" calcext:value-type="float">
            <text:p>1738.873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35.72717" calcext:value-type="float">
            <text:p>1735.72717</text:p>
          </table:table-cell>
          <table:table-cell office:value-type="float" office:value="114448568" calcext:value-type="float">
            <text:p>114448568</text:p>
          </table:table-cell>
          <table:table-cell office:value-type="float" office:value="1735.72717" calcext:value-type="float">
            <text:p>1735.72717</text:p>
          </table:table-cell>
          <table:table-cell table:number-columns-repeated="4"/>
          <table:table-cell office:value-type="float" office:value="23383.3833833834" calcext:value-type="float">
            <text:p>23383.3833833834</text:p>
          </table:table-cell>
          <table:table-cell office:value-type="float" office:value="1735.72717" calcext:value-type="float">
            <text:p>1735.7271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57.16015" calcext:value-type="float">
            <text:p>1757.16015</text:p>
          </table:table-cell>
          <table:table-cell office:value-type="float" office:value="115103056" calcext:value-type="float">
            <text:p>115103056</text:p>
          </table:table-cell>
          <table:table-cell office:value-type="float" office:value="1757.16015" calcext:value-type="float">
            <text:p>1757.16015</text:p>
          </table:table-cell>
          <table:table-cell table:number-columns-repeated="4"/>
          <table:table-cell office:value-type="float" office:value="23415.4154154154" calcext:value-type="float">
            <text:p>23415.4154154154</text:p>
          </table:table-cell>
          <table:table-cell office:value-type="float" office:value="1757.16015" calcext:value-type="float">
            <text:p>1757.1601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763.92138" calcext:value-type="float">
            <text:p>1763.92138</text:p>
          </table:table-cell>
          <table:table-cell office:value-type="float" office:value="115303984" calcext:value-type="float">
            <text:p>115303984</text:p>
          </table:table-cell>
          <table:table-cell office:value-type="float" office:value="1763.92138" calcext:value-type="float">
            <text:p>1763.92138</text:p>
          </table:table-cell>
          <table:table-cell table:number-columns-repeated="4"/>
          <table:table-cell office:value-type="float" office:value="23447.4474474474" calcext:value-type="float">
            <text:p>23447.4474474474</text:p>
          </table:table-cell>
          <table:table-cell office:value-type="float" office:value="1763.92138" calcext:value-type="float">
            <text:p>1763.9213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797" calcext:value-type="float">
            <text:p>-1797</text:p>
          </table:table-cell>
          <table:table-cell office:value-type="float" office:value="-117768192" calcext:value-type="float">
            <text:p>-117768192</text:p>
          </table:table-cell>
          <table:table-cell office:value-type="float" office:value="1749.85375" calcext:value-type="float">
            <text:p>1749.85375</text:p>
          </table:table-cell>
          <table:table-cell office:value-type="float" office:value="114980016" calcext:value-type="float">
            <text:p>114980016</text:p>
          </table:table-cell>
          <table:table-cell office:value-type="float" office:value="1749.85375" calcext:value-type="float">
            <text:p>1749.85375</text:p>
          </table:table-cell>
          <table:table-cell table:number-columns-repeated="4"/>
          <table:table-cell office:value-type="float" office:value="23479.4794794795" calcext:value-type="float">
            <text:p>23479.4794794795</text:p>
          </table:table-cell>
          <table:table-cell office:value-type="float" office:value="1749.85375" calcext:value-type="float">
            <text:p>1749.8537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1802" calcext:value-type="float">
            <text:p>-1802</text:p>
          </table:table-cell>
          <table:table-cell office:value-type="float" office:value="-118095872" calcext:value-type="float">
            <text:p>-118095872</text:p>
          </table:table-cell>
          <table:table-cell office:value-type="float" office:value="1748.89978" calcext:value-type="float">
            <text:p>1748.89978</text:p>
          </table:table-cell>
          <table:table-cell office:value-type="float" office:value="113846936" calcext:value-type="float">
            <text:p>113846936</text:p>
          </table:table-cell>
          <table:table-cell office:value-type="float" office:value="1748.89978" calcext:value-type="float">
            <text:p>1748.89978</text:p>
          </table:table-cell>
          <table:table-cell table:number-columns-repeated="4"/>
          <table:table-cell office:value-type="float" office:value="23511.5115115115" calcext:value-type="float">
            <text:p>23511.5115115115</text:p>
          </table:table-cell>
          <table:table-cell office:value-type="float" office:value="1748.89978" calcext:value-type="float">
            <text:p>1748.8997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46.5277" calcext:value-type="float">
            <text:p>1746.5277</text:p>
          </table:table-cell>
          <table:table-cell office:value-type="float" office:value="114961328" calcext:value-type="float">
            <text:p>114961328</text:p>
          </table:table-cell>
          <table:table-cell office:value-type="float" office:value="1746.5277" calcext:value-type="float">
            <text:p>1746.5277</text:p>
          </table:table-cell>
          <table:table-cell table:number-columns-repeated="4"/>
          <table:table-cell office:value-type="float" office:value="23543.5435435435" calcext:value-type="float">
            <text:p>23543.5435435435</text:p>
          </table:table-cell>
          <table:table-cell office:value-type="float" office:value="1746.5277" calcext:value-type="float">
            <text:p>1746.527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27.1134" calcext:value-type="float">
            <text:p>1727.1134</text:p>
          </table:table-cell>
          <table:table-cell office:value-type="float" office:value="112848168" calcext:value-type="float">
            <text:p>112848168</text:p>
          </table:table-cell>
          <table:table-cell office:value-type="float" office:value="1727.1134" calcext:value-type="float">
            <text:p>1727.1134</text:p>
          </table:table-cell>
          <table:table-cell table:number-columns-repeated="4"/>
          <table:table-cell office:value-type="float" office:value="23575.5755755756" calcext:value-type="float">
            <text:p>23575.5755755756</text:p>
          </table:table-cell>
          <table:table-cell office:value-type="float" office:value="1727.1134" calcext:value-type="float">
            <text:p>1727.113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51.16064" calcext:value-type="float">
            <text:p>1751.16064</text:p>
          </table:table-cell>
          <table:table-cell office:value-type="float" office:value="114618872" calcext:value-type="float">
            <text:p>114618872</text:p>
          </table:table-cell>
          <table:table-cell office:value-type="float" office:value="1751.16064" calcext:value-type="float">
            <text:p>1751.16064</text:p>
          </table:table-cell>
          <table:table-cell table:number-columns-repeated="4"/>
          <table:table-cell office:value-type="float" office:value="23607.6076076076" calcext:value-type="float">
            <text:p>23607.6076076076</text:p>
          </table:table-cell>
          <table:table-cell office:value-type="float" office:value="1751.16064" calcext:value-type="float">
            <text:p>1751.1606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51.72949" calcext:value-type="float">
            <text:p>1751.72949</text:p>
          </table:table-cell>
          <table:table-cell office:value-type="float" office:value="114821712" calcext:value-type="float">
            <text:p>114821712</text:p>
          </table:table-cell>
          <table:table-cell office:value-type="float" office:value="1751.72949" calcext:value-type="float">
            <text:p>1751.72949</text:p>
          </table:table-cell>
          <table:table-cell table:number-columns-repeated="4"/>
          <table:table-cell office:value-type="float" office:value="23639.6396396396" calcext:value-type="float">
            <text:p>23639.6396396396</text:p>
          </table:table-cell>
          <table:table-cell office:value-type="float" office:value="1751.72949" calcext:value-type="float">
            <text:p>1751.7294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21.58435" calcext:value-type="float">
            <text:p>1721.58435</text:p>
          </table:table-cell>
          <table:table-cell office:value-type="float" office:value="113043944" calcext:value-type="float">
            <text:p>113043944</text:p>
          </table:table-cell>
          <table:table-cell office:value-type="float" office:value="1721.58435" calcext:value-type="float">
            <text:p>1721.58435</text:p>
          </table:table-cell>
          <table:table-cell table:number-columns-repeated="4"/>
          <table:table-cell office:value-type="float" office:value="23671.6716716717" calcext:value-type="float">
            <text:p>23671.6716716717</text:p>
          </table:table-cell>
          <table:table-cell office:value-type="float" office:value="1721.58435" calcext:value-type="float">
            <text:p>1721.5843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55.22741" calcext:value-type="float">
            <text:p>1755.22741</text:p>
          </table:table-cell>
          <table:table-cell office:value-type="float" office:value="114764304" calcext:value-type="float">
            <text:p>114764304</text:p>
          </table:table-cell>
          <table:table-cell office:value-type="float" office:value="1755.22741" calcext:value-type="float">
            <text:p>1755.22741</text:p>
          </table:table-cell>
          <table:table-cell table:number-columns-repeated="4"/>
          <table:table-cell office:value-type="float" office:value="23703.7037037037" calcext:value-type="float">
            <text:p>23703.7037037037</text:p>
          </table:table-cell>
          <table:table-cell office:value-type="float" office:value="1755.22741" calcext:value-type="float">
            <text:p>1755.2274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51.10852" calcext:value-type="float">
            <text:p>1751.10852</text:p>
          </table:table-cell>
          <table:table-cell office:value-type="float" office:value="114517792" calcext:value-type="float">
            <text:p>114517792</text:p>
          </table:table-cell>
          <table:table-cell office:value-type="float" office:value="1751.10852" calcext:value-type="float">
            <text:p>1751.10852</text:p>
          </table:table-cell>
          <table:table-cell table:number-columns-repeated="4"/>
          <table:table-cell office:value-type="float" office:value="23735.7357357357" calcext:value-type="float">
            <text:p>23735.7357357357</text:p>
          </table:table-cell>
          <table:table-cell office:value-type="float" office:value="1751.10852" calcext:value-type="float">
            <text:p>1751.1085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43.86059" calcext:value-type="float">
            <text:p>1743.86059</text:p>
          </table:table-cell>
          <table:table-cell office:value-type="float" office:value="114251488" calcext:value-type="float">
            <text:p>114251488</text:p>
          </table:table-cell>
          <table:table-cell office:value-type="float" office:value="1743.86059" calcext:value-type="float">
            <text:p>1743.86059</text:p>
          </table:table-cell>
          <table:table-cell table:number-columns-repeated="4"/>
          <table:table-cell office:value-type="float" office:value="23767.7677677678" calcext:value-type="float">
            <text:p>23767.7677677678</text:p>
          </table:table-cell>
          <table:table-cell office:value-type="float" office:value="1743.86059" calcext:value-type="float">
            <text:p>1743.8605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75.3103" calcext:value-type="float">
            <text:p>1775.3103</text:p>
          </table:table-cell>
          <table:table-cell office:value-type="float" office:value="115957592" calcext:value-type="float">
            <text:p>115957592</text:p>
          </table:table-cell>
          <table:table-cell office:value-type="float" office:value="1775.3103" calcext:value-type="float">
            <text:p>1775.3103</text:p>
          </table:table-cell>
          <table:table-cell table:number-columns-repeated="4"/>
          <table:table-cell office:value-type="float" office:value="23799.7997997998" calcext:value-type="float">
            <text:p>23799.7997997998</text:p>
          </table:table-cell>
          <table:table-cell office:value-type="float" office:value="1775.3103" calcext:value-type="float">
            <text:p>1775.310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58.31909" calcext:value-type="float">
            <text:p>1758.31909</text:p>
          </table:table-cell>
          <table:table-cell office:value-type="float" office:value="114991600" calcext:value-type="float">
            <text:p>114991600</text:p>
          </table:table-cell>
          <table:table-cell office:value-type="float" office:value="1758.31909" calcext:value-type="float">
            <text:p>1758.31909</text:p>
          </table:table-cell>
          <table:table-cell table:number-columns-repeated="4"/>
          <table:table-cell office:value-type="float" office:value="23831.8318318318" calcext:value-type="float">
            <text:p>23831.8318318318</text:p>
          </table:table-cell>
          <table:table-cell office:value-type="float" office:value="1758.31909" calcext:value-type="float">
            <text:p>1758.3190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48.1997" calcext:value-type="float">
            <text:p>1748.1997</text:p>
          </table:table-cell>
          <table:table-cell office:value-type="float" office:value="115201144" calcext:value-type="float">
            <text:p>115201144</text:p>
          </table:table-cell>
          <table:table-cell office:value-type="float" office:value="1748.1997" calcext:value-type="float">
            <text:p>1748.1997</text:p>
          </table:table-cell>
          <table:table-cell table:number-columns-repeated="4"/>
          <table:table-cell office:value-type="float" office:value="23863.8638638639" calcext:value-type="float">
            <text:p>23863.8638638639</text:p>
          </table:table-cell>
          <table:table-cell office:value-type="float" office:value="1748.1997" calcext:value-type="float">
            <text:p>1748.199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46.34338" calcext:value-type="float">
            <text:p>1746.34338</text:p>
          </table:table-cell>
          <table:table-cell office:value-type="float" office:value="114374224" calcext:value-type="float">
            <text:p>114374224</text:p>
          </table:table-cell>
          <table:table-cell office:value-type="float" office:value="1746.34338" calcext:value-type="float">
            <text:p>1746.34338</text:p>
          </table:table-cell>
          <table:table-cell table:number-columns-repeated="4"/>
          <table:table-cell office:value-type="float" office:value="23895.8958958959" calcext:value-type="float">
            <text:p>23895.8958958959</text:p>
          </table:table-cell>
          <table:table-cell office:value-type="float" office:value="1746.34338" calcext:value-type="float">
            <text:p>1746.3433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46.97839" calcext:value-type="float">
            <text:p>1746.97839</text:p>
          </table:table-cell>
          <table:table-cell office:value-type="float" office:value="114030632" calcext:value-type="float">
            <text:p>114030632</text:p>
          </table:table-cell>
          <table:table-cell office:value-type="float" office:value="1746.97839" calcext:value-type="float">
            <text:p>1746.97839</text:p>
          </table:table-cell>
          <table:table-cell table:number-columns-repeated="4"/>
          <table:table-cell office:value-type="float" office:value="23927.9279279279" calcext:value-type="float">
            <text:p>23927.9279279279</text:p>
          </table:table-cell>
          <table:table-cell office:value-type="float" office:value="1746.97839" calcext:value-type="float">
            <text:p>1746.9783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65.3291" calcext:value-type="float">
            <text:p>1765.3291</text:p>
          </table:table-cell>
          <table:table-cell office:value-type="float" office:value="115285784" calcext:value-type="float">
            <text:p>115285784</text:p>
          </table:table-cell>
          <table:table-cell office:value-type="float" office:value="1765.3291" calcext:value-type="float">
            <text:p>1765.3291</text:p>
          </table:table-cell>
          <table:table-cell table:number-columns-repeated="4"/>
          <table:table-cell office:value-type="float" office:value="23959.95995996" calcext:value-type="float">
            <text:p>23959.95995996</text:p>
          </table:table-cell>
          <table:table-cell office:value-type="float" office:value="1765.3291" calcext:value-type="float">
            <text:p>1765.329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812" calcext:value-type="float">
            <text:p>-1812</text:p>
          </table:table-cell>
          <table:table-cell office:value-type="float" office:value="-118751232" calcext:value-type="float">
            <text:p>-118751232</text:p>
          </table:table-cell>
          <table:table-cell office:value-type="float" office:value="1745.88793" calcext:value-type="float">
            <text:p>1745.88793</text:p>
          </table:table-cell>
          <table:table-cell office:value-type="float" office:value="113632784" calcext:value-type="float">
            <text:p>113632784</text:p>
          </table:table-cell>
          <table:table-cell office:value-type="float" office:value="1745.88793" calcext:value-type="float">
            <text:p>1745.88793</text:p>
          </table:table-cell>
          <table:table-cell table:number-columns-repeated="4"/>
          <table:table-cell office:value-type="float" office:value="23991.991991992" calcext:value-type="float">
            <text:p>23991.991991992</text:p>
          </table:table-cell>
          <table:table-cell office:value-type="float" office:value="1745.88793" calcext:value-type="float">
            <text:p>1745.8879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55.26904" calcext:value-type="float">
            <text:p>1755.26904</text:p>
          </table:table-cell>
          <table:table-cell office:value-type="float" office:value="115190432" calcext:value-type="float">
            <text:p>115190432</text:p>
          </table:table-cell>
          <table:table-cell office:value-type="float" office:value="1755.26904" calcext:value-type="float">
            <text:p>1755.26904</text:p>
          </table:table-cell>
          <table:table-cell table:number-columns-repeated="4"/>
          <table:table-cell office:value-type="float" office:value="24024.024024024" calcext:value-type="float">
            <text:p>24024.024024024</text:p>
          </table:table-cell>
          <table:table-cell office:value-type="float" office:value="1755.26904" calcext:value-type="float">
            <text:p>1755.2690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32.79833" calcext:value-type="float">
            <text:p>1732.79833</text:p>
          </table:table-cell>
          <table:table-cell office:value-type="float" office:value="113511040" calcext:value-type="float">
            <text:p>113511040</text:p>
          </table:table-cell>
          <table:table-cell office:value-type="float" office:value="1732.79833" calcext:value-type="float">
            <text:p>1732.79833</text:p>
          </table:table-cell>
          <table:table-cell table:number-columns-repeated="4"/>
          <table:table-cell office:value-type="float" office:value="24056.0560560561" calcext:value-type="float">
            <text:p>24056.0560560561</text:p>
          </table:table-cell>
          <table:table-cell office:value-type="float" office:value="1732.79833" calcext:value-type="float">
            <text:p>1732.7983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64.41247" calcext:value-type="float">
            <text:p>1764.41247</text:p>
          </table:table-cell>
          <table:table-cell office:value-type="float" office:value="115552216" calcext:value-type="float">
            <text:p>115552216</text:p>
          </table:table-cell>
          <table:table-cell office:value-type="float" office:value="1764.41247" calcext:value-type="float">
            <text:p>1764.41247</text:p>
          </table:table-cell>
          <table:table-cell table:number-columns-repeated="4"/>
          <table:table-cell office:value-type="float" office:value="24088.0880880881" calcext:value-type="float">
            <text:p>24088.0880880881</text:p>
          </table:table-cell>
          <table:table-cell office:value-type="float" office:value="1764.41247" calcext:value-type="float">
            <text:p>1764.4124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702.54846" calcext:value-type="float">
            <text:p>1702.54846</text:p>
          </table:table-cell>
          <table:table-cell office:value-type="float" office:value="112571184" calcext:value-type="float">
            <text:p>112571184</text:p>
          </table:table-cell>
          <table:table-cell office:value-type="float" office:value="1702.54846" calcext:value-type="float">
            <text:p>1702.54846</text:p>
          </table:table-cell>
          <table:table-cell table:number-columns-repeated="4"/>
          <table:table-cell office:value-type="float" office:value="24120.1201201201" calcext:value-type="float">
            <text:p>24120.1201201201</text:p>
          </table:table-cell>
          <table:table-cell office:value-type="float" office:value="1702.54846" calcext:value-type="float">
            <text:p>1702.5484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1744.08032" calcext:value-type="float">
            <text:p>1744.08032</text:p>
          </table:table-cell>
          <table:table-cell office:value-type="float" office:value="114084128" calcext:value-type="float">
            <text:p>114084128</text:p>
          </table:table-cell>
          <table:table-cell office:value-type="float" office:value="1744.08032" calcext:value-type="float">
            <text:p>1744.08032</text:p>
          </table:table-cell>
          <table:table-cell table:number-columns-repeated="4"/>
          <table:table-cell office:value-type="float" office:value="24152.1521521522" calcext:value-type="float">
            <text:p>24152.1521521522</text:p>
          </table:table-cell>
          <table:table-cell office:value-type="float" office:value="1744.08032" calcext:value-type="float">
            <text:p>1744.0803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777" calcext:value-type="float">
            <text:p>-1777</text:p>
          </table:table-cell>
          <table:table-cell office:value-type="float" office:value="-116457472" calcext:value-type="float">
            <text:p>-116457472</text:p>
          </table:table-cell>
          <table:table-cell office:value-type="float" office:value="1745.52722" calcext:value-type="float">
            <text:p>1745.52722</text:p>
          </table:table-cell>
          <table:table-cell office:value-type="float" office:value="114304544" calcext:value-type="float">
            <text:p>114304544</text:p>
          </table:table-cell>
          <table:table-cell office:value-type="float" office:value="1745.52722" calcext:value-type="float">
            <text:p>1745.52722</text:p>
          </table:table-cell>
          <table:table-cell table:number-columns-repeated="4"/>
          <table:table-cell office:value-type="float" office:value="24184.1841841842" calcext:value-type="float">
            <text:p>24184.1841841842</text:p>
          </table:table-cell>
          <table:table-cell office:value-type="float" office:value="1745.52722" calcext:value-type="float">
            <text:p>1745.52722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1744.69177" calcext:value-type="float">
            <text:p>1744.69177</text:p>
          </table:table-cell>
          <table:table-cell office:value-type="float" office:value="114255472" calcext:value-type="float">
            <text:p>114255472</text:p>
          </table:table-cell>
          <table:table-cell office:value-type="float" office:value="1744.69177" calcext:value-type="float">
            <text:p>1744.69177</text:p>
          </table:table-cell>
          <table:table-cell table:number-columns-repeated="4"/>
          <table:table-cell office:value-type="float" office:value="24216.2162162162" calcext:value-type="float">
            <text:p>24216.2162162162</text:p>
          </table:table-cell>
          <table:table-cell office:value-type="float" office:value="1744.69177" calcext:value-type="float">
            <text:p>1744.6917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45.10778" calcext:value-type="float">
            <text:p>1745.10778</text:p>
          </table:table-cell>
          <table:table-cell office:value-type="float" office:value="114742336" calcext:value-type="float">
            <text:p>114742336</text:p>
          </table:table-cell>
          <table:table-cell office:value-type="float" office:value="1745.10778" calcext:value-type="float">
            <text:p>1745.10778</text:p>
          </table:table-cell>
          <table:table-cell table:number-columns-repeated="4"/>
          <table:table-cell office:value-type="float" office:value="24248.2482482482" calcext:value-type="float">
            <text:p>24248.2482482482</text:p>
          </table:table-cell>
          <table:table-cell office:value-type="float" office:value="1745.10778" calcext:value-type="float">
            <text:p>1745.1077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1754" calcext:value-type="float">
            <text:p>-1754</text:p>
          </table:table-cell>
          <table:table-cell office:value-type="float" office:value="-114950144" calcext:value-type="float">
            <text:p>-114950144</text:p>
          </table:table-cell>
          <table:table-cell office:value-type="float" office:value="1747.99328" calcext:value-type="float">
            <text:p>1747.99328</text:p>
          </table:table-cell>
          <table:table-cell office:value-type="float" office:value="114358448" calcext:value-type="float">
            <text:p>114358448</text:p>
          </table:table-cell>
          <table:table-cell office:value-type="float" office:value="1747.99328" calcext:value-type="float">
            <text:p>1747.99328</text:p>
          </table:table-cell>
          <table:table-cell table:number-columns-repeated="4"/>
          <table:table-cell office:value-type="float" office:value="24280.2802802803" calcext:value-type="float">
            <text:p>24280.2802802803</text:p>
          </table:table-cell>
          <table:table-cell office:value-type="float" office:value="1747.99328" calcext:value-type="float">
            <text:p>1747.9932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784.22204" calcext:value-type="float">
            <text:p>1784.22204</text:p>
          </table:table-cell>
          <table:table-cell office:value-type="float" office:value="116578512" calcext:value-type="float">
            <text:p>116578512</text:p>
          </table:table-cell>
          <table:table-cell office:value-type="float" office:value="1784.22204" calcext:value-type="float">
            <text:p>1784.22204</text:p>
          </table:table-cell>
          <table:table-cell table:number-columns-repeated="4"/>
          <table:table-cell office:value-type="float" office:value="24312.3123123123" calcext:value-type="float">
            <text:p>24312.3123123123</text:p>
          </table:table-cell>
          <table:table-cell office:value-type="float" office:value="1784.22204" calcext:value-type="float">
            <text:p>1784.2220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749.00366" calcext:value-type="float">
            <text:p>1749.00366</text:p>
          </table:table-cell>
          <table:table-cell office:value-type="float" office:value="115058176" calcext:value-type="float">
            <text:p>115058176</text:p>
          </table:table-cell>
          <table:table-cell office:value-type="float" office:value="1749.00366" calcext:value-type="float">
            <text:p>1749.00366</text:p>
          </table:table-cell>
          <table:table-cell table:number-columns-repeated="4"/>
          <table:table-cell office:value-type="float" office:value="24344.3443443443" calcext:value-type="float">
            <text:p>24344.3443443443</text:p>
          </table:table-cell>
          <table:table-cell office:value-type="float" office:value="1749.00366" calcext:value-type="float">
            <text:p>1749.0036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734" calcext:value-type="float">
            <text:p>-1734</text:p>
          </table:table-cell>
          <table:table-cell office:value-type="float" office:value="-113639424" calcext:value-type="float">
            <text:p>-113639424</text:p>
          </table:table-cell>
          <table:table-cell office:value-type="float" office:value="1754.20397" calcext:value-type="float">
            <text:p>1754.20397</text:p>
          </table:table-cell>
          <table:table-cell office:value-type="float" office:value="114745504" calcext:value-type="float">
            <text:p>114745504</text:p>
          </table:table-cell>
          <table:table-cell office:value-type="float" office:value="1754.20397" calcext:value-type="float">
            <text:p>1754.20397</text:p>
          </table:table-cell>
          <table:table-cell table:number-columns-repeated="4"/>
          <table:table-cell office:value-type="float" office:value="24376.3763763764" calcext:value-type="float">
            <text:p>24376.3763763764</text:p>
          </table:table-cell>
          <table:table-cell office:value-type="float" office:value="1754.20397" calcext:value-type="float">
            <text:p>1754.2039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13.63122" calcext:value-type="float">
            <text:p>1713.63122</text:p>
          </table:table-cell>
          <table:table-cell office:value-type="float" office:value="112744496" calcext:value-type="float">
            <text:p>112744496</text:p>
          </table:table-cell>
          <table:table-cell office:value-type="float" office:value="1713.63122" calcext:value-type="float">
            <text:p>1713.63122</text:p>
          </table:table-cell>
          <table:table-cell table:number-columns-repeated="4"/>
          <table:table-cell office:value-type="float" office:value="24408.4084084084" calcext:value-type="float">
            <text:p>24408.4084084084</text:p>
          </table:table-cell>
          <table:table-cell office:value-type="float" office:value="1713.63122" calcext:value-type="float">
            <text:p>1713.6312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39.91564" calcext:value-type="float">
            <text:p>1739.91564</text:p>
          </table:table-cell>
          <table:table-cell office:value-type="float" office:value="114600448" calcext:value-type="float">
            <text:p>114600448</text:p>
          </table:table-cell>
          <table:table-cell office:value-type="float" office:value="1739.91564" calcext:value-type="float">
            <text:p>1739.91564</text:p>
          </table:table-cell>
          <table:table-cell table:number-columns-repeated="4"/>
          <table:table-cell office:value-type="float" office:value="24440.4404404404" calcext:value-type="float">
            <text:p>24440.4404404404</text:p>
          </table:table-cell>
          <table:table-cell office:value-type="float" office:value="1739.91564" calcext:value-type="float">
            <text:p>1739.9156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54.61535" calcext:value-type="float">
            <text:p>1754.61535</text:p>
          </table:table-cell>
          <table:table-cell office:value-type="float" office:value="114956512" calcext:value-type="float">
            <text:p>114956512</text:p>
          </table:table-cell>
          <table:table-cell office:value-type="float" office:value="1754.61535" calcext:value-type="float">
            <text:p>1754.61535</text:p>
          </table:table-cell>
          <table:table-cell table:number-columns-repeated="4"/>
          <table:table-cell office:value-type="float" office:value="24472.4724724725" calcext:value-type="float">
            <text:p>24472.4724724725</text:p>
          </table:table-cell>
          <table:table-cell office:value-type="float" office:value="1754.61535" calcext:value-type="float">
            <text:p>1754.6153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704" calcext:value-type="float">
            <text:p>-1704</text:p>
          </table:table-cell>
          <table:table-cell office:value-type="float" office:value="-111673344" calcext:value-type="float">
            <text:p>-111673344</text:p>
          </table:table-cell>
          <table:table-cell office:value-type="float" office:value="1752.6361" calcext:value-type="float">
            <text:p>1752.6361</text:p>
          </table:table-cell>
          <table:table-cell office:value-type="float" office:value="114688808" calcext:value-type="float">
            <text:p>114688808</text:p>
          </table:table-cell>
          <table:table-cell office:value-type="float" office:value="1752.6361" calcext:value-type="float">
            <text:p>1752.6361</text:p>
          </table:table-cell>
          <table:table-cell table:number-columns-repeated="4"/>
          <table:table-cell office:value-type="float" office:value="24504.5045045045" calcext:value-type="float">
            <text:p>24504.5045045045</text:p>
          </table:table-cell>
          <table:table-cell office:value-type="float" office:value="1752.6361" calcext:value-type="float">
            <text:p>1752.636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1696" calcext:value-type="float">
            <text:p>-1696</text:p>
          </table:table-cell>
          <table:table-cell office:value-type="float" office:value="-111149056" calcext:value-type="float">
            <text:p>-111149056</text:p>
          </table:table-cell>
          <table:table-cell office:value-type="float" office:value="1756.26953" calcext:value-type="float">
            <text:p>1756.26953</text:p>
          </table:table-cell>
          <table:table-cell office:value-type="float" office:value="114894728" calcext:value-type="float">
            <text:p>114894728</text:p>
          </table:table-cell>
          <table:table-cell office:value-type="float" office:value="1756.26953" calcext:value-type="float">
            <text:p>1756.26953</text:p>
          </table:table-cell>
          <table:table-cell table:number-columns-repeated="4"/>
          <table:table-cell office:value-type="float" office:value="24536.5365365365" calcext:value-type="float">
            <text:p>24536.5365365365</text:p>
          </table:table-cell>
          <table:table-cell office:value-type="float" office:value="1756.26953" calcext:value-type="float">
            <text:p>1756.2695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688" calcext:value-type="float">
            <text:p>-1688</text:p>
          </table:table-cell>
          <table:table-cell office:value-type="float" office:value="-110624768" calcext:value-type="float">
            <text:p>-110624768</text:p>
          </table:table-cell>
          <table:table-cell office:value-type="float" office:value="1758.91113" calcext:value-type="float">
            <text:p>1758.91113</text:p>
          </table:table-cell>
          <table:table-cell office:value-type="float" office:value="114830456" calcext:value-type="float">
            <text:p>114830456</text:p>
          </table:table-cell>
          <table:table-cell office:value-type="float" office:value="1758.91113" calcext:value-type="float">
            <text:p>1758.91113</text:p>
          </table:table-cell>
          <table:table-cell table:number-columns-repeated="4"/>
          <table:table-cell office:value-type="float" office:value="24568.5685685686" calcext:value-type="float">
            <text:p>24568.5685685686</text:p>
          </table:table-cell>
          <table:table-cell office:value-type="float" office:value="1758.91113" calcext:value-type="float">
            <text:p>1758.9111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1680" calcext:value-type="float">
            <text:p>-1680</text:p>
          </table:table-cell>
          <table:table-cell office:value-type="float" office:value="-110100480" calcext:value-type="float">
            <text:p>-110100480</text:p>
          </table:table-cell>
          <table:table-cell office:value-type="float" office:value="1762.29211" calcext:value-type="float">
            <text:p>1762.29211</text:p>
          </table:table-cell>
          <table:table-cell office:value-type="float" office:value="114779184" calcext:value-type="float">
            <text:p>114779184</text:p>
          </table:table-cell>
          <table:table-cell office:value-type="float" office:value="1762.29211" calcext:value-type="float">
            <text:p>1762.29211</text:p>
          </table:table-cell>
          <table:table-cell table:number-columns-repeated="4"/>
          <table:table-cell office:value-type="float" office:value="24600.6006006006" calcext:value-type="float">
            <text:p>24600.6006006006</text:p>
          </table:table-cell>
          <table:table-cell office:value-type="float" office:value="1762.29211" calcext:value-type="float">
            <text:p>1762.2921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674" calcext:value-type="float">
            <text:p>-1674</text:p>
          </table:table-cell>
          <table:table-cell office:value-type="float" office:value="-109707264" calcext:value-type="float">
            <text:p>-109707264</text:p>
          </table:table-cell>
          <table:table-cell office:value-type="float" office:value="1767.04296" calcext:value-type="float">
            <text:p>1767.04296</text:p>
          </table:table-cell>
          <table:table-cell office:value-type="float" office:value="116180040" calcext:value-type="float">
            <text:p>116180040</text:p>
          </table:table-cell>
          <table:table-cell office:value-type="float" office:value="1767.04296" calcext:value-type="float">
            <text:p>1767.04296</text:p>
          </table:table-cell>
          <table:table-cell table:number-columns-repeated="4"/>
          <table:table-cell office:value-type="float" office:value="24632.6326326326" calcext:value-type="float">
            <text:p>24632.6326326326</text:p>
          </table:table-cell>
          <table:table-cell office:value-type="float" office:value="1767.04296" calcext:value-type="float">
            <text:p>1767.0429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1667" calcext:value-type="float">
            <text:p>-1667</text:p>
          </table:table-cell>
          <table:table-cell office:value-type="float" office:value="-109248512" calcext:value-type="float">
            <text:p>-109248512</text:p>
          </table:table-cell>
          <table:table-cell office:value-type="float" office:value="1738.21411" calcext:value-type="float">
            <text:p>1738.21411</text:p>
          </table:table-cell>
          <table:table-cell office:value-type="float" office:value="113840048" calcext:value-type="float">
            <text:p>113840048</text:p>
          </table:table-cell>
          <table:table-cell office:value-type="float" office:value="1738.21411" calcext:value-type="float">
            <text:p>1738.21411</text:p>
          </table:table-cell>
          <table:table-cell table:number-columns-repeated="4"/>
          <table:table-cell office:value-type="float" office:value="24664.6646646647" calcext:value-type="float">
            <text:p>24664.6646646647</text:p>
          </table:table-cell>
          <table:table-cell office:value-type="float" office:value="1738.21411" calcext:value-type="float">
            <text:p>1738.2141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660" calcext:value-type="float">
            <text:p>-1660</text:p>
          </table:table-cell>
          <table:table-cell office:value-type="float" office:value="-108789760" calcext:value-type="float">
            <text:p>-108789760</text:p>
          </table:table-cell>
          <table:table-cell office:value-type="float" office:value="1731.95776" calcext:value-type="float">
            <text:p>1731.95776</text:p>
          </table:table-cell>
          <table:table-cell office:value-type="float" office:value="113708128" calcext:value-type="float">
            <text:p>113708128</text:p>
          </table:table-cell>
          <table:table-cell office:value-type="float" office:value="1731.95776" calcext:value-type="float">
            <text:p>1731.95776</text:p>
          </table:table-cell>
          <table:table-cell table:number-columns-repeated="4"/>
          <table:table-cell office:value-type="float" office:value="24696.6966966967" calcext:value-type="float">
            <text:p>24696.6966966967</text:p>
          </table:table-cell>
          <table:table-cell office:value-type="float" office:value="1731.95776" calcext:value-type="float">
            <text:p>1731.9577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1656" calcext:value-type="float">
            <text:p>-1656</text:p>
          </table:table-cell>
          <table:table-cell office:value-type="float" office:value="-108527616" calcext:value-type="float">
            <text:p>-108527616</text:p>
          </table:table-cell>
          <table:table-cell office:value-type="float" office:value="1746.25659" calcext:value-type="float">
            <text:p>1746.25659</text:p>
          </table:table-cell>
          <table:table-cell office:value-type="float" office:value="114576816" calcext:value-type="float">
            <text:p>114576816</text:p>
          </table:table-cell>
          <table:table-cell office:value-type="float" office:value="1746.25659" calcext:value-type="float">
            <text:p>1746.25659</text:p>
          </table:table-cell>
          <table:table-cell table:number-columns-repeated="4"/>
          <table:table-cell office:value-type="float" office:value="24728.7287287287" calcext:value-type="float">
            <text:p>24728.7287287287</text:p>
          </table:table-cell>
          <table:table-cell office:value-type="float" office:value="1746.25659" calcext:value-type="float">
            <text:p>1746.2565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652" calcext:value-type="float">
            <text:p>-1652</text:p>
          </table:table-cell>
          <table:table-cell office:value-type="float" office:value="-108265472" calcext:value-type="float">
            <text:p>-108265472</text:p>
          </table:table-cell>
          <table:table-cell office:value-type="float" office:value="1731.24218" calcext:value-type="float">
            <text:p>1731.24218</text:p>
          </table:table-cell>
          <table:table-cell office:value-type="float" office:value="113473776" calcext:value-type="float">
            <text:p>113473776</text:p>
          </table:table-cell>
          <table:table-cell office:value-type="float" office:value="1731.24218" calcext:value-type="float">
            <text:p>1731.24218</text:p>
          </table:table-cell>
          <table:table-cell table:number-columns-repeated="4"/>
          <table:table-cell office:value-type="float" office:value="24760.7607607608" calcext:value-type="float">
            <text:p>24760.7607607608</text:p>
          </table:table-cell>
          <table:table-cell office:value-type="float" office:value="1731.24218" calcext:value-type="float">
            <text:p>1731.242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1647" calcext:value-type="float">
            <text:p>-1647</text:p>
          </table:table-cell>
          <table:table-cell office:value-type="float" office:value="-107937792" calcext:value-type="float">
            <text:p>-107937792</text:p>
          </table:table-cell>
          <table:table-cell office:value-type="float" office:value="1770.56982" calcext:value-type="float">
            <text:p>1770.56982</text:p>
          </table:table-cell>
          <table:table-cell office:value-type="float" office:value="116195952" calcext:value-type="float">
            <text:p>116195952</text:p>
          </table:table-cell>
          <table:table-cell office:value-type="float" office:value="1770.56982" calcext:value-type="float">
            <text:p>1770.56982</text:p>
          </table:table-cell>
          <table:table-cell table:number-columns-repeated="4"/>
          <table:table-cell office:value-type="float" office:value="24792.7927927928" calcext:value-type="float">
            <text:p>24792.7927927928</text:p>
          </table:table-cell>
          <table:table-cell office:value-type="float" office:value="1770.56982" calcext:value-type="float">
            <text:p>1770.569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644" calcext:value-type="float">
            <text:p>-1644</text:p>
          </table:table-cell>
          <table:table-cell office:value-type="float" office:value="-107741184" calcext:value-type="float">
            <text:p>-107741184</text:p>
          </table:table-cell>
          <table:table-cell office:value-type="float" office:value="1730.6621" calcext:value-type="float">
            <text:p>1730.6621</text:p>
          </table:table-cell>
          <table:table-cell office:value-type="float" office:value="113442944" calcext:value-type="float">
            <text:p>113442944</text:p>
          </table:table-cell>
          <table:table-cell office:value-type="float" office:value="1730.6621" calcext:value-type="float">
            <text:p>1730.6621</text:p>
          </table:table-cell>
          <table:table-cell table:number-columns-repeated="4"/>
          <table:table-cell office:value-type="float" office:value="24824.8248248248" calcext:value-type="float">
            <text:p>24824.8248248248</text:p>
          </table:table-cell>
          <table:table-cell office:value-type="float" office:value="1730.6621" calcext:value-type="float">
            <text:p>1730.662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1641" calcext:value-type="float">
            <text:p>-1641</text:p>
          </table:table-cell>
          <table:table-cell office:value-type="float" office:value="-107544576" calcext:value-type="float">
            <text:p>-107544576</text:p>
          </table:table-cell>
          <table:table-cell office:value-type="float" office:value="1740.57177" calcext:value-type="float">
            <text:p>1740.57177</text:p>
          </table:table-cell>
          <table:table-cell office:value-type="float" office:value="114276136" calcext:value-type="float">
            <text:p>114276136</text:p>
          </table:table-cell>
          <table:table-cell office:value-type="float" office:value="1740.57177" calcext:value-type="float">
            <text:p>1740.57177</text:p>
          </table:table-cell>
          <table:table-cell table:number-columns-repeated="4"/>
          <table:table-cell office:value-type="float" office:value="24856.8568568569" calcext:value-type="float">
            <text:p>24856.8568568569</text:p>
          </table:table-cell>
          <table:table-cell office:value-type="float" office:value="1740.57177" calcext:value-type="float">
            <text:p>1740.5717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638" calcext:value-type="float">
            <text:p>-1638</text:p>
          </table:table-cell>
          <table:table-cell office:value-type="float" office:value="-107347968" calcext:value-type="float">
            <text:p>-107347968</text:p>
          </table:table-cell>
          <table:table-cell office:value-type="float" office:value="1732.80419" calcext:value-type="float">
            <text:p>1732.80419</text:p>
          </table:table-cell>
          <table:table-cell office:value-type="float" office:value="113035840" calcext:value-type="float">
            <text:p>113035840</text:p>
          </table:table-cell>
          <table:table-cell office:value-type="float" office:value="1732.80419" calcext:value-type="float">
            <text:p>1732.80419</text:p>
          </table:table-cell>
          <table:table-cell table:number-columns-repeated="4"/>
          <table:table-cell office:value-type="float" office:value="24888.8888888889" calcext:value-type="float">
            <text:p>24888.8888888889</text:p>
          </table:table-cell>
          <table:table-cell office:value-type="float" office:value="1732.80419" calcext:value-type="float">
            <text:p>1732.8041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20.81994" calcext:value-type="float">
            <text:p>1720.81994</text:p>
          </table:table-cell>
          <table:table-cell office:value-type="float" office:value="112923584" calcext:value-type="float">
            <text:p>112923584</text:p>
          </table:table-cell>
          <table:table-cell office:value-type="float" office:value="1720.81994" calcext:value-type="float">
            <text:p>1720.81994</text:p>
          </table:table-cell>
          <table:table-cell table:number-columns-repeated="4"/>
          <table:table-cell office:value-type="float" office:value="24920.9209209209" calcext:value-type="float">
            <text:p>24920.9209209209</text:p>
          </table:table-cell>
          <table:table-cell office:value-type="float" office:value="1720.81994" calcext:value-type="float">
            <text:p>1720.8199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634" calcext:value-type="float">
            <text:p>-1634</text:p>
          </table:table-cell>
          <table:table-cell office:value-type="float" office:value="-107085824" calcext:value-type="float">
            <text:p>-107085824</text:p>
          </table:table-cell>
          <table:table-cell office:value-type="float" office:value="1743.97094" calcext:value-type="float">
            <text:p>1743.97094</text:p>
          </table:table-cell>
          <table:table-cell office:value-type="float" office:value="114644720" calcext:value-type="float">
            <text:p>114644720</text:p>
          </table:table-cell>
          <table:table-cell office:value-type="float" office:value="1743.97094" calcext:value-type="float">
            <text:p>1743.97094</text:p>
          </table:table-cell>
          <table:table-cell table:number-columns-repeated="4"/>
          <table:table-cell office:value-type="float" office:value="24952.952952953" calcext:value-type="float">
            <text:p>24952.952952953</text:p>
          </table:table-cell>
          <table:table-cell office:value-type="float" office:value="1743.97094" calcext:value-type="float">
            <text:p>1743.9709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45.74731" calcext:value-type="float">
            <text:p>1745.74731</text:p>
          </table:table-cell>
          <table:table-cell office:value-type="float" office:value="114578864" calcext:value-type="float">
            <text:p>114578864</text:p>
          </table:table-cell>
          <table:table-cell office:value-type="float" office:value="1745.74731" calcext:value-type="float">
            <text:p>1745.74731</text:p>
          </table:table-cell>
          <table:table-cell table:number-columns-repeated="4"/>
          <table:table-cell office:value-type="float" office:value="24984.984984985" calcext:value-type="float">
            <text:p>24984.984984985</text:p>
          </table:table-cell>
          <table:table-cell office:value-type="float" office:value="1745.74731" calcext:value-type="float">
            <text:p>1745.7473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633" calcext:value-type="float">
            <text:p>-1633</text:p>
          </table:table-cell>
          <table:table-cell office:value-type="float" office:value="-107020288" calcext:value-type="float">
            <text:p>-107020288</text:p>
          </table:table-cell>
          <table:table-cell office:value-type="float" office:value="1757.5382" calcext:value-type="float">
            <text:p>1757.5382</text:p>
          </table:table-cell>
          <table:table-cell office:value-type="float" office:value="114906136" calcext:value-type="float">
            <text:p>114906136</text:p>
          </table:table-cell>
          <table:table-cell office:value-type="float" office:value="1757.5382" calcext:value-type="float">
            <text:p>1757.5382</text:p>
          </table:table-cell>
          <table:table-cell table:number-columns-repeated="4"/>
          <table:table-cell office:value-type="float" office:value="25017.017017017" calcext:value-type="float">
            <text:p>25017.017017017</text:p>
          </table:table-cell>
          <table:table-cell office:value-type="float" office:value="1757.5382" calcext:value-type="float">
            <text:p>1757.538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1635" calcext:value-type="float">
            <text:p>-1635</text:p>
          </table:table-cell>
          <table:table-cell office:value-type="float" office:value="-107151360" calcext:value-type="float">
            <text:p>-107151360</text:p>
          </table:table-cell>
          <table:table-cell office:value-type="float" office:value="1744.05151" calcext:value-type="float">
            <text:p>1744.05151</text:p>
          </table:table-cell>
          <table:table-cell office:value-type="float" office:value="114412824" calcext:value-type="float">
            <text:p>114412824</text:p>
          </table:table-cell>
          <table:table-cell office:value-type="float" office:value="1744.05151" calcext:value-type="float">
            <text:p>1744.05151</text:p>
          </table:table-cell>
          <table:table-cell table:number-columns-repeated="4"/>
          <table:table-cell office:value-type="float" office:value="25049.049049049" calcext:value-type="float">
            <text:p>25049.049049049</text:p>
          </table:table-cell>
          <table:table-cell office:value-type="float" office:value="1744.05151" calcext:value-type="float">
            <text:p>1744.0515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40.68078" calcext:value-type="float">
            <text:p>1740.68078</text:p>
          </table:table-cell>
          <table:table-cell office:value-type="float" office:value="113775256" calcext:value-type="float">
            <text:p>113775256</text:p>
          </table:table-cell>
          <table:table-cell office:value-type="float" office:value="1740.68078" calcext:value-type="float">
            <text:p>1740.68078</text:p>
          </table:table-cell>
          <table:table-cell table:number-columns-repeated="4"/>
          <table:table-cell office:value-type="float" office:value="25081.0810810811" calcext:value-type="float">
            <text:p>25081.0810810811</text:p>
          </table:table-cell>
          <table:table-cell office:value-type="float" office:value="1740.68078" calcext:value-type="float">
            <text:p>1740.6807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1639" calcext:value-type="float">
            <text:p>-1639</text:p>
          </table:table-cell>
          <table:table-cell office:value-type="float" office:value="-107413504" calcext:value-type="float">
            <text:p>-107413504</text:p>
          </table:table-cell>
          <table:table-cell office:value-type="float" office:value="1768.21447" calcext:value-type="float">
            <text:p>1768.21447</text:p>
          </table:table-cell>
          <table:table-cell office:value-type="float" office:value="115652864" calcext:value-type="float">
            <text:p>115652864</text:p>
          </table:table-cell>
          <table:table-cell office:value-type="float" office:value="1768.21447" calcext:value-type="float">
            <text:p>1768.21447</text:p>
          </table:table-cell>
          <table:table-cell table:number-columns-repeated="4"/>
          <table:table-cell office:value-type="float" office:value="25113.1131131131" calcext:value-type="float">
            <text:p>25113.1131131131</text:p>
          </table:table-cell>
          <table:table-cell office:value-type="float" office:value="1768.21447" calcext:value-type="float">
            <text:p>1768.2144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643" calcext:value-type="float">
            <text:p>-1643</text:p>
          </table:table-cell>
          <table:table-cell office:value-type="float" office:value="-107675648" calcext:value-type="float">
            <text:p>-107675648</text:p>
          </table:table-cell>
          <table:table-cell office:value-type="float" office:value="1763.38012" calcext:value-type="float">
            <text:p>1763.38012</text:p>
          </table:table-cell>
          <table:table-cell office:value-type="float" office:value="114902448" calcext:value-type="float">
            <text:p>114902448</text:p>
          </table:table-cell>
          <table:table-cell office:value-type="float" office:value="1763.38012" calcext:value-type="float">
            <text:p>1763.38012</text:p>
          </table:table-cell>
          <table:table-cell table:number-columns-repeated="4"/>
          <table:table-cell office:value-type="float" office:value="25145.1451451451" calcext:value-type="float">
            <text:p>25145.1451451451</text:p>
          </table:table-cell>
          <table:table-cell office:value-type="float" office:value="1763.38012" calcext:value-type="float">
            <text:p>1763.3801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1648" calcext:value-type="float">
            <text:p>-1648</text:p>
          </table:table-cell>
          <table:table-cell office:value-type="float" office:value="-108003328" calcext:value-type="float">
            <text:p>-108003328</text:p>
          </table:table-cell>
          <table:table-cell office:value-type="float" office:value="1767.1632" calcext:value-type="float">
            <text:p>1767.1632</text:p>
          </table:table-cell>
          <table:table-cell office:value-type="float" office:value="116035128" calcext:value-type="float">
            <text:p>116035128</text:p>
          </table:table-cell>
          <table:table-cell office:value-type="float" office:value="1767.1632" calcext:value-type="float">
            <text:p>1767.1632</text:p>
          </table:table-cell>
          <table:table-cell table:number-columns-repeated="4"/>
          <table:table-cell office:value-type="float" office:value="25177.1771771772" calcext:value-type="float">
            <text:p>25177.1771771772</text:p>
          </table:table-cell>
          <table:table-cell office:value-type="float" office:value="1767.1632" calcext:value-type="float">
            <text:p>1767.163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654" calcext:value-type="float">
            <text:p>-1654</text:p>
          </table:table-cell>
          <table:table-cell office:value-type="float" office:value="-108396544" calcext:value-type="float">
            <text:p>-108396544</text:p>
          </table:table-cell>
          <table:table-cell office:value-type="float" office:value="1768.98144" calcext:value-type="float">
            <text:p>1768.98144</text:p>
          </table:table-cell>
          <table:table-cell office:value-type="float" office:value="115820320" calcext:value-type="float">
            <text:p>115820320</text:p>
          </table:table-cell>
          <table:table-cell office:value-type="float" office:value="1768.98144" calcext:value-type="float">
            <text:p>1768.98144</text:p>
          </table:table-cell>
          <table:table-cell table:number-columns-repeated="4"/>
          <table:table-cell office:value-type="float" office:value="25209.2092092092" calcext:value-type="float">
            <text:p>25209.2092092092</text:p>
          </table:table-cell>
          <table:table-cell office:value-type="float" office:value="1768.98144" calcext:value-type="float">
            <text:p>1768.9814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1659" calcext:value-type="float">
            <text:p>-1659</text:p>
          </table:table-cell>
          <table:table-cell office:value-type="float" office:value="-108724224" calcext:value-type="float">
            <text:p>-108724224</text:p>
          </table:table-cell>
          <table:table-cell office:value-type="float" office:value="1750.84594" calcext:value-type="float">
            <text:p>1750.84594</text:p>
          </table:table-cell>
          <table:table-cell office:value-type="float" office:value="114282832" calcext:value-type="float">
            <text:p>114282832</text:p>
          </table:table-cell>
          <table:table-cell office:value-type="float" office:value="1750.84594" calcext:value-type="float">
            <text:p>1750.84594</text:p>
          </table:table-cell>
          <table:table-cell table:number-columns-repeated="4"/>
          <table:table-cell office:value-type="float" office:value="25241.2412412412" calcext:value-type="float">
            <text:p>25241.2412412412</text:p>
          </table:table-cell>
          <table:table-cell office:value-type="float" office:value="1750.84594" calcext:value-type="float">
            <text:p>1750.8459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664" calcext:value-type="float">
            <text:p>-1664</text:p>
          </table:table-cell>
          <table:table-cell office:value-type="float" office:value="-109051904" calcext:value-type="float">
            <text:p>-109051904</text:p>
          </table:table-cell>
          <table:table-cell office:value-type="float" office:value="1719.22326" calcext:value-type="float">
            <text:p>1719.22326</text:p>
          </table:table-cell>
          <table:table-cell office:value-type="float" office:value="113187792" calcext:value-type="float">
            <text:p>113187792</text:p>
          </table:table-cell>
          <table:table-cell office:value-type="float" office:value="1719.22326" calcext:value-type="float">
            <text:p>1719.22326</text:p>
          </table:table-cell>
          <table:table-cell table:number-columns-repeated="4"/>
          <table:table-cell office:value-type="float" office:value="25273.2732732733" calcext:value-type="float">
            <text:p>25273.2732732733</text:p>
          </table:table-cell>
          <table:table-cell office:value-type="float" office:value="1719.22326" calcext:value-type="float">
            <text:p>1719.223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1671" calcext:value-type="float">
            <text:p>-1671</text:p>
          </table:table-cell>
          <table:table-cell office:value-type="float" office:value="-109510656" calcext:value-type="float">
            <text:p>-109510656</text:p>
          </table:table-cell>
          <table:table-cell office:value-type="float" office:value="1755.28125" calcext:value-type="float">
            <text:p>1755.28125</text:p>
          </table:table-cell>
          <table:table-cell office:value-type="float" office:value="115065544" calcext:value-type="float">
            <text:p>115065544</text:p>
          </table:table-cell>
          <table:table-cell office:value-type="float" office:value="1755.28125" calcext:value-type="float">
            <text:p>1755.28125</text:p>
          </table:table-cell>
          <table:table-cell table:number-columns-repeated="4"/>
          <table:table-cell office:value-type="float" office:value="25305.3053053053" calcext:value-type="float">
            <text:p>25305.3053053053</text:p>
          </table:table-cell>
          <table:table-cell office:value-type="float" office:value="1755.28125" calcext:value-type="float">
            <text:p>1755.2812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677" calcext:value-type="float">
            <text:p>-1677</text:p>
          </table:table-cell>
          <table:table-cell office:value-type="float" office:value="-109903872" calcext:value-type="float">
            <text:p>-109903872</text:p>
          </table:table-cell>
          <table:table-cell office:value-type="float" office:value="1730.22302" calcext:value-type="float">
            <text:p>1730.22302</text:p>
          </table:table-cell>
          <table:table-cell office:value-type="float" office:value="113459112" calcext:value-type="float">
            <text:p>113459112</text:p>
          </table:table-cell>
          <table:table-cell office:value-type="float" office:value="1730.22302" calcext:value-type="float">
            <text:p>1730.22302</text:p>
          </table:table-cell>
          <table:table-cell table:number-columns-repeated="4"/>
          <table:table-cell office:value-type="float" office:value="25337.3373373373" calcext:value-type="float">
            <text:p>25337.3373373373</text:p>
          </table:table-cell>
          <table:table-cell office:value-type="float" office:value="1730.22302" calcext:value-type="float">
            <text:p>1730.2230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1683" calcext:value-type="float">
            <text:p>-1683</text:p>
          </table:table-cell>
          <table:table-cell office:value-type="float" office:value="-110297088" calcext:value-type="float">
            <text:p>-110297088</text:p>
          </table:table-cell>
          <table:table-cell office:value-type="float" office:value="1746.7423" calcext:value-type="float">
            <text:p>1746.7423</text:p>
          </table:table-cell>
          <table:table-cell office:value-type="float" office:value="115010928" calcext:value-type="float">
            <text:p>115010928</text:p>
          </table:table-cell>
          <table:table-cell office:value-type="float" office:value="1746.7423" calcext:value-type="float">
            <text:p>1746.7423</text:p>
          </table:table-cell>
          <table:table-cell table:number-columns-repeated="4"/>
          <table:table-cell office:value-type="float" office:value="25369.3693693694" calcext:value-type="float">
            <text:p>25369.3693693694</text:p>
          </table:table-cell>
          <table:table-cell office:value-type="float" office:value="1746.7423" calcext:value-type="float">
            <text:p>1746.742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689" calcext:value-type="float">
            <text:p>-1689</text:p>
          </table:table-cell>
          <table:table-cell office:value-type="float" office:value="-110690304" calcext:value-type="float">
            <text:p>-110690304</text:p>
          </table:table-cell>
          <table:table-cell office:value-type="float" office:value="1731.93725" calcext:value-type="float">
            <text:p>1731.93725</text:p>
          </table:table-cell>
          <table:table-cell office:value-type="float" office:value="113917216" calcext:value-type="float">
            <text:p>113917216</text:p>
          </table:table-cell>
          <table:table-cell office:value-type="float" office:value="1731.93725" calcext:value-type="float">
            <text:p>1731.93725</text:p>
          </table:table-cell>
          <table:table-cell table:number-columns-repeated="4"/>
          <table:table-cell office:value-type="float" office:value="25401.4014014014" calcext:value-type="float">
            <text:p>25401.4014014014</text:p>
          </table:table-cell>
          <table:table-cell office:value-type="float" office:value="1731.93725" calcext:value-type="float">
            <text:p>1731.9372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1696" calcext:value-type="float">
            <text:p>-1696</text:p>
          </table:table-cell>
          <table:table-cell office:value-type="float" office:value="-111149056" calcext:value-type="float">
            <text:p>-111149056</text:p>
          </table:table-cell>
          <table:table-cell office:value-type="float" office:value="1754.84704" calcext:value-type="float">
            <text:p>1754.84704</text:p>
          </table:table-cell>
          <table:table-cell office:value-type="float" office:value="114992976" calcext:value-type="float">
            <text:p>114992976</text:p>
          </table:table-cell>
          <table:table-cell office:value-type="float" office:value="1754.84704" calcext:value-type="float">
            <text:p>1754.84704</text:p>
          </table:table-cell>
          <table:table-cell table:number-columns-repeated="4"/>
          <table:table-cell office:value-type="float" office:value="25433.4334334334" calcext:value-type="float">
            <text:p>25433.4334334334</text:p>
          </table:table-cell>
          <table:table-cell office:value-type="float" office:value="1754.84704" calcext:value-type="float">
            <text:p>1754.8470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702" calcext:value-type="float">
            <text:p>-1702</text:p>
          </table:table-cell>
          <table:table-cell office:value-type="float" office:value="-111542272" calcext:value-type="float">
            <text:p>-111542272</text:p>
          </table:table-cell>
          <table:table-cell office:value-type="float" office:value="1741.08752" calcext:value-type="float">
            <text:p>1741.08752</text:p>
          </table:table-cell>
          <table:table-cell office:value-type="float" office:value="113551072" calcext:value-type="float">
            <text:p>113551072</text:p>
          </table:table-cell>
          <table:table-cell office:value-type="float" office:value="1741.08752" calcext:value-type="float">
            <text:p>1741.08752</text:p>
          </table:table-cell>
          <table:table-cell table:number-columns-repeated="4"/>
          <table:table-cell office:value-type="float" office:value="25465.4654654655" calcext:value-type="float">
            <text:p>25465.4654654655</text:p>
          </table:table-cell>
          <table:table-cell office:value-type="float" office:value="1741.08752" calcext:value-type="float">
            <text:p>1741.0875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1708" calcext:value-type="float">
            <text:p>-1708</text:p>
          </table:table-cell>
          <table:table-cell office:value-type="float" office:value="-111935488" calcext:value-type="float">
            <text:p>-111935488</text:p>
          </table:table-cell>
          <table:table-cell office:value-type="float" office:value="1734.60729" calcext:value-type="float">
            <text:p>1734.60729</text:p>
          </table:table-cell>
          <table:table-cell office:value-type="float" office:value="114306256" calcext:value-type="float">
            <text:p>114306256</text:p>
          </table:table-cell>
          <table:table-cell office:value-type="float" office:value="1734.60729" calcext:value-type="float">
            <text:p>1734.60729</text:p>
          </table:table-cell>
          <table:table-cell table:number-columns-repeated="4"/>
          <table:table-cell office:value-type="float" office:value="25497.4974974975" calcext:value-type="float">
            <text:p>25497.4974974975</text:p>
          </table:table-cell>
          <table:table-cell office:value-type="float" office:value="1734.60729" calcext:value-type="float">
            <text:p>1734.6072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753.42395" calcext:value-type="float">
            <text:p>1753.42395</text:p>
          </table:table-cell>
          <table:table-cell office:value-type="float" office:value="115520728" calcext:value-type="float">
            <text:p>115520728</text:p>
          </table:table-cell>
          <table:table-cell office:value-type="float" office:value="1753.42395" calcext:value-type="float">
            <text:p>1753.42395</text:p>
          </table:table-cell>
          <table:table-cell table:number-columns-repeated="4"/>
          <table:table-cell office:value-type="float" office:value="25529.5295295295" calcext:value-type="float">
            <text:p>25529.5295295295</text:p>
          </table:table-cell>
          <table:table-cell office:value-type="float" office:value="1753.42395" calcext:value-type="float">
            <text:p>1753.4239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1721" calcext:value-type="float">
            <text:p>-1721</text:p>
          </table:table-cell>
          <table:table-cell office:value-type="float" office:value="-112787456" calcext:value-type="float">
            <text:p>-112787456</text:p>
          </table:table-cell>
          <table:table-cell office:value-type="float" office:value="1733.33874" calcext:value-type="float">
            <text:p>1733.33874</text:p>
          </table:table-cell>
          <table:table-cell office:value-type="float" office:value="114059408" calcext:value-type="float">
            <text:p>114059408</text:p>
          </table:table-cell>
          <table:table-cell office:value-type="float" office:value="1733.33874" calcext:value-type="float">
            <text:p>1733.33874</text:p>
          </table:table-cell>
          <table:table-cell table:number-columns-repeated="4"/>
          <table:table-cell office:value-type="float" office:value="25561.5615615616" calcext:value-type="float">
            <text:p>25561.5615615616</text:p>
          </table:table-cell>
          <table:table-cell office:value-type="float" office:value="1733.33874" calcext:value-type="float">
            <text:p>1733.3387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53.36767" calcext:value-type="float">
            <text:p>1753.36767</text:p>
          </table:table-cell>
          <table:table-cell office:value-type="float" office:value="114670784" calcext:value-type="float">
            <text:p>114670784</text:p>
          </table:table-cell>
          <table:table-cell office:value-type="float" office:value="1753.36767" calcext:value-type="float">
            <text:p>1753.36767</text:p>
          </table:table-cell>
          <table:table-cell table:number-columns-repeated="4"/>
          <table:table-cell office:value-type="float" office:value="25593.5935935936" calcext:value-type="float">
            <text:p>25593.5935935936</text:p>
          </table:table-cell>
          <table:table-cell office:value-type="float" office:value="1753.36767" calcext:value-type="float">
            <text:p>1753.367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35.15014" calcext:value-type="float">
            <text:p>1735.15014</text:p>
          </table:table-cell>
          <table:table-cell office:value-type="float" office:value="113591648" calcext:value-type="float">
            <text:p>113591648</text:p>
          </table:table-cell>
          <table:table-cell office:value-type="float" office:value="1735.15014" calcext:value-type="float">
            <text:p>1735.15014</text:p>
          </table:table-cell>
          <table:table-cell table:number-columns-repeated="4"/>
          <table:table-cell office:value-type="float" office:value="25625.6256256256" calcext:value-type="float">
            <text:p>25625.6256256256</text:p>
          </table:table-cell>
          <table:table-cell office:value-type="float" office:value="1735.15014" calcext:value-type="float">
            <text:p>1735.150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738" calcext:value-type="float">
            <text:p>-1738</text:p>
          </table:table-cell>
          <table:table-cell office:value-type="float" office:value="-113901568" calcext:value-type="float">
            <text:p>-113901568</text:p>
          </table:table-cell>
          <table:table-cell office:value-type="float" office:value="1781.51757" calcext:value-type="float">
            <text:p>1781.51757</text:p>
          </table:table-cell>
          <table:table-cell office:value-type="float" office:value="116694560" calcext:value-type="float">
            <text:p>116694560</text:p>
          </table:table-cell>
          <table:table-cell office:value-type="float" office:value="1781.51757" calcext:value-type="float">
            <text:p>1781.51757</text:p>
          </table:table-cell>
          <table:table-cell table:number-columns-repeated="4"/>
          <table:table-cell office:value-type="float" office:value="25657.6576576577" calcext:value-type="float">
            <text:p>25657.6576576577</text:p>
          </table:table-cell>
          <table:table-cell office:value-type="float" office:value="1781.51757" calcext:value-type="float">
            <text:p>1781.5175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1744" calcext:value-type="float">
            <text:p>-1744</text:p>
          </table:table-cell>
          <table:table-cell office:value-type="float" office:value="-114294784" calcext:value-type="float">
            <text:p>-114294784</text:p>
          </table:table-cell>
          <table:table-cell office:value-type="float" office:value="1741.05273" calcext:value-type="float">
            <text:p>1741.05273</text:p>
          </table:table-cell>
          <table:table-cell office:value-type="float" office:value="114126024" calcext:value-type="float">
            <text:p>114126024</text:p>
          </table:table-cell>
          <table:table-cell office:value-type="float" office:value="1741.05273" calcext:value-type="float">
            <text:p>1741.05273</text:p>
          </table:table-cell>
          <table:table-cell table:number-columns-repeated="4"/>
          <table:table-cell office:value-type="float" office:value="25689.6896896897" calcext:value-type="float">
            <text:p>25689.6896896897</text:p>
          </table:table-cell>
          <table:table-cell office:value-type="float" office:value="1741.05273" calcext:value-type="float">
            <text:p>1741.0527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57.29711" calcext:value-type="float">
            <text:p>1757.29711</text:p>
          </table:table-cell>
          <table:table-cell office:value-type="float" office:value="115047752" calcext:value-type="float">
            <text:p>115047752</text:p>
          </table:table-cell>
          <table:table-cell office:value-type="float" office:value="1757.29711" calcext:value-type="float">
            <text:p>1757.29711</text:p>
          </table:table-cell>
          <table:table-cell table:number-columns-repeated="4"/>
          <table:table-cell office:value-type="float" office:value="25721.7217217217" calcext:value-type="float">
            <text:p>25721.7217217217</text:p>
          </table:table-cell>
          <table:table-cell office:value-type="float" office:value="1757.29711" calcext:value-type="float">
            <text:p>1757.2971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1757" calcext:value-type="float">
            <text:p>-1757</text:p>
          </table:table-cell>
          <table:table-cell office:value-type="float" office:value="-115146752" calcext:value-type="float">
            <text:p>-115146752</text:p>
          </table:table-cell>
          <table:table-cell office:value-type="float" office:value="1731.00292" calcext:value-type="float">
            <text:p>1731.00292</text:p>
          </table:table-cell>
          <table:table-cell office:value-type="float" office:value="113726688" calcext:value-type="float">
            <text:p>113726688</text:p>
          </table:table-cell>
          <table:table-cell office:value-type="float" office:value="1731.00292" calcext:value-type="float">
            <text:p>1731.00292</text:p>
          </table:table-cell>
          <table:table-cell table:number-columns-repeated="4"/>
          <table:table-cell office:value-type="float" office:value="25753.7537537538" calcext:value-type="float">
            <text:p>25753.7537537538</text:p>
          </table:table-cell>
          <table:table-cell office:value-type="float" office:value="1731.00292" calcext:value-type="float">
            <text:p>1731.0029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761" calcext:value-type="float">
            <text:p>-1761</text:p>
          </table:table-cell>
          <table:table-cell office:value-type="float" office:value="-115408896" calcext:value-type="float">
            <text:p>-115408896</text:p>
          </table:table-cell>
          <table:table-cell office:value-type="float" office:value="1758.67932" calcext:value-type="float">
            <text:p>1758.67932</text:p>
          </table:table-cell>
          <table:table-cell office:value-type="float" office:value="115295760" calcext:value-type="float">
            <text:p>115295760</text:p>
          </table:table-cell>
          <table:table-cell office:value-type="float" office:value="1758.67932" calcext:value-type="float">
            <text:p>1758.67932</text:p>
          </table:table-cell>
          <table:table-cell table:number-columns-repeated="4"/>
          <table:table-cell office:value-type="float" office:value="25785.7857857858" calcext:value-type="float">
            <text:p>25785.7857857858</text:p>
          </table:table-cell>
          <table:table-cell office:value-type="float" office:value="1758.67932" calcext:value-type="float">
            <text:p>1758.6793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37.84069" calcext:value-type="float">
            <text:p>1737.84069</text:p>
          </table:table-cell>
          <table:table-cell office:value-type="float" office:value="113322904" calcext:value-type="float">
            <text:p>113322904</text:p>
          </table:table-cell>
          <table:table-cell office:value-type="float" office:value="1737.84069" calcext:value-type="float">
            <text:p>1737.84069</text:p>
          </table:table-cell>
          <table:table-cell table:number-columns-repeated="4"/>
          <table:table-cell office:value-type="float" office:value="25817.8178178178" calcext:value-type="float">
            <text:p>25817.8178178178</text:p>
          </table:table-cell>
          <table:table-cell office:value-type="float" office:value="1737.84069" calcext:value-type="float">
            <text:p>1737.8406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53.14892" calcext:value-type="float">
            <text:p>1753.14892</text:p>
          </table:table-cell>
          <table:table-cell office:value-type="float" office:value="114762488" calcext:value-type="float">
            <text:p>114762488</text:p>
          </table:table-cell>
          <table:table-cell office:value-type="float" office:value="1753.14892" calcext:value-type="float">
            <text:p>1753.14892</text:p>
          </table:table-cell>
          <table:table-cell table:number-columns-repeated="4"/>
          <table:table-cell office:value-type="float" office:value="25849.8498498498" calcext:value-type="float">
            <text:p>25849.8498498498</text:p>
          </table:table-cell>
          <table:table-cell office:value-type="float" office:value="1753.14892" calcext:value-type="float">
            <text:p>1753.1489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41.01953" calcext:value-type="float">
            <text:p>1741.01953</text:p>
          </table:table-cell>
          <table:table-cell office:value-type="float" office:value="114335144" calcext:value-type="float">
            <text:p>114335144</text:p>
          </table:table-cell>
          <table:table-cell office:value-type="float" office:value="1741.01953" calcext:value-type="float">
            <text:p>1741.01953</text:p>
          </table:table-cell>
          <table:table-cell table:number-columns-repeated="4"/>
          <table:table-cell office:value-type="float" office:value="25881.8818818819" calcext:value-type="float">
            <text:p>25881.8818818819</text:p>
          </table:table-cell>
          <table:table-cell office:value-type="float" office:value="1741.01953" calcext:value-type="float">
            <text:p>1741.0195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33.09838" calcext:value-type="float">
            <text:p>1733.09838</text:p>
          </table:table-cell>
          <table:table-cell office:value-type="float" office:value="114205728" calcext:value-type="float">
            <text:p>114205728</text:p>
          </table:table-cell>
          <table:table-cell office:value-type="float" office:value="1733.09838" calcext:value-type="float">
            <text:p>1733.09838</text:p>
          </table:table-cell>
          <table:table-cell table:number-columns-repeated="4"/>
          <table:table-cell office:value-type="float" office:value="25913.9139139139" calcext:value-type="float">
            <text:p>25913.9139139139</text:p>
          </table:table-cell>
          <table:table-cell office:value-type="float" office:value="1733.09838" calcext:value-type="float">
            <text:p>1733.0983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34.92932" calcext:value-type="float">
            <text:p>1734.92932</text:p>
          </table:table-cell>
          <table:table-cell office:value-type="float" office:value="113420968" calcext:value-type="float">
            <text:p>113420968</text:p>
          </table:table-cell>
          <table:table-cell office:value-type="float" office:value="1734.92932" calcext:value-type="float">
            <text:p>1734.92932</text:p>
          </table:table-cell>
          <table:table-cell table:number-columns-repeated="4"/>
          <table:table-cell office:value-type="float" office:value="25945.9459459459" calcext:value-type="float">
            <text:p>25945.9459459459</text:p>
          </table:table-cell>
          <table:table-cell office:value-type="float" office:value="1734.92932" calcext:value-type="float">
            <text:p>1734.9293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751.54052" calcext:value-type="float">
            <text:p>1751.54052</text:p>
          </table:table-cell>
          <table:table-cell office:value-type="float" office:value="114897984" calcext:value-type="float">
            <text:p>114897984</text:p>
          </table:table-cell>
          <table:table-cell office:value-type="float" office:value="1751.54052" calcext:value-type="float">
            <text:p>1751.54052</text:p>
          </table:table-cell>
          <table:table-cell table:number-columns-repeated="4"/>
          <table:table-cell office:value-type="float" office:value="25977.977977978" calcext:value-type="float">
            <text:p>25977.977977978</text:p>
          </table:table-cell>
          <table:table-cell office:value-type="float" office:value="1751.54052" calcext:value-type="float">
            <text:p>1751.5405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1791" calcext:value-type="float">
            <text:p>-1791</text:p>
          </table:table-cell>
          <table:table-cell office:value-type="float" office:value="-117374976" calcext:value-type="float">
            <text:p>-117374976</text:p>
          </table:table-cell>
          <table:table-cell office:value-type="float" office:value="1745.9425" calcext:value-type="float">
            <text:p>1745.9425</text:p>
          </table:table-cell>
          <table:table-cell office:value-type="float" office:value="114906328" calcext:value-type="float">
            <text:p>114906328</text:p>
          </table:table-cell>
          <table:table-cell office:value-type="float" office:value="1745.9425" calcext:value-type="float">
            <text:p>1745.9425</text:p>
          </table:table-cell>
          <table:table-cell table:number-columns-repeated="4"/>
          <table:table-cell office:value-type="float" office:value="26010.01001001" calcext:value-type="float">
            <text:p>26010.01001001</text:p>
          </table:table-cell>
          <table:table-cell office:value-type="float" office:value="1745.9425" calcext:value-type="float">
            <text:p>1745.942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737.26586" calcext:value-type="float">
            <text:p>1737.26586</text:p>
          </table:table-cell>
          <table:table-cell office:value-type="float" office:value="113606248" calcext:value-type="float">
            <text:p>113606248</text:p>
          </table:table-cell>
          <table:table-cell office:value-type="float" office:value="1737.26586" calcext:value-type="float">
            <text:p>1737.26586</text:p>
          </table:table-cell>
          <table:table-cell table:number-columns-repeated="4"/>
          <table:table-cell office:value-type="float" office:value="26042.042042042" calcext:value-type="float">
            <text:p>26042.042042042</text:p>
          </table:table-cell>
          <table:table-cell office:value-type="float" office:value="1737.26586" calcext:value-type="float">
            <text:p>1737.2658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770.6892" calcext:value-type="float">
            <text:p>1770.6892</text:p>
          </table:table-cell>
          <table:table-cell office:value-type="float" office:value="115875048" calcext:value-type="float">
            <text:p>115875048</text:p>
          </table:table-cell>
          <table:table-cell office:value-type="float" office:value="1770.6892" calcext:value-type="float">
            <text:p>1770.6892</text:p>
          </table:table-cell>
          <table:table-cell table:number-columns-repeated="4"/>
          <table:table-cell office:value-type="float" office:value="26074.0740740741" calcext:value-type="float">
            <text:p>26074.0740740741</text:p>
          </table:table-cell>
          <table:table-cell office:value-type="float" office:value="1770.6892" calcext:value-type="float">
            <text:p>1770.689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754.20642" calcext:value-type="float">
            <text:p>1754.20642</text:p>
          </table:table-cell>
          <table:table-cell office:value-type="float" office:value="115827256" calcext:value-type="float">
            <text:p>115827256</text:p>
          </table:table-cell>
          <table:table-cell office:value-type="float" office:value="1754.20642" calcext:value-type="float">
            <text:p>1754.20642</text:p>
          </table:table-cell>
          <table:table-cell table:number-columns-repeated="4"/>
          <table:table-cell office:value-type="float" office:value="26106.1061061061" calcext:value-type="float">
            <text:p>26106.1061061061</text:p>
          </table:table-cell>
          <table:table-cell office:value-type="float" office:value="1754.20642" calcext:value-type="float">
            <text:p>1754.2064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67.93603" calcext:value-type="float">
            <text:p>1767.93603</text:p>
          </table:table-cell>
          <table:table-cell office:value-type="float" office:value="115736944" calcext:value-type="float">
            <text:p>115736944</text:p>
          </table:table-cell>
          <table:table-cell office:value-type="float" office:value="1767.93603" calcext:value-type="float">
            <text:p>1767.93603</text:p>
          </table:table-cell>
          <table:table-cell table:number-columns-repeated="4"/>
          <table:table-cell office:value-type="float" office:value="26138.1381381381" calcext:value-type="float">
            <text:p>26138.1381381381</text:p>
          </table:table-cell>
          <table:table-cell office:value-type="float" office:value="1767.93603" calcext:value-type="float">
            <text:p>1767.9360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53.21093" calcext:value-type="float">
            <text:p>1753.21093</text:p>
          </table:table-cell>
          <table:table-cell office:value-type="float" office:value="115026824" calcext:value-type="float">
            <text:p>115026824</text:p>
          </table:table-cell>
          <table:table-cell office:value-type="float" office:value="1753.21093" calcext:value-type="float">
            <text:p>1753.21093</text:p>
          </table:table-cell>
          <table:table-cell table:number-columns-repeated="4"/>
          <table:table-cell office:value-type="float" office:value="26170.1701701702" calcext:value-type="float">
            <text:p>26170.1701701702</text:p>
          </table:table-cell>
          <table:table-cell office:value-type="float" office:value="1753.21093" calcext:value-type="float">
            <text:p>1753.2109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1809" calcext:value-type="float">
            <text:p>-1809</text:p>
          </table:table-cell>
          <table:table-cell office:value-type="float" office:value="-118554624" calcext:value-type="float">
            <text:p>-118554624</text:p>
          </table:table-cell>
          <table:table-cell office:value-type="float" office:value="1753.46411" calcext:value-type="float">
            <text:p>1753.46411</text:p>
          </table:table-cell>
          <table:table-cell office:value-type="float" office:value="114113592" calcext:value-type="float">
            <text:p>114113592</text:p>
          </table:table-cell>
          <table:table-cell office:value-type="float" office:value="1753.46411" calcext:value-type="float">
            <text:p>1753.46411</text:p>
          </table:table-cell>
          <table:table-cell table:number-columns-repeated="4"/>
          <table:table-cell office:value-type="float" office:value="26202.2022022022" calcext:value-type="float">
            <text:p>26202.2022022022</text:p>
          </table:table-cell>
          <table:table-cell office:value-type="float" office:value="1753.46411" calcext:value-type="float">
            <text:p>1753.4641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51.61181" calcext:value-type="float">
            <text:p>1751.61181</text:p>
          </table:table-cell>
          <table:table-cell office:value-type="float" office:value="115504800" calcext:value-type="float">
            <text:p>115504800</text:p>
          </table:table-cell>
          <table:table-cell office:value-type="float" office:value="1751.61181" calcext:value-type="float">
            <text:p>1751.61181</text:p>
          </table:table-cell>
          <table:table-cell table:number-columns-repeated="4"/>
          <table:table-cell office:value-type="float" office:value="26234.2342342342" calcext:value-type="float">
            <text:p>26234.2342342342</text:p>
          </table:table-cell>
          <table:table-cell office:value-type="float" office:value="1751.61181" calcext:value-type="float">
            <text:p>1751.6118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36.93164" calcext:value-type="float">
            <text:p>1736.93164</text:p>
          </table:table-cell>
          <table:table-cell office:value-type="float" office:value="115184560" calcext:value-type="float">
            <text:p>115184560</text:p>
          </table:table-cell>
          <table:table-cell office:value-type="float" office:value="1736.93164" calcext:value-type="float">
            <text:p>1736.93164</text:p>
          </table:table-cell>
          <table:table-cell table:number-columns-repeated="4"/>
          <table:table-cell office:value-type="float" office:value="26266.2662662663" calcext:value-type="float">
            <text:p>26266.2662662663</text:p>
          </table:table-cell>
          <table:table-cell office:value-type="float" office:value="1736.93164" calcext:value-type="float">
            <text:p>1736.9316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87.35229" calcext:value-type="float">
            <text:p>1787.35229</text:p>
          </table:table-cell>
          <table:table-cell office:value-type="float" office:value="117756856" calcext:value-type="float">
            <text:p>117756856</text:p>
          </table:table-cell>
          <table:table-cell office:value-type="float" office:value="1787.35229" calcext:value-type="float">
            <text:p>1787.35229</text:p>
          </table:table-cell>
          <table:table-cell table:number-columns-repeated="4"/>
          <table:table-cell office:value-type="float" office:value="26298.2982982983" calcext:value-type="float">
            <text:p>26298.2982982983</text:p>
          </table:table-cell>
          <table:table-cell office:value-type="float" office:value="1787.35229" calcext:value-type="float">
            <text:p>1787.3522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17.21472" calcext:value-type="float">
            <text:p>1717.21472</text:p>
          </table:table-cell>
          <table:table-cell office:value-type="float" office:value="112842224" calcext:value-type="float">
            <text:p>112842224</text:p>
          </table:table-cell>
          <table:table-cell office:value-type="float" office:value="1717.21472" calcext:value-type="float">
            <text:p>1717.21472</text:p>
          </table:table-cell>
          <table:table-cell table:number-columns-repeated="4"/>
          <table:table-cell office:value-type="float" office:value="26330.3303303303" calcext:value-type="float">
            <text:p>26330.3303303303</text:p>
          </table:table-cell>
          <table:table-cell office:value-type="float" office:value="1717.21472" calcext:value-type="float">
            <text:p>1717.2147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807" calcext:value-type="float">
            <text:p>-1807</text:p>
          </table:table-cell>
          <table:table-cell office:value-type="float" office:value="-118423552" calcext:value-type="float">
            <text:p>-118423552</text:p>
          </table:table-cell>
          <table:table-cell office:value-type="float" office:value="1722.80493" calcext:value-type="float">
            <text:p>1722.80493</text:p>
          </table:table-cell>
          <table:table-cell office:value-type="float" office:value="112626944" calcext:value-type="float">
            <text:p>112626944</text:p>
          </table:table-cell>
          <table:table-cell office:value-type="float" office:value="1722.80493" calcext:value-type="float">
            <text:p>1722.80493</text:p>
          </table:table-cell>
          <table:table-cell table:number-columns-repeated="4"/>
          <table:table-cell office:value-type="float" office:value="26362.3623623624" calcext:value-type="float">
            <text:p>26362.3623623624</text:p>
          </table:table-cell>
          <table:table-cell office:value-type="float" office:value="1722.80493" calcext:value-type="float">
            <text:p>1722.8049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728.05517" calcext:value-type="float">
            <text:p>1728.05517</text:p>
          </table:table-cell>
          <table:table-cell office:value-type="float" office:value="113214616" calcext:value-type="float">
            <text:p>113214616</text:p>
          </table:table-cell>
          <table:table-cell office:value-type="float" office:value="1728.05517" calcext:value-type="float">
            <text:p>1728.05517</text:p>
          </table:table-cell>
          <table:table-cell table:number-columns-repeated="4"/>
          <table:table-cell office:value-type="float" office:value="26394.3943943944" calcext:value-type="float">
            <text:p>26394.3943943944</text:p>
          </table:table-cell>
          <table:table-cell office:value-type="float" office:value="1728.05517" calcext:value-type="float">
            <text:p>1728.0551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765.51147" calcext:value-type="float">
            <text:p>1765.51147</text:p>
          </table:table-cell>
          <table:table-cell office:value-type="float" office:value="116113160" calcext:value-type="float">
            <text:p>116113160</text:p>
          </table:table-cell>
          <table:table-cell office:value-type="float" office:value="1765.51147" calcext:value-type="float">
            <text:p>1765.51147</text:p>
          </table:table-cell>
          <table:table-cell table:number-columns-repeated="4"/>
          <table:table-cell office:value-type="float" office:value="26426.4264264264" calcext:value-type="float">
            <text:p>26426.4264264264</text:p>
          </table:table-cell>
          <table:table-cell office:value-type="float" office:value="1765.51147" calcext:value-type="float">
            <text:p>1765.5114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49.27087" calcext:value-type="float">
            <text:p>1749.27087</text:p>
          </table:table-cell>
          <table:table-cell office:value-type="float" office:value="114174832" calcext:value-type="float">
            <text:p>114174832</text:p>
          </table:table-cell>
          <table:table-cell office:value-type="float" office:value="1749.27087" calcext:value-type="float">
            <text:p>1749.27087</text:p>
          </table:table-cell>
          <table:table-cell table:number-columns-repeated="4"/>
          <table:table-cell office:value-type="float" office:value="26458.4584584585" calcext:value-type="float">
            <text:p>26458.4584584585</text:p>
          </table:table-cell>
          <table:table-cell office:value-type="float" office:value="1749.27087" calcext:value-type="float">
            <text:p>1749.2708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46.60559" calcext:value-type="float">
            <text:p>1746.60559</text:p>
          </table:table-cell>
          <table:table-cell office:value-type="float" office:value="113850912" calcext:value-type="float">
            <text:p>113850912</text:p>
          </table:table-cell>
          <table:table-cell office:value-type="float" office:value="1746.60559" calcext:value-type="float">
            <text:p>1746.60559</text:p>
          </table:table-cell>
          <table:table-cell table:number-columns-repeated="4"/>
          <table:table-cell office:value-type="float" office:value="26490.4904904905" calcext:value-type="float">
            <text:p>26490.4904904905</text:p>
          </table:table-cell>
          <table:table-cell office:value-type="float" office:value="1746.60559" calcext:value-type="float">
            <text:p>1746.6055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796" calcext:value-type="float">
            <text:p>-1796</text:p>
          </table:table-cell>
          <table:table-cell office:value-type="float" office:value="-117702656" calcext:value-type="float">
            <text:p>-117702656</text:p>
          </table:table-cell>
          <table:table-cell office:value-type="float" office:value="1789.32202" calcext:value-type="float">
            <text:p>1789.32202</text:p>
          </table:table-cell>
          <table:table-cell office:value-type="float" office:value="117628304" calcext:value-type="float">
            <text:p>117628304</text:p>
          </table:table-cell>
          <table:table-cell office:value-type="float" office:value="1789.32202" calcext:value-type="float">
            <text:p>1789.32202</text:p>
          </table:table-cell>
          <table:table-cell table:number-columns-repeated="4"/>
          <table:table-cell office:value-type="float" office:value="26522.5225225225" calcext:value-type="float">
            <text:p>26522.5225225225</text:p>
          </table:table-cell>
          <table:table-cell office:value-type="float" office:value="1789.32202" calcext:value-type="float">
            <text:p>1789.3220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729.61865" calcext:value-type="float">
            <text:p>1729.61865</text:p>
          </table:table-cell>
          <table:table-cell office:value-type="float" office:value="112517728" calcext:value-type="float">
            <text:p>112517728</text:p>
          </table:table-cell>
          <table:table-cell office:value-type="float" office:value="1729.61865" calcext:value-type="float">
            <text:p>1729.61865</text:p>
          </table:table-cell>
          <table:table-cell table:number-columns-repeated="4"/>
          <table:table-cell office:value-type="float" office:value="26554.5545545546" calcext:value-type="float">
            <text:p>26554.5545545546</text:p>
          </table:table-cell>
          <table:table-cell office:value-type="float" office:value="1729.61865" calcext:value-type="float">
            <text:p>1729.6186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46.0321" calcext:value-type="float">
            <text:p>1746.0321</text:p>
          </table:table-cell>
          <table:table-cell office:value-type="float" office:value="114469840" calcext:value-type="float">
            <text:p>114469840</text:p>
          </table:table-cell>
          <table:table-cell office:value-type="float" office:value="1746.0321" calcext:value-type="float">
            <text:p>1746.0321</text:p>
          </table:table-cell>
          <table:table-cell table:number-columns-repeated="4"/>
          <table:table-cell office:value-type="float" office:value="26586.5865865866" calcext:value-type="float">
            <text:p>26586.5865865866</text:p>
          </table:table-cell>
          <table:table-cell office:value-type="float" office:value="1746.0321" calcext:value-type="float">
            <text:p>1746.032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787" calcext:value-type="float">
            <text:p>-1787</text:p>
          </table:table-cell>
          <table:table-cell office:value-type="float" office:value="-117112832" calcext:value-type="float">
            <text:p>-117112832</text:p>
          </table:table-cell>
          <table:table-cell office:value-type="float" office:value="1711.74353" calcext:value-type="float">
            <text:p>1711.74353</text:p>
          </table:table-cell>
          <table:table-cell office:value-type="float" office:value="112500120" calcext:value-type="float">
            <text:p>112500120</text:p>
          </table:table-cell>
          <table:table-cell office:value-type="float" office:value="1711.74353" calcext:value-type="float">
            <text:p>1711.74353</text:p>
          </table:table-cell>
          <table:table-cell table:number-columns-repeated="4"/>
          <table:table-cell office:value-type="float" office:value="26618.6186186186" calcext:value-type="float">
            <text:p>26618.6186186186</text:p>
          </table:table-cell>
          <table:table-cell office:value-type="float" office:value="1711.74353" calcext:value-type="float">
            <text:p>1711.7435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1783" calcext:value-type="float">
            <text:p>-1783</text:p>
          </table:table-cell>
          <table:table-cell office:value-type="float" office:value="-116850688" calcext:value-type="float">
            <text:p>-116850688</text:p>
          </table:table-cell>
          <table:table-cell office:value-type="float" office:value="1745.24121" calcext:value-type="float">
            <text:p>1745.24121</text:p>
          </table:table-cell>
          <table:table-cell office:value-type="float" office:value="114686168" calcext:value-type="float">
            <text:p>114686168</text:p>
          </table:table-cell>
          <table:table-cell office:value-type="float" office:value="1745.24121" calcext:value-type="float">
            <text:p>1745.24121</text:p>
          </table:table-cell>
          <table:table-cell table:number-columns-repeated="4"/>
          <table:table-cell office:value-type="float" office:value="26650.6506506507" calcext:value-type="float">
            <text:p>26650.6506506507</text:p>
          </table:table-cell>
          <table:table-cell office:value-type="float" office:value="1745.24121" calcext:value-type="float">
            <text:p>1745.2412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05.833" calcext:value-type="float">
            <text:p>1705.833</text:p>
          </table:table-cell>
          <table:table-cell office:value-type="float" office:value="111337192" calcext:value-type="float">
            <text:p>111337192</text:p>
          </table:table-cell>
          <table:table-cell office:value-type="float" office:value="1705.833" calcext:value-type="float">
            <text:p>1705.833</text:p>
          </table:table-cell>
          <table:table-cell table:number-columns-repeated="4"/>
          <table:table-cell office:value-type="float" office:value="26682.6826826827" calcext:value-type="float">
            <text:p>26682.6826826827</text:p>
          </table:table-cell>
          <table:table-cell office:value-type="float" office:value="1705.833" calcext:value-type="float">
            <text:p>1705.83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1775" calcext:value-type="float">
            <text:p>-1775</text:p>
          </table:table-cell>
          <table:table-cell office:value-type="float" office:value="-116326400" calcext:value-type="float">
            <text:p>-116326400</text:p>
          </table:table-cell>
          <table:table-cell office:value-type="float" office:value="1744.56066" calcext:value-type="float">
            <text:p>1744.56066</text:p>
          </table:table-cell>
          <table:table-cell office:value-type="float" office:value="114706376" calcext:value-type="float">
            <text:p>114706376</text:p>
          </table:table-cell>
          <table:table-cell office:value-type="float" office:value="1744.56066" calcext:value-type="float">
            <text:p>1744.56066</text:p>
          </table:table-cell>
          <table:table-cell table:number-columns-repeated="4"/>
          <table:table-cell office:value-type="float" office:value="26714.7147147147" calcext:value-type="float">
            <text:p>26714.7147147147</text:p>
          </table:table-cell>
          <table:table-cell office:value-type="float" office:value="1744.56066" calcext:value-type="float">
            <text:p>1744.5606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18.7666" calcext:value-type="float">
            <text:p>1718.7666</text:p>
          </table:table-cell>
          <table:table-cell office:value-type="float" office:value="113413576" calcext:value-type="float">
            <text:p>113413576</text:p>
          </table:table-cell>
          <table:table-cell office:value-type="float" office:value="1718.7666" calcext:value-type="float">
            <text:p>1718.7666</text:p>
          </table:table-cell>
          <table:table-cell table:number-columns-repeated="4"/>
          <table:table-cell office:value-type="float" office:value="26746.7467467467" calcext:value-type="float">
            <text:p>26746.7467467467</text:p>
          </table:table-cell>
          <table:table-cell office:value-type="float" office:value="1718.7666" calcext:value-type="float">
            <text:p>1718.766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1767" calcext:value-type="float">
            <text:p>-1767</text:p>
          </table:table-cell>
          <table:table-cell office:value-type="float" office:value="-115802112" calcext:value-type="float">
            <text:p>-115802112</text:p>
          </table:table-cell>
          <table:table-cell office:value-type="float" office:value="1744.43139" calcext:value-type="float">
            <text:p>1744.43139</text:p>
          </table:table-cell>
          <table:table-cell office:value-type="float" office:value="113442272" calcext:value-type="float">
            <text:p>113442272</text:p>
          </table:table-cell>
          <table:table-cell office:value-type="float" office:value="1744.43139" calcext:value-type="float">
            <text:p>1744.43139</text:p>
          </table:table-cell>
          <table:table-cell table:number-columns-repeated="4"/>
          <table:table-cell office:value-type="float" office:value="26778.7787787788" calcext:value-type="float">
            <text:p>26778.7787787788</text:p>
          </table:table-cell>
          <table:table-cell office:value-type="float" office:value="1744.43139" calcext:value-type="float">
            <text:p>1744.4313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1757.40979" calcext:value-type="float">
            <text:p>1757.40979</text:p>
          </table:table-cell>
          <table:table-cell office:value-type="float" office:value="115529480" calcext:value-type="float">
            <text:p>115529480</text:p>
          </table:table-cell>
          <table:table-cell office:value-type="float" office:value="1757.40979" calcext:value-type="float">
            <text:p>1757.40979</text:p>
          </table:table-cell>
          <table:table-cell table:number-columns-repeated="4"/>
          <table:table-cell office:value-type="float" office:value="26810.8108108108" calcext:value-type="float">
            <text:p>26810.8108108108</text:p>
          </table:table-cell>
          <table:table-cell office:value-type="float" office:value="1757.40979" calcext:value-type="float">
            <text:p>1757.4097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1758" calcext:value-type="float">
            <text:p>-1758</text:p>
          </table:table-cell>
          <table:table-cell office:value-type="float" office:value="-115212288" calcext:value-type="float">
            <text:p>-115212288</text:p>
          </table:table-cell>
          <table:table-cell office:value-type="float" office:value="1725.19323" calcext:value-type="float">
            <text:p>1725.19323</text:p>
          </table:table-cell>
          <table:table-cell office:value-type="float" office:value="113586440" calcext:value-type="float">
            <text:p>113586440</text:p>
          </table:table-cell>
          <table:table-cell office:value-type="float" office:value="1725.19323" calcext:value-type="float">
            <text:p>1725.19323</text:p>
          </table:table-cell>
          <table:table-cell table:number-columns-repeated="4"/>
          <table:table-cell office:value-type="float" office:value="26842.8428428428" calcext:value-type="float">
            <text:p>26842.8428428428</text:p>
          </table:table-cell>
          <table:table-cell office:value-type="float" office:value="1725.19323" calcext:value-type="float">
            <text:p>1725.1932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755" calcext:value-type="float">
            <text:p>-1755</text:p>
          </table:table-cell>
          <table:table-cell office:value-type="float" office:value="-115015680" calcext:value-type="float">
            <text:p>-115015680</text:p>
          </table:table-cell>
          <table:table-cell office:value-type="float" office:value="1741.04125" calcext:value-type="float">
            <text:p>1741.04125</text:p>
          </table:table-cell>
          <table:table-cell office:value-type="float" office:value="113933040" calcext:value-type="float">
            <text:p>113933040</text:p>
          </table:table-cell>
          <table:table-cell office:value-type="float" office:value="1741.04125" calcext:value-type="float">
            <text:p>1741.04125</text:p>
          </table:table-cell>
          <table:table-cell table:number-columns-repeated="4"/>
          <table:table-cell office:value-type="float" office:value="26874.8748748749" calcext:value-type="float">
            <text:p>26874.8748748749</text:p>
          </table:table-cell>
          <table:table-cell office:value-type="float" office:value="1741.04125" calcext:value-type="float">
            <text:p>1741.0412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1744.73852" calcext:value-type="float">
            <text:p>1744.73852</text:p>
          </table:table-cell>
          <table:table-cell office:value-type="float" office:value="114339280" calcext:value-type="float">
            <text:p>114339280</text:p>
          </table:table-cell>
          <table:table-cell office:value-type="float" office:value="1744.73852" calcext:value-type="float">
            <text:p>1744.73852</text:p>
          </table:table-cell>
          <table:table-cell table:number-columns-repeated="4"/>
          <table:table-cell office:value-type="float" office:value="26906.9069069069" calcext:value-type="float">
            <text:p>26906.9069069069</text:p>
          </table:table-cell>
          <table:table-cell office:value-type="float" office:value="1744.73852" calcext:value-type="float">
            <text:p>1744.7385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49.66674" calcext:value-type="float">
            <text:p>1749.66674</text:p>
          </table:table-cell>
          <table:table-cell office:value-type="float" office:value="114614504" calcext:value-type="float">
            <text:p>114614504</text:p>
          </table:table-cell>
          <table:table-cell office:value-type="float" office:value="1749.66674" calcext:value-type="float">
            <text:p>1749.66674</text:p>
          </table:table-cell>
          <table:table-cell table:number-columns-repeated="4"/>
          <table:table-cell office:value-type="float" office:value="26938.9389389389" calcext:value-type="float">
            <text:p>26938.9389389389</text:p>
          </table:table-cell>
          <table:table-cell office:value-type="float" office:value="1749.66674" calcext:value-type="float">
            <text:p>1749.6667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745" calcext:value-type="float">
            <text:p>-1745</text:p>
          </table:table-cell>
          <table:table-cell office:value-type="float" office:value="-114360320" calcext:value-type="float">
            <text:p>-114360320</text:p>
          </table:table-cell>
          <table:table-cell office:value-type="float" office:value="1722.6311" calcext:value-type="float">
            <text:p>1722.6311</text:p>
          </table:table-cell>
          <table:table-cell office:value-type="float" office:value="112461832" calcext:value-type="float">
            <text:p>112461832</text:p>
          </table:table-cell>
          <table:table-cell office:value-type="float" office:value="1722.6311" calcext:value-type="float">
            <text:p>1722.6311</text:p>
          </table:table-cell>
          <table:table-cell table:number-columns-repeated="4"/>
          <table:table-cell office:value-type="float" office:value="26970.970970971" calcext:value-type="float">
            <text:p>26970.970970971</text:p>
          </table:table-cell>
          <table:table-cell office:value-type="float" office:value="1722.6311" calcext:value-type="float">
            <text:p>1722.631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1770.07482" calcext:value-type="float">
            <text:p>1770.07482</text:p>
          </table:table-cell>
          <table:table-cell office:value-type="float" office:value="115556424" calcext:value-type="float">
            <text:p>115556424</text:p>
          </table:table-cell>
          <table:table-cell office:value-type="float" office:value="1770.07482" calcext:value-type="float">
            <text:p>1770.07482</text:p>
          </table:table-cell>
          <table:table-cell table:number-columns-repeated="4"/>
          <table:table-cell office:value-type="float" office:value="27003.003003003" calcext:value-type="float">
            <text:p>27003.003003003</text:p>
          </table:table-cell>
          <table:table-cell office:value-type="float" office:value="1770.07482" calcext:value-type="float">
            <text:p>1770.0748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738" calcext:value-type="float">
            <text:p>-1738</text:p>
          </table:table-cell>
          <table:table-cell office:value-type="float" office:value="-113901568" calcext:value-type="float">
            <text:p>-113901568</text:p>
          </table:table-cell>
          <table:table-cell office:value-type="float" office:value="1724.92126" calcext:value-type="float">
            <text:p>1724.92126</text:p>
          </table:table-cell>
          <table:table-cell office:value-type="float" office:value="113575944" calcext:value-type="float">
            <text:p>113575944</text:p>
          </table:table-cell>
          <table:table-cell office:value-type="float" office:value="1724.92126" calcext:value-type="float">
            <text:p>1724.92126</text:p>
          </table:table-cell>
          <table:table-cell table:number-columns-repeated="4"/>
          <table:table-cell office:value-type="float" office:value="27035.035035035" calcext:value-type="float">
            <text:p>27035.035035035</text:p>
          </table:table-cell>
          <table:table-cell office:value-type="float" office:value="1724.92126" calcext:value-type="float">
            <text:p>1724.921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735" calcext:value-type="float">
            <text:p>-1735</text:p>
          </table:table-cell>
          <table:table-cell office:value-type="float" office:value="-113704960" calcext:value-type="float">
            <text:p>-113704960</text:p>
          </table:table-cell>
          <table:table-cell office:value-type="float" office:value="1745.479" calcext:value-type="float">
            <text:p>1745.479</text:p>
          </table:table-cell>
          <table:table-cell office:value-type="float" office:value="114398416" calcext:value-type="float">
            <text:p>114398416</text:p>
          </table:table-cell>
          <table:table-cell office:value-type="float" office:value="1745.479" calcext:value-type="float">
            <text:p>1745.479</text:p>
          </table:table-cell>
          <table:table-cell table:number-columns-repeated="4"/>
          <table:table-cell office:value-type="float" office:value="27067.0670670671" calcext:value-type="float">
            <text:p>27067.0670670671</text:p>
          </table:table-cell>
          <table:table-cell office:value-type="float" office:value="1745.479" calcext:value-type="float">
            <text:p>1745.47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1730" calcext:value-type="float">
            <text:p>-1730</text:p>
          </table:table-cell>
          <table:table-cell office:value-type="float" office:value="-113377280" calcext:value-type="float">
            <text:p>-113377280</text:p>
          </table:table-cell>
          <table:table-cell office:value-type="float" office:value="1715.72399" calcext:value-type="float">
            <text:p>1715.72399</text:p>
          </table:table-cell>
          <table:table-cell office:value-type="float" office:value="111919320" calcext:value-type="float">
            <text:p>111919320</text:p>
          </table:table-cell>
          <table:table-cell office:value-type="float" office:value="1715.72399" calcext:value-type="float">
            <text:p>1715.72399</text:p>
          </table:table-cell>
          <table:table-cell table:number-columns-repeated="4"/>
          <table:table-cell office:value-type="float" office:value="27099.0990990991" calcext:value-type="float">
            <text:p>27099.0990990991</text:p>
          </table:table-cell>
          <table:table-cell office:value-type="float" office:value="1715.72399" calcext:value-type="float">
            <text:p>1715.7239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12.79345" calcext:value-type="float">
            <text:p>1712.79345</text:p>
          </table:table-cell>
          <table:table-cell office:value-type="float" office:value="112095408" calcext:value-type="float">
            <text:p>112095408</text:p>
          </table:table-cell>
          <table:table-cell office:value-type="float" office:value="1712.79345" calcext:value-type="float">
            <text:p>1712.79345</text:p>
          </table:table-cell>
          <table:table-cell table:number-columns-repeated="4"/>
          <table:table-cell office:value-type="float" office:value="27131.1311311311" calcext:value-type="float">
            <text:p>27131.1311311311</text:p>
          </table:table-cell>
          <table:table-cell office:value-type="float" office:value="1712.79345" calcext:value-type="float">
            <text:p>1712.793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40.40515" calcext:value-type="float">
            <text:p>1740.40515</text:p>
          </table:table-cell>
          <table:table-cell office:value-type="float" office:value="113985992" calcext:value-type="float">
            <text:p>113985992</text:p>
          </table:table-cell>
          <table:table-cell office:value-type="float" office:value="1740.40515" calcext:value-type="float">
            <text:p>1740.40515</text:p>
          </table:table-cell>
          <table:table-cell table:number-columns-repeated="4"/>
          <table:table-cell office:value-type="float" office:value="27163.1631631632" calcext:value-type="float">
            <text:p>27163.1631631632</text:p>
          </table:table-cell>
          <table:table-cell office:value-type="float" office:value="1740.40515" calcext:value-type="float">
            <text:p>1740.4051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75.97851" calcext:value-type="float">
            <text:p>1775.97851</text:p>
          </table:table-cell>
          <table:table-cell office:value-type="float" office:value="116593040" calcext:value-type="float">
            <text:p>116593040</text:p>
          </table:table-cell>
          <table:table-cell office:value-type="float" office:value="1775.97851" calcext:value-type="float">
            <text:p>1775.97851</text:p>
          </table:table-cell>
          <table:table-cell table:number-columns-repeated="4"/>
          <table:table-cell office:value-type="float" office:value="27195.1951951952" calcext:value-type="float">
            <text:p>27195.1951951952</text:p>
          </table:table-cell>
          <table:table-cell office:value-type="float" office:value="1775.97851" calcext:value-type="float">
            <text:p>1775.9785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739.1427" calcext:value-type="float">
            <text:p>1739.1427</text:p>
          </table:table-cell>
          <table:table-cell office:value-type="float" office:value="114536928" calcext:value-type="float">
            <text:p>114536928</text:p>
          </table:table-cell>
          <table:table-cell office:value-type="float" office:value="1739.1427" calcext:value-type="float">
            <text:p>1739.1427</text:p>
          </table:table-cell>
          <table:table-cell table:number-columns-repeated="4"/>
          <table:table-cell office:value-type="float" office:value="27227.2272272272" calcext:value-type="float">
            <text:p>27227.2272272272</text:p>
          </table:table-cell>
          <table:table-cell office:value-type="float" office:value="1739.1427" calcext:value-type="float">
            <text:p>1739.142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724.15942" calcext:value-type="float">
            <text:p>1724.15942</text:p>
          </table:table-cell>
          <table:table-cell office:value-type="float" office:value="112502744" calcext:value-type="float">
            <text:p>112502744</text:p>
          </table:table-cell>
          <table:table-cell office:value-type="float" office:value="1724.15942" calcext:value-type="float">
            <text:p>1724.15942</text:p>
          </table:table-cell>
          <table:table-cell table:number-columns-repeated="4"/>
          <table:table-cell office:value-type="float" office:value="27259.2592592593" calcext:value-type="float">
            <text:p>27259.2592592593</text:p>
          </table:table-cell>
          <table:table-cell office:value-type="float" office:value="1724.15942" calcext:value-type="float">
            <text:p>1724.1594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18.2467" calcext:value-type="float">
            <text:p>1718.2467</text:p>
          </table:table-cell>
          <table:table-cell office:value-type="float" office:value="112697720" calcext:value-type="float">
            <text:p>112697720</text:p>
          </table:table-cell>
          <table:table-cell office:value-type="float" office:value="1718.2467" calcext:value-type="float">
            <text:p>1718.2467</text:p>
          </table:table-cell>
          <table:table-cell table:number-columns-repeated="4"/>
          <table:table-cell office:value-type="float" office:value="27291.2912912913" calcext:value-type="float">
            <text:p>27291.2912912913</text:p>
          </table:table-cell>
          <table:table-cell office:value-type="float" office:value="1718.2467" calcext:value-type="float">
            <text:p>1718.246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80.44128" calcext:value-type="float">
            <text:p>1780.44128</text:p>
          </table:table-cell>
          <table:table-cell office:value-type="float" office:value="116057912" calcext:value-type="float">
            <text:p>116057912</text:p>
          </table:table-cell>
          <table:table-cell office:value-type="float" office:value="1780.44128" calcext:value-type="float">
            <text:p>1780.44128</text:p>
          </table:table-cell>
          <table:table-cell table:number-columns-repeated="4"/>
          <table:table-cell office:value-type="float" office:value="27323.3233233233" calcext:value-type="float">
            <text:p>27323.3233233233</text:p>
          </table:table-cell>
          <table:table-cell office:value-type="float" office:value="1780.44128" calcext:value-type="float">
            <text:p>1780.4412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79.20324" calcext:value-type="float">
            <text:p>1779.20324</text:p>
          </table:table-cell>
          <table:table-cell office:value-type="float" office:value="115949096" calcext:value-type="float">
            <text:p>115949096</text:p>
          </table:table-cell>
          <table:table-cell office:value-type="float" office:value="1779.20324" calcext:value-type="float">
            <text:p>1779.20324</text:p>
          </table:table-cell>
          <table:table-cell table:number-columns-repeated="4"/>
          <table:table-cell office:value-type="float" office:value="27355.3553553554" calcext:value-type="float">
            <text:p>27355.3553553554</text:p>
          </table:table-cell>
          <table:table-cell office:value-type="float" office:value="1779.20324" calcext:value-type="float">
            <text:p>1779.2032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709" calcext:value-type="float">
            <text:p>-1709</text:p>
          </table:table-cell>
          <table:table-cell office:value-type="float" office:value="-112001024" calcext:value-type="float">
            <text:p>-112001024</text:p>
          </table:table-cell>
          <table:table-cell office:value-type="float" office:value="1742.22204" calcext:value-type="float">
            <text:p>1742.22204</text:p>
          </table:table-cell>
          <table:table-cell office:value-type="float" office:value="114345080" calcext:value-type="float">
            <text:p>114345080</text:p>
          </table:table-cell>
          <table:table-cell office:value-type="float" office:value="1742.22204" calcext:value-type="float">
            <text:p>1742.22204</text:p>
          </table:table-cell>
          <table:table-cell table:number-columns-repeated="4"/>
          <table:table-cell office:value-type="float" office:value="27387.3873873874" calcext:value-type="float">
            <text:p>27387.3873873874</text:p>
          </table:table-cell>
          <table:table-cell office:value-type="float" office:value="1742.22204" calcext:value-type="float">
            <text:p>1742.2220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56.20703" calcext:value-type="float">
            <text:p>1756.20703</text:p>
          </table:table-cell>
          <table:table-cell office:value-type="float" office:value="116022840" calcext:value-type="float">
            <text:p>116022840</text:p>
          </table:table-cell>
          <table:table-cell office:value-type="float" office:value="1756.20703" calcext:value-type="float">
            <text:p>1756.20703</text:p>
          </table:table-cell>
          <table:table-cell table:number-columns-repeated="4"/>
          <table:table-cell office:value-type="float" office:value="27419.4194194194" calcext:value-type="float">
            <text:p>27419.4194194194</text:p>
          </table:table-cell>
          <table:table-cell office:value-type="float" office:value="1756.20703" calcext:value-type="float">
            <text:p>1756.2070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711" calcext:value-type="float">
            <text:p>-1711</text:p>
          </table:table-cell>
          <table:table-cell office:value-type="float" office:value="-112132096" calcext:value-type="float">
            <text:p>-112132096</text:p>
          </table:table-cell>
          <table:table-cell office:value-type="float" office:value="1768.93786" calcext:value-type="float">
            <text:p>1768.93786</text:p>
          </table:table-cell>
          <table:table-cell office:value-type="float" office:value="115422152" calcext:value-type="float">
            <text:p>115422152</text:p>
          </table:table-cell>
          <table:table-cell office:value-type="float" office:value="1768.93786" calcext:value-type="float">
            <text:p>1768.93786</text:p>
          </table:table-cell>
          <table:table-cell table:number-columns-repeated="4"/>
          <table:table-cell office:value-type="float" office:value="27451.4514514515" calcext:value-type="float">
            <text:p>27451.4514514515</text:p>
          </table:table-cell>
          <table:table-cell office:value-type="float" office:value="1768.93786" calcext:value-type="float">
            <text:p>1768.9378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714.04248" calcext:value-type="float">
            <text:p>1714.04248</text:p>
          </table:table-cell>
          <table:table-cell office:value-type="float" office:value="112519832" calcext:value-type="float">
            <text:p>112519832</text:p>
          </table:table-cell>
          <table:table-cell office:value-type="float" office:value="1714.04248" calcext:value-type="float">
            <text:p>1714.04248</text:p>
          </table:table-cell>
          <table:table-cell table:number-columns-repeated="4"/>
          <table:table-cell office:value-type="float" office:value="27483.4834834835" calcext:value-type="float">
            <text:p>27483.4834834835</text:p>
          </table:table-cell>
          <table:table-cell office:value-type="float" office:value="1714.04248" calcext:value-type="float">
            <text:p>1714.0424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26.03613" calcext:value-type="float">
            <text:p>1726.03613</text:p>
          </table:table-cell>
          <table:table-cell office:value-type="float" office:value="112731240" calcext:value-type="float">
            <text:p>112731240</text:p>
          </table:table-cell>
          <table:table-cell office:value-type="float" office:value="1726.03613" calcext:value-type="float">
            <text:p>1726.03613</text:p>
          </table:table-cell>
          <table:table-cell table:number-columns-repeated="4"/>
          <table:table-cell office:value-type="float" office:value="27515.5155155155" calcext:value-type="float">
            <text:p>27515.5155155155</text:p>
          </table:table-cell>
          <table:table-cell office:value-type="float" office:value="1726.03613" calcext:value-type="float">
            <text:p>1726.0361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751.81677" calcext:value-type="float">
            <text:p>1751.81677</text:p>
          </table:table-cell>
          <table:table-cell office:value-type="float" office:value="115613584" calcext:value-type="float">
            <text:p>115613584</text:p>
          </table:table-cell>
          <table:table-cell office:value-type="float" office:value="1751.81677" calcext:value-type="float">
            <text:p>1751.81677</text:p>
          </table:table-cell>
          <table:table-cell table:number-columns-repeated="4"/>
          <table:table-cell office:value-type="float" office:value="27547.5475475475" calcext:value-type="float">
            <text:p>27547.5475475475</text:p>
          </table:table-cell>
          <table:table-cell office:value-type="float" office:value="1751.81677" calcext:value-type="float">
            <text:p>1751.8167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723" calcext:value-type="float">
            <text:p>-1723</text:p>
          </table:table-cell>
          <table:table-cell office:value-type="float" office:value="-112918528" calcext:value-type="float">
            <text:p>-112918528</text:p>
          </table:table-cell>
          <table:table-cell office:value-type="float" office:value="1750.90136" calcext:value-type="float">
            <text:p>1750.90136</text:p>
          </table:table-cell>
          <table:table-cell office:value-type="float" office:value="114841864" calcext:value-type="float">
            <text:p>114841864</text:p>
          </table:table-cell>
          <table:table-cell office:value-type="float" office:value="1750.90136" calcext:value-type="float">
            <text:p>1750.90136</text:p>
          </table:table-cell>
          <table:table-cell table:number-columns-repeated="4"/>
          <table:table-cell office:value-type="float" office:value="27579.5795795796" calcext:value-type="float">
            <text:p>27579.5795795796</text:p>
          </table:table-cell>
          <table:table-cell office:value-type="float" office:value="1750.90136" calcext:value-type="float">
            <text:p>1750.9013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777.27465" calcext:value-type="float">
            <text:p>1777.27465</text:p>
          </table:table-cell>
          <table:table-cell office:value-type="float" office:value="116722944" calcext:value-type="float">
            <text:p>116722944</text:p>
          </table:table-cell>
          <table:table-cell office:value-type="float" office:value="1777.27465" calcext:value-type="float">
            <text:p>1777.27465</text:p>
          </table:table-cell>
          <table:table-cell table:number-columns-repeated="4"/>
          <table:table-cell office:value-type="float" office:value="27611.6116116116" calcext:value-type="float">
            <text:p>27611.6116116116</text:p>
          </table:table-cell>
          <table:table-cell office:value-type="float" office:value="1777.27465" calcext:value-type="float">
            <text:p>1777.2746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1699.25549" calcext:value-type="float">
            <text:p>1699.25549</text:p>
          </table:table-cell>
          <table:table-cell office:value-type="float" office:value="111900312" calcext:value-type="float">
            <text:p>111900312</text:p>
          </table:table-cell>
          <table:table-cell office:value-type="float" office:value="1699.25549" calcext:value-type="float">
            <text:p>1699.25549</text:p>
          </table:table-cell>
          <table:table-cell table:number-columns-repeated="4"/>
          <table:table-cell office:value-type="float" office:value="27643.6436436436" calcext:value-type="float">
            <text:p>27643.6436436436</text:p>
          </table:table-cell>
          <table:table-cell office:value-type="float" office:value="1699.25549" calcext:value-type="float">
            <text:p>1699.2554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733" calcext:value-type="float">
            <text:p>-1733</text:p>
          </table:table-cell>
          <table:table-cell office:value-type="float" office:value="-113573888" calcext:value-type="float">
            <text:p>-113573888</text:p>
          </table:table-cell>
          <table:table-cell office:value-type="float" office:value="1788.06005" calcext:value-type="float">
            <text:p>1788.06005</text:p>
          </table:table-cell>
          <table:table-cell office:value-type="float" office:value="117499872" calcext:value-type="float">
            <text:p>117499872</text:p>
          </table:table-cell>
          <table:table-cell office:value-type="float" office:value="1788.06005" calcext:value-type="float">
            <text:p>1788.06005</text:p>
          </table:table-cell>
          <table:table-cell table:number-columns-repeated="4"/>
          <table:table-cell office:value-type="float" office:value="27675.6756756757" calcext:value-type="float">
            <text:p>27675.6756756757</text:p>
          </table:table-cell>
          <table:table-cell office:value-type="float" office:value="1788.06005" calcext:value-type="float">
            <text:p>1788.0600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48.53564" calcext:value-type="float">
            <text:p>1748.53564</text:p>
          </table:table-cell>
          <table:table-cell office:value-type="float" office:value="114276920" calcext:value-type="float">
            <text:p>114276920</text:p>
          </table:table-cell>
          <table:table-cell office:value-type="float" office:value="1748.53564" calcext:value-type="float">
            <text:p>1748.53564</text:p>
          </table:table-cell>
          <table:table-cell table:number-columns-repeated="4"/>
          <table:table-cell office:value-type="float" office:value="27707.7077077077" calcext:value-type="float">
            <text:p>27707.7077077077</text:p>
          </table:table-cell>
          <table:table-cell office:value-type="float" office:value="1748.53564" calcext:value-type="float">
            <text:p>1748.5356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742" calcext:value-type="float">
            <text:p>-1742</text:p>
          </table:table-cell>
          <table:table-cell office:value-type="float" office:value="-114163712" calcext:value-type="float">
            <text:p>-114163712</text:p>
          </table:table-cell>
          <table:table-cell office:value-type="float" office:value="1764.04528" calcext:value-type="float">
            <text:p>1764.04528</text:p>
          </table:table-cell>
          <table:table-cell office:value-type="float" office:value="115764008" calcext:value-type="float">
            <text:p>115764008</text:p>
          </table:table-cell>
          <table:table-cell office:value-type="float" office:value="1764.04528" calcext:value-type="float">
            <text:p>1764.04528</text:p>
          </table:table-cell>
          <table:table-cell table:number-columns-repeated="4"/>
          <table:table-cell office:value-type="float" office:value="27739.7397397397" calcext:value-type="float">
            <text:p>27739.7397397397</text:p>
          </table:table-cell>
          <table:table-cell office:value-type="float" office:value="1764.04528" calcext:value-type="float">
            <text:p>1764.0452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36.47216" calcext:value-type="float">
            <text:p>1736.47216</text:p>
          </table:table-cell>
          <table:table-cell office:value-type="float" office:value="114097240" calcext:value-type="float">
            <text:p>114097240</text:p>
          </table:table-cell>
          <table:table-cell office:value-type="float" office:value="1736.47216" calcext:value-type="float">
            <text:p>1736.47216</text:p>
          </table:table-cell>
          <table:table-cell table:number-columns-repeated="4"/>
          <table:table-cell office:value-type="float" office:value="27771.7717717718" calcext:value-type="float">
            <text:p>27771.7717717718</text:p>
          </table:table-cell>
          <table:table-cell office:value-type="float" office:value="1736.47216" calcext:value-type="float">
            <text:p>1736.472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752" calcext:value-type="float">
            <text:p>-1752</text:p>
          </table:table-cell>
          <table:table-cell office:value-type="float" office:value="-114819072" calcext:value-type="float">
            <text:p>-114819072</text:p>
          </table:table-cell>
          <table:table-cell office:value-type="float" office:value="1731.00231" calcext:value-type="float">
            <text:p>1731.00231</text:p>
          </table:table-cell>
          <table:table-cell office:value-type="float" office:value="113689520" calcext:value-type="float">
            <text:p>113689520</text:p>
          </table:table-cell>
          <table:table-cell office:value-type="float" office:value="1731.00231" calcext:value-type="float">
            <text:p>1731.00231</text:p>
          </table:table-cell>
          <table:table-cell table:number-columns-repeated="4"/>
          <table:table-cell office:value-type="float" office:value="27803.8038038038" calcext:value-type="float">
            <text:p>27803.8038038038</text:p>
          </table:table-cell>
          <table:table-cell office:value-type="float" office:value="1731.00231" calcext:value-type="float">
            <text:p>1731.0023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757" calcext:value-type="float">
            <text:p>-1757</text:p>
          </table:table-cell>
          <table:table-cell office:value-type="float" office:value="-115146752" calcext:value-type="float">
            <text:p>-115146752</text:p>
          </table:table-cell>
          <table:table-cell office:value-type="float" office:value="1742.14135" calcext:value-type="float">
            <text:p>1742.14135</text:p>
          </table:table-cell>
          <table:table-cell office:value-type="float" office:value="114439808" calcext:value-type="float">
            <text:p>114439808</text:p>
          </table:table-cell>
          <table:table-cell office:value-type="float" office:value="1742.14135" calcext:value-type="float">
            <text:p>1742.14135</text:p>
          </table:table-cell>
          <table:table-cell table:number-columns-repeated="4"/>
          <table:table-cell office:value-type="float" office:value="27835.8358358358" calcext:value-type="float">
            <text:p>27835.8358358358</text:p>
          </table:table-cell>
          <table:table-cell office:value-type="float" office:value="1742.14135" calcext:value-type="float">
            <text:p>1742.1413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762" calcext:value-type="float">
            <text:p>-1762</text:p>
          </table:table-cell>
          <table:table-cell office:value-type="float" office:value="-115474432" calcext:value-type="float">
            <text:p>-115474432</text:p>
          </table:table-cell>
          <table:table-cell office:value-type="float" office:value="1756.09313" calcext:value-type="float">
            <text:p>1756.09313</text:p>
          </table:table-cell>
          <table:table-cell office:value-type="float" office:value="115283336" calcext:value-type="float">
            <text:p>115283336</text:p>
          </table:table-cell>
          <table:table-cell office:value-type="float" office:value="1756.09313" calcext:value-type="float">
            <text:p>1756.09313</text:p>
          </table:table-cell>
          <table:table-cell table:number-columns-repeated="4"/>
          <table:table-cell office:value-type="float" office:value="27867.8678678679" calcext:value-type="float">
            <text:p>27867.8678678679</text:p>
          </table:table-cell>
          <table:table-cell office:value-type="float" office:value="1756.09313" calcext:value-type="float">
            <text:p>1756.0931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766" calcext:value-type="float">
            <text:p>-1766</text:p>
          </table:table-cell>
          <table:table-cell office:value-type="float" office:value="-115736576" calcext:value-type="float">
            <text:p>-115736576</text:p>
          </table:table-cell>
          <table:table-cell office:value-type="float" office:value="1734.64965" calcext:value-type="float">
            <text:p>1734.64965</text:p>
          </table:table-cell>
          <table:table-cell office:value-type="float" office:value="113419032" calcext:value-type="float">
            <text:p>113419032</text:p>
          </table:table-cell>
          <table:table-cell office:value-type="float" office:value="1734.64965" calcext:value-type="float">
            <text:p>1734.64965</text:p>
          </table:table-cell>
          <table:table-cell table:number-columns-repeated="4"/>
          <table:table-cell office:value-type="float" office:value="27899.8998998999" calcext:value-type="float">
            <text:p>27899.8998998999</text:p>
          </table:table-cell>
          <table:table-cell office:value-type="float" office:value="1734.64965" calcext:value-type="float">
            <text:p>1734.6496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771" calcext:value-type="float">
            <text:p>-1771</text:p>
          </table:table-cell>
          <table:table-cell office:value-type="float" office:value="-116064256" calcext:value-type="float">
            <text:p>-116064256</text:p>
          </table:table-cell>
          <table:table-cell office:value-type="float" office:value="1747.39721" calcext:value-type="float">
            <text:p>1747.39721</text:p>
          </table:table-cell>
          <table:table-cell office:value-type="float" office:value="114899712" calcext:value-type="float">
            <text:p>114899712</text:p>
          </table:table-cell>
          <table:table-cell office:value-type="float" office:value="1747.39721" calcext:value-type="float">
            <text:p>1747.39721</text:p>
          </table:table-cell>
          <table:table-cell table:number-columns-repeated="4"/>
          <table:table-cell office:value-type="float" office:value="27931.9319319319" calcext:value-type="float">
            <text:p>27931.9319319319</text:p>
          </table:table-cell>
          <table:table-cell office:value-type="float" office:value="1747.39721" calcext:value-type="float">
            <text:p>1747.3972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773" calcext:value-type="float">
            <text:p>-1773</text:p>
          </table:table-cell>
          <table:table-cell office:value-type="float" office:value="-116195328" calcext:value-type="float">
            <text:p>-116195328</text:p>
          </table:table-cell>
          <table:table-cell office:value-type="float" office:value="1730.65368" calcext:value-type="float">
            <text:p>1730.65368</text:p>
          </table:table-cell>
          <table:table-cell office:value-type="float" office:value="113169232" calcext:value-type="float">
            <text:p>113169232</text:p>
          </table:table-cell>
          <table:table-cell office:value-type="float" office:value="1730.65368" calcext:value-type="float">
            <text:p>1730.65368</text:p>
          </table:table-cell>
          <table:table-cell table:number-columns-repeated="4"/>
          <table:table-cell office:value-type="float" office:value="27963.963963964" calcext:value-type="float">
            <text:p>27963.963963964</text:p>
          </table:table-cell>
          <table:table-cell office:value-type="float" office:value="1730.65368" calcext:value-type="float">
            <text:p>1730.6536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97.11999" calcext:value-type="float">
            <text:p>1797.11999</text:p>
          </table:table-cell>
          <table:table-cell office:value-type="float" office:value="117599816" calcext:value-type="float">
            <text:p>117599816</text:p>
          </table:table-cell>
          <table:table-cell office:value-type="float" office:value="1797.11999" calcext:value-type="float">
            <text:p>1797.11999</text:p>
          </table:table-cell>
          <table:table-cell table:number-columns-repeated="4"/>
          <table:table-cell office:value-type="float" office:value="27995.995995996" calcext:value-type="float">
            <text:p>27995.995995996</text:p>
          </table:table-cell>
          <table:table-cell office:value-type="float" office:value="1797.11999" calcext:value-type="float">
            <text:p>1797.1199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782" calcext:value-type="float">
            <text:p>-1782</text:p>
          </table:table-cell>
          <table:table-cell office:value-type="float" office:value="-116785152" calcext:value-type="float">
            <text:p>-116785152</text:p>
          </table:table-cell>
          <table:table-cell office:value-type="float" office:value="1702.99951" calcext:value-type="float">
            <text:p>1702.99951</text:p>
          </table:table-cell>
          <table:table-cell office:value-type="float" office:value="111338472" calcext:value-type="float">
            <text:p>111338472</text:p>
          </table:table-cell>
          <table:table-cell office:value-type="float" office:value="1702.99951" calcext:value-type="float">
            <text:p>1702.99951</text:p>
          </table:table-cell>
          <table:table-cell table:number-columns-repeated="4"/>
          <table:table-cell office:value-type="float" office:value="28028.028028028" calcext:value-type="float">
            <text:p>28028.028028028</text:p>
          </table:table-cell>
          <table:table-cell office:value-type="float" office:value="1702.99951" calcext:value-type="float">
            <text:p>1702.9995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786" calcext:value-type="float">
            <text:p>-1786</text:p>
          </table:table-cell>
          <table:table-cell office:value-type="float" office:value="-117047296" calcext:value-type="float">
            <text:p>-117047296</text:p>
          </table:table-cell>
          <table:table-cell office:value-type="float" office:value="1805.81469" calcext:value-type="float">
            <text:p>1805.81469</text:p>
          </table:table-cell>
          <table:table-cell office:value-type="float" office:value="118660704" calcext:value-type="float">
            <text:p>118660704</text:p>
          </table:table-cell>
          <table:table-cell office:value-type="float" office:value="1805.81469" calcext:value-type="float">
            <text:p>1805.81469</text:p>
          </table:table-cell>
          <table:table-cell table:number-columns-repeated="4"/>
          <table:table-cell office:value-type="float" office:value="28060.0600600601" calcext:value-type="float">
            <text:p>28060.0600600601</text:p>
          </table:table-cell>
          <table:table-cell office:value-type="float" office:value="1805.81469" calcext:value-type="float">
            <text:p>1805.8146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1754.87011" calcext:value-type="float">
            <text:p>1754.87011</text:p>
          </table:table-cell>
          <table:table-cell office:value-type="float" office:value="116096368" calcext:value-type="float">
            <text:p>116096368</text:p>
          </table:table-cell>
          <table:table-cell office:value-type="float" office:value="1754.87011" calcext:value-type="float">
            <text:p>1754.87011</text:p>
          </table:table-cell>
          <table:table-cell table:number-columns-repeated="4"/>
          <table:table-cell office:value-type="float" office:value="28092.0920920921" calcext:value-type="float">
            <text:p>28092.0920920921</text:p>
          </table:table-cell>
          <table:table-cell office:value-type="float" office:value="1754.87011" calcext:value-type="float">
            <text:p>1754.8701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794" calcext:value-type="float">
            <text:p>-1794</text:p>
          </table:table-cell>
          <table:table-cell office:value-type="float" office:value="-117571584" calcext:value-type="float">
            <text:p>-117571584</text:p>
          </table:table-cell>
          <table:table-cell office:value-type="float" office:value="1746.52392" calcext:value-type="float">
            <text:p>1746.52392</text:p>
          </table:table-cell>
          <table:table-cell office:value-type="float" office:value="114140832" calcext:value-type="float">
            <text:p>114140832</text:p>
          </table:table-cell>
          <table:table-cell office:value-type="float" office:value="1746.52392" calcext:value-type="float">
            <text:p>1746.52392</text:p>
          </table:table-cell>
          <table:table-cell table:number-columns-repeated="4"/>
          <table:table-cell office:value-type="float" office:value="28124.1241241241" calcext:value-type="float">
            <text:p>28124.1241241241</text:p>
          </table:table-cell>
          <table:table-cell office:value-type="float" office:value="1746.52392" calcext:value-type="float">
            <text:p>1746.5239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798" calcext:value-type="float">
            <text:p>-1798</text:p>
          </table:table-cell>
          <table:table-cell office:value-type="float" office:value="-117833728" calcext:value-type="float">
            <text:p>-117833728</text:p>
          </table:table-cell>
          <table:table-cell office:value-type="float" office:value="1719.32922" calcext:value-type="float">
            <text:p>1719.32922</text:p>
          </table:table-cell>
          <table:table-cell office:value-type="float" office:value="112352352" calcext:value-type="float">
            <text:p>112352352</text:p>
          </table:table-cell>
          <table:table-cell office:value-type="float" office:value="1719.32922" calcext:value-type="float">
            <text:p>1719.32922</text:p>
          </table:table-cell>
          <table:table-cell table:number-columns-repeated="4"/>
          <table:table-cell office:value-type="float" office:value="28156.1561561562" calcext:value-type="float">
            <text:p>28156.1561561562</text:p>
          </table:table-cell>
          <table:table-cell office:value-type="float" office:value="1719.32922" calcext:value-type="float">
            <text:p>1719.3292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724.1051" calcext:value-type="float">
            <text:p>1724.1051</text:p>
          </table:table-cell>
          <table:table-cell office:value-type="float" office:value="113527816" calcext:value-type="float">
            <text:p>113527816</text:p>
          </table:table-cell>
          <table:table-cell office:value-type="float" office:value="1724.1051" calcext:value-type="float">
            <text:p>1724.1051</text:p>
          </table:table-cell>
          <table:table-cell table:number-columns-repeated="4"/>
          <table:table-cell office:value-type="float" office:value="28188.1881881882" calcext:value-type="float">
            <text:p>28188.1881881882</text:p>
          </table:table-cell>
          <table:table-cell office:value-type="float" office:value="1724.1051" calcext:value-type="float">
            <text:p>1724.105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699.12841" calcext:value-type="float">
            <text:p>1699.12841</text:p>
          </table:table-cell>
          <table:table-cell office:value-type="float" office:value="111494192" calcext:value-type="float">
            <text:p>111494192</text:p>
          </table:table-cell>
          <table:table-cell office:value-type="float" office:value="1699.12841" calcext:value-type="float">
            <text:p>1699.12841</text:p>
          </table:table-cell>
          <table:table-cell table:number-columns-repeated="4"/>
          <table:table-cell office:value-type="float" office:value="28220.2202202202" calcext:value-type="float">
            <text:p>28220.2202202202</text:p>
          </table:table-cell>
          <table:table-cell office:value-type="float" office:value="1699.12841" calcext:value-type="float">
            <text:p>1699.1284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728.79907" calcext:value-type="float">
            <text:p>1728.79907</text:p>
          </table:table-cell>
          <table:table-cell office:value-type="float" office:value="113619096" calcext:value-type="float">
            <text:p>113619096</text:p>
          </table:table-cell>
          <table:table-cell office:value-type="float" office:value="1728.79907" calcext:value-type="float">
            <text:p>1728.79907</text:p>
          </table:table-cell>
          <table:table-cell table:number-columns-repeated="4"/>
          <table:table-cell office:value-type="float" office:value="28252.2522522523" calcext:value-type="float">
            <text:p>28252.2522522523</text:p>
          </table:table-cell>
          <table:table-cell office:value-type="float" office:value="1728.79907" calcext:value-type="float">
            <text:p>1728.7990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811" calcext:value-type="float">
            <text:p>-1811</text:p>
          </table:table-cell>
          <table:table-cell office:value-type="float" office:value="-118685696" calcext:value-type="float">
            <text:p>-118685696</text:p>
          </table:table-cell>
          <table:table-cell office:value-type="float" office:value="1737.78271" calcext:value-type="float">
            <text:p>1737.78271</text:p>
          </table:table-cell>
          <table:table-cell office:value-type="float" office:value="113445464" calcext:value-type="float">
            <text:p>113445464</text:p>
          </table:table-cell>
          <table:table-cell office:value-type="float" office:value="1737.78271" calcext:value-type="float">
            <text:p>1737.78271</text:p>
          </table:table-cell>
          <table:table-cell table:number-columns-repeated="4"/>
          <table:table-cell office:value-type="float" office:value="28284.2842842843" calcext:value-type="float">
            <text:p>28284.2842842843</text:p>
          </table:table-cell>
          <table:table-cell office:value-type="float" office:value="1737.78271" calcext:value-type="float">
            <text:p>1737.7827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1814" calcext:value-type="float">
            <text:p>-1814</text:p>
          </table:table-cell>
          <table:table-cell office:value-type="float" office:value="-118882304" calcext:value-type="float">
            <text:p>-118882304</text:p>
          </table:table-cell>
          <table:table-cell office:value-type="float" office:value="1744.13146" calcext:value-type="float">
            <text:p>1744.13146</text:p>
          </table:table-cell>
          <table:table-cell office:value-type="float" office:value="114381384" calcext:value-type="float">
            <text:p>114381384</text:p>
          </table:table-cell>
          <table:table-cell office:value-type="float" office:value="1744.13146" calcext:value-type="float">
            <text:p>1744.13146</text:p>
          </table:table-cell>
          <table:table-cell table:number-columns-repeated="4"/>
          <table:table-cell office:value-type="float" office:value="28316.3163163163" calcext:value-type="float">
            <text:p>28316.3163163163</text:p>
          </table:table-cell>
          <table:table-cell office:value-type="float" office:value="1744.13146" calcext:value-type="float">
            <text:p>1744.1314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19.62707" calcext:value-type="float">
            <text:p>1719.62707</text:p>
          </table:table-cell>
          <table:table-cell office:value-type="float" office:value="112324064" calcext:value-type="float">
            <text:p>112324064</text:p>
          </table:table-cell>
          <table:table-cell office:value-type="float" office:value="1719.62707" calcext:value-type="float">
            <text:p>1719.62707</text:p>
          </table:table-cell>
          <table:table-cell table:number-columns-repeated="4"/>
          <table:table-cell office:value-type="float" office:value="28348.3483483483" calcext:value-type="float">
            <text:p>28348.3483483483</text:p>
          </table:table-cell>
          <table:table-cell office:value-type="float" office:value="1719.62707" calcext:value-type="float">
            <text:p>1719.6270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36.14245" calcext:value-type="float">
            <text:p>1736.14245</text:p>
          </table:table-cell>
          <table:table-cell office:value-type="float" office:value="113712632" calcext:value-type="float">
            <text:p>113712632</text:p>
          </table:table-cell>
          <table:table-cell office:value-type="float" office:value="1736.14245" calcext:value-type="float">
            <text:p>1736.14245</text:p>
          </table:table-cell>
          <table:table-cell table:number-columns-repeated="4"/>
          <table:table-cell office:value-type="float" office:value="28380.3803803804" calcext:value-type="float">
            <text:p>28380.3803803804</text:p>
          </table:table-cell>
          <table:table-cell office:value-type="float" office:value="1736.14245" calcext:value-type="float">
            <text:p>1736.1424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43.02099" calcext:value-type="float">
            <text:p>1743.02099</text:p>
          </table:table-cell>
          <table:table-cell office:value-type="float" office:value="113400416" calcext:value-type="float">
            <text:p>113400416</text:p>
          </table:table-cell>
          <table:table-cell office:value-type="float" office:value="1743.02099" calcext:value-type="float">
            <text:p>1743.02099</text:p>
          </table:table-cell>
          <table:table-cell table:number-columns-repeated="4"/>
          <table:table-cell office:value-type="float" office:value="28412.4124124124" calcext:value-type="float">
            <text:p>28412.4124124124</text:p>
          </table:table-cell>
          <table:table-cell office:value-type="float" office:value="1743.02099" calcext:value-type="float">
            <text:p>1743.0209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16.26379" calcext:value-type="float">
            <text:p>1716.26379</text:p>
          </table:table-cell>
          <table:table-cell office:value-type="float" office:value="112437512" calcext:value-type="float">
            <text:p>112437512</text:p>
          </table:table-cell>
          <table:table-cell office:value-type="float" office:value="1716.26379" calcext:value-type="float">
            <text:p>1716.26379</text:p>
          </table:table-cell>
          <table:table-cell table:number-columns-repeated="4"/>
          <table:table-cell office:value-type="float" office:value="28444.4444444444" calcext:value-type="float">
            <text:p>28444.4444444444</text:p>
          </table:table-cell>
          <table:table-cell office:value-type="float" office:value="1716.26379" calcext:value-type="float">
            <text:p>1716.2637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23.46118" calcext:value-type="float">
            <text:p>1723.46118</text:p>
          </table:table-cell>
          <table:table-cell office:value-type="float" office:value="112767184" calcext:value-type="float">
            <text:p>112767184</text:p>
          </table:table-cell>
          <table:table-cell office:value-type="float" office:value="1723.46118" calcext:value-type="float">
            <text:p>1723.46118</text:p>
          </table:table-cell>
          <table:table-cell table:number-columns-repeated="4"/>
          <table:table-cell office:value-type="float" office:value="28476.4764764765" calcext:value-type="float">
            <text:p>28476.4764764765</text:p>
          </table:table-cell>
          <table:table-cell office:value-type="float" office:value="1723.46118" calcext:value-type="float">
            <text:p>1723.461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1822" calcext:value-type="float">
            <text:p>-1822</text:p>
          </table:table-cell>
          <table:table-cell office:value-type="float" office:value="-119406592" calcext:value-type="float">
            <text:p>-119406592</text:p>
          </table:table-cell>
          <table:table-cell office:value-type="float" office:value="1726.24108" calcext:value-type="float">
            <text:p>1726.24108</text:p>
          </table:table-cell>
          <table:table-cell office:value-type="float" office:value="113217504" calcext:value-type="float">
            <text:p>113217504</text:p>
          </table:table-cell>
          <table:table-cell office:value-type="float" office:value="1726.24108" calcext:value-type="float">
            <text:p>1726.24108</text:p>
          </table:table-cell>
          <table:table-cell table:number-columns-repeated="4"/>
          <table:table-cell office:value-type="float" office:value="28508.5085085085" calcext:value-type="float">
            <text:p>28508.5085085085</text:p>
          </table:table-cell>
          <table:table-cell office:value-type="float" office:value="1726.24108" calcext:value-type="float">
            <text:p>1726.2410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821" calcext:value-type="float">
            <text:p>-1821</text:p>
          </table:table-cell>
          <table:table-cell office:value-type="float" office:value="-119341056" calcext:value-type="float">
            <text:p>-119341056</text:p>
          </table:table-cell>
          <table:table-cell office:value-type="float" office:value="1747.88073" calcext:value-type="float">
            <text:p>1747.88073</text:p>
          </table:table-cell>
          <table:table-cell office:value-type="float" office:value="114264032" calcext:value-type="float">
            <text:p>114264032</text:p>
          </table:table-cell>
          <table:table-cell office:value-type="float" office:value="1747.88073" calcext:value-type="float">
            <text:p>1747.88073</text:p>
          </table:table-cell>
          <table:table-cell table:number-columns-repeated="4"/>
          <table:table-cell office:value-type="float" office:value="28540.5405405405" calcext:value-type="float">
            <text:p>28540.5405405405</text:p>
          </table:table-cell>
          <table:table-cell office:value-type="float" office:value="1747.88073" calcext:value-type="float">
            <text:p>1747.8807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1820" calcext:value-type="float">
            <text:p>-1820</text:p>
          </table:table-cell>
          <table:table-cell office:value-type="float" office:value="-119275520" calcext:value-type="float">
            <text:p>-119275520</text:p>
          </table:table-cell>
          <table:table-cell office:value-type="float" office:value="1719.70788" calcext:value-type="float">
            <text:p>1719.70788</text:p>
          </table:table-cell>
          <table:table-cell office:value-type="float" office:value="112784696" calcext:value-type="float">
            <text:p>112784696</text:p>
          </table:table-cell>
          <table:table-cell office:value-type="float" office:value="1719.70788" calcext:value-type="float">
            <text:p>1719.70788</text:p>
          </table:table-cell>
          <table:table-cell table:number-columns-repeated="4"/>
          <table:table-cell office:value-type="float" office:value="28572.5725725726" calcext:value-type="float">
            <text:p>28572.5725725726</text:p>
          </table:table-cell>
          <table:table-cell office:value-type="float" office:value="1719.70788" calcext:value-type="float">
            <text:p>1719.7078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819" calcext:value-type="float">
            <text:p>-1819</text:p>
          </table:table-cell>
          <table:table-cell office:value-type="float" office:value="-119209984" calcext:value-type="float">
            <text:p>-119209984</text:p>
          </table:table-cell>
          <table:table-cell office:value-type="float" office:value="1759.30078" calcext:value-type="float">
            <text:p>1759.30078</text:p>
          </table:table-cell>
          <table:table-cell office:value-type="float" office:value="114730040" calcext:value-type="float">
            <text:p>114730040</text:p>
          </table:table-cell>
          <table:table-cell office:value-type="float" office:value="1759.30078" calcext:value-type="float">
            <text:p>1759.30078</text:p>
          </table:table-cell>
          <table:table-cell table:number-columns-repeated="4"/>
          <table:table-cell office:value-type="float" office:value="28604.6046046046" calcext:value-type="float">
            <text:p>28604.6046046046</text:p>
          </table:table-cell>
          <table:table-cell office:value-type="float" office:value="1759.30078" calcext:value-type="float">
            <text:p>1759.3007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1817" calcext:value-type="float">
            <text:p>-1817</text:p>
          </table:table-cell>
          <table:table-cell office:value-type="float" office:value="-119078912" calcext:value-type="float">
            <text:p>-119078912</text:p>
          </table:table-cell>
          <table:table-cell office:value-type="float" office:value="1750.20727" calcext:value-type="float">
            <text:p>1750.20727</text:p>
          </table:table-cell>
          <table:table-cell office:value-type="float" office:value="114439504" calcext:value-type="float">
            <text:p>114439504</text:p>
          </table:table-cell>
          <table:table-cell office:value-type="float" office:value="1750.20727" calcext:value-type="float">
            <text:p>1750.20727</text:p>
          </table:table-cell>
          <table:table-cell table:number-columns-repeated="4"/>
          <table:table-cell office:value-type="float" office:value="28636.6366366366" calcext:value-type="float">
            <text:p>28636.6366366366</text:p>
          </table:table-cell>
          <table:table-cell office:value-type="float" office:value="1750.20727" calcext:value-type="float">
            <text:p>1750.2072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815" calcext:value-type="float">
            <text:p>-1815</text:p>
          </table:table-cell>
          <table:table-cell office:value-type="float" office:value="-118947840" calcext:value-type="float">
            <text:p>-118947840</text:p>
          </table:table-cell>
          <table:table-cell office:value-type="float" office:value="1704.58093" calcext:value-type="float">
            <text:p>1704.58093</text:p>
          </table:table-cell>
          <table:table-cell office:value-type="float" office:value="112068936" calcext:value-type="float">
            <text:p>112068936</text:p>
          </table:table-cell>
          <table:table-cell office:value-type="float" office:value="1704.58093" calcext:value-type="float">
            <text:p>1704.58093</text:p>
          </table:table-cell>
          <table:table-cell table:number-columns-repeated="4"/>
          <table:table-cell office:value-type="float" office:value="28668.6686686687" calcext:value-type="float">
            <text:p>28668.6686686687</text:p>
          </table:table-cell>
          <table:table-cell office:value-type="float" office:value="1704.58093" calcext:value-type="float">
            <text:p>1704.5809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31.56445" calcext:value-type="float">
            <text:p>1731.56445</text:p>
          </table:table-cell>
          <table:table-cell office:value-type="float" office:value="113646248" calcext:value-type="float">
            <text:p>113646248</text:p>
          </table:table-cell>
          <table:table-cell office:value-type="float" office:value="1731.56445" calcext:value-type="float">
            <text:p>1731.56445</text:p>
          </table:table-cell>
          <table:table-cell table:number-columns-repeated="4"/>
          <table:table-cell office:value-type="float" office:value="28700.7007007007" calcext:value-type="float">
            <text:p>28700.7007007007</text:p>
          </table:table-cell>
          <table:table-cell office:value-type="float" office:value="1731.56445" calcext:value-type="float">
            <text:p>1731.5644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1744.11401" calcext:value-type="float">
            <text:p>1744.11401</text:p>
          </table:table-cell>
          <table:table-cell office:value-type="float" office:value="113589960" calcext:value-type="float">
            <text:p>113589960</text:p>
          </table:table-cell>
          <table:table-cell office:value-type="float" office:value="1744.11401" calcext:value-type="float">
            <text:p>1744.11401</text:p>
          </table:table-cell>
          <table:table-cell table:number-columns-repeated="4"/>
          <table:table-cell office:value-type="float" office:value="28732.7327327327" calcext:value-type="float">
            <text:p>28732.7327327327</text:p>
          </table:table-cell>
          <table:table-cell office:value-type="float" office:value="1744.11401" calcext:value-type="float">
            <text:p>1744.1140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749.28027" calcext:value-type="float">
            <text:p>1749.28027</text:p>
          </table:table-cell>
          <table:table-cell office:value-type="float" office:value="114757936" calcext:value-type="float">
            <text:p>114757936</text:p>
          </table:table-cell>
          <table:table-cell office:value-type="float" office:value="1749.28027" calcext:value-type="float">
            <text:p>1749.28027</text:p>
          </table:table-cell>
          <table:table-cell table:number-columns-repeated="4"/>
          <table:table-cell office:value-type="float" office:value="28764.7647647648" calcext:value-type="float">
            <text:p>28764.7647647648</text:p>
          </table:table-cell>
          <table:table-cell office:value-type="float" office:value="1749.28027" calcext:value-type="float">
            <text:p>1749.2802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684.42077" calcext:value-type="float">
            <text:p>1684.42077</text:p>
          </table:table-cell>
          <table:table-cell office:value-type="float" office:value="109951392" calcext:value-type="float">
            <text:p>109951392</text:p>
          </table:table-cell>
          <table:table-cell office:value-type="float" office:value="1684.42077" calcext:value-type="float">
            <text:p>1684.42077</text:p>
          </table:table-cell>
          <table:table-cell table:number-columns-repeated="4"/>
          <table:table-cell office:value-type="float" office:value="28796.7967967968" calcext:value-type="float">
            <text:p>28796.7967967968</text:p>
          </table:table-cell>
          <table:table-cell office:value-type="float" office:value="1684.42077" calcext:value-type="float">
            <text:p>1684.4207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788" calcext:value-type="float">
            <text:p>-1788</text:p>
          </table:table-cell>
          <table:table-cell office:value-type="float" office:value="-117178368" calcext:value-type="float">
            <text:p>-117178368</text:p>
          </table:table-cell>
          <table:table-cell office:value-type="float" office:value="1728.76916" calcext:value-type="float">
            <text:p>1728.76916</text:p>
          </table:table-cell>
          <table:table-cell office:value-type="float" office:value="113432728" calcext:value-type="float">
            <text:p>113432728</text:p>
          </table:table-cell>
          <table:table-cell office:value-type="float" office:value="1728.76916" calcext:value-type="float">
            <text:p>1728.76916</text:p>
          </table:table-cell>
          <table:table-cell table:number-columns-repeated="4"/>
          <table:table-cell office:value-type="float" office:value="28828.8288288288" calcext:value-type="float">
            <text:p>28828.8288288288</text:p>
          </table:table-cell>
          <table:table-cell office:value-type="float" office:value="1728.76916" calcext:value-type="float">
            <text:p>1728.769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1732.21752" calcext:value-type="float">
            <text:p>1732.21752</text:p>
          </table:table-cell>
          <table:table-cell office:value-type="float" office:value="113072648" calcext:value-type="float">
            <text:p>113072648</text:p>
          </table:table-cell>
          <table:table-cell office:value-type="float" office:value="1732.21752" calcext:value-type="float">
            <text:p>1732.21752</text:p>
          </table:table-cell>
          <table:table-cell table:number-columns-repeated="4"/>
          <table:table-cell office:value-type="float" office:value="28860.8608608609" calcext:value-type="float">
            <text:p>28860.8608608609</text:p>
          </table:table-cell>
          <table:table-cell office:value-type="float" office:value="1732.21752" calcext:value-type="float">
            <text:p>1732.2175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1772" calcext:value-type="float">
            <text:p>-1772</text:p>
          </table:table-cell>
          <table:table-cell office:value-type="float" office:value="-116129792" calcext:value-type="float">
            <text:p>-116129792</text:p>
          </table:table-cell>
          <table:table-cell office:value-type="float" office:value="1702.48803" calcext:value-type="float">
            <text:p>1702.48803</text:p>
          </table:table-cell>
          <table:table-cell office:value-type="float" office:value="112105152" calcext:value-type="float">
            <text:p>112105152</text:p>
          </table:table-cell>
          <table:table-cell office:value-type="float" office:value="1702.48803" calcext:value-type="float">
            <text:p>1702.48803</text:p>
          </table:table-cell>
          <table:table-cell table:number-columns-repeated="4"/>
          <table:table-cell office:value-type="float" office:value="28892.8928928929" calcext:value-type="float">
            <text:p>28892.8928928929</text:p>
          </table:table-cell>
          <table:table-cell office:value-type="float" office:value="1702.48803" calcext:value-type="float">
            <text:p>1702.4880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1565.78125" calcext:value-type="float">
            <text:p>1565.78125</text:p>
          </table:table-cell>
          <table:table-cell office:value-type="float" office:value="102972216" calcext:value-type="float">
            <text:p>102972216</text:p>
          </table:table-cell>
          <table:table-cell office:value-type="float" office:value="1565.78125" calcext:value-type="float">
            <text:p>1565.78125</text:p>
          </table:table-cell>
          <table:table-cell table:number-columns-repeated="4"/>
          <table:table-cell office:value-type="float" office:value="28924.9249249249" calcext:value-type="float">
            <text:p>28924.9249249249</text:p>
          </table:table-cell>
          <table:table-cell office:value-type="float" office:value="1565.78125" calcext:value-type="float">
            <text:p>1565.7812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1830.60534" calcext:value-type="float">
            <text:p>1830.60534</text:p>
          </table:table-cell>
          <table:table-cell office:value-type="float" office:value="119996656" calcext:value-type="float">
            <text:p>119996656</text:p>
          </table:table-cell>
          <table:table-cell office:value-type="float" office:value="1830.60534" calcext:value-type="float">
            <text:p>1830.60534</text:p>
          </table:table-cell>
          <table:table-cell table:number-columns-repeated="4"/>
          <table:table-cell office:value-type="float" office:value="28956.956956957" calcext:value-type="float">
            <text:p>28956.956956957</text:p>
          </table:table-cell>
          <table:table-cell office:value-type="float" office:value="1830.60534" calcext:value-type="float">
            <text:p>1830.6053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53.52844" calcext:value-type="float">
            <text:p>1753.52844</text:p>
          </table:table-cell>
          <table:table-cell office:value-type="float" office:value="114603600" calcext:value-type="float">
            <text:p>114603600</text:p>
          </table:table-cell>
          <table:table-cell office:value-type="float" office:value="1753.52844" calcext:value-type="float">
            <text:p>1753.52844</text:p>
          </table:table-cell>
          <table:table-cell table:number-columns-repeated="4"/>
          <table:table-cell office:value-type="float" office:value="28988.988988989" calcext:value-type="float">
            <text:p>28988.988988989</text:p>
          </table:table-cell>
          <table:table-cell office:value-type="float" office:value="1753.52844" calcext:value-type="float">
            <text:p>1753.5284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1740" calcext:value-type="float">
            <text:p>-1740</text:p>
          </table:table-cell>
          <table:table-cell office:value-type="float" office:value="-114032640" calcext:value-type="float">
            <text:p>-114032640</text:p>
          </table:table-cell>
          <table:table-cell office:value-type="float" office:value="1812.19873" calcext:value-type="float">
            <text:p>1812.19873</text:p>
          </table:table-cell>
          <table:table-cell office:value-type="float" office:value="118920104" calcext:value-type="float">
            <text:p>118920104</text:p>
          </table:table-cell>
          <table:table-cell office:value-type="float" office:value="1812.19873" calcext:value-type="float">
            <text:p>1812.19873</text:p>
          </table:table-cell>
          <table:table-cell table:number-columns-repeated="4"/>
          <table:table-cell office:value-type="float" office:value="29021.021021021" calcext:value-type="float">
            <text:p>29021.021021021</text:p>
          </table:table-cell>
          <table:table-cell office:value-type="float" office:value="1812.19873" calcext:value-type="float">
            <text:p>1812.1987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92.13256" calcext:value-type="float">
            <text:p>1792.13256</text:p>
          </table:table-cell>
          <table:table-cell office:value-type="float" office:value="116748464" calcext:value-type="float">
            <text:p>116748464</text:p>
          </table:table-cell>
          <table:table-cell office:value-type="float" office:value="1792.13256" calcext:value-type="float">
            <text:p>1792.13256</text:p>
          </table:table-cell>
          <table:table-cell table:number-columns-repeated="4"/>
          <table:table-cell office:value-type="float" office:value="29053.0530530531" calcext:value-type="float">
            <text:p>29053.0530530531</text:p>
          </table:table-cell>
          <table:table-cell office:value-type="float" office:value="1792.13256" calcext:value-type="float">
            <text:p>1792.1325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1725" calcext:value-type="float">
            <text:p>-1725</text:p>
          </table:table-cell>
          <table:table-cell office:value-type="float" office:value="-113049600" calcext:value-type="float">
            <text:p>-113049600</text:p>
          </table:table-cell>
          <table:table-cell office:value-type="float" office:value="1791.47875" calcext:value-type="float">
            <text:p>1791.47875</text:p>
          </table:table-cell>
          <table:table-cell office:value-type="float" office:value="117283464" calcext:value-type="float">
            <text:p>117283464</text:p>
          </table:table-cell>
          <table:table-cell office:value-type="float" office:value="1791.47875" calcext:value-type="float">
            <text:p>1791.47875</text:p>
          </table:table-cell>
          <table:table-cell table:number-columns-repeated="4"/>
          <table:table-cell office:value-type="float" office:value="29085.0850850851" calcext:value-type="float">
            <text:p>29085.0850850851</text:p>
          </table:table-cell>
          <table:table-cell office:value-type="float" office:value="1791.47875" calcext:value-type="float">
            <text:p>1791.4787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55.92797" calcext:value-type="float">
            <text:p>1755.92797</text:p>
          </table:table-cell>
          <table:table-cell office:value-type="float" office:value="114762008" calcext:value-type="float">
            <text:p>114762008</text:p>
          </table:table-cell>
          <table:table-cell office:value-type="float" office:value="1755.92797" calcext:value-type="float">
            <text:p>1755.92797</text:p>
          </table:table-cell>
          <table:table-cell table:number-columns-repeated="4"/>
          <table:table-cell office:value-type="float" office:value="29117.1171171171" calcext:value-type="float">
            <text:p>29117.1171171171</text:p>
          </table:table-cell>
          <table:table-cell office:value-type="float" office:value="1755.92797" calcext:value-type="float">
            <text:p>1755.9279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853.38879" calcext:value-type="float">
            <text:p>1853.38879</text:p>
          </table:table-cell>
          <table:table-cell office:value-type="float" office:value="120874528" calcext:value-type="float">
            <text:p>120874528</text:p>
          </table:table-cell>
          <table:table-cell office:value-type="float" office:value="1853.38879" calcext:value-type="float">
            <text:p>1853.38879</text:p>
          </table:table-cell>
          <table:table-cell table:number-columns-repeated="4"/>
          <table:table-cell office:value-type="float" office:value="29149.1491491491" calcext:value-type="float">
            <text:p>29149.1491491491</text:p>
          </table:table-cell>
          <table:table-cell office:value-type="float" office:value="1853.38879" calcext:value-type="float">
            <text:p>1853.3887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703" calcext:value-type="float">
            <text:p>-1703</text:p>
          </table:table-cell>
          <table:table-cell office:value-type="float" office:value="-111607808" calcext:value-type="float">
            <text:p>-111607808</text:p>
          </table:table-cell>
          <table:table-cell office:value-type="float" office:value="1793.51696" calcext:value-type="float">
            <text:p>1793.51696</text:p>
          </table:table-cell>
          <table:table-cell office:value-type="float" office:value="117461048" calcext:value-type="float">
            <text:p>117461048</text:p>
          </table:table-cell>
          <table:table-cell office:value-type="float" office:value="1793.51696" calcext:value-type="float">
            <text:p>1793.51696</text:p>
          </table:table-cell>
          <table:table-cell table:number-columns-repeated="4"/>
          <table:table-cell office:value-type="float" office:value="29181.1811811812" calcext:value-type="float">
            <text:p>29181.1811811812</text:p>
          </table:table-cell>
          <table:table-cell office:value-type="float" office:value="1793.51696" calcext:value-type="float">
            <text:p>1793.5169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1696" calcext:value-type="float">
            <text:p>-1696</text:p>
          </table:table-cell>
          <table:table-cell office:value-type="float" office:value="-111149056" calcext:value-type="float">
            <text:p>-111149056</text:p>
          </table:table-cell>
          <table:table-cell office:value-type="float" office:value="1733.77136" calcext:value-type="float">
            <text:p>1733.77136</text:p>
          </table:table-cell>
          <table:table-cell office:value-type="float" office:value="113676888" calcext:value-type="float">
            <text:p>113676888</text:p>
          </table:table-cell>
          <table:table-cell office:value-type="float" office:value="1733.77136" calcext:value-type="float">
            <text:p>1733.77136</text:p>
          </table:table-cell>
          <table:table-cell table:number-columns-repeated="4"/>
          <table:table-cell office:value-type="float" office:value="29213.2132132132" calcext:value-type="float">
            <text:p>29213.2132132132</text:p>
          </table:table-cell>
          <table:table-cell office:value-type="float" office:value="1733.77136" calcext:value-type="float">
            <text:p>1733.7713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688" calcext:value-type="float">
            <text:p>-1688</text:p>
          </table:table-cell>
          <table:table-cell office:value-type="float" office:value="-110624768" calcext:value-type="float">
            <text:p>-110624768</text:p>
          </table:table-cell>
          <table:table-cell office:value-type="float" office:value="1816.9541" calcext:value-type="float">
            <text:p>1816.9541</text:p>
          </table:table-cell>
          <table:table-cell office:value-type="float" office:value="118350264" calcext:value-type="float">
            <text:p>118350264</text:p>
          </table:table-cell>
          <table:table-cell office:value-type="float" office:value="1816.9541" calcext:value-type="float">
            <text:p>1816.9541</text:p>
          </table:table-cell>
          <table:table-cell table:number-columns-repeated="4"/>
          <table:table-cell office:value-type="float" office:value="29245.2452452452" calcext:value-type="float">
            <text:p>29245.2452452452</text:p>
          </table:table-cell>
          <table:table-cell office:value-type="float" office:value="1816.9541" calcext:value-type="float">
            <text:p>1816.954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1680" calcext:value-type="float">
            <text:p>-1680</text:p>
          </table:table-cell>
          <table:table-cell office:value-type="float" office:value="-110100480" calcext:value-type="float">
            <text:p>-110100480</text:p>
          </table:table-cell>
          <table:table-cell office:value-type="float" office:value="1695.85229" calcext:value-type="float">
            <text:p>1695.85229</text:p>
          </table:table-cell>
          <table:table-cell office:value-type="float" office:value="111157256" calcext:value-type="float">
            <text:p>111157256</text:p>
          </table:table-cell>
          <table:table-cell office:value-type="float" office:value="1695.85229" calcext:value-type="float">
            <text:p>1695.85229</text:p>
          </table:table-cell>
          <table:table-cell table:number-columns-repeated="4"/>
          <table:table-cell office:value-type="float" office:value="29277.2772772773" calcext:value-type="float">
            <text:p>29277.2772772773</text:p>
          </table:table-cell>
          <table:table-cell office:value-type="float" office:value="1695.85229" calcext:value-type="float">
            <text:p>1695.8522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673" calcext:value-type="float">
            <text:p>-1673</text:p>
          </table:table-cell>
          <table:table-cell office:value-type="float" office:value="-109641728" calcext:value-type="float">
            <text:p>-109641728</text:p>
          </table:table-cell>
          <table:table-cell office:value-type="float" office:value="1795.98718" calcext:value-type="float">
            <text:p>1795.98718</text:p>
          </table:table-cell>
          <table:table-cell office:value-type="float" office:value="117786376" calcext:value-type="float">
            <text:p>117786376</text:p>
          </table:table-cell>
          <table:table-cell office:value-type="float" office:value="1795.98718" calcext:value-type="float">
            <text:p>1795.98718</text:p>
          </table:table-cell>
          <table:table-cell table:number-columns-repeated="4"/>
          <table:table-cell office:value-type="float" office:value="29309.3093093093" calcext:value-type="float">
            <text:p>29309.3093093093</text:p>
          </table:table-cell>
          <table:table-cell office:value-type="float" office:value="1795.98718" calcext:value-type="float">
            <text:p>1795.987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1667" calcext:value-type="float">
            <text:p>-1667</text:p>
          </table:table-cell>
          <table:table-cell office:value-type="float" office:value="-109248512" calcext:value-type="float">
            <text:p>-109248512</text:p>
          </table:table-cell>
          <table:table-cell office:value-type="float" office:value="1733.57348" calcext:value-type="float">
            <text:p>1733.57348</text:p>
          </table:table-cell>
          <table:table-cell office:value-type="float" office:value="114301696" calcext:value-type="float">
            <text:p>114301696</text:p>
          </table:table-cell>
          <table:table-cell office:value-type="float" office:value="1733.57348" calcext:value-type="float">
            <text:p>1733.57348</text:p>
          </table:table-cell>
          <table:table-cell table:number-columns-repeated="4"/>
          <table:table-cell office:value-type="float" office:value="29341.3413413413" calcext:value-type="float">
            <text:p>29341.3413413413</text:p>
          </table:table-cell>
          <table:table-cell office:value-type="float" office:value="1733.57348" calcext:value-type="float">
            <text:p>1733.5734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662" calcext:value-type="float">
            <text:p>-1662</text:p>
          </table:table-cell>
          <table:table-cell office:value-type="float" office:value="-108920832" calcext:value-type="float">
            <text:p>-108920832</text:p>
          </table:table-cell>
          <table:table-cell office:value-type="float" office:value="1589.92858" calcext:value-type="float">
            <text:p>1589.92858</text:p>
          </table:table-cell>
          <table:table-cell office:value-type="float" office:value="104157952" calcext:value-type="float">
            <text:p>104157952</text:p>
          </table:table-cell>
          <table:table-cell office:value-type="float" office:value="1589.92858" calcext:value-type="float">
            <text:p>1589.92858</text:p>
          </table:table-cell>
          <table:table-cell table:number-columns-repeated="4"/>
          <table:table-cell office:value-type="float" office:value="29373.3733733734" calcext:value-type="float">
            <text:p>29373.3733733734</text:p>
          </table:table-cell>
          <table:table-cell office:value-type="float" office:value="1589.92858" calcext:value-type="float">
            <text:p>1589.9285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1658" calcext:value-type="float">
            <text:p>-1658</text:p>
          </table:table-cell>
          <table:table-cell office:value-type="float" office:value="-108658688" calcext:value-type="float">
            <text:p>-108658688</text:p>
          </table:table-cell>
          <table:table-cell office:value-type="float" office:value="1737.97314" calcext:value-type="float">
            <text:p>1737.97314</text:p>
          </table:table-cell>
          <table:table-cell office:value-type="float" office:value="113798632" calcext:value-type="float">
            <text:p>113798632</text:p>
          </table:table-cell>
          <table:table-cell office:value-type="float" office:value="1737.97314" calcext:value-type="float">
            <text:p>1737.97314</text:p>
          </table:table-cell>
          <table:table-cell table:number-columns-repeated="4"/>
          <table:table-cell office:value-type="float" office:value="29405.4054054054" calcext:value-type="float">
            <text:p>29405.4054054054</text:p>
          </table:table-cell>
          <table:table-cell office:value-type="float" office:value="1737.97314" calcext:value-type="float">
            <text:p>1737.9731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653" calcext:value-type="float">
            <text:p>-1653</text:p>
          </table:table-cell>
          <table:table-cell office:value-type="float" office:value="-108331008" calcext:value-type="float">
            <text:p>-108331008</text:p>
          </table:table-cell>
          <table:table-cell office:value-type="float" office:value="1771.3518" calcext:value-type="float">
            <text:p>1771.3518</text:p>
          </table:table-cell>
          <table:table-cell office:value-type="float" office:value="116601136" calcext:value-type="float">
            <text:p>116601136</text:p>
          </table:table-cell>
          <table:table-cell office:value-type="float" office:value="1771.3518" calcext:value-type="float">
            <text:p>1771.3518</text:p>
          </table:table-cell>
          <table:table-cell table:number-columns-repeated="4"/>
          <table:table-cell office:value-type="float" office:value="29437.4374374374" calcext:value-type="float">
            <text:p>29437.4374374374</text:p>
          </table:table-cell>
          <table:table-cell office:value-type="float" office:value="1771.3518" calcext:value-type="float">
            <text:p>1771.35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1649" calcext:value-type="float">
            <text:p>-1649</text:p>
          </table:table-cell>
          <table:table-cell office:value-type="float" office:value="-108068864" calcext:value-type="float">
            <text:p>-108068864</text:p>
          </table:table-cell>
          <table:table-cell office:value-type="float" office:value="1676.73828" calcext:value-type="float">
            <text:p>1676.73828</text:p>
          </table:table-cell>
          <table:table-cell office:value-type="float" office:value="109419088" calcext:value-type="float">
            <text:p>109419088</text:p>
          </table:table-cell>
          <table:table-cell office:value-type="float" office:value="1676.73828" calcext:value-type="float">
            <text:p>1676.73828</text:p>
          </table:table-cell>
          <table:table-cell table:number-columns-repeated="4"/>
          <table:table-cell office:value-type="float" office:value="29469.4694694695" calcext:value-type="float">
            <text:p>29469.4694694695</text:p>
          </table:table-cell>
          <table:table-cell office:value-type="float" office:value="1676.73828" calcext:value-type="float">
            <text:p>1676.7382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646" calcext:value-type="float">
            <text:p>-1646</text:p>
          </table:table-cell>
          <table:table-cell office:value-type="float" office:value="-107872256" calcext:value-type="float">
            <text:p>-107872256</text:p>
          </table:table-cell>
          <table:table-cell office:value-type="float" office:value="1739.35656" calcext:value-type="float">
            <text:p>1739.35656</text:p>
          </table:table-cell>
          <table:table-cell office:value-type="float" office:value="114443584" calcext:value-type="float">
            <text:p>114443584</text:p>
          </table:table-cell>
          <table:table-cell office:value-type="float" office:value="1739.35656" calcext:value-type="float">
            <text:p>1739.35656</text:p>
          </table:table-cell>
          <table:table-cell table:number-columns-repeated="4"/>
          <table:table-cell office:value-type="float" office:value="29501.5015015015" calcext:value-type="float">
            <text:p>29501.5015015015</text:p>
          </table:table-cell>
          <table:table-cell office:value-type="float" office:value="1739.35656" calcext:value-type="float">
            <text:p>1739.3565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1643" calcext:value-type="float">
            <text:p>-1643</text:p>
          </table:table-cell>
          <table:table-cell office:value-type="float" office:value="-107675648" calcext:value-type="float">
            <text:p>-107675648</text:p>
          </table:table-cell>
          <table:table-cell office:value-type="float" office:value="1820.92419" calcext:value-type="float">
            <text:p>1820.92419</text:p>
          </table:table-cell>
          <table:table-cell office:value-type="float" office:value="119420624" calcext:value-type="float">
            <text:p>119420624</text:p>
          </table:table-cell>
          <table:table-cell office:value-type="float" office:value="1820.92419" calcext:value-type="float">
            <text:p>1820.92419</text:p>
          </table:table-cell>
          <table:table-cell table:number-columns-repeated="4"/>
          <table:table-cell office:value-type="float" office:value="29533.5335335335" calcext:value-type="float">
            <text:p>29533.5335335335</text:p>
          </table:table-cell>
          <table:table-cell office:value-type="float" office:value="1820.92419" calcext:value-type="float">
            <text:p>1820.9241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642" calcext:value-type="float">
            <text:p>-1642</text:p>
          </table:table-cell>
          <table:table-cell office:value-type="float" office:value="-107610112" calcext:value-type="float">
            <text:p>-107610112</text:p>
          </table:table-cell>
          <table:table-cell office:value-type="float" office:value="1790.48913" calcext:value-type="float">
            <text:p>1790.48913</text:p>
          </table:table-cell>
          <table:table-cell office:value-type="float" office:value="117477728" calcext:value-type="float">
            <text:p>117477728</text:p>
          </table:table-cell>
          <table:table-cell office:value-type="float" office:value="1790.48913" calcext:value-type="float">
            <text:p>1790.48913</text:p>
          </table:table-cell>
          <table:table-cell table:number-columns-repeated="4"/>
          <table:table-cell office:value-type="float" office:value="29565.5655655656" calcext:value-type="float">
            <text:p>29565.5655655656</text:p>
          </table:table-cell>
          <table:table-cell office:value-type="float" office:value="1790.48913" calcext:value-type="float">
            <text:p>1790.4891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501.81787" calcext:value-type="float">
            <text:p>1501.81787</text:p>
          </table:table-cell>
          <table:table-cell office:value-type="float" office:value="98587728" calcext:value-type="float">
            <text:p>98587728</text:p>
          </table:table-cell>
          <table:table-cell office:value-type="float" office:value="1501.81787" calcext:value-type="float">
            <text:p>1501.81787</text:p>
          </table:table-cell>
          <table:table-cell table:number-columns-repeated="4"/>
          <table:table-cell office:value-type="float" office:value="29597.5975975976" calcext:value-type="float">
            <text:p>29597.5975975976</text:p>
          </table:table-cell>
          <table:table-cell office:value-type="float" office:value="1501.81787" calcext:value-type="float">
            <text:p>1501.8178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638" calcext:value-type="float">
            <text:p>-1638</text:p>
          </table:table-cell>
          <table:table-cell office:value-type="float" office:value="-107347968" calcext:value-type="float">
            <text:p>-107347968</text:p>
          </table:table-cell>
          <table:table-cell office:value-type="float" office:value="1636.44104" calcext:value-type="float">
            <text:p>1636.44104</text:p>
          </table:table-cell>
          <table:table-cell office:value-type="float" office:value="107062928" calcext:value-type="float">
            <text:p>107062928</text:p>
          </table:table-cell>
          <table:table-cell office:value-type="float" office:value="1636.44104" calcext:value-type="float">
            <text:p>1636.44104</text:p>
          </table:table-cell>
          <table:table-cell table:number-columns-repeated="4"/>
          <table:table-cell office:value-type="float" office:value="29629.6296296296" calcext:value-type="float">
            <text:p>29629.6296296296</text:p>
          </table:table-cell>
          <table:table-cell office:value-type="float" office:value="1636.44104" calcext:value-type="float">
            <text:p>1636.4410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21.89611" calcext:value-type="float">
            <text:p>1721.89611</text:p>
          </table:table-cell>
          <table:table-cell office:value-type="float" office:value="112422336" calcext:value-type="float">
            <text:p>112422336</text:p>
          </table:table-cell>
          <table:table-cell office:value-type="float" office:value="1721.89611" calcext:value-type="float">
            <text:p>1721.89611</text:p>
          </table:table-cell>
          <table:table-cell table:number-columns-repeated="4"/>
          <table:table-cell office:value-type="float" office:value="29661.6616616617" calcext:value-type="float">
            <text:p>29661.6616616617</text:p>
          </table:table-cell>
          <table:table-cell office:value-type="float" office:value="1721.89611" calcext:value-type="float">
            <text:p>1721.8961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636" calcext:value-type="float">
            <text:p>-1636</text:p>
          </table:table-cell>
          <table:table-cell office:value-type="float" office:value="-107216896" calcext:value-type="float">
            <text:p>-107216896</text:p>
          </table:table-cell>
          <table:table-cell office:value-type="float" office:value="1728.6549" calcext:value-type="float">
            <text:p>1728.6549</text:p>
          </table:table-cell>
          <table:table-cell office:value-type="float" office:value="113119392" calcext:value-type="float">
            <text:p>113119392</text:p>
          </table:table-cell>
          <table:table-cell office:value-type="float" office:value="1728.6549" calcext:value-type="float">
            <text:p>1728.6549</text:p>
          </table:table-cell>
          <table:table-cell table:number-columns-repeated="4"/>
          <table:table-cell office:value-type="float" office:value="29693.6936936937" calcext:value-type="float">
            <text:p>29693.6936936937</text:p>
          </table:table-cell>
          <table:table-cell office:value-type="float" office:value="1728.6549" calcext:value-type="float">
            <text:p>1728.654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1637" calcext:value-type="float">
            <text:p>-1637</text:p>
          </table:table-cell>
          <table:table-cell office:value-type="float" office:value="-107282432" calcext:value-type="float">
            <text:p>-107282432</text:p>
          </table:table-cell>
          <table:table-cell office:value-type="float" office:value="1709.86389" calcext:value-type="float">
            <text:p>1709.86389</text:p>
          </table:table-cell>
          <table:table-cell office:value-type="float" office:value="111891392" calcext:value-type="float">
            <text:p>111891392</text:p>
          </table:table-cell>
          <table:table-cell office:value-type="float" office:value="1709.86389" calcext:value-type="float">
            <text:p>1709.86389</text:p>
          </table:table-cell>
          <table:table-cell table:number-columns-repeated="4"/>
          <table:table-cell office:value-type="float" office:value="29725.7257257257" calcext:value-type="float">
            <text:p>29725.7257257257</text:p>
          </table:table-cell>
          <table:table-cell office:value-type="float" office:value="1709.86389" calcext:value-type="float">
            <text:p>1709.8638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640" calcext:value-type="float">
            <text:p>-1640</text:p>
          </table:table-cell>
          <table:table-cell office:value-type="float" office:value="-107479040" calcext:value-type="float">
            <text:p>-107479040</text:p>
          </table:table-cell>
          <table:table-cell office:value-type="float" office:value="1758.04736" calcext:value-type="float">
            <text:p>1758.04736</text:p>
          </table:table-cell>
          <table:table-cell office:value-type="float" office:value="115256192" calcext:value-type="float">
            <text:p>115256192</text:p>
          </table:table-cell>
          <table:table-cell office:value-type="float" office:value="1758.04736" calcext:value-type="float">
            <text:p>1758.04736</text:p>
          </table:table-cell>
          <table:table-cell table:number-columns-repeated="4"/>
          <table:table-cell office:value-type="float" office:value="29757.7577577578" calcext:value-type="float">
            <text:p>29757.7577577578</text:p>
          </table:table-cell>
          <table:table-cell office:value-type="float" office:value="1758.04736" calcext:value-type="float">
            <text:p>1758.0473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1643" calcext:value-type="float">
            <text:p>-1643</text:p>
          </table:table-cell>
          <table:table-cell office:value-type="float" office:value="-107675648" calcext:value-type="float">
            <text:p>-107675648</text:p>
          </table:table-cell>
          <table:table-cell office:value-type="float" office:value="1673.22424" calcext:value-type="float">
            <text:p>1673.22424</text:p>
          </table:table-cell>
          <table:table-cell office:value-type="float" office:value="109103752" calcext:value-type="float">
            <text:p>109103752</text:p>
          </table:table-cell>
          <table:table-cell office:value-type="float" office:value="1673.22424" calcext:value-type="float">
            <text:p>1673.22424</text:p>
          </table:table-cell>
          <table:table-cell table:number-columns-repeated="4"/>
          <table:table-cell office:value-type="float" office:value="29789.7897897898" calcext:value-type="float">
            <text:p>29789.7897897898</text:p>
          </table:table-cell>
          <table:table-cell office:value-type="float" office:value="1673.22424" calcext:value-type="float">
            <text:p>1673.2242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646" calcext:value-type="float">
            <text:p>-1646</text:p>
          </table:table-cell>
          <table:table-cell office:value-type="float" office:value="-107872256" calcext:value-type="float">
            <text:p>-107872256</text:p>
          </table:table-cell>
          <table:table-cell office:value-type="float" office:value="1833.72961" calcext:value-type="float">
            <text:p>1833.72961</text:p>
          </table:table-cell>
          <table:table-cell office:value-type="float" office:value="119363880" calcext:value-type="float">
            <text:p>119363880</text:p>
          </table:table-cell>
          <table:table-cell office:value-type="float" office:value="1833.72961" calcext:value-type="float">
            <text:p>1833.72961</text:p>
          </table:table-cell>
          <table:table-cell table:number-columns-repeated="4"/>
          <table:table-cell office:value-type="float" office:value="29821.8218218218" calcext:value-type="float">
            <text:p>29821.8218218218</text:p>
          </table:table-cell>
          <table:table-cell office:value-type="float" office:value="1833.72961" calcext:value-type="float">
            <text:p>1833.7296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1651" calcext:value-type="float">
            <text:p>-1651</text:p>
          </table:table-cell>
          <table:table-cell office:value-type="float" office:value="-108199936" calcext:value-type="float">
            <text:p>-108199936</text:p>
          </table:table-cell>
          <table:table-cell office:value-type="float" office:value="1757.80175" calcext:value-type="float">
            <text:p>1757.80175</text:p>
          </table:table-cell>
          <table:table-cell office:value-type="float" office:value="115122072" calcext:value-type="float">
            <text:p>115122072</text:p>
          </table:table-cell>
          <table:table-cell office:value-type="float" office:value="1757.80175" calcext:value-type="float">
            <text:p>1757.80175</text:p>
          </table:table-cell>
          <table:table-cell table:number-columns-repeated="4"/>
          <table:table-cell office:value-type="float" office:value="29853.8538538539" calcext:value-type="float">
            <text:p>29853.8538538539</text:p>
          </table:table-cell>
          <table:table-cell office:value-type="float" office:value="1757.80175" calcext:value-type="float">
            <text:p>1757.80175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656" calcext:value-type="float">
            <text:p>-1656</text:p>
          </table:table-cell>
          <table:table-cell office:value-type="float" office:value="-108527616" calcext:value-type="float">
            <text:p>-108527616</text:p>
          </table:table-cell>
          <table:table-cell office:value-type="float" office:value="1772.30383" calcext:value-type="float">
            <text:p>1772.30383</text:p>
          </table:table-cell>
          <table:table-cell office:value-type="float" office:value="116012416" calcext:value-type="float">
            <text:p>116012416</text:p>
          </table:table-cell>
          <table:table-cell office:value-type="float" office:value="1772.30383" calcext:value-type="float">
            <text:p>1772.30383</text:p>
          </table:table-cell>
          <table:table-cell table:number-columns-repeated="4"/>
          <table:table-cell office:value-type="float" office:value="29885.8858858859" calcext:value-type="float">
            <text:p>29885.8858858859</text:p>
          </table:table-cell>
          <table:table-cell office:value-type="float" office:value="1772.30383" calcext:value-type="float">
            <text:p>1772.3038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1660" calcext:value-type="float">
            <text:p>-1660</text:p>
          </table:table-cell>
          <table:table-cell office:value-type="float" office:value="-108789760" calcext:value-type="float">
            <text:p>-108789760</text:p>
          </table:table-cell>
          <table:table-cell office:value-type="float" office:value="1745.22619" calcext:value-type="float">
            <text:p>1745.22619</text:p>
          </table:table-cell>
          <table:table-cell office:value-type="float" office:value="113614048" calcext:value-type="float">
            <text:p>113614048</text:p>
          </table:table-cell>
          <table:table-cell office:value-type="float" office:value="1745.22619" calcext:value-type="float">
            <text:p>1745.22619</text:p>
          </table:table-cell>
          <table:table-cell table:number-columns-repeated="4"/>
          <table:table-cell office:value-type="float" office:value="29917.9179179179" calcext:value-type="float">
            <text:p>29917.9179179179</text:p>
          </table:table-cell>
          <table:table-cell office:value-type="float" office:value="1745.22619" calcext:value-type="float">
            <text:p>1745.2261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665" calcext:value-type="float">
            <text:p>-1665</text:p>
          </table:table-cell>
          <table:table-cell office:value-type="float" office:value="-109117440" calcext:value-type="float">
            <text:p>-109117440</text:p>
          </table:table-cell>
          <table:table-cell office:value-type="float" office:value="1723.35888" calcext:value-type="float">
            <text:p>1723.35888</text:p>
          </table:table-cell>
          <table:table-cell office:value-type="float" office:value="113626040" calcext:value-type="float">
            <text:p>113626040</text:p>
          </table:table-cell>
          <table:table-cell office:value-type="float" office:value="1723.35888" calcext:value-type="float">
            <text:p>1723.35888</text:p>
          </table:table-cell>
          <table:table-cell table:number-columns-repeated="4"/>
          <table:table-cell office:value-type="float" office:value="29949.9499499499" calcext:value-type="float">
            <text:p>29949.9499499499</text:p>
          </table:table-cell>
          <table:table-cell office:value-type="float" office:value="1723.35888" calcext:value-type="float">
            <text:p>1723.3588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1670" calcext:value-type="float">
            <text:p>-1670</text:p>
          </table:table-cell>
          <table:table-cell office:value-type="float" office:value="-109445120" calcext:value-type="float">
            <text:p>-109445120</text:p>
          </table:table-cell>
          <table:table-cell office:value-type="float" office:value="1770.54699" calcext:value-type="float">
            <text:p>1770.54699</text:p>
          </table:table-cell>
          <table:table-cell office:value-type="float" office:value="115604752" calcext:value-type="float">
            <text:p>115604752</text:p>
          </table:table-cell>
          <table:table-cell office:value-type="float" office:value="1770.54699" calcext:value-type="float">
            <text:p>1770.54699</text:p>
          </table:table-cell>
          <table:table-cell table:number-columns-repeated="4"/>
          <table:table-cell office:value-type="float" office:value="29981.981981982" calcext:value-type="float">
            <text:p>29981.981981982</text:p>
          </table:table-cell>
          <table:table-cell office:value-type="float" office:value="1770.54699" calcext:value-type="float">
            <text:p>1770.5469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676" calcext:value-type="float">
            <text:p>-1676</text:p>
          </table:table-cell>
          <table:table-cell office:value-type="float" office:value="-109838336" calcext:value-type="float">
            <text:p>-109838336</text:p>
          </table:table-cell>
          <table:table-cell office:value-type="float" office:value="1720.84472" calcext:value-type="float">
            <text:p>1720.84472</text:p>
          </table:table-cell>
          <table:table-cell office:value-type="float" office:value="113108376" calcext:value-type="float">
            <text:p>113108376</text:p>
          </table:table-cell>
          <table:table-cell office:value-type="float" office:value="1720.84472" calcext:value-type="float">
            <text:p>1720.84472</text:p>
          </table:table-cell>
          <table:table-cell table:number-columns-repeated="4"/>
          <table:table-cell office:value-type="float" office:value="30014.014014014" calcext:value-type="float">
            <text:p>30014.014014014</text:p>
          </table:table-cell>
          <table:table-cell office:value-type="float" office:value="1720.84472" calcext:value-type="float">
            <text:p>1720.8447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1683" calcext:value-type="float">
            <text:p>-1683</text:p>
          </table:table-cell>
          <table:table-cell office:value-type="float" office:value="-110297088" calcext:value-type="float">
            <text:p>-110297088</text:p>
          </table:table-cell>
          <table:table-cell office:value-type="float" office:value="1749.23828" calcext:value-type="float">
            <text:p>1749.23828</text:p>
          </table:table-cell>
          <table:table-cell office:value-type="float" office:value="114953112" calcext:value-type="float">
            <text:p>114953112</text:p>
          </table:table-cell>
          <table:table-cell office:value-type="float" office:value="1749.23828" calcext:value-type="float">
            <text:p>1749.23828</text:p>
          </table:table-cell>
          <table:table-cell table:number-columns-repeated="4"/>
          <table:table-cell office:value-type="float" office:value="30046.046046046" calcext:value-type="float">
            <text:p>30046.046046046</text:p>
          </table:table-cell>
          <table:table-cell office:value-type="float" office:value="1749.23828" calcext:value-type="float">
            <text:p>1749.2382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690" calcext:value-type="float">
            <text:p>-1690</text:p>
          </table:table-cell>
          <table:table-cell office:value-type="float" office:value="-110755840" calcext:value-type="float">
            <text:p>-110755840</text:p>
          </table:table-cell>
          <table:table-cell office:value-type="float" office:value="1733.02587" calcext:value-type="float">
            <text:p>1733.02587</text:p>
          </table:table-cell>
          <table:table-cell office:value-type="float" office:value="113742736" calcext:value-type="float">
            <text:p>113742736</text:p>
          </table:table-cell>
          <table:table-cell office:value-type="float" office:value="1733.02587" calcext:value-type="float">
            <text:p>1733.02587</text:p>
          </table:table-cell>
          <table:table-cell table:number-columns-repeated="4"/>
          <table:table-cell office:value-type="float" office:value="30078.0780780781" calcext:value-type="float">
            <text:p>30078.0780780781</text:p>
          </table:table-cell>
          <table:table-cell office:value-type="float" office:value="1733.02587" calcext:value-type="float">
            <text:p>1733.0258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1696" calcext:value-type="float">
            <text:p>-1696</text:p>
          </table:table-cell>
          <table:table-cell office:value-type="float" office:value="-111149056" calcext:value-type="float">
            <text:p>-111149056</text:p>
          </table:table-cell>
          <table:table-cell office:value-type="float" office:value="1745.51342" calcext:value-type="float">
            <text:p>1745.51342</text:p>
          </table:table-cell>
          <table:table-cell office:value-type="float" office:value="114034640" calcext:value-type="float">
            <text:p>114034640</text:p>
          </table:table-cell>
          <table:table-cell office:value-type="float" office:value="1745.51342" calcext:value-type="float">
            <text:p>1745.51342</text:p>
          </table:table-cell>
          <table:table-cell table:number-columns-repeated="4"/>
          <table:table-cell office:value-type="float" office:value="30110.1101101101" calcext:value-type="float">
            <text:p>30110.1101101101</text:p>
          </table:table-cell>
          <table:table-cell office:value-type="float" office:value="1745.51342" calcext:value-type="float">
            <text:p>1745.5134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702" calcext:value-type="float">
            <text:p>-1702</text:p>
          </table:table-cell>
          <table:table-cell office:value-type="float" office:value="-111542272" calcext:value-type="float">
            <text:p>-111542272</text:p>
          </table:table-cell>
          <table:table-cell office:value-type="float" office:value="1700.7965" calcext:value-type="float">
            <text:p>1700.7965</text:p>
          </table:table-cell>
          <table:table-cell office:value-type="float" office:value="111212624" calcext:value-type="float">
            <text:p>111212624</text:p>
          </table:table-cell>
          <table:table-cell office:value-type="float" office:value="1700.7965" calcext:value-type="float">
            <text:p>1700.7965</text:p>
          </table:table-cell>
          <table:table-cell table:number-columns-repeated="4"/>
          <table:table-cell office:value-type="float" office:value="30142.1421421421" calcext:value-type="float">
            <text:p>30142.1421421421</text:p>
          </table:table-cell>
          <table:table-cell office:value-type="float" office:value="1700.7965" calcext:value-type="float">
            <text:p>1700.796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1710" calcext:value-type="float">
            <text:p>-1710</text:p>
          </table:table-cell>
          <table:table-cell office:value-type="float" office:value="-112066560" calcext:value-type="float">
            <text:p>-112066560</text:p>
          </table:table-cell>
          <table:table-cell office:value-type="float" office:value="1725.07788" calcext:value-type="float">
            <text:p>1725.07788</text:p>
          </table:table-cell>
          <table:table-cell office:value-type="float" office:value="113695136" calcext:value-type="float">
            <text:p>113695136</text:p>
          </table:table-cell>
          <table:table-cell office:value-type="float" office:value="1725.07788" calcext:value-type="float">
            <text:p>1725.07788</text:p>
          </table:table-cell>
          <table:table-cell table:number-columns-repeated="4"/>
          <table:table-cell office:value-type="float" office:value="30174.1741741742" calcext:value-type="float">
            <text:p>30174.1741741742</text:p>
          </table:table-cell>
          <table:table-cell office:value-type="float" office:value="1725.07788" calcext:value-type="float">
            <text:p>1725.0778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717" calcext:value-type="float">
            <text:p>-1717</text:p>
          </table:table-cell>
          <table:table-cell office:value-type="float" office:value="-112525312" calcext:value-type="float">
            <text:p>-112525312</text:p>
          </table:table-cell>
          <table:table-cell office:value-type="float" office:value="1704.72521" calcext:value-type="float">
            <text:p>1704.72521</text:p>
          </table:table-cell>
          <table:table-cell office:value-type="float" office:value="111676480" calcext:value-type="float">
            <text:p>111676480</text:p>
          </table:table-cell>
          <table:table-cell office:value-type="float" office:value="1704.72521" calcext:value-type="float">
            <text:p>1704.72521</text:p>
          </table:table-cell>
          <table:table-cell table:number-columns-repeated="4"/>
          <table:table-cell office:value-type="float" office:value="30206.2062062062" calcext:value-type="float">
            <text:p>30206.2062062062</text:p>
          </table:table-cell>
          <table:table-cell office:value-type="float" office:value="1704.72521" calcext:value-type="float">
            <text:p>1704.7252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1688.95043" calcext:value-type="float">
            <text:p>1688.95043</text:p>
          </table:table-cell>
          <table:table-cell office:value-type="float" office:value="111693120" calcext:value-type="float">
            <text:p>111693120</text:p>
          </table:table-cell>
          <table:table-cell office:value-type="float" office:value="1688.95043" calcext:value-type="float">
            <text:p>1688.95043</text:p>
          </table:table-cell>
          <table:table-cell table:number-columns-repeated="4"/>
          <table:table-cell office:value-type="float" office:value="30238.2382382382" calcext:value-type="float">
            <text:p>30238.2382382382</text:p>
          </table:table-cell>
          <table:table-cell office:value-type="float" office:value="1688.95043" calcext:value-type="float">
            <text:p>1688.9504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727" calcext:value-type="float">
            <text:p>-1727</text:p>
          </table:table-cell>
          <table:table-cell office:value-type="float" office:value="-113180672" calcext:value-type="float">
            <text:p>-113180672</text:p>
          </table:table-cell>
          <table:table-cell office:value-type="float" office:value="1681.88146" calcext:value-type="float">
            <text:p>1681.88146</text:p>
          </table:table-cell>
          <table:table-cell office:value-type="float" office:value="109740056" calcext:value-type="float">
            <text:p>109740056</text:p>
          </table:table-cell>
          <table:table-cell office:value-type="float" office:value="1681.88146" calcext:value-type="float">
            <text:p>1681.88146</text:p>
          </table:table-cell>
          <table:table-cell table:number-columns-repeated="4"/>
          <table:table-cell office:value-type="float" office:value="30270.2702702703" calcext:value-type="float">
            <text:p>30270.2702702703</text:p>
          </table:table-cell>
          <table:table-cell office:value-type="float" office:value="1681.88146" calcext:value-type="float">
            <text:p>1681.881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1732" calcext:value-type="float">
            <text:p>-1732</text:p>
          </table:table-cell>
          <table:table-cell office:value-type="float" office:value="-113508352" calcext:value-type="float">
            <text:p>-113508352</text:p>
          </table:table-cell>
          <table:table-cell office:value-type="float" office:value="1712.91113" calcext:value-type="float">
            <text:p>1712.91113</text:p>
          </table:table-cell>
          <table:table-cell office:value-type="float" office:value="112222488" calcext:value-type="float">
            <text:p>112222488</text:p>
          </table:table-cell>
          <table:table-cell office:value-type="float" office:value="1712.91113" calcext:value-type="float">
            <text:p>1712.91113</text:p>
          </table:table-cell>
          <table:table-cell table:number-columns-repeated="4"/>
          <table:table-cell office:value-type="float" office:value="30302.3023023023" calcext:value-type="float">
            <text:p>30302.3023023023</text:p>
          </table:table-cell>
          <table:table-cell office:value-type="float" office:value="1712.91113" calcext:value-type="float">
            <text:p>1712.911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1744.86694" calcext:value-type="float">
            <text:p>1744.86694</text:p>
          </table:table-cell>
          <table:table-cell office:value-type="float" office:value="113833416" calcext:value-type="float">
            <text:p>113833416</text:p>
          </table:table-cell>
          <table:table-cell office:value-type="float" office:value="1744.86694" calcext:value-type="float">
            <text:p>1744.86694</text:p>
          </table:table-cell>
          <table:table-cell table:number-columns-repeated="4"/>
          <table:table-cell office:value-type="float" office:value="30334.3343343343" calcext:value-type="float">
            <text:p>30334.3343343343</text:p>
          </table:table-cell>
          <table:table-cell office:value-type="float" office:value="1744.86694" calcext:value-type="float">
            <text:p>1744.8669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1743" calcext:value-type="float">
            <text:p>-1743</text:p>
          </table:table-cell>
          <table:table-cell office:value-type="float" office:value="-114229248" calcext:value-type="float">
            <text:p>-114229248</text:p>
          </table:table-cell>
          <table:table-cell office:value-type="float" office:value="1749.9978" calcext:value-type="float">
            <text:p>1749.9978</text:p>
          </table:table-cell>
          <table:table-cell office:value-type="float" office:value="114345600" calcext:value-type="float">
            <text:p>114345600</text:p>
          </table:table-cell>
          <table:table-cell office:value-type="float" office:value="1749.9978" calcext:value-type="float">
            <text:p>1749.9978</text:p>
          </table:table-cell>
          <table:table-cell table:number-columns-repeated="4"/>
          <table:table-cell office:value-type="float" office:value="30366.3663663664" calcext:value-type="float">
            <text:p>30366.3663663664</text:p>
          </table:table-cell>
          <table:table-cell office:value-type="float" office:value="1749.9978" calcext:value-type="float">
            <text:p>1749.997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748" calcext:value-type="float">
            <text:p>-1748</text:p>
          </table:table-cell>
          <table:table-cell office:value-type="float" office:value="-114556928" calcext:value-type="float">
            <text:p>-114556928</text:p>
          </table:table-cell>
          <table:table-cell office:value-type="float" office:value="1729.02001" calcext:value-type="float">
            <text:p>1729.02001</text:p>
          </table:table-cell>
          <table:table-cell office:value-type="float" office:value="113111096" calcext:value-type="float">
            <text:p>113111096</text:p>
          </table:table-cell>
          <table:table-cell office:value-type="float" office:value="1729.02001" calcext:value-type="float">
            <text:p>1729.02001</text:p>
          </table:table-cell>
          <table:table-cell table:number-columns-repeated="4"/>
          <table:table-cell office:value-type="float" office:value="30398.3983983984" calcext:value-type="float">
            <text:p>30398.3983983984</text:p>
          </table:table-cell>
          <table:table-cell office:value-type="float" office:value="1729.02001" calcext:value-type="float">
            <text:p>1729.0200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1753" calcext:value-type="float">
            <text:p>-1753</text:p>
          </table:table-cell>
          <table:table-cell office:value-type="float" office:value="-114884608" calcext:value-type="float">
            <text:p>-114884608</text:p>
          </table:table-cell>
          <table:table-cell office:value-type="float" office:value="1674.30004" calcext:value-type="float">
            <text:p>1674.30004</text:p>
          </table:table-cell>
          <table:table-cell office:value-type="float" office:value="109992672" calcext:value-type="float">
            <text:p>109992672</text:p>
          </table:table-cell>
          <table:table-cell office:value-type="float" office:value="1674.30004" calcext:value-type="float">
            <text:p>1674.30004</text:p>
          </table:table-cell>
          <table:table-cell table:number-columns-repeated="4"/>
          <table:table-cell office:value-type="float" office:value="30430.4304304304" calcext:value-type="float">
            <text:p>30430.4304304304</text:p>
          </table:table-cell>
          <table:table-cell office:value-type="float" office:value="1674.30004" calcext:value-type="float">
            <text:p>1674.3000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1624.09191" calcext:value-type="float">
            <text:p>1624.09191</text:p>
          </table:table-cell>
          <table:table-cell office:value-type="float" office:value="106047600" calcext:value-type="float">
            <text:p>106047600</text:p>
          </table:table-cell>
          <table:table-cell office:value-type="float" office:value="1624.09191" calcext:value-type="float">
            <text:p>1624.09191</text:p>
          </table:table-cell>
          <table:table-cell table:number-columns-repeated="4"/>
          <table:table-cell office:value-type="float" office:value="30462.4624624625" calcext:value-type="float">
            <text:p>30462.4624624625</text:p>
          </table:table-cell>
          <table:table-cell office:value-type="float" office:value="1624.09191" calcext:value-type="float">
            <text:p>1624.0919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1765" calcext:value-type="float">
            <text:p>-1765</text:p>
          </table:table-cell>
          <table:table-cell office:value-type="float" office:value="-115671040" calcext:value-type="float">
            <text:p>-115671040</text:p>
          </table:table-cell>
          <table:table-cell office:value-type="float" office:value="1695.60498" calcext:value-type="float">
            <text:p>1695.60498</text:p>
          </table:table-cell>
          <table:table-cell office:value-type="float" office:value="110895192" calcext:value-type="float">
            <text:p>110895192</text:p>
          </table:table-cell>
          <table:table-cell office:value-type="float" office:value="1695.60498" calcext:value-type="float">
            <text:p>1695.60498</text:p>
          </table:table-cell>
          <table:table-cell table:number-columns-repeated="4"/>
          <table:table-cell office:value-type="float" office:value="30494.4944944945" calcext:value-type="float">
            <text:p>30494.4944944945</text:p>
          </table:table-cell>
          <table:table-cell office:value-type="float" office:value="1695.60498" calcext:value-type="float">
            <text:p>1695.6049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770" calcext:value-type="float">
            <text:p>-1770</text:p>
          </table:table-cell>
          <table:table-cell office:value-type="float" office:value="-115998720" calcext:value-type="float">
            <text:p>-115998720</text:p>
          </table:table-cell>
          <table:table-cell office:value-type="float" office:value="1706.49743" calcext:value-type="float">
            <text:p>1706.49743</text:p>
          </table:table-cell>
          <table:table-cell office:value-type="float" office:value="112137624" calcext:value-type="float">
            <text:p>112137624</text:p>
          </table:table-cell>
          <table:table-cell office:value-type="float" office:value="1706.49743" calcext:value-type="float">
            <text:p>1706.49743</text:p>
          </table:table-cell>
          <table:table-cell table:number-columns-repeated="4"/>
          <table:table-cell office:value-type="float" office:value="30526.5265265265" calcext:value-type="float">
            <text:p>30526.5265265265</text:p>
          </table:table-cell>
          <table:table-cell office:value-type="float" office:value="1706.49743" calcext:value-type="float">
            <text:p>1706.4974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1725.83959" calcext:value-type="float">
            <text:p>1725.83959</text:p>
          </table:table-cell>
          <table:table-cell office:value-type="float" office:value="113215640" calcext:value-type="float">
            <text:p>113215640</text:p>
          </table:table-cell>
          <table:table-cell office:value-type="float" office:value="1725.83959" calcext:value-type="float">
            <text:p>1725.83959</text:p>
          </table:table-cell>
          <table:table-cell table:number-columns-repeated="4"/>
          <table:table-cell office:value-type="float" office:value="30558.5585585586" calcext:value-type="float">
            <text:p>30558.5585585586</text:p>
          </table:table-cell>
          <table:table-cell office:value-type="float" office:value="1725.83959" calcext:value-type="float">
            <text:p>1725.8395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778" calcext:value-type="float">
            <text:p>-1778</text:p>
          </table:table-cell>
          <table:table-cell office:value-type="float" office:value="-116523008" calcext:value-type="float">
            <text:p>-116523008</text:p>
          </table:table-cell>
          <table:table-cell office:value-type="float" office:value="1704.81579" calcext:value-type="float">
            <text:p>1704.81579</text:p>
          </table:table-cell>
          <table:table-cell office:value-type="float" office:value="111225096" calcext:value-type="float">
            <text:p>111225096</text:p>
          </table:table-cell>
          <table:table-cell office:value-type="float" office:value="1704.81579" calcext:value-type="float">
            <text:p>1704.81579</text:p>
          </table:table-cell>
          <table:table-cell table:number-columns-repeated="4"/>
          <table:table-cell office:value-type="float" office:value="30590.5905905906" calcext:value-type="float">
            <text:p>30590.5905905906</text:p>
          </table:table-cell>
          <table:table-cell office:value-type="float" office:value="1704.81579" calcext:value-type="float">
            <text:p>1704.8157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1781" calcext:value-type="float">
            <text:p>-1781</text:p>
          </table:table-cell>
          <table:table-cell office:value-type="float" office:value="-116719616" calcext:value-type="float">
            <text:p>-116719616</text:p>
          </table:table-cell>
          <table:table-cell office:value-type="float" office:value="1744.57165" calcext:value-type="float">
            <text:p>1744.57165</text:p>
          </table:table-cell>
          <table:table-cell office:value-type="float" office:value="113863328" calcext:value-type="float">
            <text:p>113863328</text:p>
          </table:table-cell>
          <table:table-cell office:value-type="float" office:value="1744.57165" calcext:value-type="float">
            <text:p>1744.57165</text:p>
          </table:table-cell>
          <table:table-cell table:number-columns-repeated="4"/>
          <table:table-cell office:value-type="float" office:value="30622.6226226226" calcext:value-type="float">
            <text:p>30622.6226226226</text:p>
          </table:table-cell>
          <table:table-cell office:value-type="float" office:value="1744.57165" calcext:value-type="float">
            <text:p>1744.5716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784" calcext:value-type="float">
            <text:p>-1784</text:p>
          </table:table-cell>
          <table:table-cell office:value-type="float" office:value="-116916224" calcext:value-type="float">
            <text:p>-116916224</text:p>
          </table:table-cell>
          <table:table-cell office:value-type="float" office:value="1701.26354" calcext:value-type="float">
            <text:p>1701.26354</text:p>
          </table:table-cell>
          <table:table-cell office:value-type="float" office:value="111387920" calcext:value-type="float">
            <text:p>111387920</text:p>
          </table:table-cell>
          <table:table-cell office:value-type="float" office:value="1701.26354" calcext:value-type="float">
            <text:p>1701.26354</text:p>
          </table:table-cell>
          <table:table-cell table:number-columns-repeated="4"/>
          <table:table-cell office:value-type="float" office:value="30654.6546546547" calcext:value-type="float">
            <text:p>30654.6546546547</text:p>
          </table:table-cell>
          <table:table-cell office:value-type="float" office:value="1701.26354" calcext:value-type="float">
            <text:p>1701.2635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1787" calcext:value-type="float">
            <text:p>-1787</text:p>
          </table:table-cell>
          <table:table-cell office:value-type="float" office:value="-117112832" calcext:value-type="float">
            <text:p>-117112832</text:p>
          </table:table-cell>
          <table:table-cell office:value-type="float" office:value="1294.234" calcext:value-type="float">
            <text:p>1294.234</text:p>
          </table:table-cell>
          <table:table-cell office:value-type="float" office:value="84788744" calcext:value-type="float">
            <text:p>84788744</text:p>
          </table:table-cell>
          <table:table-cell office:value-type="float" office:value="1294.234" calcext:value-type="float">
            <text:p>1294.234</text:p>
          </table:table-cell>
          <table:table-cell table:number-columns-repeated="4"/>
          <table:table-cell office:value-type="float" office:value="30686.6866866867" calcext:value-type="float">
            <text:p>30686.6866866867</text:p>
          </table:table-cell>
          <table:table-cell office:value-type="float" office:value="1294.234" calcext:value-type="float">
            <text:p>1294.23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789" calcext:value-type="float">
            <text:p>-1789</text:p>
          </table:table-cell>
          <table:table-cell office:value-type="float" office:value="-117243904" calcext:value-type="float">
            <text:p>-117243904</text:p>
          </table:table-cell>
          <table:table-cell office:value-type="float" office:value="1709.07543" calcext:value-type="float">
            <text:p>1709.07543</text:p>
          </table:table-cell>
          <table:table-cell office:value-type="float" office:value="112045712" calcext:value-type="float">
            <text:p>112045712</text:p>
          </table:table-cell>
          <table:table-cell office:value-type="float" office:value="1709.07543" calcext:value-type="float">
            <text:p>1709.07543</text:p>
          </table:table-cell>
          <table:table-cell table:number-columns-repeated="4"/>
          <table:table-cell office:value-type="float" office:value="30718.7187187187" calcext:value-type="float">
            <text:p>30718.7187187187</text:p>
          </table:table-cell>
          <table:table-cell office:value-type="float" office:value="1709.07543" calcext:value-type="float">
            <text:p>1709.0754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1793" calcext:value-type="float">
            <text:p>-1793</text:p>
          </table:table-cell>
          <table:table-cell office:value-type="float" office:value="-117506048" calcext:value-type="float">
            <text:p>-117506048</text:p>
          </table:table-cell>
          <table:table-cell office:value-type="float" office:value="1686.49621" calcext:value-type="float">
            <text:p>1686.49621</text:p>
          </table:table-cell>
          <table:table-cell office:value-type="float" office:value="110135888" calcext:value-type="float">
            <text:p>110135888</text:p>
          </table:table-cell>
          <table:table-cell office:value-type="float" office:value="1686.49621" calcext:value-type="float">
            <text:p>1686.49621</text:p>
          </table:table-cell>
          <table:table-cell table:number-columns-repeated="4"/>
          <table:table-cell office:value-type="float" office:value="30750.7507507507" calcext:value-type="float">
            <text:p>30750.7507507507</text:p>
          </table:table-cell>
          <table:table-cell office:value-type="float" office:value="1686.49621" calcext:value-type="float">
            <text:p>1686.4962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797" calcext:value-type="float">
            <text:p>-1797</text:p>
          </table:table-cell>
          <table:table-cell office:value-type="float" office:value="-117768192" calcext:value-type="float">
            <text:p>-117768192</text:p>
          </table:table-cell>
          <table:table-cell office:value-type="float" office:value="2102.46533" calcext:value-type="float">
            <text:p>2102.46533</text:p>
          </table:table-cell>
          <table:table-cell office:value-type="float" office:value="137831760" calcext:value-type="float">
            <text:p>137831760</text:p>
          </table:table-cell>
          <table:table-cell office:value-type="float" office:value="2102.46533" calcext:value-type="float">
            <text:p>2102.46533</text:p>
          </table:table-cell>
          <table:table-cell table:number-columns-repeated="4"/>
          <table:table-cell office:value-type="float" office:value="30782.7827827828" calcext:value-type="float">
            <text:p>30782.7827827828</text:p>
          </table:table-cell>
          <table:table-cell office:value-type="float" office:value="2102.46533" calcext:value-type="float">
            <text:p>2102.4653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1800" calcext:value-type="float">
            <text:p>-1800</text:p>
          </table:table-cell>
          <table:table-cell office:value-type="float" office:value="-117964800" calcext:value-type="float">
            <text:p>-117964800</text:p>
          </table:table-cell>
          <table:table-cell office:value-type="float" office:value="1666.82202" calcext:value-type="float">
            <text:p>1666.82202</text:p>
          </table:table-cell>
          <table:table-cell office:value-type="float" office:value="109664192" calcext:value-type="float">
            <text:p>109664192</text:p>
          </table:table-cell>
          <table:table-cell office:value-type="float" office:value="1666.82202" calcext:value-type="float">
            <text:p>1666.82202</text:p>
          </table:table-cell>
          <table:table-cell table:number-columns-repeated="4"/>
          <table:table-cell office:value-type="float" office:value="30814.8148148148" calcext:value-type="float">
            <text:p>30814.8148148148</text:p>
          </table:table-cell>
          <table:table-cell office:value-type="float" office:value="1666.82202" calcext:value-type="float">
            <text:p>1666.8220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1693.31835" calcext:value-type="float">
            <text:p>1693.31835</text:p>
          </table:table-cell>
          <table:table-cell office:value-type="float" office:value="111690392" calcext:value-type="float">
            <text:p>111690392</text:p>
          </table:table-cell>
          <table:table-cell office:value-type="float" office:value="1693.31835" calcext:value-type="float">
            <text:p>1693.31835</text:p>
          </table:table-cell>
          <table:table-cell table:number-columns-repeated="4"/>
          <table:table-cell office:value-type="float" office:value="30846.8468468468" calcext:value-type="float">
            <text:p>30846.8468468468</text:p>
          </table:table-cell>
          <table:table-cell office:value-type="float" office:value="1693.31835" calcext:value-type="float">
            <text:p>1693.3183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656.70886" calcext:value-type="float">
            <text:p>1656.70886</text:p>
          </table:table-cell>
          <table:table-cell office:value-type="float" office:value="108231416" calcext:value-type="float">
            <text:p>108231416</text:p>
          </table:table-cell>
          <table:table-cell office:value-type="float" office:value="1656.70886" calcext:value-type="float">
            <text:p>1656.70886</text:p>
          </table:table-cell>
          <table:table-cell table:number-columns-repeated="4"/>
          <table:table-cell office:value-type="float" office:value="30878.8788788789" calcext:value-type="float">
            <text:p>30878.8788788789</text:p>
          </table:table-cell>
          <table:table-cell office:value-type="float" office:value="1656.70886" calcext:value-type="float">
            <text:p>1656.7088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809" calcext:value-type="float">
            <text:p>-1809</text:p>
          </table:table-cell>
          <table:table-cell office:value-type="float" office:value="-118554624" calcext:value-type="float">
            <text:p>-118554624</text:p>
          </table:table-cell>
          <table:table-cell office:value-type="float" office:value="1771.76708" calcext:value-type="float">
            <text:p>1771.76708</text:p>
          </table:table-cell>
          <table:table-cell office:value-type="float" office:value="115582408" calcext:value-type="float">
            <text:p>115582408</text:p>
          </table:table-cell>
          <table:table-cell office:value-type="float" office:value="1771.76708" calcext:value-type="float">
            <text:p>1771.76708</text:p>
          </table:table-cell>
          <table:table-cell table:number-columns-repeated="4"/>
          <table:table-cell office:value-type="float" office:value="30910.9109109109" calcext:value-type="float">
            <text:p>30910.9109109109</text:p>
          </table:table-cell>
          <table:table-cell office:value-type="float" office:value="1771.76708" calcext:value-type="float">
            <text:p>1771.7670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20.92858" calcext:value-type="float">
            <text:p>1720.92858</text:p>
          </table:table-cell>
          <table:table-cell office:value-type="float" office:value="112165168" calcext:value-type="float">
            <text:p>112165168</text:p>
          </table:table-cell>
          <table:table-cell office:value-type="float" office:value="1720.92858" calcext:value-type="float">
            <text:p>1720.92858</text:p>
          </table:table-cell>
          <table:table-cell table:number-columns-repeated="4"/>
          <table:table-cell office:value-type="float" office:value="30942.9429429429" calcext:value-type="float">
            <text:p>30942.9429429429</text:p>
          </table:table-cell>
          <table:table-cell office:value-type="float" office:value="1720.92858" calcext:value-type="float">
            <text:p>1720.9285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810" calcext:value-type="float">
            <text:p>-1810</text:p>
          </table:table-cell>
          <table:table-cell office:value-type="float" office:value="-118620160" calcext:value-type="float">
            <text:p>-118620160</text:p>
          </table:table-cell>
          <table:table-cell office:value-type="float" office:value="1705.41833" calcext:value-type="float">
            <text:p>1705.41833</text:p>
          </table:table-cell>
          <table:table-cell office:value-type="float" office:value="112009864" calcext:value-type="float">
            <text:p>112009864</text:p>
          </table:table-cell>
          <table:table-cell office:value-type="float" office:value="1705.41833" calcext:value-type="float">
            <text:p>1705.41833</text:p>
          </table:table-cell>
          <table:table-cell table:number-columns-repeated="4"/>
          <table:table-cell office:value-type="float" office:value="30974.974974975" calcext:value-type="float">
            <text:p>30974.974974975</text:p>
          </table:table-cell>
          <table:table-cell office:value-type="float" office:value="1705.41833" calcext:value-type="float">
            <text:p>1705.4183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1809" calcext:value-type="float">
            <text:p>-1809</text:p>
          </table:table-cell>
          <table:table-cell office:value-type="float" office:value="-118554624" calcext:value-type="float">
            <text:p>-118554624</text:p>
          </table:table-cell>
          <table:table-cell office:value-type="float" office:value="1684.76135" calcext:value-type="float">
            <text:p>1684.76135</text:p>
          </table:table-cell>
          <table:table-cell office:value-type="float" office:value="110386720" calcext:value-type="float">
            <text:p>110386720</text:p>
          </table:table-cell>
          <table:table-cell office:value-type="float" office:value="1684.76135" calcext:value-type="float">
            <text:p>1684.76135</text:p>
          </table:table-cell>
          <table:table-cell table:number-columns-repeated="4"/>
          <table:table-cell office:value-type="float" office:value="31007.007007007" calcext:value-type="float">
            <text:p>31007.007007007</text:p>
          </table:table-cell>
          <table:table-cell office:value-type="float" office:value="1684.76135" calcext:value-type="float">
            <text:p>1684.7613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808" calcext:value-type="float">
            <text:p>-1808</text:p>
          </table:table-cell>
          <table:table-cell office:value-type="float" office:value="-118489088" calcext:value-type="float">
            <text:p>-118489088</text:p>
          </table:table-cell>
          <table:table-cell office:value-type="float" office:value="1824.56713" calcext:value-type="float">
            <text:p>1824.56713</text:p>
          </table:table-cell>
          <table:table-cell office:value-type="float" office:value="120082512" calcext:value-type="float">
            <text:p>120082512</text:p>
          </table:table-cell>
          <table:table-cell office:value-type="float" office:value="1824.56713" calcext:value-type="float">
            <text:p>1824.56713</text:p>
          </table:table-cell>
          <table:table-cell table:number-columns-repeated="4"/>
          <table:table-cell office:value-type="float" office:value="31039.039039039" calcext:value-type="float">
            <text:p>31039.039039039</text:p>
          </table:table-cell>
          <table:table-cell office:value-type="float" office:value="1824.56713" calcext:value-type="float">
            <text:p>1824.567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1806" calcext:value-type="float">
            <text:p>-1806</text:p>
          </table:table-cell>
          <table:table-cell office:value-type="float" office:value="-118358016" calcext:value-type="float">
            <text:p>-118358016</text:p>
          </table:table-cell>
          <table:table-cell office:value-type="float" office:value="1833.02258" calcext:value-type="float">
            <text:p>1833.02258</text:p>
          </table:table-cell>
          <table:table-cell office:value-type="float" office:value="119777632" calcext:value-type="float">
            <text:p>119777632</text:p>
          </table:table-cell>
          <table:table-cell office:value-type="float" office:value="1833.02258" calcext:value-type="float">
            <text:p>1833.02258</text:p>
          </table:table-cell>
          <table:table-cell table:number-columns-repeated="4"/>
          <table:table-cell office:value-type="float" office:value="31071.0710710711" calcext:value-type="float">
            <text:p>31071.0710710711</text:p>
          </table:table-cell>
          <table:table-cell office:value-type="float" office:value="1833.02258" calcext:value-type="float">
            <text:p>1833.0225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805" calcext:value-type="float">
            <text:p>-1805</text:p>
          </table:table-cell>
          <table:table-cell office:value-type="float" office:value="-118292480" calcext:value-type="float">
            <text:p>-118292480</text:p>
          </table:table-cell>
          <table:table-cell office:value-type="float" office:value="2121.34277" calcext:value-type="float">
            <text:p>2121.34277</text:p>
          </table:table-cell>
          <table:table-cell office:value-type="float" office:value="139595808" calcext:value-type="float">
            <text:p>139595808</text:p>
          </table:table-cell>
          <table:table-cell office:value-type="float" office:value="2121.34277" calcext:value-type="float">
            <text:p>2121.34277</text:p>
          </table:table-cell>
          <table:table-cell table:number-columns-repeated="4"/>
          <table:table-cell office:value-type="float" office:value="31103.1031031031" calcext:value-type="float">
            <text:p>31103.1031031031</text:p>
          </table:table-cell>
          <table:table-cell office:value-type="float" office:value="2121.34277" calcext:value-type="float">
            <text:p>2121.3427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1803" calcext:value-type="float">
            <text:p>-1803</text:p>
          </table:table-cell>
          <table:table-cell office:value-type="float" office:value="-118161408" calcext:value-type="float">
            <text:p>-118161408</text:p>
          </table:table-cell>
          <table:table-cell office:value-type="float" office:value="614.56927" calcext:value-type="float">
            <text:p>614.56927</text:p>
          </table:table-cell>
          <table:table-cell office:value-type="float" office:value="40056312" calcext:value-type="float">
            <text:p>40056312</text:p>
          </table:table-cell>
          <table:table-cell office:value-type="float" office:value="614.56927" calcext:value-type="float">
            <text:p>614.56927</text:p>
          </table:table-cell>
          <table:table-cell table:number-columns-repeated="4"/>
          <table:table-cell office:value-type="float" office:value="31135.1351351351" calcext:value-type="float">
            <text:p>31135.1351351351</text:p>
          </table:table-cell>
          <table:table-cell office:value-type="float" office:value="614.56927" calcext:value-type="float">
            <text:p>614.5692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801" calcext:value-type="float">
            <text:p>-1801</text:p>
          </table:table-cell>
          <table:table-cell office:value-type="float" office:value="-118030336" calcext:value-type="float">
            <text:p>-118030336</text:p>
          </table:table-cell>
          <table:table-cell office:value-type="float" office:value="1226.92358" calcext:value-type="float">
            <text:p>1226.92358</text:p>
          </table:table-cell>
          <table:table-cell office:value-type="float" office:value="80567584" calcext:value-type="float">
            <text:p>80567584</text:p>
          </table:table-cell>
          <table:table-cell office:value-type="float" office:value="1226.92358" calcext:value-type="float">
            <text:p>1226.92358</text:p>
          </table:table-cell>
          <table:table-cell table:number-columns-repeated="4"/>
          <table:table-cell office:value-type="float" office:value="31167.1671671672" calcext:value-type="float">
            <text:p>31167.1671671672</text:p>
          </table:table-cell>
          <table:table-cell office:value-type="float" office:value="1226.92358" calcext:value-type="float">
            <text:p>1226.9235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1799" calcext:value-type="float">
            <text:p>-1799</text:p>
          </table:table-cell>
          <table:table-cell office:value-type="float" office:value="-117899264" calcext:value-type="float">
            <text:p>-117899264</text:p>
          </table:table-cell>
          <table:table-cell office:value-type="float" office:value="1338.93542" calcext:value-type="float">
            <text:p>1338.93542</text:p>
          </table:table-cell>
          <table:table-cell office:value-type="float" office:value="87060072" calcext:value-type="float">
            <text:p>87060072</text:p>
          </table:table-cell>
          <table:table-cell office:value-type="float" office:value="1338.93542" calcext:value-type="float">
            <text:p>1338.93542</text:p>
          </table:table-cell>
          <table:table-cell table:number-columns-repeated="4"/>
          <table:table-cell office:value-type="float" office:value="31199.1991991992" calcext:value-type="float">
            <text:p>31199.1991991992</text:p>
          </table:table-cell>
          <table:table-cell office:value-type="float" office:value="1338.93542" calcext:value-type="float">
            <text:p>1338.9354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795" calcext:value-type="float">
            <text:p>-1795</text:p>
          </table:table-cell>
          <table:table-cell office:value-type="float" office:value="-117637120" calcext:value-type="float">
            <text:p>-117637120</text:p>
          </table:table-cell>
          <table:table-cell office:value-type="float" office:value="1378.90881" calcext:value-type="float">
            <text:p>1378.90881</text:p>
          </table:table-cell>
          <table:table-cell office:value-type="float" office:value="90464872" calcext:value-type="float">
            <text:p>90464872</text:p>
          </table:table-cell>
          <table:table-cell office:value-type="float" office:value="1378.90881" calcext:value-type="float">
            <text:p>1378.90881</text:p>
          </table:table-cell>
          <table:table-cell table:number-columns-repeated="4"/>
          <table:table-cell office:value-type="float" office:value="31231.2312312312" calcext:value-type="float">
            <text:p>31231.2312312312</text:p>
          </table:table-cell>
          <table:table-cell office:value-type="float" office:value="1378.90881" calcext:value-type="float">
            <text:p>1378.9088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1792" calcext:value-type="float">
            <text:p>-1792</text:p>
          </table:table-cell>
          <table:table-cell office:value-type="float" office:value="-117440512" calcext:value-type="float">
            <text:p>-117440512</text:p>
          </table:table-cell>
          <table:table-cell office:value-type="float" office:value="1117.3341" calcext:value-type="float">
            <text:p>1117.3341</text:p>
          </table:table-cell>
          <table:table-cell office:value-type="float" office:value="73001624" calcext:value-type="float">
            <text:p>73001624</text:p>
          </table:table-cell>
          <table:table-cell office:value-type="float" office:value="1117.3341" calcext:value-type="float">
            <text:p>1117.3341</text:p>
          </table:table-cell>
          <table:table-cell table:number-columns-repeated="4"/>
          <table:table-cell office:value-type="float" office:value="31263.2632632633" calcext:value-type="float">
            <text:p>31263.2632632633</text:p>
          </table:table-cell>
          <table:table-cell office:value-type="float" office:value="1117.3341" calcext:value-type="float">
            <text:p>1117.334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790" calcext:value-type="float">
            <text:p>-1790</text:p>
          </table:table-cell>
          <table:table-cell office:value-type="float" office:value="-117309440" calcext:value-type="float">
            <text:p>-117309440</text:p>
          </table:table-cell>
          <table:table-cell office:value-type="float" office:value="868.28442" calcext:value-type="float">
            <text:p>868.28442</text:p>
          </table:table-cell>
          <table:table-cell office:value-type="float" office:value="58067716" calcext:value-type="float">
            <text:p>58067716</text:p>
          </table:table-cell>
          <table:table-cell office:value-type="float" office:value="868.28442" calcext:value-type="float">
            <text:p>868.28442</text:p>
          </table:table-cell>
          <table:table-cell table:number-columns-repeated="4"/>
          <table:table-cell office:value-type="float" office:value="31295.2952952953" calcext:value-type="float">
            <text:p>31295.2952952953</text:p>
          </table:table-cell>
          <table:table-cell office:value-type="float" office:value="868.28442" calcext:value-type="float">
            <text:p>868.2844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1785" calcext:value-type="float">
            <text:p>-1785</text:p>
          </table:table-cell>
          <table:table-cell office:value-type="float" office:value="-116981760" calcext:value-type="float">
            <text:p>-116981760</text:p>
          </table:table-cell>
          <table:table-cell office:value-type="float" office:value="364.49832" calcext:value-type="float">
            <text:p>364.49832</text:p>
          </table:table-cell>
          <table:table-cell office:value-type="float" office:value="23872364" calcext:value-type="float">
            <text:p>23872364</text:p>
          </table:table-cell>
          <table:table-cell office:value-type="float" office:value="364.49832" calcext:value-type="float">
            <text:p>364.49832</text:p>
          </table:table-cell>
          <table:table-cell table:number-columns-repeated="4"/>
          <table:table-cell office:value-type="float" office:value="31327.3273273273" calcext:value-type="float">
            <text:p>31327.3273273273</text:p>
          </table:table-cell>
          <table:table-cell office:value-type="float" office:value="364.49832" calcext:value-type="float">
            <text:p>364.4983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780" calcext:value-type="float">
            <text:p>-1780</text:p>
          </table:table-cell>
          <table:table-cell office:value-type="float" office:value="-116654080" calcext:value-type="float">
            <text:p>-116654080</text:p>
          </table:table-cell>
          <table:table-cell office:value-type="float" office:value="3384.19677" calcext:value-type="float">
            <text:p>3384.19677</text:p>
          </table:table-cell>
          <table:table-cell office:value-type="float" office:value="221974192" calcext:value-type="float">
            <text:p>221974192</text:p>
          </table:table-cell>
          <table:table-cell office:value-type="float" office:value="3384.19677" calcext:value-type="float">
            <text:p>3384.19677</text:p>
          </table:table-cell>
          <table:table-cell table:number-columns-repeated="4"/>
          <table:table-cell office:value-type="float" office:value="31359.3593593594" calcext:value-type="float">
            <text:p>31359.3593593594</text:p>
          </table:table-cell>
          <table:table-cell office:value-type="float" office:value="3384.19677" calcext:value-type="float">
            <text:p>3384.1967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1774" calcext:value-type="float">
            <text:p>-1774</text:p>
          </table:table-cell>
          <table:table-cell office:value-type="float" office:value="-116260864" calcext:value-type="float">
            <text:p>-116260864</text:p>
          </table:table-cell>
          <table:table-cell office:value-type="float" office:value="2328.98315" calcext:value-type="float">
            <text:p>2328.98315</text:p>
          </table:table-cell>
          <table:table-cell office:value-type="float" office:value="152961648" calcext:value-type="float">
            <text:p>152961648</text:p>
          </table:table-cell>
          <table:table-cell office:value-type="float" office:value="2328.98315" calcext:value-type="float">
            <text:p>2328.98315</text:p>
          </table:table-cell>
          <table:table-cell table:number-columns-repeated="4"/>
          <table:table-cell office:value-type="float" office:value="31391.3913913914" calcext:value-type="float">
            <text:p>31391.3913913914</text:p>
          </table:table-cell>
          <table:table-cell office:value-type="float" office:value="2328.98315" calcext:value-type="float">
            <text:p>2328.9831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769" calcext:value-type="float">
            <text:p>-1769</text:p>
          </table:table-cell>
          <table:table-cell office:value-type="float" office:value="-115933184" calcext:value-type="float">
            <text:p>-115933184</text:p>
          </table:table-cell>
          <table:table-cell office:value-type="float" office:value="2297.43481" calcext:value-type="float">
            <text:p>2297.43481</text:p>
          </table:table-cell>
          <table:table-cell office:value-type="float" office:value="150658080" calcext:value-type="float">
            <text:p>150658080</text:p>
          </table:table-cell>
          <table:table-cell office:value-type="float" office:value="2297.43481" calcext:value-type="float">
            <text:p>2297.43481</text:p>
          </table:table-cell>
          <table:table-cell table:number-columns-repeated="4"/>
          <table:table-cell office:value-type="float" office:value="31423.4234234234" calcext:value-type="float">
            <text:p>31423.4234234234</text:p>
          </table:table-cell>
          <table:table-cell office:value-type="float" office:value="2297.43481" calcext:value-type="float">
            <text:p>2297.4348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1763" calcext:value-type="float">
            <text:p>-1763</text:p>
          </table:table-cell>
          <table:table-cell office:value-type="float" office:value="-115539968" calcext:value-type="float">
            <text:p>-115539968</text:p>
          </table:table-cell>
          <table:table-cell office:value-type="float" office:value="2548.67114" calcext:value-type="float">
            <text:p>2548.67114</text:p>
          </table:table-cell>
          <table:table-cell office:value-type="float" office:value="167167296" calcext:value-type="float">
            <text:p>167167296</text:p>
          </table:table-cell>
          <table:table-cell office:value-type="float" office:value="2548.67114" calcext:value-type="float">
            <text:p>2548.67114</text:p>
          </table:table-cell>
          <table:table-cell table:number-columns-repeated="4"/>
          <table:table-cell office:value-type="float" office:value="31455.4554554555" calcext:value-type="float">
            <text:p>31455.4554554555</text:p>
          </table:table-cell>
          <table:table-cell office:value-type="float" office:value="2548.67114" calcext:value-type="float">
            <text:p>2548.6711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759" calcext:value-type="float">
            <text:p>-1759</text:p>
          </table:table-cell>
          <table:table-cell office:value-type="float" office:value="-115277824" calcext:value-type="float">
            <text:p>-115277824</text:p>
          </table:table-cell>
          <table:table-cell office:value-type="float" office:value="3455.46752" calcext:value-type="float">
            <text:p>3455.46752</text:p>
          </table:table-cell>
          <table:table-cell office:value-type="float" office:value="226129536" calcext:value-type="float">
            <text:p>226129536</text:p>
          </table:table-cell>
          <table:table-cell office:value-type="float" office:value="3455.46752" calcext:value-type="float">
            <text:p>3455.46752</text:p>
          </table:table-cell>
          <table:table-cell table:number-columns-repeated="4"/>
          <table:table-cell office:value-type="float" office:value="31487.4874874875" calcext:value-type="float">
            <text:p>31487.4874874875</text:p>
          </table:table-cell>
          <table:table-cell office:value-type="float" office:value="3455.46752" calcext:value-type="float">
            <text:p>3455.4675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1756" calcext:value-type="float">
            <text:p>-1756</text:p>
          </table:table-cell>
          <table:table-cell office:value-type="float" office:value="-115081216" calcext:value-type="float">
            <text:p>-115081216</text:p>
          </table:table-cell>
          <table:table-cell office:value-type="float" office:value="6118.33105" calcext:value-type="float">
            <text:p>6118.33105</text:p>
          </table:table-cell>
          <table:table-cell office:value-type="float" office:value="400590368" calcext:value-type="float">
            <text:p>400590368</text:p>
          </table:table-cell>
          <table:table-cell office:value-type="float" office:value="6118.33105" calcext:value-type="float">
            <text:p>6118.33105</text:p>
          </table:table-cell>
          <table:table-cell table:number-columns-repeated="4"/>
          <table:table-cell office:value-type="float" office:value="31519.5195195195" calcext:value-type="float">
            <text:p>31519.5195195195</text:p>
          </table:table-cell>
          <table:table-cell office:value-type="float" office:value="6118.33105" calcext:value-type="float">
            <text:p>6118.3310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751" calcext:value-type="float">
            <text:p>-1751</text:p>
          </table:table-cell>
          <table:table-cell office:value-type="float" office:value="-114753536" calcext:value-type="float">
            <text:p>-114753536</text:p>
          </table:table-cell>
          <table:table-cell office:value-type="float" office:value="27611.12304" calcext:value-type="float">
            <text:p>27611.12304</text:p>
          </table:table-cell>
          <table:table-cell office:value-type="float" office:value="1809197952" calcext:value-type="float">
            <text:p>1809197952</text:p>
          </table:table-cell>
          <table:table-cell office:value-type="float" office:value="27611.12304" calcext:value-type="float">
            <text:p>27611.12304</text:p>
          </table:table-cell>
          <table:table-cell table:number-columns-repeated="4"/>
          <table:table-cell office:value-type="float" office:value="31551.5515515515" calcext:value-type="float">
            <text:p>31551.5515515515</text:p>
          </table:table-cell>
          <table:table-cell office:value-type="float" office:value="27611.12304" calcext:value-type="float">
            <text:p>27611.1230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1747" calcext:value-type="float">
            <text:p>-1747</text:p>
          </table:table-cell>
          <table:table-cell office:value-type="float" office:value="-114491392" calcext:value-type="float">
            <text:p>-114491392</text:p>
          </table:table-cell>
          <table:table-cell office:value-type="float" office:value="15188.98144" calcext:value-type="float">
            <text:p>15188.98144</text:p>
          </table:table-cell>
          <table:table-cell office:value-type="float" office:value="995586816" calcext:value-type="float">
            <text:p>995586816</text:p>
          </table:table-cell>
          <table:table-cell office:value-type="float" office:value="15188.98144" calcext:value-type="float">
            <text:p>15188.98144</text:p>
          </table:table-cell>
          <table:table-cell table:number-columns-repeated="4"/>
          <table:table-cell office:value-type="float" office:value="31583.5835835836" calcext:value-type="float">
            <text:p>31583.5835835836</text:p>
          </table:table-cell>
          <table:table-cell office:value-type="float" office:value="15188.98144" calcext:value-type="float">
            <text:p>15188.9814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744" calcext:value-type="float">
            <text:p>-1744</text:p>
          </table:table-cell>
          <table:table-cell office:value-type="float" office:value="-114294784" calcext:value-type="float">
            <text:p>-114294784</text:p>
          </table:table-cell>
          <table:table-cell office:value-type="float" office:value="7159.9331" calcext:value-type="float">
            <text:p>7159.9331</text:p>
          </table:table-cell>
          <table:table-cell office:value-type="float" office:value="469450432" calcext:value-type="float">
            <text:p>469450432</text:p>
          </table:table-cell>
          <table:table-cell office:value-type="float" office:value="7159.9331" calcext:value-type="float">
            <text:p>7159.9331</text:p>
          </table:table-cell>
          <table:table-cell table:number-columns-repeated="4"/>
          <table:table-cell office:value-type="float" office:value="31615.6156156156" calcext:value-type="float">
            <text:p>31615.6156156156</text:p>
          </table:table-cell>
          <table:table-cell office:value-type="float" office:value="7159.9331" calcext:value-type="float">
            <text:p>7159.933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1741" calcext:value-type="float">
            <text:p>-1741</text:p>
          </table:table-cell>
          <table:table-cell office:value-type="float" office:value="-114098176" calcext:value-type="float">
            <text:p>-114098176</text:p>
          </table:table-cell>
          <table:table-cell office:value-type="float" office:value="5329.37841" calcext:value-type="float">
            <text:p>5329.37841</text:p>
          </table:table-cell>
          <table:table-cell office:value-type="float" office:value="348931712" calcext:value-type="float">
            <text:p>348931712</text:p>
          </table:table-cell>
          <table:table-cell office:value-type="float" office:value="5329.37841" calcext:value-type="float">
            <text:p>5329.37841</text:p>
          </table:table-cell>
          <table:table-cell table:number-columns-repeated="4"/>
          <table:table-cell office:value-type="float" office:value="31647.6476476476" calcext:value-type="float">
            <text:p>31647.6476476476</text:p>
          </table:table-cell>
          <table:table-cell office:value-type="float" office:value="5329.37841" calcext:value-type="float">
            <text:p>5329.3784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737" calcext:value-type="float">
            <text:p>-1737</text:p>
          </table:table-cell>
          <table:table-cell office:value-type="float" office:value="-113836032" calcext:value-type="float">
            <text:p>-113836032</text:p>
          </table:table-cell>
          <table:table-cell office:value-type="float" office:value="4631.17041" calcext:value-type="float">
            <text:p>4631.17041</text:p>
          </table:table-cell>
          <table:table-cell office:value-type="float" office:value="303388640" calcext:value-type="float">
            <text:p>303388640</text:p>
          </table:table-cell>
          <table:table-cell office:value-type="float" office:value="4631.17041" calcext:value-type="float">
            <text:p>4631.17041</text:p>
          </table:table-cell>
          <table:table-cell table:number-columns-repeated="4"/>
          <table:table-cell office:value-type="float" office:value="31679.6796796797" calcext:value-type="float">
            <text:p>31679.6796796797</text:p>
          </table:table-cell>
          <table:table-cell office:value-type="float" office:value="4631.17041" calcext:value-type="float">
            <text:p>4631.1704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1733" calcext:value-type="float">
            <text:p>-1733</text:p>
          </table:table-cell>
          <table:table-cell office:value-type="float" office:value="-113573888" calcext:value-type="float">
            <text:p>-113573888</text:p>
          </table:table-cell>
          <table:table-cell office:value-type="float" office:value="4527.5913" calcext:value-type="float">
            <text:p>4527.5913</text:p>
          </table:table-cell>
          <table:table-cell office:value-type="float" office:value="296323744" calcext:value-type="float">
            <text:p>296323744</text:p>
          </table:table-cell>
          <table:table-cell office:value-type="float" office:value="4527.5913" calcext:value-type="float">
            <text:p>4527.5913</text:p>
          </table:table-cell>
          <table:table-cell table:number-columns-repeated="4"/>
          <table:table-cell office:value-type="float" office:value="31711.7117117117" calcext:value-type="float">
            <text:p>31711.7117117117</text:p>
          </table:table-cell>
          <table:table-cell office:value-type="float" office:value="4527.5913" calcext:value-type="float">
            <text:p>4527.59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729" calcext:value-type="float">
            <text:p>-1729</text:p>
          </table:table-cell>
          <table:table-cell office:value-type="float" office:value="-113311744" calcext:value-type="float">
            <text:p>-113311744</text:p>
          </table:table-cell>
          <table:table-cell office:value-type="float" office:value="5317.85888" calcext:value-type="float">
            <text:p>5317.85888</text:p>
          </table:table-cell>
          <table:table-cell office:value-type="float" office:value="348999456" calcext:value-type="float">
            <text:p>348999456</text:p>
          </table:table-cell>
          <table:table-cell office:value-type="float" office:value="5317.85888" calcext:value-type="float">
            <text:p>5317.85888</text:p>
          </table:table-cell>
          <table:table-cell table:number-columns-repeated="4"/>
          <table:table-cell office:value-type="float" office:value="31743.7437437437" calcext:value-type="float">
            <text:p>31743.7437437437</text:p>
          </table:table-cell>
          <table:table-cell office:value-type="float" office:value="5317.85888" calcext:value-type="float">
            <text:p>5317.8588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1726" calcext:value-type="float">
            <text:p>-1726</text:p>
          </table:table-cell>
          <table:table-cell office:value-type="float" office:value="-113115136" calcext:value-type="float">
            <text:p>-113115136</text:p>
          </table:table-cell>
          <table:table-cell office:value-type="float" office:value="19510.79882" calcext:value-type="float">
            <text:p>19510.79882</text:p>
          </table:table-cell>
          <table:table-cell office:value-type="float" office:value="1278333184" calcext:value-type="float">
            <text:p>1278333184</text:p>
          </table:table-cell>
          <table:table-cell office:value-type="float" office:value="19510.79882" calcext:value-type="float">
            <text:p>19510.79882</text:p>
          </table:table-cell>
          <table:table-cell table:number-columns-repeated="4"/>
          <table:table-cell office:value-type="float" office:value="31775.7757757758" calcext:value-type="float">
            <text:p>31775.7757757758</text:p>
          </table:table-cell>
          <table:table-cell office:value-type="float" office:value="19510.79882" calcext:value-type="float">
            <text:p>19510.7988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722" calcext:value-type="float">
            <text:p>-1722</text:p>
          </table:table-cell>
          <table:table-cell office:value-type="float" office:value="-112852992" calcext:value-type="float">
            <text:p>-112852992</text:p>
          </table:table-cell>
          <table:table-cell office:value-type="float" office:value="569.64581" calcext:value-type="float">
            <text:p>569.64581</text:p>
          </table:table-cell>
          <table:table-cell office:value-type="float" office:value="37445432" calcext:value-type="float">
            <text:p>37445432</text:p>
          </table:table-cell>
          <table:table-cell office:value-type="float" office:value="569.64581" calcext:value-type="float">
            <text:p>569.64581</text:p>
          </table:table-cell>
          <table:table-cell table:number-columns-repeated="4"/>
          <table:table-cell office:value-type="float" office:value="31807.8078078078" calcext:value-type="float">
            <text:p>31807.8078078078</text:p>
          </table:table-cell>
          <table:table-cell office:value-type="float" office:value="569.64581" calcext:value-type="float">
            <text:p>569.6458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1719" calcext:value-type="float">
            <text:p>-1719</text:p>
          </table:table-cell>
          <table:table-cell office:value-type="float" office:value="-112656384" calcext:value-type="float">
            <text:p>-112656384</text:p>
          </table:table-cell>
          <table:table-cell office:value-type="float" office:value="1107.91345" calcext:value-type="float">
            <text:p>1107.91345</text:p>
          </table:table-cell>
          <table:table-cell office:value-type="float" office:value="72184648" calcext:value-type="float">
            <text:p>72184648</text:p>
          </table:table-cell>
          <table:table-cell office:value-type="float" office:value="1107.91345" calcext:value-type="float">
            <text:p>1107.91345</text:p>
          </table:table-cell>
          <table:table-cell table:number-columns-repeated="4"/>
          <table:table-cell office:value-type="float" office:value="31839.8398398398" calcext:value-type="float">
            <text:p>31839.8398398398</text:p>
          </table:table-cell>
          <table:table-cell office:value-type="float" office:value="1107.91345" calcext:value-type="float">
            <text:p>1107.9134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716" calcext:value-type="float">
            <text:p>-1716</text:p>
          </table:table-cell>
          <table:table-cell office:value-type="float" office:value="-112459776" calcext:value-type="float">
            <text:p>-112459776</text:p>
          </table:table-cell>
          <table:table-cell office:value-type="float" office:value="1590.65759" calcext:value-type="float">
            <text:p>1590.65759</text:p>
          </table:table-cell>
          <table:table-cell office:value-type="float" office:value="104607416" calcext:value-type="float">
            <text:p>104607416</text:p>
          </table:table-cell>
          <table:table-cell office:value-type="float" office:value="1590.65759" calcext:value-type="float">
            <text:p>1590.65759</text:p>
          </table:table-cell>
          <table:table-cell table:number-columns-repeated="4"/>
          <table:table-cell office:value-type="float" office:value="31871.8718718719" calcext:value-type="float">
            <text:p>31871.8718718719</text:p>
          </table:table-cell>
          <table:table-cell office:value-type="float" office:value="1590.65759" calcext:value-type="float">
            <text:p>1590.6575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1715" calcext:value-type="float">
            <text:p>-1715</text:p>
          </table:table-cell>
          <table:table-cell office:value-type="float" office:value="-112394240" calcext:value-type="float">
            <text:p>-112394240</text:p>
          </table:table-cell>
          <table:table-cell office:value-type="float" office:value="1210.40966" calcext:value-type="float">
            <text:p>1210.40966</text:p>
          </table:table-cell>
          <table:table-cell office:value-type="float" office:value="79255864" calcext:value-type="float">
            <text:p>79255864</text:p>
          </table:table-cell>
          <table:table-cell office:value-type="float" office:value="1210.40966" calcext:value-type="float">
            <text:p>1210.40966</text:p>
          </table:table-cell>
          <table:table-cell table:number-columns-repeated="4"/>
          <table:table-cell office:value-type="float" office:value="31903.9039039039" calcext:value-type="float">
            <text:p>31903.9039039039</text:p>
          </table:table-cell>
          <table:table-cell office:value-type="float" office:value="1210.40966" calcext:value-type="float">
            <text:p>1210.4096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713" calcext:value-type="float">
            <text:p>-1713</text:p>
          </table:table-cell>
          <table:table-cell office:value-type="float" office:value="-112263168" calcext:value-type="float">
            <text:p>-112263168</text:p>
          </table:table-cell>
          <table:table-cell office:value-type="float" office:value="1568.44055" calcext:value-type="float">
            <text:p>1568.44055</text:p>
          </table:table-cell>
          <table:table-cell office:value-type="float" office:value="103245392" calcext:value-type="float">
            <text:p>103245392</text:p>
          </table:table-cell>
          <table:table-cell office:value-type="float" office:value="1568.44055" calcext:value-type="float">
            <text:p>1568.44055</text:p>
          </table:table-cell>
          <table:table-cell table:number-columns-repeated="4"/>
          <table:table-cell office:value-type="float" office:value="31935.9359359359" calcext:value-type="float">
            <text:p>31935.9359359359</text:p>
          </table:table-cell>
          <table:table-cell office:value-type="float" office:value="1568.44055" calcext:value-type="float">
            <text:p>1568.4405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879.97668" calcext:value-type="float">
            <text:p>1879.97668</text:p>
          </table:table-cell>
          <table:table-cell office:value-type="float" office:value="123363792" calcext:value-type="float">
            <text:p>123363792</text:p>
          </table:table-cell>
          <table:table-cell office:value-type="float" office:value="1879.97668" calcext:value-type="float">
            <text:p>1879.97668</text:p>
          </table:table-cell>
          <table:table-cell table:number-columns-repeated="4"/>
          <table:table-cell office:value-type="float" office:value="31967.967967968" calcext:value-type="float">
            <text:p>31967.967967968</text:p>
          </table:table-cell>
          <table:table-cell office:value-type="float" office:value="1879.97668" calcext:value-type="float">
            <text:p>1879.9766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712" calcext:value-type="float">
            <text:p>-1712</text:p>
          </table:table-cell>
          <table:table-cell office:value-type="float" office:value="-112197632" calcext:value-type="float">
            <text:p>-112197632</text:p>
          </table:table-cell>
          <table:table-cell office:value-type="float" office:value="1744062" calcext:value-type="float">
            <text:p>1744062</text:p>
          </table:table-cell>
          <table:table-cell office:value-type="float" office:value="2147483647.83647" calcext:value-type="float">
            <text:p>2147483647.8364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ide While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ter init - before sart i2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terstart I2S -&gt; sleep 1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fore start DMA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fter start DMA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1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leep 2s 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7T19:41:29.274676530</dc:date>
    <meta:editing-duration>PT8M51S</meta:editing-duration>
    <meta:editing-cycles>1</meta:editing-cycles>
    <meta:document-statistic meta:table-count="1" meta:cell-count="804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7.399cm" svg:height="32.062cm" xlink:href=".." xlink:type="simple" chart:class="chart:scatter" chart:style-name="ch1">
        <chart:legend chart:legend-position="end" svg:x="74.6cm" svg:y="15.732cm" style:legend-expansion="high" chart:style-name="ch2"/>
        <chart:plot-area chart:style-name="ch3" table:cell-range-address="'dummy 11_2 frequency'.K30:'dummy 11_2 frequency'.L1029" svg:x="1.547cm" svg:y="0.641cm" svg:width="71.506cm" svg:height="30.78cm">
          <chartooo:coordinate-region svg:x="2.724cm" svg:y="0.84cm" svg:width="69.864cm" svg:height="29.9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ummy 11_2 frequency'.L30:'dummy 11_2 frequency'.L1029" chart:class="chart:scatter">
            <chart:domain table:cell-range-address="'dummy 11_2 frequency'.K30:'dummy 11_2 frequency'.K1029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ummy 11_2 frequency'.K30:'dummy 11_2 frequency'.K1029</svg:desc>
                </draw:g>
              </table:table-cell>
              <table:table-cell office:value-type="float" office:value="0">
                <text:p>0</text:p>
                <draw:g>
                  <svg:desc>'dummy 11_2 frequency'.L30:'dummy 11_2 frequency'.L10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032032032">
                <text:p>32.032032032</text:p>
              </table:table-cell>
              <table:table-cell office:value-type="float" office:value="1879.97668">
                <text:p>1879.97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0640640641">
                <text:p>64.0640640641</text:p>
              </table:table-cell>
              <table:table-cell office:value-type="float" office:value="1568.44055">
                <text:p>1568.440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.0960960961">
                <text:p>96.0960960961</text:p>
              </table:table-cell>
              <table:table-cell office:value-type="float" office:value="1210.40966">
                <text:p>1210.40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.1281281281">
                <text:p>128.1281281281</text:p>
              </table:table-cell>
              <table:table-cell office:value-type="float" office:value="1590.65759">
                <text:p>1590.65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.1601601602">
                <text:p>160.1601601602</text:p>
              </table:table-cell>
              <table:table-cell office:value-type="float" office:value="1107.91345">
                <text:p>1107.91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.1921921922">
                <text:p>192.1921921922</text:p>
              </table:table-cell>
              <table:table-cell office:value-type="float" office:value="569.64581">
                <text:p>569.64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4.2242242242">
                <text:p>224.2242242242</text:p>
              </table:table-cell>
              <table:table-cell office:value-type="float" office:value="19510.79882">
                <text:p>19510.798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.2562562563">
                <text:p>256.2562562563</text:p>
              </table:table-cell>
              <table:table-cell office:value-type="float" office:value="5317.85888">
                <text:p>5317.85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.2882882883">
                <text:p>288.2882882883</text:p>
              </table:table-cell>
              <table:table-cell office:value-type="float" office:value="4527.5913">
                <text:p>4527.5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0.3203203203">
                <text:p>320.3203203203</text:p>
              </table:table-cell>
              <table:table-cell office:value-type="float" office:value="4631.17041">
                <text:p>4631.17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.3523523524">
                <text:p>352.3523523524</text:p>
              </table:table-cell>
              <table:table-cell office:value-type="float" office:value="5329.37841">
                <text:p>5329.37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.3843843844">
                <text:p>384.3843843844</text:p>
              </table:table-cell>
              <table:table-cell office:value-type="float" office:value="7159.9331">
                <text:p>7159.9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6.4164164164">
                <text:p>416.4164164164</text:p>
              </table:table-cell>
              <table:table-cell office:value-type="float" office:value="15188.98144">
                <text:p>15188.98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.4484484484">
                <text:p>448.4484484484</text:p>
              </table:table-cell>
              <table:table-cell office:value-type="float" office:value="27611.12304">
                <text:p>27611.12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0.4804804805">
                <text:p>480.4804804805</text:p>
              </table:table-cell>
              <table:table-cell office:value-type="float" office:value="6118.33105">
                <text:p>6118.33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2.5125125125">
                <text:p>512.5125125125</text:p>
              </table:table-cell>
              <table:table-cell office:value-type="float" office:value="3455.46752">
                <text:p>3455.46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4.5445445445">
                <text:p>544.5445445445</text:p>
              </table:table-cell>
              <table:table-cell office:value-type="float" office:value="2548.67114">
                <text:p>2548.671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6.5765765766">
                <text:p>576.5765765766</text:p>
              </table:table-cell>
              <table:table-cell office:value-type="float" office:value="2297.43481">
                <text:p>2297.434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8.6086086086">
                <text:p>608.6086086086</text:p>
              </table:table-cell>
              <table:table-cell office:value-type="float" office:value="2328.98315">
                <text:p>2328.983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0.6406406406">
                <text:p>640.6406406406</text:p>
              </table:table-cell>
              <table:table-cell office:value-type="float" office:value="3384.19677">
                <text:p>3384.196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2.6726726727">
                <text:p>672.6726726727</text:p>
              </table:table-cell>
              <table:table-cell office:value-type="float" office:value="364.49832">
                <text:p>364.498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4.7047047047">
                <text:p>704.7047047047</text:p>
              </table:table-cell>
              <table:table-cell office:value-type="float" office:value="868.28442">
                <text:p>868.284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6.7367367367">
                <text:p>736.7367367367</text:p>
              </table:table-cell>
              <table:table-cell office:value-type="float" office:value="1117.3341">
                <text:p>1117.3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8.7687687688">
                <text:p>768.7687687688</text:p>
              </table:table-cell>
              <table:table-cell office:value-type="float" office:value="1378.90881">
                <text:p>1378.90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.8008008008">
                <text:p>800.8008008008</text:p>
              </table:table-cell>
              <table:table-cell office:value-type="float" office:value="1338.93542">
                <text:p>1338.93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2.8328328328">
                <text:p>832.8328328328</text:p>
              </table:table-cell>
              <table:table-cell office:value-type="float" office:value="1226.92358">
                <text:p>1226.92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4.8648648649">
                <text:p>864.8648648649</text:p>
              </table:table-cell>
              <table:table-cell office:value-type="float" office:value="614.56927">
                <text:p>614.569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6.8968968969">
                <text:p>896.8968968969</text:p>
              </table:table-cell>
              <table:table-cell office:value-type="float" office:value="2121.34277">
                <text:p>2121.34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8.9289289289">
                <text:p>928.9289289289</text:p>
              </table:table-cell>
              <table:table-cell office:value-type="float" office:value="1833.02258">
                <text:p>1833.02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0.960960961">
                <text:p>960.960960961</text:p>
              </table:table-cell>
              <table:table-cell office:value-type="float" office:value="1824.56713">
                <text:p>1824.567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2.992992993">
                <text:p>992.992992993</text:p>
              </table:table-cell>
              <table:table-cell office:value-type="float" office:value="1684.76135">
                <text:p>1684.76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5.025025025">
                <text:p>1025.025025025</text:p>
              </table:table-cell>
              <table:table-cell office:value-type="float" office:value="1705.41833">
                <text:p>1705.418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57.0570570571">
                <text:p>1057.0570570571</text:p>
              </table:table-cell>
              <table:table-cell office:value-type="float" office:value="1720.92858">
                <text:p>1720.928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89.0890890891">
                <text:p>1089.0890890891</text:p>
              </table:table-cell>
              <table:table-cell office:value-type="float" office:value="1771.76708">
                <text:p>1771.76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1.1211211211">
                <text:p>1121.1211211211</text:p>
              </table:table-cell>
              <table:table-cell office:value-type="float" office:value="1656.70886">
                <text:p>1656.70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3.1531531532">
                <text:p>1153.1531531532</text:p>
              </table:table-cell>
              <table:table-cell office:value-type="float" office:value="1693.31835">
                <text:p>1693.318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5.1851851852">
                <text:p>1185.1851851852</text:p>
              </table:table-cell>
              <table:table-cell office:value-type="float" office:value="1666.82202">
                <text:p>1666.82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7.2172172172">
                <text:p>1217.2172172172</text:p>
              </table:table-cell>
              <table:table-cell office:value-type="float" office:value="2102.46533">
                <text:p>2102.46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9.2492492493">
                <text:p>1249.2492492493</text:p>
              </table:table-cell>
              <table:table-cell office:value-type="float" office:value="1686.49621">
                <text:p>1686.49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1.2812812813">
                <text:p>1281.2812812813</text:p>
              </table:table-cell>
              <table:table-cell office:value-type="float" office:value="1709.07543">
                <text:p>1709.075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3.3133133133">
                <text:p>1313.3133133133</text:p>
              </table:table-cell>
              <table:table-cell office:value-type="float" office:value="1294.234">
                <text:p>1294.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5.3453453454">
                <text:p>1345.3453453454</text:p>
              </table:table-cell>
              <table:table-cell office:value-type="float" office:value="1701.26354">
                <text:p>1701.26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7.3773773774">
                <text:p>1377.3773773774</text:p>
              </table:table-cell>
              <table:table-cell office:value-type="float" office:value="1744.57165">
                <text:p>1744.57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09.4094094094">
                <text:p>1409.4094094094</text:p>
              </table:table-cell>
              <table:table-cell office:value-type="float" office:value="1704.81579">
                <text:p>1704.81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41.4414414415">
                <text:p>1441.4414414415</text:p>
              </table:table-cell>
              <table:table-cell office:value-type="float" office:value="1725.83959">
                <text:p>1725.839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73.4734734735">
                <text:p>1473.4734734735</text:p>
              </table:table-cell>
              <table:table-cell office:value-type="float" office:value="1706.49743">
                <text:p>1706.497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5.5055055055">
                <text:p>1505.5055055055</text:p>
              </table:table-cell>
              <table:table-cell office:value-type="float" office:value="1695.60498">
                <text:p>1695.604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7.5375375375">
                <text:p>1537.5375375375</text:p>
              </table:table-cell>
              <table:table-cell office:value-type="float" office:value="1624.09191">
                <text:p>1624.09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9.5695695696">
                <text:p>1569.5695695696</text:p>
              </table:table-cell>
              <table:table-cell office:value-type="float" office:value="1674.30004">
                <text:p>1674.30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1.6016016016">
                <text:p>1601.6016016016</text:p>
              </table:table-cell>
              <table:table-cell office:value-type="float" office:value="1729.02001">
                <text:p>1729.02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3.6336336336">
                <text:p>1633.6336336336</text:p>
              </table:table-cell>
              <table:table-cell office:value-type="float" office:value="1749.9978">
                <text:p>1749.99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65.6656656657">
                <text:p>1665.6656656657</text:p>
              </table:table-cell>
              <table:table-cell office:value-type="float" office:value="1744.86694">
                <text:p>1744.866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97.6976976977">
                <text:p>1697.6976976977</text:p>
              </table:table-cell>
              <table:table-cell office:value-type="float" office:value="1712.91113">
                <text:p>1712.911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29.7297297297">
                <text:p>1729.7297297297</text:p>
              </table:table-cell>
              <table:table-cell office:value-type="float" office:value="1681.88146">
                <text:p>1681.881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61.7617617618">
                <text:p>1761.7617617618</text:p>
              </table:table-cell>
              <table:table-cell office:value-type="float" office:value="1688.95043">
                <text:p>1688.950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93.7937937938">
                <text:p>1793.7937937938</text:p>
              </table:table-cell>
              <table:table-cell office:value-type="float" office:value="1704.72521">
                <text:p>1704.725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5.8258258258">
                <text:p>1825.8258258258</text:p>
              </table:table-cell>
              <table:table-cell office:value-type="float" office:value="1725.07788">
                <text:p>1725.077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7.8578578579">
                <text:p>1857.8578578579</text:p>
              </table:table-cell>
              <table:table-cell office:value-type="float" office:value="1700.7965">
                <text:p>1700.79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89.8898898899">
                <text:p>1889.8898898899</text:p>
              </table:table-cell>
              <table:table-cell office:value-type="float" office:value="1745.51342">
                <text:p>1745.513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21.9219219219">
                <text:p>1921.9219219219</text:p>
              </table:table-cell>
              <table:table-cell office:value-type="float" office:value="1733.02587">
                <text:p>1733.025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53.953953954">
                <text:p>1953.953953954</text:p>
              </table:table-cell>
              <table:table-cell office:value-type="float" office:value="1749.23828">
                <text:p>1749.238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5.985985986">
                <text:p>1985.985985986</text:p>
              </table:table-cell>
              <table:table-cell office:value-type="float" office:value="1720.84472">
                <text:p>1720.844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8.018018018">
                <text:p>2018.018018018</text:p>
              </table:table-cell>
              <table:table-cell office:value-type="float" office:value="1770.54699">
                <text:p>1770.546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50.0500500501">
                <text:p>2050.0500500501</text:p>
              </table:table-cell>
              <table:table-cell office:value-type="float" office:value="1723.35888">
                <text:p>1723.358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2.0820820821">
                <text:p>2082.0820820821</text:p>
              </table:table-cell>
              <table:table-cell office:value-type="float" office:value="1745.22619">
                <text:p>1745.226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4.1141141141">
                <text:p>2114.1141141141</text:p>
              </table:table-cell>
              <table:table-cell office:value-type="float" office:value="1772.30383">
                <text:p>1772.303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46.1461461462">
                <text:p>2146.1461461462</text:p>
              </table:table-cell>
              <table:table-cell office:value-type="float" office:value="1757.80175">
                <text:p>1757.801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78.1781781782">
                <text:p>2178.1781781782</text:p>
              </table:table-cell>
              <table:table-cell office:value-type="float" office:value="1833.72961">
                <text:p>1833.729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10.2102102102">
                <text:p>2210.2102102102</text:p>
              </table:table-cell>
              <table:table-cell office:value-type="float" office:value="1673.22424">
                <text:p>1673.22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42.2422422423">
                <text:p>2242.2422422423</text:p>
              </table:table-cell>
              <table:table-cell office:value-type="float" office:value="1758.04736">
                <text:p>1758.047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4.2742742743">
                <text:p>2274.2742742743</text:p>
              </table:table-cell>
              <table:table-cell office:value-type="float" office:value="1709.86389">
                <text:p>1709.863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06.3063063063">
                <text:p>2306.3063063063</text:p>
              </table:table-cell>
              <table:table-cell office:value-type="float" office:value="1728.6549">
                <text:p>1728.6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38.3383383383">
                <text:p>2338.3383383383</text:p>
              </table:table-cell>
              <table:table-cell office:value-type="float" office:value="1721.89611">
                <text:p>1721.89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70.3703703704">
                <text:p>2370.3703703704</text:p>
              </table:table-cell>
              <table:table-cell office:value-type="float" office:value="1636.44104">
                <text:p>1636.44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02.4024024024">
                <text:p>2402.4024024024</text:p>
              </table:table-cell>
              <table:table-cell office:value-type="float" office:value="1501.81787">
                <text:p>1501.817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34.4344344344">
                <text:p>2434.4344344344</text:p>
              </table:table-cell>
              <table:table-cell office:value-type="float" office:value="1790.48913">
                <text:p>1790.489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66.4664664665">
                <text:p>2466.4664664665</text:p>
              </table:table-cell>
              <table:table-cell office:value-type="float" office:value="1820.92419">
                <text:p>1820.92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8.4984984985">
                <text:p>2498.4984984985</text:p>
              </table:table-cell>
              <table:table-cell office:value-type="float" office:value="1739.35656">
                <text:p>1739.35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30.5305305305">
                <text:p>2530.5305305305</text:p>
              </table:table-cell>
              <table:table-cell office:value-type="float" office:value="1676.73828">
                <text:p>1676.738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62.5625625626">
                <text:p>2562.5625625626</text:p>
              </table:table-cell>
              <table:table-cell office:value-type="float" office:value="1771.3518">
                <text:p>1771.35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94.5945945946">
                <text:p>2594.5945945946</text:p>
              </table:table-cell>
              <table:table-cell office:value-type="float" office:value="1737.97314">
                <text:p>1737.973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26.6266266266">
                <text:p>2626.6266266266</text:p>
              </table:table-cell>
              <table:table-cell office:value-type="float" office:value="1589.92858">
                <text:p>1589.928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58.6586586587">
                <text:p>2658.6586586587</text:p>
              </table:table-cell>
              <table:table-cell office:value-type="float" office:value="1733.57348">
                <text:p>1733.573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90.6906906907">
                <text:p>2690.6906906907</text:p>
              </table:table-cell>
              <table:table-cell office:value-type="float" office:value="1795.98718">
                <text:p>1795.987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22.7227227227">
                <text:p>2722.7227227227</text:p>
              </table:table-cell>
              <table:table-cell office:value-type="float" office:value="1695.85229">
                <text:p>1695.852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54.7547547548">
                <text:p>2754.7547547548</text:p>
              </table:table-cell>
              <table:table-cell office:value-type="float" office:value="1816.9541">
                <text:p>1816.95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86.7867867868">
                <text:p>2786.7867867868</text:p>
              </table:table-cell>
              <table:table-cell office:value-type="float" office:value="1733.77136">
                <text:p>1733.77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18.8188188188">
                <text:p>2818.8188188188</text:p>
              </table:table-cell>
              <table:table-cell office:value-type="float" office:value="1793.51696">
                <text:p>1793.51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50.8508508509">
                <text:p>2850.8508508509</text:p>
              </table:table-cell>
              <table:table-cell office:value-type="float" office:value="1853.38879">
                <text:p>1853.388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82.8828828829">
                <text:p>2882.8828828829</text:p>
              </table:table-cell>
              <table:table-cell office:value-type="float" office:value="1755.92797">
                <text:p>1755.92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4.9149149149">
                <text:p>2914.9149149149</text:p>
              </table:table-cell>
              <table:table-cell office:value-type="float" office:value="1791.47875">
                <text:p>1791.47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46.946946947">
                <text:p>2946.946946947</text:p>
              </table:table-cell>
              <table:table-cell office:value-type="float" office:value="1792.13256">
                <text:p>1792.13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78.978978979">
                <text:p>2978.978978979</text:p>
              </table:table-cell>
              <table:table-cell office:value-type="float" office:value="1812.19873">
                <text:p>1812.198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11.011011011">
                <text:p>3011.011011011</text:p>
              </table:table-cell>
              <table:table-cell office:value-type="float" office:value="1753.52844">
                <text:p>1753.528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43.0430430431">
                <text:p>3043.0430430431</text:p>
              </table:table-cell>
              <table:table-cell office:value-type="float" office:value="1830.60534">
                <text:p>1830.605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75.0750750751">
                <text:p>3075.0750750751</text:p>
              </table:table-cell>
              <table:table-cell office:value-type="float" office:value="1565.78125">
                <text:p>1565.78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7.1071071071">
                <text:p>3107.1071071071</text:p>
              </table:table-cell>
              <table:table-cell office:value-type="float" office:value="1702.48803">
                <text:p>1702.488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39.1391391391">
                <text:p>3139.1391391391</text:p>
              </table:table-cell>
              <table:table-cell office:value-type="float" office:value="1732.21752">
                <text:p>1732.21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71.1711711712">
                <text:p>3171.1711711712</text:p>
              </table:table-cell>
              <table:table-cell office:value-type="float" office:value="1728.76916">
                <text:p>1728.769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03.2032032032">
                <text:p>3203.2032032032</text:p>
              </table:table-cell>
              <table:table-cell office:value-type="float" office:value="1684.42077">
                <text:p>1684.420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35.2352352352">
                <text:p>3235.2352352352</text:p>
              </table:table-cell>
              <table:table-cell office:value-type="float" office:value="1749.28027">
                <text:p>1749.280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67.2672672673">
                <text:p>3267.2672672673</text:p>
              </table:table-cell>
              <table:table-cell office:value-type="float" office:value="1744.11401">
                <text:p>1744.11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299.2992992993">
                <text:p>3299.2992992993</text:p>
              </table:table-cell>
              <table:table-cell office:value-type="float" office:value="1731.56445">
                <text:p>1731.564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31.3313313313">
                <text:p>3331.3313313313</text:p>
              </table:table-cell>
              <table:table-cell office:value-type="float" office:value="1704.58093">
                <text:p>1704.580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63.3633633634">
                <text:p>3363.3633633634</text:p>
              </table:table-cell>
              <table:table-cell office:value-type="float" office:value="1750.20727">
                <text:p>1750.207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95.3953953954">
                <text:p>3395.3953953954</text:p>
              </table:table-cell>
              <table:table-cell office:value-type="float" office:value="1759.30078">
                <text:p>1759.300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27.4274274274">
                <text:p>3427.4274274274</text:p>
              </table:table-cell>
              <table:table-cell office:value-type="float" office:value="1719.70788">
                <text:p>1719.707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59.4594594595">
                <text:p>3459.4594594595</text:p>
              </table:table-cell>
              <table:table-cell office:value-type="float" office:value="1747.88073">
                <text:p>1747.880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1.4914914915">
                <text:p>3491.4914914915</text:p>
              </table:table-cell>
              <table:table-cell office:value-type="float" office:value="1726.24108">
                <text:p>1726.241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23.5235235235">
                <text:p>3523.5235235235</text:p>
              </table:table-cell>
              <table:table-cell office:value-type="float" office:value="1723.46118">
                <text:p>1723.461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55.5555555556">
                <text:p>3555.5555555556</text:p>
              </table:table-cell>
              <table:table-cell office:value-type="float" office:value="1716.26379">
                <text:p>1716.263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87.5875875876">
                <text:p>3587.5875875876</text:p>
              </table:table-cell>
              <table:table-cell office:value-type="float" office:value="1743.02099">
                <text:p>1743.020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19.6196196196">
                <text:p>3619.6196196196</text:p>
              </table:table-cell>
              <table:table-cell office:value-type="float" office:value="1736.14245">
                <text:p>1736.142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51.6516516517">
                <text:p>3651.6516516517</text:p>
              </table:table-cell>
              <table:table-cell office:value-type="float" office:value="1719.62707">
                <text:p>1719.627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683.6836836837">
                <text:p>3683.6836836837</text:p>
              </table:table-cell>
              <table:table-cell office:value-type="float" office:value="1744.13146">
                <text:p>1744.131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15.7157157157">
                <text:p>3715.7157157157</text:p>
              </table:table-cell>
              <table:table-cell office:value-type="float" office:value="1737.78271">
                <text:p>1737.782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47.7477477478">
                <text:p>3747.7477477478</text:p>
              </table:table-cell>
              <table:table-cell office:value-type="float" office:value="1728.79907">
                <text:p>1728.799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79.7797797798">
                <text:p>3779.7797797798</text:p>
              </table:table-cell>
              <table:table-cell office:value-type="float" office:value="1699.12841">
                <text:p>1699.128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11.8118118118">
                <text:p>3811.8118118118</text:p>
              </table:table-cell>
              <table:table-cell office:value-type="float" office:value="1724.1051">
                <text:p>1724.10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43.8438438439">
                <text:p>3843.8438438439</text:p>
              </table:table-cell>
              <table:table-cell office:value-type="float" office:value="1719.32922">
                <text:p>1719.329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75.8758758759">
                <text:p>3875.8758758759</text:p>
              </table:table-cell>
              <table:table-cell office:value-type="float" office:value="1746.52392">
                <text:p>1746.523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07.9079079079">
                <text:p>3907.9079079079</text:p>
              </table:table-cell>
              <table:table-cell office:value-type="float" office:value="1754.87011">
                <text:p>1754.870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39.9399399399">
                <text:p>3939.9399399399</text:p>
              </table:table-cell>
              <table:table-cell office:value-type="float" office:value="1805.81469">
                <text:p>1805.814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71.971971972">
                <text:p>3971.971971972</text:p>
              </table:table-cell>
              <table:table-cell office:value-type="float" office:value="1702.99951">
                <text:p>1702.999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004.004004004">
                <text:p>4004.004004004</text:p>
              </table:table-cell>
              <table:table-cell office:value-type="float" office:value="1797.11999">
                <text:p>1797.11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036.036036036">
                <text:p>4036.036036036</text:p>
              </table:table-cell>
              <table:table-cell office:value-type="float" office:value="1730.65368">
                <text:p>1730.653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68.0680680681">
                <text:p>4068.0680680681</text:p>
              </table:table-cell>
              <table:table-cell office:value-type="float" office:value="1747.39721">
                <text:p>1747.397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00.1001001001">
                <text:p>4100.1001001001</text:p>
              </table:table-cell>
              <table:table-cell office:value-type="float" office:value="1734.64965">
                <text:p>1734.649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32.1321321321">
                <text:p>4132.1321321321</text:p>
              </table:table-cell>
              <table:table-cell office:value-type="float" office:value="1756.09313">
                <text:p>1756.09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64.1641641642">
                <text:p>4164.1641641642</text:p>
              </table:table-cell>
              <table:table-cell office:value-type="float" office:value="1742.14135">
                <text:p>1742.141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96.1961961962">
                <text:p>4196.1961961962</text:p>
              </table:table-cell>
              <table:table-cell office:value-type="float" office:value="1731.00231">
                <text:p>1731.002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228.2282282282">
                <text:p>4228.2282282282</text:p>
              </table:table-cell>
              <table:table-cell office:value-type="float" office:value="1736.47216">
                <text:p>1736.472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260.2602602603">
                <text:p>4260.2602602603</text:p>
              </table:table-cell>
              <table:table-cell office:value-type="float" office:value="1764.04528">
                <text:p>1764.045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92.2922922923">
                <text:p>4292.2922922923</text:p>
              </table:table-cell>
              <table:table-cell office:value-type="float" office:value="1748.53564">
                <text:p>1748.535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24.3243243243">
                <text:p>4324.3243243243</text:p>
              </table:table-cell>
              <table:table-cell office:value-type="float" office:value="1788.06005">
                <text:p>1788.060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56.3563563564">
                <text:p>4356.3563563564</text:p>
              </table:table-cell>
              <table:table-cell office:value-type="float" office:value="1699.25549">
                <text:p>1699.255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88.3883883884">
                <text:p>4388.3883883884</text:p>
              </table:table-cell>
              <table:table-cell office:value-type="float" office:value="1777.27465">
                <text:p>1777.274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420.4204204204">
                <text:p>4420.4204204204</text:p>
              </table:table-cell>
              <table:table-cell office:value-type="float" office:value="1750.90136">
                <text:p>1750.901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452.4524524525">
                <text:p>4452.4524524525</text:p>
              </table:table-cell>
              <table:table-cell office:value-type="float" office:value="1751.81677">
                <text:p>1751.816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484.4844844845">
                <text:p>4484.4844844845</text:p>
              </table:table-cell>
              <table:table-cell office:value-type="float" office:value="1726.03613">
                <text:p>1726.03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16.5165165165">
                <text:p>4516.5165165165</text:p>
              </table:table-cell>
              <table:table-cell office:value-type="float" office:value="1714.04248">
                <text:p>1714.042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48.5485485486">
                <text:p>4548.5485485486</text:p>
              </table:table-cell>
              <table:table-cell office:value-type="float" office:value="1768.93786">
                <text:p>1768.937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80.5805805806">
                <text:p>4580.5805805806</text:p>
              </table:table-cell>
              <table:table-cell office:value-type="float" office:value="1756.20703">
                <text:p>1756.207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12.6126126126">
                <text:p>4612.6126126126</text:p>
              </table:table-cell>
              <table:table-cell office:value-type="float" office:value="1742.22204">
                <text:p>1742.222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44.6446446447">
                <text:p>4644.6446446447</text:p>
              </table:table-cell>
              <table:table-cell office:value-type="float" office:value="1779.20324">
                <text:p>1779.2032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76.6766766767">
                <text:p>4676.6766766767</text:p>
              </table:table-cell>
              <table:table-cell office:value-type="float" office:value="1780.44128">
                <text:p>1780.44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708.7087087087">
                <text:p>4708.7087087087</text:p>
              </table:table-cell>
              <table:table-cell office:value-type="float" office:value="1718.2467">
                <text:p>1718.24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740.7407407407">
                <text:p>4740.7407407407</text:p>
              </table:table-cell>
              <table:table-cell office:value-type="float" office:value="1724.15942">
                <text:p>1724.159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72.7727727728">
                <text:p>4772.7727727728</text:p>
              </table:table-cell>
              <table:table-cell office:value-type="float" office:value="1739.1427">
                <text:p>1739.14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804.8048048048">
                <text:p>4804.8048048048</text:p>
              </table:table-cell>
              <table:table-cell office:value-type="float" office:value="1775.97851">
                <text:p>1775.978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836.8368368368">
                <text:p>4836.8368368368</text:p>
              </table:table-cell>
              <table:table-cell office:value-type="float" office:value="1740.40515">
                <text:p>1740.405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68.8688688689">
                <text:p>4868.8688688689</text:p>
              </table:table-cell>
              <table:table-cell office:value-type="float" office:value="1712.79345">
                <text:p>1712.79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00.9009009009">
                <text:p>4900.9009009009</text:p>
              </table:table-cell>
              <table:table-cell office:value-type="float" office:value="1715.72399">
                <text:p>1715.723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932.9329329329">
                <text:p>4932.9329329329</text:p>
              </table:table-cell>
              <table:table-cell office:value-type="float" office:value="1745.479">
                <text:p>1745.4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64.964964965">
                <text:p>4964.964964965</text:p>
              </table:table-cell>
              <table:table-cell office:value-type="float" office:value="1724.92126">
                <text:p>1724.921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96.996996997">
                <text:p>4996.996996997</text:p>
              </table:table-cell>
              <table:table-cell office:value-type="float" office:value="1770.07482">
                <text:p>1770.074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29.029029029">
                <text:p>5029.029029029</text:p>
              </table:table-cell>
              <table:table-cell office:value-type="float" office:value="1722.6311">
                <text:p>1722.63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061.0610610611">
                <text:p>5061.0610610611</text:p>
              </table:table-cell>
              <table:table-cell office:value-type="float" office:value="1749.66674">
                <text:p>1749.666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093.0930930931">
                <text:p>5093.0930930931</text:p>
              </table:table-cell>
              <table:table-cell office:value-type="float" office:value="1744.73852">
                <text:p>1744.738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25.1251251251">
                <text:p>5125.1251251251</text:p>
              </table:table-cell>
              <table:table-cell office:value-type="float" office:value="1741.04125">
                <text:p>1741.04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157.1571571572">
                <text:p>5157.1571571572</text:p>
              </table:table-cell>
              <table:table-cell office:value-type="float" office:value="1725.19323">
                <text:p>1725.193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189.1891891892">
                <text:p>5189.1891891892</text:p>
              </table:table-cell>
              <table:table-cell office:value-type="float" office:value="1757.40979">
                <text:p>1757.40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21.2212212212">
                <text:p>5221.2212212212</text:p>
              </table:table-cell>
              <table:table-cell office:value-type="float" office:value="1744.43139">
                <text:p>1744.43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53.2532532533">
                <text:p>5253.2532532533</text:p>
              </table:table-cell>
              <table:table-cell office:value-type="float" office:value="1718.7666">
                <text:p>1718.76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85.2852852853">
                <text:p>5285.2852852853</text:p>
              </table:table-cell>
              <table:table-cell office:value-type="float" office:value="1744.56066">
                <text:p>1744.560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17.3173173173">
                <text:p>5317.3173173173</text:p>
              </table:table-cell>
              <table:table-cell office:value-type="float" office:value="1705.833">
                <text:p>1705.8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349.3493493494">
                <text:p>5349.3493493494</text:p>
              </table:table-cell>
              <table:table-cell office:value-type="float" office:value="1745.24121">
                <text:p>1745.241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381.3813813814">
                <text:p>5381.3813813814</text:p>
              </table:table-cell>
              <table:table-cell office:value-type="float" office:value="1711.74353">
                <text:p>1711.743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13.4134134134">
                <text:p>5413.4134134134</text:p>
              </table:table-cell>
              <table:table-cell office:value-type="float" office:value="1746.0321">
                <text:p>1746.03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45.4454454455">
                <text:p>5445.4454454455</text:p>
              </table:table-cell>
              <table:table-cell office:value-type="float" office:value="1729.61865">
                <text:p>1729.618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77.4774774775">
                <text:p>5477.4774774775</text:p>
              </table:table-cell>
              <table:table-cell office:value-type="float" office:value="1789.32202">
                <text:p>1789.322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509.5095095095">
                <text:p>5509.5095095095</text:p>
              </table:table-cell>
              <table:table-cell office:value-type="float" office:value="1746.60559">
                <text:p>1746.605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541.5415415416">
                <text:p>5541.5415415416</text:p>
              </table:table-cell>
              <table:table-cell office:value-type="float" office:value="1749.27087">
                <text:p>1749.270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73.5735735736">
                <text:p>5573.5735735736</text:p>
              </table:table-cell>
              <table:table-cell office:value-type="float" office:value="1765.51147">
                <text:p>1765.511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605.6056056056">
                <text:p>5605.6056056056</text:p>
              </table:table-cell>
              <table:table-cell office:value-type="float" office:value="1728.05517">
                <text:p>1728.055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637.6376376376">
                <text:p>5637.6376376376</text:p>
              </table:table-cell>
              <table:table-cell office:value-type="float" office:value="1722.80493">
                <text:p>1722.804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669.6696696697">
                <text:p>5669.6696696697</text:p>
              </table:table-cell>
              <table:table-cell office:value-type="float" office:value="1717.21472">
                <text:p>1717.214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01.7017017017">
                <text:p>5701.7017017017</text:p>
              </table:table-cell>
              <table:table-cell office:value-type="float" office:value="1787.35229">
                <text:p>1787.352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33.7337337337">
                <text:p>5733.7337337337</text:p>
              </table:table-cell>
              <table:table-cell office:value-type="float" office:value="1736.93164">
                <text:p>1736.931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65.7657657658">
                <text:p>5765.7657657658</text:p>
              </table:table-cell>
              <table:table-cell office:value-type="float" office:value="1751.61181">
                <text:p>1751.611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797.7977977978">
                <text:p>5797.7977977978</text:p>
              </table:table-cell>
              <table:table-cell office:value-type="float" office:value="1753.46411">
                <text:p>1753.464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29.8298298298">
                <text:p>5829.8298298298</text:p>
              </table:table-cell>
              <table:table-cell office:value-type="float" office:value="1753.21093">
                <text:p>1753.210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61.8618618619">
                <text:p>5861.8618618619</text:p>
              </table:table-cell>
              <table:table-cell office:value-type="float" office:value="1767.93603">
                <text:p>1767.936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93.8938938939">
                <text:p>5893.8938938939</text:p>
              </table:table-cell>
              <table:table-cell office:value-type="float" office:value="1754.20642">
                <text:p>1754.206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25.9259259259">
                <text:p>5925.9259259259</text:p>
              </table:table-cell>
              <table:table-cell office:value-type="float" office:value="1770.6892">
                <text:p>1770.6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57.957957958">
                <text:p>5957.957957958</text:p>
              </table:table-cell>
              <table:table-cell office:value-type="float" office:value="1737.26586">
                <text:p>1737.265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89.98998999">
                <text:p>5989.98998999</text:p>
              </table:table-cell>
              <table:table-cell office:value-type="float" office:value="1745.9425">
                <text:p>1745.9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22.022022022">
                <text:p>6022.022022022</text:p>
              </table:table-cell>
              <table:table-cell office:value-type="float" office:value="1751.54052">
                <text:p>1751.540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054.0540540541">
                <text:p>6054.0540540541</text:p>
              </table:table-cell>
              <table:table-cell office:value-type="float" office:value="1734.92932">
                <text:p>1734.929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086.0860860861">
                <text:p>6086.0860860861</text:p>
              </table:table-cell>
              <table:table-cell office:value-type="float" office:value="1733.09838">
                <text:p>1733.098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118.1181181181">
                <text:p>6118.1181181181</text:p>
              </table:table-cell>
              <table:table-cell office:value-type="float" office:value="1741.01953">
                <text:p>1741.019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150.1501501502">
                <text:p>6150.1501501502</text:p>
              </table:table-cell>
              <table:table-cell office:value-type="float" office:value="1753.14892">
                <text:p>1753.14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82.1821821822">
                <text:p>6182.1821821822</text:p>
              </table:table-cell>
              <table:table-cell office:value-type="float" office:value="1737.84069">
                <text:p>1737.840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14.2142142142">
                <text:p>6214.2142142142</text:p>
              </table:table-cell>
              <table:table-cell office:value-type="float" office:value="1758.67932">
                <text:p>1758.679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46.2462462463">
                <text:p>6246.2462462463</text:p>
              </table:table-cell>
              <table:table-cell office:value-type="float" office:value="1731.00292">
                <text:p>1731.0029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78.2782782783">
                <text:p>6278.2782782783</text:p>
              </table:table-cell>
              <table:table-cell office:value-type="float" office:value="1757.29711">
                <text:p>1757.297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310.3103103103">
                <text:p>6310.3103103103</text:p>
              </table:table-cell>
              <table:table-cell office:value-type="float" office:value="1741.05273">
                <text:p>1741.052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342.3423423424">
                <text:p>6342.3423423424</text:p>
              </table:table-cell>
              <table:table-cell office:value-type="float" office:value="1781.51757">
                <text:p>1781.517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374.3743743744">
                <text:p>6374.3743743744</text:p>
              </table:table-cell>
              <table:table-cell office:value-type="float" office:value="1735.15014">
                <text:p>1735.150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06.4064064064">
                <text:p>6406.4064064064</text:p>
              </table:table-cell>
              <table:table-cell office:value-type="float" office:value="1753.36767">
                <text:p>1753.367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438.4384384384">
                <text:p>6438.4384384384</text:p>
              </table:table-cell>
              <table:table-cell office:value-type="float" office:value="1733.33874">
                <text:p>1733.338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70.4704704705">
                <text:p>6470.4704704705</text:p>
              </table:table-cell>
              <table:table-cell office:value-type="float" office:value="1753.42395">
                <text:p>1753.423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502.5025025025">
                <text:p>6502.5025025025</text:p>
              </table:table-cell>
              <table:table-cell office:value-type="float" office:value="1734.60729">
                <text:p>1734.607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534.5345345345">
                <text:p>6534.5345345345</text:p>
              </table:table-cell>
              <table:table-cell office:value-type="float" office:value="1741.08752">
                <text:p>1741.087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66.5665665666">
                <text:p>6566.5665665666</text:p>
              </table:table-cell>
              <table:table-cell office:value-type="float" office:value="1754.84704">
                <text:p>1754.847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98.5985985986">
                <text:p>6598.5985985986</text:p>
              </table:table-cell>
              <table:table-cell office:value-type="float" office:value="1731.93725">
                <text:p>1731.937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630.6306306306">
                <text:p>6630.6306306306</text:p>
              </table:table-cell>
              <table:table-cell office:value-type="float" office:value="1746.7423">
                <text:p>1746.74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662.6626626627">
                <text:p>6662.6626626627</text:p>
              </table:table-cell>
              <table:table-cell office:value-type="float" office:value="1730.22302">
                <text:p>1730.223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94.6946946947">
                <text:p>6694.6946946947</text:p>
              </table:table-cell>
              <table:table-cell office:value-type="float" office:value="1755.28125">
                <text:p>1755.28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26.7267267267">
                <text:p>6726.7267267267</text:p>
              </table:table-cell>
              <table:table-cell office:value-type="float" office:value="1719.22326">
                <text:p>1719.22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758.7587587588">
                <text:p>6758.7587587588</text:p>
              </table:table-cell>
              <table:table-cell office:value-type="float" office:value="1750.84594">
                <text:p>1750.845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790.7907907908">
                <text:p>6790.7907907908</text:p>
              </table:table-cell>
              <table:table-cell office:value-type="float" office:value="1768.98144">
                <text:p>1768.981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22.8228228228">
                <text:p>6822.8228228228</text:p>
              </table:table-cell>
              <table:table-cell office:value-type="float" office:value="1767.1632">
                <text:p>1767.16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854.8548548549">
                <text:p>6854.8548548549</text:p>
              </table:table-cell>
              <table:table-cell office:value-type="float" office:value="1763.38012">
                <text:p>1763.380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886.8868868869">
                <text:p>6886.8868868869</text:p>
              </table:table-cell>
              <table:table-cell office:value-type="float" office:value="1768.21447">
                <text:p>1768.214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18.9189189189">
                <text:p>6918.9189189189</text:p>
              </table:table-cell>
              <table:table-cell office:value-type="float" office:value="1740.68078">
                <text:p>1740.680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50.950950951">
                <text:p>6950.950950951</text:p>
              </table:table-cell>
              <table:table-cell office:value-type="float" office:value="1744.05151">
                <text:p>1744.051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82.982982983">
                <text:p>6982.982982983</text:p>
              </table:table-cell>
              <table:table-cell office:value-type="float" office:value="1757.5382">
                <text:p>1757.53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15.015015015">
                <text:p>7015.015015015</text:p>
              </table:table-cell>
              <table:table-cell office:value-type="float" office:value="1745.74731">
                <text:p>1745.747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47.0470470471">
                <text:p>7047.0470470471</text:p>
              </table:table-cell>
              <table:table-cell office:value-type="float" office:value="1743.97094">
                <text:p>1743.970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79.0790790791">
                <text:p>7079.0790790791</text:p>
              </table:table-cell>
              <table:table-cell office:value-type="float" office:value="1720.81994">
                <text:p>1720.819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111.1111111111">
                <text:p>7111.1111111111</text:p>
              </table:table-cell>
              <table:table-cell office:value-type="float" office:value="1732.80419">
                <text:p>1732.804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143.1431431432">
                <text:p>7143.1431431432</text:p>
              </table:table-cell>
              <table:table-cell office:value-type="float" office:value="1740.57177">
                <text:p>1740.571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75.1751751752">
                <text:p>7175.1751751752</text:p>
              </table:table-cell>
              <table:table-cell office:value-type="float" office:value="1730.6621">
                <text:p>1730.66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207.2072072072">
                <text:p>7207.2072072072</text:p>
              </table:table-cell>
              <table:table-cell office:value-type="float" office:value="1770.56982">
                <text:p>1770.569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39.2392392392">
                <text:p>7239.2392392392</text:p>
              </table:table-cell>
              <table:table-cell office:value-type="float" office:value="1731.24218">
                <text:p>1731.242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271.2712712713">
                <text:p>7271.2712712713</text:p>
              </table:table-cell>
              <table:table-cell office:value-type="float" office:value="1746.25659">
                <text:p>1746.256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03.3033033033">
                <text:p>7303.3033033033</text:p>
              </table:table-cell>
              <table:table-cell office:value-type="float" office:value="1731.95776">
                <text:p>1731.957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335.3353353353">
                <text:p>7335.3353353353</text:p>
              </table:table-cell>
              <table:table-cell office:value-type="float" office:value="1738.21411">
                <text:p>1738.214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367.3673673674">
                <text:p>7367.3673673674</text:p>
              </table:table-cell>
              <table:table-cell office:value-type="float" office:value="1767.04296">
                <text:p>1767.042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399.3993993994">
                <text:p>7399.3993993994</text:p>
              </table:table-cell>
              <table:table-cell office:value-type="float" office:value="1762.29211">
                <text:p>1762.292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431.4314314314">
                <text:p>7431.4314314314</text:p>
              </table:table-cell>
              <table:table-cell office:value-type="float" office:value="1758.91113">
                <text:p>1758.911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463.4634634635">
                <text:p>7463.4634634635</text:p>
              </table:table-cell>
              <table:table-cell office:value-type="float" office:value="1756.26953">
                <text:p>1756.2695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495.4954954955">
                <text:p>7495.4954954955</text:p>
              </table:table-cell>
              <table:table-cell office:value-type="float" office:value="1752.6361">
                <text:p>1752.63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27.5275275275">
                <text:p>7527.5275275275</text:p>
              </table:table-cell>
              <table:table-cell office:value-type="float" office:value="1754.61535">
                <text:p>1754.615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559.5595595596">
                <text:p>7559.5595595596</text:p>
              </table:table-cell>
              <table:table-cell office:value-type="float" office:value="1739.91564">
                <text:p>1739.915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591.5915915916">
                <text:p>7591.5915915916</text:p>
              </table:table-cell>
              <table:table-cell office:value-type="float" office:value="1713.63122">
                <text:p>1713.631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23.6236236236">
                <text:p>7623.6236236236</text:p>
              </table:table-cell>
              <table:table-cell office:value-type="float" office:value="1754.20397">
                <text:p>1754.203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655.6556556557">
                <text:p>7655.6556556557</text:p>
              </table:table-cell>
              <table:table-cell office:value-type="float" office:value="1749.00366">
                <text:p>1749.003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687.6876876877">
                <text:p>7687.6876876877</text:p>
              </table:table-cell>
              <table:table-cell office:value-type="float" office:value="1784.22204">
                <text:p>1784.222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719.7197197197">
                <text:p>7719.7197197197</text:p>
              </table:table-cell>
              <table:table-cell office:value-type="float" office:value="1747.99328">
                <text:p>1747.993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51.7517517518">
                <text:p>7751.7517517518</text:p>
              </table:table-cell>
              <table:table-cell office:value-type="float" office:value="1745.10778">
                <text:p>1745.107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783.7837837838">
                <text:p>7783.7837837838</text:p>
              </table:table-cell>
              <table:table-cell office:value-type="float" office:value="1744.69177">
                <text:p>1744.691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815.8158158158">
                <text:p>7815.8158158158</text:p>
              </table:table-cell>
              <table:table-cell office:value-type="float" office:value="1745.52722">
                <text:p>1745.527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847.8478478479">
                <text:p>7847.8478478479</text:p>
              </table:table-cell>
              <table:table-cell office:value-type="float" office:value="1744.08032">
                <text:p>1744.0803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79.8798798799">
                <text:p>7879.8798798799</text:p>
              </table:table-cell>
              <table:table-cell office:value-type="float" office:value="1702.54846">
                <text:p>1702.548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11.9119119119">
                <text:p>7911.9119119119</text:p>
              </table:table-cell>
              <table:table-cell office:value-type="float" office:value="1764.41247">
                <text:p>1764.412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43.943943944">
                <text:p>7943.943943944</text:p>
              </table:table-cell>
              <table:table-cell office:value-type="float" office:value="1732.79833">
                <text:p>1732.798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75.975975976">
                <text:p>7975.975975976</text:p>
              </table:table-cell>
              <table:table-cell office:value-type="float" office:value="1755.26904">
                <text:p>1755.2690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08.008008008">
                <text:p>8008.008008008</text:p>
              </table:table-cell>
              <table:table-cell office:value-type="float" office:value="1745.88793">
                <text:p>1745.887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40.04004004">
                <text:p>8040.04004004</text:p>
              </table:table-cell>
              <table:table-cell office:value-type="float" office:value="1765.3291">
                <text:p>1765.32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72.0720720721">
                <text:p>8072.0720720721</text:p>
              </table:table-cell>
              <table:table-cell office:value-type="float" office:value="1746.97839">
                <text:p>1746.978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104.1041041041">
                <text:p>8104.1041041041</text:p>
              </table:table-cell>
              <table:table-cell office:value-type="float" office:value="1746.34338">
                <text:p>1746.343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136.1361361361">
                <text:p>8136.1361361361</text:p>
              </table:table-cell>
              <table:table-cell office:value-type="float" office:value="1748.1997">
                <text:p>1748.19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168.1681681682">
                <text:p>8168.1681681682</text:p>
              </table:table-cell>
              <table:table-cell office:value-type="float" office:value="1758.31909">
                <text:p>1758.319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200.2002002002">
                <text:p>8200.2002002002</text:p>
              </table:table-cell>
              <table:table-cell office:value-type="float" office:value="1775.3103">
                <text:p>1775.31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232.2322322322">
                <text:p>8232.2322322322</text:p>
              </table:table-cell>
              <table:table-cell office:value-type="float" office:value="1743.86059">
                <text:p>1743.860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264.2642642643">
                <text:p>8264.2642642643</text:p>
              </table:table-cell>
              <table:table-cell office:value-type="float" office:value="1751.10852">
                <text:p>1751.108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96.2962962963">
                <text:p>8296.2962962963</text:p>
              </table:table-cell>
              <table:table-cell office:value-type="float" office:value="1755.22741">
                <text:p>1755.227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28.3283283283">
                <text:p>8328.3283283283</text:p>
              </table:table-cell>
              <table:table-cell office:value-type="float" office:value="1721.58435">
                <text:p>1721.5843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360.3603603604">
                <text:p>8360.3603603604</text:p>
              </table:table-cell>
              <table:table-cell office:value-type="float" office:value="1751.72949">
                <text:p>1751.729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92.3923923924">
                <text:p>8392.3923923924</text:p>
              </table:table-cell>
              <table:table-cell office:value-type="float" office:value="1751.16064">
                <text:p>1751.160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24.4244244244">
                <text:p>8424.4244244244</text:p>
              </table:table-cell>
              <table:table-cell office:value-type="float" office:value="1727.1134">
                <text:p>1727.11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56.4564564565">
                <text:p>8456.4564564565</text:p>
              </table:table-cell>
              <table:table-cell office:value-type="float" office:value="1746.5277">
                <text:p>1746.52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488.4884884885">
                <text:p>8488.4884884885</text:p>
              </table:table-cell>
              <table:table-cell office:value-type="float" office:value="1748.89978">
                <text:p>1748.899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20.5205205205">
                <text:p>8520.5205205205</text:p>
              </table:table-cell>
              <table:table-cell office:value-type="float" office:value="1749.85375">
                <text:p>1749.85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552.5525525526">
                <text:p>8552.5525525526</text:p>
              </table:table-cell>
              <table:table-cell office:value-type="float" office:value="1763.92138">
                <text:p>1763.921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584.5845845846">
                <text:p>8584.5845845846</text:p>
              </table:table-cell>
              <table:table-cell office:value-type="float" office:value="1757.16015">
                <text:p>1757.1601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616.6166166166">
                <text:p>8616.6166166166</text:p>
              </table:table-cell>
              <table:table-cell office:value-type="float" office:value="1735.72717">
                <text:p>1735.727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648.6486486487">
                <text:p>8648.6486486487</text:p>
              </table:table-cell>
              <table:table-cell office:value-type="float" office:value="1738.87316">
                <text:p>1738.873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680.6806806807">
                <text:p>8680.6806806807</text:p>
              </table:table-cell>
              <table:table-cell office:value-type="float" office:value="1750.38964">
                <text:p>1750.389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12.7127127127">
                <text:p>8712.7127127127</text:p>
              </table:table-cell>
              <table:table-cell office:value-type="float" office:value="1750.578">
                <text:p>1750.5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44.7447447448">
                <text:p>8744.7447447448</text:p>
              </table:table-cell>
              <table:table-cell office:value-type="float" office:value="1765.3916">
                <text:p>1765.391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76.7767767768">
                <text:p>8776.7767767768</text:p>
              </table:table-cell>
              <table:table-cell office:value-type="float" office:value="1748.71179">
                <text:p>1748.711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808.8088088088">
                <text:p>8808.8088088088</text:p>
              </table:table-cell>
              <table:table-cell office:value-type="float" office:value="1734.6007">
                <text:p>1734.60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840.8408408408">
                <text:p>8840.8408408408</text:p>
              </table:table-cell>
              <table:table-cell office:value-type="float" office:value="1731.49487">
                <text:p>1731.494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872.8728728729">
                <text:p>8872.8728728729</text:p>
              </table:table-cell>
              <table:table-cell office:value-type="float" office:value="1745.17346">
                <text:p>1745.173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904.9049049049">
                <text:p>8904.9049049049</text:p>
              </table:table-cell>
              <table:table-cell office:value-type="float" office:value="1762.87548">
                <text:p>1762.875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936.9369369369">
                <text:p>8936.9369369369</text:p>
              </table:table-cell>
              <table:table-cell office:value-type="float" office:value="1733.68957">
                <text:p>1733.689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68.968968969">
                <text:p>8968.968968969</text:p>
              </table:table-cell>
              <table:table-cell office:value-type="float" office:value="1750.11682">
                <text:p>1750.116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001.001001001">
                <text:p>9001.001001001</text:p>
              </table:table-cell>
              <table:table-cell office:value-type="float" office:value="1734.19287">
                <text:p>1734.1928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33.033033033">
                <text:p>9033.033033033</text:p>
              </table:table-cell>
              <table:table-cell office:value-type="float" office:value="1765.11975">
                <text:p>1765.119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65.0650650651">
                <text:p>9065.0650650651</text:p>
              </table:table-cell>
              <table:table-cell office:value-type="float" office:value="1736.02355">
                <text:p>1736.023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97.0970970971">
                <text:p>9097.0970970971</text:p>
              </table:table-cell>
              <table:table-cell office:value-type="float" office:value="1760.33996">
                <text:p>1760.339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29.1291291291">
                <text:p>9129.1291291291</text:p>
              </table:table-cell>
              <table:table-cell office:value-type="float" office:value="1733.12109">
                <text:p>1733.121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161.1611611612">
                <text:p>9161.1611611612</text:p>
              </table:table-cell>
              <table:table-cell office:value-type="float" office:value="1739.4768">
                <text:p>1739.47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93.1931931932">
                <text:p>9193.1931931932</text:p>
              </table:table-cell>
              <table:table-cell office:value-type="float" office:value="1750.89868">
                <text:p>1750.898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225.2252252252">
                <text:p>9225.2252252252</text:p>
              </table:table-cell>
              <table:table-cell office:value-type="float" office:value="1768.63647">
                <text:p>1768.6364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57.2572572573">
                <text:p>9257.2572572573</text:p>
              </table:table-cell>
              <table:table-cell office:value-type="float" office:value="1716.56481">
                <text:p>1716.564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289.2892892893">
                <text:p>9289.2892892893</text:p>
              </table:table-cell>
              <table:table-cell office:value-type="float" office:value="1746.1101">
                <text:p>1746.11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321.3213213213">
                <text:p>9321.3213213213</text:p>
              </table:table-cell>
              <table:table-cell office:value-type="float" office:value="1744.54064">
                <text:p>1744.540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353.3533533534">
                <text:p>9353.3533533534</text:p>
              </table:table-cell>
              <table:table-cell office:value-type="float" office:value="1747.12414">
                <text:p>1747.124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385.3853853854">
                <text:p>9385.3853853854</text:p>
              </table:table-cell>
              <table:table-cell office:value-type="float" office:value="1745.8496">
                <text:p>1745.84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417.4174174174">
                <text:p>9417.4174174174</text:p>
              </table:table-cell>
              <table:table-cell office:value-type="float" office:value="1739.7915">
                <text:p>1739.79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449.4494494495">
                <text:p>9449.4494494495</text:p>
              </table:table-cell>
              <table:table-cell office:value-type="float" office:value="1742.48864">
                <text:p>1742.488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481.4814814815">
                <text:p>9481.4814814815</text:p>
              </table:table-cell>
              <table:table-cell office:value-type="float" office:value="1757.51171">
                <text:p>1757.511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513.5135135135">
                <text:p>9513.5135135135</text:p>
              </table:table-cell>
              <table:table-cell office:value-type="float" office:value="1750.61926">
                <text:p>1750.619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545.5455455456">
                <text:p>9545.5455455456</text:p>
              </table:table-cell>
              <table:table-cell office:value-type="float" office:value="1755.328">
                <text:p>1755.3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577.5775775776">
                <text:p>9577.5775775776</text:p>
              </table:table-cell>
              <table:table-cell office:value-type="float" office:value="1742.3059">
                <text:p>1742.30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609.6096096096">
                <text:p>9609.6096096096</text:p>
              </table:table-cell>
              <table:table-cell office:value-type="float" office:value="1727.10937">
                <text:p>1727.109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641.6416416416">
                <text:p>9641.6416416416</text:p>
              </table:table-cell>
              <table:table-cell office:value-type="float" office:value="1740.71826">
                <text:p>1740.718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673.6736736737">
                <text:p>9673.6736736737</text:p>
              </table:table-cell>
              <table:table-cell office:value-type="float" office:value="1760.36303">
                <text:p>1760.363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05.7057057057">
                <text:p>9705.7057057057</text:p>
              </table:table-cell>
              <table:table-cell office:value-type="float" office:value="1753.71911">
                <text:p>1753.719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737.7377377377">
                <text:p>9737.7377377377</text:p>
              </table:table-cell>
              <table:table-cell office:value-type="float" office:value="1744.07177">
                <text:p>1744.071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769.7697697698">
                <text:p>9769.7697697698</text:p>
              </table:table-cell>
              <table:table-cell office:value-type="float" office:value="1743.09411">
                <text:p>1743.094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801.8018018018">
                <text:p>9801.8018018018</text:p>
              </table:table-cell>
              <table:table-cell office:value-type="float" office:value="1750.26977">
                <text:p>1750.2697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33.8338338338">
                <text:p>9833.8338338338</text:p>
              </table:table-cell>
              <table:table-cell office:value-type="float" office:value="1731.29248">
                <text:p>1731.292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865.8658658659">
                <text:p>9865.8658658659</text:p>
              </table:table-cell>
              <table:table-cell office:value-type="float" office:value="1744.69592">
                <text:p>1744.6959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97.8978978979">
                <text:p>9897.8978978979</text:p>
              </table:table-cell>
              <table:table-cell office:value-type="float" office:value="1752.01013">
                <text:p>1752.010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29.9299299299">
                <text:p>9929.9299299299</text:p>
              </table:table-cell>
              <table:table-cell office:value-type="float" office:value="1733.55407">
                <text:p>1733.554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61.961961962">
                <text:p>9961.961961962</text:p>
              </table:table-cell>
              <table:table-cell office:value-type="float" office:value="1744.09252">
                <text:p>1744.092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93.993993994">
                <text:p>9993.993993994</text:p>
              </table:table-cell>
              <table:table-cell office:value-type="float" office:value="1759.87365">
                <text:p>1759.873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026.026026026">
                <text:p>10026.026026026</text:p>
              </table:table-cell>
              <table:table-cell office:value-type="float" office:value="1745.12402">
                <text:p>1745.124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058.0580580581">
                <text:p>10058.0580580581</text:p>
              </table:table-cell>
              <table:table-cell office:value-type="float" office:value="1742.11938">
                <text:p>1742.119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90.0900900901">
                <text:p>10090.0900900901</text:p>
              </table:table-cell>
              <table:table-cell office:value-type="float" office:value="1749.73388">
                <text:p>1749.733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22.1221221221">
                <text:p>10122.1221221221</text:p>
              </table:table-cell>
              <table:table-cell office:value-type="float" office:value="1757.58959">
                <text:p>1757.589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54.1541541542">
                <text:p>10154.1541541542</text:p>
              </table:table-cell>
              <table:table-cell office:value-type="float" office:value="1751.52111">
                <text:p>1751.521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86.1861861862">
                <text:p>10186.1861861862</text:p>
              </table:table-cell>
              <table:table-cell office:value-type="float" office:value="1751.73852">
                <text:p>1751.738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18.2182182182">
                <text:p>10218.2182182182</text:p>
              </table:table-cell>
              <table:table-cell office:value-type="float" office:value="1759.29077">
                <text:p>1759.290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250.2502502503">
                <text:p>10250.2502502503</text:p>
              </table:table-cell>
              <table:table-cell office:value-type="float" office:value="1753.90759">
                <text:p>1753.9075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282.2822822823">
                <text:p>10282.2822822823</text:p>
              </table:table-cell>
              <table:table-cell office:value-type="float" office:value="1735.72326">
                <text:p>1735.723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314.3143143143">
                <text:p>10314.3143143143</text:p>
              </table:table-cell>
              <table:table-cell office:value-type="float" office:value="1756.28991">
                <text:p>1756.289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346.3463463463">
                <text:p>10346.3463463463</text:p>
              </table:table-cell>
              <table:table-cell office:value-type="float" office:value="1737.15783">
                <text:p>1737.157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378.3783783784">
                <text:p>10378.3783783784</text:p>
              </table:table-cell>
              <table:table-cell office:value-type="float" office:value="1736.1173">
                <text:p>1736.11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410.4104104104">
                <text:p>10410.4104104104</text:p>
              </table:table-cell>
              <table:table-cell office:value-type="float" office:value="1733.99707">
                <text:p>1733.997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442.4424424424">
                <text:p>10442.4424424424</text:p>
              </table:table-cell>
              <table:table-cell office:value-type="float" office:value="1746.44262">
                <text:p>1746.442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474.4744744745">
                <text:p>10474.4744744745</text:p>
              </table:table-cell>
              <table:table-cell office:value-type="float" office:value="1757.31787">
                <text:p>1757.3178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506.5065065065">
                <text:p>10506.5065065065</text:p>
              </table:table-cell>
              <table:table-cell office:value-type="float" office:value="1742.78625">
                <text:p>1742.786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538.5385385385">
                <text:p>10538.5385385385</text:p>
              </table:table-cell>
              <table:table-cell office:value-type="float" office:value="1738.60925">
                <text:p>1738.609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570.5705705706">
                <text:p>10570.5705705706</text:p>
              </table:table-cell>
              <table:table-cell office:value-type="float" office:value="1752.54272">
                <text:p>1752.5427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602.6026026026">
                <text:p>10602.6026026026</text:p>
              </table:table-cell>
              <table:table-cell office:value-type="float" office:value="1759.46545">
                <text:p>1759.465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34.6346346346">
                <text:p>10634.6346346346</text:p>
              </table:table-cell>
              <table:table-cell office:value-type="float" office:value="1744.79052">
                <text:p>1744.790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66.6666666667">
                <text:p>10666.6666666667</text:p>
              </table:table-cell>
              <table:table-cell office:value-type="float" office:value="1753.51733">
                <text:p>1753.517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698.6986986987">
                <text:p>10698.6986986987</text:p>
              </table:table-cell>
              <table:table-cell office:value-type="float" office:value="1741.50488">
                <text:p>1741.504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730.7307307307">
                <text:p>10730.7307307307</text:p>
              </table:table-cell>
              <table:table-cell office:value-type="float" office:value="1753.45275">
                <text:p>1753.452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762.7627627628">
                <text:p>10762.7627627628</text:p>
              </table:table-cell>
              <table:table-cell office:value-type="float" office:value="1755.89331">
                <text:p>1755.8933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794.7947947948">
                <text:p>10794.7947947948</text:p>
              </table:table-cell>
              <table:table-cell office:value-type="float" office:value="1754.03564">
                <text:p>1754.0356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826.8268268268">
                <text:p>10826.8268268268</text:p>
              </table:table-cell>
              <table:table-cell office:value-type="float" office:value="1746.92883">
                <text:p>1746.928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858.8588588589">
                <text:p>10858.8588588589</text:p>
              </table:table-cell>
              <table:table-cell office:value-type="float" office:value="1733.68847">
                <text:p>1733.688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890.8908908909">
                <text:p>10890.8908908909</text:p>
              </table:table-cell>
              <table:table-cell office:value-type="float" office:value="1748.57373">
                <text:p>1748.573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922.9229229229">
                <text:p>10922.9229229229</text:p>
              </table:table-cell>
              <table:table-cell office:value-type="float" office:value="1743.11193">
                <text:p>1743.111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954.954954955">
                <text:p>10954.954954955</text:p>
              </table:table-cell>
              <table:table-cell office:value-type="float" office:value="1743.10681">
                <text:p>1743.106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986.986986987">
                <text:p>10986.986986987</text:p>
              </table:table-cell>
              <table:table-cell office:value-type="float" office:value="1742.90075">
                <text:p>1742.900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019.019019019">
                <text:p>11019.019019019</text:p>
              </table:table-cell>
              <table:table-cell office:value-type="float" office:value="1751.88452">
                <text:p>1751.8845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051.0510510511">
                <text:p>11051.0510510511</text:p>
              </table:table-cell>
              <table:table-cell office:value-type="float" office:value="1743.6278">
                <text:p>1743.62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083.0830830831">
                <text:p>11083.0830830831</text:p>
              </table:table-cell>
              <table:table-cell office:value-type="float" office:value="1742.00769">
                <text:p>1742.00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15.1151151151">
                <text:p>11115.1151151151</text:p>
              </table:table-cell>
              <table:table-cell office:value-type="float" office:value="1759.35009">
                <text:p>1759.350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47.1471471471">
                <text:p>11147.1471471471</text:p>
              </table:table-cell>
              <table:table-cell office:value-type="float" office:value="1752.72875">
                <text:p>1752.728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179.1791791792">
                <text:p>11179.1791791792</text:p>
              </table:table-cell>
              <table:table-cell office:value-type="float" office:value="1744.80456">
                <text:p>1744.804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11.2112112112">
                <text:p>11211.2112112112</text:p>
              </table:table-cell>
              <table:table-cell office:value-type="float" office:value="1732.59667">
                <text:p>1732.59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243.2432432432">
                <text:p>11243.2432432432</text:p>
              </table:table-cell>
              <table:table-cell office:value-type="float" office:value="1736.4934">
                <text:p>1736.49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75.2752752753">
                <text:p>11275.2752752753</text:p>
              </table:table-cell>
              <table:table-cell office:value-type="float" office:value="1739.54345">
                <text:p>1739.543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307.3073073073">
                <text:p>11307.3073073073</text:p>
              </table:table-cell>
              <table:table-cell office:value-type="float" office:value="1749.30383">
                <text:p>1749.303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339.3393393393">
                <text:p>11339.3393393393</text:p>
              </table:table-cell>
              <table:table-cell office:value-type="float" office:value="1751.83496">
                <text:p>1751.834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371.3713713714">
                <text:p>11371.3713713714</text:p>
              </table:table-cell>
              <table:table-cell office:value-type="float" office:value="1749.98388">
                <text:p>1749.983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403.4034034034">
                <text:p>11403.4034034034</text:p>
              </table:table-cell>
              <table:table-cell office:value-type="float" office:value="1761.94799">
                <text:p>1761.947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435.4354354354">
                <text:p>11435.4354354354</text:p>
              </table:table-cell>
              <table:table-cell office:value-type="float" office:value="1752.41247">
                <text:p>1752.412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467.4674674675">
                <text:p>11467.4674674675</text:p>
              </table:table-cell>
              <table:table-cell office:value-type="float" office:value="1759.43127">
                <text:p>1759.431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499.4994994995">
                <text:p>11499.4994994995</text:p>
              </table:table-cell>
              <table:table-cell office:value-type="float" office:value="1741.01245">
                <text:p>1741.012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531.5315315315">
                <text:p>11531.5315315315</text:p>
              </table:table-cell>
              <table:table-cell office:value-type="float" office:value="1739.35461">
                <text:p>1739.354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63.5635635636">
                <text:p>11563.5635635636</text:p>
              </table:table-cell>
              <table:table-cell office:value-type="float" office:value="1753.04382">
                <text:p>1753.0438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595.5955955956">
                <text:p>11595.5955955956</text:p>
              </table:table-cell>
              <table:table-cell office:value-type="float" office:value="1747.62719">
                <text:p>1747.627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627.6276276276">
                <text:p>11627.6276276276</text:p>
              </table:table-cell>
              <table:table-cell office:value-type="float" office:value="1747.60766">
                <text:p>1747.607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659.6596596597">
                <text:p>11659.6596596597</text:p>
              </table:table-cell>
              <table:table-cell office:value-type="float" office:value="1758.54357">
                <text:p>1758.543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691.6916916917">
                <text:p>11691.6916916917</text:p>
              </table:table-cell>
              <table:table-cell office:value-type="float" office:value="1748.135">
                <text:p>1748.1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723.7237237237">
                <text:p>11723.7237237237</text:p>
              </table:table-cell>
              <table:table-cell office:value-type="float" office:value="1745.29064">
                <text:p>1745.290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755.7557557558">
                <text:p>11755.7557557558</text:p>
              </table:table-cell>
              <table:table-cell office:value-type="float" office:value="1736.91381">
                <text:p>1736.913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787.7877877878">
                <text:p>11787.7877877878</text:p>
              </table:table-cell>
              <table:table-cell office:value-type="float" office:value="1728.07006">
                <text:p>1728.070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819.8198198198">
                <text:p>11819.8198198198</text:p>
              </table:table-cell>
              <table:table-cell office:value-type="float" office:value="1747.42553">
                <text:p>1747.425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851.8518518519">
                <text:p>11851.8518518519</text:p>
              </table:table-cell>
              <table:table-cell office:value-type="float" office:value="1767.83178">
                <text:p>1767.831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883.8838838839">
                <text:p>11883.8838838839</text:p>
              </table:table-cell>
              <table:table-cell office:value-type="float" office:value="1732.68261">
                <text:p>1732.6826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915.9159159159">
                <text:p>11915.9159159159</text:p>
              </table:table-cell>
              <table:table-cell office:value-type="float" office:value="1762.73181">
                <text:p>1762.731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947.9479479479">
                <text:p>11947.9479479479</text:p>
              </table:table-cell>
              <table:table-cell office:value-type="float" office:value="1744.97778">
                <text:p>1744.977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979.97997998">
                <text:p>11979.97997998</text:p>
              </table:table-cell>
              <table:table-cell office:value-type="float" office:value="1741.57507">
                <text:p>1741.575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012.012012012">
                <text:p>12012.012012012</text:p>
              </table:table-cell>
              <table:table-cell office:value-type="float" office:value="1760.43261">
                <text:p>1760.432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044.044044044">
                <text:p>12044.044044044</text:p>
              </table:table-cell>
              <table:table-cell office:value-type="float" office:value="1746.29821">
                <text:p>1746.298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076.0760760761">
                <text:p>12076.0760760761</text:p>
              </table:table-cell>
              <table:table-cell office:value-type="float" office:value="1735.2677">
                <text:p>1735.26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108.1081081081">
                <text:p>12108.1081081081</text:p>
              </table:table-cell>
              <table:table-cell office:value-type="float" office:value="1734.75585">
                <text:p>1734.755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140.1401401401">
                <text:p>12140.1401401401</text:p>
              </table:table-cell>
              <table:table-cell office:value-type="float" office:value="1745.25244">
                <text:p>1745.252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172.1721721722">
                <text:p>12172.1721721722</text:p>
              </table:table-cell>
              <table:table-cell office:value-type="float" office:value="1729.80407">
                <text:p>1729.804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204.2042042042">
                <text:p>12204.2042042042</text:p>
              </table:table-cell>
              <table:table-cell office:value-type="float" office:value="1738.76647">
                <text:p>1738.766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236.2362362362">
                <text:p>12236.2362362362</text:p>
              </table:table-cell>
              <table:table-cell office:value-type="float" office:value="1752.09057">
                <text:p>1752.090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268.2682682683">
                <text:p>12268.2682682683</text:p>
              </table:table-cell>
              <table:table-cell office:value-type="float" office:value="1756.14843">
                <text:p>1756.148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300.3003003003">
                <text:p>12300.3003003003</text:p>
              </table:table-cell>
              <table:table-cell office:value-type="float" office:value="1753.19006">
                <text:p>1753.190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332.3323323323">
                <text:p>12332.3323323323</text:p>
              </table:table-cell>
              <table:table-cell office:value-type="float" office:value="1735.14025">
                <text:p>1735.140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364.3643643644">
                <text:p>12364.3643643644</text:p>
              </table:table-cell>
              <table:table-cell office:value-type="float" office:value="1751.17419">
                <text:p>1751.174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396.3963963964">
                <text:p>12396.3963963964</text:p>
              </table:table-cell>
              <table:table-cell office:value-type="float" office:value="1744.95947">
                <text:p>1744.9594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428.4284284284">
                <text:p>12428.4284284284</text:p>
              </table:table-cell>
              <table:table-cell office:value-type="float" office:value="1751.85754">
                <text:p>1751.8575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460.4604604605">
                <text:p>12460.4604604605</text:p>
              </table:table-cell>
              <table:table-cell office:value-type="float" office:value="1735.54492">
                <text:p>1735.5449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492.4924924925">
                <text:p>12492.4924924925</text:p>
              </table:table-cell>
              <table:table-cell office:value-type="float" office:value="1742.2384">
                <text:p>1742.23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524.5245245245">
                <text:p>12524.5245245245</text:p>
              </table:table-cell>
              <table:table-cell office:value-type="float" office:value="1747.3258">
                <text:p>1747.32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556.5565565566">
                <text:p>12556.5565565566</text:p>
              </table:table-cell>
              <table:table-cell office:value-type="float" office:value="1747.70324">
                <text:p>1747.703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588.5885885886">
                <text:p>12588.5885885886</text:p>
              </table:table-cell>
              <table:table-cell office:value-type="float" office:value="1762.02722">
                <text:p>1762.027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620.6206206206">
                <text:p>12620.6206206206</text:p>
              </table:table-cell>
              <table:table-cell office:value-type="float" office:value="1760.82604">
                <text:p>1760.826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652.6526526527">
                <text:p>12652.6526526527</text:p>
              </table:table-cell>
              <table:table-cell office:value-type="float" office:value="1752.4663">
                <text:p>1752.466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684.6846846847">
                <text:p>12684.6846846847</text:p>
              </table:table-cell>
              <table:table-cell office:value-type="float" office:value="1735.74206">
                <text:p>1735.742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716.7167167167">
                <text:p>12716.7167167167</text:p>
              </table:table-cell>
              <table:table-cell office:value-type="float" office:value="1738.13171">
                <text:p>1738.131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748.7487487487">
                <text:p>12748.7487487487</text:p>
              </table:table-cell>
              <table:table-cell office:value-type="float" office:value="1742.427">
                <text:p>1742.4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780.7807807808">
                <text:p>12780.7807807808</text:p>
              </table:table-cell>
              <table:table-cell office:value-type="float" office:value="1750.92578">
                <text:p>1750.925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812.8128128128">
                <text:p>12812.8128128128</text:p>
              </table:table-cell>
              <table:table-cell office:value-type="float" office:value="1754.70642">
                <text:p>1754.706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844.8448448448">
                <text:p>12844.8448448448</text:p>
              </table:table-cell>
              <table:table-cell office:value-type="float" office:value="1755.30651">
                <text:p>1755.306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876.8768768769">
                <text:p>12876.8768768769</text:p>
              </table:table-cell>
              <table:table-cell office:value-type="float" office:value="1755.80786">
                <text:p>1755.807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908.9089089089">
                <text:p>12908.9089089089</text:p>
              </table:table-cell>
              <table:table-cell office:value-type="float" office:value="1753.77673">
                <text:p>1753.776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940.9409409409">
                <text:p>12940.9409409409</text:p>
              </table:table-cell>
              <table:table-cell office:value-type="float" office:value="1744.03552">
                <text:p>1744.035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972.972972973">
                <text:p>12972.972972973</text:p>
              </table:table-cell>
              <table:table-cell office:value-type="float" office:value="1754.95495">
                <text:p>1754.954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005.005005005">
                <text:p>13005.005005005</text:p>
              </table:table-cell>
              <table:table-cell office:value-type="float" office:value="1769.76464">
                <text:p>1769.764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037.037037037">
                <text:p>13037.037037037</text:p>
              </table:table-cell>
              <table:table-cell office:value-type="float" office:value="1748.66003">
                <text:p>1748.660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069.0690690691">
                <text:p>13069.0690690691</text:p>
              </table:table-cell>
              <table:table-cell office:value-type="float" office:value="1740.04565">
                <text:p>1740.045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101.1011011011">
                <text:p>13101.1011011011</text:p>
              </table:table-cell>
              <table:table-cell office:value-type="float" office:value="1739.79162">
                <text:p>1739.7916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133.1331331331">
                <text:p>13133.1331331331</text:p>
              </table:table-cell>
              <table:table-cell office:value-type="float" office:value="1752.48193">
                <text:p>1752.481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165.1651651652">
                <text:p>13165.1651651652</text:p>
              </table:table-cell>
              <table:table-cell office:value-type="float" office:value="1749.46997">
                <text:p>1749.469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197.1971971972">
                <text:p>13197.1971971972</text:p>
              </table:table-cell>
              <table:table-cell office:value-type="float" office:value="1740.66296">
                <text:p>1740.662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229.2292292292">
                <text:p>13229.2292292292</text:p>
              </table:table-cell>
              <table:table-cell office:value-type="float" office:value="1743.50939">
                <text:p>1743.509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261.2612612613">
                <text:p>13261.2612612613</text:p>
              </table:table-cell>
              <table:table-cell office:value-type="float" office:value="1748.40148">
                <text:p>1748.4014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293.2932932933">
                <text:p>13293.2932932933</text:p>
              </table:table-cell>
              <table:table-cell office:value-type="float" office:value="1749.04541">
                <text:p>1749.045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325.3253253253">
                <text:p>13325.3253253253</text:p>
              </table:table-cell>
              <table:table-cell office:value-type="float" office:value="1736.24926">
                <text:p>1736.249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357.3573573574">
                <text:p>13357.3573573574</text:p>
              </table:table-cell>
              <table:table-cell office:value-type="float" office:value="1758.75769">
                <text:p>1758.757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389.3893893894">
                <text:p>13389.3893893894</text:p>
              </table:table-cell>
              <table:table-cell office:value-type="float" office:value="1732.82458">
                <text:p>1732.8245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421.4214214214">
                <text:p>13421.4214214214</text:p>
              </table:table-cell>
              <table:table-cell office:value-type="float" office:value="1753.42016">
                <text:p>1753.420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453.4534534535">
                <text:p>13453.4534534535</text:p>
              </table:table-cell>
              <table:table-cell office:value-type="float" office:value="1742.25866">
                <text:p>1742.258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485.4854854855">
                <text:p>13485.4854854855</text:p>
              </table:table-cell>
              <table:table-cell office:value-type="float" office:value="1737.25134">
                <text:p>1737.251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517.5175175175">
                <text:p>13517.5175175175</text:p>
              </table:table-cell>
              <table:table-cell office:value-type="float" office:value="1748.70361">
                <text:p>1748.703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549.5495495495">
                <text:p>13549.5495495495</text:p>
              </table:table-cell>
              <table:table-cell office:value-type="float" office:value="1749.31005">
                <text:p>1749.310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581.5815815816">
                <text:p>13581.5815815816</text:p>
              </table:table-cell>
              <table:table-cell office:value-type="float" office:value="1743.74719">
                <text:p>1743.7471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613.6136136136">
                <text:p>13613.6136136136</text:p>
              </table:table-cell>
              <table:table-cell office:value-type="float" office:value="1761.36169">
                <text:p>1761.361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645.6456456456">
                <text:p>13645.6456456456</text:p>
              </table:table-cell>
              <table:table-cell office:value-type="float" office:value="1745.3894">
                <text:p>1745.38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677.6776776777">
                <text:p>13677.6776776777</text:p>
              </table:table-cell>
              <table:table-cell office:value-type="float" office:value="1737.01538">
                <text:p>1737.015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709.7097097097">
                <text:p>13709.7097097097</text:p>
              </table:table-cell>
              <table:table-cell office:value-type="float" office:value="1736.47424">
                <text:p>1736.474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741.7417417417">
                <text:p>13741.7417417417</text:p>
              </table:table-cell>
              <table:table-cell office:value-type="float" office:value="1738.38012">
                <text:p>1738.380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773.7737737738">
                <text:p>13773.7737737738</text:p>
              </table:table-cell>
              <table:table-cell office:value-type="float" office:value="1743.00097">
                <text:p>1743.000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805.8058058058">
                <text:p>13805.8058058058</text:p>
              </table:table-cell>
              <table:table-cell office:value-type="float" office:value="1750.33728">
                <text:p>1750.337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837.8378378378">
                <text:p>13837.8378378378</text:p>
              </table:table-cell>
              <table:table-cell office:value-type="float" office:value="1750.79052">
                <text:p>1750.790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869.8698698699">
                <text:p>13869.8698698699</text:p>
              </table:table-cell>
              <table:table-cell office:value-type="float" office:value="1756.60131">
                <text:p>1756.601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01.9019019019">
                <text:p>13901.9019019019</text:p>
              </table:table-cell>
              <table:table-cell office:value-type="float" office:value="1750.05981">
                <text:p>1750.059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933.9339339339">
                <text:p>13933.9339339339</text:p>
              </table:table-cell>
              <table:table-cell office:value-type="float" office:value="1746.10583">
                <text:p>1746.1058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965.965965966">
                <text:p>13965.965965966</text:p>
              </table:table-cell>
              <table:table-cell office:value-type="float" office:value="1748.0791">
                <text:p>1748.079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997.997997998">
                <text:p>13997.997997998</text:p>
              </table:table-cell>
              <table:table-cell office:value-type="float" office:value="1752.46679">
                <text:p>1752.466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030.03003003">
                <text:p>14030.03003003</text:p>
              </table:table-cell>
              <table:table-cell office:value-type="float" office:value="1748.7749">
                <text:p>1748.77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62.0620620621">
                <text:p>14062.0620620621</text:p>
              </table:table-cell>
              <table:table-cell office:value-type="float" office:value="1746.4436">
                <text:p>1746.44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094.0940940941">
                <text:p>14094.0940940941</text:p>
              </table:table-cell>
              <table:table-cell office:value-type="float" office:value="1760.34924">
                <text:p>1760.349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126.1261261261">
                <text:p>14126.1261261261</text:p>
              </table:table-cell>
              <table:table-cell office:value-type="float" office:value="1755.05468">
                <text:p>1755.054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158.1581581582">
                <text:p>14158.1581581582</text:p>
              </table:table-cell>
              <table:table-cell office:value-type="float" office:value="1739.24035">
                <text:p>1739.2403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190.1901901902">
                <text:p>14190.1901901902</text:p>
              </table:table-cell>
              <table:table-cell office:value-type="float" office:value="1756.23669">
                <text:p>1756.236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222.2222222222">
                <text:p>14222.2222222222</text:p>
              </table:table-cell>
              <table:table-cell office:value-type="float" office:value="1749.79235">
                <text:p>1749.792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254.2542542543">
                <text:p>14254.2542542543</text:p>
              </table:table-cell>
              <table:table-cell office:value-type="float" office:value="1747.05871">
                <text:p>1747.058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86.2862862863">
                <text:p>14286.2862862863</text:p>
              </table:table-cell>
              <table:table-cell office:value-type="float" office:value="1741.18395">
                <text:p>1741.183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18.3183183183">
                <text:p>14318.3183183183</text:p>
              </table:table-cell>
              <table:table-cell office:value-type="float" office:value="1737.47314">
                <text:p>1737.473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350.3503503504">
                <text:p>14350.3503503504</text:p>
              </table:table-cell>
              <table:table-cell office:value-type="float" office:value="1758.13171">
                <text:p>1758.131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382.3823823824">
                <text:p>14382.3823823824</text:p>
              </table:table-cell>
              <table:table-cell office:value-type="float" office:value="1748.91943">
                <text:p>1748.919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414.4144144144">
                <text:p>14414.4144144144</text:p>
              </table:table-cell>
              <table:table-cell office:value-type="float" office:value="1745.22521">
                <text:p>1745.225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446.4464464464">
                <text:p>14446.4464464464</text:p>
              </table:table-cell>
              <table:table-cell office:value-type="float" office:value="1752.6975">
                <text:p>1752.69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478.4784784785">
                <text:p>14478.4784784785</text:p>
              </table:table-cell>
              <table:table-cell office:value-type="float" office:value="1739.27136">
                <text:p>1739.271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510.5105105105">
                <text:p>14510.5105105105</text:p>
              </table:table-cell>
              <table:table-cell office:value-type="float" office:value="1739.53881">
                <text:p>1739.538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542.5425425425">
                <text:p>14542.5425425425</text:p>
              </table:table-cell>
              <table:table-cell office:value-type="float" office:value="1748.13159">
                <text:p>1748.131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74.5745745746">
                <text:p>14574.5745745746</text:p>
              </table:table-cell>
              <table:table-cell office:value-type="float" office:value="1759.36193">
                <text:p>1759.361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606.6066066066">
                <text:p>14606.6066066066</text:p>
              </table:table-cell>
              <table:table-cell office:value-type="float" office:value="1747.14465">
                <text:p>1747.144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638.6386386386">
                <text:p>14638.6386386386</text:p>
              </table:table-cell>
              <table:table-cell office:value-type="float" office:value="1742.35412">
                <text:p>1742.354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670.6706706707">
                <text:p>14670.6706706707</text:p>
              </table:table-cell>
              <table:table-cell office:value-type="float" office:value="1738.03076">
                <text:p>1738.030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702.7027027027">
                <text:p>14702.7027027027</text:p>
              </table:table-cell>
              <table:table-cell office:value-type="float" office:value="1748.20043">
                <text:p>1748.200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34.7347347347">
                <text:p>14734.7347347347</text:p>
              </table:table-cell>
              <table:table-cell office:value-type="float" office:value="1741.84045">
                <text:p>1741.840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766.7667667668">
                <text:p>14766.7667667668</text:p>
              </table:table-cell>
              <table:table-cell office:value-type="float" office:value="1742.74975">
                <text:p>1742.749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798.7987987988">
                <text:p>14798.7987987988</text:p>
              </table:table-cell>
              <table:table-cell office:value-type="float" office:value="1770.2976">
                <text:p>1770.29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830.8308308308">
                <text:p>14830.8308308308</text:p>
              </table:table-cell>
              <table:table-cell office:value-type="float" office:value="1732.29821">
                <text:p>1732.298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62.8628628629">
                <text:p>14862.8628628629</text:p>
              </table:table-cell>
              <table:table-cell office:value-type="float" office:value="1741.56225">
                <text:p>1741.562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894.8948948949">
                <text:p>14894.8948948949</text:p>
              </table:table-cell>
              <table:table-cell office:value-type="float" office:value="1746.03479">
                <text:p>1746.034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26.9269269269">
                <text:p>14926.9269269269</text:p>
              </table:table-cell>
              <table:table-cell office:value-type="float" office:value="1743.50732">
                <text:p>1743.507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58.958958959">
                <text:p>14958.958958959</text:p>
              </table:table-cell>
              <table:table-cell office:value-type="float" office:value="1753.33105">
                <text:p>1753.331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90.990990991">
                <text:p>14990.990990991</text:p>
              </table:table-cell>
              <table:table-cell office:value-type="float" office:value="1750.66149">
                <text:p>1750.661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23.023023023">
                <text:p>15023.023023023</text:p>
              </table:table-cell>
              <table:table-cell office:value-type="float" office:value="1749.99682">
                <text:p>1749.996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055.0550550551">
                <text:p>15055.0550550551</text:p>
              </table:table-cell>
              <table:table-cell office:value-type="float" office:value="1746.03991">
                <text:p>1746.03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87.0870870871">
                <text:p>15087.0870870871</text:p>
              </table:table-cell>
              <table:table-cell office:value-type="float" office:value="1740.3142">
                <text:p>1740.31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119.1191191191">
                <text:p>15119.1191191191</text:p>
              </table:table-cell>
              <table:table-cell office:value-type="float" office:value="1754.23229">
                <text:p>1754.232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151.1511511512">
                <text:p>15151.1511511512</text:p>
              </table:table-cell>
              <table:table-cell office:value-type="float" office:value="1741.20666">
                <text:p>1741.206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183.1831831832">
                <text:p>15183.1831831832</text:p>
              </table:table-cell>
              <table:table-cell office:value-type="float" office:value="1758.28356">
                <text:p>1758.28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215.2152152152">
                <text:p>15215.2152152152</text:p>
              </table:table-cell>
              <table:table-cell office:value-type="float" office:value="1753.9923">
                <text:p>1753.99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247.2472472472">
                <text:p>15247.2472472472</text:p>
              </table:table-cell>
              <table:table-cell office:value-type="float" office:value="1743.42614">
                <text:p>1743.426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279.2792792793">
                <text:p>15279.2792792793</text:p>
              </table:table-cell>
              <table:table-cell office:value-type="float" office:value="1739.49511">
                <text:p>1739.4951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311.3113113113">
                <text:p>15311.3113113113</text:p>
              </table:table-cell>
              <table:table-cell office:value-type="float" office:value="1746.4635">
                <text:p>1746.463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343.3433433433">
                <text:p>15343.3433433433</text:p>
              </table:table-cell>
              <table:table-cell office:value-type="float" office:value="1740.88342">
                <text:p>1740.883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375.3753753754">
                <text:p>15375.3753753754</text:p>
              </table:table-cell>
              <table:table-cell office:value-type="float" office:value="1738.52636">
                <text:p>1738.526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407.4074074074">
                <text:p>15407.4074074074</text:p>
              </table:table-cell>
              <table:table-cell office:value-type="float" office:value="1752.59887">
                <text:p>1752.598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439.4394394394">
                <text:p>15439.4394394394</text:p>
              </table:table-cell>
              <table:table-cell office:value-type="float" office:value="1750.2987">
                <text:p>1750.29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471.4714714715">
                <text:p>15471.4714714715</text:p>
              </table:table-cell>
              <table:table-cell office:value-type="float" office:value="1744.07678">
                <text:p>1744.076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503.5035035035">
                <text:p>15503.5035035035</text:p>
              </table:table-cell>
              <table:table-cell office:value-type="float" office:value="1744.71899">
                <text:p>1744.7189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535.5355355355">
                <text:p>15535.5355355355</text:p>
              </table:table-cell>
              <table:table-cell office:value-type="float" office:value="1740.69226">
                <text:p>1740.692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567.5675675676">
                <text:p>15567.5675675676</text:p>
              </table:table-cell>
              <table:table-cell office:value-type="float" office:value="1739.5332">
                <text:p>1739.53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599.5995995996">
                <text:p>15599.5995995996</text:p>
              </table:table-cell>
              <table:table-cell office:value-type="float" office:value="1749.16369">
                <text:p>1749.1636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631.6316316316">
                <text:p>15631.6316316316</text:p>
              </table:table-cell>
              <table:table-cell office:value-type="float" office:value="1747.63049">
                <text:p>1747.630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663.6636636637">
                <text:p>15663.6636636637</text:p>
              </table:table-cell>
              <table:table-cell office:value-type="float" office:value="1744.47521">
                <text:p>1744.475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695.6956956957">
                <text:p>15695.6956956957</text:p>
              </table:table-cell>
              <table:table-cell office:value-type="float" office:value="1748.98278">
                <text:p>1748.982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27.7277277277">
                <text:p>15727.7277277277</text:p>
              </table:table-cell>
              <table:table-cell office:value-type="float" office:value="1750.11596">
                <text:p>1750.115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759.7597597598">
                <text:p>15759.7597597598</text:p>
              </table:table-cell>
              <table:table-cell office:value-type="float" office:value="1747.10876">
                <text:p>1747.108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91.7917917918">
                <text:p>15791.7917917918</text:p>
              </table:table-cell>
              <table:table-cell office:value-type="float" office:value="1745.95642">
                <text:p>1745.956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823.8238238238">
                <text:p>15823.8238238238</text:p>
              </table:table-cell>
              <table:table-cell office:value-type="float" office:value="1762.04077">
                <text:p>1762.040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855.8558558559">
                <text:p>15855.8558558559</text:p>
              </table:table-cell>
              <table:table-cell office:value-type="float" office:value="1739.91442">
                <text:p>1739.914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887.8878878879">
                <text:p>15887.8878878879</text:p>
              </table:table-cell>
              <table:table-cell office:value-type="float" office:value="1748.67309">
                <text:p>1748.673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919.9199199199">
                <text:p>15919.9199199199</text:p>
              </table:table-cell>
              <table:table-cell office:value-type="float" office:value="1744.94213">
                <text:p>1744.942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951.951951952">
                <text:p>15951.951951952</text:p>
              </table:table-cell>
              <table:table-cell office:value-type="float" office:value="1742.26196">
                <text:p>1742.2619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983.983983984">
                <text:p>15983.983983984</text:p>
              </table:table-cell>
              <table:table-cell office:value-type="float" office:value="1746.29528">
                <text:p>1746.295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016.016016016">
                <text:p>16016.016016016</text:p>
              </table:table-cell>
              <table:table-cell office:value-type="float" office:value="1746.29528">
                <text:p>1746.295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048.048048048">
                <text:p>16048.048048048</text:p>
              </table:table-cell>
              <table:table-cell office:value-type="float" office:value="1742.26196">
                <text:p>1742.261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080.0800800801">
                <text:p>16080.0800800801</text:p>
              </table:table-cell>
              <table:table-cell office:value-type="float" office:value="1744.94213">
                <text:p>1744.942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112.1121121121">
                <text:p>16112.1121121121</text:p>
              </table:table-cell>
              <table:table-cell office:value-type="float" office:value="1748.67309">
                <text:p>1748.6730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144.1441441441">
                <text:p>16144.1441441441</text:p>
              </table:table-cell>
              <table:table-cell office:value-type="float" office:value="1739.91442">
                <text:p>1739.914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176.1761761762">
                <text:p>16176.1761761762</text:p>
              </table:table-cell>
              <table:table-cell office:value-type="float" office:value="1762.04077">
                <text:p>1762.040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208.2082082082">
                <text:p>16208.2082082082</text:p>
              </table:table-cell>
              <table:table-cell office:value-type="float" office:value="1745.95642">
                <text:p>1745.9564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240.2402402402">
                <text:p>16240.2402402402</text:p>
              </table:table-cell>
              <table:table-cell office:value-type="float" office:value="1747.10876">
                <text:p>1747.1087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272.2722722723">
                <text:p>16272.2722722723</text:p>
              </table:table-cell>
              <table:table-cell office:value-type="float" office:value="1750.11596">
                <text:p>1750.1159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04.3043043043">
                <text:p>16304.3043043043</text:p>
              </table:table-cell>
              <table:table-cell office:value-type="float" office:value="1748.98278">
                <text:p>1748.982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336.3363363363">
                <text:p>16336.3363363363</text:p>
              </table:table-cell>
              <table:table-cell office:value-type="float" office:value="1744.47521">
                <text:p>1744.4752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368.3683683684">
                <text:p>16368.3683683684</text:p>
              </table:table-cell>
              <table:table-cell office:value-type="float" office:value="1747.63049">
                <text:p>1747.630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400.4004004004">
                <text:p>16400.4004004004</text:p>
              </table:table-cell>
              <table:table-cell office:value-type="float" office:value="1749.16369">
                <text:p>1749.163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32.4324324324">
                <text:p>16432.4324324324</text:p>
              </table:table-cell>
              <table:table-cell office:value-type="float" office:value="1739.5332">
                <text:p>1739.533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464.4644644645">
                <text:p>16464.4644644645</text:p>
              </table:table-cell>
              <table:table-cell office:value-type="float" office:value="1740.69226">
                <text:p>1740.6922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496.4964964965">
                <text:p>16496.4964964965</text:p>
              </table:table-cell>
              <table:table-cell office:value-type="float" office:value="1744.71899">
                <text:p>1744.7189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528.5285285285">
                <text:p>16528.5285285285</text:p>
              </table:table-cell>
              <table:table-cell office:value-type="float" office:value="1744.07678">
                <text:p>1744.0767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560.5605605606">
                <text:p>16560.5605605606</text:p>
              </table:table-cell>
              <table:table-cell office:value-type="float" office:value="1750.2987">
                <text:p>1750.298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592.5925925926">
                <text:p>16592.5925925926</text:p>
              </table:table-cell>
              <table:table-cell office:value-type="float" office:value="1752.59887">
                <text:p>1752.598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624.6246246246">
                <text:p>16624.6246246246</text:p>
              </table:table-cell>
              <table:table-cell office:value-type="float" office:value="1738.52636">
                <text:p>1738.5263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656.6566566567">
                <text:p>16656.6566566567</text:p>
              </table:table-cell>
              <table:table-cell office:value-type="float" office:value="1740.88342">
                <text:p>1740.883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688.6886886887">
                <text:p>16688.6886886887</text:p>
              </table:table-cell>
              <table:table-cell office:value-type="float" office:value="1746.4635">
                <text:p>1746.46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720.7207207207">
                <text:p>16720.7207207207</text:p>
              </table:table-cell>
              <table:table-cell office:value-type="float" office:value="1739.49511">
                <text:p>1739.4951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752.7527527528">
                <text:p>16752.7527527528</text:p>
              </table:table-cell>
              <table:table-cell office:value-type="float" office:value="1743.42614">
                <text:p>1743.4261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784.7847847848">
                <text:p>16784.7847847848</text:p>
              </table:table-cell>
              <table:table-cell office:value-type="float" office:value="1753.9923">
                <text:p>1753.992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816.8168168168">
                <text:p>16816.8168168168</text:p>
              </table:table-cell>
              <table:table-cell office:value-type="float" office:value="1758.28356">
                <text:p>1758.283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848.8488488488">
                <text:p>16848.8488488488</text:p>
              </table:table-cell>
              <table:table-cell office:value-type="float" office:value="1741.20666">
                <text:p>1741.206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880.8808808809">
                <text:p>16880.8808808809</text:p>
              </table:table-cell>
              <table:table-cell office:value-type="float" office:value="1754.23229">
                <text:p>1754.232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912.9129129129">
                <text:p>16912.9129129129</text:p>
              </table:table-cell>
              <table:table-cell office:value-type="float" office:value="1740.3142">
                <text:p>1740.31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944.9449449449">
                <text:p>16944.9449449449</text:p>
              </table:table-cell>
              <table:table-cell office:value-type="float" office:value="1746.03991">
                <text:p>1746.039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976.976976977">
                <text:p>16976.976976977</text:p>
              </table:table-cell>
              <table:table-cell office:value-type="float" office:value="1749.99682">
                <text:p>1749.9968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009.009009009">
                <text:p>17009.009009009</text:p>
              </table:table-cell>
              <table:table-cell office:value-type="float" office:value="1750.66149">
                <text:p>1750.6614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041.041041041">
                <text:p>17041.041041041</text:p>
              </table:table-cell>
              <table:table-cell office:value-type="float" office:value="1753.33105">
                <text:p>1753.331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073.0730730731">
                <text:p>17073.0730730731</text:p>
              </table:table-cell>
              <table:table-cell office:value-type="float" office:value="1743.50732">
                <text:p>1743.5073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105.1051051051">
                <text:p>17105.1051051051</text:p>
              </table:table-cell>
              <table:table-cell office:value-type="float" office:value="1746.03479">
                <text:p>1746.0347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137.1371371371">
                <text:p>17137.1371371371</text:p>
              </table:table-cell>
              <table:table-cell office:value-type="float" office:value="1741.56225">
                <text:p>1741.562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169.1691691692">
                <text:p>17169.1691691692</text:p>
              </table:table-cell>
              <table:table-cell office:value-type="float" office:value="1732.29821">
                <text:p>1732.2982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201.2012012012">
                <text:p>17201.2012012012</text:p>
              </table:table-cell>
              <table:table-cell office:value-type="float" office:value="1770.2976">
                <text:p>1770.297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233.2332332332">
                <text:p>17233.2332332332</text:p>
              </table:table-cell>
              <table:table-cell office:value-type="float" office:value="1742.74975">
                <text:p>1742.749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265.2652652653">
                <text:p>17265.2652652653</text:p>
              </table:table-cell>
              <table:table-cell office:value-type="float" office:value="1741.84045">
                <text:p>1741.840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297.2972972973">
                <text:p>17297.2972972973</text:p>
              </table:table-cell>
              <table:table-cell office:value-type="float" office:value="1748.20043">
                <text:p>1748.2004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329.3293293293">
                <text:p>17329.3293293293</text:p>
              </table:table-cell>
              <table:table-cell office:value-type="float" office:value="1738.03076">
                <text:p>1738.030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361.3613613614">
                <text:p>17361.3613613614</text:p>
              </table:table-cell>
              <table:table-cell office:value-type="float" office:value="1742.35412">
                <text:p>1742.3541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393.3933933934">
                <text:p>17393.3933933934</text:p>
              </table:table-cell>
              <table:table-cell office:value-type="float" office:value="1747.14465">
                <text:p>1747.144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425.4254254254">
                <text:p>17425.4254254254</text:p>
              </table:table-cell>
              <table:table-cell office:value-type="float" office:value="1759.36193">
                <text:p>1759.361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457.4574574575">
                <text:p>17457.4574574575</text:p>
              </table:table-cell>
              <table:table-cell office:value-type="float" office:value="1748.13159">
                <text:p>1748.131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489.4894894895">
                <text:p>17489.4894894895</text:p>
              </table:table-cell>
              <table:table-cell office:value-type="float" office:value="1739.53881">
                <text:p>1739.538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521.5215215215">
                <text:p>17521.5215215215</text:p>
              </table:table-cell>
              <table:table-cell office:value-type="float" office:value="1739.27136">
                <text:p>1739.271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553.5535535536">
                <text:p>17553.5535535536</text:p>
              </table:table-cell>
              <table:table-cell office:value-type="float" office:value="1752.6975">
                <text:p>1752.69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585.5855855856">
                <text:p>17585.5855855856</text:p>
              </table:table-cell>
              <table:table-cell office:value-type="float" office:value="1745.22521">
                <text:p>1745.2252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617.6176176176">
                <text:p>17617.6176176176</text:p>
              </table:table-cell>
              <table:table-cell office:value-type="float" office:value="1748.91943">
                <text:p>1748.9194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649.6496496497">
                <text:p>17649.6496496497</text:p>
              </table:table-cell>
              <table:table-cell office:value-type="float" office:value="1758.13171">
                <text:p>1758.1317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681.6816816817">
                <text:p>17681.6816816817</text:p>
              </table:table-cell>
              <table:table-cell office:value-type="float" office:value="1737.47314">
                <text:p>1737.473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713.7137137137">
                <text:p>17713.7137137137</text:p>
              </table:table-cell>
              <table:table-cell office:value-type="float" office:value="1741.18395">
                <text:p>1741.1839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745.7457457457">
                <text:p>17745.7457457457</text:p>
              </table:table-cell>
              <table:table-cell office:value-type="float" office:value="1747.05871">
                <text:p>1747.0587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777.7777777778">
                <text:p>17777.7777777778</text:p>
              </table:table-cell>
              <table:table-cell office:value-type="float" office:value="1749.79235">
                <text:p>1749.792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809.8098098098">
                <text:p>17809.8098098098</text:p>
              </table:table-cell>
              <table:table-cell office:value-type="float" office:value="1756.23669">
                <text:p>1756.236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841.8418418418">
                <text:p>17841.8418418418</text:p>
              </table:table-cell>
              <table:table-cell office:value-type="float" office:value="1739.24035">
                <text:p>1739.240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873.8738738739">
                <text:p>17873.8738738739</text:p>
              </table:table-cell>
              <table:table-cell office:value-type="float" office:value="1755.05468">
                <text:p>1755.054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905.9059059059">
                <text:p>17905.9059059059</text:p>
              </table:table-cell>
              <table:table-cell office:value-type="float" office:value="1760.34924">
                <text:p>1760.3492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937.9379379379">
                <text:p>17937.9379379379</text:p>
              </table:table-cell>
              <table:table-cell office:value-type="float" office:value="1746.4436">
                <text:p>1746.443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969.96996997">
                <text:p>17969.96996997</text:p>
              </table:table-cell>
              <table:table-cell office:value-type="float" office:value="1748.7749">
                <text:p>1748.774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002.002002002">
                <text:p>18002.002002002</text:p>
              </table:table-cell>
              <table:table-cell office:value-type="float" office:value="1752.46679">
                <text:p>1752.4667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034.034034034">
                <text:p>18034.034034034</text:p>
              </table:table-cell>
              <table:table-cell office:value-type="float" office:value="1748.0791">
                <text:p>1748.079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066.0660660661">
                <text:p>18066.0660660661</text:p>
              </table:table-cell>
              <table:table-cell office:value-type="float" office:value="1746.10583">
                <text:p>1746.105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98.0980980981">
                <text:p>18098.0980980981</text:p>
              </table:table-cell>
              <table:table-cell office:value-type="float" office:value="1750.05981">
                <text:p>1750.059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130.1301301301">
                <text:p>18130.1301301301</text:p>
              </table:table-cell>
              <table:table-cell office:value-type="float" office:value="1756.60131">
                <text:p>1756.601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162.1621621622">
                <text:p>18162.1621621622</text:p>
              </table:table-cell>
              <table:table-cell office:value-type="float" office:value="1750.79052">
                <text:p>1750.7905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194.1941941942">
                <text:p>18194.1941941942</text:p>
              </table:table-cell>
              <table:table-cell office:value-type="float" office:value="1750.33728">
                <text:p>1750.3372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226.2262262262">
                <text:p>18226.2262262262</text:p>
              </table:table-cell>
              <table:table-cell office:value-type="float" office:value="1743.00097">
                <text:p>1743.000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258.2582582583">
                <text:p>18258.2582582583</text:p>
              </table:table-cell>
              <table:table-cell office:value-type="float" office:value="1738.38012">
                <text:p>1738.380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290.2902902903">
                <text:p>18290.2902902903</text:p>
              </table:table-cell>
              <table:table-cell office:value-type="float" office:value="1736.47424">
                <text:p>1736.4742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322.3223223223">
                <text:p>18322.3223223223</text:p>
              </table:table-cell>
              <table:table-cell office:value-type="float" office:value="1737.01538">
                <text:p>1737.015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354.3543543544">
                <text:p>18354.3543543544</text:p>
              </table:table-cell>
              <table:table-cell office:value-type="float" office:value="1745.3894">
                <text:p>1745.38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386.3863863864">
                <text:p>18386.3863863864</text:p>
              </table:table-cell>
              <table:table-cell office:value-type="float" office:value="1761.36169">
                <text:p>1761.361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418.4184184184">
                <text:p>18418.4184184184</text:p>
              </table:table-cell>
              <table:table-cell office:value-type="float" office:value="1743.74719">
                <text:p>1743.7471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450.4504504505">
                <text:p>18450.4504504505</text:p>
              </table:table-cell>
              <table:table-cell office:value-type="float" office:value="1749.31005">
                <text:p>1749.310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482.4824824825">
                <text:p>18482.4824824825</text:p>
              </table:table-cell>
              <table:table-cell office:value-type="float" office:value="1748.70361">
                <text:p>1748.703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514.5145145145">
                <text:p>18514.5145145145</text:p>
              </table:table-cell>
              <table:table-cell office:value-type="float" office:value="1737.25134">
                <text:p>1737.2513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546.5465465465">
                <text:p>18546.5465465465</text:p>
              </table:table-cell>
              <table:table-cell office:value-type="float" office:value="1742.25866">
                <text:p>1742.258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578.5785785786">
                <text:p>18578.5785785786</text:p>
              </table:table-cell>
              <table:table-cell office:value-type="float" office:value="1753.42016">
                <text:p>1753.420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610.6106106106">
                <text:p>18610.6106106106</text:p>
              </table:table-cell>
              <table:table-cell office:value-type="float" office:value="1732.82458">
                <text:p>1732.824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642.6426426426">
                <text:p>18642.6426426426</text:p>
              </table:table-cell>
              <table:table-cell office:value-type="float" office:value="1758.75769">
                <text:p>1758.757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674.6746746747">
                <text:p>18674.6746746747</text:p>
              </table:table-cell>
              <table:table-cell office:value-type="float" office:value="1736.24926">
                <text:p>1736.249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706.7067067067">
                <text:p>18706.7067067067</text:p>
              </table:table-cell>
              <table:table-cell office:value-type="float" office:value="1749.04541">
                <text:p>1749.0454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738.7387387387">
                <text:p>18738.7387387387</text:p>
              </table:table-cell>
              <table:table-cell office:value-type="float" office:value="1748.40148">
                <text:p>1748.401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770.7707707708">
                <text:p>18770.7707707708</text:p>
              </table:table-cell>
              <table:table-cell office:value-type="float" office:value="1743.50939">
                <text:p>1743.509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802.8028028028">
                <text:p>18802.8028028028</text:p>
              </table:table-cell>
              <table:table-cell office:value-type="float" office:value="1740.66296">
                <text:p>1740.6629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834.8348348348">
                <text:p>18834.8348348348</text:p>
              </table:table-cell>
              <table:table-cell office:value-type="float" office:value="1749.46997">
                <text:p>1749.469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866.8668668669">
                <text:p>18866.8668668669</text:p>
              </table:table-cell>
              <table:table-cell office:value-type="float" office:value="1752.48193">
                <text:p>1752.481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898.8988988989">
                <text:p>18898.8988988989</text:p>
              </table:table-cell>
              <table:table-cell office:value-type="float" office:value="1739.79162">
                <text:p>1739.791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930.9309309309">
                <text:p>18930.9309309309</text:p>
              </table:table-cell>
              <table:table-cell office:value-type="float" office:value="1740.04565">
                <text:p>1740.0456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962.962962963">
                <text:p>18962.962962963</text:p>
              </table:table-cell>
              <table:table-cell office:value-type="float" office:value="1748.66003">
                <text:p>1748.660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994.994994995">
                <text:p>18994.994994995</text:p>
              </table:table-cell>
              <table:table-cell office:value-type="float" office:value="1769.76464">
                <text:p>1769.764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027.027027027">
                <text:p>19027.027027027</text:p>
              </table:table-cell>
              <table:table-cell office:value-type="float" office:value="1754.95495">
                <text:p>1754.954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059.0590590591">
                <text:p>19059.0590590591</text:p>
              </table:table-cell>
              <table:table-cell office:value-type="float" office:value="1744.03552">
                <text:p>1744.0355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091.0910910911">
                <text:p>19091.0910910911</text:p>
              </table:table-cell>
              <table:table-cell office:value-type="float" office:value="1753.77673">
                <text:p>1753.7767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123.1231231231">
                <text:p>19123.1231231231</text:p>
              </table:table-cell>
              <table:table-cell office:value-type="float" office:value="1755.80786">
                <text:p>1755.8078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155.1551551552">
                <text:p>19155.1551551552</text:p>
              </table:table-cell>
              <table:table-cell office:value-type="float" office:value="1755.30651">
                <text:p>1755.306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187.1871871872">
                <text:p>19187.1871871872</text:p>
              </table:table-cell>
              <table:table-cell office:value-type="float" office:value="1754.70642">
                <text:p>1754.706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219.2192192192">
                <text:p>19219.2192192192</text:p>
              </table:table-cell>
              <table:table-cell office:value-type="float" office:value="1750.92578">
                <text:p>1750.925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251.2512512513">
                <text:p>19251.2512512513</text:p>
              </table:table-cell>
              <table:table-cell office:value-type="float" office:value="1742.427">
                <text:p>1742.4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283.2832832833">
                <text:p>19283.2832832833</text:p>
              </table:table-cell>
              <table:table-cell office:value-type="float" office:value="1738.13171">
                <text:p>1738.1317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315.3153153153">
                <text:p>19315.3153153153</text:p>
              </table:table-cell>
              <table:table-cell office:value-type="float" office:value="1735.74206">
                <text:p>1735.742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347.3473473473">
                <text:p>19347.3473473473</text:p>
              </table:table-cell>
              <table:table-cell office:value-type="float" office:value="1752.4663">
                <text:p>1752.46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379.3793793794">
                <text:p>19379.3793793794</text:p>
              </table:table-cell>
              <table:table-cell office:value-type="float" office:value="1760.82604">
                <text:p>1760.826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411.4114114114">
                <text:p>19411.4114114114</text:p>
              </table:table-cell>
              <table:table-cell office:value-type="float" office:value="1762.02722">
                <text:p>1762.027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443.4434434434">
                <text:p>19443.4434434434</text:p>
              </table:table-cell>
              <table:table-cell office:value-type="float" office:value="1747.70324">
                <text:p>1747.7032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475.4754754755">
                <text:p>19475.4754754755</text:p>
              </table:table-cell>
              <table:table-cell office:value-type="float" office:value="1747.3258">
                <text:p>1747.32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507.5075075075">
                <text:p>19507.5075075075</text:p>
              </table:table-cell>
              <table:table-cell office:value-type="float" office:value="1742.2384">
                <text:p>1742.23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539.5395395395">
                <text:p>19539.5395395395</text:p>
              </table:table-cell>
              <table:table-cell office:value-type="float" office:value="1735.54492">
                <text:p>1735.5449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571.5715715716">
                <text:p>19571.5715715716</text:p>
              </table:table-cell>
              <table:table-cell office:value-type="float" office:value="1751.85754">
                <text:p>1751.857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603.6036036036">
                <text:p>19603.6036036036</text:p>
              </table:table-cell>
              <table:table-cell office:value-type="float" office:value="1744.95947">
                <text:p>1744.959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635.6356356356">
                <text:p>19635.6356356356</text:p>
              </table:table-cell>
              <table:table-cell office:value-type="float" office:value="1751.17419">
                <text:p>1751.174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667.6676676677">
                <text:p>19667.6676676677</text:p>
              </table:table-cell>
              <table:table-cell office:value-type="float" office:value="1735.14025">
                <text:p>1735.140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699.6996996997">
                <text:p>19699.6996996997</text:p>
              </table:table-cell>
              <table:table-cell office:value-type="float" office:value="1753.19006">
                <text:p>1753.190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731.7317317317">
                <text:p>19731.7317317317</text:p>
              </table:table-cell>
              <table:table-cell office:value-type="float" office:value="1756.14843">
                <text:p>1756.1484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763.7637637638">
                <text:p>19763.7637637638</text:p>
              </table:table-cell>
              <table:table-cell office:value-type="float" office:value="1752.09057">
                <text:p>1752.090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795.7957957958">
                <text:p>19795.7957957958</text:p>
              </table:table-cell>
              <table:table-cell office:value-type="float" office:value="1738.76647">
                <text:p>1738.766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827.8278278278">
                <text:p>19827.8278278278</text:p>
              </table:table-cell>
              <table:table-cell office:value-type="float" office:value="1729.80407">
                <text:p>1729.804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859.8598598599">
                <text:p>19859.8598598599</text:p>
              </table:table-cell>
              <table:table-cell office:value-type="float" office:value="1745.25244">
                <text:p>1745.252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891.8918918919">
                <text:p>19891.8918918919</text:p>
              </table:table-cell>
              <table:table-cell office:value-type="float" office:value="1734.75585">
                <text:p>1734.755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923.9239239239">
                <text:p>19923.9239239239</text:p>
              </table:table-cell>
              <table:table-cell office:value-type="float" office:value="1735.2677">
                <text:p>1735.267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955.955955956">
                <text:p>19955.955955956</text:p>
              </table:table-cell>
              <table:table-cell office:value-type="float" office:value="1746.29821">
                <text:p>1746.2982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987.987987988">
                <text:p>19987.987987988</text:p>
              </table:table-cell>
              <table:table-cell office:value-type="float" office:value="1760.43261">
                <text:p>1760.4326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020.02002002">
                <text:p>20020.02002002</text:p>
              </table:table-cell>
              <table:table-cell office:value-type="float" office:value="1741.57507">
                <text:p>1741.5750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052.052052052">
                <text:p>20052.052052052</text:p>
              </table:table-cell>
              <table:table-cell office:value-type="float" office:value="1744.97778">
                <text:p>1744.977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084.0840840841">
                <text:p>20084.0840840841</text:p>
              </table:table-cell>
              <table:table-cell office:value-type="float" office:value="1762.73181">
                <text:p>1762.731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0116.1161161161">
                <text:p>20116.1161161161</text:p>
              </table:table-cell>
              <table:table-cell office:value-type="float" office:value="1732.68261">
                <text:p>1732.6826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0148.1481481481">
                <text:p>20148.1481481481</text:p>
              </table:table-cell>
              <table:table-cell office:value-type="float" office:value="1767.83178">
                <text:p>1767.831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0180.1801801802">
                <text:p>20180.1801801802</text:p>
              </table:table-cell>
              <table:table-cell office:value-type="float" office:value="1747.42553">
                <text:p>1747.425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0212.2122122122">
                <text:p>20212.2122122122</text:p>
              </table:table-cell>
              <table:table-cell office:value-type="float" office:value="1728.07006">
                <text:p>1728.0700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0244.2442442442">
                <text:p>20244.2442442442</text:p>
              </table:table-cell>
              <table:table-cell office:value-type="float" office:value="1736.91381">
                <text:p>1736.9138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276.2762762763">
                <text:p>20276.2762762763</text:p>
              </table:table-cell>
              <table:table-cell office:value-type="float" office:value="1745.29064">
                <text:p>1745.290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0308.3083083083">
                <text:p>20308.3083083083</text:p>
              </table:table-cell>
              <table:table-cell office:value-type="float" office:value="1748.135">
                <text:p>1748.13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0340.3403403403">
                <text:p>20340.3403403403</text:p>
              </table:table-cell>
              <table:table-cell office:value-type="float" office:value="1758.54357">
                <text:p>1758.543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0372.3723723724">
                <text:p>20372.3723723724</text:p>
              </table:table-cell>
              <table:table-cell office:value-type="float" office:value="1747.60766">
                <text:p>1747.6076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0404.4044044044">
                <text:p>20404.4044044044</text:p>
              </table:table-cell>
              <table:table-cell office:value-type="float" office:value="1747.62719">
                <text:p>1747.6271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436.4364364364">
                <text:p>20436.4364364364</text:p>
              </table:table-cell>
              <table:table-cell office:value-type="float" office:value="1753.04382">
                <text:p>1753.0438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0468.4684684685">
                <text:p>20468.4684684685</text:p>
              </table:table-cell>
              <table:table-cell office:value-type="float" office:value="1739.35461">
                <text:p>1739.354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500.5005005005">
                <text:p>20500.5005005005</text:p>
              </table:table-cell>
              <table:table-cell office:value-type="float" office:value="1741.01245">
                <text:p>1741.012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532.5325325325">
                <text:p>20532.5325325325</text:p>
              </table:table-cell>
              <table:table-cell office:value-type="float" office:value="1759.43127">
                <text:p>1759.431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564.5645645646">
                <text:p>20564.5645645646</text:p>
              </table:table-cell>
              <table:table-cell office:value-type="float" office:value="1752.41247">
                <text:p>1752.4124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596.5965965966">
                <text:p>20596.5965965966</text:p>
              </table:table-cell>
              <table:table-cell office:value-type="float" office:value="1761.94799">
                <text:p>1761.947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628.6286286286">
                <text:p>20628.6286286286</text:p>
              </table:table-cell>
              <table:table-cell office:value-type="float" office:value="1749.98388">
                <text:p>1749.9838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660.6606606607">
                <text:p>20660.6606606607</text:p>
              </table:table-cell>
              <table:table-cell office:value-type="float" office:value="1751.83496">
                <text:p>1751.8349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692.6926926927">
                <text:p>20692.6926926927</text:p>
              </table:table-cell>
              <table:table-cell office:value-type="float" office:value="1749.30383">
                <text:p>1749.303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724.7247247247">
                <text:p>20724.7247247247</text:p>
              </table:table-cell>
              <table:table-cell office:value-type="float" office:value="1739.54345">
                <text:p>1739.5434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756.7567567568">
                <text:p>20756.7567567568</text:p>
              </table:table-cell>
              <table:table-cell office:value-type="float" office:value="1736.4934">
                <text:p>1736.49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788.7887887888">
                <text:p>20788.7887887888</text:p>
              </table:table-cell>
              <table:table-cell office:value-type="float" office:value="1732.59667">
                <text:p>1732.59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820.8208208208">
                <text:p>20820.8208208208</text:p>
              </table:table-cell>
              <table:table-cell office:value-type="float" office:value="1744.80456">
                <text:p>1744.804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852.8528528528">
                <text:p>20852.8528528528</text:p>
              </table:table-cell>
              <table:table-cell office:value-type="float" office:value="1752.72875">
                <text:p>1752.728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884.8848848849">
                <text:p>20884.8848848849</text:p>
              </table:table-cell>
              <table:table-cell office:value-type="float" office:value="1759.35009">
                <text:p>1759.3500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916.9169169169">
                <text:p>20916.9169169169</text:p>
              </table:table-cell>
              <table:table-cell office:value-type="float" office:value="1742.00769">
                <text:p>1742.0076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948.9489489489">
                <text:p>20948.9489489489</text:p>
              </table:table-cell>
              <table:table-cell office:value-type="float" office:value="1743.6278">
                <text:p>1743.62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980.980980981">
                <text:p>20980.980980981</text:p>
              </table:table-cell>
              <table:table-cell office:value-type="float" office:value="1751.88452">
                <text:p>1751.884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013.013013013">
                <text:p>21013.013013013</text:p>
              </table:table-cell>
              <table:table-cell office:value-type="float" office:value="1742.90075">
                <text:p>1742.900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045.045045045">
                <text:p>21045.045045045</text:p>
              </table:table-cell>
              <table:table-cell office:value-type="float" office:value="1743.10681">
                <text:p>1743.106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077.0770770771">
                <text:p>21077.0770770771</text:p>
              </table:table-cell>
              <table:table-cell office:value-type="float" office:value="1743.11193">
                <text:p>1743.111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109.1091091091">
                <text:p>21109.1091091091</text:p>
              </table:table-cell>
              <table:table-cell office:value-type="float" office:value="1748.57373">
                <text:p>1748.5737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1141.1411411411">
                <text:p>21141.1411411411</text:p>
              </table:table-cell>
              <table:table-cell office:value-type="float" office:value="1733.68847">
                <text:p>1733.688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1173.1731731732">
                <text:p>21173.1731731732</text:p>
              </table:table-cell>
              <table:table-cell office:value-type="float" office:value="1746.92883">
                <text:p>1746.928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1205.2052052052">
                <text:p>21205.2052052052</text:p>
              </table:table-cell>
              <table:table-cell office:value-type="float" office:value="1754.03564">
                <text:p>1754.0356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1237.2372372372">
                <text:p>21237.2372372372</text:p>
              </table:table-cell>
              <table:table-cell office:value-type="float" office:value="1755.89331">
                <text:p>1755.8933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1269.2692692693">
                <text:p>21269.2692692693</text:p>
              </table:table-cell>
              <table:table-cell office:value-type="float" office:value="1753.45275">
                <text:p>1753.452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1301.3013013013">
                <text:p>21301.3013013013</text:p>
              </table:table-cell>
              <table:table-cell office:value-type="float" office:value="1741.50488">
                <text:p>1741.504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1333.3333333333">
                <text:p>21333.3333333333</text:p>
              </table:table-cell>
              <table:table-cell office:value-type="float" office:value="1753.51733">
                <text:p>1753.517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1365.3653653654">
                <text:p>21365.3653653654</text:p>
              </table:table-cell>
              <table:table-cell office:value-type="float" office:value="1744.79052">
                <text:p>1744.790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397.3973973974">
                <text:p>21397.3973973974</text:p>
              </table:table-cell>
              <table:table-cell office:value-type="float" office:value="1759.46545">
                <text:p>1759.465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1429.4294294294">
                <text:p>21429.4294294294</text:p>
              </table:table-cell>
              <table:table-cell office:value-type="float" office:value="1752.54272">
                <text:p>1752.542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1461.4614614615">
                <text:p>21461.4614614615</text:p>
              </table:table-cell>
              <table:table-cell office:value-type="float" office:value="1738.60925">
                <text:p>1738.609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1493.4934934935">
                <text:p>21493.4934934935</text:p>
              </table:table-cell>
              <table:table-cell office:value-type="float" office:value="1742.78625">
                <text:p>1742.786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1525.5255255255">
                <text:p>21525.5255255255</text:p>
              </table:table-cell>
              <table:table-cell office:value-type="float" office:value="1757.31787">
                <text:p>1757.3178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1557.5575575576">
                <text:p>21557.5575575576</text:p>
              </table:table-cell>
              <table:table-cell office:value-type="float" office:value="1746.44262">
                <text:p>1746.442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1589.5895895896">
                <text:p>21589.5895895896</text:p>
              </table:table-cell>
              <table:table-cell office:value-type="float" office:value="1733.99707">
                <text:p>1733.997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1621.6216216216">
                <text:p>21621.6216216216</text:p>
              </table:table-cell>
              <table:table-cell office:value-type="float" office:value="1736.1173">
                <text:p>1736.11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1653.6536536537">
                <text:p>21653.6536536537</text:p>
              </table:table-cell>
              <table:table-cell office:value-type="float" office:value="1737.15783">
                <text:p>1737.1578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685.6856856857">
                <text:p>21685.6856856857</text:p>
              </table:table-cell>
              <table:table-cell office:value-type="float" office:value="1756.28991">
                <text:p>1756.289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717.7177177177">
                <text:p>21717.7177177177</text:p>
              </table:table-cell>
              <table:table-cell office:value-type="float" office:value="1735.72326">
                <text:p>1735.723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749.7497497498">
                <text:p>21749.7497497498</text:p>
              </table:table-cell>
              <table:table-cell office:value-type="float" office:value="1753.90759">
                <text:p>1753.9075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781.7817817818">
                <text:p>21781.7817817818</text:p>
              </table:table-cell>
              <table:table-cell office:value-type="float" office:value="1759.29077">
                <text:p>1759.2907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813.8138138138">
                <text:p>21813.8138138138</text:p>
              </table:table-cell>
              <table:table-cell office:value-type="float" office:value="1751.73852">
                <text:p>1751.7385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845.8458458458">
                <text:p>21845.8458458458</text:p>
              </table:table-cell>
              <table:table-cell office:value-type="float" office:value="1751.52111">
                <text:p>1751.521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877.8778778779">
                <text:p>21877.8778778779</text:p>
              </table:table-cell>
              <table:table-cell office:value-type="float" office:value="1757.58959">
                <text:p>1757.589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909.9099099099">
                <text:p>21909.9099099099</text:p>
              </table:table-cell>
              <table:table-cell office:value-type="float" office:value="1749.73388">
                <text:p>1749.733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941.9419419419">
                <text:p>21941.9419419419</text:p>
              </table:table-cell>
              <table:table-cell office:value-type="float" office:value="1742.11938">
                <text:p>1742.119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973.973973974">
                <text:p>21973.973973974</text:p>
              </table:table-cell>
              <table:table-cell office:value-type="float" office:value="1745.12402">
                <text:p>1745.124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2006.006006006">
                <text:p>22006.006006006</text:p>
              </table:table-cell>
              <table:table-cell office:value-type="float" office:value="1759.87365">
                <text:p>1759.873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038.038038038">
                <text:p>22038.038038038</text:p>
              </table:table-cell>
              <table:table-cell office:value-type="float" office:value="1744.09252">
                <text:p>1744.0925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2070.0700700701">
                <text:p>22070.0700700701</text:p>
              </table:table-cell>
              <table:table-cell office:value-type="float" office:value="1733.55407">
                <text:p>1733.5540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2102.1021021021">
                <text:p>22102.1021021021</text:p>
              </table:table-cell>
              <table:table-cell office:value-type="float" office:value="1752.01013">
                <text:p>1752.010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2134.1341341341">
                <text:p>22134.1341341341</text:p>
              </table:table-cell>
              <table:table-cell office:value-type="float" office:value="1744.69592">
                <text:p>1744.6959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2166.1661661662">
                <text:p>22166.1661661662</text:p>
              </table:table-cell>
              <table:table-cell office:value-type="float" office:value="1731.29248">
                <text:p>1731.292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2198.1981981982">
                <text:p>22198.1981981982</text:p>
              </table:table-cell>
              <table:table-cell office:value-type="float" office:value="1750.26977">
                <text:p>1750.2697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2230.2302302302">
                <text:p>22230.2302302302</text:p>
              </table:table-cell>
              <table:table-cell office:value-type="float" office:value="1743.09411">
                <text:p>1743.094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2262.2622622623">
                <text:p>22262.2622622623</text:p>
              </table:table-cell>
              <table:table-cell office:value-type="float" office:value="1744.07177">
                <text:p>1744.071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294.2942942943">
                <text:p>22294.2942942943</text:p>
              </table:table-cell>
              <table:table-cell office:value-type="float" office:value="1753.71911">
                <text:p>1753.719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326.3263263263">
                <text:p>22326.3263263263</text:p>
              </table:table-cell>
              <table:table-cell office:value-type="float" office:value="1760.36303">
                <text:p>1760.363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2358.3583583584">
                <text:p>22358.3583583584</text:p>
              </table:table-cell>
              <table:table-cell office:value-type="float" office:value="1740.71826">
                <text:p>1740.7182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2390.3903903904">
                <text:p>22390.3903903904</text:p>
              </table:table-cell>
              <table:table-cell office:value-type="float" office:value="1727.10937">
                <text:p>1727.1093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2422.4224224224">
                <text:p>22422.4224224224</text:p>
              </table:table-cell>
              <table:table-cell office:value-type="float" office:value="1742.3059">
                <text:p>1742.305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2454.4544544545">
                <text:p>22454.4544544545</text:p>
              </table:table-cell>
              <table:table-cell office:value-type="float" office:value="1755.328">
                <text:p>1755.3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2486.4864864865">
                <text:p>22486.4864864865</text:p>
              </table:table-cell>
              <table:table-cell office:value-type="float" office:value="1750.61926">
                <text:p>1750.6192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518.5185185185">
                <text:p>22518.5185185185</text:p>
              </table:table-cell>
              <table:table-cell office:value-type="float" office:value="1757.51171">
                <text:p>1757.5117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550.5505505505">
                <text:p>22550.5505505505</text:p>
              </table:table-cell>
              <table:table-cell office:value-type="float" office:value="1742.48864">
                <text:p>1742.488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582.5825825826">
                <text:p>22582.5825825826</text:p>
              </table:table-cell>
              <table:table-cell office:value-type="float" office:value="1739.7915">
                <text:p>1739.79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2614.6146146146">
                <text:p>22614.6146146146</text:p>
              </table:table-cell>
              <table:table-cell office:value-type="float" office:value="1745.8496">
                <text:p>1745.849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2646.6466466466">
                <text:p>22646.6466466466</text:p>
              </table:table-cell>
              <table:table-cell office:value-type="float" office:value="1747.12414">
                <text:p>1747.1241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2678.6786786787">
                <text:p>22678.6786786787</text:p>
              </table:table-cell>
              <table:table-cell office:value-type="float" office:value="1744.54064">
                <text:p>1744.5406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2710.7107107107">
                <text:p>22710.7107107107</text:p>
              </table:table-cell>
              <table:table-cell office:value-type="float" office:value="1746.1101">
                <text:p>1746.11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2742.7427427427">
                <text:p>22742.7427427427</text:p>
              </table:table-cell>
              <table:table-cell office:value-type="float" office:value="1716.56481">
                <text:p>1716.564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2774.7747747748">
                <text:p>22774.7747747748</text:p>
              </table:table-cell>
              <table:table-cell office:value-type="float" office:value="1768.63647">
                <text:p>1768.636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2806.8068068068">
                <text:p>22806.8068068068</text:p>
              </table:table-cell>
              <table:table-cell office:value-type="float" office:value="1750.89868">
                <text:p>1750.898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2838.8388388388">
                <text:p>22838.8388388388</text:p>
              </table:table-cell>
              <table:table-cell office:value-type="float" office:value="1739.4768">
                <text:p>1739.476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2870.8708708709">
                <text:p>22870.8708708709</text:p>
              </table:table-cell>
              <table:table-cell office:value-type="float" office:value="1733.12109">
                <text:p>1733.121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2902.9029029029">
                <text:p>22902.9029029029</text:p>
              </table:table-cell>
              <table:table-cell office:value-type="float" office:value="1760.33996">
                <text:p>1760.3399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2934.9349349349">
                <text:p>22934.9349349349</text:p>
              </table:table-cell>
              <table:table-cell office:value-type="float" office:value="1736.02355">
                <text:p>1736.0235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966.966966967">
                <text:p>22966.966966967</text:p>
              </table:table-cell>
              <table:table-cell office:value-type="float" office:value="1765.11975">
                <text:p>1765.119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998.998998999">
                <text:p>22998.998998999</text:p>
              </table:table-cell>
              <table:table-cell office:value-type="float" office:value="1734.19287">
                <text:p>1734.1928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3031.031031031">
                <text:p>23031.031031031</text:p>
              </table:table-cell>
              <table:table-cell office:value-type="float" office:value="1750.11682">
                <text:p>1750.116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3063.0630630631">
                <text:p>23063.0630630631</text:p>
              </table:table-cell>
              <table:table-cell office:value-type="float" office:value="1733.68957">
                <text:p>1733.689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3095.0950950951">
                <text:p>23095.0950950951</text:p>
              </table:table-cell>
              <table:table-cell office:value-type="float" office:value="1762.87548">
                <text:p>1762.875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3127.1271271271">
                <text:p>23127.1271271271</text:p>
              </table:table-cell>
              <table:table-cell office:value-type="float" office:value="1745.17346">
                <text:p>1745.173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3159.1591591592">
                <text:p>23159.1591591592</text:p>
              </table:table-cell>
              <table:table-cell office:value-type="float" office:value="1731.49487">
                <text:p>1731.4948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3191.1911911912">
                <text:p>23191.1911911912</text:p>
              </table:table-cell>
              <table:table-cell office:value-type="float" office:value="1734.6007">
                <text:p>1734.60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3223.2232232232">
                <text:p>23223.2232232232</text:p>
              </table:table-cell>
              <table:table-cell office:value-type="float" office:value="1748.71179">
                <text:p>1748.711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3255.2552552553">
                <text:p>23255.2552552553</text:p>
              </table:table-cell>
              <table:table-cell office:value-type="float" office:value="1765.3916">
                <text:p>1765.39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3287.2872872873">
                <text:p>23287.2872872873</text:p>
              </table:table-cell>
              <table:table-cell office:value-type="float" office:value="1750.578">
                <text:p>1750.57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3319.3193193193">
                <text:p>23319.3193193193</text:p>
              </table:table-cell>
              <table:table-cell office:value-type="float" office:value="1750.38964">
                <text:p>1750.3896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351.3513513513">
                <text:p>23351.3513513513</text:p>
              </table:table-cell>
              <table:table-cell office:value-type="float" office:value="1738.87316">
                <text:p>1738.873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3383.3833833834">
                <text:p>23383.3833833834</text:p>
              </table:table-cell>
              <table:table-cell office:value-type="float" office:value="1735.72717">
                <text:p>1735.727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3415.4154154154">
                <text:p>23415.4154154154</text:p>
              </table:table-cell>
              <table:table-cell office:value-type="float" office:value="1757.16015">
                <text:p>1757.160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3447.4474474474">
                <text:p>23447.4474474474</text:p>
              </table:table-cell>
              <table:table-cell office:value-type="float" office:value="1763.92138">
                <text:p>1763.9213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3479.4794794795">
                <text:p>23479.4794794795</text:p>
              </table:table-cell>
              <table:table-cell office:value-type="float" office:value="1749.85375">
                <text:p>1749.8537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3511.5115115115">
                <text:p>23511.5115115115</text:p>
              </table:table-cell>
              <table:table-cell office:value-type="float" office:value="1748.89978">
                <text:p>1748.899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3543.5435435435">
                <text:p>23543.5435435435</text:p>
              </table:table-cell>
              <table:table-cell office:value-type="float" office:value="1746.5277">
                <text:p>1746.527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3575.5755755756">
                <text:p>23575.5755755756</text:p>
              </table:table-cell>
              <table:table-cell office:value-type="float" office:value="1727.1134">
                <text:p>1727.113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3607.6076076076">
                <text:p>23607.6076076076</text:p>
              </table:table-cell>
              <table:table-cell office:value-type="float" office:value="1751.16064">
                <text:p>1751.1606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3639.6396396396">
                <text:p>23639.6396396396</text:p>
              </table:table-cell>
              <table:table-cell office:value-type="float" office:value="1751.72949">
                <text:p>1751.7294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3671.6716716717">
                <text:p>23671.6716716717</text:p>
              </table:table-cell>
              <table:table-cell office:value-type="float" office:value="1721.58435">
                <text:p>1721.584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3703.7037037037">
                <text:p>23703.7037037037</text:p>
              </table:table-cell>
              <table:table-cell office:value-type="float" office:value="1755.22741">
                <text:p>1755.2274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3735.7357357357">
                <text:p>23735.7357357357</text:p>
              </table:table-cell>
              <table:table-cell office:value-type="float" office:value="1751.10852">
                <text:p>1751.1085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3767.7677677678">
                <text:p>23767.7677677678</text:p>
              </table:table-cell>
              <table:table-cell office:value-type="float" office:value="1743.86059">
                <text:p>1743.8605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799.7997997998">
                <text:p>23799.7997997998</text:p>
              </table:table-cell>
              <table:table-cell office:value-type="float" office:value="1775.3103">
                <text:p>1775.310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3831.8318318318">
                <text:p>23831.8318318318</text:p>
              </table:table-cell>
              <table:table-cell office:value-type="float" office:value="1758.31909">
                <text:p>1758.3190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3863.8638638639">
                <text:p>23863.8638638639</text:p>
              </table:table-cell>
              <table:table-cell office:value-type="float" office:value="1748.1997">
                <text:p>1748.19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3895.8958958959">
                <text:p>23895.8958958959</text:p>
              </table:table-cell>
              <table:table-cell office:value-type="float" office:value="1746.34338">
                <text:p>1746.3433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3927.9279279279">
                <text:p>23927.9279279279</text:p>
              </table:table-cell>
              <table:table-cell office:value-type="float" office:value="1746.97839">
                <text:p>1746.9783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3959.95995996">
                <text:p>23959.95995996</text:p>
              </table:table-cell>
              <table:table-cell office:value-type="float" office:value="1765.3291">
                <text:p>1765.32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3991.991991992">
                <text:p>23991.991991992</text:p>
              </table:table-cell>
              <table:table-cell office:value-type="float" office:value="1745.88793">
                <text:p>1745.8879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4024.024024024">
                <text:p>24024.024024024</text:p>
              </table:table-cell>
              <table:table-cell office:value-type="float" office:value="1755.26904">
                <text:p>1755.269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4056.0560560561">
                <text:p>24056.0560560561</text:p>
              </table:table-cell>
              <table:table-cell office:value-type="float" office:value="1732.79833">
                <text:p>1732.7983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088.0880880881">
                <text:p>24088.0880880881</text:p>
              </table:table-cell>
              <table:table-cell office:value-type="float" office:value="1764.41247">
                <text:p>1764.4124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4120.1201201201">
                <text:p>24120.1201201201</text:p>
              </table:table-cell>
              <table:table-cell office:value-type="float" office:value="1702.54846">
                <text:p>1702.5484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4152.1521521522">
                <text:p>24152.1521521522</text:p>
              </table:table-cell>
              <table:table-cell office:value-type="float" office:value="1744.08032">
                <text:p>1744.080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4184.1841841842">
                <text:p>24184.1841841842</text:p>
              </table:table-cell>
              <table:table-cell office:value-type="float" office:value="1745.52722">
                <text:p>1745.5272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4216.2162162162">
                <text:p>24216.2162162162</text:p>
              </table:table-cell>
              <table:table-cell office:value-type="float" office:value="1744.69177">
                <text:p>1744.6917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4248.2482482482">
                <text:p>24248.2482482482</text:p>
              </table:table-cell>
              <table:table-cell office:value-type="float" office:value="1745.10778">
                <text:p>1745.1077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4280.2802802803">
                <text:p>24280.2802802803</text:p>
              </table:table-cell>
              <table:table-cell office:value-type="float" office:value="1747.99328">
                <text:p>1747.9932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4312.3123123123">
                <text:p>24312.3123123123</text:p>
              </table:table-cell>
              <table:table-cell office:value-type="float" office:value="1784.22204">
                <text:p>1784.2220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4344.3443443443">
                <text:p>24344.3443443443</text:p>
              </table:table-cell>
              <table:table-cell office:value-type="float" office:value="1749.00366">
                <text:p>1749.003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4376.3763763764">
                <text:p>24376.3763763764</text:p>
              </table:table-cell>
              <table:table-cell office:value-type="float" office:value="1754.20397">
                <text:p>1754.203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4408.4084084084">
                <text:p>24408.4084084084</text:p>
              </table:table-cell>
              <table:table-cell office:value-type="float" office:value="1713.63122">
                <text:p>1713.631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4440.4404404404">
                <text:p>24440.4404404404</text:p>
              </table:table-cell>
              <table:table-cell office:value-type="float" office:value="1739.91564">
                <text:p>1739.9156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4472.4724724725">
                <text:p>24472.4724724725</text:p>
              </table:table-cell>
              <table:table-cell office:value-type="float" office:value="1754.61535">
                <text:p>1754.615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4504.5045045045">
                <text:p>24504.5045045045</text:p>
              </table:table-cell>
              <table:table-cell office:value-type="float" office:value="1752.6361">
                <text:p>1752.63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4536.5365365365">
                <text:p>24536.5365365365</text:p>
              </table:table-cell>
              <table:table-cell office:value-type="float" office:value="1756.26953">
                <text:p>1756.2695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4568.5685685686">
                <text:p>24568.5685685686</text:p>
              </table:table-cell>
              <table:table-cell office:value-type="float" office:value="1758.91113">
                <text:p>1758.911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4600.6006006006">
                <text:p>24600.6006006006</text:p>
              </table:table-cell>
              <table:table-cell office:value-type="float" office:value="1762.29211">
                <text:p>1762.292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4632.6326326326">
                <text:p>24632.6326326326</text:p>
              </table:table-cell>
              <table:table-cell office:value-type="float" office:value="1767.04296">
                <text:p>1767.042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4664.6646646647">
                <text:p>24664.6646646647</text:p>
              </table:table-cell>
              <table:table-cell office:value-type="float" office:value="1738.21411">
                <text:p>1738.2141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4696.6966966967">
                <text:p>24696.6966966967</text:p>
              </table:table-cell>
              <table:table-cell office:value-type="float" office:value="1731.95776">
                <text:p>1731.957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4728.7287287287">
                <text:p>24728.7287287287</text:p>
              </table:table-cell>
              <table:table-cell office:value-type="float" office:value="1746.25659">
                <text:p>1746.2565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4760.7607607608">
                <text:p>24760.7607607608</text:p>
              </table:table-cell>
              <table:table-cell office:value-type="float" office:value="1731.24218">
                <text:p>1731.2421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4792.7927927928">
                <text:p>24792.7927927928</text:p>
              </table:table-cell>
              <table:table-cell office:value-type="float" office:value="1770.56982">
                <text:p>1770.5698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4824.8248248248">
                <text:p>24824.8248248248</text:p>
              </table:table-cell>
              <table:table-cell office:value-type="float" office:value="1730.6621">
                <text:p>1730.662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4856.8568568569">
                <text:p>24856.8568568569</text:p>
              </table:table-cell>
              <table:table-cell office:value-type="float" office:value="1740.57177">
                <text:p>1740.5717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4888.8888888889">
                <text:p>24888.8888888889</text:p>
              </table:table-cell>
              <table:table-cell office:value-type="float" office:value="1732.80419">
                <text:p>1732.804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920.9209209209">
                <text:p>24920.9209209209</text:p>
              </table:table-cell>
              <table:table-cell office:value-type="float" office:value="1720.81994">
                <text:p>1720.819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4952.952952953">
                <text:p>24952.952952953</text:p>
              </table:table-cell>
              <table:table-cell office:value-type="float" office:value="1743.97094">
                <text:p>1743.970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4984.984984985">
                <text:p>24984.984984985</text:p>
              </table:table-cell>
              <table:table-cell office:value-type="float" office:value="1745.74731">
                <text:p>1745.7473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5017.017017017">
                <text:p>25017.017017017</text:p>
              </table:table-cell>
              <table:table-cell office:value-type="float" office:value="1757.5382">
                <text:p>1757.538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5049.049049049">
                <text:p>25049.049049049</text:p>
              </table:table-cell>
              <table:table-cell office:value-type="float" office:value="1744.05151">
                <text:p>1744.051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5081.0810810811">
                <text:p>25081.0810810811</text:p>
              </table:table-cell>
              <table:table-cell office:value-type="float" office:value="1740.68078">
                <text:p>1740.6807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5113.1131131131">
                <text:p>25113.1131131131</text:p>
              </table:table-cell>
              <table:table-cell office:value-type="float" office:value="1768.21447">
                <text:p>1768.2144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5145.1451451451">
                <text:p>25145.1451451451</text:p>
              </table:table-cell>
              <table:table-cell office:value-type="float" office:value="1763.38012">
                <text:p>1763.380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5177.1771771772">
                <text:p>25177.1771771772</text:p>
              </table:table-cell>
              <table:table-cell office:value-type="float" office:value="1767.1632">
                <text:p>1767.163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5209.2092092092">
                <text:p>25209.2092092092</text:p>
              </table:table-cell>
              <table:table-cell office:value-type="float" office:value="1768.98144">
                <text:p>1768.9814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5241.2412412412">
                <text:p>25241.2412412412</text:p>
              </table:table-cell>
              <table:table-cell office:value-type="float" office:value="1750.84594">
                <text:p>1750.8459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5273.2732732733">
                <text:p>25273.2732732733</text:p>
              </table:table-cell>
              <table:table-cell office:value-type="float" office:value="1719.22326">
                <text:p>1719.2232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5305.3053053053">
                <text:p>25305.3053053053</text:p>
              </table:table-cell>
              <table:table-cell office:value-type="float" office:value="1755.28125">
                <text:p>1755.281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5337.3373373373">
                <text:p>25337.3373373373</text:p>
              </table:table-cell>
              <table:table-cell office:value-type="float" office:value="1730.22302">
                <text:p>1730.223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5369.3693693694">
                <text:p>25369.3693693694</text:p>
              </table:table-cell>
              <table:table-cell office:value-type="float" office:value="1746.7423">
                <text:p>1746.742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5401.4014014014">
                <text:p>25401.4014014014</text:p>
              </table:table-cell>
              <table:table-cell office:value-type="float" office:value="1731.93725">
                <text:p>1731.937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5433.4334334334">
                <text:p>25433.4334334334</text:p>
              </table:table-cell>
              <table:table-cell office:value-type="float" office:value="1754.84704">
                <text:p>1754.847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5465.4654654655">
                <text:p>25465.4654654655</text:p>
              </table:table-cell>
              <table:table-cell office:value-type="float" office:value="1741.08752">
                <text:p>1741.0875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5497.4974974975">
                <text:p>25497.4974974975</text:p>
              </table:table-cell>
              <table:table-cell office:value-type="float" office:value="1734.60729">
                <text:p>1734.6072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5529.5295295295">
                <text:p>25529.5295295295</text:p>
              </table:table-cell>
              <table:table-cell office:value-type="float" office:value="1753.42395">
                <text:p>1753.4239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5561.5615615616">
                <text:p>25561.5615615616</text:p>
              </table:table-cell>
              <table:table-cell office:value-type="float" office:value="1733.33874">
                <text:p>1733.3387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5593.5935935936">
                <text:p>25593.5935935936</text:p>
              </table:table-cell>
              <table:table-cell office:value-type="float" office:value="1753.36767">
                <text:p>1753.367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5625.6256256256">
                <text:p>25625.6256256256</text:p>
              </table:table-cell>
              <table:table-cell office:value-type="float" office:value="1735.15014">
                <text:p>1735.1501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657.6576576577">
                <text:p>25657.6576576577</text:p>
              </table:table-cell>
              <table:table-cell office:value-type="float" office:value="1781.51757">
                <text:p>1781.5175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5689.6896896897">
                <text:p>25689.6896896897</text:p>
              </table:table-cell>
              <table:table-cell office:value-type="float" office:value="1741.05273">
                <text:p>1741.0527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5721.7217217217">
                <text:p>25721.7217217217</text:p>
              </table:table-cell>
              <table:table-cell office:value-type="float" office:value="1757.29711">
                <text:p>1757.2971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5753.7537537538">
                <text:p>25753.7537537538</text:p>
              </table:table-cell>
              <table:table-cell office:value-type="float" office:value="1731.00292">
                <text:p>1731.0029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5785.7857857858">
                <text:p>25785.7857857858</text:p>
              </table:table-cell>
              <table:table-cell office:value-type="float" office:value="1758.67932">
                <text:p>1758.679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5817.8178178178">
                <text:p>25817.8178178178</text:p>
              </table:table-cell>
              <table:table-cell office:value-type="float" office:value="1737.84069">
                <text:p>1737.8406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5849.8498498498">
                <text:p>25849.8498498498</text:p>
              </table:table-cell>
              <table:table-cell office:value-type="float" office:value="1753.14892">
                <text:p>1753.148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5881.8818818819">
                <text:p>25881.8818818819</text:p>
              </table:table-cell>
              <table:table-cell office:value-type="float" office:value="1741.01953">
                <text:p>1741.0195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913.9139139139">
                <text:p>25913.9139139139</text:p>
              </table:table-cell>
              <table:table-cell office:value-type="float" office:value="1733.09838">
                <text:p>1733.0983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5945.9459459459">
                <text:p>25945.9459459459</text:p>
              </table:table-cell>
              <table:table-cell office:value-type="float" office:value="1734.92932">
                <text:p>1734.929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5977.977977978">
                <text:p>25977.977977978</text:p>
              </table:table-cell>
              <table:table-cell office:value-type="float" office:value="1751.54052">
                <text:p>1751.540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6010.01001001">
                <text:p>26010.01001001</text:p>
              </table:table-cell>
              <table:table-cell office:value-type="float" office:value="1745.9425">
                <text:p>1745.94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6042.042042042">
                <text:p>26042.042042042</text:p>
              </table:table-cell>
              <table:table-cell office:value-type="float" office:value="1737.26586">
                <text:p>1737.265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6074.0740740741">
                <text:p>26074.0740740741</text:p>
              </table:table-cell>
              <table:table-cell office:value-type="float" office:value="1770.6892">
                <text:p>1770.68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6106.1061061061">
                <text:p>26106.1061061061</text:p>
              </table:table-cell>
              <table:table-cell office:value-type="float" office:value="1754.20642">
                <text:p>1754.206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6138.1381381381">
                <text:p>26138.1381381381</text:p>
              </table:table-cell>
              <table:table-cell office:value-type="float" office:value="1767.93603">
                <text:p>1767.936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6170.1701701702">
                <text:p>26170.1701701702</text:p>
              </table:table-cell>
              <table:table-cell office:value-type="float" office:value="1753.21093">
                <text:p>1753.210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6202.2022022022">
                <text:p>26202.2022022022</text:p>
              </table:table-cell>
              <table:table-cell office:value-type="float" office:value="1753.46411">
                <text:p>1753.4641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6234.2342342342">
                <text:p>26234.2342342342</text:p>
              </table:table-cell>
              <table:table-cell office:value-type="float" office:value="1751.61181">
                <text:p>1751.6118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6266.2662662663">
                <text:p>26266.2662662663</text:p>
              </table:table-cell>
              <table:table-cell office:value-type="float" office:value="1736.93164">
                <text:p>1736.9316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6298.2982982983">
                <text:p>26298.2982982983</text:p>
              </table:table-cell>
              <table:table-cell office:value-type="float" office:value="1787.35229">
                <text:p>1787.352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6330.3303303303">
                <text:p>26330.3303303303</text:p>
              </table:table-cell>
              <table:table-cell office:value-type="float" office:value="1717.21472">
                <text:p>1717.2147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6362.3623623624">
                <text:p>26362.3623623624</text:p>
              </table:table-cell>
              <table:table-cell office:value-type="float" office:value="1722.80493">
                <text:p>1722.804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6394.3943943944">
                <text:p>26394.3943943944</text:p>
              </table:table-cell>
              <table:table-cell office:value-type="float" office:value="1728.05517">
                <text:p>1728.055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6426.4264264264">
                <text:p>26426.4264264264</text:p>
              </table:table-cell>
              <table:table-cell office:value-type="float" office:value="1765.51147">
                <text:p>1765.511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6458.4584584585">
                <text:p>26458.4584584585</text:p>
              </table:table-cell>
              <table:table-cell office:value-type="float" office:value="1749.27087">
                <text:p>1749.2708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6490.4904904905">
                <text:p>26490.4904904905</text:p>
              </table:table-cell>
              <table:table-cell office:value-type="float" office:value="1746.60559">
                <text:p>1746.6055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6522.5225225225">
                <text:p>26522.5225225225</text:p>
              </table:table-cell>
              <table:table-cell office:value-type="float" office:value="1789.32202">
                <text:p>1789.322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6554.5545545546">
                <text:p>26554.5545545546</text:p>
              </table:table-cell>
              <table:table-cell office:value-type="float" office:value="1729.61865">
                <text:p>1729.6186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6586.5865865866">
                <text:p>26586.5865865866</text:p>
              </table:table-cell>
              <table:table-cell office:value-type="float" office:value="1746.0321">
                <text:p>1746.032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6618.6186186186">
                <text:p>26618.6186186186</text:p>
              </table:table-cell>
              <table:table-cell office:value-type="float" office:value="1711.74353">
                <text:p>1711.743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6650.6506506507">
                <text:p>26650.6506506507</text:p>
              </table:table-cell>
              <table:table-cell office:value-type="float" office:value="1745.24121">
                <text:p>1745.2412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6682.6826826827">
                <text:p>26682.6826826827</text:p>
              </table:table-cell>
              <table:table-cell office:value-type="float" office:value="1705.833">
                <text:p>1705.8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6714.7147147147">
                <text:p>26714.7147147147</text:p>
              </table:table-cell>
              <table:table-cell office:value-type="float" office:value="1744.56066">
                <text:p>1744.560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6746.7467467467">
                <text:p>26746.7467467467</text:p>
              </table:table-cell>
              <table:table-cell office:value-type="float" office:value="1718.7666">
                <text:p>1718.766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6778.7787787788">
                <text:p>26778.7787787788</text:p>
              </table:table-cell>
              <table:table-cell office:value-type="float" office:value="1744.43139">
                <text:p>1744.4313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6810.8108108108">
                <text:p>26810.8108108108</text:p>
              </table:table-cell>
              <table:table-cell office:value-type="float" office:value="1757.40979">
                <text:p>1757.409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6842.8428428428">
                <text:p>26842.8428428428</text:p>
              </table:table-cell>
              <table:table-cell office:value-type="float" office:value="1725.19323">
                <text:p>1725.1932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6874.8748748749">
                <text:p>26874.8748748749</text:p>
              </table:table-cell>
              <table:table-cell office:value-type="float" office:value="1741.04125">
                <text:p>1741.0412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6906.9069069069">
                <text:p>26906.9069069069</text:p>
              </table:table-cell>
              <table:table-cell office:value-type="float" office:value="1744.73852">
                <text:p>1744.7385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6938.9389389389">
                <text:p>26938.9389389389</text:p>
              </table:table-cell>
              <table:table-cell office:value-type="float" office:value="1749.66674">
                <text:p>1749.6667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6970.970970971">
                <text:p>26970.970970971</text:p>
              </table:table-cell>
              <table:table-cell office:value-type="float" office:value="1722.6311">
                <text:p>1722.63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7003.003003003">
                <text:p>27003.003003003</text:p>
              </table:table-cell>
              <table:table-cell office:value-type="float" office:value="1770.07482">
                <text:p>1770.0748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7035.035035035">
                <text:p>27035.035035035</text:p>
              </table:table-cell>
              <table:table-cell office:value-type="float" office:value="1724.92126">
                <text:p>1724.9212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7067.0670670671">
                <text:p>27067.0670670671</text:p>
              </table:table-cell>
              <table:table-cell office:value-type="float" office:value="1745.479">
                <text:p>1745.47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7099.0990990991">
                <text:p>27099.0990990991</text:p>
              </table:table-cell>
              <table:table-cell office:value-type="float" office:value="1715.72399">
                <text:p>1715.7239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7131.1311311311">
                <text:p>27131.1311311311</text:p>
              </table:table-cell>
              <table:table-cell office:value-type="float" office:value="1712.79345">
                <text:p>1712.7934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7163.1631631632">
                <text:p>27163.1631631632</text:p>
              </table:table-cell>
              <table:table-cell office:value-type="float" office:value="1740.40515">
                <text:p>1740.405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7195.1951951952">
                <text:p>27195.1951951952</text:p>
              </table:table-cell>
              <table:table-cell office:value-type="float" office:value="1775.97851">
                <text:p>1775.978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7227.2272272272">
                <text:p>27227.2272272272</text:p>
              </table:table-cell>
              <table:table-cell office:value-type="float" office:value="1739.1427">
                <text:p>1739.142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7259.2592592593">
                <text:p>27259.2592592593</text:p>
              </table:table-cell>
              <table:table-cell office:value-type="float" office:value="1724.15942">
                <text:p>1724.159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7291.2912912913">
                <text:p>27291.2912912913</text:p>
              </table:table-cell>
              <table:table-cell office:value-type="float" office:value="1718.2467">
                <text:p>1718.24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7323.3233233233">
                <text:p>27323.3233233233</text:p>
              </table:table-cell>
              <table:table-cell office:value-type="float" office:value="1780.44128">
                <text:p>1780.441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7355.3553553554">
                <text:p>27355.3553553554</text:p>
              </table:table-cell>
              <table:table-cell office:value-type="float" office:value="1779.20324">
                <text:p>1779.2032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7387.3873873874">
                <text:p>27387.3873873874</text:p>
              </table:table-cell>
              <table:table-cell office:value-type="float" office:value="1742.22204">
                <text:p>1742.2220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7419.4194194194">
                <text:p>27419.4194194194</text:p>
              </table:table-cell>
              <table:table-cell office:value-type="float" office:value="1756.20703">
                <text:p>1756.207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7451.4514514515">
                <text:p>27451.4514514515</text:p>
              </table:table-cell>
              <table:table-cell office:value-type="float" office:value="1768.93786">
                <text:p>1768.937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7483.4834834835">
                <text:p>27483.4834834835</text:p>
              </table:table-cell>
              <table:table-cell office:value-type="float" office:value="1714.04248">
                <text:p>1714.0424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7515.5155155155">
                <text:p>27515.5155155155</text:p>
              </table:table-cell>
              <table:table-cell office:value-type="float" office:value="1726.03613">
                <text:p>1726.036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7547.5475475475">
                <text:p>27547.5475475475</text:p>
              </table:table-cell>
              <table:table-cell office:value-type="float" office:value="1751.81677">
                <text:p>1751.8167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7579.5795795796">
                <text:p>27579.5795795796</text:p>
              </table:table-cell>
              <table:table-cell office:value-type="float" office:value="1750.90136">
                <text:p>1750.901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7611.6116116116">
                <text:p>27611.6116116116</text:p>
              </table:table-cell>
              <table:table-cell office:value-type="float" office:value="1777.27465">
                <text:p>1777.2746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7643.6436436436">
                <text:p>27643.6436436436</text:p>
              </table:table-cell>
              <table:table-cell office:value-type="float" office:value="1699.25549">
                <text:p>1699.255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7675.6756756757">
                <text:p>27675.6756756757</text:p>
              </table:table-cell>
              <table:table-cell office:value-type="float" office:value="1788.06005">
                <text:p>1788.060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7707.7077077077">
                <text:p>27707.7077077077</text:p>
              </table:table-cell>
              <table:table-cell office:value-type="float" office:value="1748.53564">
                <text:p>1748.5356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7739.7397397397">
                <text:p>27739.7397397397</text:p>
              </table:table-cell>
              <table:table-cell office:value-type="float" office:value="1764.04528">
                <text:p>1764.0452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7771.7717717718">
                <text:p>27771.7717717718</text:p>
              </table:table-cell>
              <table:table-cell office:value-type="float" office:value="1736.47216">
                <text:p>1736.472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7803.8038038038">
                <text:p>27803.8038038038</text:p>
              </table:table-cell>
              <table:table-cell office:value-type="float" office:value="1731.00231">
                <text:p>1731.002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7835.8358358358">
                <text:p>27835.8358358358</text:p>
              </table:table-cell>
              <table:table-cell office:value-type="float" office:value="1742.14135">
                <text:p>1742.1413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7867.8678678679">
                <text:p>27867.8678678679</text:p>
              </table:table-cell>
              <table:table-cell office:value-type="float" office:value="1756.09313">
                <text:p>1756.093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7899.8998998999">
                <text:p>27899.8998998999</text:p>
              </table:table-cell>
              <table:table-cell office:value-type="float" office:value="1734.64965">
                <text:p>1734.649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7931.9319319319">
                <text:p>27931.9319319319</text:p>
              </table:table-cell>
              <table:table-cell office:value-type="float" office:value="1747.39721">
                <text:p>1747.3972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7963.963963964">
                <text:p>27963.963963964</text:p>
              </table:table-cell>
              <table:table-cell office:value-type="float" office:value="1730.65368">
                <text:p>1730.6536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7995.995995996">
                <text:p>27995.995995996</text:p>
              </table:table-cell>
              <table:table-cell office:value-type="float" office:value="1797.11999">
                <text:p>1797.1199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8028.028028028">
                <text:p>28028.028028028</text:p>
              </table:table-cell>
              <table:table-cell office:value-type="float" office:value="1702.99951">
                <text:p>1702.9995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8060.0600600601">
                <text:p>28060.0600600601</text:p>
              </table:table-cell>
              <table:table-cell office:value-type="float" office:value="1805.81469">
                <text:p>1805.8146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8092.0920920921">
                <text:p>28092.0920920921</text:p>
              </table:table-cell>
              <table:table-cell office:value-type="float" office:value="1754.87011">
                <text:p>1754.870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8124.1241241241">
                <text:p>28124.1241241241</text:p>
              </table:table-cell>
              <table:table-cell office:value-type="float" office:value="1746.52392">
                <text:p>1746.5239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8156.1561561562">
                <text:p>28156.1561561562</text:p>
              </table:table-cell>
              <table:table-cell office:value-type="float" office:value="1719.32922">
                <text:p>1719.3292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8188.1881881882">
                <text:p>28188.1881881882</text:p>
              </table:table-cell>
              <table:table-cell office:value-type="float" office:value="1724.1051">
                <text:p>1724.105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8220.2202202202">
                <text:p>28220.2202202202</text:p>
              </table:table-cell>
              <table:table-cell office:value-type="float" office:value="1699.12841">
                <text:p>1699.1284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8252.2522522523">
                <text:p>28252.2522522523</text:p>
              </table:table-cell>
              <table:table-cell office:value-type="float" office:value="1728.79907">
                <text:p>1728.799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8284.2842842843">
                <text:p>28284.2842842843</text:p>
              </table:table-cell>
              <table:table-cell office:value-type="float" office:value="1737.78271">
                <text:p>1737.782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8316.3163163163">
                <text:p>28316.3163163163</text:p>
              </table:table-cell>
              <table:table-cell office:value-type="float" office:value="1744.13146">
                <text:p>1744.131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8348.3483483483">
                <text:p>28348.3483483483</text:p>
              </table:table-cell>
              <table:table-cell office:value-type="float" office:value="1719.62707">
                <text:p>1719.627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8380.3803803804">
                <text:p>28380.3803803804</text:p>
              </table:table-cell>
              <table:table-cell office:value-type="float" office:value="1736.14245">
                <text:p>1736.1424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8412.4124124124">
                <text:p>28412.4124124124</text:p>
              </table:table-cell>
              <table:table-cell office:value-type="float" office:value="1743.02099">
                <text:p>1743.0209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8444.4444444444">
                <text:p>28444.4444444444</text:p>
              </table:table-cell>
              <table:table-cell office:value-type="float" office:value="1716.26379">
                <text:p>1716.263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8476.4764764765">
                <text:p>28476.4764764765</text:p>
              </table:table-cell>
              <table:table-cell office:value-type="float" office:value="1723.46118">
                <text:p>1723.4611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8508.5085085085">
                <text:p>28508.5085085085</text:p>
              </table:table-cell>
              <table:table-cell office:value-type="float" office:value="1726.24108">
                <text:p>1726.241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8540.5405405405">
                <text:p>28540.5405405405</text:p>
              </table:table-cell>
              <table:table-cell office:value-type="float" office:value="1747.88073">
                <text:p>1747.880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8572.5725725726">
                <text:p>28572.5725725726</text:p>
              </table:table-cell>
              <table:table-cell office:value-type="float" office:value="1719.70788">
                <text:p>1719.7078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8604.6046046046">
                <text:p>28604.6046046046</text:p>
              </table:table-cell>
              <table:table-cell office:value-type="float" office:value="1759.30078">
                <text:p>1759.3007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8636.6366366366">
                <text:p>28636.6366366366</text:p>
              </table:table-cell>
              <table:table-cell office:value-type="float" office:value="1750.20727">
                <text:p>1750.207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8668.6686686687">
                <text:p>28668.6686686687</text:p>
              </table:table-cell>
              <table:table-cell office:value-type="float" office:value="1704.58093">
                <text:p>1704.5809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8700.7007007007">
                <text:p>28700.7007007007</text:p>
              </table:table-cell>
              <table:table-cell office:value-type="float" office:value="1731.56445">
                <text:p>1731.5644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8732.7327327327">
                <text:p>28732.7327327327</text:p>
              </table:table-cell>
              <table:table-cell office:value-type="float" office:value="1744.11401">
                <text:p>1744.1140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8764.7647647648">
                <text:p>28764.7647647648</text:p>
              </table:table-cell>
              <table:table-cell office:value-type="float" office:value="1749.28027">
                <text:p>1749.2802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796.7967967968">
                <text:p>28796.7967967968</text:p>
              </table:table-cell>
              <table:table-cell office:value-type="float" office:value="1684.42077">
                <text:p>1684.420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8828.8288288288">
                <text:p>28828.8288288288</text:p>
              </table:table-cell>
              <table:table-cell office:value-type="float" office:value="1728.76916">
                <text:p>1728.769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8860.8608608609">
                <text:p>28860.8608608609</text:p>
              </table:table-cell>
              <table:table-cell office:value-type="float" office:value="1732.21752">
                <text:p>1732.217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8892.8928928929">
                <text:p>28892.8928928929</text:p>
              </table:table-cell>
              <table:table-cell office:value-type="float" office:value="1702.48803">
                <text:p>1702.488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8924.9249249249">
                <text:p>28924.9249249249</text:p>
              </table:table-cell>
              <table:table-cell office:value-type="float" office:value="1565.78125">
                <text:p>1565.781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8956.956956957">
                <text:p>28956.956956957</text:p>
              </table:table-cell>
              <table:table-cell office:value-type="float" office:value="1830.60534">
                <text:p>1830.6053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8988.988988989">
                <text:p>28988.988988989</text:p>
              </table:table-cell>
              <table:table-cell office:value-type="float" office:value="1753.52844">
                <text:p>1753.5284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021.021021021">
                <text:p>29021.021021021</text:p>
              </table:table-cell>
              <table:table-cell office:value-type="float" office:value="1812.19873">
                <text:p>1812.198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9053.0530530531">
                <text:p>29053.0530530531</text:p>
              </table:table-cell>
              <table:table-cell office:value-type="float" office:value="1792.13256">
                <text:p>1792.132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9085.0850850851">
                <text:p>29085.0850850851</text:p>
              </table:table-cell>
              <table:table-cell office:value-type="float" office:value="1791.47875">
                <text:p>1791.478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9117.1171171171">
                <text:p>29117.1171171171</text:p>
              </table:table-cell>
              <table:table-cell office:value-type="float" office:value="1755.92797">
                <text:p>1755.927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9149.1491491491">
                <text:p>29149.1491491491</text:p>
              </table:table-cell>
              <table:table-cell office:value-type="float" office:value="1853.38879">
                <text:p>1853.388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9181.1811811812">
                <text:p>29181.1811811812</text:p>
              </table:table-cell>
              <table:table-cell office:value-type="float" office:value="1793.51696">
                <text:p>1793.516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9213.2132132132">
                <text:p>29213.2132132132</text:p>
              </table:table-cell>
              <table:table-cell office:value-type="float" office:value="1733.77136">
                <text:p>1733.7713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9245.2452452452">
                <text:p>29245.2452452452</text:p>
              </table:table-cell>
              <table:table-cell office:value-type="float" office:value="1816.9541">
                <text:p>1816.954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9277.2772772773">
                <text:p>29277.2772772773</text:p>
              </table:table-cell>
              <table:table-cell office:value-type="float" office:value="1695.85229">
                <text:p>1695.8522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9309.3093093093">
                <text:p>29309.3093093093</text:p>
              </table:table-cell>
              <table:table-cell office:value-type="float" office:value="1795.98718">
                <text:p>1795.987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9341.3413413413">
                <text:p>29341.3413413413</text:p>
              </table:table-cell>
              <table:table-cell office:value-type="float" office:value="1733.57348">
                <text:p>1733.5734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9373.3733733734">
                <text:p>29373.3733733734</text:p>
              </table:table-cell>
              <table:table-cell office:value-type="float" office:value="1589.92858">
                <text:p>1589.9285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9405.4054054054">
                <text:p>29405.4054054054</text:p>
              </table:table-cell>
              <table:table-cell office:value-type="float" office:value="1737.97314">
                <text:p>1737.9731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9437.4374374374">
                <text:p>29437.4374374374</text:p>
              </table:table-cell>
              <table:table-cell office:value-type="float" office:value="1771.3518">
                <text:p>1771.35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9469.4694694695">
                <text:p>29469.4694694695</text:p>
              </table:table-cell>
              <table:table-cell office:value-type="float" office:value="1676.73828">
                <text:p>1676.7382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9501.5015015015">
                <text:p>29501.5015015015</text:p>
              </table:table-cell>
              <table:table-cell office:value-type="float" office:value="1739.35656">
                <text:p>1739.3565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9533.5335335335">
                <text:p>29533.5335335335</text:p>
              </table:table-cell>
              <table:table-cell office:value-type="float" office:value="1820.92419">
                <text:p>1820.924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9565.5655655656">
                <text:p>29565.5655655656</text:p>
              </table:table-cell>
              <table:table-cell office:value-type="float" office:value="1790.48913">
                <text:p>1790.489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597.5975975976">
                <text:p>29597.5975975976</text:p>
              </table:table-cell>
              <table:table-cell office:value-type="float" office:value="1501.81787">
                <text:p>1501.8178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9629.6296296296">
                <text:p>29629.6296296296</text:p>
              </table:table-cell>
              <table:table-cell office:value-type="float" office:value="1636.44104">
                <text:p>1636.4410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9661.6616616617">
                <text:p>29661.6616616617</text:p>
              </table:table-cell>
              <table:table-cell office:value-type="float" office:value="1721.89611">
                <text:p>1721.8961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9693.6936936937">
                <text:p>29693.6936936937</text:p>
              </table:table-cell>
              <table:table-cell office:value-type="float" office:value="1728.6549">
                <text:p>1728.654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9725.7257257257">
                <text:p>29725.7257257257</text:p>
              </table:table-cell>
              <table:table-cell office:value-type="float" office:value="1709.86389">
                <text:p>1709.8638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9757.7577577578">
                <text:p>29757.7577577578</text:p>
              </table:table-cell>
              <table:table-cell office:value-type="float" office:value="1758.04736">
                <text:p>1758.0473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9789.7897897898">
                <text:p>29789.7897897898</text:p>
              </table:table-cell>
              <table:table-cell office:value-type="float" office:value="1673.22424">
                <text:p>1673.224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9821.8218218218">
                <text:p>29821.8218218218</text:p>
              </table:table-cell>
              <table:table-cell office:value-type="float" office:value="1833.72961">
                <text:p>1833.729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9853.8538538539">
                <text:p>29853.8538538539</text:p>
              </table:table-cell>
              <table:table-cell office:value-type="float" office:value="1757.80175">
                <text:p>1757.8017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9885.8858858859">
                <text:p>29885.8858858859</text:p>
              </table:table-cell>
              <table:table-cell office:value-type="float" office:value="1772.30383">
                <text:p>1772.3038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9917.9179179179">
                <text:p>29917.9179179179</text:p>
              </table:table-cell>
              <table:table-cell office:value-type="float" office:value="1745.22619">
                <text:p>1745.226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949.9499499499">
                <text:p>29949.9499499499</text:p>
              </table:table-cell>
              <table:table-cell office:value-type="float" office:value="1723.35888">
                <text:p>1723.3588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9981.981981982">
                <text:p>29981.981981982</text:p>
              </table:table-cell>
              <table:table-cell office:value-type="float" office:value="1770.54699">
                <text:p>1770.5469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0014.014014014">
                <text:p>30014.014014014</text:p>
              </table:table-cell>
              <table:table-cell office:value-type="float" office:value="1720.84472">
                <text:p>1720.8447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0046.046046046">
                <text:p>30046.046046046</text:p>
              </table:table-cell>
              <table:table-cell office:value-type="float" office:value="1749.23828">
                <text:p>1749.238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0078.0780780781">
                <text:p>30078.0780780781</text:p>
              </table:table-cell>
              <table:table-cell office:value-type="float" office:value="1733.02587">
                <text:p>1733.0258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0110.1101101101">
                <text:p>30110.1101101101</text:p>
              </table:table-cell>
              <table:table-cell office:value-type="float" office:value="1745.51342">
                <text:p>1745.5134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0142.1421421421">
                <text:p>30142.1421421421</text:p>
              </table:table-cell>
              <table:table-cell office:value-type="float" office:value="1700.7965">
                <text:p>1700.796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0174.1741741742">
                <text:p>30174.1741741742</text:p>
              </table:table-cell>
              <table:table-cell office:value-type="float" office:value="1725.07788">
                <text:p>1725.0778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0206.2062062062">
                <text:p>30206.2062062062</text:p>
              </table:table-cell>
              <table:table-cell office:value-type="float" office:value="1704.72521">
                <text:p>1704.7252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0238.2382382382">
                <text:p>30238.2382382382</text:p>
              </table:table-cell>
              <table:table-cell office:value-type="float" office:value="1688.95043">
                <text:p>1688.950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0270.2702702703">
                <text:p>30270.2702702703</text:p>
              </table:table-cell>
              <table:table-cell office:value-type="float" office:value="1681.88146">
                <text:p>1681.8814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0302.3023023023">
                <text:p>30302.3023023023</text:p>
              </table:table-cell>
              <table:table-cell office:value-type="float" office:value="1712.91113">
                <text:p>1712.911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0334.3343343343">
                <text:p>30334.3343343343</text:p>
              </table:table-cell>
              <table:table-cell office:value-type="float" office:value="1744.86694">
                <text:p>1744.866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0366.3663663664">
                <text:p>30366.3663663664</text:p>
              </table:table-cell>
              <table:table-cell office:value-type="float" office:value="1749.9978">
                <text:p>1749.997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0398.3983983984">
                <text:p>30398.3983983984</text:p>
              </table:table-cell>
              <table:table-cell office:value-type="float" office:value="1729.02001">
                <text:p>1729.0200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0430.4304304304">
                <text:p>30430.4304304304</text:p>
              </table:table-cell>
              <table:table-cell office:value-type="float" office:value="1674.30004">
                <text:p>1674.3000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0462.4624624625">
                <text:p>30462.4624624625</text:p>
              </table:table-cell>
              <table:table-cell office:value-type="float" office:value="1624.09191">
                <text:p>1624.091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0494.4944944945">
                <text:p>30494.4944944945</text:p>
              </table:table-cell>
              <table:table-cell office:value-type="float" office:value="1695.60498">
                <text:p>1695.6049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0526.5265265265">
                <text:p>30526.5265265265</text:p>
              </table:table-cell>
              <table:table-cell office:value-type="float" office:value="1706.49743">
                <text:p>1706.4974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0558.5585585586">
                <text:p>30558.5585585586</text:p>
              </table:table-cell>
              <table:table-cell office:value-type="float" office:value="1725.83959">
                <text:p>1725.8395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0590.5905905906">
                <text:p>30590.5905905906</text:p>
              </table:table-cell>
              <table:table-cell office:value-type="float" office:value="1704.81579">
                <text:p>1704.8157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0622.6226226226">
                <text:p>30622.6226226226</text:p>
              </table:table-cell>
              <table:table-cell office:value-type="float" office:value="1744.57165">
                <text:p>1744.5716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0654.6546546547">
                <text:p>30654.6546546547</text:p>
              </table:table-cell>
              <table:table-cell office:value-type="float" office:value="1701.26354">
                <text:p>1701.263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0686.6866866867">
                <text:p>30686.6866866867</text:p>
              </table:table-cell>
              <table:table-cell office:value-type="float" office:value="1294.234">
                <text:p>1294.2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0718.7187187187">
                <text:p>30718.7187187187</text:p>
              </table:table-cell>
              <table:table-cell office:value-type="float" office:value="1709.07543">
                <text:p>1709.0754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0750.7507507507">
                <text:p>30750.7507507507</text:p>
              </table:table-cell>
              <table:table-cell office:value-type="float" office:value="1686.49621">
                <text:p>1686.496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0782.7827827828">
                <text:p>30782.7827827828</text:p>
              </table:table-cell>
              <table:table-cell office:value-type="float" office:value="2102.46533">
                <text:p>2102.465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0814.8148148148">
                <text:p>30814.8148148148</text:p>
              </table:table-cell>
              <table:table-cell office:value-type="float" office:value="1666.82202">
                <text:p>1666.8220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0846.8468468468">
                <text:p>30846.8468468468</text:p>
              </table:table-cell>
              <table:table-cell office:value-type="float" office:value="1693.31835">
                <text:p>1693.318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0878.8788788789">
                <text:p>30878.8788788789</text:p>
              </table:table-cell>
              <table:table-cell office:value-type="float" office:value="1656.70886">
                <text:p>1656.7088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0910.9109109109">
                <text:p>30910.9109109109</text:p>
              </table:table-cell>
              <table:table-cell office:value-type="float" office:value="1771.76708">
                <text:p>1771.767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0942.9429429429">
                <text:p>30942.9429429429</text:p>
              </table:table-cell>
              <table:table-cell office:value-type="float" office:value="1720.92858">
                <text:p>1720.9285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0974.974974975">
                <text:p>30974.974974975</text:p>
              </table:table-cell>
              <table:table-cell office:value-type="float" office:value="1705.41833">
                <text:p>1705.4183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1007.007007007">
                <text:p>31007.007007007</text:p>
              </table:table-cell>
              <table:table-cell office:value-type="float" office:value="1684.76135">
                <text:p>1684.7613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1039.039039039">
                <text:p>31039.039039039</text:p>
              </table:table-cell>
              <table:table-cell office:value-type="float" office:value="1824.56713">
                <text:p>1824.567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1071.0710710711">
                <text:p>31071.0710710711</text:p>
              </table:table-cell>
              <table:table-cell office:value-type="float" office:value="1833.02258">
                <text:p>1833.0225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1103.1031031031">
                <text:p>31103.1031031031</text:p>
              </table:table-cell>
              <table:table-cell office:value-type="float" office:value="2121.34277">
                <text:p>2121.3427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1135.1351351351">
                <text:p>31135.1351351351</text:p>
              </table:table-cell>
              <table:table-cell office:value-type="float" office:value="614.56927">
                <text:p>614.5692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1167.1671671672">
                <text:p>31167.1671671672</text:p>
              </table:table-cell>
              <table:table-cell office:value-type="float" office:value="1226.92358">
                <text:p>1226.9235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1199.1991991992">
                <text:p>31199.1991991992</text:p>
              </table:table-cell>
              <table:table-cell office:value-type="float" office:value="1338.93542">
                <text:p>1338.9354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1231.2312312312">
                <text:p>31231.2312312312</text:p>
              </table:table-cell>
              <table:table-cell office:value-type="float" office:value="1378.90881">
                <text:p>1378.908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1263.2632632633">
                <text:p>31263.2632632633</text:p>
              </table:table-cell>
              <table:table-cell office:value-type="float" office:value="1117.3341">
                <text:p>1117.334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1295.2952952953">
                <text:p>31295.2952952953</text:p>
              </table:table-cell>
              <table:table-cell office:value-type="float" office:value="868.28442">
                <text:p>868.2844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1327.3273273273">
                <text:p>31327.3273273273</text:p>
              </table:table-cell>
              <table:table-cell office:value-type="float" office:value="364.49832">
                <text:p>364.498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1359.3593593594">
                <text:p>31359.3593593594</text:p>
              </table:table-cell>
              <table:table-cell office:value-type="float" office:value="3384.19677">
                <text:p>3384.1967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1391.3913913914">
                <text:p>31391.3913913914</text:p>
              </table:table-cell>
              <table:table-cell office:value-type="float" office:value="2328.98315">
                <text:p>2328.983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1423.4234234234">
                <text:p>31423.4234234234</text:p>
              </table:table-cell>
              <table:table-cell office:value-type="float" office:value="2297.43481">
                <text:p>2297.434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1455.4554554555">
                <text:p>31455.4554554555</text:p>
              </table:table-cell>
              <table:table-cell office:value-type="float" office:value="2548.67114">
                <text:p>2548.6711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1487.4874874875">
                <text:p>31487.4874874875</text:p>
              </table:table-cell>
              <table:table-cell office:value-type="float" office:value="3455.46752">
                <text:p>3455.4675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1519.5195195195">
                <text:p>31519.5195195195</text:p>
              </table:table-cell>
              <table:table-cell office:value-type="float" office:value="6118.33105">
                <text:p>6118.3310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1551.5515515515">
                <text:p>31551.5515515515</text:p>
              </table:table-cell>
              <table:table-cell office:value-type="float" office:value="27611.12304">
                <text:p>27611.1230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1583.5835835836">
                <text:p>31583.5835835836</text:p>
              </table:table-cell>
              <table:table-cell office:value-type="float" office:value="15188.98144">
                <text:p>15188.981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1615.6156156156">
                <text:p>31615.6156156156</text:p>
              </table:table-cell>
              <table:table-cell office:value-type="float" office:value="7159.9331">
                <text:p>7159.933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1647.6476476476">
                <text:p>31647.6476476476</text:p>
              </table:table-cell>
              <table:table-cell office:value-type="float" office:value="5329.37841">
                <text:p>5329.3784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1679.6796796797">
                <text:p>31679.6796796797</text:p>
              </table:table-cell>
              <table:table-cell office:value-type="float" office:value="4631.17041">
                <text:p>4631.1704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1711.7117117117">
                <text:p>31711.7117117117</text:p>
              </table:table-cell>
              <table:table-cell office:value-type="float" office:value="4527.5913">
                <text:p>4527.59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1743.7437437437">
                <text:p>31743.7437437437</text:p>
              </table:table-cell>
              <table:table-cell office:value-type="float" office:value="5317.85888">
                <text:p>5317.8588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1775.7757757758">
                <text:p>31775.7757757758</text:p>
              </table:table-cell>
              <table:table-cell office:value-type="float" office:value="19510.79882">
                <text:p>19510.7988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1807.8078078078">
                <text:p>31807.8078078078</text:p>
              </table:table-cell>
              <table:table-cell office:value-type="float" office:value="569.64581">
                <text:p>569.6458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1839.8398398398">
                <text:p>31839.8398398398</text:p>
              </table:table-cell>
              <table:table-cell office:value-type="float" office:value="1107.91345">
                <text:p>1107.913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1871.8718718719">
                <text:p>31871.8718718719</text:p>
              </table:table-cell>
              <table:table-cell office:value-type="float" office:value="1590.65759">
                <text:p>1590.6575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1903.9039039039">
                <text:p>31903.9039039039</text:p>
              </table:table-cell>
              <table:table-cell office:value-type="float" office:value="1210.40966">
                <text:p>1210.4096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1935.9359359359">
                <text:p>31935.9359359359</text:p>
              </table:table-cell>
              <table:table-cell office:value-type="float" office:value="1568.44055">
                <text:p>1568.440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1967.967967968">
                <text:p>31967.967967968</text:p>
              </table:table-cell>
              <table:table-cell office:value-type="float" office:value="1879.97668">
                <text:p>1879.976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2000">
                <text:p>32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